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mputer Modern" svg:font-family="'Computer Modern'"/>
    <style:font-face style:name="DejaVuSans" svg:font-family="DejaVuSans"/>
    <style:font-face style:name="DejaVu Sans1" svg:font-family="'DejaVu Sans'" style:font-family-generic="swiss"/>
    <style:font-face style:name="Computer Modern1" svg:font-family="'Computer Modern'" style:font-pitch="variable"/>
    <style:font-face style:name="DejaVuSans1" svg:font-family="DejaVuSans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master-page3">
      <style:paragraph-properties style:page-number="auto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000000"/>
    </style:style>
    <style:style style:name="T1" style:family="text">
      <style:text-properties fo:color="#000000" style:font-name="Computer Modern" fo:font-size="9.94999980926514pt" fo:font-weight="bold" style:font-size-asian="9.94999980926514pt" style:font-size-complex="9.94999980926514pt"/>
    </style:style>
    <style:style style:name="T2" style:family="text">
      <style:text-properties fo:color="#000000" style:font-name="Computer Modern" fo:font-size="9.94999980926514pt" fo:font-style="italic" style:font-size-asian="9.94999980926514pt" style:font-size-complex="9.94999980926514pt"/>
    </style:style>
    <style:style style:name="T3" style:family="text">
      <style:text-properties fo:color="#000000" style:font-name="Computer Modern" fo:font-size="9.94999980926514pt" style:font-size-asian="9.94999980926514pt" style:font-size-complex="9.94999980926514pt"/>
    </style:style>
    <style:style style:name="T4" style:family="text">
      <style:text-properties fo:color="#000000" style:font-name="Computer Modern" fo:font-size="6.94999980926514pt" style:font-size-asian="6.94999980926514pt" style:font-size-complex="6.94999980926514pt"/>
    </style:style>
    <style:style style:name="T5" style:family="text">
      <style:text-properties fo:color="#000000" style:font-name="Computer Modern" fo:font-size="6.94999980926514pt" fo:font-style="italic" style:font-size-asian="6.94999980926514pt" style:font-size-complex="6.94999980926514pt"/>
    </style:style>
    <style:style style:name="T6" style:family="text">
      <style:text-properties fo:color="#000000" style:font-name="Computer Modern" fo:font-size="8.94999980926514pt" style:font-size-asian="8.94999980926514pt" style:font-size-complex="8.94999980926514pt"/>
    </style:style>
    <style:style style:name="T7" style:family="text">
      <style:text-properties fo:color="#000000" style:font-name="Computer Modern" fo:font-size="8.94999980926514pt" fo:font-weight="bold" style:font-size-asian="8.94999980926514pt" style:font-size-complex="8.94999980926514pt"/>
    </style:style>
    <style:style style:name="T8" style:family="text">
      <style:text-properties fo:color="#000000" style:font-name="Computer Modern" fo:font-size="17.2000007629395pt" style:font-size-asian="17.2000007629395pt" style:font-size-complex="17.2000007629395pt"/>
    </style:style>
    <style:style style:name="T9" style:family="text">
      <style:text-properties fo:color="#000000" style:font-name="Computer Modern" fo:font-size="7.94999980926514pt" style:font-size-asian="7.94999980926514pt" style:font-size-complex="7.94999980926514pt"/>
    </style:style>
    <style:style style:name="T10" style:family="text">
      <style:text-properties fo:color="#000000" style:font-name="Computer Modern" fo:font-size="14.3500003814697pt" fo:font-weight="bold" style:font-size-asian="14.3500003814697pt" style:font-size-complex="14.3500003814697pt"/>
    </style:style>
    <style:style style:name="T11" style:family="text">
      <style:text-properties fo:color="#000000" style:font-name="DejaVuSans" fo:font-size="6.94999980926514pt" style:font-size-asian="6.94999980926514pt" style:font-size-complex="6.94999980926514pt"/>
    </style:style>
    <style:style style:name="T12" style:family="text">
      <style:text-properties fo:color="#000000" style:font-name="DejaVuSans" fo:font-size="6.84999990463257pt" style:font-size-asian="6.84999990463257pt" style:font-size-complex="6.84999990463257pt"/>
    </style:style>
    <style:style style:name="T13" style:family="text">
      <style:text-properties fo:color="#000000" style:font-name="DejaVuSans" fo:font-size="6.55000019073486pt" style:font-size-asian="6.55000019073486pt" style:font-size-complex="6.55000019073486pt"/>
    </style:style>
    <style:style style:name="T14" style:family="text">
      <style:text-properties fo:color="#000000" style:font-name="DejaVuSans" fo:font-size="7.94999980926514pt" style:font-size-asian="7.94999980926514pt" style:font-size-complex="7.94999980926514pt"/>
    </style:style>
    <style:style style:name="T15" style:family="text">
      <style:text-properties fo:color="#000000" style:font-name="DejaVuSans" fo:font-size="4.55000019073486pt" style:font-size-asian="4.55000019073486pt" style:font-size-complex="4.55000019073486pt"/>
    </style:style>
    <style:style style:name="T16" style:family="text">
      <style:text-properties fo:color="#000000" style:font-name="DejaVuSans" fo:font-size="6.5pt" style:font-size-asian="6.5pt" style:font-size-complex="6.5pt"/>
    </style:style>
    <style:style style:name="T17" style:family="text">
      <style:text-properties fo:color="#000000" style:font-name="DejaVuSans" fo:font-size="4.69999980926514pt" style:font-size-asian="4.69999980926514pt" style:font-size-complex="4.69999980926514pt"/>
    </style:style>
    <style:style style:name="T18" style:family="text">
      <style:text-properties fo:color="#000000" style:font-name="DejaVuSans" fo:font-size="4.80000019073486pt" style:font-size-asian="4.80000019073486pt" style:font-size-complex="4.80000019073486pt"/>
    </style:style>
    <style:style style:name="T19" style:family="text">
      <style:text-properties fo:color="#000000" style:font-name="DejaVuSans" fo:font-size="10.4499998092651pt" style:font-size-asian="10.4499998092651pt" style:font-size-complex="10.4499998092651pt"/>
    </style:style>
    <style:style style:name="T20" style:family="text">
      <style:text-properties fo:color="#000000" style:font-name="DejaVuSans" fo:font-size="10.25pt" style:font-size-asian="10.25pt" style:font-size-complex="10.25pt"/>
    </style:style>
    <style:style style:name="gr1" style:family="graphic">
      <style:graphic-properties draw:stroke="none" draw:fill="none" draw:textarea-horizontal-align="left" draw:textarea-vertical-align="top" draw:auto-grow-height="true" draw:auto-grow-width="true" fo:min-height="0.0008in" fo:min-width="0.0008in" fo:padding-top="0in" fo:padding-bottom="0in" fo:padding-left="0in" fo:padding-right="0in" style:run-through="background" style:vertical-pos="from-top" style:vertical-rel="page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solid" svg:stroke-width="0.0016in" svg:stroke-color="#000000" draw:stroke-linejoin="miter" svg:stroke-linecap="butt" draw:fill="none" fo:padding-top="0.0008in" fo:padding-bottom="0.0008in" fo:padding-left="0.0008in" fo:padding-right="0.0008in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round" svg:stroke-linecap="butt" draw:fill="none" fo:padding-top="0.0047in" fo:padding-bottom="0.0047in" fo:padding-left="0.0047in" fo:padding-right="0.0047in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solid" draw:fill-color="#ffffff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098in" svg:stroke-color="#000000" draw:stroke-linejoin="round" svg:stroke-linecap="butt" draw:fill="none" fo:padding-top="0.0047in" fo:padding-bottom="0.0047in" fo:padding-left="0.0047in" fo:padding-right="0.0047in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098in" svg:stroke-color="#000000" draw:stroke-linejoin="miter" svg:stroke-linecap="butt" draw:fill="none" fo:padding-top="0.0047in" fo:padding-bottom="0.0047in" fo:padding-left="0.0047in" fo:padding-right="0.0047in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solid" draw:fill-color="#000000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055in" svg:stroke-color="#000000" draw:stroke-linejoin="miter" svg:stroke-linecap="butt" draw:fill="none" fo:padding-top="0.0028in" fo:padding-bottom="0.0028in" fo:padding-left="0.0028in" fo:padding-right="0.0028in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118in" svg:stroke-color="#000000" draw:stroke-linejoin="round" svg:stroke-linecap="butt" draw:fill="none" fo:padding-top="0.0055in" fo:padding-bottom="0.0055in" fo:padding-left="0.0055in" fo:padding-right="0.0055in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154in" svg:stroke-color="#000000" draw:stroke-linejoin="miter" svg:stroke-linecap="butt" draw:fill="none" fo:padding-top="0.0075in" fo:padding-bottom="0.0075in" fo:padding-left="0.0075in" fo:padding-right="0.0075in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118in" svg:stroke-color="#000000" draw:stroke-linejoin="miter" svg:stroke-linecap="butt" draw:fill="none" fo:padding-top="0.0055in" fo:padding-bottom="0.0055in" fo:padding-left="0.0055in" fo:padding-right="0.0055in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098in" svg:stroke-color="#000000" draw:stroke-linejoin="round" svg:stroke-linecap="butt" draw:fill="solid" draw:fill-color="#ffffff" fo:padding-top="0.0047in" fo:padding-bottom="0.0047in" fo:padding-left="0.0047in" fo:padding-right="0.0047in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3" style:family="graphic">
      <style:graphic-properties draw:stroke="dash" draw:stroke-dash="stroke-dash31" svg:stroke-width="0.0098in" svg:stroke-color="#000000" draw:stroke-linejoin="round" svg:stroke-linecap="butt" draw:fill="none" fo:padding-top="0.0047in" fo:padding-bottom="0.0047in" fo:padding-left="0.0047in" fo:padding-right="0.0047in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.0118in" svg:stroke-color="#000000" draw:stroke-linejoin="round" svg:stroke-linecap="butt" draw:fill="solid" draw:fill-color="#ffffff" fo:padding-top="0.0055in" fo:padding-bottom="0.0055in" fo:padding-left="0.0055in" fo:padding-right="0.0055in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5" style:family="graphic">
      <style:graphic-properties draw:stroke="dash" draw:stroke-dash="stroke-dash97" svg:stroke-width="0.0138in" svg:stroke-color="#4c4c4c" draw:stroke-linejoin="round" svg:stroke-linecap="butt" draw:fill="none" fo:padding-top="0.0071in" fo:padding-bottom="0.0071in" fo:padding-left="0.0071in" fo:padding-right="0.0071in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6" style:family="graphic">
      <style:graphic-properties draw:stroke="dash" draw:stroke-dash="stroke-dash102" svg:stroke-width="0.0154in" svg:stroke-color="#4c4c4c" draw:stroke-linejoin="round" svg:stroke-linecap="butt" draw:fill="none" fo:padding-top="0.0075in" fo:padding-bottom="0.0075in" fo:padding-left="0.0075in" fo:padding-right="0.0075in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.0154in" svg:stroke-color="#000000" draw:stroke-linejoin="round" svg:stroke-linecap="butt" draw:fill="none" fo:padding-top="0.0075in" fo:padding-bottom="0.0075in" fo:padding-left="0.0075in" fo:padding-right="0.0075in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width="0.0165in" svg:stroke-color="#000000" draw:stroke-linejoin="round" svg:stroke-linecap="butt" draw:fill="none" fo:padding-top="0.0083in" fo:padding-bottom="0.0083in" fo:padding-left="0.0083in" fo:padding-right="0.0083in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9" style:family="graphic">
      <style:graphic-properties draw:stroke="solid" svg:stroke-width="0.002in" svg:stroke-color="#000000" draw:stroke-linejoin="miter" svg:stroke-linecap="butt" draw:fill="none" fo:padding-top="0.0008in" fo:padding-bottom="0.0008in" fo:padding-left="0.0008in" fo:padding-right="0.0008in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.0126in" svg:stroke-color="#000000" draw:stroke-linejoin="round" svg:stroke-linecap="butt" draw:fill="none" fo:padding-top="0.0063in" fo:padding-bottom="0.0063in" fo:padding-left="0.0063in" fo:padding-right="0.0063in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1" style:family="graphic">
      <style:graphic-properties draw:stroke="solid" svg:stroke-width="0.0154in" svg:stroke-color="#000000" draw:stroke-linejoin="round" svg:stroke-linecap="butt" draw:fill="solid" draw:fill-color="#ffffff" fo:padding-top="0.0075in" fo:padding-bottom="0.0075in" fo:padding-left="0.0075in" fo:padding-right="0.0075in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2" style:family="graphic">
      <style:graphic-properties draw:stroke="solid" svg:stroke-width="0.0161in" svg:stroke-color="#000000" draw:stroke-linejoin="round" svg:stroke-linecap="butt" draw:fill="none" fo:padding-top="0.0075in" fo:padding-bottom="0.0075in" fo:padding-left="0.0075in" fo:padding-right="0.0075in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3" style:family="graphic">
      <style:graphic-properties draw:stroke="dash" draw:stroke-dash="stroke-dash94" svg:stroke-width="0.0134in" svg:stroke-color="#4c4c4c" draw:stroke-linejoin="round" svg:stroke-linecap="butt" draw:fill="none" fo:padding-top="0.0063in" fo:padding-bottom="0.0063in" fo:padding-left="0.0063in" fo:padding-right="0.0063in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4" style:family="graphic">
      <style:graphic-properties draw:stroke="solid" svg:stroke-width="0.0146in" svg:stroke-color="#000000" draw:stroke-linejoin="round" svg:stroke-linecap="butt" draw:fill="none" fo:padding-top="0.0071in" fo:padding-bottom="0.0071in" fo:padding-left="0.0071in" fo:padding-right="0.0071in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5" style:family="graphic">
      <style:graphic-properties draw:stroke="solid" svg:stroke-width="0.0134in" svg:stroke-color="#000000" draw:stroke-linejoin="round" svg:stroke-linecap="butt" draw:fill="none" fo:padding-top="0.0063in" fo:padding-bottom="0.0063in" fo:padding-left="0.0063in" fo:padding-right="0.0063in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6" style:family="graphic">
      <style:graphic-properties draw:stroke="solid" svg:stroke-width="0.0146in" svg:stroke-color="#000000" draw:stroke-linejoin="round" svg:stroke-linecap="butt" draw:fill="solid" draw:fill-color="#ffffff" fo:padding-top="0.0071in" fo:padding-bottom="0.0071in" fo:padding-left="0.0071in" fo:padding-right="0.0071in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7" style:family="graphic">
      <style:graphic-properties draw:stroke="dash" draw:stroke-dash="stroke-dash89" svg:stroke-width="0.0126in" svg:stroke-color="#4c4c4c" draw:stroke-linejoin="round" svg:stroke-linecap="butt" draw:fill="none" fo:padding-top="0.0063in" fo:padding-bottom="0.0063in" fo:padding-left="0.0063in" fo:padding-right="0.0063in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8" style:family="graphic">
      <style:graphic-properties draw:stroke="dash" draw:stroke-dash="stroke-dash86" svg:stroke-width="0.0126in" svg:stroke-color="#4c4c4c" draw:stroke-linejoin="round" svg:stroke-linecap="butt" draw:fill="none" fo:padding-top="0.0063in" fo:padding-bottom="0.0063in" fo:padding-left="0.0063in" fo:padding-right="0.0063in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9" style:family="graphic">
      <style:graphic-properties draw:stroke="solid" svg:stroke-width="0.0063in" svg:stroke-color="#000000" draw:stroke-linejoin="miter" svg:stroke-linecap="butt" draw:fill="none" fo:padding-top="0.0028in" fo:padding-bottom="0.0028in" fo:padding-left="0.0028in" fo:padding-right="0.0028in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0" style:family="graphic">
      <style:graphic-properties draw:stroke="solid" svg:stroke-width="0.011in" svg:stroke-color="#000000" draw:stroke-linejoin="round" svg:stroke-linecap="butt" draw:fill="solid" draw:fill-color="#ffffff" fo:padding-top="0.0055in" fo:padding-bottom="0.0055in" fo:padding-left="0.0055in" fo:padding-right="0.0055in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1" style:family="graphic">
      <style:graphic-properties draw:stroke="dash" draw:stroke-dash="stroke-dash111" svg:stroke-width="0.0102in" svg:stroke-color="#4c4c4c" draw:stroke-linejoin="round" svg:stroke-linecap="butt" draw:fill="none" fo:padding-top="0.0047in" fo:padding-bottom="0.0047in" fo:padding-left="0.0047in" fo:padding-right="0.0047in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2" style:family="graphic">
      <style:graphic-properties draw:stroke="dash" draw:stroke-dash="stroke-dash114" svg:stroke-width="0.0102in" svg:stroke-color="#4c4c4c" draw:stroke-linejoin="round" svg:stroke-linecap="butt" draw:fill="none" fo:padding-top="0.0047in" fo:padding-bottom="0.0047in" fo:padding-left="0.0047in" fo:padding-right="0.0047in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3" style:family="graphic">
      <style:graphic-properties draw:stroke="solid" svg:stroke-width="0.0102in" svg:stroke-color="#000000" draw:stroke-linejoin="round" svg:stroke-linecap="butt" draw:fill="solid" draw:fill-color="#ffffff" fo:padding-top="0.0047in" fo:padding-bottom="0.0047in" fo:padding-left="0.0047in" fo:padding-right="0.0047in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9" draw:z-index="3442" draw:style-name="gr1" draw:text-style-name="P2" svg:width="0.0898in" svg:height="0.1622in" svg:x="4.2098in" svg:y="9.6307in">
        <draw:text-box>
          <text:p><text:span text:style-name="T3">9</text:span></text:p>
        </draw:text-box>
      </draw:frame>
      <draw:frame text:anchor-type="page" text:anchor-page-number="9" draw:z-index="3441" draw:style-name="gr1" draw:text-style-name="P2" svg:width="1.4398in" svg:height="0.1622in" svg:x="3.6083in" svg:y="8.9098in">
        <draw:text-box>
          <text:p><text:span text:style-name="T3">a kauemmas taakse.</text:span></text:p>
        </draw:text-box>
      </draw:frame>
      <draw:frame text:anchor-type="page" text:anchor-page-number="9" draw:z-index="3440" draw:style-name="gr1" draw:text-style-name="P2" svg:width="0.0713in" svg:height="0.1622in" svg:x="3.6083in" svg:y="8.9154in">
        <draw:text-box>
          <text:p><text:span text:style-name="T3">¨</text:span></text:p>
        </draw:text-box>
      </draw:frame>
      <draw:frame text:anchor-type="page" text:anchor-page-number="9" draw:z-index="3439" draw:style-name="gr1" draw:text-style-name="P2" svg:width="0.3878in" svg:height="0.1622in" svg:x="3.2665in" svg:y="8.9098in">
        <draw:text-box>
          <text:p><text:span text:style-name="T3">an yh</text:span></text:p>
        </draw:text-box>
      </draw:frame>
      <draw:frame text:anchor-type="page" text:anchor-page-number="9" draw:z-index="3438" draw:style-name="gr1" draw:text-style-name="P2" svg:width="0.0713in" svg:height="0.1622in" svg:x="3.2665in" svg:y="8.9154in">
        <draw:text-box>
          <text:p><text:span text:style-name="T3">¨</text:span></text:p>
        </draw:text-box>
      </draw:frame>
      <draw:frame text:anchor-type="page" text:anchor-page-number="9" draw:z-index="3437" draw:style-name="gr1" draw:text-style-name="P2" svg:width="0.0862in" svg:height="0.1622in" svg:x="3.198in" svg:y="8.9098in">
        <draw:text-box>
          <text:p><text:span text:style-name="T3">a</text:span></text:p>
        </draw:text-box>
      </draw:frame>
      <draw:frame text:anchor-type="page" text:anchor-page-number="9" draw:z-index="3436" draw:style-name="gr1" draw:text-style-name="P2" svg:width="0.0713in" svg:height="0.1622in" svg:x="3.198in" svg:y="8.9154in">
        <draw:text-box>
          <text:p><text:span text:style-name="T3">¨</text:span></text:p>
        </draw:text-box>
      </draw:frame>
      <draw:frame text:anchor-type="page" text:anchor-page-number="9" draw:z-index="3435" draw:style-name="gr1" draw:text-style-name="P2" svg:width="0.4031in" svg:height="0.1622in" svg:x="2.8807in" svg:y="8.9098in">
        <draw:text-box>
          <text:p><text:span text:style-name="T3">adess</text:span></text:p>
        </draw:text-box>
      </draw:frame>
      <draw:frame text:anchor-type="page" text:anchor-page-number="9" draw:z-index="3434" draw:style-name="gr1" draw:text-style-name="P2" svg:width="0.0713in" svg:height="0.1622in" svg:x="2.8807in" svg:y="8.9154in">
        <draw:text-box>
          <text:p><text:span text:style-name="T3">¨</text:span></text:p>
        </draw:text-box>
      </draw:frame>
      <draw:frame text:anchor-type="page" text:anchor-page-number="9" draw:z-index="3433" draw:style-name="gr1" draw:text-style-name="P2" svg:width="0.0862in" svg:height="0.1622in" svg:x="2.8118in" svg:y="8.9098in">
        <draw:text-box>
          <text:p><text:span text:style-name="T3">a</text:span></text:p>
        </draw:text-box>
      </draw:frame>
      <draw:frame text:anchor-type="page" text:anchor-page-number="9" draw:z-index="3432" draw:style-name="gr1" draw:text-style-name="P2" svg:width="0.0713in" svg:height="0.1622in" svg:x="2.8118in" svg:y="8.9154in">
        <draw:text-box>
          <text:p><text:span text:style-name="T3">¨</text:span></text:p>
        </draw:text-box>
      </draw:frame>
      <draw:frame text:anchor-type="page" text:anchor-page-number="9" draw:z-index="3431" draw:style-name="gr1" draw:text-style-name="P2" svg:width="0.4295in" svg:height="0.1622in" svg:x="2.439in" svg:y="8.9098in">
        <draw:text-box>
          <text:p><text:span text:style-name="T3">anen j</text:span></text:p>
        </draw:text-box>
      </draw:frame>
      <draw:frame text:anchor-type="page" text:anchor-page-number="9" draw:z-index="3430" draw:style-name="gr1" draw:text-style-name="P2" svg:width="0.0713in" svg:height="0.1622in" svg:x="2.439in" svg:y="8.9154in">
        <draw:text-box>
          <text:p><text:span text:style-name="T3">¨</text:span></text:p>
        </draw:text-box>
      </draw:frame>
      <draw:frame text:anchor-type="page" text:anchor-page-number="9" draw:z-index="3429" draw:style-name="gr1" draw:text-style-name="P2" svg:width="0.6606in" svg:height="0.1622in" svg:x="1.8575in" svg:y="8.9098in">
        <draw:text-box>
          <text:p><text:span text:style-name="T3">pieniksi h</text:span></text:p>
        </draw:text-box>
      </draw:frame>
      <draw:frame text:anchor-type="page" text:anchor-page-number="9" draw:z-index="3428" draw:style-name="gr1" draw:text-style-name="P2" svg:width="0.174in" svg:height="0.1622in" svg:x="6.4854in" svg:y="8.7429in">
        <draw:text-box>
          <text:p><text:span text:style-name="T3">an</text:span></text:p>
        </draw:text-box>
      </draw:frame>
      <draw:frame text:anchor-type="page" text:anchor-page-number="9" draw:z-index="3427" draw:style-name="gr1" draw:text-style-name="P2" svg:width="0.0713in" svg:height="0.1622in" svg:x="6.4854in" svg:y="8.7492in">
        <draw:text-box>
          <text:p><text:span text:style-name="T3">¨</text:span></text:p>
        </draw:text-box>
      </draw:frame>
      <draw:frame text:anchor-type="page" text:anchor-page-number="9" draw:z-index="3426" draw:style-name="gr1" draw:text-style-name="P2" svg:width="0.1685in" svg:height="0.1622in" svg:x="6.3429in" svg:y="8.7429in">
        <draw:text-box>
          <text:p><text:span text:style-name="T3">av</text:span></text:p>
        </draw:text-box>
      </draw:frame>
      <draw:frame text:anchor-type="page" text:anchor-page-number="9" draw:z-index="3425" draw:style-name="gr1" draw:text-style-name="P2" svg:width="0.0713in" svg:height="0.1622in" svg:x="6.3429in" svg:y="8.7492in">
        <draw:text-box>
          <text:p><text:span text:style-name="T3">¨</text:span></text:p>
        </draw:text-box>
      </draw:frame>
      <draw:frame text:anchor-type="page" text:anchor-page-number="9" draw:z-index="3424" draw:style-name="gr1" draw:text-style-name="P2" svg:width="0.2067in" svg:height="0.1622in" svg:x="6.1626in" svg:y="8.7429in">
        <draw:text-box>
          <text:p><text:span text:style-name="T3">avi</text:span></text:p>
        </draw:text-box>
      </draw:frame>
      <draw:frame text:anchor-type="page" text:anchor-page-number="9" draw:z-index="3423" draw:style-name="gr1" draw:text-style-name="P2" svg:width="0.0713in" svg:height="0.1622in" svg:x="6.1626in" svg:y="8.7492in">
        <draw:text-box>
          <text:p><text:span text:style-name="T3">¨</text:span></text:p>
        </draw:text-box>
      </draw:frame>
      <draw:frame text:anchor-type="page" text:anchor-page-number="9" draw:z-index="3422" draw:style-name="gr1" draw:text-style-name="P2" svg:width="2.4823in" svg:height="0.1622in" svg:x="3.9516in" svg:y="8.7429in">
        <draw:text-box>
          <text:p><text:span text:style-name="T3">anen mahdollisuutensa kutistuvat h</text:span></text:p>
        </draw:text-box>
      </draw:frame>
      <draw:frame text:anchor-type="page" text:anchor-page-number="9" draw:z-index="3421" draw:style-name="gr1" draw:text-style-name="P2" svg:width="0.0713in" svg:height="0.1622in" svg:x="3.9516in" svg:y="8.7492in">
        <draw:text-box>
          <text:p><text:span text:style-name="T3">¨</text:span></text:p>
        </draw:text-box>
      </draw:frame>
      <draw:frame text:anchor-type="page" text:anchor-page-number="9" draw:z-index="3420" draw:style-name="gr1" draw:text-style-name="P2" svg:width="0.0894in" svg:height="0.1622in" svg:x="3.8744in" svg:y="8.7429in">
        <draw:text-box>
          <text:p><text:span text:style-name="T3">h</text:span></text:p>
        </draw:text-box>
      </draw:frame>
      <draw:frame text:anchor-type="page" text:anchor-page-number="9" draw:z-index="3419" draw:style-name="gr1" draw:text-style-name="P2" svg:width="0.2567in" svg:height="0.1622in" svg:x="3.589in" svg:y="8.7429in">
        <draw:text-box>
          <text:p><text:span text:style-name="T3">ain,</text:span></text:p>
        </draw:text-box>
      </draw:frame>
      <draw:frame text:anchor-type="page" text:anchor-page-number="9" draw:z-index="3418" draw:style-name="gr1" draw:text-style-name="P2" svg:width="0.0713in" svg:height="0.1622in" svg:x="3.589in" svg:y="8.7492in">
        <draw:text-box>
          <text:p><text:span text:style-name="T3">¨</text:span></text:p>
        </draw:text-box>
      </draw:frame>
      <draw:frame text:anchor-type="page" text:anchor-page-number="9" draw:z-index="3417" draw:style-name="gr1" draw:text-style-name="P2" svg:width="0.4862in" svg:height="0.1622in" svg:x="3.1965in" svg:y="8.7429in">
        <draw:text-box>
          <text:p><text:span text:style-name="T3">eteenp</text:span></text:p>
        </draw:text-box>
      </draw:frame>
      <draw:frame text:anchor-type="page" text:anchor-page-number="9" draw:z-index="3416" draw:style-name="gr1" draw:text-style-name="P2" svg:width="1.424in" svg:height="0.1622in" svg:x="1.8575in" svg:y="8.7429in">
        <draw:text-box>
          <text:p><text:span text:style-name="T3">maan ajoissa reilusti</text:span></text:p>
        </draw:text-box>
      </draw:frame>
      <draw:frame text:anchor-type="page" text:anchor-page-number="9" draw:z-index="3415" draw:style-name="gr1" draw:text-style-name="P2" svg:width="1.1815in" svg:height="0.1622in" svg:x="5.5882in" svg:y="8.5772in">
        <draw:text-box>
          <text:p><text:span text:style-name="T3">onnistu harppaa-</text:span></text:p>
        </draw:text-box>
      </draw:frame>
      <draw:frame text:anchor-type="page" text:anchor-page-number="9" draw:z-index="3414" draw:style-name="gr1" draw:text-style-name="P2" svg:width="0.3413in" svg:height="0.1622in" svg:x="5.2256in" svg:y="8.5772in">
        <draw:text-box>
          <text:p><text:span text:style-name="T3">an ei</text:span></text:p>
        </draw:text-box>
      </draw:frame>
      <draw:frame text:anchor-type="page" text:anchor-page-number="4" draw:z-index="3413" draw:style-name="gr1" draw:text-style-name="P2" svg:width="0.0898in" svg:height="0.1622in" svg:x="4.2098in" svg:y="9.6307in">
        <draw:text-box>
          <text:p><text:span text:style-name="T3">4</text:span></text:p>
        </draw:text-box>
      </draw:frame>
      <draw:frame text:anchor-type="page" text:anchor-page-number="9" draw:z-index="3412" draw:style-name="gr1" draw:text-style-name="P2" svg:width="0.0713in" svg:height="0.1622in" svg:x="5.2256in" svg:y="8.5835in">
        <draw:text-box>
          <text:p><text:span text:style-name="T3">¨</text:span></text:p>
        </draw:text-box>
      </draw:frame>
      <draw:frame text:anchor-type="page" text:anchor-page-number="9" draw:z-index="3411" draw:style-name="gr1" draw:text-style-name="P2" svg:width="0.7224in" svg:height="0.1622in" svg:x="4.5634in" svg:y="8.5772in">
        <draw:text-box>
          <text:p><text:span text:style-name="T3">joten jos h</text:span></text:p>
        </draw:text-box>
      </draw:frame>
      <draw:frame text:anchor-type="page" text:anchor-page-number="4" draw:z-index="3410" draw:style-name="gr1" draw:text-style-name="P2" svg:width="2.7461in" svg:height="0.1622in" svg:x="3.5425in" svg:y="8.9457in">
        <draw:text-box>
          <text:p><text:span text:style-name="T3">a syntyy liian nopeasti, vaikeus kasvaa.</text:span></text:p>
        </draw:text-box>
      </draw:frame>
      <draw:frame text:anchor-type="page" text:anchor-page-number="9" draw:z-index="3409" draw:style-name="gr1" draw:text-style-name="P2" svg:width="1.1524in" svg:height="0.1622in" svg:x="3.5091in" svg:y="8.5772in">
        <draw:text-box>
          <text:p><text:span text:style-name="T3">anen puolellaan,</text:span></text:p>
        </draw:text-box>
      </draw:frame>
      <draw:frame text:anchor-type="page" text:anchor-page-number="4" draw:z-index="3408" draw:style-name="gr1" draw:text-style-name="P2" svg:width="0.0713in" svg:height="0.1622in" svg:x="3.5425in" svg:y="8.952in">
        <draw:text-box>
          <text:p><text:span text:style-name="T3">¨</text:span></text:p>
        </draw:text-box>
      </draw:frame>
      <draw:frame text:anchor-type="page" text:anchor-page-number="9" draw:z-index="3407" draw:style-name="gr1" draw:text-style-name="P2" svg:width="0.0713in" svg:height="0.1622in" svg:x="3.5091in" svg:y="8.5835in">
        <draw:text-box>
          <text:p><text:span text:style-name="T3">¨</text:span></text:p>
        </draw:text-box>
      </draw:frame>
      <draw:frame text:anchor-type="page" text:anchor-page-number="4" draw:z-index="3406" draw:style-name="gr1" draw:text-style-name="P2" svg:width="1.3012in" svg:height="0.1622in" svg:x="2.339in" svg:y="8.9457in">
        <draw:text-box>
          <text:p><text:span text:style-name="T3">arin syntyy. Jos niit</text:span></text:p>
        </draw:text-box>
      </draw:frame>
      <draw:frame text:anchor-type="page" text:anchor-page-number="9" draw:z-index="3405" draw:style-name="gr1" draw:text-style-name="P2" svg:width="0.5248in" svg:height="0.1622in" svg:x="3.0236in" svg:y="8.5772in">
        <draw:text-box>
          <text:p><text:span text:style-name="T3">at ole h</text:span></text:p>
        </draw:text-box>
      </draw:frame>
      <draw:frame text:anchor-type="page" text:anchor-page-number="4" draw:z-index="3404" draw:style-name="gr1" draw:text-style-name="P2" svg:width="0.0713in" svg:height="0.1622in" svg:x="2.339in" svg:y="8.952in">
        <draw:text-box>
          <text:p><text:span text:style-name="T3">¨</text:span></text:p>
        </draw:text-box>
      </draw:frame>
      <draw:frame text:anchor-type="page" text:anchor-page-number="4" draw:z-index="3403" draw:style-name="gr1" draw:text-style-name="P2" svg:width="0.0862in" svg:height="0.1622in" svg:x="2.2693in" svg:y="8.9457in">
        <draw:text-box>
          <text:p><text:span text:style-name="T3">a</text:span></text:p>
        </draw:text-box>
      </draw:frame>
      <draw:frame text:anchor-type="page" text:anchor-page-number="9" draw:z-index="3402" draw:style-name="gr1" draw:text-style-name="P2" svg:width="0.0713in" svg:height="0.1622in" svg:x="3.0236in" svg:y="8.5835in">
        <draw:text-box>
          <text:p><text:span text:style-name="T3">¨</text:span></text:p>
        </draw:text-box>
      </draw:frame>
      <draw:frame text:anchor-type="page" text:anchor-page-number="9" draw:z-index="3401" draw:style-name="gr1" draw:text-style-name="P2" svg:width="0.8362in" svg:height="0.1622in" svg:x="2.2925in" svg:y="8.5772in">
        <draw:text-box>
          <text:p><text:span text:style-name="T3">oisyydet eiv</text:span></text:p>
        </draw:text-box>
      </draw:frame>
      <draw:frame text:anchor-type="page" text:anchor-page-number="2" draw:z-index="3400" draw:style-name="gr1" draw:text-style-name="P2" svg:width="0.0898in" svg:height="0.1622in" svg:x="4.2098in" svg:y="9.6307in">
        <draw:text-box>
          <text:p><text:span text:style-name="T3">2</text:span></text:p>
        </draw:text-box>
      </draw:frame>
      <draw:frame text:anchor-type="page" text:anchor-page-number="4" draw:z-index="3399" draw:style-name="gr1" draw:text-style-name="P2" svg:width="0.0713in" svg:height="0.1622in" svg:x="2.2693in" svg:y="8.952in">
        <draw:text-box>
          <text:p><text:span text:style-name="T3">¨</text:span></text:p>
        </draw:text-box>
      </draw:frame>
      <draw:frame text:anchor-type="page" text:anchor-page-number="2" draw:z-index="3398" draw:style-name="gr1" draw:text-style-name="P2" svg:width="0.5476in" svg:height="0.1067in" svg:x="5.2181in" svg:y="8.8799in">
        <draw:text-box>
          <text:p><text:span text:style-name="T16">Omistajan 3</text:span></text:p>
        </draw:text-box>
      </draw:frame>
      <draw:frame text:anchor-type="page" text:anchor-page-number="4" draw:z-index="3397" draw:style-name="gr1" draw:text-style-name="P2" svg:width="0.487in" svg:height="0.1622in" svg:x="1.8575in" svg:y="8.9457in">
        <draw:text-box>
          <text:p><text:span text:style-name="T3">keskim</text:span></text:p>
        </draw:text-box>
      </draw:frame>
      <draw:frame text:anchor-type="page" text:anchor-page-number="9" draw:z-index="3396" draw:style-name="gr1" draw:text-style-name="P2" svg:width="0.0713in" svg:height="0.1622in" svg:x="2.2925in" svg:y="8.5835in">
        <draw:text-box>
          <text:p><text:span text:style-name="T3">¨</text:span></text:p>
        </draw:text-box>
      </draw:frame>
      <draw:frame text:anchor-type="page" text:anchor-page-number="2" draw:z-index="3395" draw:style-name="gr1" draw:text-style-name="P2" svg:width="0.7386in" svg:height="0.1067in" svg:x="5.1165in" svg:y="8.9902in">
        <draw:text-box>
          <text:p><text:span text:style-name="T16">yksityinen avain</text:span></text:p>
        </draw:text-box>
      </draw:frame>
      <draw:frame text:anchor-type="page" text:anchor-page-number="4" draw:z-index="3394" draw:style-name="gr1" draw:text-style-name="P2" svg:width="4.1622in" svg:height="0.1622in" svg:x="3.0638in" svg:y="8.7799in">
        <draw:text-box>
          <text:p><text:span text:style-name="T3">a vaikeutta aina sen mukaan, kuinka monta lohkoa tunnissa</text:span></text:p>
        </draw:text-box>
      </draw:frame>
      <draw:frame text:anchor-type="page" text:anchor-page-number="9" draw:z-index="3393" draw:style-name="gr1" draw:text-style-name="P2" svg:width="0.1661in" svg:height="0.1622in" svg:x="2.15in" svg:y="8.5772in">
        <draw:text-box>
          <text:p><text:span text:style-name="T3">ak</text:span></text:p>
        </draw:text-box>
      </draw:frame>
      <draw:frame text:anchor-type="page" text:anchor-page-number="9" draw:z-index="3392" draw:style-name="gr1" draw:text-style-name="P2" svg:width="0.0713in" svg:height="0.1622in" svg:x="2.15in" svg:y="8.5835in">
        <draw:text-box>
          <text:p><text:span text:style-name="T3">¨</text:span></text:p>
        </draw:text-box>
      </draw:frame>
      <draw:frame text:anchor-type="page" text:anchor-page-number="4" draw:z-index="3391" draw:style-name="gr1" draw:text-style-name="P2" svg:width="0.0713in" svg:height="0.1622in" svg:x="3.0638in" svg:y="8.7862in">
        <draw:text-box>
          <text:p><text:span text:style-name="T3">¨</text:span></text:p>
        </draw:text-box>
      </draw:frame>
      <draw:line text:anchor-type="page" text:anchor-page-number="2" draw:z-index="3390" draw:style-name="gr2" draw:text-style-name="P2" svg:x1="5.8909in" svg:y1="8.8591in" svg:x2="5.9028in" svg:y2="8.8508in">
        <text:p/>
      </draw:line>
      <draw:frame text:anchor-type="page" text:anchor-page-number="2" draw:z-index="3389" draw:style-name="gr1" draw:text-style-name="P2" svg:width="0.5476in" svg:height="0.1067in" svg:x="4.0138in" svg:y="8.8756in">
        <draw:text-box>
          <text:p><text:span text:style-name="T16">Omistajan 2</text:span></text:p>
        </draw:text-box>
      </draw:frame>
      <draw:frame text:anchor-type="page" text:anchor-page-number="4" draw:z-index="3388" draw:style-name="gr1" draw:text-style-name="P2" svg:width="0.2512in" svg:height="0.1622in" svg:x="2.848in" svg:y="8.7799in">
        <draw:text-box>
          <text:p><text:span text:style-name="T3">aist</text:span></text:p>
        </draw:text-box>
      </draw:frame>
      <draw:frame text:anchor-type="page" text:anchor-page-number="9" draw:z-index="3387" draw:style-name="gr1" draw:text-style-name="P2" svg:width="0.3496in" svg:height="0.1622in" svg:x="1.8575in" svg:y="8.5772in">
        <draw:text-box>
          <text:p><text:span text:style-name="T3">denn</text:span></text:p>
        </draw:text-box>
      </draw:frame>
      <draw:frame text:anchor-type="page" text:anchor-page-number="9" draw:z-index="3386" draw:style-name="gr1" draw:text-style-name="P2" svg:width="0.1996in" svg:height="0.1622in" svg:x="6.428in" svg:y="8.411in">
        <draw:text-box>
          <text:p><text:span text:style-name="T3">To-</text:span></text:p>
        </draw:text-box>
      </draw:frame>
      <draw:frame text:anchor-type="page" text:anchor-page-number="4" draw:z-index="3385" draw:style-name="gr1" draw:text-style-name="P2" svg:width="0.0713in" svg:height="0.1622in" svg:x="2.848in" svg:y="8.7862in">
        <draw:text-box>
          <text:p><text:span text:style-name="T3">¨</text:span></text:p>
        </draw:text-box>
      </draw:frame>
      <draw:polygon text:anchor-type="page" text:anchor-page-number="2" draw:z-index="3384" draw:style-name="gr3" draw:text-style-name="P2" svg:width="0.8201in" svg:height="0.2882in" svg:x="5.0705in" svg:y="8.839in" svg:viewBox="0 0 2084 733" draw:points="1045,733 0,733 0,0 2084,0 2084,733">
        <text:p/>
      </draw:polygon>
      <draw:frame text:anchor-type="page" text:anchor-page-number="9" draw:z-index="3383" draw:style-name="gr1" draw:text-style-name="P2" svg:width="0.6598in" svg:height="0.1622in" svg:x="5.8075in" svg:y="8.411in">
        <draw:text-box>
          <text:p><text:span text:style-name="T3">a kasvaa.</text:span></text:p>
        </draw:text-box>
      </draw:frame>
      <draw:polygon text:anchor-type="page" text:anchor-page-number="2" draw:z-index="3382" draw:style-name="gr4" draw:text-style-name="P3" svg:width="0.6472in" svg:height="0.2882in" draw:transform="rotate (-1.5707963267949) translate (5.17401574803149in 8.83897637795276in)" svg:viewBox="0 0 1645 733" draw:points="823,733 0,733 0,0 1645,0 1645,733">
        <text:p/>
      </draw:polygon>
      <draw:frame text:anchor-type="page" text:anchor-page-number="4" draw:z-index="3381" draw:style-name="gr1" draw:text-style-name="P2" svg:width="0.1433in" svg:height="0.1622in" svg:x="2.7252in" svg:y="8.7799in">
        <draw:text-box>
          <text:p><text:span text:style-name="T3">ar</text:span></text:p>
        </draw:text-box>
      </draw:frame>
      <draw:frame text:anchor-type="page" text:anchor-page-number="4" draw:z-index="3380" draw:style-name="gr1" draw:text-style-name="P2" svg:width="0.0713in" svg:height="0.1622in" svg:x="2.7252in" svg:y="8.7862in">
        <draw:text-box>
          <text:p><text:span text:style-name="T3">¨</text:span></text:p>
        </draw:text-box>
      </draw:frame>
      <draw:frame text:anchor-type="page" text:anchor-page-number="2" draw:z-index="3379" draw:style-name="gr1" draw:text-style-name="P2" svg:width="0.7386in" svg:height="0.1067in" svg:x="3.9126in" svg:y="8.9866in">
        <draw:text-box>
          <text:p><text:span text:style-name="T16">yksityinen avain</text:span></text:p>
        </draw:text-box>
      </draw:frame>
      <draw:frame text:anchor-type="page" text:anchor-page-number="9" draw:z-index="3378" draw:style-name="gr1" draw:text-style-name="P2" svg:width="0.0713in" svg:height="0.1622in" svg:x="5.8075in" svg:y="8.4173in">
        <draw:text-box>
          <text:p><text:span text:style-name="T3">¨</text:span></text:p>
        </draw:text-box>
      </draw:frame>
      <draw:frame text:anchor-type="page" text:anchor-page-number="4" draw:z-index="3377" draw:style-name="gr1" draw:text-style-name="P2" svg:width="0.0862in" svg:height="0.1622in" svg:x="2.6555in" svg:y="8.7799in">
        <draw:text-box>
          <text:p><text:span text:style-name="T3">a</text:span></text:p>
        </draw:text-box>
      </draw:frame>
      <draw:line text:anchor-type="page" text:anchor-page-number="2" draw:z-index="3376" draw:style-name="gr2" draw:text-style-name="P2" svg:x1="4.6866in" svg:y1="8.8551in" svg:x2="4.6992in" svg:y2="8.8469in">
        <text:p/>
      </draw:line>
      <draw:frame text:anchor-type="page" text:anchor-page-number="9" draw:z-index="3375" draw:style-name="gr1" draw:text-style-name="P2" svg:width="0.1433in" svg:height="0.1622in" svg:x="5.6839in" svg:y="8.411in">
        <draw:text-box>
          <text:p><text:span text:style-name="T3">ar</text:span></text:p>
        </draw:text-box>
      </draw:frame>
      <draw:frame text:anchor-type="page" text:anchor-page-number="9" draw:z-index="3374" draw:style-name="gr1" draw:text-style-name="P2" svg:width="0.0713in" svg:height="0.1622in" svg:x="5.6839in" svg:y="8.4173in">
        <draw:text-box>
          <text:p><text:span text:style-name="T3">¨</text:span></text:p>
        </draw:text-box>
      </draw:frame>
      <draw:frame text:anchor-type="page" text:anchor-page-number="4" draw:z-index="3373" draw:style-name="gr1" draw:text-style-name="P2" svg:width="0.0713in" svg:height="0.1622in" svg:x="2.6555in" svg:y="8.7862in">
        <draw:text-box>
          <text:p><text:span text:style-name="T3">¨</text:span></text:p>
        </draw:text-box>
      </draw:frame>
      <draw:frame text:anchor-type="page" text:anchor-page-number="2" draw:z-index="3372" draw:style-name="gr1" draw:text-style-name="P2" svg:width="0.5476in" svg:height="0.1067in" svg:x="2.9193in" svg:y="8.8756in">
        <draw:text-box>
          <text:p><text:span text:style-name="T16">Omistajan 1</text:span></text:p>
        </draw:text-box>
      </draw:frame>
      <draw:frame text:anchor-type="page" text:anchor-page-number="4" draw:z-index="3371" draw:style-name="gr1" draw:text-style-name="P2" svg:width="0.9488in" svg:height="0.1622in" svg:x="1.8575in" svg:y="8.7799in">
        <draw:text-box>
          <text:p><text:span text:style-name="T3">misen keskim</text:span></text:p>
        </draw:text-box>
      </draw:frame>
      <draw:frame text:anchor-type="page" text:anchor-page-number="9" draw:z-index="3370" draw:style-name="gr1" draw:text-style-name="P2" svg:width="0.0862in" svg:height="0.1622in" svg:x="5.6154in" svg:y="8.411in">
        <draw:text-box>
          <text:p><text:span text:style-name="T3">a</text:span></text:p>
        </draw:text-box>
      </draw:frame>
      <draw:polygon text:anchor-type="page" text:anchor-page-number="2" draw:z-index="3369" draw:style-name="gr3" draw:text-style-name="P2" svg:width="0.8201in" svg:height="0.2882in" svg:x="3.8665in" svg:y="8.835in" svg:viewBox="0 0 2084 733" draw:points="1044,733 0,733 0,0 2084,0 2084,733">
        <text:p/>
      </draw:polygon>
      <draw:frame text:anchor-type="page" text:anchor-page-number="9" draw:z-index="3368" draw:style-name="gr1" draw:text-style-name="P2" svg:width="0.0713in" svg:height="0.1622in" svg:x="5.6154in" svg:y="8.4173in">
        <draw:text-box>
          <text:p><text:span text:style-name="T3">¨</text:span></text:p>
        </draw:text-box>
      </draw:frame>
      <draw:frame text:anchor-type="page" text:anchor-page-number="4" draw:z-index="3367" draw:style-name="gr1" draw:text-style-name="P2" svg:width="1.2717in" svg:height="0.1622in" svg:x="5.5457in" svg:y="8.6138in">
        <draw:text-box>
          <text:p><text:span text:style-name="T3">ontodisteen laske-</text:span></text:p>
        </draw:text-box>
      </draw:frame>
      <draw:polygon text:anchor-type="page" text:anchor-page-number="2" draw:z-index="3366" draw:style-name="gr4" draw:text-style-name="P3" svg:width="0.6472in" svg:height="0.2882in" draw:transform="rotate (-1.5707963267949) translate (3.96968503937008in 8.83503937007874in)" svg:viewBox="0 0 1645 733" draw:points="825,733 0,733 0,0 1645,0 1645,733">
        <text:p/>
      </draw:polygon>
      <draw:frame text:anchor-type="page" text:anchor-page-number="9" draw:z-index="3365" draw:style-name="gr1" draw:text-style-name="P2" svg:width="1.5933in" svg:height="0.1622in" svg:x="4.1728in" svg:y="8.411in">
        <draw:text-box>
          <text:p><text:span text:style-name="T3">kurottavien lohkojen m</text:span></text:p>
        </draw:text-box>
      </draw:frame>
      <draw:frame text:anchor-type="page" text:anchor-page-number="4" draw:z-index="3364" draw:style-name="gr1" draw:text-style-name="P2" svg:width="0.0713in" svg:height="0.1622in" svg:x="5.5457in" svg:y="8.6201in">
        <draw:text-box>
          <text:p><text:span text:style-name="T3">¨</text:span></text:p>
        </draw:text-box>
      </draw:frame>
      <draw:frame text:anchor-type="page" text:anchor-page-number="2" draw:z-index="3363" draw:style-name="gr1" draw:text-style-name="P2" svg:width="0.5476in" svg:height="0.1067in" svg:x="2.9398in" svg:y="8.3154in">
        <draw:text-box>
          <text:p><text:span text:style-name="T16">Omistajan 0</text:span></text:p>
        </draw:text-box>
      </draw:frame>
      <draw:frame text:anchor-type="page" text:anchor-page-number="4" draw:z-index="3362" draw:style-name="gr1" draw:text-style-name="P2" svg:width="0.2661in" svg:height="0.1622in" svg:x="5.2984in" svg:y="8.6138in">
        <draw:text-box>
          <text:p><text:span text:style-name="T3">a ty</text:span></text:p>
        </draw:text-box>
      </draw:frame>
      <draw:frame text:anchor-type="page" text:anchor-page-number="2" draw:z-index="3361" draw:style-name="gr1" draw:text-style-name="P2" svg:width="0.5224in" svg:height="0.1067in" svg:x="2.9382in" svg:y="8.4283in">
        <draw:text-box>
          <text:p><text:span text:style-name="T16">allekirjoitus</text:span></text:p>
        </draw:text-box>
      </draw:frame>
      <draw:frame text:anchor-type="page" text:anchor-page-number="9" draw:z-index="3360" draw:style-name="gr1" draw:text-style-name="P2" svg:width="0.5886in" svg:height="0.1622in" svg:x="3.5661in" svg:y="8.411in">
        <draw:text-box>
          <text:p><text:span text:style-name="T3">an kiinni</text:span></text:p>
        </draw:text-box>
      </draw:frame>
      <draw:frame text:anchor-type="page" text:anchor-page-number="9" draw:z-index="3359" draw:style-name="gr1" draw:text-style-name="P2" svg:width="0.0713in" svg:height="0.1622in" svg:x="3.5661in" svg:y="8.4173in">
        <draw:text-box>
          <text:p><text:span text:style-name="T3">¨</text:span></text:p>
        </draw:text-box>
      </draw:frame>
      <draw:frame text:anchor-type="page" text:anchor-page-number="4" draw:z-index="3358" draw:style-name="gr1" draw:text-style-name="P2" svg:width="0.0713in" svg:height="0.1622in" svg:x="5.2984in" svg:y="8.6201in">
        <draw:text-box>
          <text:p><text:span text:style-name="T3">¨</text:span></text:p>
        </draw:text-box>
      </draw:frame>
      <draw:frame text:anchor-type="page" text:anchor-page-number="2" draw:z-index="3357" draw:style-name="gr1" draw:text-style-name="P2" svg:width="0.5476in" svg:height="0.1067in" svg:x="4.1201in" svg:y="8.3154in">
        <draw:text-box>
          <text:p><text:span text:style-name="T16">Omistajan 1</text:span></text:p>
        </draw:text-box>
      </draw:frame>
      <draw:polygon text:anchor-type="page" text:anchor-page-number="2" draw:z-index="3356" draw:style-name="gr3" draw:text-style-name="P2" svg:width="0.5882in" svg:height="0.2874in" svg:x="2.9228in" svg:y="8.2799in" svg:viewBox="0 0 1495 731" draw:points="747,731 0,731 0,0 1495,0 1495,731">
        <text:p/>
      </draw:polygon>
      <draw:frame text:anchor-type="page" text:anchor-page-number="9" draw:z-index="3355" draw:style-name="gr1" draw:text-style-name="P2" svg:width="0.1248in" svg:height="0.1622in" svg:x="3.4543in" svg:y="8.411in">
        <draw:text-box>
          <text:p><text:span text:style-name="T3">aj</text:span></text:p>
        </draw:text-box>
      </draw:frame>
      <draw:frame text:anchor-type="page" text:anchor-page-number="4" draw:z-index="3354" draw:style-name="gr1" draw:text-style-name="P2" svg:width="0.1634in" svg:height="0.1622in" svg:x="5.1528in" svg:y="8.6138in">
        <draw:text-box>
          <text:p><text:span text:style-name="T3">all</text:span></text:p>
        </draw:text-box>
      </draw:frame>
      <draw:polygon text:anchor-type="page" text:anchor-page-number="2" draw:z-index="3353" draw:style-name="gr4" draw:text-style-name="P3" svg:width="0.5035in" svg:height="0.2882in" draw:transform="rotate (-1.5707963267949) translate (2.96535433070866in 8.27952755905512in)" svg:viewBox="0 0 1280 733" draw:points="639,733 0,733 0,0 1280,0 1280,733">
        <text:p/>
      </draw:polygon>
      <draw:frame text:anchor-type="page" text:anchor-page-number="9" draw:z-index="3352" draw:style-name="gr1" draw:text-style-name="P2" svg:width="0.0713in" svg:height="0.1622in" svg:x="3.4543in" svg:y="8.4173in">
        <draw:text-box>
          <text:p><text:span text:style-name="T3">¨</text:span></text:p>
        </draw:text-box>
      </draw:frame>
      <draw:frame text:anchor-type="page" text:anchor-page-number="4" draw:z-index="3351" draw:style-name="gr1" draw:text-style-name="P2" svg:width="0.0713in" svg:height="0.1622in" svg:x="5.1528in" svg:y="8.6201in">
        <draw:text-box>
          <text:p><text:span text:style-name="T3">¨</text:span></text:p>
        </draw:text-box>
      </draw:frame>
      <draw:frame text:anchor-type="page" text:anchor-page-number="4" draw:z-index="3350" draw:style-name="gr1" draw:text-style-name="P2" svg:width="0.2213in" svg:height="0.1622in" svg:x="4.9689in" svg:y="8.6138in">
        <draw:text-box>
          <text:p><text:span text:style-name="T3">am</text:span></text:p>
        </draw:text-box>
      </draw:frame>
      <draw:frame text:anchor-type="page" text:anchor-page-number="2" draw:z-index="3349" draw:style-name="gr1" draw:text-style-name="P2" svg:width="0.5224in" svg:height="0.1067in" svg:x="4.1189in" svg:y="8.4283in">
        <draw:text-box>
          <text:p><text:span text:style-name="T16">allekirjoitus</text:span></text:p>
        </draw:text-box>
      </draw:frame>
      <draw:frame text:anchor-type="page" text:anchor-page-number="9" draw:z-index="3348" draw:style-name="gr1" draw:text-style-name="P2" svg:width="0.0862in" svg:height="0.1622in" svg:x="3.3846in" svg:y="8.411in">
        <draw:text-box>
          <text:p><text:span text:style-name="T3">a</text:span></text:p>
        </draw:text-box>
      </draw:frame>
      <draw:frame text:anchor-type="page" text:anchor-page-number="4" draw:z-index="3347" draw:style-name="gr1" draw:text-style-name="P2" svg:width="0.0713in" svg:height="0.1622in" svg:x="4.9689in" svg:y="8.6201in">
        <draw:text-box>
          <text:p><text:span text:style-name="T3">¨</text:span></text:p>
        </draw:text-box>
      </draw:frame>
      <draw:frame text:anchor-type="page" text:anchor-page-number="2" draw:z-index="3346" draw:style-name="gr1" draw:text-style-name="P2" svg:width="0.3571in" svg:height="0.0752in" draw:transform="rotate (-0.417133691226645) translate (3.62708333333333in 8.09583333333333in)">
        <draw:text-box>
          <text:p><text:span text:style-name="T15">Varmennus</text:span></text:p>
        </draw:text-box>
      </draw:frame>
      <draw:frame text:anchor-type="page" text:anchor-page-number="9" draw:z-index="3345" draw:style-name="gr1" draw:text-style-name="P2" svg:width="0.0713in" svg:height="0.1622in" svg:x="3.3846in" svg:y="8.4173in">
        <draw:text-box>
          <text:p><text:span text:style-name="T3">¨</text:span></text:p>
        </draw:text-box>
      </draw:frame>
      <draw:frame text:anchor-type="page" text:anchor-page-number="4" draw:z-index="3344" draw:style-name="gr1" draw:text-style-name="P2" svg:width="0.1406in" svg:height="0.1622in" svg:x="4.8453in" svg:y="8.6138in">
        <draw:text-box>
          <text:p><text:span text:style-name="T3">at</text:span></text:p>
        </draw:text-box>
      </draw:frame>
      <draw:polygon text:anchor-type="page" text:anchor-page-number="2" draw:z-index="3343" draw:style-name="gr3" draw:text-style-name="P2" svg:width="0.5882in" svg:height="0.2874in" svg:x="4.1035in" svg:y="8.2803in" svg:viewBox="0 0 1495 731" draw:points="747,731 0,731 0,0 1495,0 1495,731">
        <text:p/>
      </draw:polygon>
      <draw:frame text:anchor-type="page" text:anchor-page-number="9" draw:z-index="3342" draw:style-name="gr1" draw:text-style-name="P2" svg:width="0.2461in" svg:height="0.1622in" svg:x="3.1693in" svg:y="8.411in">
        <draw:text-box>
          <text:p><text:span text:style-name="T3">okk</text:span></text:p>
        </draw:text-box>
      </draw:frame>
      <draw:polygon text:anchor-type="page" text:anchor-page-number="2" draw:z-index="3341" draw:style-name="gr4" draw:text-style-name="P3" svg:width="0.5039in" svg:height="0.2882in" draw:transform="rotate (-1.5707963267949) translate (4.14566929133858in 8.27992125984252in)" svg:viewBox="0 0 1281 733" draw:points="641,733 0,733 0,0 1281,0 1281,733">
        <text:p/>
      </draw:polygon>
      <draw:frame text:anchor-type="page" text:anchor-page-number="9" draw:z-index="3340" draw:style-name="gr1" draw:text-style-name="P2" svg:width="0.0713in" svg:height="0.1622in" svg:x="3.1693in" svg:y="8.4173in">
        <draw:text-box>
          <text:p><text:span text:style-name="T3">¨</text:span></text:p>
        </draw:text-box>
      </draw:frame>
      <draw:frame text:anchor-type="page" text:anchor-page-number="4" draw:z-index="3339" draw:style-name="gr1" draw:text-style-name="P2" svg:width="0.0713in" svg:height="0.1622in" svg:x="4.8453in" svg:y="8.6201in">
        <draw:text-box>
          <text:p><text:span text:style-name="T3">¨</text:span></text:p>
        </draw:text-box>
      </draw:frame>
      <draw:frame text:anchor-type="page" text:anchor-page-number="4" draw:z-index="3338" draw:style-name="gr1" draw:text-style-name="P2" svg:width="0.0862in" svg:height="0.1622in" svg:x="4.7764in" svg:y="8.6138in">
        <draw:text-box>
          <text:p><text:span text:style-name="T3">a</text:span></text:p>
        </draw:text-box>
      </draw:frame>
      <draw:frame text:anchor-type="page" text:anchor-page-number="9" draw:z-index="3337" draw:style-name="gr1" draw:text-style-name="P2" svg:width="1.1079in" svg:height="0.1622in" svg:x="2.1563in" svg:y="8.411in">
        <draw:text-box>
          <text:p><text:span text:style-name="T3">a mukaa kun hy</text:span></text:p>
        </draw:text-box>
      </draw:frame>
      <draw:frame text:anchor-type="page" text:anchor-page-number="2" draw:z-index="3336" draw:style-name="gr1" draw:text-style-name="P2" svg:width="0.3831in" svg:height="0.0776in" draw:transform="rotate (0.642281164733913) translate (3.59166666666667in 8.82013888888889in)">
        <draw:text-box>
          <text:p><text:span text:style-name="T17">Allekirjoitus</text:span></text:p>
        </draw:text-box>
      </draw:frame>
      <draw:frame text:anchor-type="page" text:anchor-page-number="9" draw:z-index="3335" draw:style-name="gr1" draw:text-style-name="P2" svg:width="0.0713in" svg:height="0.1622in" svg:x="2.1563in" svg:y="8.4173in">
        <draw:text-box>
          <text:p><text:span text:style-name="T3">¨</text:span></text:p>
        </draw:text-box>
      </draw:frame>
      <draw:frame text:anchor-type="page" text:anchor-page-number="4" draw:z-index="3334" draw:style-name="gr1" draw:text-style-name="P2" svg:width="0.0713in" svg:height="0.1622in" svg:x="4.7764in" svg:y="8.6201in">
        <draw:text-box>
          <text:p><text:span text:style-name="T3">¨</text:span></text:p>
        </draw:text-box>
      </draw:frame>
      <draw:frame text:anchor-type="page" text:anchor-page-number="2" draw:z-index="3333" draw:style-name="gr1" draw:text-style-name="P2" svg:width="0.5476in" svg:height="0.1067in" svg:x="5.2256in" svg:y="8.3118in">
        <draw:text-box>
          <text:p><text:span text:style-name="T16">Omistajan 2</text:span></text:p>
        </draw:text-box>
      </draw:frame>
      <draw:frame text:anchor-type="page" text:anchor-page-number="2" draw:z-index="3332" draw:style-name="gr1" draw:text-style-name="P2" svg:width="0.5224in" svg:height="0.1067in" svg:x="5.2244in" svg:y="8.4252in">
        <draw:text-box>
          <text:p><text:span text:style-name="T16">allekirjoitus</text:span></text:p>
        </draw:text-box>
      </draw:frame>
      <draw:frame text:anchor-type="page" text:anchor-page-number="4" draw:z-index="3331" draw:style-name="gr1" draw:text-style-name="P2" svg:width="1.3413in" svg:height="0.1622in" svg:x="3.6165in" svg:y="8.6138in">
        <draw:text-box>
          <text:p><text:span text:style-name="T3">a kompensoidaan s</text:span></text:p>
        </draw:text-box>
      </draw:frame>
      <draw:frame text:anchor-type="page" text:anchor-page-number="9" draw:z-index="3330" draw:style-name="gr1" draw:text-style-name="P2" svg:width="0.1661in" svg:height="0.1622in" svg:x="2.0098in" svg:y="8.411in">
        <draw:text-box>
          <text:p><text:span text:style-name="T3">sit</text:span></text:p>
        </draw:text-box>
      </draw:frame>
      <draw:frame text:anchor-type="page" text:anchor-page-number="4" draw:z-index="3329" draw:style-name="gr1" draw:text-style-name="P2" svg:width="0.0713in" svg:height="0.1622in" svg:x="3.6165in" svg:y="8.6201in">
        <draw:text-box>
          <text:p><text:span text:style-name="T3">¨</text:span></text:p>
        </draw:text-box>
      </draw:frame>
      <draw:frame text:anchor-type="page" text:anchor-page-number="2" draw:z-index="3328" draw:style-name="gr1" draw:text-style-name="P2" svg:width="0.3571in" svg:height="0.0752in" draw:transform="rotate (-0.417133691226645) translate (4.77847222222222in 8.09722222222222in)">
        <draw:text-box>
          <text:p><text:span text:style-name="T15">Varmennus</text:span></text:p>
        </draw:text-box>
      </draw:frame>
      <draw:frame text:anchor-type="page" text:anchor-page-number="9" draw:z-index="3327" draw:style-name="gr1" draw:text-style-name="P2" svg:width="0.0941in" svg:height="0.1622in" svg:x="1.8575in" svg:y="8.411in">
        <draw:text-box>
          <text:p><text:span text:style-name="T3">ti</text:span></text:p>
        </draw:text-box>
      </draw:frame>
      <draw:frame text:anchor-type="page" text:anchor-page-number="9" draw:z-index="3326" draw:style-name="gr1" draw:text-style-name="P2" svg:width="1.9748in" svg:height="0.1622in" svg:x="4.9681in" svg:y="8.2453in">
        <draw:text-box>
          <text:p><text:span text:style-name="T3">pienenee eksponentiaalises-</text:span></text:p>
        </draw:text-box>
      </draw:frame>
      <draw:polygon text:anchor-type="page" text:anchor-page-number="2" draw:z-index="3325" draw:style-name="gr3" draw:text-style-name="P2" svg:width="0.5882in" svg:height="0.2874in" svg:x="5.2087in" svg:y="8.2768in" svg:viewBox="0 0 1495 731" draw:points="747,731 0,731 0,0 1495,0 1495,731">
        <text:p/>
      </draw:polygon>
      <draw:frame text:anchor-type="page" text:anchor-page-number="4" draw:z-index="3324" draw:style-name="gr1" draw:text-style-name="P2" svg:width="0.1406in" svg:height="0.1622in" svg:x="3.4937in" svg:y="8.6138in">
        <draw:text-box>
          <text:p><text:span text:style-name="T3">at</text:span></text:p>
        </draw:text-box>
      </draw:frame>
      <draw:frame text:anchor-type="page" text:anchor-page-number="4" draw:z-index="3323" draw:style-name="gr1" draw:text-style-name="P2" svg:width="0.0713in" svg:height="0.1622in" svg:x="3.4937in" svg:y="8.6201in">
        <draw:text-box>
          <text:p><text:span text:style-name="T3">¨</text:span></text:p>
        </draw:text-box>
      </draw:frame>
      <draw:polygon text:anchor-type="page" text:anchor-page-number="2" draw:z-index="3322" draw:style-name="gr4" draw:text-style-name="P3" svg:width="0.5039in" svg:height="0.2882in" draw:transform="rotate (-1.5707963267949) translate (5.2507874015748in 8.27637795275591in)" svg:viewBox="0 0 1281 733" draw:points="641,733 0,733 0,0 1281,0 1281,733">
        <text:p/>
      </draw:polygon>
      <draw:frame text:anchor-type="page" text:anchor-page-number="9" draw:z-index="3321" draw:style-name="gr1" draw:text-style-name="P2" svg:width="0.4323in" svg:height="0.1622in" svg:x="4.5311in" svg:y="8.2453in">
        <draw:text-box>
          <text:p><text:span text:style-name="T3">oisyys</text:span></text:p>
        </draw:text-box>
      </draw:frame>
      <draw:frame text:anchor-type="page" text:anchor-page-number="4" draw:z-index="3320" draw:style-name="gr1" draw:text-style-name="P2" svg:width="0.0862in" svg:height="0.1622in" svg:x="3.3937in" svg:y="8.6138in">
        <draw:text-box>
          <text:p><text:span text:style-name="T3">T</text:span></text:p>
        </draw:text-box>
      </draw:frame>
      <draw:frame text:anchor-type="page" text:anchor-page-number="9" draw:z-index="3319" draw:style-name="gr1" draw:text-style-name="P2" svg:width="0.0713in" svg:height="0.1622in" svg:x="4.5311in" svg:y="8.2516in">
        <draw:text-box>
          <text:p><text:span text:style-name="T3">¨</text:span></text:p>
        </draw:text-box>
      </draw:frame>
      <draw:frame text:anchor-type="page" text:anchor-page-number="2" draw:z-index="3318" draw:style-name="gr1" draw:text-style-name="P2" svg:width="0.3213in" svg:height="0.1067in" svg:x="5.3063in" svg:y="7.9425in">
        <draw:text-box>
          <text:p><text:span text:style-name="T16">Tiiviste</text:span></text:p>
        </draw:text-box>
      </draw:frame>
      <draw:frame text:anchor-type="page" text:anchor-page-number="4" draw:z-index="3317" draw:style-name="gr1" draw:text-style-name="P2" svg:width="1.7161in" svg:height="0.1622in" svg:x="1.8575in" svg:y="8.6138in">
        <draw:text-box>
          <text:p><text:span text:style-name="T3">mista kohtaan vaihtelee.</text:span></text:p>
        </draw:text-box>
      </draw:frame>
      <draw:frame text:anchor-type="page" text:anchor-page-number="2" draw:z-index="3316" draw:style-name="gr1" draw:text-style-name="P2" svg:width="0.3213in" svg:height="0.1067in" svg:x="4.1543in" svg:y="7.9445in">
        <draw:text-box>
          <text:p><text:span text:style-name="T16">Tiiviste</text:span></text:p>
        </draw:text-box>
      </draw:frame>
      <draw:frame text:anchor-type="page" text:anchor-page-number="9" draw:z-index="3315" draw:style-name="gr1" draw:text-style-name="P2" svg:width="0.1661in" svg:height="0.1622in" svg:x="4.389in" svg:y="8.2453in">
        <draw:text-box>
          <text:p><text:span text:style-name="T3">ak</text:span></text:p>
        </draw:text-box>
      </draw:frame>
      <draw:polygon text:anchor-type="page" text:anchor-page-number="2" draw:z-index="3314" draw:style-name="gr3" draw:text-style-name="P2" svg:width="0.3591in" svg:height="0.1449in" svg:x="5.287in" svg:y="7.9169in" svg:viewBox="0 0 913 369" draw:points="458,369 0,369 0,0 913,0 913,369">
        <text:p/>
      </draw:polygon>
      <draw:frame text:anchor-type="page" text:anchor-page-number="4" draw:z-index="3313" draw:style-name="gr1" draw:text-style-name="P2" svg:width="5.2748in" svg:height="0.1622in" svg:x="2.0654in" svg:y="8.448in">
        <draw:text-box>
          <text:p><text:span text:style-name="T3">Aikojen saatossa laitteistojen nopeudet kasvavat ja kiinnostus solmujen aja-</text:span></text:p>
        </draw:text-box>
      </draw:frame>
      <draw:frame text:anchor-type="page" text:anchor-page-number="9" draw:z-index="3312" draw:style-name="gr1" draw:text-style-name="P2" svg:width="0.0713in" svg:height="0.1622in" svg:x="4.389in" svg:y="8.2516in">
        <draw:text-box>
          <text:p><text:span text:style-name="T3">¨</text:span></text:p>
        </draw:text-box>
      </draw:frame>
      <draw:frame text:anchor-type="page" text:anchor-page-number="4" draw:z-index="3311" draw:style-name="gr1" draw:text-style-name="P2" svg:width="0.1303in" svg:height="0.1622in" svg:x="2.4264in" svg:y="8.2819in">
        <draw:text-box>
          <text:p><text:span text:style-name="T3">a.</text:span></text:p>
        </draw:text-box>
      </draw:frame>
      <draw:frame text:anchor-type="page" text:anchor-page-number="2" draw:z-index="3310" draw:style-name="gr1" draw:text-style-name="P2" svg:width="0.6315in" svg:height="0.1067in" svg:x="5.1882in" svg:y="7.5634in">
        <draw:text-box>
          <text:p><text:span text:style-name="T16">julkinen avain</text:span></text:p>
        </draw:text-box>
      </draw:frame>
      <draw:frame text:anchor-type="page" text:anchor-page-number="9" draw:z-index="3309" draw:style-name="gr1" draw:text-style-name="P2" svg:width="0.4886in" svg:height="0.1622in" svg:x="3.9701in" svg:y="8.2453in">
        <draw:text-box>
          <text:p><text:span text:style-name="T3">todenn</text:span></text:p>
        </draw:text-box>
      </draw:frame>
      <draw:frame text:anchor-type="page" text:anchor-page-number="4" draw:z-index="3308" draw:style-name="gr1" draw:text-style-name="P2" svg:width="0.0713in" svg:height="0.1622in" svg:x="2.4264in" svg:y="8.2874in">
        <draw:text-box>
          <text:p><text:span text:style-name="T3">¨</text:span></text:p>
        </draw:text-box>
      </draw:frame>
      <draw:frame text:anchor-type="page" text:anchor-page-number="9" draw:z-index="3307" draw:style-name="gr1" draw:text-style-name="P2" svg:width="0.5531in" svg:height="0.1622in" svg:x="3.3016in" svg:y="8.2453in">
        <draw:text-box>
          <text:p><text:span text:style-name="T3">a</text:span><text:span text:style-name="T2"> p &gt; q</text:span><text:span text:style-name="T3">,</text:span></text:p>
        </draw:text-box>
      </draw:frame>
      <draw:polygon text:anchor-type="page" text:anchor-page-number="2" draw:z-index="3306" draw:style-name="gr3" draw:text-style-name="P2" svg:width="0.3591in" svg:height="0.1445in" svg:x="4.1343in" svg:y="7.9197in" svg:viewBox="0 0 913 368" draw:points="458,368 0,368 0,0 913,0 913,368">
        <text:p/>
      </draw:polygon>
      <draw:frame text:anchor-type="page" text:anchor-page-number="2" draw:z-index="3305" draw:style-name="gr1" draw:text-style-name="P2" svg:width="0.5476in" svg:height="0.1067in" svg:x="5.2339in" svg:y="7.4638in">
        <draw:text-box>
          <text:p><text:span text:style-name="T16">Omistajan 3</text:span></text:p>
        </draw:text-box>
      </draw:frame>
      <draw:frame text:anchor-type="page" text:anchor-page-number="4" draw:z-index="3304" draw:style-name="gr1" draw:text-style-name="P2" svg:width="0.1406in" svg:height="0.1622in" svg:x="2.3035in" svg:y="8.2819in">
        <draw:text-box>
          <text:p><text:span text:style-name="T3">ot</text:span></text:p>
        </draw:text-box>
      </draw:frame>
      <draw:frame text:anchor-type="page" text:anchor-page-number="9" draw:z-index="3303" draw:style-name="gr1" draw:text-style-name="P2" svg:width="0.0713in" svg:height="0.1622in" svg:x="3.3016in" svg:y="8.2516in">
        <draw:text-box>
          <text:p><text:span text:style-name="T3">¨</text:span></text:p>
        </draw:text-box>
      </draw:frame>
      <draw:frame text:anchor-type="page" text:anchor-page-number="9" draw:z-index="3302" draw:style-name="gr1" draw:text-style-name="P2" svg:width="0.1953in" svg:height="0.1622in" svg:x="3.1319in" svg:y="8.2453in">
        <draw:text-box>
          <text:p><text:span text:style-name="T3">ett</text:span></text:p>
        </draw:text-box>
      </draw:frame>
      <draw:frame text:anchor-type="page" text:anchor-page-number="2" draw:z-index="3301" draw:style-name="gr1" draw:text-style-name="P2" svg:width="0.6315in" svg:height="0.1067in" svg:x="4.0362in" svg:y="7.5634in">
        <draw:text-box>
          <text:p><text:span text:style-name="T16">julkinen avain</text:span></text:p>
        </draw:text-box>
      </draw:frame>
      <draw:frame text:anchor-type="page" text:anchor-page-number="4" draw:z-index="3300" draw:style-name="gr1" draw:text-style-name="P2" svg:width="0.0713in" svg:height="0.1622in" svg:x="2.3035in" svg:y="8.2874in">
        <draw:text-box>
          <text:p><text:span text:style-name="T3">¨</text:span></text:p>
        </draw:text-box>
      </draw:frame>
      <draw:frame text:anchor-type="page" text:anchor-page-number="4" draw:z-index="3299" draw:style-name="gr1" draw:text-style-name="P2" svg:width="0.5094in" svg:height="0.1622in" svg:x="1.8575in" svg:y="8.2819in">
        <draw:text-box>
          <text:p><text:span text:style-name="T3">kon my</text:span></text:p>
        </draw:text-box>
      </draw:frame>
      <draw:polygon text:anchor-type="page" text:anchor-page-number="2" draw:z-index="3298" draw:style-name="gr5" draw:text-style-name="P2" svg:width="0.6768in" svg:height="0.2882in" svg:x="5.165in" svg:y="7.4122in" svg:viewBox="0 0 1720 733" draw:points="861,733 0,733 0,0 1720,0 1720,733">
        <text:p/>
      </draw:polygon>
      <draw:frame text:anchor-type="page" text:anchor-page-number="9" draw:z-index="3297" draw:style-name="gr1" draw:text-style-name="P2" svg:width="1.1933in" svg:height="0.1622in" svg:x="1.9957in" svg:y="8.2453in">
        <draw:text-box>
          <text:p><text:span text:style-name="T3">Koska oletamme,</text:span></text:p>
        </draw:text-box>
      </draw:frame>
      <draw:frame text:anchor-type="page" text:anchor-page-number="9" draw:z-index="3296" draw:style-name="gr1" draw:text-style-name="P2" svg:width="0.0016in" svg:height="0.1622in" svg:x="4.9854in" svg:y="7.6154in">
        <draw:text-box>
          <text:p><text:span text:style-name="T3"/></text:p>
        </draw:text-box>
      </draw:frame>
      <draw:polygon text:anchor-type="page" text:anchor-page-number="2" draw:z-index="3295" draw:style-name="gr4" draw:text-style-name="P3" svg:width="0.6472in" svg:height="0.2882in" draw:transform="rotate (-1.5707963267949) translate (5.17952755905512in 7.41220472440945in)" svg:viewBox="0 0 1645 733" draw:points="825,733 0,733 0,0 1645,0 1645,733">
        <text:p/>
      </draw:polygon>
      <draw:frame text:anchor-type="page" text:anchor-page-number="4" draw:z-index="3294" draw:style-name="gr1" draw:text-style-name="P2" svg:width="0.615in" svg:height="0.1622in" svg:x="6.0929in" svg:y="8.1161in">
        <draw:text-box>
          <text:p><text:span text:style-name="T3">atyn loh-</text:span></text:p>
        </draw:text-box>
      </draw:frame>
      <draw:frame text:anchor-type="page" text:anchor-page-number="2" draw:z-index="3293" draw:style-name="gr1" draw:text-style-name="P2" svg:width="0.5476in" svg:height="0.1067in" svg:x="4.0811in" svg:y="7.4638in">
        <draw:text-box>
          <text:p><text:span text:style-name="T16">Omistajan 2</text:span></text:p>
        </draw:text-box>
      </draw:frame>
      <draw:frame text:anchor-type="page" text:anchor-page-number="9" draw:z-index="3292" draw:style-name="gr1" draw:text-style-name="P2" svg:width="0.3807in" svg:height="0.1622in" svg:x="4.6646in" svg:y="7.8917in">
        <draw:text-box>
          <text:p><text:span text:style-name="T2">p &gt; q</text:span></text:p>
        </draw:text-box>
      </draw:frame>
      <draw:frame text:anchor-type="page" text:anchor-page-number="4" draw:z-index="3291" draw:style-name="gr1" draw:text-style-name="P2" svg:width="0.0713in" svg:height="0.1622in" svg:x="6.0929in" svg:y="8.122in">
        <draw:text-box>
          <text:p><text:span text:style-name="T3">¨</text:span></text:p>
        </draw:text-box>
      </draw:frame>
      <draw:frame text:anchor-type="page" text:anchor-page-number="9" draw:z-index="3290" draw:style-name="gr1" draw:text-style-name="P2" svg:width="0.1969in" svg:height="0.1622in" svg:x="4.3291in" svg:y="7.8917in">
        <draw:text-box>
          <text:p><text:span text:style-name="T2">jos</text:span></text:p>
        </draw:text-box>
      </draw:frame>
      <draw:frame text:anchor-type="page" text:anchor-page-number="4" draw:z-index="3289" draw:style-name="gr1" draw:text-style-name="P2" svg:width="3.9697in" svg:height="0.1622in" svg:x="2.7091in" svg:y="8.1161in">
        <draw:text-box>
          <text:p><text:span text:style-name="T3">an ketjun kiinni, pienenee eksponentiaalisesti jokaisen lis</text:span></text:p>
        </draw:text-box>
      </draw:frame>
      <draw:frame text:anchor-type="page" text:anchor-page-number="2" draw:z-index="3288" draw:style-name="gr1" draw:text-style-name="P2" svg:width="0.3906in" svg:height="0.0787in" draw:transform="rotate (0.642281164733913) translate (4.70486111111111in 8.85208333333333in)">
        <draw:text-box>
          <text:p><text:span text:style-name="T18">Allekirjoitus</text:span></text:p>
        </draw:text-box>
      </draw:frame>
      <draw:frame text:anchor-type="page" text:anchor-page-number="4" draw:z-index="3287" draw:style-name="gr1" draw:text-style-name="P2" svg:width="0.0713in" svg:height="0.1622in" svg:x="2.7091in" svg:y="8.122in">
        <draw:text-box>
          <text:p><text:span text:style-name="T3">¨</text:span></text:p>
        </draw:text-box>
      </draw:frame>
      <draw:polygon text:anchor-type="page" text:anchor-page-number="2" draw:z-index="3286" draw:style-name="gr5" draw:text-style-name="P2" svg:width="0.6764in" svg:height="0.2882in" svg:x="4.013in" svg:y="7.4122in" svg:viewBox="0 0 1719 733" draw:points="861,733 0,733 0,0 1719,0 1719,733">
        <text:p/>
      </draw:polygon>
      <draw:frame text:anchor-type="page" text:anchor-page-number="9" draw:z-index="3285" draw:style-name="gr1" draw:text-style-name="P2" svg:width="0.0524in" svg:height="0.1134in" svg:x="4.1272in" svg:y="7.8807in">
        <draw:text-box>
          <text:p><text:span text:style-name="T5">z</text:span></text:p>
        </draw:text-box>
      </draw:frame>
      <draw:line text:anchor-type="page" text:anchor-page-number="2" draw:z-index="3284" draw:style-name="gr5" draw:text-style-name="P2" svg:x1="2.5823in" svg:y1="7.7728in" svg:x2="3.0957in" svg:y2="7.7728in">
        <text:p/>
      </draw:line>
      <draw:frame text:anchor-type="page" text:anchor-page-number="4" draw:z-index="3283" draw:style-name="gr1" draw:text-style-name="P2" svg:width="0.2213in" svg:height="0.1622in" svg:x="2.5244in" svg:y="8.1161in">
        <draw:text-box>
          <text:p><text:span text:style-name="T3">om</text:span></text:p>
        </draw:text-box>
      </draw:frame>
      <draw:frame text:anchor-type="page" text:anchor-page-number="9" draw:z-index="3282" draw:style-name="gr1" draw:text-style-name="P2" svg:width="0.3323in" svg:height="0.1622in" svg:x="3.8138in" svg:y="7.8917in">
        <draw:text-box>
          <text:p><text:span text:style-name="T3">(</text:span><text:span text:style-name="T2">q/p</text:span><text:span text:style-name="T3">)</text:span></text:p>
        </draw:text-box>
      </draw:frame>
      <draw:line text:anchor-type="page" text:anchor-page-number="2" draw:z-index="3281" draw:style-name="gr6" draw:text-style-name="P2" svg:x1="3.0909in" svg:y1="7.7728in" svg:x2="3.0909in" svg:y2="7.8476in">
        <text:p/>
      </draw:line>
      <draw:frame text:anchor-type="page" text:anchor-page-number="4" draw:z-index="3280" draw:style-name="gr1" draw:text-style-name="P2" svg:width="0.0713in" svg:height="0.1622in" svg:x="2.5244in" svg:y="8.122in">
        <draw:text-box>
          <text:p><text:span text:style-name="T3">¨</text:span></text:p>
        </draw:text-box>
      </draw:frame>
      <draw:frame text:anchor-type="page" text:anchor-page-number="9" draw:z-index="3279" draw:style-name="gr1" draw:text-style-name="P2" svg:width="0.3807in" svg:height="0.1622in" svg:x="4.6646in" svg:y="7.7256in">
        <draw:text-box>
          <text:p><text:span text:style-name="T2">p ≤ q</text:span></text:p>
        </draw:text-box>
      </draw:frame>
      <draw:polygon text:anchor-type="page" text:anchor-page-number="2" draw:z-index="3278" draw:style-name="gr7" draw:text-style-name="P4" svg:width="0.0567in" svg:height="0.0854in" draw:transform="rotate (-1.5707963267949) translate (3.06259842519685in 7.83070866141732in)" svg:viewBox="0 0 145 218" draw:points="73,218 0,0 145,0">
        <text:p/>
      </draw:polygon>
      <draw:frame text:anchor-type="page" text:anchor-page-number="9" draw:z-index="3277" draw:style-name="gr1" draw:text-style-name="P2" svg:width="0.1969in" svg:height="0.1622in" svg:x="4.3291in" svg:y="7.7256in">
        <draw:text-box>
          <text:p><text:span text:style-name="T2">jos</text:span></text:p>
        </draw:text-box>
      </draw:frame>
      <draw:frame text:anchor-type="page" text:anchor-page-number="4" draw:z-index="3276" draw:style-name="gr1" draw:text-style-name="P2" svg:width="0.7449in" svg:height="0.1622in" svg:x="1.8575in" svg:y="8.1161in">
        <draw:text-box>
          <text:p><text:span text:style-name="T3">saisi vilpitt</text:span></text:p>
        </draw:text-box>
      </draw:frame>
      <draw:frame text:anchor-type="page" text:anchor-page-number="4" draw:z-index="3275" draw:style-name="gr1" draw:text-style-name="P2" svg:width="0.0862in" svg:height="0.1622in" svg:x="6.5626in" svg:y="7.95in">
        <draw:text-box>
          <text:p><text:span text:style-name="T3">a</text:span></text:p>
        </draw:text-box>
      </draw:frame>
      <draw:frame text:anchor-type="page" text:anchor-page-number="9" draw:z-index="3274" draw:style-name="gr1" draw:text-style-name="P2" svg:width="0.0898in" svg:height="0.1622in" svg:x="3.9681in" svg:y="7.7256in">
        <draw:text-box>
          <text:p><text:span text:style-name="T3">1</text:span></text:p>
        </draw:text-box>
      </draw:frame>
      <draw:line text:anchor-type="page" text:anchor-page-number="2" draw:z-index="3273" draw:style-name="gr5" draw:text-style-name="P2" svg:x1="3.5949in" svg:y1="7.7728in" svg:x2="4.248in" svg:y2="7.7728in">
        <text:p/>
      </draw:line>
      <draw:line text:anchor-type="page" text:anchor-page-number="2" draw:z-index="3272" draw:style-name="gr6" draw:text-style-name="P2" svg:x1="4.2433in" svg:y1="7.7728in" svg:x2="4.2433in" svg:y2="7.8476in">
        <text:p/>
      </draw:line>
      <draw:frame text:anchor-type="page" text:anchor-page-number="4" draw:z-index="3271" draw:style-name="gr1" draw:text-style-name="P2" svg:width="0.0713in" svg:height="0.1622in" svg:x="6.5626in" svg:y="7.9563in">
        <draw:text-box>
          <text:p><text:span text:style-name="T3">¨</text:span></text:p>
        </draw:text-box>
      </draw:frame>
      <draw:frame text:anchor-type="page" text:anchor-page-number="9" draw:z-index="3270" draw:style-name="gr1" draw:text-style-name="P2" svg:width="0.0016in" svg:height="0.1622in" svg:x="3.7102in" svg:y="7.6154in">
        <draw:text-box>
          <text:p><text:span text:style-name="T3"/></text:p>
        </draw:text-box>
      </draw:frame>
      <draw:frame text:anchor-type="page" text:anchor-page-number="9" draw:z-index="3269" draw:style-name="gr1" draw:text-style-name="P2" svg:width="0.1177in" svg:height="0.1622in" svg:x="3.5638in" svg:y="7.8102in">
        <draw:text-box>
          <text:p><text:span text:style-name="T3">=</text:span></text:p>
        </draw:text-box>
      </draw:frame>
      <draw:frame text:anchor-type="page" text:anchor-page-number="4" draw:z-index="3268" draw:style-name="gr1" draw:text-style-name="P2" svg:width="0.1248in" svg:height="0.1622in" svg:x="6.4508in" svg:y="7.95in">
        <draw:text-box>
          <text:p><text:span text:style-name="T3">aj</text:span></text:p>
        </draw:text-box>
      </draw:frame>
      <draw:polygon text:anchor-type="page" text:anchor-page-number="2" draw:z-index="3267" draw:style-name="gr7" draw:text-style-name="P4" svg:width="0.0583in" svg:height="0.0854in" draw:transform="rotate (-1.5707963267949) translate (4.21338582677165in 7.83070866141732in)" svg:viewBox="0 0 149 218" draw:points="76,218 0,0 149,0">
        <text:p/>
      </draw:polygon>
      <draw:frame text:anchor-type="page" text:anchor-page-number="4" draw:z-index="3266" draw:style-name="gr1" draw:text-style-name="P2" svg:width="0.0713in" svg:height="0.1622in" svg:x="6.4508in" svg:y="7.9563in">
        <draw:text-box>
          <text:p><text:span text:style-name="T3">¨</text:span></text:p>
        </draw:text-box>
      </draw:frame>
      <draw:frame text:anchor-type="page" text:anchor-page-number="9" draw:z-index="3265" draw:style-name="gr1" draw:text-style-name="P2" svg:width="0.0524in" svg:height="0.1134in" svg:x="3.4618in" svg:y="7.8693in">
        <draw:text-box>
          <text:p><text:span text:style-name="T5">z</text:span></text:p>
        </draw:text-box>
      </draw:frame>
      <draw:line text:anchor-type="page" text:anchor-page-number="2" draw:z-index="3264" draw:style-name="gr5" draw:text-style-name="P2" svg:x1="4.7472in" svg:y1="7.7728in" svg:x2="5.3992in" svg:y2="7.7728in">
        <text:p/>
      </draw:line>
      <draw:line text:anchor-type="page" text:anchor-page-number="2" draw:z-index="3263" draw:style-name="gr2" draw:text-style-name="P2" svg:x1="4.0315in" svg:y1="8.5429in" svg:x2="4.0433in" svg:y2="8.535in">
        <text:p/>
      </draw:line>
      <draw:frame text:anchor-type="page" text:anchor-page-number="9" draw:z-index="3262" draw:style-name="gr1" draw:text-style-name="P2" svg:width="0.0894in" svg:height="0.1622in" svg:x="3.4in" svg:y="7.8102in">
        <draw:text-box>
          <text:p><text:span text:style-name="T2">q</text:span></text:p>
        </draw:text-box>
      </draw:frame>
      <draw:frame text:anchor-type="page" text:anchor-page-number="4" draw:z-index="3261" draw:style-name="gr1" draw:text-style-name="P2" svg:width="0.0862in" svg:height="0.1622in" svg:x="6.3811in" svg:y="7.95in">
        <draw:text-box>
          <text:p><text:span text:style-name="T3">a</text:span></text:p>
        </draw:text-box>
      </draw:frame>
      <draw:line text:anchor-type="page" text:anchor-page-number="2" draw:z-index="3260" draw:style-name="gr2" draw:text-style-name="P2" svg:x1="4.0083in" svg:y1="8.561in" svg:x2="4.0201in" svg:y2="8.5516in">
        <text:p/>
      </draw:line>
      <draw:frame text:anchor-type="page" text:anchor-page-number="4" draw:z-index="3259" draw:style-name="gr1" draw:text-style-name="P2" svg:width="0.0713in" svg:height="0.1622in" svg:x="6.3811in" svg:y="7.9563in">
        <draw:text-box>
          <text:p><text:span text:style-name="T3">¨</text:span></text:p>
        </draw:text-box>
      </draw:frame>
      <draw:frame text:anchor-type="page" text:anchor-page-number="9" draw:z-index="3258" draw:style-name="gr1" draw:text-style-name="P2" svg:width="0.7516in" svg:height="0.1622in" svg:x="2.2035in" svg:y="7.3189in">
        <draw:text-box>
          <text:p><text:span text:style-name="T3">etumatkan</text:span></text:p>
        </draw:text-box>
      </draw:frame>
      <draw:frame text:anchor-type="page" text:anchor-page-number="9" draw:z-index="3257" draw:style-name="gr1" draw:text-style-name="P2" svg:width="2.3579in" svg:height="0.1622in" svg:x="4.6047in" svg:y="7.1535in">
        <draw:text-box>
          <text:p><text:span text:style-name="T3">a koskaan kuroo umpeen</text:span><text:span text:style-name="T2"> z</text:span><text:span text:style-name="T3"> lohkon</text:span></text:p>
        </draw:text-box>
      </draw:frame>
      <draw:frame text:anchor-type="page" text:anchor-page-number="4" draw:z-index="3256" draw:style-name="gr1" draw:text-style-name="P2" svg:width="0.2461in" svg:height="0.1622in" svg:x="6.1665in" svg:y="7.95in">
        <draw:text-box>
          <text:p><text:span text:style-name="T3">okk</text:span></text:p>
        </draw:text-box>
      </draw:frame>
      <draw:line text:anchor-type="page" text:anchor-page-number="2" draw:z-index="3255" draw:style-name="gr2" draw:text-style-name="P2" svg:x1="3.985in" svg:y1="8.578in" svg:x2="3.9969in" svg:y2="8.5685in">
        <text:p/>
      </draw:line>
      <draw:frame text:anchor-type="page" text:anchor-page-number="9" draw:z-index="3254" draw:style-name="gr1" draw:text-style-name="P2" svg:width="0.0713in" svg:height="0.1622in" svg:x="4.6047in" svg:y="7.1591in">
        <draw:text-box>
          <text:p><text:span text:style-name="T3">¨</text:span></text:p>
        </draw:text-box>
      </draw:frame>
      <draw:line text:anchor-type="page" text:anchor-page-number="2" draw:z-index="3253" draw:style-name="gr2" draw:text-style-name="P2" svg:x1="3.9618in" svg:y1="8.5961in" svg:x2="3.9736in" svg:y2="8.5866in">
        <text:p/>
      </draw:line>
      <draw:frame text:anchor-type="page" text:anchor-page-number="4" draw:z-index="3252" draw:style-name="gr1" draw:text-style-name="P2" svg:width="0.0713in" svg:height="0.1622in" svg:x="6.1665in" svg:y="7.9563in">
        <draw:text-box>
          <text:p><text:span text:style-name="T3">¨</text:span></text:p>
        </draw:text-box>
      </draw:frame>
      <draw:frame text:anchor-type="page" text:anchor-page-number="9" draw:z-index="3251" draw:style-name="gr1" draw:text-style-name="P2" svg:width="0.1248in" svg:height="0.1622in" svg:x="4.4929in" svg:y="7.1535in">
        <draw:text-box>
          <text:p><text:span text:style-name="T3">aj</text:span></text:p>
        </draw:text-box>
      </draw:frame>
      <draw:frame text:anchor-type="page" text:anchor-page-number="4" draw:z-index="3250" draw:style-name="gr1" draw:text-style-name="P2" svg:width="0.1713in" svg:height="0.1622in" svg:x="6.0201in" svg:y="7.95in">
        <draw:text-box>
          <text:p><text:span text:style-name="T3">hy</text:span></text:p>
        </draw:text-box>
      </draw:frame>
      <draw:line text:anchor-type="page" text:anchor-page-number="2" draw:z-index="3249" draw:style-name="gr2" draw:text-style-name="P2" svg:x1="3.9398in" svg:y1="8.6126in" svg:x2="3.9516in" svg:y2="8.6031in">
        <text:p/>
      </draw:line>
      <draw:frame text:anchor-type="page" text:anchor-page-number="9" draw:z-index="3248" draw:style-name="gr1" draw:text-style-name="P2" svg:width="0.0713in" svg:height="0.1622in" svg:x="4.4929in" svg:y="7.1591in">
        <draw:text-box>
          <text:p><text:span text:style-name="T3">¨</text:span></text:p>
        </draw:text-box>
      </draw:frame>
      <draw:frame text:anchor-type="page" text:anchor-page-number="4" draw:z-index="3247" draw:style-name="gr1" draw:text-style-name="P2" svg:width="0.7406in" svg:height="0.1622in" svg:x="5.3035in" svg:y="7.95in">
        <draw:text-box>
          <text:p><text:span text:style-name="T3">a hitaampi</text:span></text:p>
        </draw:text-box>
      </draw:frame>
      <draw:line text:anchor-type="page" text:anchor-page-number="2" draw:z-index="3246" draw:style-name="gr2" draw:text-style-name="P2" svg:x1="3.9165in" svg:y1="8.6307in" svg:x2="3.9283in" svg:y2="8.6213in">
        <text:p/>
      </draw:line>
      <draw:frame text:anchor-type="page" text:anchor-page-number="4" draw:z-index="3245" draw:style-name="gr1" draw:text-style-name="P2" svg:width="0.0713in" svg:height="0.1622in" svg:x="5.3035in" svg:y="7.9563in">
        <draw:text-box>
          <text:p><text:span text:style-name="T3">¨</text:span></text:p>
        </draw:text-box>
      </draw:frame>
      <draw:line text:anchor-type="page" text:anchor-page-number="2" draw:z-index="3244" draw:style-name="gr2" draw:text-style-name="P2" svg:x1="3.8933in" svg:y1="8.6476in" svg:x2="3.9051in" svg:y2="8.6382in">
        <text:p/>
      </draw:line>
      <draw:frame text:anchor-type="page" text:anchor-page-number="9" draw:z-index="3243" draw:style-name="gr1" draw:text-style-name="P2" svg:width="0.0862in" svg:height="0.1622in" svg:x="4.4244in" svg:y="7.1535in">
        <draw:text-box>
          <text:p><text:span text:style-name="T3">a</text:span></text:p>
        </draw:text-box>
      </draw:frame>
      <draw:frame text:anchor-type="page" text:anchor-page-number="4" draw:z-index="3242" draw:style-name="gr1" draw:text-style-name="P2" svg:width="0.1953in" svg:height="0.1622in" svg:x="5.1339in" svg:y="7.95in">
        <draw:text-box>
          <text:p><text:span text:style-name="T3">ett</text:span></text:p>
        </draw:text-box>
      </draw:frame>
      <draw:frame text:anchor-type="page" text:anchor-page-number="9" draw:z-index="3241" draw:style-name="gr1" draw:text-style-name="P2" svg:width="0.0713in" svg:height="0.1622in" svg:x="4.4244in" svg:y="7.1591in">
        <draw:text-box>
          <text:p><text:span text:style-name="T3">¨</text:span></text:p>
        </draw:text-box>
      </draw:frame>
      <draw:line text:anchor-type="page" text:anchor-page-number="2" draw:z-index="3240" draw:style-name="gr2" draw:text-style-name="P2" svg:x1="3.8701in" svg:y1="8.6646in" svg:x2="3.8819in" svg:y2="8.6563in">
        <text:p/>
      </draw:line>
      <draw:frame text:anchor-type="page" text:anchor-page-number="4" draw:z-index="3239" draw:style-name="gr1" draw:text-style-name="P2" svg:width="0.7925in" svg:height="0.1622in" svg:x="4.3917in" svg:y="7.95in">
        <draw:text-box>
          <text:p><text:span text:style-name="T3">oisyys sille,</text:span></text:p>
        </draw:text-box>
      </draw:frame>
      <draw:line text:anchor-type="page" text:anchor-page-number="2" draw:z-index="3238" draw:style-name="gr2" draw:text-style-name="P2" svg:x1="3.8469in" svg:y1="8.6827in" svg:x2="3.8587in" svg:y2="8.6732in">
        <text:p/>
      </draw:line>
      <draw:frame text:anchor-type="page" text:anchor-page-number="9" draw:z-index="3237" draw:style-name="gr1" draw:text-style-name="P2" svg:width="0.2461in" svg:height="0.1622in" svg:x="4.2091in" svg:y="7.1535in">
        <draw:text-box>
          <text:p><text:span text:style-name="T3">okk</text:span></text:p>
        </draw:text-box>
      </draw:frame>
      <draw:frame text:anchor-type="page" text:anchor-page-number="4" draw:z-index="3236" draw:style-name="gr1" draw:text-style-name="P2" svg:width="0.0713in" svg:height="0.1622in" svg:x="4.3917in" svg:y="7.9563in">
        <draw:text-box>
          <text:p><text:span text:style-name="T3">¨</text:span></text:p>
        </draw:text-box>
      </draw:frame>
      <draw:frame text:anchor-type="page" text:anchor-page-number="9" draw:z-index="3235" draw:style-name="gr1" draw:text-style-name="P2" svg:width="0.0713in" svg:height="0.1622in" svg:x="4.2091in" svg:y="7.1591in">
        <draw:text-box>
          <text:p><text:span text:style-name="T3">¨</text:span></text:p>
        </draw:text-box>
      </draw:frame>
      <draw:line text:anchor-type="page" text:anchor-page-number="2" draw:z-index="3234" draw:style-name="gr2" draw:text-style-name="P2" svg:x1="3.8236in" svg:y1="8.6992in" svg:x2="3.8354in" svg:y2="8.6913in">
        <text:p/>
      </draw:line>
      <draw:frame text:anchor-type="page" text:anchor-page-number="4" draw:z-index="3233" draw:style-name="gr1" draw:text-style-name="P2" svg:width="0.1661in" svg:height="0.1622in" svg:x="4.2484in" svg:y="7.95in">
        <draw:text-box>
          <text:p><text:span text:style-name="T3">ak</text:span></text:p>
        </draw:text-box>
      </draw:frame>
      <draw:line text:anchor-type="page" text:anchor-page-number="2" draw:z-index="3232" draw:style-name="gr2" draw:text-style-name="P2" svg:x1="3.8in" svg:y1="8.7173in" svg:x2="3.8122in" svg:y2="8.7079in">
        <text:p/>
      </draw:line>
      <draw:frame text:anchor-type="page" text:anchor-page-number="9" draw:z-index="3231" draw:style-name="gr1" draw:text-style-name="P2" svg:width="0.2996in" svg:height="0.1622in" svg:x="3.9547in" svg:y="7.1535in">
        <draw:text-box>
          <text:p><text:span text:style-name="T3">a hy</text:span></text:p>
        </draw:text-box>
      </draw:frame>
      <draw:frame text:anchor-type="page" text:anchor-page-number="4" draw:z-index="3230" draw:style-name="gr1" draw:text-style-name="P2" svg:width="0.0713in" svg:height="0.1622in" svg:x="4.2484in" svg:y="7.9563in">
        <draw:text-box>
          <text:p><text:span text:style-name="T3">¨</text:span></text:p>
        </draw:text-box>
      </draw:frame>
      <draw:line text:anchor-type="page" text:anchor-page-number="2" draw:z-index="3229" draw:style-name="gr2" draw:text-style-name="P2" svg:x1="3.7768in" svg:y1="8.7343in" svg:x2="3.789in" svg:y2="8.7248in">
        <text:p/>
      </draw:line>
      <draw:frame text:anchor-type="page" text:anchor-page-number="9" draw:z-index="3228" draw:style-name="gr1" draw:text-style-name="P2" svg:width="0.0713in" svg:height="0.1622in" svg:x="3.9547in" svg:y="7.1591in">
        <draw:text-box>
          <text:p><text:span text:style-name="T3">¨</text:span></text:p>
        </draw:text-box>
      </draw:frame>
      <draw:line text:anchor-type="page" text:anchor-page-number="2" draw:z-index="3227" draw:style-name="gr2" draw:text-style-name="P2" svg:x1="3.7535in" svg:y1="8.7524in" svg:x2="3.7657in" svg:y2="8.7429in">
        <text:p/>
      </draw:line>
      <draw:frame text:anchor-type="page" text:anchor-page-number="9" draw:z-index="3226" draw:style-name="gr1" draw:text-style-name="P2" svg:width="1.0303in" svg:height="0.1622in" svg:x="3.0752in" svg:y="7.1535in">
        <draw:text-box>
          <text:p><text:span text:style-name="T3">oisyys sille, ett</text:span></text:p>
        </draw:text-box>
      </draw:frame>
      <draw:frame text:anchor-type="page" text:anchor-page-number="4" draw:z-index="3225" draw:style-name="gr1" draw:text-style-name="P2" svg:width="0.9323in" svg:height="0.1622in" svg:x="3.4291in" svg:y="7.95in">
        <draw:text-box>
          <text:p><text:span text:style-name="T3">miten todenn</text:span></text:p>
        </draw:text-box>
      </draw:frame>
      <draw:line text:anchor-type="page" text:anchor-page-number="2" draw:z-index="3224" draw:style-name="gr2" draw:text-style-name="P2" svg:x1="3.7303in" svg:y1="8.7693in" svg:x2="3.7425in" svg:y2="8.7598in">
        <text:p/>
      </draw:line>
      <draw:frame text:anchor-type="page" text:anchor-page-number="9" draw:z-index="3223" draw:style-name="gr1" draw:text-style-name="P2" svg:width="0.0713in" svg:height="0.1622in" svg:x="3.0752in" svg:y="7.1591in">
        <draw:text-box>
          <text:p><text:span text:style-name="T3">¨</text:span></text:p>
        </draw:text-box>
      </draw:frame>
      <draw:frame text:anchor-type="page" text:anchor-page-number="4" draw:z-index="3222" draw:style-name="gr1" draw:text-style-name="P2" svg:width="0.698in" svg:height="0.1622in" svg:x="2.7819in" svg:y="7.95in">
        <draw:text-box>
          <text:p><text:span text:style-name="T3">ohemmin,</text:span></text:p>
        </draw:text-box>
      </draw:frame>
      <draw:frame text:anchor-type="page" text:anchor-page-number="4" draw:z-index="3221" draw:style-name="gr1" draw:text-style-name="P2" svg:width="0.0713in" svg:height="0.1622in" svg:x="2.7819in" svg:y="7.9563in">
        <draw:text-box>
          <text:p><text:span text:style-name="T3">¨</text:span></text:p>
        </draw:text-box>
      </draw:frame>
      <draw:line text:anchor-type="page" text:anchor-page-number="2" draw:z-index="3220" draw:style-name="gr2" draw:text-style-name="P2" svg:x1="3.7083in" svg:y1="8.7858in" svg:x2="3.7205in" svg:y2="8.7776in">
        <text:p/>
      </draw:line>
      <draw:frame text:anchor-type="page" text:anchor-page-number="9" draw:z-index="3219" draw:style-name="gr1" draw:text-style-name="P2" svg:width="0.1661in" svg:height="0.1622in" svg:x="2.9335in" svg:y="7.1535in">
        <draw:text-box>
          <text:p><text:span text:style-name="T3">ak</text:span></text:p>
        </draw:text-box>
      </draw:frame>
      <draw:line text:anchor-type="page" text:anchor-page-number="2" draw:z-index="3218" draw:style-name="gr2" draw:text-style-name="P2" svg:x1="3.685in" svg:y1="8.8039in" svg:x2="3.6972in" svg:y2="8.7945in">
        <text:p/>
      </draw:line>
      <draw:frame text:anchor-type="page" text:anchor-page-number="4" draw:z-index="3217" draw:style-name="gr1" draw:text-style-name="P2" svg:width="1.0594in" svg:height="0.1622in" svg:x="1.8575in" svg:y="7.95in">
        <draw:text-box>
          <text:p><text:span text:style-name="T3">Osoitamme my</text:span></text:p>
        </draw:text-box>
      </draw:frame>
      <draw:frame text:anchor-type="page" text:anchor-page-number="9" draw:z-index="3216" draw:style-name="gr1" draw:text-style-name="P2" svg:width="0.0713in" svg:height="0.1622in" svg:x="2.9335in" svg:y="7.1591in">
        <draw:text-box>
          <text:p><text:span text:style-name="T3">¨</text:span></text:p>
        </draw:text-box>
      </draw:frame>
      <draw:frame text:anchor-type="page" text:anchor-page-number="4" draw:z-index="3215" draw:style-name="gr1" draw:text-style-name="P2" svg:width="0.3315in" svg:height="0.1622in" svg:x="6.361in" svg:y="7.7839in">
        <draw:text-box>
          <text:p><text:span text:style-name="T3">a se.</text:span></text:p>
        </draw:text-box>
      </draw:frame>
      <draw:line text:anchor-type="page" text:anchor-page-number="2" draw:z-index="3214" draw:style-name="gr2" draw:text-style-name="P2" svg:x1="3.6618in" svg:y1="8.8209in" svg:x2="3.674in" svg:y2="8.8126in">
        <text:p/>
      </draw:line>
      <draw:frame text:anchor-type="page" text:anchor-page-number="9" draw:z-index="3213" draw:style-name="gr1" draw:text-style-name="P2" svg:width="0.648in" svg:height="0.1622in" svg:x="2.3681in" svg:y="7.1535in">
        <draw:text-box>
          <text:p><text:span text:style-name="T3">= todenn</text:span></text:p>
        </draw:text-box>
      </draw:frame>
      <draw:frame text:anchor-type="page" text:anchor-page-number="9" draw:z-index="3212" draw:style-name="gr1" draw:text-style-name="P2" svg:width="0.0524in" svg:height="0.1134in" svg:x="2.2654in" svg:y="7.2126in">
        <draw:text-box>
          <text:p><text:span text:style-name="T5">z</text:span></text:p>
        </draw:text-box>
      </draw:frame>
      <draw:frame text:anchor-type="page" text:anchor-page-number="4" draw:z-index="3211" draw:style-name="gr1" draw:text-style-name="P2" svg:width="0.0713in" svg:height="0.1622in" svg:x="6.361in" svg:y="7.7898in">
        <draw:text-box>
          <text:p><text:span text:style-name="T3">¨</text:span></text:p>
        </draw:text-box>
      </draw:frame>
      <draw:line text:anchor-type="page" text:anchor-page-number="2" draw:z-index="3210" draw:style-name="gr2" draw:text-style-name="P2" svg:x1="3.6386in" svg:y1="8.839in" svg:x2="3.6508in" svg:y2="8.8295in">
        <text:p/>
      </draw:line>
      <draw:frame text:anchor-type="page" text:anchor-page-number="9" draw:z-index="3209" draw:style-name="gr1" draw:text-style-name="P2" svg:width="0.0894in" svg:height="0.1622in" svg:x="2.2035in" svg:y="7.1535in">
        <draw:text-box>
          <text:p><text:span text:style-name="T2">q</text:span></text:p>
        </draw:text-box>
      </draw:frame>
      <draw:frame text:anchor-type="page" text:anchor-page-number="4" draw:z-index="3208" draw:style-name="gr1" draw:text-style-name="P2" svg:width="0.0862in" svg:height="0.1622in" svg:x="6.2925in" svg:y="7.7839in">
        <draw:text-box>
          <text:p><text:span text:style-name="T3">a</text:span></text:p>
        </draw:text-box>
      </draw:frame>
      <draw:line text:anchor-type="page" text:anchor-page-number="2" draw:z-index="3207" draw:style-name="gr2" draw:text-style-name="P2" svg:x1="3.6154in" svg:y1="8.8555in" svg:x2="3.6276in" svg:y2="8.8461in">
        <text:p/>
      </draw:line>
      <draw:line text:anchor-type="page" text:anchor-page-number="2" draw:z-index="3206" draw:style-name="gr2" draw:text-style-name="P2" svg:x1="3.5921in" svg:y1="8.8555in" svg:x2="3.6043in" svg:y2="8.8472in">
        <text:p/>
      </draw:line>
      <draw:frame text:anchor-type="page" text:anchor-page-number="4" draw:z-index="3205" draw:style-name="gr1" draw:text-style-name="P2" svg:width="0.0713in" svg:height="0.1622in" svg:x="6.2925in" svg:y="7.7898in">
        <draw:text-box>
          <text:p><text:span text:style-name="T3">¨</text:span></text:p>
        </draw:text-box>
      </draw:frame>
      <draw:frame text:anchor-type="page" text:anchor-page-number="9" draw:z-index="3204" draw:style-name="gr1" draw:text-style-name="P2" svg:width="1.3571in" svg:height="0.1622in" svg:x="4.9937in" svg:y="6.8764in">
        <draw:text-box>
          <text:p><text:span text:style-name="T3">a seuraavan lohkon</text:span></text:p>
        </draw:text-box>
      </draw:frame>
      <draw:frame text:anchor-type="page" text:anchor-page-number="4" draw:z-index="3203" draw:style-name="gr1" draw:text-style-name="P2" svg:width="0.9787in" svg:height="0.1622in" svg:x="5.3717in" svg:y="7.7839in">
        <draw:text-box>
          <text:p><text:span text:style-name="T3">a kiinni ja ylitt</text:span></text:p>
        </draw:text-box>
      </draw:frame>
      <draw:frame text:anchor-type="page" text:anchor-page-number="9" draw:z-index="3202" draw:style-name="gr1" draw:text-style-name="P2" svg:width="0.0713in" svg:height="0.1622in" svg:x="4.9937in" svg:y="6.8819in">
        <draw:text-box>
          <text:p><text:span text:style-name="T3">¨</text:span></text:p>
        </draw:text-box>
      </draw:frame>
      <draw:polygon text:anchor-type="page" text:anchor-page-number="2" draw:z-index="3201" draw:style-name="gr7" draw:text-style-name="P4" svg:width="0.0862in" svg:height="0.0752in" draw:transform="rotate (-1.5707963267949) translate (4.01220472440945in 8.49212598425197in)" svg:viewBox="0 0 220 192" draw:points="220,0 88,192 0,76">
        <text:p/>
      </draw:polygon>
      <draw:frame text:anchor-type="page" text:anchor-page-number="2" draw:z-index="3200" draw:style-name="gr1" draw:text-style-name="P2" svg:width="0.7386in" svg:height="0.1067in" svg:x="2.8181in" svg:y="8.9866in">
        <draw:text-box>
          <text:p><text:span text:style-name="T16">yksityinen avain</text:span></text:p>
        </draw:text-box>
      </draw:frame>
      <draw:frame text:anchor-type="page" text:anchor-page-number="4" draw:z-index="3199" draw:style-name="gr1" draw:text-style-name="P2" svg:width="0.0713in" svg:height="0.1622in" svg:x="5.3717in" svg:y="7.7898in">
        <draw:text-box>
          <text:p><text:span text:style-name="T3">¨</text:span></text:p>
        </draw:text-box>
      </draw:frame>
      <draw:frame text:anchor-type="page" text:anchor-page-number="9" draw:z-index="3198" draw:style-name="gr1" draw:text-style-name="P2" svg:width="0.0862in" svg:height="0.1622in" svg:x="4.9252in" svg:y="6.8764in">
        <draw:text-box>
          <text:p><text:span text:style-name="T3">a</text:span></text:p>
        </draw:text-box>
      </draw:frame>
      <draw:frame text:anchor-type="page" text:anchor-page-number="4" draw:z-index="3197" draw:style-name="gr1" draw:text-style-name="P2" svg:width="0.1433in" svg:height="0.1622in" svg:x="5.2484in" svg:y="7.7839in">
        <draw:text-box>
          <text:p><text:span text:style-name="T3">ar</text:span></text:p>
        </draw:text-box>
      </draw:frame>
      <draw:frame text:anchor-type="page" text:anchor-page-number="9" draw:z-index="3196" draw:style-name="gr1" draw:text-style-name="P2" svg:width="0.0713in" svg:height="0.1622in" svg:x="4.9252in" svg:y="6.8819in">
        <draw:text-box>
          <text:p><text:span text:style-name="T3">¨</text:span></text:p>
        </draw:text-box>
      </draw:frame>
      <draw:line text:anchor-type="page" text:anchor-page-number="2" draw:z-index="3195" draw:style-name="gr2" draw:text-style-name="P2" svg:x1="5.1839in" svg:y1="8.5429in" svg:x2="5.1957in" svg:y2="8.535in">
        <text:p/>
      </draw:line>
      <draw:frame text:anchor-type="page" text:anchor-page-number="9" draw:z-index="3194" draw:style-name="gr1" draw:text-style-name="P2" svg:width="0.2224in" svg:height="0.1622in" svg:x="4.7283in" svg:y="6.8764in">
        <draw:text-box>
          <text:p><text:span text:style-name="T3">oyt</text:span></text:p>
        </draw:text-box>
      </draw:frame>
      <draw:frame text:anchor-type="page" text:anchor-page-number="4" draw:z-index="3193" draw:style-name="gr1" draw:text-style-name="P2" svg:width="0.0713in" svg:height="0.1622in" svg:x="5.2484in" svg:y="7.7898in">
        <draw:text-box>
          <text:p><text:span text:style-name="T3">¨</text:span></text:p>
        </draw:text-box>
      </draw:frame>
      <draw:line text:anchor-type="page" text:anchor-page-number="2" draw:z-index="3192" draw:style-name="gr2" draw:text-style-name="P2" svg:x1="5.1606in" svg:y1="8.561in" svg:x2="5.1724in" svg:y2="8.5516in">
        <text:p/>
      </draw:line>
      <draw:frame text:anchor-type="page" text:anchor-page-number="9" draw:z-index="3191" draw:style-name="gr1" draw:text-style-name="P2" svg:width="0.0713in" svg:height="0.1622in" svg:x="4.7283in" svg:y="6.8819in">
        <draw:text-box>
          <text:p><text:span text:style-name="T3">¨</text:span></text:p>
        </draw:text-box>
      </draw:frame>
      <draw:line text:anchor-type="page" text:anchor-page-number="2" draw:z-index="3190" draw:style-name="gr2" draw:text-style-name="P2" svg:x1="5.1374in" svg:y1="8.578in" svg:x2="5.1492in" svg:y2="8.5685in">
        <text:p/>
      </draw:line>
      <draw:frame text:anchor-type="page" text:anchor-page-number="4" draw:z-index="3189" draw:style-name="gr1" draw:text-style-name="P2" svg:width="0.0862in" svg:height="0.1622in" svg:x="5.1791in" svg:y="7.7839in">
        <draw:text-box>
          <text:p><text:span text:style-name="T3">a</text:span></text:p>
        </draw:text-box>
      </draw:frame>
      <draw:frame text:anchor-type="page" text:anchor-page-number="9" draw:z-index="3188" draw:style-name="gr1" draw:text-style-name="P2" svg:width="0.1689in" svg:height="0.1622in" svg:x="4.5752in" svg:y="6.8764in">
        <draw:text-box>
          <text:p><text:span text:style-name="T3">a l</text:span></text:p>
        </draw:text-box>
      </draw:frame>
      <draw:frame text:anchor-type="page" text:anchor-page-number="4" draw:z-index="3187" draw:style-name="gr1" draw:text-style-name="P2" svg:width="0.0713in" svg:height="0.1622in" svg:x="5.1791in" svg:y="7.7898in">
        <draw:text-box>
          <text:p><text:span text:style-name="T3">¨</text:span></text:p>
        </draw:text-box>
      </draw:frame>
      <draw:line text:anchor-type="page" text:anchor-page-number="2" draw:z-index="3186" draw:style-name="gr2" draw:text-style-name="P2" svg:x1="5.1142in" svg:y1="8.5961in" svg:x2="5.126in" svg:y2="8.5866in">
        <text:p/>
      </draw:line>
      <draw:frame text:anchor-type="page" text:anchor-page-number="4" draw:z-index="3185" draw:style-name="gr1" draw:text-style-name="P2" svg:width="0.2213in" svg:height="0.1622in" svg:x="4.9953in" svg:y="7.7839in">
        <draw:text-box>
          <text:p><text:span text:style-name="T3">om</text:span></text:p>
        </draw:text-box>
      </draw:frame>
      <draw:line text:anchor-type="page" text:anchor-page-number="2" draw:z-index="3184" draw:style-name="gr2" draw:text-style-name="P2" svg:x1="5.0909in" svg:y1="8.6126in" svg:x2="5.1028in" svg:y2="8.6031in">
        <text:p/>
      </draw:line>
      <draw:frame text:anchor-type="page" text:anchor-page-number="9" draw:z-index="3183" draw:style-name="gr1" draw:text-style-name="P2" svg:width="0.0713in" svg:height="0.1622in" svg:x="4.5752in" svg:y="6.8819in">
        <draw:text-box>
          <text:p><text:span text:style-name="T3">¨</text:span></text:p>
        </draw:text-box>
      </draw:frame>
      <draw:frame text:anchor-type="page" text:anchor-page-number="9" draw:z-index="3182" draw:style-name="gr1" draw:text-style-name="P2" svg:width="0.1248in" svg:height="0.1622in" svg:x="4.4634in" svg:y="6.8764in">
        <draw:text-box>
          <text:p><text:span text:style-name="T3">aj</text:span></text:p>
        </draw:text-box>
      </draw:frame>
      <draw:frame text:anchor-type="page" text:anchor-page-number="4" draw:z-index="3181" draw:style-name="gr1" draw:text-style-name="P2" svg:width="0.0713in" svg:height="0.1622in" svg:x="4.9953in" svg:y="7.7898in">
        <draw:text-box>
          <text:p><text:span text:style-name="T3">¨</text:span></text:p>
        </draw:text-box>
      </draw:frame>
      <draw:line text:anchor-type="page" text:anchor-page-number="2" draw:z-index="3180" draw:style-name="gr2" draw:text-style-name="P2" svg:x1="5.0673in" svg:y1="8.6307in" svg:x2="5.0795in" svg:y2="8.6213in">
        <text:p/>
      </draw:line>
      <draw:frame text:anchor-type="page" text:anchor-page-number="4" draw:z-index="3179" draw:style-name="gr1" draw:text-style-name="P2" svg:width="0.2661in" svg:height="0.1622in" svg:x="4.7563in" svg:y="7.7839in">
        <draw:text-box>
          <text:p><text:span text:style-name="T3">a ty</text:span></text:p>
        </draw:text-box>
      </draw:frame>
      <draw:frame text:anchor-type="page" text:anchor-page-number="9" draw:z-index="3178" draw:style-name="gr1" draw:text-style-name="P2" svg:width="0.0713in" svg:height="0.1622in" svg:x="4.4634in" svg:y="6.8819in">
        <draw:text-box>
          <text:p><text:span text:style-name="T3">¨</text:span></text:p>
        </draw:text-box>
      </draw:frame>
      <draw:line text:anchor-type="page" text:anchor-page-number="2" draw:z-index="3177" draw:style-name="gr2" draw:text-style-name="P2" svg:x1="5.0441in" svg:y1="8.6476in" svg:x2="5.0563in" svg:y2="8.6382in">
        <text:p/>
      </draw:line>
      <draw:line text:anchor-type="page" text:anchor-page-number="2" draw:z-index="3176" draw:style-name="gr2" draw:text-style-name="P2" svg:x1="5.0209in" svg:y1="8.6646in" svg:x2="5.0331in" svg:y2="8.6563in">
        <text:p/>
      </draw:line>
      <draw:frame text:anchor-type="page" text:anchor-page-number="4" draw:z-index="3175" draw:style-name="gr1" draw:text-style-name="P2" svg:width="0.0713in" svg:height="0.1622in" svg:x="4.7563in" svg:y="7.7898in">
        <draw:text-box>
          <text:p><text:span text:style-name="T3">¨</text:span></text:p>
        </draw:text-box>
      </draw:frame>
      <draw:frame text:anchor-type="page" text:anchor-page-number="9" draw:z-index="3174" draw:style-name="gr1" draw:text-style-name="P2" svg:width="0.0862in" svg:height="0.1622in" svg:x="4.3945in" svg:y="6.8764in">
        <draw:text-box>
          <text:p><text:span text:style-name="T3">a</text:span></text:p>
        </draw:text-box>
      </draw:frame>
      <draw:frame text:anchor-type="page" text:anchor-page-number="5" draw:z-index="3173" draw:style-name="gr1" draw:text-style-name="P2" svg:width="0.0898in" svg:height="0.1622in" svg:x="4.2098in" svg:y="9.6307in">
        <draw:text-box>
          <text:p><text:span text:style-name="T3">5</text:span></text:p>
        </draw:text-box>
      </draw:frame>
      <draw:line text:anchor-type="page" text:anchor-page-number="2" draw:z-index="3172" draw:style-name="gr2" draw:text-style-name="P2" svg:x1="4.9976in" svg:y1="8.6827in" svg:x2="5.0098in" svg:y2="8.6732in">
        <text:p/>
      </draw:line>
      <draw:frame text:anchor-type="page" text:anchor-page-number="5" draw:z-index="3171" draw:style-name="gr1" draw:text-style-name="P2" svg:width="0.6469in" svg:height="0.1622in" svg:x="1.8575in" svg:y="8.9508in">
        <draw:text-box>
          <text:p><text:span text:style-name="T3">tiovapaa.</text:span></text:p>
        </draw:text-box>
      </draw:frame>
      <draw:frame text:anchor-type="page" text:anchor-page-number="4" draw:z-index="3170" draw:style-name="gr1" draw:text-style-name="P2" svg:width="1.5823in" svg:height="0.1622in" svg:x="3.4091in" svg:y="7.7839in">
        <draw:text-box>
          <text:p><text:span text:style-name="T3">omien solmujen tekem</text:span></text:p>
        </draw:text-box>
      </draw:frame>
      <draw:frame text:anchor-type="page" text:anchor-page-number="9" draw:z-index="3169" draw:style-name="gr1" draw:text-style-name="P2" svg:width="0.0713in" svg:height="0.1622in" svg:x="4.3945in" svg:y="6.8819in">
        <draw:text-box>
          <text:p><text:span text:style-name="T3">¨</text:span></text:p>
        </draw:text-box>
      </draw:frame>
      <draw:line text:anchor-type="page" text:anchor-page-number="2" draw:z-index="3168" draw:style-name="gr2" draw:text-style-name="P2" svg:x1="4.9756in" svg:y1="8.6992in" svg:x2="4.9878in" svg:y2="8.6913in">
        <text:p/>
      </draw:line>
      <draw:frame text:anchor-type="page" text:anchor-page-number="4" draw:z-index="3167" draw:style-name="gr1" draw:text-style-name="P2" svg:width="0.0713in" svg:height="0.1622in" svg:x="3.4091in" svg:y="7.7898in">
        <draw:text-box>
          <text:p><text:span text:style-name="T3">¨</text:span></text:p>
        </draw:text-box>
      </draw:frame>
      <draw:frame text:anchor-type="page" text:anchor-page-number="5" draw:z-index="3166" draw:style-name="gr1" draw:text-style-name="P2" svg:width="0.8425in" svg:height="0.1622in" svg:x="5.8866in" svg:y="8.7839in">
        <draw:text-box>
          <text:p><text:span text:style-name="T3">aysin inflaa-</text:span></text:p>
        </draw:text-box>
      </draw:frame>
      <draw:frame text:anchor-type="page" text:anchor-page-number="9" draw:z-index="3165" draw:style-name="gr1" draw:text-style-name="P2" svg:width="0.2461in" svg:height="0.1622in" svg:x="4.1791in" svg:y="6.8764in">
        <draw:text-box>
          <text:p><text:span text:style-name="T3">okk</text:span></text:p>
        </draw:text-box>
      </draw:frame>
      <draw:frame text:anchor-type="page" text:anchor-page-number="4" draw:z-index="3164" draw:style-name="gr1" draw:text-style-name="P2" svg:width="0.9815in" svg:height="0.1622in" svg:x="2.5346in" svg:y="7.7839in">
        <draw:text-box>
          <text:p><text:span text:style-name="T3">a saada vilpitt</text:span></text:p>
        </draw:text-box>
      </draw:frame>
      <draw:frame text:anchor-type="page" text:anchor-page-number="9" draw:z-index="3163" draw:style-name="gr1" draw:text-style-name="P2" svg:width="0.0713in" svg:height="0.1622in" svg:x="4.1791in" svg:y="6.8819in">
        <draw:text-box>
          <text:p><text:span text:style-name="T3">¨</text:span></text:p>
        </draw:text-box>
      </draw:frame>
      <draw:line text:anchor-type="page" text:anchor-page-number="2" draw:z-index="3162" draw:style-name="gr2" draw:text-style-name="P2" svg:x1="4.9524in" svg:y1="8.7173in" svg:x2="4.9646in" svg:y2="8.7079in">
        <text:p/>
      </draw:line>
      <draw:frame text:anchor-type="page" text:anchor-page-number="5" draw:z-index="3161" draw:style-name="gr1" draw:text-style-name="P2" svg:width="0.0713in" svg:height="0.1622in" svg:x="5.8866in" svg:y="8.7902in">
        <draw:text-box>
          <text:p><text:span text:style-name="T3">¨</text:span></text:p>
        </draw:text-box>
      </draw:frame>
      <draw:frame text:anchor-type="page" text:anchor-page-number="9" draw:z-index="3160" draw:style-name="gr1" draw:text-style-name="P2" svg:width="0.2996in" svg:height="0.1622in" svg:x="3.9181in" svg:y="6.8764in">
        <draw:text-box>
          <text:p><text:span text:style-name="T3">a hy</text:span></text:p>
        </draw:text-box>
      </draw:frame>
      <draw:line text:anchor-type="page" text:anchor-page-number="2" draw:z-index="3159" draw:style-name="gr2" draw:text-style-name="P2" svg:x1="4.9291in" svg:y1="8.7343in" svg:x2="4.9413in" svg:y2="8.7248in">
        <text:p/>
      </draw:line>
      <draw:frame text:anchor-type="page" text:anchor-page-number="5" draw:z-index="3158" draw:style-name="gr1" draw:text-style-name="P2" svg:width="3.8268in" svg:height="0.1622in" svg:x="2.5193in" svg:y="8.7839in">
        <draw:text-box>
          <text:p><text:span text:style-name="T3">kokonaisuudessaan muodostua siirtomaksuista ja olla t</text:span></text:p>
        </draw:text-box>
      </draw:frame>
      <draw:frame text:anchor-type="page" text:anchor-page-number="4" draw:z-index="3157" draw:style-name="gr1" draw:text-style-name="P2" svg:width="0.0713in" svg:height="0.1622in" svg:x="2.5346in" svg:y="7.7898in">
        <draw:text-box>
          <text:p><text:span text:style-name="T3">¨</text:span></text:p>
        </draw:text-box>
      </draw:frame>
      <draw:line text:anchor-type="page" text:anchor-page-number="2" draw:z-index="3156" draw:style-name="gr2" draw:text-style-name="P2" svg:x1="4.9059in" svg:y1="8.7524in" svg:x2="4.9181in" svg:y2="8.7429in">
        <text:p/>
      </draw:line>
      <draw:frame text:anchor-type="page" text:anchor-page-number="5" draw:z-index="3155" draw:style-name="gr1" draw:text-style-name="P2" svg:width="0.678in" svg:height="0.1622in" svg:x="1.8575in" svg:y="8.7839in">
        <draw:text-box>
          <text:p><text:span text:style-name="T3">nustin voi</text:span></text:p>
        </draw:text-box>
      </draw:frame>
      <draw:frame text:anchor-type="page" text:anchor-page-number="4" draw:z-index="3154" draw:style-name="gr1" draw:text-style-name="P2" svg:width="0.7453in" svg:height="0.1622in" svg:x="1.9in" svg:y="7.7839in">
        <draw:text-box>
          <text:p><text:span text:style-name="T3">alkeen viel</text:span></text:p>
        </draw:text-box>
      </draw:frame>
      <draw:frame text:anchor-type="page" text:anchor-page-number="9" draw:z-index="3153" draw:style-name="gr1" draw:text-style-name="P2" svg:width="0.0713in" svg:height="0.1622in" svg:x="3.9181in" svg:y="6.8819in">
        <draw:text-box>
          <text:p><text:span text:style-name="T3">¨</text:span></text:p>
        </draw:text-box>
      </draw:frame>
      <draw:line text:anchor-type="page" text:anchor-page-number="2" draw:z-index="3152" draw:style-name="gr2" draw:text-style-name="P2" svg:x1="4.8827in" svg:y1="8.7693in" svg:x2="4.8949in" svg:y2="8.7598in">
        <text:p/>
      </draw:line>
      <draw:frame text:anchor-type="page" text:anchor-page-number="5" draw:z-index="3151" draw:style-name="gr1" draw:text-style-name="P2" svg:width="0.3016in" svg:height="0.1622in" svg:x="6.3744in" svg:y="8.6189in">
        <draw:text-box>
          <text:p><text:span text:style-name="T3">kan-</text:span></text:p>
        </draw:text-box>
      </draw:frame>
      <draw:frame text:anchor-type="page" text:anchor-page-number="4" draw:z-index="3150" draw:style-name="gr1" draw:text-style-name="P2" svg:width="0.0713in" svg:height="0.1622in" svg:x="1.9in" svg:y="7.7898in">
        <draw:text-box>
          <text:p><text:span text:style-name="T3">¨</text:span></text:p>
        </draw:text-box>
      </draw:frame>
      <draw:frame text:anchor-type="page" text:anchor-page-number="9" draw:z-index="3149" draw:style-name="gr1" draw:text-style-name="P2" svg:width="1.0303in" svg:height="0.1622in" svg:x="3.0236in" svg:y="6.8764in">
        <draw:text-box>
          <text:p><text:span text:style-name="T3">oisyys sille, ett</text:span></text:p>
        </draw:text-box>
      </draw:frame>
      <draw:line text:anchor-type="page" text:anchor-page-number="2" draw:z-index="3148" draw:style-name="gr2" draw:text-style-name="P2" svg:x1="4.8594in" svg:y1="8.7858in" svg:x2="4.8717in" svg:y2="8.7776in">
        <text:p/>
      </draw:line>
      <draw:frame text:anchor-type="page" text:anchor-page-number="5" draw:z-index="3147" draw:style-name="gr1" draw:text-style-name="P2" svg:width="1.9835in" svg:height="0.1622in" svg:x="4.4819in" svg:y="8.6189in">
        <draw:text-box>
          <text:p><text:span text:style-name="T3">a kolikoita on tullut kiertoon,</text:span></text:p>
        </draw:text-box>
      </draw:frame>
      <draw:frame text:anchor-type="page" text:anchor-page-number="4" draw:z-index="3146" draw:style-name="gr1" draw:text-style-name="P2" svg:width="0.0398in" svg:height="0.1622in" svg:x="1.8575in" svg:y="7.7839in">
        <draw:text-box>
          <text:p><text:span text:style-name="T3">j</text:span></text:p>
        </draw:text-box>
      </draw:frame>
      <draw:frame text:anchor-type="page" text:anchor-page-number="9" draw:z-index="3145" draw:style-name="gr1" draw:text-style-name="P2" svg:width="0.0713in" svg:height="0.1622in" svg:x="3.0236in" svg:y="6.8819in">
        <draw:text-box>
          <text:p><text:span text:style-name="T3">¨</text:span></text:p>
        </draw:text-box>
      </draw:frame>
      <draw:frame text:anchor-type="page" text:anchor-page-number="5" draw:z-index="3144" draw:style-name="gr1" draw:text-style-name="P2" svg:width="0.0713in" svg:height="0.1622in" svg:x="4.4819in" svg:y="8.6244in">
        <draw:text-box>
          <text:p><text:span text:style-name="T3">¨</text:span></text:p>
        </draw:text-box>
      </draw:frame>
      <draw:frame text:anchor-type="page" text:anchor-page-number="4" draw:z-index="3143" draw:style-name="gr1" draw:text-style-name="P2" svg:width="1.9717in" svg:height="0.1622in" svg:x="4.9563in" svg:y="7.6181in">
        <draw:text-box>
          <text:p><text:span text:style-name="T3">ontodisteet uudelleen ja sen</text:span></text:p>
        </draw:text-box>
      </draw:frame>
      <draw:frame text:anchor-type="page" text:anchor-page-number="9" draw:z-index="3142" draw:style-name="gr1" draw:text-style-name="P2" svg:width="0.1661in" svg:height="0.1622in" svg:x="2.8811in" svg:y="6.8764in">
        <draw:text-box>
          <text:p><text:span text:style-name="T3">ak</text:span></text:p>
        </draw:text-box>
      </draw:frame>
      <draw:line text:anchor-type="page" text:anchor-page-number="2" draw:z-index="3141" draw:style-name="gr2" draw:text-style-name="P2" svg:x1="4.8362in" svg:y1="8.8039in" svg:x2="4.8484in" svg:y2="8.7945in">
        <text:p/>
      </draw:line>
      <draw:frame text:anchor-type="page" text:anchor-page-number="4" draw:z-index="3140" draw:style-name="gr1" draw:text-style-name="P2" svg:width="0.0713in" svg:height="0.1622in" svg:x="4.9563in" svg:y="7.6236in">
        <draw:text-box>
          <text:p><text:span text:style-name="T3">¨</text:span></text:p>
        </draw:text-box>
      </draw:frame>
      <draw:frame text:anchor-type="page" text:anchor-page-number="9" draw:z-index="3139" draw:style-name="gr1" draw:text-style-name="P2" svg:width="0.0713in" svg:height="0.1622in" svg:x="2.8811in" svg:y="6.8819in">
        <draw:text-box>
          <text:p><text:span text:style-name="T3">¨</text:span></text:p>
        </draw:text-box>
      </draw:frame>
      <draw:frame text:anchor-type="page" text:anchor-page-number="5" draw:z-index="3138" draw:style-name="gr1" draw:text-style-name="P2" svg:width="0.1433in" svg:height="0.1622in" svg:x="4.3583in" svg:y="8.6189in">
        <draw:text-box>
          <text:p><text:span text:style-name="T3">ar</text:span></text:p>
        </draw:text-box>
      </draw:frame>
      <draw:line text:anchor-type="page" text:anchor-page-number="2" draw:z-index="3137" draw:style-name="gr2" draw:text-style-name="P2" svg:x1="4.813in" svg:y1="8.8209in" svg:x2="4.8252in" svg:y2="8.8126in">
        <text:p/>
      </draw:line>
      <draw:frame text:anchor-type="page" text:anchor-page-number="4" draw:z-index="3136" draw:style-name="gr1" draw:text-style-name="P2" svg:width="1.9098in" svg:height="0.1622in" svg:x="3.2898in" svg:y="7.6181in">
        <draw:text-box>
          <text:p><text:span text:style-name="T3">alkeen tulleiden lohkojen ty</text:span></text:p>
        </draw:text-box>
      </draw:frame>
      <draw:frame text:anchor-type="page" text:anchor-page-number="5" draw:z-index="3135" draw:style-name="gr1" draw:text-style-name="P2" svg:width="0.0713in" svg:height="0.1622in" svg:x="4.3583in" svg:y="8.6244in">
        <draw:text-box>
          <text:p><text:span text:style-name="T3">¨</text:span></text:p>
        </draw:text-box>
      </draw:frame>
      <draw:line text:anchor-type="page" text:anchor-page-number="2" draw:z-index="3134" draw:style-name="gr2" draw:text-style-name="P2" svg:x1="4.7898in" svg:y1="8.839in" svg:x2="4.8016in" svg:y2="8.8295in">
        <text:p/>
      </draw:line>
      <draw:frame text:anchor-type="page" text:anchor-page-number="9" draw:z-index="3133" draw:style-name="gr1" draw:text-style-name="P2" svg:width="0.7795in" svg:height="0.1622in" svg:x="2.2035in" svg:y="6.8764in">
        <draw:text-box>
          <text:p><text:span text:style-name="T2">q</text:span><text:span text:style-name="T3"> = todenn</text:span></text:p>
        </draw:text-box>
      </draw:frame>
      <draw:frame text:anchor-type="page" text:anchor-page-number="4" draw:z-index="3132" draw:style-name="gr1" draw:text-style-name="P2" svg:width="0.0713in" svg:height="0.1622in" svg:x="3.2898in" svg:y="7.6236in">
        <draw:text-box>
          <text:p><text:span text:style-name="T3">¨</text:span></text:p>
        </draw:text-box>
      </draw:frame>
      <draw:frame text:anchor-type="page" text:anchor-page-number="9" draw:z-index="3131" draw:style-name="gr1" draw:text-style-name="P2" svg:width="1.3571in" svg:height="0.1622in" svg:x="5.2472in" svg:y="6.5992in">
        <draw:text-box>
          <text:p><text:span text:style-name="T3">a seuraavan lohkon</text:span></text:p>
        </draw:text-box>
      </draw:frame>
      <draw:frame text:anchor-type="page" text:anchor-page-number="5" draw:z-index="3130" draw:style-name="gr1" draw:text-style-name="P2" svg:width="0.0862in" svg:height="0.1622in" svg:x="4.2898in" svg:y="8.6189in">
        <draw:text-box>
          <text:p><text:span text:style-name="T3">a</text:span></text:p>
        </draw:text-box>
      </draw:frame>
      <draw:line text:anchor-type="page" text:anchor-page-number="2" draw:z-index="3129" draw:style-name="gr2" draw:text-style-name="P2" svg:x1="4.7665in" svg:y1="8.8555in" svg:x2="4.7783in" svg:y2="8.8461in">
        <text:p/>
      </draw:line>
      <draw:frame text:anchor-type="page" text:anchor-page-number="9" draw:z-index="3128" draw:style-name="gr1" draw:text-style-name="P2" svg:width="0.0713in" svg:height="0.1622in" svg:x="5.2472in" svg:y="6.6055in">
        <draw:text-box>
          <text:p><text:span text:style-name="T3">¨</text:span></text:p>
        </draw:text-box>
      </draw:frame>
      <draw:line text:anchor-type="page" text:anchor-page-number="2" draw:z-index="3127" draw:style-name="gr2" draw:text-style-name="P2" svg:x1="4.7445in" svg:y1="8.8724in" svg:x2="4.7567in" svg:y2="8.8642in">
        <text:p/>
      </draw:line>
      <draw:frame text:anchor-type="page" text:anchor-page-number="5" draw:z-index="3126" draw:style-name="gr1" draw:text-style-name="P2" svg:width="0.0713in" svg:height="0.1622in" svg:x="4.2898in" svg:y="8.6244in">
        <draw:text-box>
          <text:p><text:span text:style-name="T3">¨</text:span></text:p>
        </draw:text-box>
      </draw:frame>
      <draw:frame text:anchor-type="page" text:anchor-page-number="4" draw:z-index="3125" draw:style-name="gr1" draw:text-style-name="P2" svg:width="1.1453in" svg:height="0.1622in" svg:x="2.3016in" svg:y="7.6181in">
        <draw:text-box>
          <text:p><text:span text:style-name="T3">os kaikkien sen j</text:span></text:p>
        </draw:text-box>
      </draw:frame>
      <draw:frame text:anchor-type="page" text:anchor-page-number="5" draw:z-index="3124" draw:style-name="gr1" draw:text-style-name="P2" svg:width="0.674in" svg:height="0.1622in" svg:x="3.6783in" svg:y="8.6189in">
        <draw:text-box>
          <text:p><text:span text:style-name="T3">aritelty m</text:span></text:p>
        </draw:text-box>
      </draw:frame>
      <draw:line text:anchor-type="page" text:anchor-page-number="2" draw:z-index="3123" draw:style-name="gr2" draw:text-style-name="P2" svg:x1="4.7213in" svg:y1="8.8736in" svg:x2="4.7335in" svg:y2="8.8642in">
        <text:p/>
      </draw:line>
      <draw:frame text:anchor-type="page" text:anchor-page-number="9" draw:z-index="3122" draw:style-name="gr1" draw:text-style-name="P2" svg:width="0.0862in" svg:height="0.1622in" svg:x="5.1783in" svg:y="6.5992in">
        <draw:text-box>
          <text:p><text:span text:style-name="T3">a</text:span></text:p>
        </draw:text-box>
      </draw:frame>
      <draw:frame text:anchor-type="page" text:anchor-page-number="4" draw:z-index="3121" draw:style-name="gr1" draw:text-style-name="P2" svg:width="0.0713in" svg:height="0.1622in" svg:x="2.3016in" svg:y="7.6236in">
        <draw:text-box>
          <text:p><text:span text:style-name="T3">¨</text:span></text:p>
        </draw:text-box>
      </draw:frame>
      <draw:frame text:anchor-type="page" text:anchor-page-number="9" draw:z-index="3120" draw:style-name="gr1" draw:text-style-name="P2" svg:width="0.0713in" svg:height="0.1622in" svg:x="5.1783in" svg:y="6.6055in">
        <draw:text-box>
          <text:p><text:span text:style-name="T3">¨</text:span></text:p>
        </draw:text-box>
      </draw:frame>
      <draw:frame text:anchor-type="page" text:anchor-page-number="5" draw:z-index="3119" draw:style-name="gr1" draw:text-style-name="P2" svg:width="0.0713in" svg:height="0.1622in" svg:x="3.6783in" svg:y="8.6244in">
        <draw:text-box>
          <text:p><text:span text:style-name="T3">¨</text:span></text:p>
        </draw:text-box>
      </draw:frame>
      <draw:frame text:anchor-type="page" text:anchor-page-number="4" draw:z-index="3118" draw:style-name="gr1" draw:text-style-name="P2" svg:width="0.5094in" svg:height="0.1622in" svg:x="1.8575in" svg:y="7.6181in">
        <draw:text-box>
          <text:p><text:span text:style-name="T3">kon my</text:span></text:p>
        </draw:text-box>
      </draw:frame>
      <draw:line text:anchor-type="page" text:anchor-page-number="2" draw:z-index="3117" draw:style-name="gr2" draw:text-style-name="P2" svg:x1="4.698in" svg:y1="8.8906in" svg:x2="4.7106in" svg:y2="8.8823in">
        <text:p/>
      </draw:line>
      <draw:polygon text:anchor-type="page" text:anchor-page-number="2" draw:z-index="3116" draw:style-name="gr7" draw:text-style-name="P4" svg:width="0.0866in" svg:height="0.0752in" draw:transform="rotate (-1.5707963267949) translate (5.11968503937008in 8.52834645669291in)" svg:viewBox="0 0 221 192" draw:points="221,0 86,192 0,76">
        <text:p/>
      </draw:polygon>
      <draw:frame text:anchor-type="page" text:anchor-page-number="5" draw:z-index="3115" draw:style-name="gr1" draw:text-style-name="P2" svg:width="0.0862in" svg:height="0.1622in" svg:x="3.6098in" svg:y="8.6189in">
        <draw:text-box>
          <text:p><text:span text:style-name="T3">a</text:span></text:p>
        </draw:text-box>
      </draw:frame>
      <draw:frame text:anchor-type="page" text:anchor-page-number="4" draw:z-index="3114" draw:style-name="gr1" draw:text-style-name="P2" svg:width="2.3024in" svg:height="0.1622in" svg:x="4.6457in" svg:y="7.4516in">
        <draw:text-box>
          <text:p><text:span text:style-name="T3">aytyisi laskea paitsi kyseisen loh-</text:span></text:p>
        </draw:text-box>
      </draw:frame>
      <draw:frame text:anchor-type="page" text:anchor-page-number="9" draw:z-index="3113" draw:style-name="gr1" draw:text-style-name="P2" svg:width="0.2224in" svg:height="0.1622in" svg:x="4.9819in" svg:y="6.5992in">
        <draw:text-box>
          <text:p><text:span text:style-name="T3">oyt</text:span></text:p>
        </draw:text-box>
      </draw:frame>
      <draw:frame text:anchor-type="page" text:anchor-page-number="4" draw:z-index="3112" draw:style-name="gr1" draw:text-style-name="P2" svg:width="0.0713in" svg:height="0.1622in" svg:x="4.6457in" svg:y="7.4575in">
        <draw:text-box>
          <text:p><text:span text:style-name="T3">¨</text:span></text:p>
        </draw:text-box>
      </draw:frame>
      <draw:frame text:anchor-type="page" text:anchor-page-number="9" draw:z-index="3111" draw:style-name="gr1" draw:text-style-name="P2" svg:width="0.0713in" svg:height="0.1622in" svg:x="4.9819in" svg:y="6.6055in">
        <draw:text-box>
          <text:p><text:span text:style-name="T3">¨</text:span></text:p>
        </draw:text-box>
      </draw:frame>
      <draw:frame text:anchor-type="page" text:anchor-page-number="2" draw:z-index="3110" draw:style-name="gr1" draw:text-style-name="P2" svg:width="0.4634in" svg:height="0.1067in" svg:x="5.2752in" svg:y="7.2457in">
        <draw:text-box>
          <text:p><text:span text:style-name="T16">Transaktio</text:span></text:p>
        </draw:text-box>
      </draw:frame>
      <draw:frame text:anchor-type="page" text:anchor-page-number="5" draw:z-index="3109" draw:style-name="gr1" draw:text-style-name="P2" svg:width="0.0713in" svg:height="0.1622in" svg:x="3.6098in" svg:y="8.6244in">
        <draw:text-box>
          <text:p><text:span text:style-name="T3">¨</text:span></text:p>
        </draw:text-box>
      </draw:frame>
      <draw:frame text:anchor-type="page" text:anchor-page-number="5" draw:z-index="3108" draw:style-name="gr1" draw:text-style-name="P2" svg:width="0.9976in" svg:height="0.1622in" svg:x="2.7075in" svg:y="8.6189in">
        <draw:text-box>
          <text:p><text:span text:style-name="T3">kun ennalta m</text:span></text:p>
        </draw:text-box>
      </draw:frame>
      <draw:frame text:anchor-type="page" text:anchor-page-number="4" draw:z-index="3107" draw:style-name="gr1" draw:text-style-name="P2" svg:width="0.2724in" svg:height="0.1622in" svg:x="4.4035in" svg:y="7.4516in">
        <draw:text-box>
          <text:p><text:span text:style-name="T3">an t</text:span></text:p>
        </draw:text-box>
      </draw:frame>
      <draw:frame text:anchor-type="page" text:anchor-page-number="9" draw:z-index="3106" draw:style-name="gr1" draw:text-style-name="P2" svg:width="0.7177in" svg:height="0.1622in" svg:x="4.3547in" svg:y="6.5992in">
        <draw:text-box>
          <text:p><text:span text:style-name="T3">on solmu l</text:span></text:p>
        </draw:text-box>
      </draw:frame>
      <draw:polygon text:anchor-type="page" text:anchor-page-number="2" draw:z-index="3105" draw:style-name="gr3" draw:text-style-name="P2" svg:width="0.8201in" svg:height="0.2882in" svg:x="2.772in" svg:y="8.8358in" svg:viewBox="0 0 2084 733" draw:points="1044,733 0,733 0,0 2084,0 2084,733">
        <text:p/>
      </draw:polygon>
      <draw:polygon text:anchor-type="page" text:anchor-page-number="2" draw:z-index="3104" draw:style-name="gr4" draw:text-style-name="P3" svg:width="0.6472in" svg:height="0.2882in" draw:transform="rotate (-1.5707963267949) translate (2.8751968503937in 8.83582677165354in)" svg:viewBox="0 0 1645 733" draw:points="825,733 0,733 0,0 1645,0 1645,733">
        <text:p/>
      </draw:polygon>
      <draw:frame text:anchor-type="page" text:anchor-page-number="4" draw:z-index="3103" draw:style-name="gr1" draw:text-style-name="P2" svg:width="0.0713in" svg:height="0.1622in" svg:x="4.4035in" svg:y="7.4575in">
        <draw:text-box>
          <text:p><text:span text:style-name="T3">¨</text:span></text:p>
        </draw:text-box>
      </draw:frame>
      <draw:frame text:anchor-type="page" text:anchor-page-number="9" draw:z-index="3102" draw:style-name="gr1" draw:text-style-name="P2" svg:width="0.0713in" svg:height="0.1622in" svg:x="4.3547in" svg:y="6.6055in">
        <draw:text-box>
          <text:p><text:span text:style-name="T3">¨</text:span></text:p>
        </draw:text-box>
      </draw:frame>
      <draw:frame text:anchor-type="page" text:anchor-page-number="5" draw:z-index="3101" draw:style-name="gr1" draw:text-style-name="P2" svg:width="0.2835in" svg:height="0.1622in" svg:x="2.3929in" svg:y="8.6189in">
        <draw:text-box>
          <text:p><text:span text:style-name="T3">Heti</text:span></text:p>
        </draw:text-box>
      </draw:frame>
      <draw:frame text:anchor-type="page" text:anchor-page-number="6" draw:z-index="3100" draw:style-name="gr1" draw:text-style-name="P2" svg:width="0.0898in" svg:height="0.1622in" svg:x="4.2098in" svg:y="9.6307in">
        <draw:text-box>
          <text:p><text:span text:style-name="T3">6</text:span></text:p>
        </draw:text-box>
      </draw:frame>
      <draw:frame text:anchor-type="page" text:anchor-page-number="5" draw:z-index="3099" draw:style-name="gr1" draw:text-style-name="P2" svg:width="0.3669in" svg:height="0.1622in" svg:x="2.0047in" svg:y="8.6189in">
        <draw:text-box>
          <text:p><text:span text:style-name="T3">altyy.</text:span></text:p>
        </draw:text-box>
      </draw:frame>
      <draw:frame text:anchor-type="page" text:anchor-page-number="4" draw:z-index="3098" draw:style-name="gr1" draw:text-style-name="P2" svg:width="0.1248in" svg:height="0.1622in" svg:x="4.2917in" svg:y="7.4516in">
        <draw:text-box>
          <text:p><text:span text:style-name="T3">aj</text:span></text:p>
        </draw:text-box>
      </draw:frame>
      <draw:frame text:anchor-type="page" text:anchor-page-number="9" draw:z-index="3097" draw:style-name="gr1" draw:text-style-name="P2" svg:width="0.4697in" svg:height="0.1622in" svg:x="3.9201in" svg:y="6.5992in">
        <draw:text-box>
          <text:p><text:span text:style-name="T3">a vilpit</text:span></text:p>
        </draw:text-box>
      </draw:frame>
      <draw:line text:anchor-type="page" text:anchor-page-number="2" draw:z-index="3096" draw:style-name="gr2" draw:text-style-name="P2" svg:x1="5.1839in" svg:y1="8.3193in" svg:x2="5.1882in" svg:y2="8.3209in">
        <text:p/>
      </draw:line>
      <draw:frame text:anchor-type="page" text:anchor-page-number="5" draw:z-index="3095" draw:style-name="gr1" draw:text-style-name="P2" svg:width="0.0713in" svg:height="0.1622in" svg:x="2.0047in" svg:y="8.6244in">
        <draw:text-box>
          <text:p><text:span text:style-name="T3">¨</text:span></text:p>
        </draw:text-box>
      </draw:frame>
      <draw:line text:anchor-type="page" text:anchor-page-number="2" draw:z-index="3094" draw:style-name="gr2" draw:text-style-name="P2" svg:x1="5.1567in" svg:y1="8.3075in" svg:x2="5.1713in" svg:y2="8.313in">
        <text:p/>
      </draw:line>
      <draw:frame text:anchor-type="page" text:anchor-page-number="6" draw:z-index="3093" draw:style-name="gr1" draw:text-style-name="P2" svg:width="0.828in" svg:height="0.1622in" svg:x="5.2465in" svg:y="9.2154in">
        <draw:text-box>
          <text:p><text:span text:style-name="T3">a muistissa.</text:span></text:p>
        </draw:text-box>
      </draw:frame>
      <draw:frame text:anchor-type="page" text:anchor-page-number="9" draw:z-index="3092" draw:style-name="gr1" draw:text-style-name="P2" svg:width="0.0713in" svg:height="0.1622in" svg:x="3.9201in" svg:y="6.6055in">
        <draw:text-box>
          <text:p><text:span text:style-name="T3">¨</text:span></text:p>
        </draw:text-box>
      </draw:frame>
      <draw:frame text:anchor-type="page" text:anchor-page-number="4" draw:z-index="3091" draw:style-name="gr1" draw:text-style-name="P2" svg:width="0.0713in" svg:height="0.1622in" svg:x="4.2917in" svg:y="7.4575in">
        <draw:text-box>
          <text:p><text:span text:style-name="T3">¨</text:span></text:p>
        </draw:text-box>
      </draw:frame>
      <draw:frame text:anchor-type="page" text:anchor-page-number="6" draw:z-index="3090" draw:style-name="gr1" draw:text-style-name="P2" svg:width="0.0713in" svg:height="0.1622in" svg:x="5.2465in" svg:y="9.2217in">
        <draw:text-box>
          <text:p><text:span text:style-name="T3">¨</text:span></text:p>
        </draw:text-box>
      </draw:frame>
      <draw:frame text:anchor-type="page" text:anchor-page-number="9" draw:z-index="3089" draw:style-name="gr1" draw:text-style-name="P2" svg:width="1.0303in" svg:height="0.1622in" svg:x="3.0272in" svg:y="6.5992in">
        <draw:text-box>
          <text:p><text:span text:style-name="T3">oisyys sille, ett</text:span></text:p>
        </draw:text-box>
      </draw:frame>
      <draw:line text:anchor-type="page" text:anchor-page-number="2" draw:z-index="3088" draw:style-name="gr2" draw:text-style-name="P2" svg:x1="5.1307in" svg:y1="8.2961in" svg:x2="5.1441in" svg:y2="8.3016in">
        <text:p/>
      </draw:line>
      <draw:frame text:anchor-type="page" text:anchor-page-number="5" draw:z-index="3087" draw:style-name="gr1" draw:text-style-name="P2" svg:width="0.1843in" svg:height="0.1622in" svg:x="1.8575in" svg:y="8.6189in">
        <draw:text-box>
          <text:p><text:span text:style-name="T3">sis</text:span></text:p>
        </draw:text-box>
      </draw:frame>
      <draw:frame text:anchor-type="page" text:anchor-page-number="4" draw:z-index="3086" draw:style-name="gr1" draw:text-style-name="P2" svg:width="0.0862in" svg:height="0.1622in" svg:x="4.222in" svg:y="7.4516in">
        <draw:text-box>
          <text:p><text:span text:style-name="T3">a</text:span></text:p>
        </draw:text-box>
      </draw:frame>
      <draw:line text:anchor-type="page" text:anchor-page-number="2" draw:z-index="3085" draw:style-name="gr2" draw:text-style-name="P2" svg:x1="5.1051in" svg:y1="8.2843in" svg:x2="5.1181in" svg:y2="8.2898in">
        <text:p/>
      </draw:line>
      <draw:frame text:anchor-type="page" text:anchor-page-number="5" draw:z-index="3084" draw:style-name="gr1" draw:text-style-name="P2" svg:width="2.1898in" svg:height="0.1622in" svg:x="4.7043in" svg:y="8.452in">
        <draw:text-box>
          <text:p><text:span text:style-name="T3">johon kyseinen siirtotapahtuma</text:span></text:p>
        </draw:text-box>
      </draw:frame>
      <draw:frame text:anchor-type="page" text:anchor-page-number="4" draw:z-index="3083" draw:style-name="gr1" draw:text-style-name="P2" svg:width="0.0713in" svg:height="0.1622in" svg:x="4.222in" svg:y="7.4575in">
        <draw:text-box>
          <text:p><text:span text:style-name="T3">¨</text:span></text:p>
        </draw:text-box>
      </draw:frame>
      <draw:frame text:anchor-type="page" text:anchor-page-number="6" draw:z-index="3082" draw:style-name="gr1" draw:text-style-name="P2" svg:width="0.1685in" svg:height="0.1622in" svg:x="5.1047in" svg:y="9.2154in">
        <draw:text-box>
          <text:p><text:span text:style-name="T3">av</text:span></text:p>
        </draw:text-box>
      </draw:frame>
      <draw:frame text:anchor-type="page" text:anchor-page-number="9" draw:z-index="3081" draw:style-name="gr1" draw:text-style-name="P2" svg:width="0.0713in" svg:height="0.1622in" svg:x="3.0272in" svg:y="6.6055in">
        <draw:text-box>
          <text:p><text:span text:style-name="T3">¨</text:span></text:p>
        </draw:text-box>
      </draw:frame>
      <draw:frame text:anchor-type="page" text:anchor-page-number="9" draw:z-index="3080" draw:style-name="gr1" draw:text-style-name="P2" svg:width="0.1661in" svg:height="0.1622in" svg:x="2.8839in" svg:y="6.5992in">
        <draw:text-box>
          <text:p><text:span text:style-name="T3">ak</text:span></text:p>
        </draw:text-box>
      </draw:frame>
      <draw:line text:anchor-type="page" text:anchor-page-number="2" draw:z-index="3079" draw:style-name="gr2" draw:text-style-name="P2" svg:x1="5.078in" svg:y1="8.2724in" svg:x2="5.0913in" svg:y2="8.2783in">
        <text:p/>
      </draw:line>
      <draw:frame text:anchor-type="page" text:anchor-page-number="6" draw:z-index="3078" draw:style-name="gr1" draw:text-style-name="P2" svg:width="0.0713in" svg:height="0.1622in" svg:x="5.1047in" svg:y="9.2217in">
        <draw:text-box>
          <text:p><text:span text:style-name="T3">¨</text:span></text:p>
        </draw:text-box>
      </draw:frame>
      <draw:frame text:anchor-type="page" text:anchor-page-number="4" draw:z-index="3077" draw:style-name="gr1" draw:text-style-name="P2" svg:width="0.2461in" svg:height="0.1622in" svg:x="4.0071in" svg:y="7.4516in">
        <draw:text-box>
          <text:p><text:span text:style-name="T3">okk</text:span></text:p>
        </draw:text-box>
      </draw:frame>
      <draw:frame text:anchor-type="page" text:anchor-page-number="5" draw:z-index="3076" draw:style-name="gr1" draw:text-style-name="P2" svg:width="2.2098in" svg:height="0.1622in" svg:x="2.7083in" svg:y="8.452in">
        <draw:text-box>
          <text:p><text:span text:style-name="T3">an sen lohkon kannustinarvoon,</text:span></text:p>
        </draw:text-box>
      </draw:frame>
      <draw:frame text:anchor-type="page" text:anchor-page-number="9" draw:z-index="3075" draw:style-name="gr1" draw:text-style-name="P2" svg:width="0.0713in" svg:height="0.1622in" svg:x="2.8839in" svg:y="6.6055in">
        <draw:text-box>
          <text:p><text:span text:style-name="T3">¨</text:span></text:p>
        </draw:text-box>
      </draw:frame>
      <draw:frame text:anchor-type="page" text:anchor-page-number="4" draw:z-index="3074" draw:style-name="gr1" draw:text-style-name="P2" svg:width="0.0713in" svg:height="0.1622in" svg:x="4.0071in" svg:y="7.4575in">
        <draw:text-box>
          <text:p><text:span text:style-name="T3">¨</text:span></text:p>
        </draw:text-box>
      </draw:frame>
      <draw:frame text:anchor-type="page" text:anchor-page-number="6" draw:z-index="3073" draw:style-name="gr1" draw:text-style-name="P2" svg:width="0.4925in" svg:height="0.1622in" svg:x="4.6626in" svg:y="9.2154in">
        <draw:text-box>
          <text:p><text:span text:style-name="T3">ailytett</text:span></text:p>
        </draw:text-box>
      </draw:frame>
      <draw:frame text:anchor-type="page" text:anchor-page-number="10" draw:z-index="3072" draw:style-name="gr1" draw:text-style-name="P2" svg:width="0.1776in" svg:height="0.1622in" svg:x="4.1756in" svg:y="9.6307in">
        <draw:text-box>
          <text:p><text:span text:style-name="T3">10</text:span></text:p>
        </draw:text-box>
      </draw:frame>
      <draw:line text:anchor-type="page" text:anchor-page-number="2" draw:z-index="3071" draw:style-name="gr2" draw:text-style-name="P2" svg:x1="5.052in" svg:y1="8.2598in" svg:x2="5.0654in" svg:y2="8.2665in">
        <text:p/>
      </draw:line>
      <draw:frame text:anchor-type="page" text:anchor-page-number="5" draw:z-index="3070" draw:style-name="gr1" draw:text-style-name="P2" svg:width="0.0713in" svg:height="0.1622in" svg:x="2.7083in" svg:y="8.4583in">
        <draw:text-box>
          <text:p><text:span text:style-name="T3">¨</text:span></text:p>
        </draw:text-box>
      </draw:frame>
      <draw:frame text:anchor-type="page" text:anchor-page-number="6" draw:z-index="3069" draw:style-name="gr1" draw:text-style-name="P2" svg:width="0.0713in" svg:height="0.1622in" svg:x="4.6626in" svg:y="9.2217in">
        <draw:text-box>
          <text:p><text:span text:style-name="T3">¨</text:span></text:p>
        </draw:text-box>
      </draw:frame>
      <draw:frame text:anchor-type="page" text:anchor-page-number="5" draw:z-index="3068" draw:style-name="gr1" draw:text-style-name="P2" svg:width="0.0862in" svg:height="0.1622in" svg:x="2.639in" svg:y="8.452in">
        <draw:text-box>
          <text:p><text:span text:style-name="T3">a</text:span></text:p>
        </draw:text-box>
      </draw:frame>
      <draw:frame text:anchor-type="page" text:anchor-page-number="9" draw:z-index="3067" draw:style-name="gr1" draw:text-style-name="P2" svg:width="0.7795in" svg:height="0.1622in" svg:x="2.2035in" svg:y="6.5992in">
        <draw:text-box>
          <text:p><text:span text:style-name="T2">p</text:span><text:span text:style-name="T3"> = todenn</text:span></text:p>
        </draw:text-box>
      </draw:frame>
      <draw:frame text:anchor-type="page" text:anchor-page-number="10" draw:z-index="3066" draw:style-name="gr1" draw:text-style-name="P2" svg:width="0.0016in" svg:height="0.1622in" svg:x="5.1154in" svg:y="7.2035in">
        <draw:text-box>
          <text:p><text:span text:style-name="T3"/></text:p>
        </draw:text-box>
      </draw:frame>
      <draw:frame text:anchor-type="page" text:anchor-page-number="4" draw:z-index="3065" draw:style-name="gr1" draw:text-style-name="P2" svg:width="2.4913in" svg:height="0.1622in" svg:x="1.8575in" svg:y="7.4516in">
        <draw:text-box>
          <text:p><text:span text:style-name="T3">seen jotakin aiemmista lohkoista hy</text:span></text:p>
        </draw:text-box>
      </draw:frame>
      <draw:line text:anchor-type="page" text:anchor-page-number="2" draw:z-index="3064" draw:style-name="gr2" draw:text-style-name="P2" svg:x1="5.0248in" svg:y1="8.248in" svg:x2="5.0382in" svg:y2="8.2551in">
        <text:p/>
      </draw:line>
      <draw:frame text:anchor-type="page" text:anchor-page-number="4" draw:z-index="3063" draw:style-name="gr1" draw:text-style-name="P2" svg:width="0.724in" svg:height="0.1622in" svg:x="5.9819in" svg:y="7.2862in">
        <draw:text-box>
          <text:p><text:span text:style-name="T3">Muokatak-</text:span></text:p>
        </draw:text-box>
      </draw:frame>
      <draw:frame text:anchor-type="page" text:anchor-page-number="5" draw:z-index="3062" draw:style-name="gr1" draw:text-style-name="P2" svg:width="0.0713in" svg:height="0.1622in" svg:x="2.639in" svg:y="8.4583in">
        <draw:text-box>
          <text:p><text:span text:style-name="T3">¨</text:span></text:p>
        </draw:text-box>
      </draw:frame>
      <draw:frame text:anchor-type="page" text:anchor-page-number="9" draw:z-index="3061" draw:style-name="gr1" draw:text-style-name="P2" svg:width="2.9878in" svg:height="0.1622in" svg:x="2.4839in" svg:y="6.3228in">
        <draw:text-box>
          <text:p><text:span text:style-name="T3">an ketjuun, voidaan laskea seuraavasti [8]:</text:span></text:p>
        </draw:text-box>
      </draw:frame>
      <draw:line text:anchor-type="page" text:anchor-page-number="2" draw:z-index="3060" draw:style-name="gr2" draw:text-style-name="P2" svg:x1="4.9988in" svg:y1="8.2366in" svg:x2="5.0122in" svg:y2="8.2433in">
        <text:p/>
      </draw:line>
      <draw:frame text:anchor-type="page" text:anchor-page-number="6" draw:z-index="3059" draw:style-name="gr1" draw:text-style-name="P2" svg:width="3.2197in" svg:height="0.1622in" svg:x="1.8575in" svg:y="9.2154in">
        <draw:text-box>
          <text:p><text:span text:style-name="T3">ongelmaksi, vaikka lohkon tunnisteet olisikin s</text:span></text:p>
        </draw:text-box>
      </draw:frame>
      <draw:frame text:anchor-type="page" text:anchor-page-number="10" draw:z-index="3058" draw:style-name="gr1" draw:text-style-name="P2" svg:width="0.2642in" svg:height="0.1134in" svg:x="4.8165in" svg:y="7.3063in">
        <draw:text-box>
          <text:p><text:span text:style-name="T4">(</text:span><text:span text:style-name="T5">z−k</text:span><text:span text:style-name="T4">)</text:span></text:p>
        </draw:text-box>
      </draw:frame>
      <draw:frame text:anchor-type="page" text:anchor-page-number="4" draw:z-index="3057" draw:style-name="gr1" draw:text-style-name="P2" svg:width="1.3248in" svg:height="0.1622in" svg:x="4.7429in" svg:y="7.2862in">
        <draw:text-box>
          <text:p><text:span text:style-name="T3">a kilpailevat ketjut.</text:span></text:p>
        </draw:text-box>
      </draw:frame>
      <draw:frame text:anchor-type="page" text:anchor-page-number="6" draw:z-index="3056" draw:style-name="gr1" draw:text-style-name="P2" svg:width="1.0571in" svg:height="0.1622in" svg:x="5.7339in" svg:y="9.0492in">
        <draw:text-box>
          <text:p><text:span text:style-name="T3">aisi muodostua</text:span></text:p>
        </draw:text-box>
      </draw:frame>
      <draw:frame text:anchor-type="page" text:anchor-page-number="10" draw:z-index="3055" draw:style-name="gr1" draw:text-style-name="P2" svg:width="0.624in" svg:height="0.1622in" svg:x="4.2654in" svg:y="7.3181in">
        <draw:text-box>
          <text:p><text:span text:style-name="T3">1</text:span><text:span text:style-name="T2"> −</text:span><text:span text:style-name="T3"> (</text:span><text:span text:style-name="T2">q/p</text:span><text:span text:style-name="T3">)</text:span></text:p>
        </draw:text-box>
      </draw:frame>
      <draw:line text:anchor-type="page" text:anchor-page-number="2" draw:z-index="3054" draw:style-name="gr2" draw:text-style-name="P2" svg:x1="4.972in" svg:y1="8.2248in" svg:x2="4.9866in" svg:y2="8.2315in">
        <text:p/>
      </draw:line>
      <draw:frame text:anchor-type="page" text:anchor-page-number="9" draw:z-index="3053" draw:style-name="gr1" draw:text-style-name="P2" svg:width="0.0713in" svg:height="0.1622in" svg:x="2.4839in" svg:y="6.3283in">
        <draw:text-box>
          <text:p><text:span text:style-name="T3">¨</text:span></text:p>
        </draw:text-box>
      </draw:frame>
      <draw:frame text:anchor-type="page" text:anchor-page-number="5" draw:z-index="3052" draw:style-name="gr1" draw:text-style-name="P2" svg:width="0.1406in" svg:height="0.1622in" svg:x="2.5161in" svg:y="8.452in">
        <draw:text-box>
          <text:p><text:span text:style-name="T3">at</text:span></text:p>
        </draw:text-box>
      </draw:frame>
      <draw:frame text:anchor-type="page" text:anchor-page-number="6" draw:z-index="3051" draw:style-name="gr1" draw:text-style-name="P2" svg:width="0.0713in" svg:height="0.1622in" svg:x="5.7339in" svg:y="9.0547in">
        <draw:text-box>
          <text:p><text:span text:style-name="T3">¨</text:span></text:p>
        </draw:text-box>
      </draw:frame>
      <draw:line text:anchor-type="page" text:anchor-page-number="2" draw:z-index="3050" draw:style-name="gr2" draw:text-style-name="P2" svg:x1="4.9461in" svg:y1="8.213in" svg:x2="4.9594in" svg:y2="8.2201in">
        <text:p/>
      </draw:line>
      <draw:frame text:anchor-type="page" text:anchor-page-number="4" draw:z-index="3049" draw:style-name="gr1" draw:text-style-name="P2" svg:width="0.0713in" svg:height="0.1622in" svg:x="4.7429in" svg:y="7.2917in">
        <draw:text-box>
          <text:p><text:span text:style-name="T3">¨</text:span></text:p>
        </draw:text-box>
      </draw:frame>
      <draw:frame text:anchor-type="page" text:anchor-page-number="5" draw:z-index="3048" draw:style-name="gr1" draw:text-style-name="P2" svg:width="0.0713in" svg:height="0.1622in" svg:x="2.5161in" svg:y="8.4583in">
        <draw:text-box>
          <text:p><text:span text:style-name="T3">¨</text:span></text:p>
        </draw:text-box>
      </draw:frame>
      <draw:frame text:anchor-type="page" text:anchor-page-number="9" draw:z-index="3047" draw:style-name="gr1" draw:text-style-name="P2" svg:width="0.0862in" svg:height="0.1622in" svg:x="2.4154in" svg:y="6.3228in">
        <draw:text-box>
          <text:p><text:span text:style-name="T3">a</text:span></text:p>
        </draw:text-box>
      </draw:frame>
      <draw:frame text:anchor-type="page" text:anchor-page-number="10" draw:z-index="3046" draw:style-name="gr1" draw:text-style-name="P2" svg:width="0.137in" svg:height="0.1622in" svg:x="3.9189in" svg:y="7.4102in">
        <draw:text-box>
          <text:p><text:span text:style-name="T2">k</text:span><text:span text:style-name="T3">!</text:span></text:p>
        </draw:text-box>
      </draw:frame>
      <draw:frame text:anchor-type="page" text:anchor-page-number="5" draw:z-index="3045" draw:style-name="gr1" draw:text-style-name="P2" svg:width="0.4803in" svg:height="0.1622in" svg:x="2.0835in" svg:y="8.452in">
        <draw:text-box>
          <text:p><text:span text:style-name="T3">joka lis</text:span></text:p>
        </draw:text-box>
      </draw:frame>
      <draw:line text:anchor-type="page" text:anchor-page-number="2" draw:z-index="3044" draw:style-name="gr2" draw:text-style-name="P2" svg:x1="4.9201in" svg:y1="8.2016in" svg:x2="4.9335in" svg:y2="8.2083in">
        <text:p/>
      </draw:line>
      <draw:frame text:anchor-type="page" text:anchor-page-number="10" draw:z-index="3043" draw:style-name="gr1" draw:text-style-name="P2" svg:width="0.1398in" svg:height="0.1134in" svg:x="4.0035in" svg:y="7.2102in">
        <draw:text-box>
          <text:p><text:span text:style-name="T5">−</text:span><text:span text:style-name="T5">λ</text:span></text:p>
        </draw:text-box>
      </draw:frame>
      <draw:frame text:anchor-type="page" text:anchor-page-number="9" draw:z-index="3042" draw:style-name="gr1" draw:text-style-name="P2" svg:width="0.0713in" svg:height="0.1622in" svg:x="2.4154in" svg:y="6.3283in">
        <draw:text-box>
          <text:p><text:span text:style-name="T3">¨</text:span></text:p>
        </draw:text-box>
      </draw:frame>
      <draw:frame text:anchor-type="page" text:anchor-page-number="6" draw:z-index="3041" draw:style-name="gr1" draw:text-style-name="P2" svg:width="3.0913in" svg:height="0.1622in" svg:x="3.0709in" svg:y="9.0492in">
        <draw:text-box>
          <text:p><text:span text:style-name="T3">akymin 1,2 Gt vuodessa, tallennustilan ei pit</text:span></text:p>
        </draw:text-box>
      </draw:frame>
      <draw:frame text:anchor-type="page" text:anchor-page-number="4" draw:z-index="3040" draw:style-name="gr1" draw:text-style-name="P2" svg:width="0.0862in" svg:height="0.1622in" svg:x="4.6744in" svg:y="7.2862in">
        <draw:text-box>
          <text:p><text:span text:style-name="T3">a</text:span></text:p>
        </draw:text-box>
      </draw:frame>
      <draw:frame text:anchor-type="page" text:anchor-page-number="5" draw:z-index="3039" draw:style-name="gr1" draw:text-style-name="P2" svg:width="0.2051in" svg:height="0.1622in" svg:x="1.8575in" svg:y="8.452in">
        <draw:text-box>
          <text:p><text:span text:style-name="T3">su,</text:span></text:p>
        </draw:text-box>
      </draw:frame>
      <draw:line text:anchor-type="page" text:anchor-page-number="10" draw:z-index="3038" draw:style-name="gr8" draw:text-style-name="P2" svg:x1="3.7902in" svg:y1="7.4094in" svg:x2="4.1622in" svg:y2="7.4094in">
        <text:p/>
      </draw:line>
      <draw:frame text:anchor-type="page" text:anchor-page-number="6" draw:z-index="3037" draw:style-name="gr1" draw:text-style-name="P2" svg:width="0.0713in" svg:height="0.1622in" svg:x="3.0709in" svg:y="9.0547in">
        <draw:text-box>
          <text:p><text:span text:style-name="T3">¨</text:span></text:p>
        </draw:text-box>
      </draw:frame>
      <draw:frame text:anchor-type="page" text:anchor-page-number="4" draw:z-index="3036" draw:style-name="gr1" draw:text-style-name="P2" svg:width="0.0713in" svg:height="0.1622in" svg:x="4.6744in" svg:y="7.2917in">
        <draw:text-box>
          <text:p><text:span text:style-name="T3">¨</text:span></text:p>
        </draw:text-box>
      </draw:frame>
      <draw:frame text:anchor-type="page" text:anchor-page-number="9" draw:z-index="3035" draw:style-name="gr1" draw:text-style-name="P2" svg:width="0.2213in" svg:height="0.1622in" svg:x="2.2307in" svg:y="6.3228in">
        <draw:text-box>
          <text:p><text:span text:style-name="T3">om</text:span></text:p>
        </draw:text-box>
      </draw:frame>
      <draw:line text:anchor-type="page" text:anchor-page-number="2" draw:z-index="3034" draw:style-name="gr2" draw:text-style-name="P2" svg:x1="4.8929in" svg:y1="8.1898in" svg:x2="4.9063in" svg:y2="8.1957in">
        <text:p/>
      </draw:line>
      <draw:frame text:anchor-type="page" text:anchor-page-number="4" draw:z-index="3033" draw:style-name="gr1" draw:text-style-name="P2" svg:width="0.3594in" svg:height="0.1622in" svg:x="4.3429in" svg:y="7.2862in">
        <draw:text-box>
          <text:p><text:span text:style-name="T3">aihitt</text:span></text:p>
        </draw:text-box>
      </draw:frame>
      <draw:line text:anchor-type="page" text:anchor-page-number="2" draw:z-index="3032" draw:style-name="gr2" draw:text-style-name="P2" svg:x1="4.8673in" svg:y1="8.1783in" svg:x2="4.8807in" svg:y2="8.1839in">
        <text:p/>
      </draw:line>
      <draw:frame text:anchor-type="page" text:anchor-page-number="5" draw:z-index="3031" draw:style-name="gr1" draw:text-style-name="P2" svg:width="1.8587in" svg:height="0.1622in" svg:x="4.9839in" svg:y="8.2862in">
        <draw:text-box>
          <text:p><text:span text:style-name="T3">alinen erotus on siirtomak-</text:span></text:p>
        </draw:text-box>
      </draw:frame>
      <draw:frame text:anchor-type="page" text:anchor-page-number="6" draw:z-index="3030" draw:style-name="gr1" draw:text-style-name="P2" svg:width="0.2185in" svg:height="0.1622in" svg:x="2.8898in" svg:y="9.0492in">
        <draw:text-box>
          <text:p><text:span text:style-name="T3">a n</text:span></text:p>
        </draw:text-box>
      </draw:frame>
      <draw:frame text:anchor-type="page" text:anchor-page-number="10" draw:z-index="3029" draw:style-name="gr1" draw:text-style-name="P2" svg:width="0.087in" svg:height="0.1622in" svg:x="3.939in" svg:y="7.222in">
        <draw:text-box>
          <text:p><text:span text:style-name="T2">e</text:span></text:p>
        </draw:text-box>
      </draw:frame>
      <draw:frame text:anchor-type="page" text:anchor-page-number="9" draw:z-index="3028" draw:style-name="gr1" draw:text-style-name="P2" svg:width="0.0713in" svg:height="0.1622in" svg:x="2.2307in" svg:y="6.3283in">
        <draw:text-box>
          <text:p><text:span text:style-name="T3">¨</text:span></text:p>
        </draw:text-box>
      </draw:frame>
      <draw:frame text:anchor-type="page" text:anchor-page-number="4" draw:z-index="3027" draw:style-name="gr1" draw:text-style-name="P2" svg:width="0.0713in" svg:height="0.1622in" svg:x="4.3429in" svg:y="7.2917in">
        <draw:text-box>
          <text:p><text:span text:style-name="T3">¨</text:span></text:p>
        </draw:text-box>
      </draw:frame>
      <draw:frame text:anchor-type="page" text:anchor-page-number="9" draw:z-index="3026" draw:style-name="gr1" draw:text-style-name="P2" svg:width="0.3949in" svg:height="0.1622in" svg:x="1.8575in" svg:y="6.3228in">
        <draw:text-box>
          <text:p><text:span text:style-name="T3">vilpitt</text:span></text:p>
        </draw:text-box>
      </draw:frame>
      <draw:frame text:anchor-type="page" text:anchor-page-number="6" draw:z-index="3025" draw:style-name="gr1" draw:text-style-name="P2" svg:width="0.0713in" svg:height="0.1622in" svg:x="2.8898in" svg:y="9.0547in">
        <draw:text-box>
          <text:p><text:span text:style-name="T3">¨</text:span></text:p>
        </draw:text-box>
      </draw:frame>
      <draw:frame text:anchor-type="page" text:anchor-page-number="10" draw:z-index="3024" draw:style-name="gr1" draw:text-style-name="P2" svg:width="0.0579in" svg:height="0.1134in" svg:x="3.8709in" svg:y="7.2102in">
        <draw:text-box>
          <text:p><text:span text:style-name="T5">k</text:span></text:p>
        </draw:text-box>
      </draw:frame>
      <draw:frame text:anchor-type="page" text:anchor-page-number="5" draw:z-index="3023" draw:style-name="gr1" draw:text-style-name="P2" svg:width="0.0713in" svg:height="0.1622in" svg:x="4.9839in" svg:y="8.2925in">
        <draw:text-box>
          <text:p><text:span text:style-name="T3">¨</text:span></text:p>
        </draw:text-box>
      </draw:frame>
      <draw:line text:anchor-type="page" text:anchor-page-number="2" draw:z-index="3022" draw:style-name="gr2" draw:text-style-name="P2" svg:x1="4.8402in" svg:y1="8.1665in" svg:x2="4.8535in" svg:y2="8.1724in">
        <text:p/>
      </draw:line>
      <draw:frame text:anchor-type="page" text:anchor-page-number="10" draw:z-index="3021" draw:style-name="gr1" draw:text-style-name="P2" svg:width="0.0835in" svg:height="0.1622in" svg:x="3.7902in" svg:y="7.222in">
        <draw:text-box>
          <text:p><text:span text:style-name="T2">λ</text:span></text:p>
        </draw:text-box>
      </draw:frame>
      <draw:frame text:anchor-type="page" text:anchor-page-number="4" draw:z-index="3020" draw:style-name="gr1" draw:text-style-name="P2" svg:width="2.2094in" svg:height="0.1622in" svg:x="2.389in" svg:y="7.2862in">
        <draw:text-box>
          <text:p><text:span text:style-name="T3">on ketju kasvaa nopeimmin ja p</text:span></text:p>
        </draw:text-box>
      </draw:frame>
      <draw:frame text:anchor-type="page" text:anchor-page-number="6" draw:z-index="3019" draw:style-name="gr1" draw:text-style-name="P2" svg:width="0.2016in" svg:height="0.1622in" svg:x="2.7047in" svg:y="9.0492in">
        <draw:text-box>
          <text:p><text:span text:style-name="T3">aill</text:span></text:p>
        </draw:text-box>
      </draw:frame>
      <draw:line text:anchor-type="page" text:anchor-page-number="2" draw:z-index="3018" draw:style-name="gr2" draw:text-style-name="P2" svg:x1="4.8142in" svg:y1="8.1551in" svg:x2="4.8276in" svg:y2="8.1606in">
        <text:p/>
      </draw:line>
      <draw:frame text:anchor-type="page" text:anchor-page-number="9" draw:z-index="3017" draw:style-name="gr1" draw:text-style-name="P2" svg:width="0.6862in" svg:height="0.1622in" svg:x="6.0362in" svg:y="6.1571in">
        <draw:text-box>
          <text:p><text:span text:style-name="T3">alimatkan</text:span></text:p>
        </draw:text-box>
      </draw:frame>
      <draw:frame text:anchor-type="page" text:anchor-page-number="5" draw:z-index="3016" draw:style-name="gr1" draw:text-style-name="P2" svg:width="0.5524in" svg:height="0.1622in" svg:x="4.4898in" svg:y="8.2862in">
        <draw:text-box>
          <text:p><text:span text:style-name="T3">niiden v</text:span></text:p>
        </draw:text-box>
      </draw:frame>
      <draw:frame text:anchor-type="page" text:anchor-page-number="5" draw:z-index="3015" draw:style-name="gr1" draw:text-style-name="P2" svg:width="0.5776in" svg:height="0.1622in" svg:x="3.952in" svg:y="8.2862in">
        <draw:text-box>
          <text:p><text:span text:style-name="T3">otearvo,</text:span></text:p>
        </draw:text-box>
      </draw:frame>
      <draw:frame text:anchor-type="page" text:anchor-page-number="9" draw:z-index="3014" draw:style-name="gr1" draw:text-style-name="P2" svg:width="0.0713in" svg:height="0.1622in" svg:x="6.0362in" svg:y="6.1626in">
        <draw:text-box>
          <text:p><text:span text:style-name="T3">¨</text:span></text:p>
        </draw:text-box>
      </draw:frame>
      <draw:frame text:anchor-type="page" text:anchor-page-number="4" draw:z-index="3013" draw:style-name="gr1" draw:text-style-name="P2" svg:width="0.0713in" svg:height="0.1622in" svg:x="2.389in" svg:y="7.2917in">
        <draw:text-box>
          <text:p><text:span text:style-name="T3">¨</text:span></text:p>
        </draw:text-box>
      </draw:frame>
      <draw:frame text:anchor-type="page" text:anchor-page-number="6" draw:z-index="3012" draw:style-name="gr1" draw:text-style-name="P2" svg:width="0.0713in" svg:height="0.1622in" svg:x="2.7047in" svg:y="9.0547in">
        <draw:text-box>
          <text:p><text:span text:style-name="T3">¨</text:span></text:p>
        </draw:text-box>
      </draw:frame>
      <draw:line text:anchor-type="page" text:anchor-page-number="2" draw:z-index="3011" draw:style-name="gr2" draw:text-style-name="P2" svg:x1="4.787in" svg:y1="8.1433in" svg:x2="4.8004in" svg:y2="8.1488in">
        <text:p/>
      </draw:line>
      <draw:frame text:anchor-type="page" text:anchor-page-number="10" draw:z-index="3010" draw:style-name="gr1" draw:text-style-name="P2" svg:width="0.2004in" svg:height="0.1134in" svg:x="3.5492in" svg:y="7.5201in">
        <draw:text-box>
          <text:p><text:span text:style-name="T5">k</text:span><text:span text:style-name="T4">=0</text:span></text:p>
        </draw:text-box>
      </draw:frame>
      <draw:frame text:anchor-type="page" text:anchor-page-number="6" draw:z-index="3009" draw:style-name="gr1" draw:text-style-name="P2" svg:width="1.013in" svg:height="0.1622in" svg:x="1.8575in" svg:y="9.0492in">
        <draw:text-box>
          <text:p><text:span text:style-name="T3">tin kasvavan n</text:span></text:p>
        </draw:text-box>
      </draw:frame>
      <draw:frame text:anchor-type="page" text:anchor-page-number="4" draw:z-index="3008" draw:style-name="gr1" draw:text-style-name="P2" svg:width="0.3406in" svg:height="0.1622in" svg:x="2.0693in" svg:y="7.2862in">
        <draw:text-box>
          <text:p><text:span text:style-name="T3">vilpit</text:span></text:p>
        </draw:text-box>
      </draw:frame>
      <draw:frame text:anchor-type="page" text:anchor-page-number="5" draw:z-index="3007" draw:style-name="gr1" draw:text-style-name="P2" svg:width="0.0713in" svg:height="0.1622in" svg:x="3.952in" svg:y="8.2925in">
        <draw:text-box>
          <text:p><text:span text:style-name="T3">¨</text:span></text:p>
        </draw:text-box>
      </draw:frame>
      <draw:frame text:anchor-type="page" text:anchor-page-number="10" draw:z-index="3006" draw:style-name="gr1" draw:text-style-name="P2" svg:width="0.0961in" svg:height="0.1622in" svg:x="3.55in" svg:y="7.1839in">
        <draw:text-box>
          <text:p><text:span text:style-name="T3">X</text:span></text:p>
        </draw:text-box>
      </draw:frame>
      <draw:frame text:anchor-type="page" text:anchor-page-number="9" draw:z-index="3005" draw:style-name="gr1" draw:text-style-name="P2" svg:width="1.2543in" svg:height="0.1622in" svg:x="4.9457in" svg:y="6.1571in">
        <draw:text-box>
          <text:p><text:span text:style-name="T3">a kuroo umpeen v</text:span></text:p>
        </draw:text-box>
      </draw:frame>
      <draw:line text:anchor-type="page" text:anchor-page-number="2" draw:z-index="3004" draw:style-name="gr2" draw:text-style-name="P2" svg:x1="4.7614in" svg:y1="8.1319in" svg:x2="4.7748in" svg:y2="8.1374in">
        <text:p/>
      </draw:line>
      <draw:frame text:anchor-type="page" text:anchor-page-number="6" draw:z-index="3003" draw:style-name="gr1" draw:text-style-name="P2" svg:width="5.4476in" svg:height="0.1622in" svg:x="1.8575in" svg:y="8.8835in">
        <draw:text-box>
          <text:p><text:span text:style-name="T3">sesti 2 Gt RAM-muistia ja Mooren laki ennustaa tietokoneiden muistikapasitee-</text:span></text:p>
        </draw:text-box>
      </draw:frame>
      <draw:line text:anchor-type="page" text:anchor-page-number="2" draw:z-index="3002" draw:style-name="gr2" draw:text-style-name="P2" svg:x1="4.7343in" svg:y1="8.1189in" svg:x2="4.7488in" svg:y2="8.1256in">
        <text:p/>
      </draw:line>
      <draw:frame text:anchor-type="page" text:anchor-page-number="4" draw:z-index="3001" draw:style-name="gr1" draw:text-style-name="P2" svg:width="0.1843in" svg:height="0.1622in" svg:x="1.8575in" svg:y="7.2862in">
        <draw:text-box>
          <text:p><text:span text:style-name="T3">ta,</text:span></text:p>
        </draw:text-box>
      </draw:frame>
      <draw:frame text:anchor-type="page" text:anchor-page-number="10" draw:z-index="3000" draw:style-name="gr1" draw:text-style-name="P2" svg:width="0.0524in" svg:height="0.1134in" svg:x="3.6217in" svg:y="7.1811in">
        <draw:text-box>
          <text:p><text:span text:style-name="T5">z</text:span></text:p>
        </draw:text-box>
      </draw:frame>
      <draw:frame text:anchor-type="page" text:anchor-page-number="5" draw:z-index="2999" draw:style-name="gr1" draw:text-style-name="P2" svg:width="0.7776in" svg:height="0.1622in" svg:x="3.2618in" svg:y="8.2862in">
        <draw:text-box>
          <text:p><text:span text:style-name="T3">kuin sen sy</text:span></text:p>
        </draw:text-box>
      </draw:frame>
      <draw:frame text:anchor-type="page" text:anchor-page-number="9" draw:z-index="2998" draw:style-name="gr1" draw:text-style-name="P2" svg:width="0.0713in" svg:height="0.1622in" svg:x="4.9457in" svg:y="6.1626in">
        <draw:text-box>
          <text:p><text:span text:style-name="T3">¨</text:span></text:p>
        </draw:text-box>
      </draw:frame>
      <draw:line text:anchor-type="page" text:anchor-page-number="2" draw:z-index="2997" draw:style-name="gr2" draw:text-style-name="P2" svg:x1="4.7083in" svg:y1="8.1071in" svg:x2="4.7217in" svg:y2="8.1142in">
        <text:p/>
      </draw:line>
      <draw:frame text:anchor-type="page" text:anchor-page-number="5" draw:z-index="2996" draw:style-name="gr1" draw:text-style-name="P2" svg:width="1.5516in" svg:height="0.1622in" svg:x="1.8575in" svg:y="8.2862in">
        <draw:text-box>
          <text:p><text:span text:style-name="T3">tulosarvo on pienempi</text:span></text:p>
        </draw:text-box>
      </draw:frame>
      <draw:frame text:anchor-type="page" text:anchor-page-number="6" draw:z-index="2995" draw:style-name="gr1" draw:text-style-name="P2" svg:width="0.8524in" svg:height="0.1622in" svg:x="5.8453in" svg:y="8.7165in">
        <draw:text-box>
          <text:p><text:span text:style-name="T3">altyi tyypilli-</text:span></text:p>
        </draw:text-box>
      </draw:frame>
      <draw:frame text:anchor-type="page" text:anchor-page-number="10" draw:z-index="2994" draw:style-name="gr1" draw:text-style-name="P2" svg:width="0.2496in" svg:height="0.1622in" svg:x="3.311in" svg:y="7.3161in">
        <draw:text-box>
          <text:p><text:span text:style-name="T3">1</text:span><text:span text:style-name="T2"> −</text:span></text:p>
        </draw:text-box>
      </draw:frame>
      <draw:frame text:anchor-type="page" text:anchor-page-number="9" draw:z-index="2993" draw:style-name="gr1" draw:text-style-name="P2" svg:width="0.1248in" svg:height="0.1622in" svg:x="4.8339in" svg:y="6.1571in">
        <draw:text-box>
          <text:p><text:span text:style-name="T3">aj</text:span></text:p>
        </draw:text-box>
      </draw:frame>
      <draw:frame text:anchor-type="page" text:anchor-page-number="4" draw:z-index="2992" draw:style-name="gr1" draw:text-style-name="P2" svg:width="3.4614in" svg:height="0.1622in" svg:x="3.6043in" svg:y="7.1193in">
        <draw:text-box>
          <text:p><text:span text:style-name="T3">at solmut hallitsevat suurinta osaa laskentatehos-</text:span></text:p>
        </draw:text-box>
      </draw:frame>
      <draw:frame text:anchor-type="page" text:anchor-page-number="10" draw:z-index="2991" draw:style-name="gr1" draw:text-style-name="P2" svg:width="1.0669in" svg:height="0.1622in" svg:x="1.8575in" svg:y="6.9075in">
        <draw:text-box>
          <text:p><text:span text:style-name="T3">tuksi mukaan...</text:span></text:p>
        </draw:text-box>
      </draw:frame>
      <draw:frame text:anchor-type="page" text:anchor-page-number="4" draw:z-index="2990" draw:style-name="gr1" draw:text-style-name="P2" svg:width="0.0713in" svg:height="0.1622in" svg:x="3.6043in" svg:y="7.1256in">
        <draw:text-box>
          <text:p><text:span text:style-name="T3">¨</text:span></text:p>
        </draw:text-box>
      </draw:frame>
      <draw:frame text:anchor-type="page" text:anchor-page-number="6" draw:z-index="2989" draw:style-name="gr1" draw:text-style-name="P2" svg:width="0.0713in" svg:height="0.1622in" svg:x="5.8453in" svg:y="8.7228in">
        <draw:text-box>
          <text:p><text:span text:style-name="T3">¨</text:span></text:p>
        </draw:text-box>
      </draw:frame>
      <draw:frame text:anchor-type="page" text:anchor-page-number="9" draw:z-index="2988" draw:style-name="gr1" draw:text-style-name="P2" svg:width="0.0713in" svg:height="0.1622in" svg:x="4.8339in" svg:y="6.1626in">
        <draw:text-box>
          <text:p><text:span text:style-name="T3">¨</text:span></text:p>
        </draw:text-box>
      </draw:frame>
      <draw:frame text:anchor-type="page" text:anchor-page-number="5" draw:z-index="2987" draw:style-name="gr1" draw:text-style-name="P2" svg:width="1.3996in" svg:height="0.1622in" svg:x="5.3992in" svg:y="8.1201in">
        <draw:text-box>
          <text:p><text:span text:style-name="T3">ali siirtotapahtuman</text:span></text:p>
        </draw:text-box>
      </draw:frame>
      <draw:line text:anchor-type="page" text:anchor-page-number="2" draw:z-index="2986" draw:style-name="gr2" draw:text-style-name="P2" svg:x1="4.6827in" svg:y1="8.0957in" svg:x2="4.6957in" svg:y2="8.1024in">
        <text:p/>
      </draw:line>
      <draw:frame text:anchor-type="page" text:anchor-page-number="6" draw:z-index="2985" draw:style-name="gr1" draw:text-style-name="P2" svg:width="1.0421in" svg:height="0.1622in" svg:x="4.9484in" svg:y="8.7165in">
        <draw:text-box>
          <text:p><text:span text:style-name="T3">arjestelmiin sis</text:span></text:p>
        </draw:text-box>
      </draw:frame>
      <draw:frame text:anchor-type="page" text:anchor-page-number="10" draw:z-index="2984" draw:style-name="gr1" draw:text-style-name="P2" svg:width="0.8449in" svg:height="0.1622in" svg:x="5.8791in" svg:y="6.7417in">
        <draw:text-box>
          <text:p><text:span text:style-name="T3">a tule laske-</text:span></text:p>
        </draw:text-box>
      </draw:frame>
      <draw:frame text:anchor-type="page" text:anchor-page-number="5" draw:z-index="2983" draw:style-name="gr1" draw:text-style-name="P2" svg:width="0.0713in" svg:height="0.1622in" svg:x="5.3992in" svg:y="8.1264in">
        <draw:text-box>
          <text:p><text:span text:style-name="T3">¨</text:span></text:p>
        </draw:text-box>
      </draw:frame>
      <draw:line text:anchor-type="page" text:anchor-page-number="2" draw:z-index="2982" draw:style-name="gr2" draw:text-style-name="P2" svg:x1="4.6555in" svg:y1="8.0839in" svg:x2="4.6685in" svg:y2="8.0909in">
        <text:p/>
      </draw:line>
      <draw:frame text:anchor-type="page" text:anchor-page-number="9" draw:z-index="2981" draw:style-name="gr1" draw:text-style-name="P2" svg:width="0.0862in" svg:height="0.1622in" svg:x="4.7654in" svg:y="6.1571in">
        <draw:text-box>
          <text:p><text:span text:style-name="T3">a</text:span></text:p>
        </draw:text-box>
      </draw:frame>
      <draw:frame text:anchor-type="page" text:anchor-page-number="4" draw:z-index="2980" draw:style-name="gr1" draw:text-style-name="P2" svg:width="0.2213in" svg:height="0.1622in" svg:x="3.4193in" svg:y="7.1193in">
        <draw:text-box>
          <text:p><text:span text:style-name="T3">om</text:span></text:p>
        </draw:text-box>
      </draw:frame>
      <draw:frame text:anchor-type="page" text:anchor-page-number="4" draw:z-index="2979" draw:style-name="gr1" draw:text-style-name="P2" svg:width="0.0713in" svg:height="0.1622in" svg:x="3.4193in" svg:y="7.1256in">
        <draw:text-box>
          <text:p><text:span text:style-name="T3">¨</text:span></text:p>
        </draw:text-box>
      </draw:frame>
      <draw:frame text:anchor-type="page" text:anchor-page-number="6" draw:z-index="2978" draw:style-name="gr1" draw:text-style-name="P2" svg:width="0.0713in" svg:height="0.1622in" svg:x="4.9484in" svg:y="8.7228in">
        <draw:text-box>
          <text:p><text:span text:style-name="T3">¨</text:span></text:p>
        </draw:text-box>
      </draw:frame>
      <draw:frame text:anchor-type="page" text:anchor-page-number="5" draw:z-index="2977" draw:style-name="gr1" draw:text-style-name="P2" svg:width="1.5315in" svg:height="0.1622in" svg:x="4.0299in" svg:y="8.1201in">
        <draw:text-box>
          <text:p><text:span text:style-name="T3">os siirtomaksuilla. Mik</text:span></text:p>
        </draw:text-box>
      </draw:frame>
      <draw:line text:anchor-type="page" text:anchor-page-number="2" draw:z-index="2976" draw:style-name="gr2" draw:text-style-name="P2" svg:x1="4.6283in" svg:y1="8.0724in" svg:x2="4.6429in" svg:y2="8.0791in">
        <text:p/>
      </draw:line>
      <draw:frame text:anchor-type="page" text:anchor-page-number="9" draw:z-index="2975" draw:style-name="gr1" draw:text-style-name="P2" svg:width="0.0713in" svg:height="0.1622in" svg:x="4.7654in" svg:y="6.1626in">
        <draw:text-box>
          <text:p><text:span text:style-name="T3">¨</text:span></text:p>
        </draw:text-box>
      </draw:frame>
      <draw:frame text:anchor-type="page" text:anchor-page-number="10" draw:z-index="2974" draw:style-name="gr1" draw:text-style-name="P2" svg:width="0.0713in" svg:height="0.1622in" svg:x="5.8791in" svg:y="6.7472in">
        <draw:text-box>
          <text:p><text:span text:style-name="T3">¨</text:span></text:p>
        </draw:text-box>
      </draw:frame>
      <draw:frame text:anchor-type="page" text:anchor-page-number="8" draw:z-index="2973" draw:style-name="gr1" draw:text-style-name="P2" svg:width="0.0898in" svg:height="0.1622in" svg:x="4.2098in" svg:y="9.6307in">
        <draw:text-box>
          <text:p><text:span text:style-name="T3">8</text:span></text:p>
        </draw:text-box>
      </draw:frame>
      <draw:frame text:anchor-type="page" text:anchor-page-number="5" draw:z-index="2972" draw:style-name="gr1" draw:text-style-name="P2" svg:width="0.0713in" svg:height="0.1622in" svg:x="4.0299in" svg:y="8.1264in">
        <draw:text-box>
          <text:p><text:span text:style-name="T3">¨</text:span></text:p>
        </draw:text-box>
      </draw:frame>
      <draw:frame text:anchor-type="page" text:anchor-page-number="4" draw:z-index="2971" draw:style-name="gr1" draw:text-style-name="P2" svg:width="0.6362in" svg:height="0.1622in" svg:x="2.798in" svg:y="7.1193in">
        <draw:text-box>
          <text:p><text:span text:style-name="T3">Jos vilpitt</text:span></text:p>
        </draw:text-box>
      </draw:frame>
      <draw:frame text:anchor-type="page" text:anchor-page-number="10" draw:z-index="2970" draw:style-name="gr1" draw:text-style-name="P2" svg:width="0.228in" svg:height="0.1622in" svg:x="5.6835in" svg:y="6.7417in">
        <draw:text-box>
          <text:p><text:span text:style-name="T3">ant</text:span></text:p>
        </draw:text-box>
      </draw:frame>
      <draw:frame text:anchor-type="page" text:anchor-page-number="6" draw:z-index="2969" draw:style-name="gr1" draw:text-style-name="P2" svg:width="3.5634in" svg:height="0.1622in" svg:x="1.8575in" svg:y="8.7165in">
        <draw:text-box>
          <text:p><text:span text:style-name="T3">vuodessa. Koska vuonna 2008 myytyihin tietokonej</text:span></text:p>
        </draw:text-box>
      </draw:frame>
      <draw:frame text:anchor-type="page" text:anchor-page-number="9" draw:z-index="2968" draw:style-name="gr1" draw:text-style-name="P2" svg:width="0.2461in" svg:height="0.1622in" svg:x="4.5492in" svg:y="6.1571in">
        <draw:text-box>
          <text:p><text:span text:style-name="T3">okk</text:span></text:p>
        </draw:text-box>
      </draw:frame>
      <draw:line text:anchor-type="page" text:anchor-page-number="2" draw:z-index="2967" draw:style-name="gr2" draw:text-style-name="P2" svg:x1="4.6024in" svg:y1="8.0606in" svg:x2="4.6157in" svg:y2="8.0677in">
        <text:p/>
      </draw:line>
      <draw:polygon text:anchor-type="page" text:anchor-page-number="2" draw:z-index="2966" draw:style-name="gr7" draw:text-style-name="P4" svg:width="0.0906in" svg:height="0.0606in" draw:transform="rotate (-1.5707963267949) translate (5.12007874015748in 8.26692913385827in)" svg:viewBox="0 0 231 155" draw:points="231,155 0,132 59,0">
        <text:p/>
      </draw:polygon>
      <draw:frame text:anchor-type="page" text:anchor-page-number="10" draw:z-index="2965" draw:style-name="gr1" draw:text-style-name="P2" svg:width="0.0713in" svg:height="0.1622in" svg:x="5.6835in" svg:y="6.7472in">
        <draw:text-box>
          <text:p><text:span text:style-name="T3">¨</text:span></text:p>
        </draw:text-box>
      </draw:frame>
      <draw:frame text:anchor-type="page" text:anchor-page-number="5" draw:z-index="2964" draw:style-name="gr1" draw:text-style-name="P2" svg:width="2.2177in" svg:height="0.1622in" svg:x="2.0654in" svg:y="8.1201in">
        <draw:text-box>
          <text:p><text:span text:style-name="T3">Kannustin voidaan rahoittaa my</text:span></text:p>
        </draw:text-box>
      </draw:frame>
      <draw:frame text:anchor-type="page" text:anchor-page-number="6" draw:z-index="2963" draw:style-name="gr1" draw:text-style-name="P2" svg:width="2.6768in" svg:height="0.1622in" svg:x="4.2047in" svg:y="8.5508in">
        <draw:text-box>
          <text:p><text:span text:style-name="T3">alein, 80 tavua * 6 * 24 * 365 = 4,2 Mt</text:span></text:p>
        </draw:text-box>
      </draw:frame>
      <draw:frame text:anchor-type="page" text:anchor-page-number="9" draw:z-index="2962" draw:style-name="gr1" draw:text-style-name="P2" svg:width="0.0713in" svg:height="0.1622in" svg:x="4.5492in" svg:y="6.1626in">
        <draw:text-box>
          <text:p><text:span text:style-name="T3">¨</text:span></text:p>
        </draw:text-box>
      </draw:frame>
      <draw:frame text:anchor-type="page" text:anchor-page-number="4" draw:z-index="2961" draw:style-name="gr1" draw:text-style-name="P2" svg:width="0.1303in" svg:height="0.1622in" svg:x="2.6362in" svg:y="7.1193in">
        <draw:text-box>
          <text:p><text:span text:style-name="T3">a.</text:span></text:p>
        </draw:text-box>
      </draw:frame>
      <draw:frame text:anchor-type="page" text:anchor-page-number="8" draw:z-index="2960" draw:style-name="gr1" draw:text-style-name="P2" svg:width="1.3413in" svg:height="0.1134in" svg:x="1.872in" svg:y="7.752in">
        <draw:text-box>
          <text:p><text:span text:style-name="T11">Perinteinen yksityisyysmalli</text:span></text:p>
        </draw:text-box>
      </draw:frame>
      <draw:line text:anchor-type="page" text:anchor-page-number="2" draw:z-index="2959" draw:style-name="gr6" draw:text-style-name="P2" svg:x1="5.3945in" svg:y1="7.7728in" svg:x2="5.3945in" svg:y2="7.8476in">
        <text:p/>
      </draw:line>
      <draw:line text:anchor-type="page" text:anchor-page-number="8" draw:z-index="2958" draw:style-name="gr9" draw:text-style-name="P2" svg:x1="2.6469in" svg:y1="8.1252in" svg:x2="2.8815in" svg:y2="8.1252in">
        <text:p/>
      </draw:line>
      <draw:frame text:anchor-type="page" text:anchor-page-number="5" draw:z-index="2957" draw:style-name="gr1" draw:text-style-name="P2" svg:width="0.1303in" svg:height="0.1622in" svg:x="2.2008in" svg:y="7.9543in">
        <draw:text-box>
          <text:p><text:span text:style-name="T3">a.</text:span></text:p>
        </draw:text-box>
      </draw:frame>
      <draw:frame text:anchor-type="page" text:anchor-page-number="10" draw:z-index="2956" draw:style-name="gr1" draw:text-style-name="P2" svg:width="0.3059in" svg:height="0.1622in" svg:x="5.4035in" svg:y="6.7417in">
        <draw:text-box>
          <text:p><text:span text:style-name="T3">on h</text:span></text:p>
        </draw:text-box>
      </draw:frame>
      <draw:frame text:anchor-type="page" text:anchor-page-number="6" draw:z-index="2955" draw:style-name="gr1" draw:text-style-name="P2" svg:width="0.0713in" svg:height="0.1622in" svg:x="4.2047in" svg:y="8.5571in">
        <draw:text-box>
          <text:p><text:span text:style-name="T3">¨</text:span></text:p>
        </draw:text-box>
      </draw:frame>
      <draw:frame text:anchor-type="page" text:anchor-page-number="9" draw:z-index="2954" draw:style-name="gr1" draw:text-style-name="P2" svg:width="1.3996in" svg:height="0.1622in" svg:x="3.3665in" svg:y="6.1571in">
        <draw:text-box>
          <text:p><text:span text:style-name="T3">asee omilleen tai hy</text:span></text:p>
        </draw:text-box>
      </draw:frame>
      <draw:frame text:anchor-type="page" text:anchor-page-number="4" draw:z-index="2953" draw:style-name="gr1" draw:text-style-name="P2" svg:width="0.0713in" svg:height="0.1622in" svg:x="2.6362in" svg:y="7.1256in">
        <draw:text-box>
          <text:p><text:span text:style-name="T3">¨</text:span></text:p>
        </draw:text-box>
      </draw:frame>
      <draw:frame text:anchor-type="page" text:anchor-page-number="4" draw:z-index="2952" draw:style-name="gr1" draw:text-style-name="P2" svg:width="0.213in" svg:height="0.1622in" svg:x="2.4575in" svg:y="7.1193in">
        <draw:text-box>
          <text:p><text:span text:style-name="T3">ost</text:span></text:p>
        </draw:text-box>
      </draw:frame>
      <draw:frame text:anchor-type="page" text:anchor-page-number="5" draw:z-index="2951" draw:style-name="gr1" draw:text-style-name="P2" svg:width="0.0713in" svg:height="0.1622in" svg:x="2.2008in" svg:y="7.9602in">
        <draw:text-box>
          <text:p><text:span text:style-name="T3">¨</text:span></text:p>
        </draw:text-box>
      </draw:frame>
      <draw:line text:anchor-type="page" text:anchor-page-number="8" draw:z-index="2950" draw:style-name="gr10" draw:text-style-name="P2" svg:x1="4.5921in" svg:y1="8.1252in" svg:x2="4.8106in" svg:y2="8.1252in">
        <text:p/>
      </draw:line>
      <draw:polygon text:anchor-type="page" text:anchor-page-number="2" draw:z-index="2949" draw:style-name="gr7" draw:text-style-name="P4" svg:width="0.0571in" svg:height="0.0854in" draw:transform="rotate (-1.5707963267949) translate (5.36574803149606in 7.83070866141732in)" svg:viewBox="0 0 146 218" draw:points="73,218 0,0 146,0">
        <text:p/>
      </draw:polygon>
      <draw:frame text:anchor-type="page" text:anchor-page-number="10" draw:z-index="2948" draw:style-name="gr1" draw:text-style-name="P2" svg:width="0.0713in" svg:height="0.1622in" svg:x="5.4035in" svg:y="6.7472in">
        <draw:text-box>
          <text:p><text:span text:style-name="T3">¨</text:span></text:p>
        </draw:text-box>
      </draw:frame>
      <draw:frame text:anchor-type="page" text:anchor-page-number="6" draw:z-index="2947" draw:style-name="gr1" draw:text-style-name="P2" svg:width="2.1331in" svg:height="0.1622in" svg:x="2.2909in" svg:y="8.5508in">
        <draw:text-box>
          <text:p><text:span text:style-name="T3">a lohkoja syntyy 10 minuutin v</text:span></text:p>
        </draw:text-box>
      </draw:frame>
      <draw:frame text:anchor-type="page" text:anchor-page-number="9" draw:z-index="2946" draw:style-name="gr1" draw:text-style-name="P2" svg:width="0.0713in" svg:height="0.1622in" svg:x="3.3665in" svg:y="6.1626in">
        <draw:text-box>
          <text:p><text:span text:style-name="T3">¨</text:span></text:p>
        </draw:text-box>
      </draw:frame>
      <draw:polygon text:anchor-type="page" text:anchor-page-number="8" draw:z-index="2945" draw:style-name="gr7" draw:text-style-name="P4" svg:width="0.1173in" svg:height="0.0776in" draw:transform="rotate (-1.5707963267949) translate (4.78661417322835in 8.08740157480315in)" svg:viewBox="0 0 299 198" draw:points="299,97 0,198 0,0">
        <text:p/>
      </draw:polygon>
      <draw:frame text:anchor-type="page" text:anchor-page-number="4" draw:z-index="2944" draw:style-name="gr1" draw:text-style-name="P2" svg:width="0.0713in" svg:height="0.1622in" svg:x="2.4575in" svg:y="7.1256in">
        <draw:text-box>
          <text:p><text:span text:style-name="T3">¨</text:span></text:p>
        </draw:text-box>
      </draw:frame>
      <draw:frame text:anchor-type="page" text:anchor-page-number="9" draw:z-index="2943" draw:style-name="gr1" draw:text-style-name="P2" svg:width="0.0862in" svg:height="0.1622in" svg:x="3.298in" svg:y="6.1571in">
        <draw:text-box>
          <text:p><text:span text:style-name="T3">a</text:span></text:p>
        </draw:text-box>
      </draw:frame>
      <draw:line text:anchor-type="page" text:anchor-page-number="2" draw:z-index="2942" draw:style-name="gr6" draw:text-style-name="P2" svg:x1="5.4665in" svg:y1="8.0606in" svg:x2="5.4665in" svg:y2="8.2079in">
        <text:p/>
      </draw:line>
      <draw:frame text:anchor-type="page" text:anchor-page-number="5" draw:z-index="2941" draw:style-name="gr1" draw:text-style-name="P2" svg:width="0.0862in" svg:height="0.1622in" svg:x="2.1311in" svg:y="7.9543in">
        <draw:text-box>
          <text:p><text:span text:style-name="T3">o</text:span></text:p>
        </draw:text-box>
      </draw:frame>
      <draw:frame text:anchor-type="page" text:anchor-page-number="10" draw:z-index="2940" draw:style-name="gr1" draw:text-style-name="P2" svg:width="0.2795in" svg:height="0.1622in" svg:x="5.1646in" svg:y="6.7417in">
        <draw:text-box>
          <text:p><text:span text:style-name="T3">aret</text:span></text:p>
        </draw:text-box>
      </draw:frame>
      <draw:frame text:anchor-type="page" text:anchor-page-number="6" draw:z-index="2939" draw:style-name="gr1" draw:text-style-name="P2" svg:width="0.0713in" svg:height="0.1622in" svg:x="2.2909in" svg:y="8.5571in">
        <draw:text-box>
          <text:p><text:span text:style-name="T3">¨</text:span></text:p>
        </draw:text-box>
      </draw:frame>
      <draw:frame text:anchor-type="page" text:anchor-page-number="4" draw:z-index="2938" draw:style-name="gr1" draw:text-style-name="P2" svg:width="0.1406in" svg:height="0.1622in" svg:x="2.3346in" svg:y="7.1193in">
        <draw:text-box>
          <text:p><text:span text:style-name="T3">at</text:span></text:p>
        </draw:text-box>
      </draw:frame>
      <draw:polygon text:anchor-type="page" text:anchor-page-number="2" draw:z-index="2937" draw:style-name="gr7" draw:text-style-name="P4" svg:width="0.0567in" svg:height="0.0866in" draw:transform="rotate (-1.5707963267949) translate (5.43818897637795in 8.18976377952756in)" svg:viewBox="0 0 145 221" draw:points="72,221 0,0 145,0">
        <text:p/>
      </draw:polygon>
      <draw:frame text:anchor-type="page" text:anchor-page-number="5" draw:z-index="2936" draw:style-name="gr1" draw:text-style-name="P2" svg:width="0.0713in" svg:height="0.1622in" svg:x="2.1311in" svg:y="7.9602in">
        <draw:text-box>
          <text:p><text:span text:style-name="T3">¨</text:span></text:p>
        </draw:text-box>
      </draw:frame>
      <draw:line text:anchor-type="page" text:anchor-page-number="8" draw:z-index="2935" draw:style-name="gr10" draw:text-style-name="P2" svg:x1="3.5815in" svg:y1="8.1252in" svg:x2="3.7984in" svg:y2="8.1252in">
        <text:p/>
      </draw:line>
      <draw:frame text:anchor-type="page" text:anchor-page-number="10" draw:z-index="2934" draw:style-name="gr1" draw:text-style-name="P2" svg:width="0.0713in" svg:height="0.1622in" svg:x="5.1646in" svg:y="6.7472in">
        <draw:text-box>
          <text:p><text:span text:style-name="T3">¨</text:span></text:p>
        </draw:text-box>
      </draw:frame>
      <draw:frame text:anchor-type="page" text:anchor-page-number="9" draw:z-index="2933" draw:style-name="gr1" draw:text-style-name="P2" svg:width="0.0713in" svg:height="0.1622in" svg:x="3.298in" svg:y="6.1626in">
        <draw:text-box>
          <text:p><text:span text:style-name="T3">¨</text:span></text:p>
        </draw:text-box>
      </draw:frame>
      <draw:frame text:anchor-type="page" text:anchor-page-number="6" draw:z-index="2932" draw:style-name="gr1" draw:text-style-name="P2" svg:width="0.5031in" svg:height="0.1622in" svg:x="1.8575in" svg:y="8.5508in">
        <draw:text-box>
          <text:p><text:span text:style-name="T3">me, ett</text:span></text:p>
        </draw:text-box>
      </draw:frame>
      <draw:frame text:anchor-type="page" text:anchor-page-number="5" draw:z-index="2931" draw:style-name="gr1" draw:text-style-name="P2" svg:width="0.2539in" svg:height="0.1622in" svg:x="1.9126in" svg:y="7.9543in">
        <draw:text-box>
          <text:p><text:span text:style-name="T3">ahk</text:span></text:p>
        </draw:text-box>
      </draw:frame>
      <draw:frame text:anchor-type="page" text:anchor-page-number="9" draw:z-index="2930" draw:style-name="gr1" draw:text-style-name="P2" svg:width="1.1039in" svg:height="0.1622in" svg:x="2.3398in" svg:y="6.1571in">
        <draw:text-box>
          <text:p><text:span text:style-name="T3">a uhkapelaaja p</text:span></text:p>
        </draw:text-box>
      </draw:frame>
      <draw:frame text:anchor-type="page" text:anchor-page-number="6" draw:z-index="2929" draw:style-name="gr1" draw:text-style-name="P2" svg:width="5.1669in" svg:height="0.1622in" svg:x="2.0654in" svg:y="8.3846in">
        <draw:text-box>
          <text:p><text:span text:style-name="T3">Lohkon tunniste ilman transaktioita on kooltaan noin 80 tavua. Jos oletam-</text:span></text:p>
        </draw:text-box>
      </draw:frame>
      <draw:polygon text:anchor-type="page" text:anchor-page-number="8" draw:z-index="2928" draw:style-name="gr7" draw:text-style-name="P4" svg:width="0.1154in" svg:height="0.0776in" draw:transform="rotate (-1.5707963267949) translate (3.7763779527559in 8.08740157480315in)" svg:viewBox="0 0 294 198" draw:points="294,97 0,198 0,0">
        <text:p/>
      </draw:polygon>
      <draw:frame text:anchor-type="page" text:anchor-page-number="4" draw:z-index="2927" draw:style-name="gr1" draw:text-style-name="P2" svg:width="0.0713in" svg:height="0.1622in" svg:x="2.3346in" svg:y="7.1256in">
        <draw:text-box>
          <text:p><text:span text:style-name="T3">¨</text:span></text:p>
        </draw:text-box>
      </draw:frame>
      <draw:line text:anchor-type="page" text:anchor-page-number="2" draw:z-index="2926" draw:style-name="gr6" draw:text-style-name="P2" svg:x1="5.5378in" svg:y1="7.7004in" svg:x2="5.5378in" svg:y2="7.8476in">
        <text:p/>
      </draw:line>
      <draw:frame text:anchor-type="page" text:anchor-page-number="10" draw:z-index="2925" draw:style-name="gr1" draw:text-style-name="P2" svg:width="0.0862in" svg:height="0.1622in" svg:x="5.0957in" svg:y="6.7417in">
        <draw:text-box>
          <text:p><text:span text:style-name="T3">a</text:span></text:p>
        </draw:text-box>
      </draw:frame>
      <draw:frame text:anchor-type="page" text:anchor-page-number="9" draw:z-index="2924" draw:style-name="gr1" draw:text-style-name="P2" svg:width="0.0713in" svg:height="0.1622in" svg:x="2.3398in" svg:y="6.1626in">
        <draw:text-box>
          <text:p><text:span text:style-name="T3">¨</text:span></text:p>
        </draw:text-box>
      </draw:frame>
      <draw:frame text:anchor-type="page" text:anchor-page-number="6" draw:z-index="2923" draw:style-name="gr1" draw:text-style-name="P2" svg:width="1.5949in" svg:height="0.1303in" svg:x="4.9028in" svg:y="5.339in">
        <draw:text-box>
          <text:p><text:span text:style-name="T14">Lohkotunniste (Lohkotiiviste)</text:span></text:p>
        </draw:text-box>
      </draw:frame>
      <draw:frame text:anchor-type="page" text:anchor-page-number="10" draw:z-index="2922" draw:style-name="gr1" draw:text-style-name="P2" svg:width="0.0713in" svg:height="0.1622in" svg:x="5.0957in" svg:y="6.7472in">
        <draw:text-box>
          <text:p><text:span text:style-name="T3">¨</text:span></text:p>
        </draw:text-box>
      </draw:frame>
      <draw:frame text:anchor-type="page" text:anchor-page-number="4" draw:z-index="2921" draw:style-name="gr1" draw:text-style-name="P2" svg:width="0.0862in" svg:height="0.1622in" svg:x="2.2661in" svg:y="7.1193in">
        <draw:text-box>
          <text:p><text:span text:style-name="T3">a</text:span></text:p>
        </draw:text-box>
      </draw:frame>
      <draw:frame text:anchor-type="page" text:anchor-page-number="5" draw:z-index="2920" draw:style-name="gr1" draw:text-style-name="P2" svg:width="0.0713in" svg:height="0.1622in" svg:x="1.9126in" svg:y="7.9602in">
        <draw:text-box>
          <text:p><text:span text:style-name="T3">¨</text:span></text:p>
        </draw:text-box>
      </draw:frame>
      <draw:polygon text:anchor-type="page" text:anchor-page-number="2" draw:z-index="2919" draw:style-name="gr7" draw:text-style-name="P4" svg:width="0.0579in" svg:height="0.0854in" draw:transform="rotate (-1.5707963267949) translate (5.50944881889764in 7.83070866141732in)" svg:viewBox="0 0 148 218" draw:points="73,218 0,0 148,0">
        <text:p/>
      </draw:polygon>
      <draw:frame text:anchor-type="page" text:anchor-page-number="8" draw:z-index="2918" draw:style-name="gr1" draw:text-style-name="P2" svg:width="1.0024in" svg:height="0.1134in" svg:x="1.8646in" svg:y="8.5992in">
        <draw:text-box>
          <text:p><text:span text:style-name="T11">Uusi yksityisyysmalli</text:span></text:p>
        </draw:text-box>
      </draw:frame>
      <draw:line text:anchor-type="page" text:anchor-page-number="6" draw:z-index="2917" draw:style-name="gr11" draw:text-style-name="P2" svg:x1="5.1193in" svg:y1="6.3256in" svg:x2="5.3339in" svg:y2="6.0406in">
        <text:p/>
      </draw:line>
      <draw:frame text:anchor-type="page" text:anchor-page-number="5" draw:z-index="2916" draw:style-name="gr1" draw:text-style-name="P2" svg:width="0.074in" svg:height="0.1622in" svg:x="1.8575in" svg:y="7.9543in">
        <draw:text-box>
          <text:p><text:span text:style-name="T3">s</text:span></text:p>
        </draw:text-box>
      </draw:frame>
      <draw:frame text:anchor-type="page" text:anchor-page-number="10" draw:z-index="2915" draw:style-name="gr1" draw:text-style-name="P2" svg:width="0.6815in" svg:height="0.1622in" svg:x="4.4547in" svg:y="6.7417in">
        <draw:text-box>
          <text:p><text:span text:style-name="T3">jakauman</text:span></text:p>
        </draw:text-box>
      </draw:frame>
      <draw:frame text:anchor-type="page" text:anchor-page-number="4" draw:z-index="2914" draw:style-name="gr1" draw:text-style-name="P2" svg:width="0.0713in" svg:height="0.1622in" svg:x="2.2661in" svg:y="7.1256in">
        <draw:text-box>
          <text:p><text:span text:style-name="T3">¨</text:span></text:p>
        </draw:text-box>
      </draw:frame>
      <draw:frame text:anchor-type="page" text:anchor-page-number="8" draw:z-index="2913" draw:style-name="gr1" draw:text-style-name="P2" svg:width="0.3831in" svg:height="0.1134in" svg:x="4.1429in" svg:y="8.9307in">
        <draw:text-box>
          <text:p><text:span text:style-name="T11">Julkinen</text:span></text:p>
        </draw:text-box>
      </draw:frame>
      <draw:polygon text:anchor-type="page" text:anchor-page-number="2" draw:z-index="2912" draw:style-name="gr4" draw:text-style-name="P3" svg:width="0.6469in" svg:height="0.2882in" draw:transform="rotate (-1.5707963267949) translate (5.17874015748031in 7.41220472440945in)" svg:viewBox="0 0 1644 733" draw:points="824,733 0,733 0,0 1644,0 1644,733">
        <text:p/>
      </draw:polygon>
      <draw:frame text:anchor-type="page" text:anchor-page-number="9" draw:z-index="2911" draw:style-name="gr1" draw:text-style-name="P2" svg:width="0.5551in" svg:height="0.1622in" svg:x="1.8575in" svg:y="6.1571in">
        <draw:text-box>
          <text:p><text:span text:style-name="T3">sille, ett</text:span></text:p>
        </draw:text-box>
      </draw:frame>
      <draw:line text:anchor-type="page" text:anchor-page-number="6" draw:z-index="2910" draw:style-name="gr11" draw:text-style-name="P2" svg:x1="6.0012in" svg:y1="6.3256in" svg:x2="5.7862in" svg:y2="6.0406in">
        <text:p/>
      </draw:line>
      <draw:frame text:anchor-type="page" text:anchor-page-number="5" draw:z-index="2909" draw:style-name="gr1" draw:text-style-name="P2" svg:width="3.4335in" svg:height="0.1622in" svg:x="3.6984in" svg:y="7.7882in">
        <draw:text-box>
          <text:p><text:span text:style-name="T3">an tapauksessamme kulutetaan laskenta-aikaa ja</text:span></text:p>
        </draw:text-box>
      </draw:frame>
      <draw:line text:anchor-type="page" text:anchor-page-number="8" draw:z-index="2908" draw:style-name="gr10" draw:text-style-name="P2" svg:x1="3.6591in" svg:y1="8.9776in" svg:x2="3.876in" svg:y2="8.9776in">
        <text:p/>
      </draw:line>
      <draw:frame text:anchor-type="page" text:anchor-page-number="4" draw:z-index="2907" draw:style-name="gr1" draw:text-style-name="P2" svg:width="0.174in" svg:height="0.1622in" svg:x="2.1193in" svg:y="7.1193in">
        <draw:text-box>
          <text:p><text:span text:style-name="T3">op</text:span></text:p>
        </draw:text-box>
      </draw:frame>
      <draw:frame text:anchor-type="page" text:anchor-page-number="9" draw:z-index="2906" draw:style-name="gr1" draw:text-style-name="P2" svg:width="0.4323in" svg:height="0.1622in" svg:x="6.2689in" svg:y="5.9902in">
        <draw:text-box>
          <text:p><text:span text:style-name="T3">oisyys</text:span></text:p>
        </draw:text-box>
      </draw:frame>
      <draw:frame text:anchor-type="page" text:anchor-page-number="10" draw:z-index="2905" draw:style-name="gr1" draw:text-style-name="P2" svg:width="0.3185in" svg:height="0.1622in" svg:x="4.1283in" svg:y="6.7417in">
        <draw:text-box>
          <text:p><text:span text:style-name="T3">ettei</text:span></text:p>
        </draw:text-box>
      </draw:frame>
      <draw:frame text:anchor-type="page" text:anchor-page-number="2" draw:z-index="2904" draw:style-name="gr1" draw:text-style-name="P2" svg:width="0.4634in" svg:height="0.1067in" svg:x="4.128in" svg:y="7.2457in">
        <draw:text-box>
          <text:p><text:span text:style-name="T16">Transaktio</text:span></text:p>
        </draw:text-box>
      </draw:frame>
      <draw:frame text:anchor-type="page" text:anchor-page-number="4" draw:z-index="2903" draw:style-name="gr1" draw:text-style-name="P2" svg:width="0.0713in" svg:height="0.1622in" svg:x="2.1193in" svg:y="7.1256in">
        <draw:text-box>
          <text:p><text:span text:style-name="T3">¨</text:span></text:p>
        </draw:text-box>
      </draw:frame>
      <draw:frame text:anchor-type="page" text:anchor-page-number="9" draw:z-index="2902" draw:style-name="gr1" draw:text-style-name="P2" svg:width="0.0713in" svg:height="0.1622in" svg:x="6.2689in" svg:y="5.9965in">
        <draw:text-box>
          <text:p><text:span text:style-name="T3">¨</text:span></text:p>
        </draw:text-box>
      </draw:frame>
      <draw:polygon text:anchor-type="page" text:anchor-page-number="8" draw:z-index="2901" draw:style-name="gr7" draw:text-style-name="P4" svg:width="0.1157in" svg:height="0.0776in" draw:transform="rotate (-1.5707963267949) translate (3.85393700787401in 8.93937007874016in)" svg:viewBox="0 0 295 198" draw:points="295,98 0,198 0,0">
        <text:p/>
      </draw:polygon>
      <draw:line text:anchor-type="page" text:anchor-page-number="6" draw:z-index="2900" draw:style-name="gr11" draw:text-style-name="P2" svg:x1="6.3709in" svg:y1="6.8516in" svg:x2="6.2154in" svg:y2="6.5768in">
        <text:p/>
      </draw:line>
      <draw:frame text:anchor-type="page" text:anchor-page-number="10" draw:z-index="2899" draw:style-name="gr1" draw:text-style-name="P2" svg:width="1.1531in" svg:height="0.1622in" svg:x="3.0516in" svg:y="6.7417in">
        <draw:text-box>
          <text:p><text:span text:style-name="T3">a uudelleen niin,</text:span></text:p>
        </draw:text-box>
      </draw:frame>
      <draw:frame text:anchor-type="page" text:anchor-page-number="5" draw:z-index="2898" draw:style-name="gr1" draw:text-style-name="P2" svg:width="0.0713in" svg:height="0.1622in" svg:x="3.6984in" svg:y="7.7937in">
        <draw:text-box>
          <text:p><text:span text:style-name="T3">¨</text:span></text:p>
        </draw:text-box>
      </draw:frame>
      <draw:frame text:anchor-type="page" text:anchor-page-number="5" draw:z-index="2897" draw:style-name="gr1" draw:text-style-name="P2" svg:width="2.1406in" svg:height="0.1622in" svg:x="1.8575in" svg:y="7.7882in">
        <draw:text-box>
          <text:p><text:span text:style-name="T3">kuluttaessa resurssejaan. Meid</text:span></text:p>
        </draw:text-box>
      </draw:frame>
      <draw:line text:anchor-type="page" text:anchor-page-number="8" draw:z-index="2896" draw:style-name="gr9" draw:text-style-name="P2" svg:x1="2.8039in" svg:y1="8.7843in" svg:x2="2.8039in" svg:y2="9.1724in">
        <text:p/>
      </draw:line>
      <draw:polygon text:anchor-type="page" text:anchor-page-number="2" draw:z-index="2895" draw:style-name="gr12" draw:text-style-name="P3" svg:width="0.7917in" svg:height="1.4406in" svg:x="5.1063in" svg:y="7.1965in" svg:viewBox="0 0 2012 3660" draw:points="1008,3660 0,3660 0,0 2012,0 2012,3660">
        <text:p/>
      </draw:polygon>
      <draw:frame text:anchor-type="page" text:anchor-page-number="4" draw:z-index="2894" draw:style-name="gr1" draw:text-style-name="P2" svg:width="0.3012in" svg:height="0.1622in" svg:x="1.8575in" svg:y="7.1193in">
        <draw:text-box>
          <text:p><text:span text:style-name="T3">mist</text:span></text:p>
        </draw:text-box>
      </draw:frame>
      <draw:frame text:anchor-type="page" text:anchor-page-number="9" draw:z-index="2893" draw:style-name="gr1" draw:text-style-name="P2" svg:width="0.1661in" svg:height="0.1622in" svg:x="6.1264in" svg:y="5.9902in">
        <draw:text-box>
          <text:p><text:span text:style-name="T3">ak</text:span></text:p>
        </draw:text-box>
      </draw:frame>
      <draw:frame text:anchor-type="page" text:anchor-page-number="10" draw:z-index="2892" draw:style-name="gr1" draw:text-style-name="P2" svg:width="0.0713in" svg:height="0.1622in" svg:x="3.0516in" svg:y="6.7472in">
        <draw:text-box>
          <text:p><text:span text:style-name="T3">¨</text:span></text:p>
        </draw:text-box>
      </draw:frame>
      <draw:line text:anchor-type="page" text:anchor-page-number="6" draw:z-index="2891" draw:style-name="gr11" draw:text-style-name="P2" svg:x1="5.8248in" svg:y1="6.8524in" svg:x2="5.963in" svg:y2="6.5764in">
        <text:p/>
      </draw:line>
      <draw:line text:anchor-type="page" text:anchor-page-number="2" draw:z-index="2890" draw:style-name="gr13" draw:text-style-name="P2" svg:x1="4.6024in" svg:y1="7.7004in" svg:x2="4.6024in" svg:y2="8.0606in">
        <text:p/>
      </draw:line>
      <draw:frame text:anchor-type="page" text:anchor-page-number="5" draw:z-index="2889" draw:style-name="gr1" draw:text-style-name="P2" svg:width="1.1598in" svg:height="0.1622in" svg:x="5.6189in" svg:y="7.622in">
        <draw:text-box>
          <text:p><text:span text:style-name="T3">a kullankaivajien</text:span></text:p>
        </draw:text-box>
      </draw:frame>
      <draw:line text:anchor-type="page" text:anchor-page-number="6" draw:z-index="2888" draw:style-name="gr11" draw:text-style-name="P2" svg:x1="6.3705in" svg:y1="7.2917in" svg:x2="6.3705in" svg:y2="7.1126in">
        <text:p/>
      </draw:line>
      <draw:frame text:anchor-type="page" text:anchor-page-number="4" draw:z-index="2887" draw:style-name="gr1" draw:text-style-name="P2" svg:width="1.0441in" svg:height="0.1622in" svg:x="5.7417in" svg:y="6.9535in">
        <draw:text-box>
          <text:p><text:span text:style-name="T3">edustaa enem-</text:span></text:p>
        </draw:text-box>
      </draw:frame>
      <draw:frame text:anchor-type="page" text:anchor-page-number="8" draw:z-index="2886" draw:style-name="gr1" draw:text-style-name="P2" svg:width="0.5335in" svg:height="0.1134in" svg:x="3.0319in" svg:y="8.9307in">
        <draw:text-box>
          <text:p><text:span text:style-name="T11">Transaktiot</text:span></text:p>
        </draw:text-box>
      </draw:frame>
      <draw:frame text:anchor-type="page" text:anchor-page-number="9" draw:z-index="2885" draw:style-name="gr1" draw:text-style-name="P2" svg:width="0.0713in" svg:height="0.1622in" svg:x="6.1264in" svg:y="5.9965in">
        <draw:text-box>
          <text:p><text:span text:style-name="T3">¨</text:span></text:p>
        </draw:text-box>
      </draw:frame>
      <draw:frame text:anchor-type="page" text:anchor-page-number="10" draw:z-index="2884" draw:style-name="gr1" draw:text-style-name="P2" svg:width="0.2213in" svg:height="0.1622in" svg:x="2.8665in" svg:y="6.7417in">
        <draw:text-box>
          <text:p><text:span text:style-name="T3">am</text:span></text:p>
        </draw:text-box>
      </draw:frame>
      <draw:line text:anchor-type="page" text:anchor-page-number="2" draw:z-index="2883" draw:style-name="gr2" draw:text-style-name="P2" svg:x1="4.0327in" svg:y1="8.3193in" svg:x2="4.0358in" svg:y2="8.3209in">
        <text:p/>
      </draw:line>
      <draw:frame text:anchor-type="page" text:anchor-page-number="4" draw:z-index="2882" draw:style-name="gr1" draw:text-style-name="P2" svg:width="2.8185in" svg:height="0.1622in" svg:x="3.1346in" svg:y="6.9535in">
        <draw:text-box>
          <text:p><text:span text:style-name="T3">ontodisteisiin on sijoitettu eniten vaivaa,</text:span></text:p>
        </draw:text-box>
      </draw:frame>
      <draw:frame text:anchor-type="page" text:anchor-page-number="5" draw:z-index="2881" draw:style-name="gr1" draw:text-style-name="P2" svg:width="0.0713in" svg:height="0.1622in" svg:x="5.6189in" svg:y="7.628in">
        <draw:text-box>
          <text:p><text:span text:style-name="T3">¨</text:span></text:p>
        </draw:text-box>
      </draw:frame>
      <draw:line text:anchor-type="page" text:anchor-page-number="6" draw:z-index="2880" draw:style-name="gr11" draw:text-style-name="P2" svg:x1="3.2823in" svg:y1="6.852in" svg:x2="3.4217in" svg:y2="6.5764in">
        <text:p/>
      </draw:line>
      <draw:frame text:anchor-type="page" text:anchor-page-number="9" draw:z-index="2879" draw:style-name="gr1" draw:text-style-name="P2" svg:width="0.4953in" svg:height="0.1622in" svg:x="5.6728in" svg:y="5.9902in">
        <draw:text-box>
          <text:p><text:span text:style-name="T3">Todenn</text:span></text:p>
        </draw:text-box>
      </draw:frame>
      <draw:frame text:anchor-type="page" text:anchor-page-number="10" draw:z-index="2878" draw:style-name="gr1" draw:text-style-name="P2" svg:width="0.0713in" svg:height="0.1622in" svg:x="2.8665in" svg:y="6.7472in">
        <draw:text-box>
          <text:p><text:span text:style-name="T3">¨</text:span></text:p>
        </draw:text-box>
      </draw:frame>
      <draw:polygon text:anchor-type="page" text:anchor-page-number="8" draw:z-index="2877" draw:style-name="gr14" draw:text-style-name="P3" svg:width="0.7016in" svg:height="0.3882in" svg:x="3.9697in" svg:y="8.7843in" svg:viewBox="0 0 1783 987" draw:points="889,987 0,987 0,0 1783,0 1783,987">
        <text:p/>
      </draw:polygon>
      <draw:frame text:anchor-type="page" text:anchor-page-number="9" draw:z-index="2876" draw:style-name="gr1" draw:text-style-name="P2" svg:width="0.7669in" svg:height="0.1622in" svg:x="4.9299in" svg:y="5.9902in">
        <draw:text-box>
          <text:p><text:span text:style-name="T3">a omilleen.</text:span></text:p>
        </draw:text-box>
      </draw:frame>
      <draw:frame text:anchor-type="page" text:anchor-page-number="4" draw:z-index="2875" draw:style-name="gr1" draw:text-style-name="P2" svg:width="0.0713in" svg:height="0.1622in" svg:x="3.1346in" svg:y="6.9598in">
        <draw:text-box>
          <text:p><text:span text:style-name="T3">¨</text:span></text:p>
        </draw:text-box>
      </draw:frame>
      <draw:frame text:anchor-type="page" text:anchor-page-number="5" draw:z-index="2874" draw:style-name="gr1" draw:text-style-name="P2" svg:width="0.0862in" svg:height="0.1622in" svg:x="5.5492in" svg:y="7.622in">
        <draw:text-box>
          <text:p><text:span text:style-name="T3">a</text:span></text:p>
        </draw:text-box>
      </draw:frame>
      <draw:line text:anchor-type="page" text:anchor-page-number="2" draw:z-index="2873" draw:style-name="gr2" draw:text-style-name="P2" svg:x1="4.0055in" svg:y1="8.3075in" svg:x2="4.0189in" svg:y2="8.313in">
        <text:p/>
      </draw:line>
      <draw:line text:anchor-type="page" text:anchor-page-number="6" draw:z-index="2872" draw:style-name="gr11" draw:text-style-name="P2" svg:x1="3.8122in" svg:y1="6.8524in" svg:x2="3.6724in" svg:y2="6.5764in">
        <text:p/>
      </draw:line>
      <draw:frame text:anchor-type="page" text:anchor-page-number="10" draw:z-index="2871" draw:style-name="gr1" draw:text-style-name="P2" svg:width="0.2724in" svg:height="0.1622in" svg:x="2.6102in" svg:y="6.7417in">
        <draw:text-box>
          <text:p><text:span text:style-name="T3">an t</text:span></text:p>
        </draw:text-box>
      </draw:frame>
      <draw:frame text:anchor-type="page" text:anchor-page-number="8" draw:z-index="2870" draw:style-name="gr1" draw:text-style-name="P2" svg:width="0.5358in" svg:height="0.1134in" svg:x="2.0272in" svg:y="8.9307in">
        <draw:text-box>
          <text:p><text:span text:style-name="T11">Identiteetit</text:span></text:p>
        </draw:text-box>
      </draw:frame>
      <draw:line text:anchor-type="page" text:anchor-page-number="6" draw:z-index="2869" draw:style-name="gr11" draw:text-style-name="P2" svg:x1="3.8118in" svg:y1="7.2917in" svg:x2="3.8118in" svg:y2="7.1126in">
        <text:p/>
      </draw:line>
      <draw:frame text:anchor-type="page" text:anchor-page-number="4" draw:z-index="2868" draw:style-name="gr1" draw:text-style-name="P2" svg:width="0.5543in" svg:height="0.1622in" svg:x="2.6181in" svg:y="6.9535in">
        <draw:text-box>
          <text:p><text:span text:style-name="T3">jonka ty</text:span></text:p>
        </draw:text-box>
      </draw:frame>
      <draw:frame text:anchor-type="page" text:anchor-page-number="9" draw:z-index="2867" draw:style-name="gr1" draw:text-style-name="P2" svg:width="0.0713in" svg:height="0.1622in" svg:x="4.9299in" svg:y="5.9965in">
        <draw:text-box>
          <text:p><text:span text:style-name="T3">¨</text:span></text:p>
        </draw:text-box>
      </draw:frame>
      <draw:line text:anchor-type="page" text:anchor-page-number="2" draw:z-index="2866" draw:style-name="gr2" draw:text-style-name="P2" svg:x1="3.9799in" svg:y1="8.2961in" svg:x2="3.9929in" svg:y2="8.3016in">
        <text:p/>
      </draw:line>
      <draw:frame text:anchor-type="page" text:anchor-page-number="5" draw:z-index="2865" draw:style-name="gr1" draw:text-style-name="P2" svg:width="0.0713in" svg:height="0.1622in" svg:x="5.5492in" svg:y="7.628in">
        <draw:text-box>
          <text:p><text:span text:style-name="T3">¨</text:span></text:p>
        </draw:text-box>
      </draw:frame>
      <draw:frame text:anchor-type="page" text:anchor-page-number="10" draw:z-index="2864" draw:style-name="gr1" draw:text-style-name="P2" svg:width="0.0713in" svg:height="0.1622in" svg:x="2.6102in" svg:y="6.7472in">
        <draw:text-box>
          <text:p><text:span text:style-name="T3">¨</text:span></text:p>
        </draw:text-box>
      </draw:frame>
      <draw:frame text:anchor-type="page" text:anchor-page-number="4" draw:z-index="2863" draw:style-name="gr1" draw:text-style-name="P2" svg:width="0.7543in" svg:height="0.1622in" svg:x="1.8575in" svg:y="6.9535in">
        <draw:text-box>
          <text:p><text:span text:style-name="T3">pisin ketju,</text:span></text:p>
        </draw:text-box>
      </draw:frame>
      <draw:frame text:anchor-type="page" text:anchor-page-number="10" draw:z-index="2862" draw:style-name="gr1" draw:text-style-name="P2" svg:width="0.0862in" svg:height="0.1622in" svg:x="2.5409in" svg:y="6.7417in">
        <draw:text-box>
          <text:p><text:span text:style-name="T3">a</text:span></text:p>
        </draw:text-box>
      </draw:frame>
      <draw:frame text:anchor-type="page" text:anchor-page-number="5" draw:z-index="2861" draw:style-name="gr1" draw:text-style-name="P2" svg:width="3.2122in" svg:height="0.1622in" svg:x="2.7866in" svg:y="7.622in">
        <draw:text-box>
          <text:p><text:span text:style-name="T3">a samaan tapaan kuin kultaa tulee kiertoon lis</text:span></text:p>
        </draw:text-box>
      </draw:frame>
      <draw:line text:anchor-type="page" text:anchor-page-number="2" draw:z-index="2860" draw:style-name="gr2" draw:text-style-name="P2" svg:x1="3.9528in" svg:y1="8.2843in" svg:x2="3.9657in" svg:y2="8.2898in">
        <text:p/>
      </draw:line>
      <draw:line text:anchor-type="page" text:anchor-page-number="6" draw:z-index="2859" draw:style-name="gr11" draw:text-style-name="P2" svg:x1="3.2823in" svg:y1="7.2917in" svg:x2="3.2823in" svg:y2="7.1126in">
        <text:p/>
      </draw:line>
      <draw:frame text:anchor-type="page" text:anchor-page-number="9" draw:z-index="2858" draw:style-name="gr1" draw:text-style-name="P2" svg:width="0.213in" svg:height="0.1622in" svg:x="4.752in" svg:y="5.9902in">
        <draw:text-box>
          <text:p><text:span text:style-name="T3">ast</text:span></text:p>
        </draw:text-box>
      </draw:frame>
      <draw:polygon text:anchor-type="page" text:anchor-page-number="8" draw:z-index="2857" draw:style-name="gr14" draw:text-style-name="P3" svg:width="0.7in" svg:height="0.2327in" svg:x="2.9591in" svg:y="8.8618in" svg:viewBox="0 0 1779 592" draw:points="890,592 0,592 0,0 1779,0 1779,592">
        <text:p/>
      </draw:polygon>
      <draw:frame text:anchor-type="page" text:anchor-page-number="9" draw:z-index="2856" draw:style-name="gr1" draw:text-style-name="P2" svg:width="0.0713in" svg:height="0.1622in" svg:x="4.752in" svg:y="5.9965in">
        <draw:text-box>
          <text:p><text:span text:style-name="T3">¨</text:span></text:p>
        </draw:text-box>
      </draw:frame>
      <draw:line text:anchor-type="page" text:anchor-page-number="2" draw:z-index="2855" draw:style-name="gr2" draw:text-style-name="P2" svg:x1="3.9268in" svg:y1="8.2724in" svg:x2="3.9402in" svg:y2="8.2783in">
        <text:p/>
      </draw:line>
      <draw:line text:anchor-type="page" text:anchor-page-number="6" draw:z-index="2854" draw:style-name="gr11" draw:text-style-name="P2" svg:x1="2.7524in" svg:y1="7.2917in" svg:x2="2.7524in" svg:y2="7.1126in">
        <text:p/>
      </draw:line>
      <draw:frame text:anchor-type="page" text:anchor-page-number="5" draw:z-index="2853" draw:style-name="gr1" draw:text-style-name="P2" svg:width="0.0713in" svg:height="0.1622in" svg:x="2.7866in" svg:y="7.628in">
        <draw:text-box>
          <text:p><text:span text:style-name="T3">¨</text:span></text:p>
        </draw:text-box>
      </draw:frame>
      <draw:frame text:anchor-type="page" text:anchor-page-number="10" draw:z-index="2852" draw:style-name="gr1" draw:text-style-name="P2" svg:width="0.0713in" svg:height="0.1622in" svg:x="2.5409in" svg:y="6.7472in">
        <draw:text-box>
          <text:p><text:span text:style-name="T3">¨</text:span></text:p>
        </draw:text-box>
      </draw:frame>
      <draw:frame text:anchor-type="page" text:anchor-page-number="4" draw:z-index="2851" draw:style-name="gr1" draw:text-style-name="P2" svg:width="0.2122in" svg:height="0.1622in" svg:x="6.4465in" svg:y="6.7874in">
        <draw:text-box>
          <text:p><text:span text:style-name="T3">oin</text:span></text:p>
        </draw:text-box>
      </draw:frame>
      <draw:frame text:anchor-type="page" text:anchor-page-number="5" draw:z-index="2850" draw:style-name="gr1" draw:text-style-name="P2" svg:width="0.1433in" svg:height="0.1622in" svg:x="2.6634in" svg:y="7.622in">
        <draw:text-box>
          <text:p><text:span text:style-name="T3">ar</text:span></text:p>
        </draw:text-box>
      </draw:frame>
      <draw:line text:anchor-type="page" text:anchor-page-number="2" draw:z-index="2849" draw:style-name="gr2" draw:text-style-name="P2" svg:x1="3.8996in" svg:y1="8.2598in" svg:x2="3.913in" svg:y2="8.2665in">
        <text:p/>
      </draw:line>
      <draw:frame text:anchor-type="page" text:anchor-page-number="10" draw:z-index="2848" draw:style-name="gr1" draw:text-style-name="P2" svg:width="0.5551in" svg:height="0.1622in" svg:x="2.0673in" svg:y="6.7417in">
        <draw:text-box>
          <text:p><text:span text:style-name="T3">arjestell</text:span></text:p>
        </draw:text-box>
      </draw:frame>
      <draw:frame text:anchor-type="page" text:anchor-page-number="4" draw:z-index="2847" draw:style-name="gr1" draw:text-style-name="P2" svg:width="0.0713in" svg:height="0.1622in" svg:x="6.4465in" svg:y="6.7937in">
        <draw:text-box>
          <text:p><text:span text:style-name="T3">¨</text:span></text:p>
        </draw:text-box>
      </draw:frame>
      <draw:frame text:anchor-type="page" text:anchor-page-number="9" draw:z-index="2846" draw:style-name="gr1" draw:text-style-name="P2" svg:width="0.0862in" svg:height="0.1622in" svg:x="4.6827in" svg:y="5.9902in">
        <draw:text-box>
          <text:p><text:span text:style-name="T3">a</text:span></text:p>
        </draw:text-box>
      </draw:frame>
      <draw:frame text:anchor-type="page" text:anchor-page-number="8" draw:z-index="2845" draw:style-name="gr1" draw:text-style-name="P2" svg:width="0.3831in" svg:height="0.1134in" svg:x="6.0882in" svg:y="8.0752in">
        <draw:text-box>
          <text:p><text:span text:style-name="T11">Julkinen</text:span></text:p>
        </draw:text-box>
      </draw:frame>
      <draw:line text:anchor-type="page" text:anchor-page-number="6" draw:z-index="2844" draw:style-name="gr11" draw:text-style-name="P2" svg:x1="2.2244in" svg:y1="7.2917in" svg:x2="2.2244in" svg:y2="7.1126in">
        <text:p/>
      </draw:line>
      <draw:frame text:anchor-type="page" text:anchor-page-number="5" draw:z-index="2843" draw:style-name="gr1" draw:text-style-name="P2" svg:width="0.0713in" svg:height="0.1622in" svg:x="2.6634in" svg:y="7.628in">
        <draw:text-box>
          <text:p><text:span text:style-name="T3">¨</text:span></text:p>
        </draw:text-box>
      </draw:frame>
      <draw:line text:anchor-type="page" text:anchor-page-number="2" draw:z-index="2842" draw:style-name="gr2" draw:text-style-name="P2" svg:x1="3.8736in" svg:y1="8.248in" svg:x2="3.8874in" svg:y2="8.2551in">
        <text:p/>
      </draw:line>
      <draw:line text:anchor-type="page" text:anchor-page-number="6" draw:z-index="2841" draw:style-name="gr11" draw:text-style-name="P2" svg:x1="2.2244in" svg:y1="6.8524in" svg:x2="2.3622in" svg:y2="6.5764in">
        <text:p/>
      </draw:line>
      <draw:frame text:anchor-type="page" text:anchor-page-number="9" draw:z-index="2840" draw:style-name="gr1" draw:text-style-name="P2" svg:width="0.0713in" svg:height="0.1622in" svg:x="4.6827in" svg:y="5.9965in">
        <draw:text-box>
          <text:p><text:span text:style-name="T3">¨</text:span></text:p>
        </draw:text-box>
      </draw:frame>
      <draw:frame text:anchor-type="page" text:anchor-page-number="10" draw:z-index="2839" draw:style-name="gr1" draw:text-style-name="P2" svg:width="0.0713in" svg:height="0.1622in" svg:x="2.0673in" svg:y="6.7472in">
        <draw:text-box>
          <text:p><text:span text:style-name="T3">¨</text:span></text:p>
        </draw:text-box>
      </draw:frame>
      <draw:frame text:anchor-type="page" text:anchor-page-number="4" draw:z-index="2838" draw:style-name="gr1" draw:text-style-name="P2" svg:width="0.1634in" svg:height="0.1622in" svg:x="6.3008in" svg:y="6.7874in">
        <draw:text-box>
          <text:p><text:span text:style-name="T3">all</text:span></text:p>
        </draw:text-box>
      </draw:frame>
      <draw:frame text:anchor-type="page" text:anchor-page-number="10" draw:z-index="2837" draw:style-name="gr1" draw:text-style-name="P2" svg:width="0.0425in" svg:height="0.1622in" svg:x="1.9957in" svg:y="6.7417in">
        <draw:text-box>
          <text:p><text:span text:style-name="T3">J</text:span></text:p>
        </draw:text-box>
      </draw:frame>
      <draw:frame text:anchor-type="page" text:anchor-page-number="5" draw:z-index="2836" draw:style-name="gr1" draw:text-style-name="P2" svg:width="0.0862in" svg:height="0.1622in" svg:x="2.5945in" svg:y="7.622in">
        <draw:text-box>
          <text:p><text:span text:style-name="T3">a</text:span></text:p>
        </draw:text-box>
      </draw:frame>
      <draw:line text:anchor-type="page" text:anchor-page-number="2" draw:z-index="2835" draw:style-name="gr2" draw:text-style-name="P2" svg:x1="3.8469in" svg:y1="8.2366in" svg:x2="3.8614in" svg:y2="8.2433in">
        <text:p/>
      </draw:line>
      <draw:frame text:anchor-type="page" text:anchor-page-number="4" draw:z-index="2834" draw:style-name="gr1" draw:text-style-name="P2" svg:width="0.0713in" svg:height="0.1622in" svg:x="6.3008in" svg:y="6.7937in">
        <draw:text-box>
          <text:p><text:span text:style-name="T3">¨</text:span></text:p>
        </draw:text-box>
      </draw:frame>
      <draw:polygon text:anchor-type="page" text:anchor-page-number="8" draw:z-index="2833" draw:style-name="gr14" draw:text-style-name="P3" svg:width="0.7in" svg:height="0.2327in" svg:x="1.9469in" svg:y="8.8618in" svg:viewBox="0 0 1779 592" draw:points="889,592 0,592 0,0 1779,0 1779,592">
        <text:p/>
      </draw:polygon>
      <draw:frame text:anchor-type="page" text:anchor-page-number="9" draw:z-index="2832" draw:style-name="gr1" draw:text-style-name="P2" svg:width="0.3059in" svg:height="0.1622in" svg:x="4.3917in" svg:y="5.9902in">
        <draw:text-box>
          <text:p><text:span text:style-name="T3">an p</text:span></text:p>
        </draw:text-box>
      </draw:frame>
      <draw:line text:anchor-type="page" text:anchor-page-number="6" draw:z-index="2831" draw:style-name="gr11" draw:text-style-name="P2" svg:x1="2.6146in" svg:y1="6.5764in" svg:x2="2.7528in" svg:y2="6.8524in">
        <text:p/>
      </draw:line>
      <draw:line text:anchor-type="page" text:anchor-page-number="6" draw:z-index="2830" draw:style-name="gr11" draw:text-style-name="P2" svg:x1="3.2453in" svg:y1="6.0406in" svg:x2="3.4587in" svg:y2="6.3256in">
        <text:p/>
      </draw:line>
      <draw:line text:anchor-type="page" text:anchor-page-number="2" draw:z-index="2829" draw:style-name="gr2" draw:text-style-name="P2" svg:x1="3.8209in" svg:y1="8.2248in" svg:x2="3.8343in" svg:y2="8.2315in">
        <text:p/>
      </draw:line>
      <draw:frame text:anchor-type="page" text:anchor-page-number="10" draw:z-index="2828" draw:style-name="gr1" draw:text-style-name="P2" svg:width="0.0016in" svg:height="0.1622in" svg:x="5.3173in" svg:y="6.0626in">
        <draw:text-box>
          <text:p><text:span text:style-name="T3"/></text:p>
        </draw:text-box>
      </draw:frame>
      <draw:frame text:anchor-type="page" text:anchor-page-number="9" draw:z-index="2827" draw:style-name="gr1" draw:text-style-name="P2" svg:width="0.0713in" svg:height="0.1622in" svg:x="4.3917in" svg:y="5.9965in">
        <draw:text-box>
          <text:p><text:span text:style-name="T3">¨</text:span></text:p>
        </draw:text-box>
      </draw:frame>
      <draw:line text:anchor-type="page" text:anchor-page-number="8" draw:z-index="2826" draw:style-name="gr9" draw:text-style-name="P2" svg:x1="5.7594in" svg:y1="7.8543in" svg:x2="5.7594in" svg:y2="8.3961in">
        <text:p/>
      </draw:line>
      <draw:frame text:anchor-type="page" text:anchor-page-number="4" draw:z-index="2825" draw:style-name="gr1" draw:text-style-name="P2" svg:width="0.0862in" svg:height="0.1622in" svg:x="6.2008in" svg:y="6.7874in">
        <draw:text-box>
          <text:p><text:span text:style-name="T3">T</text:span></text:p>
        </draw:text-box>
      </draw:frame>
      <draw:frame text:anchor-type="page" text:anchor-page-number="5" draw:z-index="2824" draw:style-name="gr1" draw:text-style-name="P2" svg:width="0.0713in" svg:height="0.1622in" svg:x="2.5945in" svg:y="7.628in">
        <draw:text-box>
          <text:p><text:span text:style-name="T3">¨</text:span></text:p>
        </draw:text-box>
      </draw:frame>
      <draw:frame text:anchor-type="page" text:anchor-page-number="8" draw:z-index="2823" draw:style-name="gr1" draw:text-style-name="P2" svg:width="0.5016in" svg:height="0.1134in" svg:x="4.9689in" svg:y="8.0752in">
        <draw:text-box>
          <text:p><text:span text:style-name="T11">Vastapuoli</text:span></text:p>
        </draw:text-box>
      </draw:frame>
      <draw:frame text:anchor-type="page" text:anchor-page-number="10" draw:z-index="2822" draw:style-name="gr1" draw:text-style-name="P2" svg:width="0.3579in" svg:height="0.1622in" svg:x="4.9862in" svg:y="6.3425in">
        <draw:text-box>
          <text:p><text:span text:style-name="T2">k &gt; z</text:span></text:p>
        </draw:text-box>
      </draw:frame>
      <draw:frame text:anchor-type="page" text:anchor-page-number="5" draw:z-index="2821" draw:style-name="gr1" draw:text-style-name="P2" svg:width="0.6343in" svg:height="0.1622in" svg:x="2.0583in" svg:y="7.622in">
        <draw:text-box>
          <text:p><text:span text:style-name="T3">a vakiom</text:span></text:p>
        </draw:text-box>
      </draw:frame>
      <draw:frame text:anchor-type="page" text:anchor-page-number="9" draw:z-index="2820" draw:style-name="gr1" draw:text-style-name="P2" svg:width="0.0862in" svg:height="0.1622in" svg:x="4.3228in" svg:y="5.9902in">
        <draw:text-box>
          <text:p><text:span text:style-name="T3">a</text:span></text:p>
        </draw:text-box>
      </draw:frame>
      <draw:frame text:anchor-type="page" text:anchor-page-number="4" draw:z-index="2819" draw:style-name="gr1" draw:text-style-name="P2" svg:width="0.2567in" svg:height="0.1622in" svg:x="5.9217in" svg:y="6.7874in">
        <draw:text-box>
          <text:p><text:span text:style-name="T3">ani.</text:span></text:p>
        </draw:text-box>
      </draw:frame>
      <draw:line text:anchor-type="page" text:anchor-page-number="6" draw:z-index="2818" draw:style-name="gr11" draw:text-style-name="P2" svg:x1="2.5764in" svg:y1="6.3256in" svg:x2="2.7913in" svg:y2="6.0406in">
        <text:p/>
      </draw:line>
      <draw:line text:anchor-type="page" text:anchor-page-number="2" draw:z-index="2817" draw:style-name="gr2" draw:text-style-name="P2" svg:x1="3.7937in" svg:y1="8.213in" svg:x2="3.8083in" svg:y2="8.2201in">
        <text:p/>
      </draw:line>
      <draw:line text:anchor-type="page" text:anchor-page-number="2" draw:z-index="2816" draw:style-name="gr2" draw:text-style-name="P2" svg:x1="3.7677in" svg:y1="8.2016in" svg:x2="3.7811in" svg:y2="8.2083in">
        <text:p/>
      </draw:line>
      <draw:frame text:anchor-type="page" text:anchor-page-number="9" draw:z-index="2815" draw:style-name="gr1" draw:text-style-name="P2" svg:width="0.0713in" svg:height="0.1622in" svg:x="4.3228in" svg:y="5.9965in">
        <draw:text-box>
          <text:p><text:span text:style-name="T3">¨</text:span></text:p>
        </draw:text-box>
      </draw:frame>
      <draw:frame text:anchor-type="page" text:anchor-page-number="4" draw:z-index="2814" draw:style-name="gr1" draw:text-style-name="P2" svg:width="0.0713in" svg:height="0.1622in" svg:x="5.9217in" svg:y="6.7937in">
        <draw:text-box>
          <text:p><text:span text:style-name="T3">¨</text:span></text:p>
        </draw:text-box>
      </draw:frame>
      <draw:frame text:anchor-type="page" text:anchor-page-number="10" draw:z-index="2813" draw:style-name="gr1" draw:text-style-name="P2" svg:width="0.1969in" svg:height="0.1622in" svg:x="4.6508in" svg:y="6.3425in">
        <draw:text-box>
          <text:p><text:span text:style-name="T2">jos</text:span></text:p>
        </draw:text-box>
      </draw:frame>
      <draw:frame text:anchor-type="page" text:anchor-page-number="6" draw:z-index="2812" draw:style-name="gr1" draw:text-style-name="P2" svg:width="0.2051in" svg:height="0.1303in" svg:x="3.7173in" svg:y="7.3201in">
        <draw:text-box>
          <text:p><text:span text:style-name="T14">Tx3</text:span></text:p>
        </draw:text-box>
      </draw:frame>
      <draw:frame text:anchor-type="page" text:anchor-page-number="5" draw:z-index="2811" draw:style-name="gr1" draw:text-style-name="P2" svg:width="0.0713in" svg:height="0.1622in" svg:x="2.0583in" svg:y="7.628in">
        <draw:text-box>
          <text:p><text:span text:style-name="T3">¨</text:span></text:p>
        </draw:text-box>
      </draw:frame>
      <draw:frame text:anchor-type="page" text:anchor-page-number="5" draw:z-index="2810" draw:style-name="gr1" draw:text-style-name="P2" svg:width="0.0862in" svg:height="0.1622in" svg:x="1.989in" svg:y="7.622in">
        <draw:text-box>
          <text:p><text:span text:style-name="T3">a</text:span></text:p>
        </draw:text-box>
      </draw:frame>
      <draw:line text:anchor-type="page" text:anchor-page-number="2" draw:z-index="2809" draw:style-name="gr2" draw:text-style-name="P2" svg:x1="3.7409in" svg:y1="8.1898in" svg:x2="3.7555in" svg:y2="8.1957in">
        <text:p/>
      </draw:line>
      <draw:frame text:anchor-type="page" text:anchor-page-number="4" draw:z-index="2808" draw:style-name="gr1" draw:text-style-name="P2" svg:width="0.0862in" svg:height="0.1622in" svg:x="5.852in" svg:y="6.7874in">
        <draw:text-box>
          <text:p><text:span text:style-name="T3">a</text:span></text:p>
        </draw:text-box>
      </draw:frame>
      <draw:frame text:anchor-type="page" text:anchor-page-number="10" draw:z-index="2807" draw:style-name="gr1" draw:text-style-name="P2" svg:width="0.0898in" svg:height="0.1622in" svg:x="4.172in" svg:y="6.3425in">
        <draw:text-box>
          <text:p><text:span text:style-name="T3">1</text:span></text:p>
        </draw:text-box>
      </draw:frame>
      <draw:polygon text:anchor-type="page" text:anchor-page-number="8" draw:z-index="2806" draw:style-name="gr14" draw:text-style-name="P3" svg:width="0.7016in" svg:height="0.3862in" svg:x="5.9146in" svg:y="7.9323in" svg:viewBox="0 0 1783 982" draw:points="894,982 0,982 0,0 1783,0 1783,982">
        <text:p/>
      </draw:polygon>
      <draw:frame text:anchor-type="page" text:anchor-page-number="9" draw:z-index="2805" draw:style-name="gr1" draw:text-style-name="P2" svg:width="0.3157in" svg:height="0.1622in" svg:x="4.0827in" svg:y="5.9902in">
        <draw:text-box>
          <text:p><text:span text:style-name="T3">aess</text:span></text:p>
        </draw:text-box>
      </draw:frame>
      <draw:polygon text:anchor-type="page" text:anchor-page-number="6" draw:z-index="2804" draw:style-name="gr15" draw:text-style-name="P2" svg:width="0.4906in" svg:height="0.176in" svg:x="3.0358in" svg:y="6.8516in" svg:viewBox="0 0 1247 448" draw:points="627,0 0,0 0,448 1247,448 1247,0">
        <text:p/>
      </draw:polygon>
      <draw:frame text:anchor-type="page" text:anchor-page-number="4" draw:z-index="2803" draw:style-name="gr1" draw:text-style-name="P2" svg:width="0.0713in" svg:height="0.1622in" svg:x="5.852in" svg:y="6.7937in">
        <draw:text-box>
          <text:p><text:span text:style-name="T3">¨</text:span></text:p>
        </draw:text-box>
      </draw:frame>
      <draw:frame text:anchor-type="page" text:anchor-page-number="5" draw:z-index="2802" draw:style-name="gr1" draw:text-style-name="P2" svg:width="0.0713in" svg:height="0.1622in" svg:x="1.989in" svg:y="7.628in">
        <draw:text-box>
          <text:p><text:span text:style-name="T3">¨</text:span></text:p>
        </draw:text-box>
      </draw:frame>
      <draw:polygon text:anchor-type="page" text:anchor-page-number="6" draw:z-index="2801" draw:style-name="gr15" draw:text-style-name="P2" svg:width="0.4909in" svg:height="0.1764in" svg:x="2.5075in" svg:y="6.8516in" svg:viewBox="0 0 1248 449" draw:points="627,449 0,449 0,0 1248,0 1248,449">
        <text:p/>
      </draw:polygon>
      <draw:frame text:anchor-type="page" text:anchor-page-number="10" draw:z-index="2800" draw:style-name="gr1" draw:text-style-name="P2" svg:width="0.3579in" svg:height="0.1622in" svg:x="4.9862in" svg:y="6.1764in">
        <draw:text-box>
          <text:p><text:span text:style-name="T2">k ≤ z</text:span></text:p>
        </draw:text-box>
      </draw:frame>
      <draw:frame text:anchor-type="page" text:anchor-page-number="9" draw:z-index="2799" draw:style-name="gr1" draw:text-style-name="P2" svg:width="0.0713in" svg:height="0.1622in" svg:x="4.0827in" svg:y="5.9965in">
        <draw:text-box>
          <text:p><text:span text:style-name="T3">¨</text:span></text:p>
        </draw:text-box>
      </draw:frame>
      <draw:frame text:anchor-type="page" text:anchor-page-number="8" draw:z-index="2798" draw:style-name="gr1" draw:text-style-name="P2" svg:width="0.4051in" svg:height="0.1134in" svg:x="4.0453in" svg:y="8.1783in">
        <draw:text-box>
          <text:p><text:span text:style-name="T11">osapuoli</text:span></text:p>
        </draw:text-box>
      </draw:frame>
      <draw:line text:anchor-type="page" text:anchor-page-number="2" draw:z-index="2797" draw:style-name="gr2" draw:text-style-name="P2" svg:x1="3.715in" svg:y1="8.1783in" svg:x2="3.7283in" svg:y2="8.1839in">
        <text:p/>
      </draw:line>
      <draw:line text:anchor-type="page" text:anchor-page-number="2" draw:z-index="2796" draw:style-name="gr2" draw:text-style-name="P2" svg:x1="3.689in" svg:y1="8.1665in" svg:x2="3.7024in" svg:y2="8.1724in">
        <text:p/>
      </draw:line>
      <draw:frame text:anchor-type="page" text:anchor-page-number="5" draw:z-index="2795" draw:style-name="gr1" draw:text-style-name="P2" svg:width="0.1504in" svg:height="0.1622in" svg:x="1.8575in" svg:y="7.622in">
        <draw:text-box>
          <text:p><text:span text:style-name="T3">lis</text:span></text:p>
        </draw:text-box>
      </draw:frame>
      <draw:frame text:anchor-type="page" text:anchor-page-number="4" draw:z-index="2794" draw:style-name="gr1" draw:text-style-name="P2" svg:width="2.2177in" svg:height="0.1622in" svg:x="3.8335in" svg:y="6.7874in">
        <draw:text-box>
          <text:p><text:span text:style-name="T3">a jokaisella prosessorilla on yksi</text:span></text:p>
        </draw:text-box>
      </draw:frame>
      <draw:line text:anchor-type="page" text:anchor-page-number="6" draw:z-index="2793" draw:style-name="gr2" draw:text-style-name="P2" svg:x1="6.3705in" svg:y1="7.2917in" svg:x2="6.3705in" svg:y2="7.1126in">
        <text:p/>
      </draw:line>
      <draw:frame text:anchor-type="page" text:anchor-page-number="10" draw:z-index="2792" draw:style-name="gr1" draw:text-style-name="P2" svg:width="0.1969in" svg:height="0.1622in" svg:x="4.6508in" svg:y="6.1764in">
        <draw:text-box>
          <text:p><text:span text:style-name="T2">jos</text:span></text:p>
        </draw:text-box>
      </draw:frame>
      <draw:frame text:anchor-type="page" text:anchor-page-number="9" draw:z-index="2791" draw:style-name="gr1" draw:text-style-name="P2" svg:width="0.4157in" svg:height="0.1622in" svg:x="3.672in" svg:y="5.9902in">
        <draw:text-box>
          <text:p><text:span text:style-name="T3">a yritt</text:span></text:p>
        </draw:text-box>
      </draw:frame>
      <draw:frame text:anchor-type="page" text:anchor-page-number="9" draw:z-index="2790" draw:style-name="gr1" draw:text-style-name="P2" svg:width="0.0713in" svg:height="0.1622in" svg:x="3.672in" svg:y="5.9965in">
        <draw:text-box>
          <text:p><text:span text:style-name="T3">¨</text:span></text:p>
        </draw:text-box>
      </draw:frame>
      <draw:frame text:anchor-type="page" text:anchor-page-number="5" draw:z-index="2789" draw:style-name="gr1" draw:text-style-name="P2" svg:width="4.5134in" svg:height="0.1622in" svg:x="2.748in" svg:y="7.4563in">
        <draw:text-box>
          <text:p><text:span text:style-name="T3">a liikkeelle laskevaa viranomaista. Uusia kolikoita tulee tasaisesti</text:span></text:p>
        </draw:text-box>
      </draw:frame>
      <draw:frame text:anchor-type="page" text:anchor-page-number="4" draw:z-index="2788" draw:style-name="gr1" draw:text-style-name="P2" svg:width="0.0713in" svg:height="0.1622in" svg:x="3.8335in" svg:y="6.7937in">
        <draw:text-box>
          <text:p><text:span text:style-name="T3">¨</text:span></text:p>
        </draw:text-box>
      </draw:frame>
      <draw:polygon text:anchor-type="page" text:anchor-page-number="8" draw:z-index="2787" draw:style-name="gr14" draw:text-style-name="P3" svg:width="0.7in" svg:height="0.3862in" svg:x="4.9039in" svg:y="7.9323in" svg:viewBox="0 0 1779 982" draw:points="890,982 0,982 0,0 1779,0 1779,982">
        <text:p/>
      </draw:polygon>
      <draw:line text:anchor-type="page" text:anchor-page-number="2" draw:z-index="2786" draw:style-name="gr2" draw:text-style-name="P2" svg:x1="3.6618in" svg:y1="8.1551in" svg:x2="3.6752in" svg:y2="8.1606in">
        <text:p/>
      </draw:line>
      <draw:polygon text:anchor-type="page" text:anchor-page-number="6" draw:z-index="2785" draw:style-name="gr7" draw:text-style-name="P4" svg:width="0.0701in" svg:height="0.1055in" draw:transform="rotate (-1.5707963267949) translate (6.33543307086614in 7.02795275590551in)" svg:viewBox="0 0 179 269" draw:points="90,0 179,269 0,269">
        <text:p/>
      </draw:polygon>
      <draw:frame text:anchor-type="page" text:anchor-page-number="10" draw:z-index="2784" draw:style-name="gr1" draw:text-style-name="P2" svg:width="0.2642in" svg:height="0.1134in" svg:x="4.2146in" svg:y="6.1646in">
        <draw:text-box>
          <text:p><text:span text:style-name="T4">(</text:span><text:span text:style-name="T5">z−k</text:span><text:span text:style-name="T4">)</text:span></text:p>
        </draw:text-box>
      </draw:frame>
      <draw:frame text:anchor-type="page" text:anchor-page-number="8" draw:z-index="2783" draw:style-name="gr1" draw:text-style-name="P2" svg:width="0.3433in" svg:height="0.1134in" svg:x="4.0756in" svg:y="8.0575in">
        <draw:text-box>
          <text:p><text:span text:style-name="T11">kolmas</text:span></text:p>
        </draw:text-box>
      </draw:frame>
      <draw:frame text:anchor-type="page" text:anchor-page-number="5" draw:z-index="2782" draw:style-name="gr1" draw:text-style-name="P2" svg:width="0.0713in" svg:height="0.1622in" svg:x="2.748in" svg:y="7.4626in">
        <draw:text-box>
          <text:p><text:span text:style-name="T3">¨</text:span></text:p>
        </draw:text-box>
      </draw:frame>
      <draw:line text:anchor-type="page" text:anchor-page-number="2" draw:z-index="2781" draw:style-name="gr2" draw:text-style-name="P2" svg:x1="3.6362in" svg:y1="8.1433in" svg:x2="3.6496in" svg:y2="8.1488in">
        <text:p/>
      </draw:line>
      <draw:frame text:anchor-type="page" text:anchor-page-number="10" draw:z-index="2780" draw:style-name="gr1" draw:text-style-name="P2" svg:width="0.3323in" svg:height="0.1622in" svg:x="3.9016in" svg:y="6.1764in">
        <draw:text-box>
          <text:p><text:span text:style-name="T3">(</text:span><text:span text:style-name="T2">q/p</text:span><text:span text:style-name="T3">)</text:span></text:p>
        </draw:text-box>
      </draw:frame>
      <draw:frame text:anchor-type="page" text:anchor-page-number="4" draw:z-index="2779" draw:style-name="gr1" draw:text-style-name="P2" svg:width="0.2303in" svg:height="0.1622in" svg:x="3.6547in" svg:y="6.7874in">
        <draw:text-box>
          <text:p><text:span text:style-name="T3">oss</text:span></text:p>
        </draw:text-box>
      </draw:frame>
      <draw:frame text:anchor-type="page" text:anchor-page-number="9" draw:z-index="2778" draw:style-name="gr1" draw:text-style-name="P2" svg:width="0.9571in" svg:height="0.1622in" svg:x="2.7909in" svg:y="5.9902in">
        <draw:text-box>
          <text:p><text:span text:style-name="T3">an monta peli</text:span></text:p>
        </draw:text-box>
      </draw:frame>
      <draw:line text:anchor-type="page" text:anchor-page-number="6" draw:z-index="2777" draw:style-name="gr2" draw:text-style-name="P2" svg:x1="3.8118in" svg:y1="7.2917in" svg:x2="3.8118in" svg:y2="7.1126in">
        <text:p/>
      </draw:line>
      <draw:frame text:anchor-type="page" text:anchor-page-number="5" draw:z-index="2776" draw:style-name="gr1" draw:text-style-name="P2" svg:width="1.0331in" svg:height="0.1622in" svg:x="1.8575in" svg:y="7.4563in">
        <draw:text-box>
          <text:p><text:span text:style-name="T3">man keskitetty</text:span></text:p>
        </draw:text-box>
      </draw:frame>
      <draw:frame text:anchor-type="page" text:anchor-page-number="4" draw:z-index="2775" draw:style-name="gr1" draw:text-style-name="P2" svg:width="0.0713in" svg:height="0.1622in" svg:x="3.6547in" svg:y="6.7937in">
        <draw:text-box>
          <text:p><text:span text:style-name="T3">¨</text:span></text:p>
        </draw:text-box>
      </draw:frame>
      <draw:polygon text:anchor-type="page" text:anchor-page-number="6" draw:z-index="2774" draw:style-name="gr7" draw:text-style-name="P4" svg:width="0.0705in" svg:height="0.1055in" draw:transform="rotate (-1.5707963267949) translate (3.7763779527559in 7.02795275590551in)" svg:viewBox="0 0 180 269" draw:points="90,0 180,269 0,269">
        <text:p/>
      </draw:polygon>
      <draw:frame text:anchor-type="page" text:anchor-page-number="8" draw:z-index="2773" draw:style-name="gr1" draw:text-style-name="P2" svg:width="0.4079in" svg:height="0.1134in" svg:x="4.0437in" svg:y="7.9366in">
        <draw:text-box>
          <text:p><text:span text:style-name="T11">Luotettu</text:span></text:p>
        </draw:text-box>
      </draw:frame>
      <draw:frame text:anchor-type="page" text:anchor-page-number="10" draw:z-index="2772" draw:style-name="gr1" draw:text-style-name="P2" svg:width="0.0016in" svg:height="0.1622in" svg:x="3.798in" svg:y="6.0626in">
        <draw:text-box>
          <text:p><text:span text:style-name="T3"/></text:p>
        </draw:text-box>
      </draw:frame>
      <draw:line text:anchor-type="page" text:anchor-page-number="2" draw:z-index="2771" draw:style-name="gr2" draw:text-style-name="P2" svg:x1="3.6091in" svg:y1="8.1319in" svg:x2="3.6236in" svg:y2="8.1374in">
        <text:p/>
      </draw:line>
      <draw:frame text:anchor-type="page" text:anchor-page-number="9" draw:z-index="2770" draw:style-name="gr1" draw:text-style-name="P2" svg:width="0.0713in" svg:height="0.1622in" svg:x="2.7909in" svg:y="5.9965in">
        <draw:text-box>
          <text:p><text:span text:style-name="T3">¨</text:span></text:p>
        </draw:text-box>
      </draw:frame>
      <draw:frame text:anchor-type="page" text:anchor-page-number="9" draw:z-index="2769" draw:style-name="gr1" draw:text-style-name="P2" svg:width="0.2213in" svg:height="0.1622in" svg:x="2.6063in" svg:y="5.9902in">
        <draw:text-box>
          <text:p><text:span text:style-name="T3">om</text:span></text:p>
        </draw:text-box>
      </draw:frame>
      <draw:frame text:anchor-type="page" text:anchor-page-number="8" draw:z-index="2768" draw:style-name="gr1" draw:text-style-name="P2" svg:width="0.5335in" svg:height="0.1134in" svg:x="2.9516in" svg:y="8.0752in">
        <draw:text-box>
          <text:p><text:span text:style-name="T11">Transaktiot</text:span></text:p>
        </draw:text-box>
      </draw:frame>
      <draw:line text:anchor-type="page" text:anchor-page-number="2" draw:z-index="2767" draw:style-name="gr2" draw:text-style-name="P2" svg:x1="3.5831in" svg:y1="8.1189in" svg:x2="3.5965in" svg:y2="8.1256in">
        <text:p/>
      </draw:line>
      <draw:frame text:anchor-type="page" text:anchor-page-number="5" draw:z-index="2766" draw:style-name="gr1" draw:text-style-name="P2" svg:width="2.4634in" svg:height="0.1622in" svg:x="4.398in" svg:y="7.2902in">
        <draw:text-box>
          <text:p><text:span text:style-name="T3">keinona laskea kolikoita liikkeelle il-</text:span></text:p>
        </draw:text-box>
      </draw:frame>
      <draw:frame text:anchor-type="page" text:anchor-page-number="4" draw:z-index="2765" draw:style-name="gr1" draw:text-style-name="P2" svg:width="0.2614in" svg:height="0.1622in" svg:x="3.4319in" svg:y="6.7874in">
        <draw:text-box>
          <text:p><text:span text:style-name="T3">ann</text:span></text:p>
        </draw:text-box>
      </draw:frame>
      <draw:line text:anchor-type="page" text:anchor-page-number="6" draw:z-index="2764" draw:style-name="gr2" draw:text-style-name="P2" svg:x1="3.2823in" svg:y1="7.2917in" svg:x2="3.2823in" svg:y2="7.1126in">
        <text:p/>
      </draw:line>
      <draw:frame text:anchor-type="page" text:anchor-page-number="10" draw:z-index="2763" draw:style-name="gr1" draw:text-style-name="P2" svg:width="0.0453in" svg:height="0.1622in" svg:x="3.7283in" svg:y="6.2575in">
        <draw:text-box>
          <text:p><text:span text:style-name="T2">·</text:span></text:p>
        </draw:text-box>
      </draw:frame>
      <draw:frame text:anchor-type="page" text:anchor-page-number="9" draw:z-index="2762" draw:style-name="gr1" draw:text-style-name="P2" svg:width="0.0713in" svg:height="0.1622in" svg:x="2.6063in" svg:y="5.9965in">
        <draw:text-box>
          <text:p><text:span text:style-name="T3">¨</text:span></text:p>
        </draw:text-box>
      </draw:frame>
      <draw:line text:anchor-type="page" text:anchor-page-number="2" draw:z-index="2761" draw:style-name="gr2" draw:text-style-name="P2" svg:x1="3.5559in" svg:y1="8.1071in" svg:x2="3.5705in" svg:y2="8.1142in">
        <text:p/>
      </draw:line>
      <draw:polygon text:anchor-type="page" text:anchor-page-number="6" draw:z-index="2760" draw:style-name="gr7" draw:text-style-name="P4" svg:width="0.0705in" svg:height="0.1055in" draw:transform="rotate (-1.5707963267949) translate (3.24685039370079in 7.02795275590551in)" svg:viewBox="0 0 180 269" draw:points="91,0 180,269 0,269">
        <text:p/>
      </draw:polygon>
      <draw:frame text:anchor-type="page" text:anchor-page-number="5" draw:z-index="2759" draw:style-name="gr1" draw:text-style-name="P2" svg:width="2.6059in" svg:height="0.1622in" svg:x="1.989in" svg:y="7.2902in">
        <draw:text-box>
          <text:p><text:span text:style-name="T3">akannustimen tukea verkkoa ja toimii</text:span></text:p>
        </draw:text-box>
      </draw:frame>
      <draw:frame text:anchor-type="page" text:anchor-page-number="4" draw:z-index="2758" draw:style-name="gr1" draw:text-style-name="P2" svg:width="0.0713in" svg:height="0.1622in" svg:x="3.4319in" svg:y="6.7937in">
        <draw:text-box>
          <text:p><text:span text:style-name="T3">¨</text:span></text:p>
        </draw:text-box>
      </draw:frame>
      <draw:frame text:anchor-type="page" text:anchor-page-number="10" draw:z-index="2757" draw:style-name="gr1" draw:text-style-name="P2" svg:width="0.137in" svg:height="0.1622in" svg:x="3.4374in" svg:y="6.352in">
        <draw:text-box>
          <text:p><text:span text:style-name="T2">k</text:span><text:span text:style-name="T3">!</text:span></text:p>
        </draw:text-box>
      </draw:frame>
      <draw:frame text:anchor-type="page" text:anchor-page-number="4" draw:z-index="2756" draw:style-name="gr1" draw:text-style-name="P2" svg:width="0.2224in" svg:height="0.1622in" svg:x="3.2362in" svg:y="6.7874in">
        <draw:text-box>
          <text:p><text:span text:style-name="T3">ayt</text:span></text:p>
        </draw:text-box>
      </draw:frame>
      <draw:frame text:anchor-type="page" text:anchor-page-number="5" draw:z-index="2755" draw:style-name="gr1" draw:text-style-name="P2" svg:width="0.0713in" svg:height="0.1622in" svg:x="1.989in" svg:y="7.2957in">
        <draw:text-box>
          <text:p><text:span text:style-name="T3">¨</text:span></text:p>
        </draw:text-box>
      </draw:frame>
      <draw:line text:anchor-type="page" text:anchor-page-number="2" draw:z-index="2754" draw:style-name="gr2" draw:text-style-name="P2" svg:x1="3.5303in" svg:y1="8.0957in" svg:x2="3.5433in" svg:y2="8.1024in">
        <text:p/>
      </draw:line>
      <draw:line text:anchor-type="page" text:anchor-page-number="6" draw:z-index="2753" draw:style-name="gr2" draw:text-style-name="P2" svg:x1="2.7524in" svg:y1="7.2917in" svg:x2="2.7524in" svg:y2="7.1126in">
        <text:p/>
      </draw:line>
      <draw:polygon text:anchor-type="page" text:anchor-page-number="8" draw:z-index="2752" draw:style-name="gr14" draw:text-style-name="P3" svg:width="0.7004in" svg:height="0.3862in" svg:x="3.8917in" svg:y="7.9323in" svg:viewBox="0 0 1780 982" draw:points="890,982 0,982 0,0 1780,0 1780,982">
        <text:p/>
      </draw:polygon>
      <draw:frame text:anchor-type="page" text:anchor-page-number="10" draw:z-index="2751" draw:style-name="gr1" draw:text-style-name="P2" svg:width="0.1398in" svg:height="0.1134in" svg:x="3.522in" svg:y="6.152in">
        <draw:text-box>
          <text:p><text:span text:style-name="T5">−</text:span><text:span text:style-name="T5">λ</text:span></text:p>
        </draw:text-box>
      </draw:frame>
      <draw:frame text:anchor-type="page" text:anchor-page-number="9" draw:z-index="2750" draw:style-name="gr1" draw:text-style-name="P2" svg:width="0.3335in" svg:height="0.1622in" svg:x="2.3138in" svg:y="5.9902in">
        <draw:text-box>
          <text:p><text:span text:style-name="T3">arett</text:span></text:p>
        </draw:text-box>
      </draw:frame>
      <draw:polygon text:anchor-type="page" text:anchor-page-number="6" draw:z-index="2749" draw:style-name="gr7" draw:text-style-name="P4" svg:width="0.0701in" svg:height="0.1055in" draw:transform="rotate (-1.5707963267949) translate (2.71732283464567in 7.02795275590551in)" svg:viewBox="0 0 179 269" draw:points="89,0 179,269 0,269">
        <text:p/>
      </draw:polygon>
      <draw:frame text:anchor-type="page" text:anchor-page-number="5" draw:z-index="2748" draw:style-name="gr1" draw:text-style-name="P2" svg:width="0.1504in" svg:height="0.1622in" svg:x="1.8575in" svg:y="7.2902in">
        <draw:text-box>
          <text:p><text:span text:style-name="T3">lis</text:span></text:p>
        </draw:text-box>
      </draw:frame>
      <draw:frame text:anchor-type="page" text:anchor-page-number="8" draw:z-index="2747" draw:style-name="gr1" draw:text-style-name="P2" svg:width="0.5358in" svg:height="0.1134in" svg:x="2.0272in" svg:y="8.0752in">
        <draw:text-box>
          <text:p><text:span text:style-name="T11">Identiteetit</text:span></text:p>
        </draw:text-box>
      </draw:frame>
      <draw:frame text:anchor-type="page" text:anchor-page-number="4" draw:z-index="2746" draw:style-name="gr1" draw:text-style-name="P2" svg:width="0.0713in" svg:height="0.1622in" svg:x="3.2362in" svg:y="6.7937in">
        <draw:text-box>
          <text:p><text:span text:style-name="T3">¨</text:span></text:p>
        </draw:text-box>
      </draw:frame>
      <draw:line text:anchor-type="page" text:anchor-page-number="10" draw:z-index="2745" draw:style-name="gr8" draw:text-style-name="P2" svg:x1="3.3091in" svg:y1="6.3512in" svg:x2="3.6811in" svg:y2="6.3512in">
        <text:p/>
      </draw:line>
      <draw:frame text:anchor-type="page" text:anchor-page-number="9" draw:z-index="2744" draw:style-name="gr1" draw:text-style-name="P2" svg:width="0.0713in" svg:height="0.1622in" svg:x="2.3138in" svg:y="5.9965in">
        <draw:text-box>
          <text:p><text:span text:style-name="T3">¨</text:span></text:p>
        </draw:text-box>
      </draw:frame>
      <draw:line text:anchor-type="page" text:anchor-page-number="2" draw:z-index="2743" draw:style-name="gr2" draw:text-style-name="P2" svg:x1="3.5031in" svg:y1="8.0839in" svg:x2="3.5177in" svg:y2="8.0909in">
        <text:p/>
      </draw:line>
      <draw:line text:anchor-type="page" text:anchor-page-number="6" draw:z-index="2742" draw:style-name="gr2" draw:text-style-name="P2" svg:x1="2.2244in" svg:y1="7.2917in" svg:x2="2.2244in" svg:y2="7.1126in">
        <text:p/>
      </draw:line>
      <draw:frame text:anchor-type="page" text:anchor-page-number="9" draw:z-index="2741" draw:style-name="gr1" draw:text-style-name="P2" svg:width="0.0862in" svg:height="0.1622in" svg:x="2.2445in" svg:y="5.9902in">
        <draw:text-box>
          <text:p><text:span text:style-name="T3">a</text:span></text:p>
        </draw:text-box>
      </draw:frame>
      <draw:frame text:anchor-type="page" text:anchor-page-number="10" draw:z-index="2740" draw:style-name="gr1" draw:text-style-name="P2" svg:width="0.087in" svg:height="0.1622in" svg:x="3.4575in" svg:y="6.1638in">
        <draw:text-box>
          <text:p><text:span text:style-name="T2">e</text:span></text:p>
        </draw:text-box>
      </draw:frame>
      <draw:line text:anchor-type="page" text:anchor-page-number="2" draw:z-index="2739" draw:style-name="gr2" draw:text-style-name="P2" svg:x1="3.4772in" svg:y1="8.0724in" svg:x2="3.4906in" svg:y2="8.0791in">
        <text:p/>
      </draw:line>
      <draw:frame text:anchor-type="page" text:anchor-page-number="4" draw:z-index="2738" draw:style-name="gr1" draw:text-style-name="P2" svg:width="0.2106in" svg:height="0.1622in" svg:x="3.0374in" svg:y="6.7874in">
        <draw:text-box>
          <text:p><text:span text:style-name="T3">a k</text:span></text:p>
        </draw:text-box>
      </draw:frame>
      <draw:frame text:anchor-type="page" text:anchor-page-number="5" draw:z-index="2737" draw:style-name="gr1" draw:text-style-name="P2" svg:width="1.1878in" svg:height="0.1622in" svg:x="5.5937in" svg:y="7.1244in">
        <draw:text-box>
          <text:p><text:span text:style-name="T3">a antaa solmuille</text:span></text:p>
        </draw:text-box>
      </draw:frame>
      <draw:polygon text:anchor-type="page" text:anchor-page-number="6" draw:z-index="2736" draw:style-name="gr7" draw:text-style-name="P4" svg:width="0.0705in" svg:height="0.1055in" draw:transform="rotate (-1.5707963267949) translate (2.18897637795276in 7.02795275590551in)" svg:viewBox="0 0 180 269" draw:points="91,0 180,269 0,269">
        <text:p/>
      </draw:polygon>
      <draw:frame text:anchor-type="page" text:anchor-page-number="10" draw:z-index="2735" draw:style-name="gr1" draw:text-style-name="P2" svg:width="0.0579in" svg:height="0.1134in" svg:x="3.3898in" svg:y="6.152in">
        <draw:text-box>
          <text:p><text:span text:style-name="T5">k</text:span></text:p>
        </draw:text-box>
      </draw:frame>
      <draw:line text:anchor-type="page" text:anchor-page-number="2" draw:z-index="2734" draw:style-name="gr2" draw:text-style-name="P2" svg:x1="3.4516in" svg:y1="8.0606in" svg:x2="3.4646in" svg:y2="8.0677in">
        <text:p/>
      </draw:line>
      <draw:polygon text:anchor-type="page" text:anchor-page-number="8" draw:z-index="2733" draw:style-name="gr14" draw:text-style-name="P3" svg:width="0.7in" svg:height="0.2311in" svg:x="2.8815in" svg:y="8.0098in" svg:viewBox="0 0 1779 588" draw:points="890,588 0,588 0,0 1779,0 1779,588">
        <text:p/>
      </draw:polygon>
      <draw:frame text:anchor-type="page" text:anchor-page-number="5" draw:z-index="2732" draw:style-name="gr1" draw:text-style-name="P2" svg:width="0.0713in" svg:height="0.1622in" svg:x="5.5937in" svg:y="7.1299in">
        <draw:text-box>
          <text:p><text:span text:style-name="T3">¨</text:span></text:p>
        </draw:text-box>
      </draw:frame>
      <draw:frame text:anchor-type="page" text:anchor-page-number="9" draw:z-index="2731" draw:style-name="gr1" draw:text-style-name="P2" svg:width="0.0713in" svg:height="0.1622in" svg:x="2.2445in" svg:y="5.9965in">
        <draw:text-box>
          <text:p><text:span text:style-name="T3">¨</text:span></text:p>
        </draw:text-box>
      </draw:frame>
      <draw:frame text:anchor-type="page" text:anchor-page-number="4" draw:z-index="2730" draw:style-name="gr1" draw:text-style-name="P2" svg:width="0.0713in" svg:height="0.1622in" svg:x="3.0374in" svg:y="6.7937in">
        <draw:text-box>
          <text:p><text:span text:style-name="T3">¨</text:span></text:p>
        </draw:text-box>
      </draw:frame>
      <draw:frame text:anchor-type="page" text:anchor-page-number="6" draw:z-index="2729" draw:style-name="gr1" draw:text-style-name="P2" svg:width="0.2051in" svg:height="0.1303in" svg:x="3.1937in" svg:y="7.3201in">
        <draw:text-box>
          <text:p><text:span text:style-name="T14">Tx2</text:span></text:p>
        </draw:text-box>
      </draw:frame>
      <draw:frame text:anchor-type="page" text:anchor-page-number="4" draw:z-index="2728" draw:style-name="gr1" draw:text-style-name="P2" svg:width="0.2303in" svg:height="0.1622in" svg:x="2.8591in" svg:y="6.7874in">
        <draw:text-box>
          <text:p><text:span text:style-name="T3">ass</text:span></text:p>
        </draw:text-box>
      </draw:frame>
      <draw:polygon text:anchor-type="page" text:anchor-page-number="2" draw:z-index="2727" draw:style-name="gr7" draw:text-style-name="P4" svg:width="0.0902in" svg:height="0.0606in" draw:transform="rotate (-1.5707963267949) translate (4.00826771653543in 8.28818897637795in)" svg:viewBox="0 0 230 155" draw:points="230,155 0,132 60,0">
        <text:p/>
      </draw:polygon>
      <draw:frame text:anchor-type="page" text:anchor-page-number="8" draw:z-index="2726" draw:style-name="gr1" draw:text-style-name="P2" svg:width="1.5685in" svg:height="0.1622in" svg:x="4.6118in" svg:y="7.339in">
        <draw:text-box>
          <text:p><text:span text:style-name="T3">a sen osapuolet olivat.</text:span></text:p>
        </draw:text-box>
      </draw:frame>
      <draw:frame text:anchor-type="page" text:anchor-page-number="5" draw:z-index="2725" draw:style-name="gr1" draw:text-style-name="P2" svg:width="0.2213in" svg:height="0.1622in" svg:x="5.4098in" svg:y="7.1244in">
        <draw:text-box>
          <text:p><text:span text:style-name="T3">am</text:span></text:p>
        </draw:text-box>
      </draw:frame>
      <draw:frame text:anchor-type="page" text:anchor-page-number="9" draw:z-index="2724" draw:style-name="gr1" draw:text-style-name="P2" svg:width="0.3823in" svg:height="0.1622in" svg:x="1.8575in" svg:y="5.9902in">
        <draw:text-box>
          <text:p><text:span text:style-name="T3">pelaa</text:span></text:p>
        </draw:text-box>
      </draw:frame>
      <draw:frame text:anchor-type="page" text:anchor-page-number="10" draw:z-index="2723" draw:style-name="gr1" draw:text-style-name="P2" svg:width="0.0835in" svg:height="0.1622in" svg:x="3.3091in" svg:y="6.1638in">
        <draw:text-box>
          <text:p><text:span text:style-name="T2">λ</text:span></text:p>
        </draw:text-box>
      </draw:frame>
      <draw:frame text:anchor-type="page" text:anchor-page-number="4" draw:z-index="2722" draw:style-name="gr1" draw:text-style-name="P2" svg:width="0.0713in" svg:height="0.1622in" svg:x="2.8591in" svg:y="6.7937in">
        <draw:text-box>
          <text:p><text:span text:style-name="T3">¨</text:span></text:p>
        </draw:text-box>
      </draw:frame>
      <draw:frame text:anchor-type="page" text:anchor-page-number="9" draw:z-index="2721" draw:style-name="gr1" draw:text-style-name="P2" svg:width="1.3358in" svg:height="0.1622in" svg:x="5.4126in" svg:y="5.8252in">
        <draw:text-box>
          <text:p><text:span text:style-name="T3">aloittaa tappiolla ja</text:span></text:p>
        </draw:text-box>
      </draw:frame>
      <draw:line text:anchor-type="page" text:anchor-page-number="2" draw:z-index="2720" draw:style-name="gr6" draw:text-style-name="P2" svg:x1="4.3142in" svg:y1="8.0606in" svg:x2="4.3142in" svg:y2="8.2079in">
        <text:p/>
      </draw:line>
      <draw:frame text:anchor-type="page" text:anchor-page-number="5" draw:z-index="2719" draw:style-name="gr1" draw:text-style-name="P2" svg:width="0.0713in" svg:height="0.1622in" svg:x="5.4098in" svg:y="7.1299in">
        <draw:text-box>
          <text:p><text:span text:style-name="T3">¨</text:span></text:p>
        </draw:text-box>
      </draw:frame>
      <draw:frame text:anchor-type="page" text:anchor-page-number="10" draw:z-index="2718" draw:style-name="gr1" draw:text-style-name="P2" svg:width="0.2004in" svg:height="0.1134in" svg:x="3.0681in" svg:y="6.4626in">
        <draw:text-box>
          <text:p><text:span text:style-name="T5">k</text:span><text:span text:style-name="T4">=0</text:span></text:p>
        </draw:text-box>
      </draw:frame>
      <draw:frame text:anchor-type="page" text:anchor-page-number="9" draw:z-index="2717" draw:style-name="gr1" draw:text-style-name="P2" svg:width="0.8224in" svg:height="0.1622in" svg:x="4.6311in" svg:y="5.8252in">
        <draw:text-box>
          <text:p><text:span text:style-name="T3">a pelirahaa,</text:span></text:p>
        </draw:text-box>
      </draw:frame>
      <draw:frame text:anchor-type="page" text:anchor-page-number="10" draw:z-index="2716" draw:style-name="gr1" draw:text-style-name="P2" svg:width="0.0961in" svg:height="0.1622in" svg:x="3.0689in" svg:y="6.1256in">
        <draw:text-box>
          <text:p><text:span text:style-name="T3">X</text:span></text:p>
        </draw:text-box>
      </draw:frame>
      <draw:frame text:anchor-type="page" text:anchor-page-number="5" draw:z-index="2715" draw:style-name="gr1" draw:text-style-name="P2" svg:width="0.0862in" svg:height="0.1622in" svg:x="5.3098in" svg:y="7.1244in">
        <draw:text-box>
          <text:p><text:span text:style-name="T3">T</text:span></text:p>
        </draw:text-box>
      </draw:frame>
      <draw:frame text:anchor-type="page" text:anchor-page-number="4" draw:z-index="2714" draw:style-name="gr1" draw:text-style-name="P2" svg:width="0.6512in" svg:height="0.1622in" svg:x="2.3083in" svg:y="6.7874in">
        <draw:text-box>
          <text:p><text:span text:style-name="T3">arjestelm</text:span></text:p>
        </draw:text-box>
      </draw:frame>
      <draw:polygon text:anchor-type="page" text:anchor-page-number="6" draw:z-index="2713" draw:style-name="gr14" draw:text-style-name="P3" svg:width="0.352in" svg:height="0.1764in" svg:x="3.6358in" svg:y="7.2917in" svg:viewBox="0 0 895 449" draw:points="448,449 0,449 0,0 895,0 895,449">
        <text:p/>
      </draw:polygon>
      <draw:polygon text:anchor-type="page" text:anchor-page-number="8" draw:z-index="2712" draw:style-name="gr14" draw:text-style-name="P3" svg:width="0.7in" svg:height="0.2311in" svg:x="1.9469in" svg:y="8.0098in" svg:viewBox="0 0 1779 588" draw:points="889,588 0,588 0,0 1779,0 1779,588">
        <text:p/>
      </draw:polygon>
      <draw:polygon text:anchor-type="page" text:anchor-page-number="2" draw:z-index="2711" draw:style-name="gr7" draw:text-style-name="P4" svg:width="0.0583in" svg:height="0.0866in" draw:transform="rotate (-1.5707963267949) translate (4.28582677165354in 8.18976377952756in)" svg:viewBox="0 0 149 221" draw:points="73,221 0,0 149,0">
        <text:p/>
      </draw:polygon>
      <draw:frame text:anchor-type="page" text:anchor-page-number="9" draw:z-index="2710" draw:style-name="gr1" draw:text-style-name="P2" svg:width="0.0713in" svg:height="0.1622in" svg:x="4.6311in" svg:y="5.8307in">
        <draw:text-box>
          <text:p><text:span text:style-name="T3">¨</text:span></text:p>
        </draw:text-box>
      </draw:frame>
      <draw:frame text:anchor-type="page" text:anchor-page-number="4" draw:z-index="2709" draw:style-name="gr1" draw:text-style-name="P2" svg:width="0.0713in" svg:height="0.1622in" svg:x="2.3083in" svg:y="6.7937in">
        <draw:text-box>
          <text:p><text:span text:style-name="T3">¨</text:span></text:p>
        </draw:text-box>
      </draw:frame>
      <draw:frame text:anchor-type="page" text:anchor-page-number="6" draw:z-index="2708" draw:style-name="gr1" draw:text-style-name="P2" svg:width="0.2051in" svg:height="0.1303in" svg:x="2.661in" svg:y="7.3201in">
        <draw:text-box>
          <text:p><text:span text:style-name="T14">Tx1</text:span></text:p>
        </draw:text-box>
      </draw:frame>
      <draw:line text:anchor-type="page" text:anchor-page-number="2" draw:z-index="2707" draw:style-name="gr6" draw:text-style-name="P2" svg:x1="4.3866in" svg:y1="7.7004in" svg:x2="4.3866in" svg:y2="7.8476in">
        <text:p/>
      </draw:line>
      <draw:frame text:anchor-type="page" text:anchor-page-number="10" draw:z-index="2706" draw:style-name="gr1" draw:text-style-name="P2" svg:width="0.0823in" svg:height="0.1134in" svg:x="3.1134in" svg:y="6.1228in">
        <draw:text-box>
          <text:p><text:span text:style-name="T5">∞</text:span></text:p>
        </draw:text-box>
      </draw:frame>
      <draw:frame text:anchor-type="page" text:anchor-page-number="5" draw:z-index="2705" draw:style-name="gr1" draw:text-style-name="P2" svg:width="1.8953in" svg:height="0.1622in" svg:x="3.5626in" svg:y="7.1244in">
        <draw:text-box>
          <text:p><text:span text:style-name="T3">jonka omistaa lohkon luoja.</text:span></text:p>
        </draw:text-box>
      </draw:frame>
      <draw:frame text:anchor-type="page" text:anchor-page-number="8" draw:z-index="2704" draw:style-name="gr1" draw:text-style-name="P2" svg:width="0.0713in" svg:height="0.1622in" svg:x="4.6118in" svg:y="7.3453in">
        <draw:text-box>
          <text:p><text:span text:style-name="T3">¨</text:span></text:p>
        </draw:text-box>
      </draw:frame>
      <draw:frame text:anchor-type="page" text:anchor-page-number="9" draw:z-index="2703" draw:style-name="gr1" draw:text-style-name="P2" svg:width="0.1433in" svg:height="0.1622in" svg:x="4.5075in" svg:y="5.8252in">
        <draw:text-box>
          <text:p><text:span text:style-name="T3">ar</text:span></text:p>
        </draw:text-box>
      </draw:frame>
      <draw:frame text:anchor-type="page" text:anchor-page-number="8" draw:z-index="2702" draw:style-name="gr1" draw:text-style-name="P2" svg:width="3.1114in" svg:height="0.1622in" svg:x="1.8575in" svg:y="7.339in">
        <draw:text-box>
          <text:p><text:span text:style-name="T3">”</text:span><text:span text:style-name="T3">nauhalle”aika ja suuruus ilmoittamatta, keit</text:span></text:p>
        </draw:text-box>
      </draw:frame>
      <draw:frame text:anchor-type="page" text:anchor-page-number="10" draw:z-index="2701" draw:style-name="gr1" draw:text-style-name="P2" svg:width="2.8232in" svg:height="0.1622in" svg:x="3.1701in" svg:y="5.6555in">
        <draw:text-box>
          <text:p><text:span text:style-name="T3">asin pystyisi ottamaan etumatkan kiinni:</text:span></text:p>
        </draw:text-box>
      </draw:frame>
      <draw:frame text:anchor-type="page" text:anchor-page-number="5" draw:z-index="2700" draw:style-name="gr1" draw:text-style-name="P2" svg:width="1.465in" svg:height="0.1622in" svg:x="2.211in" svg:y="7.1244in">
        <draw:text-box>
          <text:p><text:span text:style-name="T3">se luo uuden kolikon,</text:span></text:p>
        </draw:text-box>
      </draw:frame>
      <draw:frame text:anchor-type="page" text:anchor-page-number="4" draw:z-index="2699" draw:style-name="gr1" draw:text-style-name="P2" svg:width="0.5161in" svg:height="0.1622in" svg:x="1.8575in" svg:y="6.7874in">
        <draw:text-box>
          <text:p><text:span text:style-name="T3">todistej</text:span></text:p>
        </draw:text-box>
      </draw:frame>
      <draw:polygon text:anchor-type="page" text:anchor-page-number="2" draw:z-index="2698" draw:style-name="gr7" draw:text-style-name="P4" svg:width="0.0567in" svg:height="0.0854in" draw:transform="rotate (-1.5707963267949) translate (4.35826771653543in 7.83070866141732in)" svg:viewBox="0 0 145 218" draw:points="72,218 0,0 145,0">
        <text:p/>
      </draw:polygon>
      <draw:frame text:anchor-type="page" text:anchor-page-number="10" draw:z-index="2697" draw:style-name="gr1" draw:text-style-name="P2" svg:width="0.0713in" svg:height="0.1622in" svg:x="3.1701in" svg:y="5.661in">
        <draw:text-box>
          <text:p><text:span text:style-name="T3">¨</text:span></text:p>
        </draw:text-box>
      </draw:frame>
      <draw:frame text:anchor-type="page" text:anchor-page-number="9" draw:z-index="2696" draw:style-name="gr1" draw:text-style-name="P2" svg:width="0.0713in" svg:height="0.1622in" svg:x="4.5075in" svg:y="5.8307in">
        <draw:text-box>
          <text:p><text:span text:style-name="T3">¨</text:span></text:p>
        </draw:text-box>
      </draw:frame>
      <draw:polygon text:anchor-type="page" text:anchor-page-number="2" draw:z-index="2695" draw:style-name="gr4" draw:text-style-name="P3" svg:width="0.6484in" svg:height="0.2882in" draw:transform="rotate (-1.5707963267949) translate (4.0263779527559in 7.41220472440945in)" svg:viewBox="0 0 1648 733" draw:points="824,733 0,733 0,0 1648,0 1648,733">
        <text:p/>
      </draw:polygon>
      <draw:frame text:anchor-type="page" text:anchor-page-number="5" draw:z-index="2694" draw:style-name="gr1" draw:text-style-name="P2" svg:width="0.1331in" svg:height="0.1622in" svg:x="2.0508in" svg:y="7.1244in">
        <draw:text-box>
          <text:p><text:span text:style-name="T3">a:</text:span></text:p>
        </draw:text-box>
      </draw:frame>
      <draw:polygon text:anchor-type="page" text:anchor-page-number="6" draw:z-index="2693" draw:style-name="gr14" draw:text-style-name="P3" svg:width="0.3524in" svg:height="0.1764in" svg:x="3.1059in" svg:y="7.2917in" svg:viewBox="0 0 896 449" draw:points="448,449 0,449 0,0 896,0 896,449">
        <text:p/>
      </draw:polygon>
      <draw:frame text:anchor-type="page" text:anchor-page-number="8" draw:z-index="2692" draw:style-name="gr1" draw:text-style-name="P2" svg:width="2.063in" svg:height="0.1622in" svg:x="4.7654in" svg:y="7.1728in">
        <draw:text-box>
          <text:p><text:span text:style-name="T3">a kaupasta kirjataan julkiselle</text:span></text:p>
        </draw:text-box>
      </draw:frame>
      <draw:frame text:anchor-type="page" text:anchor-page-number="4" draw:z-index="2691" draw:style-name="gr1" draw:text-style-name="P2" svg:width="0.224in" svg:height="0.1622in" svg:x="6.4398in" svg:y="6.6217in">
        <draw:text-box>
          <text:p><text:span text:style-name="T3">on-</text:span></text:p>
        </draw:text-box>
      </draw:frame>
      <draw:frame text:anchor-type="page" text:anchor-page-number="4" draw:z-index="2690" draw:style-name="gr1" draw:text-style-name="P2" svg:width="0.0713in" svg:height="0.1622in" svg:x="6.4398in" svg:y="6.628in">
        <draw:text-box>
          <text:p><text:span text:style-name="T3">¨</text:span></text:p>
        </draw:text-box>
      </draw:frame>
      <draw:frame text:anchor-type="page" text:anchor-page-number="5" draw:z-index="2689" draw:style-name="gr1" draw:text-style-name="P2" svg:width="0.0713in" svg:height="0.1622in" svg:x="2.0508in" svg:y="7.1299in">
        <draw:text-box>
          <text:p><text:span text:style-name="T3">¨</text:span></text:p>
        </draw:text-box>
      </draw:frame>
      <draw:frame text:anchor-type="page" text:anchor-page-number="2" draw:z-index="2688" draw:style-name="gr1" draw:text-style-name="P2" svg:width="0.3213in" svg:height="0.1067in" svg:x="3.0028in" svg:y="7.9409in">
        <draw:text-box>
          <text:p><text:span text:style-name="T16">Tiiviste</text:span></text:p>
        </draw:text-box>
      </draw:frame>
      <draw:frame text:anchor-type="page" text:anchor-page-number="10" draw:z-index="2687" draw:style-name="gr1" draw:text-style-name="P2" svg:width="0.2106in" svg:height="0.1622in" svg:x="2.9811in" svg:y="5.6555in">
        <draw:text-box>
          <text:p><text:span text:style-name="T3">a k</text:span></text:p>
        </draw:text-box>
      </draw:frame>
      <draw:frame text:anchor-type="page" text:anchor-page-number="9" draw:z-index="2686" draw:style-name="gr1" draw:text-style-name="P2" svg:width="0.0862in" svg:height="0.1622in" svg:x="4.439in" svg:y="5.8252in">
        <draw:text-box>
          <text:p><text:span text:style-name="T3">a</text:span></text:p>
        </draw:text-box>
      </draw:frame>
      <draw:frame text:anchor-type="page" text:anchor-page-number="6" draw:z-index="2685" draw:style-name="gr1" draw:text-style-name="P2" svg:width="0.2051in" svg:height="0.1303in" svg:x="2.1374in" svg:y="7.3201in">
        <draw:text-box>
          <text:p><text:span text:style-name="T14">Tx0</text:span></text:p>
        </draw:text-box>
      </draw:frame>
      <draw:frame text:anchor-type="page" text:anchor-page-number="8" draw:z-index="2684" draw:style-name="gr1" draw:text-style-name="P2" svg:width="0.0713in" svg:height="0.1622in" svg:x="4.7654in" svg:y="7.1783in">
        <draw:text-box>
          <text:p><text:span text:style-name="T3">¨</text:span></text:p>
        </draw:text-box>
      </draw:frame>
      <draw:frame text:anchor-type="page" text:anchor-page-number="4" draw:z-index="2683" draw:style-name="gr1" draw:text-style-name="P2" svg:width="3.0988in" svg:height="0.1622in" svg:x="3.6835in" svg:y="6.6217in">
        <draw:text-box>
          <text:p><text:span text:style-name="T3">a varaamalla itselleen useita IP-osoitteita. Ty</text:span></text:p>
        </draw:text-box>
      </draw:frame>
      <draw:frame text:anchor-type="page" text:anchor-page-number="5" draw:z-index="2682" draw:style-name="gr1" draw:text-style-name="P2" svg:width="0.2461in" svg:height="0.1622in" svg:x="1.8575in" svg:y="7.1244in">
        <draw:text-box>
          <text:p><text:span text:style-name="T3">sen</text:span></text:p>
        </draw:text-box>
      </draw:frame>
      <draw:frame text:anchor-type="page" text:anchor-page-number="10" draw:z-index="2681" draw:style-name="gr1" draw:text-style-name="P2" svg:width="0.0713in" svg:height="0.1622in" svg:x="2.9811in" svg:y="5.661in">
        <draw:text-box>
          <text:p><text:span text:style-name="T3">¨</text:span></text:p>
        </draw:text-box>
      </draw:frame>
      <draw:frame text:anchor-type="page" text:anchor-page-number="9" draw:z-index="2680" draw:style-name="gr1" draw:text-style-name="P2" svg:width="0.0713in" svg:height="0.1622in" svg:x="4.439in" svg:y="5.8307in">
        <draw:text-box>
          <text:p><text:span text:style-name="T3">¨</text:span></text:p>
        </draw:text-box>
      </draw:frame>
      <draw:frame text:anchor-type="page" text:anchor-page-number="8" draw:z-index="2679" draw:style-name="gr1" draw:text-style-name="P2" svg:width="0.4079in" svg:height="0.1622in" svg:x="4.4327in" svg:y="7.1728in">
        <draw:text-box>
          <text:p><text:span text:style-name="T3">aisest</text:span></text:p>
        </draw:text-box>
      </draw:frame>
      <draw:polygon text:anchor-type="page" text:anchor-page-number="2" draw:z-index="2678" draw:style-name="gr12" draw:text-style-name="P3" svg:width="0.7921in" svg:height="1.4406in" svg:x="3.9551in" svg:y="7.1965in" svg:viewBox="0 0 2013 3660" draw:points="1004,3660 0,3660 0,0 2013,0 2013,3660">
        <text:p/>
      </draw:polygon>
      <draw:frame text:anchor-type="page" text:anchor-page-number="10" draw:z-index="2677" draw:style-name="gr1" draw:text-style-name="P2" svg:width="1.213in" svg:height="0.1622in" svg:x="1.9346in" svg:y="5.6555in">
        <draw:text-box>
          <text:p><text:span text:style-name="T3">an tuosta hetkest</text:span></text:p>
        </draw:text-box>
      </draw:frame>
      <draw:frame text:anchor-type="page" text:anchor-page-number="9" draw:z-index="2676" draw:style-name="gr1" draw:text-style-name="P2" svg:width="1.2161in" svg:height="0.1622in" svg:x="3.3035in" svg:y="5.8252in">
        <draw:text-box>
          <text:p><text:span text:style-name="T3">jolla on rajaton m</text:span></text:p>
        </draw:text-box>
      </draw:frame>
      <draw:polygon text:anchor-type="page" text:anchor-page-number="6" draw:z-index="2675" draw:style-name="gr14" draw:text-style-name="P3" svg:width="0.3535in" svg:height="0.1764in" svg:x="2.5764in" svg:y="7.2917in" svg:viewBox="0 0 899 449" draw:points="448,449 0,449 0,0 899,0 899,449">
        <text:p/>
      </draw:polygon>
      <draw:frame text:anchor-type="page" text:anchor-page-number="8" draw:z-index="2674" draw:style-name="gr1" draw:text-style-name="P2" svg:width="0.0713in" svg:height="0.1622in" svg:x="4.4327in" svg:y="7.1783in">
        <draw:text-box>
          <text:p><text:span text:style-name="T3">¨</text:span></text:p>
        </draw:text-box>
      </draw:frame>
      <draw:frame text:anchor-type="page" text:anchor-page-number="4" draw:z-index="2673" draw:style-name="gr1" draw:text-style-name="P2" svg:width="0.0713in" svg:height="0.1622in" svg:x="3.6835in" svg:y="6.628in">
        <draw:text-box>
          <text:p><text:span text:style-name="T3">¨</text:span></text:p>
        </draw:text-box>
      </draw:frame>
      <draw:frame text:anchor-type="page" text:anchor-page-number="5" draw:z-index="2672" draw:style-name="gr1" draw:text-style-name="P2" svg:width="1.7685in" svg:height="0.1622in" svg:x="5.0862in" svg:y="6.9575in">
        <draw:text-box>
          <text:p><text:span text:style-name="T3">a siirtotapahtumaa erityi-</text:span></text:p>
        </draw:text-box>
      </draw:frame>
      <draw:frame text:anchor-type="page" text:anchor-page-number="9" draw:z-index="2671" draw:style-name="gr1" draw:text-style-name="P2" svg:width="1.0157in" svg:height="0.1622in" svg:x="2.3543in" svg:y="5.8252in">
        <draw:text-box>
          <text:p><text:span text:style-name="T3">a uhkapelaaja,</text:span></text:p>
        </draw:text-box>
      </draw:frame>
      <draw:frame text:anchor-type="page" text:anchor-page-number="1" draw:z-index="2670" draw:style-name="gr1" draw:text-style-name="P2" svg:width="0.0898in" svg:height="0.1622in" svg:x="4.2098in" svg:y="9.6307in">
        <draw:text-box>
          <text:p><text:span text:style-name="T3">1</text:span></text:p>
        </draw:text-box>
      </draw:frame>
      <draw:frame text:anchor-type="page" text:anchor-page-number="8" draw:z-index="2669" draw:style-name="gr1" draw:text-style-name="P2" svg:width="0.3823in" svg:height="0.1622in" svg:x="4.0862in" svg:y="7.1728in">
        <draw:text-box>
          <text:p><text:span text:style-name="T3">yksitt</text:span></text:p>
        </draw:text-box>
      </draw:frame>
      <draw:frame text:anchor-type="page" text:anchor-page-number="10" draw:z-index="2668" draw:style-name="gr1" draw:text-style-name="P2" svg:width="0.0713in" svg:height="0.1622in" svg:x="1.9346in" svg:y="5.661in">
        <draw:text-box>
          <text:p><text:span text:style-name="T3">¨</text:span></text:p>
        </draw:text-box>
      </draw:frame>
      <draw:frame text:anchor-type="page" text:anchor-page-number="6" draw:z-index="2667" draw:style-name="gr1" draw:text-style-name="P2" svg:width="0.4622in" svg:height="0.1303in" svg:x="6.1181in" svg:y="6.8807in">
        <draw:text-box>
          <text:p><text:span text:style-name="T14">Tiiviste3</text:span></text:p>
        </draw:text-box>
      </draw:frame>
      <draw:line text:anchor-type="page" text:anchor-page-number="2" draw:z-index="2666" draw:style-name="gr13" draw:text-style-name="P2" svg:x1="3.4516in" svg:y1="7.7004in" svg:x2="3.4516in" svg:y2="8.0606in">
        <text:p/>
      </draw:line>
      <draw:frame text:anchor-type="page" text:anchor-page-number="5" draw:z-index="2665" draw:style-name="gr1" draw:text-style-name="P2" svg:width="0.0713in" svg:height="0.1622in" svg:x="5.0862in" svg:y="6.9638in">
        <draw:text-box>
          <text:p><text:span text:style-name="T3">¨</text:span></text:p>
        </draw:text-box>
      </draw:frame>
      <draw:frame text:anchor-type="page" text:anchor-page-number="4" draw:z-index="2664" draw:style-name="gr1" draw:text-style-name="P2" svg:width="0.0862in" svg:height="0.1622in" svg:x="3.6138in" svg:y="6.6217in">
        <draw:text-box>
          <text:p><text:span text:style-name="T3">a</text:span></text:p>
        </draw:text-box>
      </draw:frame>
      <draw:frame text:anchor-type="page" text:anchor-page-number="7" draw:z-index="2663" draw:style-name="gr1" draw:text-style-name="P2" svg:width="0.0898in" svg:height="0.1622in" svg:x="4.2098in" svg:y="9.6307in">
        <draw:text-box>
          <text:p><text:span text:style-name="T3">7</text:span></text:p>
        </draw:text-box>
      </draw:frame>
      <draw:frame text:anchor-type="page" text:anchor-page-number="10" draw:z-index="2662" draw:style-name="gr1" draw:text-style-name="P2" svg:width="0.0894in" svg:height="0.1622in" svg:x="1.8575in" svg:y="5.6555in">
        <draw:text-box>
          <text:p><text:span text:style-name="T3">h</text:span></text:p>
        </draw:text-box>
      </draw:frame>
      <draw:line text:anchor-type="page" text:anchor-page-number="2" draw:z-index="2661" draw:style-name="gr6" draw:text-style-name="P2" svg:x1="3.1634in" svg:y1="8.0606in" svg:x2="3.1634in" svg:y2="8.2079in">
        <text:p/>
      </draw:line>
      <draw:frame text:anchor-type="page" text:anchor-page-number="8" draw:z-index="2660" draw:style-name="gr1" draw:text-style-name="P2" svg:width="1.2134in" svg:height="0.1622in" svg:x="2.9598in" svg:y="7.1728in">
        <draw:text-box>
          <text:p><text:span text:style-name="T3">orssit julkaisevat:</text:span></text:p>
        </draw:text-box>
      </draw:frame>
      <draw:frame text:anchor-type="page" text:anchor-page-number="1" draw:z-index="2659" draw:style-name="gr1" draw:text-style-name="P2" svg:width="0.0862in" svg:height="0.1622in" svg:x="6.5626in" svg:y="9.2154in">
        <draw:text-box>
          <text:p><text:span text:style-name="T3">a</text:span></text:p>
        </draw:text-box>
      </draw:frame>
      <draw:frame text:anchor-type="page" text:anchor-page-number="9" draw:z-index="2658" draw:style-name="gr1" draw:text-style-name="P2" svg:width="0.0713in" svg:height="0.1622in" svg:x="2.3543in" svg:y="5.8307in">
        <draw:text-box>
          <text:p><text:span text:style-name="T3">¨</text:span></text:p>
        </draw:text-box>
      </draw:frame>
      <draw:frame text:anchor-type="page" text:anchor-page-number="4" draw:z-index="2657" draw:style-name="gr1" draw:text-style-name="P2" svg:width="0.0713in" svg:height="0.1622in" svg:x="3.6138in" svg:y="6.628in">
        <draw:text-box>
          <text:p><text:span text:style-name="T3">¨</text:span></text:p>
        </draw:text-box>
      </draw:frame>
      <draw:frame text:anchor-type="page" text:anchor-page-number="5" draw:z-index="2656" draw:style-name="gr1" draw:text-style-name="P2" svg:width="0.2512in" svg:height="0.1622in" svg:x="4.8701in" svg:y="6.9575in">
        <draw:text-box>
          <text:p><text:span text:style-name="T3">aist</text:span></text:p>
        </draw:text-box>
      </draw:frame>
      <draw:frame text:anchor-type="page" text:anchor-page-number="4" draw:z-index="2655" draw:style-name="gr1" draw:text-style-name="P2" svg:width="0.3079in" svg:height="0.1622in" svg:x="3.3437in" svg:y="6.6217in">
        <draw:text-box>
          <text:p><text:span text:style-name="T3">arist</text:span></text:p>
        </draw:text-box>
      </draw:frame>
      <draw:frame text:anchor-type="page" text:anchor-page-number="5" draw:z-index="2654" draw:style-name="gr1" draw:text-style-name="P2" svg:width="0.0713in" svg:height="0.1622in" svg:x="4.8701in" svg:y="6.9638in">
        <draw:text-box>
          <text:p><text:span text:style-name="T3">¨</text:span></text:p>
        </draw:text-box>
      </draw:frame>
      <draw:frame text:anchor-type="page" text:anchor-page-number="7" draw:z-index="2653" draw:style-name="gr1" draw:text-style-name="P2" svg:width="4.6504in" svg:height="0.1622in" svg:x="1.8575in" svg:y="7.8472in">
        <draw:text-box>
          <text:p><text:span text:style-name="T3">turvallisuus olisi riippumattomampaa ja varmennukset nopeampia.</text:span></text:p>
        </draw:text-box>
      </draw:frame>
      <draw:frame text:anchor-type="page" text:anchor-page-number="9" draw:z-index="2652" draw:style-name="gr1" draw:text-style-name="P2" svg:width="0.5504in" svg:height="0.1622in" svg:x="1.8575in" svg:y="5.8252in">
        <draw:text-box>
          <text:p><text:span text:style-name="T3">taan ett</text:span></text:p>
        </draw:text-box>
      </draw:frame>
      <draw:frame text:anchor-type="page" text:anchor-page-number="8" draw:z-index="2651" draw:style-name="gr1" draw:text-style-name="P2" svg:width="0.0713in" svg:height="0.1622in" svg:x="2.9598in" svg:y="7.1783in">
        <draw:text-box>
          <text:p><text:span text:style-name="T3">¨</text:span></text:p>
        </draw:text-box>
      </draw:frame>
      <draw:polygon text:anchor-type="page" text:anchor-page-number="6" draw:z-index="2650" draw:style-name="gr14" draw:text-style-name="P3" svg:width="0.3535in" svg:height="0.1764in" svg:x="2.0469in" svg:y="7.2917in" svg:viewBox="0 0 899 449" draw:points="451,449 0,449 0,0 899,0 899,449">
        <text:p/>
      </draw:polygon>
      <draw:frame text:anchor-type="page" text:anchor-page-number="1" draw:z-index="2649" draw:style-name="gr1" draw:text-style-name="P2" svg:width="0.0713in" svg:height="0.1622in" svg:x="6.5626in" svg:y="9.2217in">
        <draw:text-box>
          <text:p><text:span text:style-name="T3">¨</text:span></text:p>
        </draw:text-box>
      </draw:frame>
      <draw:polygon text:anchor-type="page" text:anchor-page-number="2" draw:z-index="2648" draw:style-name="gr7" draw:text-style-name="P4" svg:width="0.0567in" svg:height="0.0866in" draw:transform="rotate (-1.5707963267949) translate (3.13503937007874in 8.18976377952756in)" svg:viewBox="0 0 145 221" draw:points="73,221 0,0 145,0">
        <text:p/>
      </draw:polygon>
      <draw:frame text:anchor-type="page" text:anchor-page-number="10" draw:z-index="2647" draw:style-name="gr1" draw:text-style-name="P2" svg:width="0.2862in" svg:height="0.1622in" svg:x="6.3744in" svg:y="5.4898in">
        <draw:text-box>
          <text:p><text:span text:style-name="T3">jolla</text:span></text:p>
        </draw:text-box>
      </draw:frame>
      <draw:frame text:anchor-type="page" text:anchor-page-number="1" draw:z-index="2646" draw:style-name="gr1" draw:text-style-name="P2" svg:width="5.3669in" svg:height="0.1622in" svg:x="1.8575in" svg:y="9.2154in">
        <draw:text-box>
          <text:p><text:span text:style-name="T3">tilanteita. Sovittelun kustannukset nostavat transaktioiden kustannuksia, mik</text:span></text:p>
        </draw:text-box>
      </draw:frame>
      <draw:frame text:anchor-type="page" text:anchor-page-number="7" draw:z-index="2645" draw:style-name="gr1" draw:text-style-name="P2" svg:width="5.4252in" svg:height="0.1622in" svg:x="1.8575in" svg:y="7.6811in">
        <draw:text-box>
          <text:p><text:span text:style-name="T3">liikenne on vilkasta, haluavat luultavasti silti ajaa omia solmujaan, jotta niiden</text:span></text:p>
        </draw:text-box>
      </draw:frame>
      <draw:frame text:anchor-type="page" text:anchor-page-number="6" draw:z-index="2644" draw:style-name="gr1" draw:text-style-name="P2" svg:width="0.3677in" svg:height="0.1303in" svg:x="5.9417in" svg:y="5.5626in">
        <draw:text-box>
          <text:p><text:span text:style-name="T14">Nonssi</text:span></text:p>
        </draw:text-box>
      </draw:frame>
      <draw:frame text:anchor-type="page" text:anchor-page-number="4" draw:z-index="2643" draw:style-name="gr1" draw:text-style-name="P2" svg:width="0.0713in" svg:height="0.1622in" svg:x="3.3437in" svg:y="6.628in">
        <draw:text-box>
          <text:p><text:span text:style-name="T3">¨</text:span></text:p>
        </draw:text-box>
      </draw:frame>
      <draw:frame text:anchor-type="page" text:anchor-page-number="5" draw:z-index="2642" draw:style-name="gr1" draw:text-style-name="P2" svg:width="1.524in" svg:height="0.1622in" svg:x="3.5661in" svg:y="6.9575in">
        <draw:text-box>
          <text:p><text:span text:style-name="T3">a aina lohkon ensimm</text:span></text:p>
        </draw:text-box>
      </draw:frame>
      <draw:line text:anchor-type="page" text:anchor-page-number="2" draw:z-index="2641" draw:style-name="gr6" draw:text-style-name="P2" svg:x1="3.2343in" svg:y1="7.7004in" svg:x2="3.2343in" svg:y2="7.8476in">
        <text:p/>
      </draw:line>
      <draw:frame text:anchor-type="page" text:anchor-page-number="9" draw:z-index="2640" draw:style-name="gr1" draw:text-style-name="P2" svg:width="5.5087in" svg:height="0.1622in" svg:x="1.8575in" svg:y="5.6583in">
        <draw:text-box>
          <text:p><text:span text:style-name="T3">asemasta on vastaava kuin uhkapelurilla Gambler’s Ruin -probleemassa. Olete-</text:span></text:p>
        </draw:text-box>
      </draw:frame>
      <draw:frame text:anchor-type="page" text:anchor-page-number="8" draw:z-index="2639" draw:style-name="gr1" draw:text-style-name="P2" svg:width="1.185in" svg:height="0.1622in" svg:x="1.8575in" svg:y="7.1728in">
        <draw:text-box>
          <text:p><text:span text:style-name="T3">millaisia tietoja p</text:span></text:p>
        </draw:text-box>
      </draw:frame>
      <draw:frame text:anchor-type="page" text:anchor-page-number="10" draw:z-index="2638" draw:style-name="gr1" draw:text-style-name="P2" svg:width="0.1303in" svg:height="0.1622in" svg:x="6.2in" svg:y="5.4898in">
        <draw:text-box>
          <text:p><text:span text:style-name="T3">a,</text:span></text:p>
        </draw:text-box>
      </draw:frame>
      <draw:polygon text:anchor-type="page" text:anchor-page-number="6" draw:z-index="2637" draw:style-name="gr16" draw:text-style-name="P2" svg:width="0.5055in" svg:height="0.176in" svg:x="6.0925in" svg:y="6.852in" svg:viewBox="0 0 1285 448" draw:points="646,448 0,448 0,0 1285,0 1285,448">
        <text:p/>
      </draw:polygon>
      <draw:polygon text:anchor-type="page" text:anchor-page-number="2" draw:z-index="2636" draw:style-name="gr7" draw:text-style-name="P4" svg:width="0.0583in" svg:height="0.0854in" draw:transform="rotate (-1.5707963267949) translate (3.20590551181102in 7.83070866141732in)" svg:viewBox="0 0 149 218" draw:points="73,218 0,0 149,0">
        <text:p/>
      </draw:polygon>
      <draw:frame text:anchor-type="page" text:anchor-page-number="9" draw:z-index="2635" draw:style-name="gr1" draw:text-style-name="P2" svg:width="2.1516in" svg:height="0.1622in" svg:x="4.7929in" svg:y="5.4925in">
        <draw:text-box>
          <text:p><text:span text:style-name="T3">alimatka umpeen altavastaaja-</text:span></text:p>
        </draw:text-box>
      </draw:frame>
      <draw:frame text:anchor-type="page" text:anchor-page-number="7" draw:z-index="2634" draw:style-name="gr1" draw:text-style-name="P2" svg:width="5.4622in" svg:height="0.1622in" svg:x="1.8575in" svg:y="7.5154in">
        <draw:text-box>
          <text:p><text:span text:style-name="T3">aiheuttaneet siirrot ristiriitaisuuksien vahvistamiseksi. Yritykset, joiden maksu-</text:span></text:p>
        </draw:text-box>
      </draw:frame>
      <draw:frame text:anchor-type="page" text:anchor-page-number="1" draw:z-index="2633" draw:style-name="gr1" draw:text-style-name="P2" svg:width="2.3087in" svg:height="0.1622in" svg:x="4.6165in" svg:y="9.0492in">
        <draw:text-box>
          <text:p><text:span text:style-name="T3">a joutumasta sovittelemaan riita-</text:span></text:p>
        </draw:text-box>
      </draw:frame>
      <draw:frame text:anchor-type="page" text:anchor-page-number="10" draw:z-index="2632" draw:style-name="gr1" draw:text-style-name="P2" svg:width="0.0713in" svg:height="0.1622in" svg:x="6.2in" svg:y="5.4953in">
        <draw:text-box>
          <text:p><text:span text:style-name="T3">¨</text:span></text:p>
        </draw:text-box>
      </draw:frame>
      <draw:frame text:anchor-type="page" text:anchor-page-number="4" draw:z-index="2631" draw:style-name="gr1" draw:text-style-name="P2" svg:width="0.0862in" svg:height="0.1622in" svg:x="3.2752in" svg:y="6.6217in">
        <draw:text-box>
          <text:p><text:span text:style-name="T3">a</text:span></text:p>
        </draw:text-box>
      </draw:frame>
      <draw:frame text:anchor-type="page" text:anchor-page-number="8" draw:z-index="2630" draw:style-name="gr1" draw:text-style-name="P2" svg:width="1.7488in" svg:height="0.1622in" svg:x="5.1465in" svg:y="7.0071in">
        <draw:text-box>
          <text:p><text:span text:style-name="T3">a on verrattavissa siihen,</text:span></text:p>
        </draw:text-box>
      </draw:frame>
      <draw:frame text:anchor-type="page" text:anchor-page-number="5" draw:z-index="2629" draw:style-name="gr1" draw:text-style-name="P2" svg:width="0.0713in" svg:height="0.1622in" svg:x="3.5661in" svg:y="6.9638in">
        <draw:text-box>
          <text:p><text:span text:style-name="T3">¨</text:span></text:p>
        </draw:text-box>
      </draw:frame>
      <draw:frame text:anchor-type="page" text:anchor-page-number="9" draw:z-index="2628" draw:style-name="gr1" draw:text-style-name="P2" svg:width="0.0713in" svg:height="0.1622in" svg:x="4.7929in" svg:y="5.4984in">
        <draw:text-box>
          <text:p><text:span text:style-name="T3">¨</text:span></text:p>
        </draw:text-box>
      </draw:frame>
      <draw:frame text:anchor-type="page" text:anchor-page-number="2" draw:z-index="2627" draw:style-name="gr1" draw:text-style-name="P2" svg:width="0.6315in" svg:height="0.1067in" svg:x="2.8839in" svg:y="7.5634in">
        <draw:text-box>
          <text:p><text:span text:style-name="T16">julkinen avain</text:span></text:p>
        </draw:text-box>
      </draw:frame>
      <draw:frame text:anchor-type="page" text:anchor-page-number="10" draw:z-index="2626" draw:style-name="gr1" draw:text-style-name="P2" svg:width="0.6098in" svg:height="0.1622in" svg:x="5.6764in" svg:y="5.4898in">
        <draw:text-box>
          <text:p><text:span text:style-name="T3">oisyydell</text:span></text:p>
        </draw:text-box>
      </draw:frame>
      <draw:frame text:anchor-type="page" text:anchor-page-number="5" draw:z-index="2625" draw:style-name="gr1" draw:text-style-name="P2" svg:width="0.0862in" svg:height="0.1622in" svg:x="3.4972in" svg:y="6.9575in">
        <draw:text-box>
          <text:p><text:span text:style-name="T3">a</text:span></text:p>
        </draw:text-box>
      </draw:frame>
      <draw:polygon text:anchor-type="page" text:anchor-page-number="6" draw:z-index="2624" draw:style-name="gr4" draw:text-style-name="P3" svg:width="0.3378in" svg:height="0.176in" draw:transform="rotate (-1.5707963267949) translate (6.19291338582677in 6.85196850393701in)" svg:viewBox="0 0 859 448" draw:points="432,448 0,448 0,0 859,0 859,448">
        <text:p/>
      </draw:polygon>
      <draw:frame text:anchor-type="page" text:anchor-page-number="8" draw:z-index="2623" draw:style-name="gr1" draw:text-style-name="P2" svg:width="0.0713in" svg:height="0.1622in" svg:x="5.1465in" svg:y="7.0126in">
        <draw:text-box>
          <text:p><text:span text:style-name="T3">¨</text:span></text:p>
        </draw:text-box>
      </draw:frame>
      <draw:frame text:anchor-type="page" text:anchor-page-number="3" draw:z-index="2622" draw:style-name="gr1" draw:text-style-name="P2" svg:width="0.0898in" svg:height="0.1622in" svg:x="4.2098in" svg:y="9.6307in">
        <draw:text-box>
          <text:p><text:span text:style-name="T3">3</text:span></text:p>
        </draw:text-box>
      </draw:frame>
      <draw:frame text:anchor-type="page" text:anchor-page-number="1" draw:z-index="2621" draw:style-name="gr1" draw:text-style-name="P2" svg:width="0.0713in" svg:height="0.1622in" svg:x="4.6165in" svg:y="9.0547in">
        <draw:text-box>
          <text:p><text:span text:style-name="T3">¨</text:span></text:p>
        </draw:text-box>
      </draw:frame>
      <draw:frame text:anchor-type="page" text:anchor-page-number="4" draw:z-index="2620" draw:style-name="gr1" draw:text-style-name="P2" svg:width="0.0713in" svg:height="0.1622in" svg:x="3.2752in" svg:y="6.628in">
        <draw:text-box>
          <text:p><text:span text:style-name="T3">¨</text:span></text:p>
        </draw:text-box>
      </draw:frame>
      <draw:frame text:anchor-type="page" text:anchor-page-number="7" draw:z-index="2619" draw:style-name="gr1" draw:text-style-name="P2" svg:width="0.0862in" svg:height="0.1622in" svg:x="6.5626in" svg:y="7.3484in">
        <draw:text-box>
          <text:p><text:span text:style-name="T3">a</text:span></text:p>
        </draw:text-box>
      </draw:frame>
      <draw:frame text:anchor-type="page" text:anchor-page-number="7" draw:z-index="2618" draw:style-name="gr1" draw:text-style-name="P2" svg:width="0.0713in" svg:height="0.1622in" svg:x="6.5626in" svg:y="7.3547in">
        <draw:text-box>
          <text:p><text:span text:style-name="T3">¨</text:span></text:p>
        </draw:text-box>
      </draw:frame>
      <draw:frame text:anchor-type="page" text:anchor-page-number="3" draw:z-index="2617" draw:style-name="gr1" draw:text-style-name="P2" svg:width="0.5142in" svg:height="0.1697in" svg:x="2.7543in" svg:y="7.45in">
        <draw:text-box>
          <text:p><text:span text:style-name="T19">Tiiviste</text:span></text:p>
        </draw:text-box>
      </draw:frame>
      <draw:polygon text:anchor-type="page" text:anchor-page-number="2" draw:z-index="2616" draw:style-name="gr3" draw:text-style-name="P2" svg:width="0.3591in" svg:height="0.1445in" svg:x="2.9831in" svg:y="7.9161in" svg:viewBox="0 0 913 368" draw:points="459,368 0,368 0,0 913,0 913,368">
        <text:p/>
      </draw:polygon>
      <draw:frame text:anchor-type="page" text:anchor-page-number="1" draw:z-index="2615" draw:style-name="gr1" draw:text-style-name="P2" svg:width="0.315in" svg:height="0.1622in" svg:x="4.3319in" svg:y="9.0492in">
        <draw:text-box>
          <text:p><text:span text:style-name="T3">altty</text:span></text:p>
        </draw:text-box>
      </draw:frame>
      <draw:frame text:anchor-type="page" text:anchor-page-number="8" draw:z-index="2614" draw:style-name="gr1" draw:text-style-name="P2" svg:width="0.2213in" svg:height="0.1622in" svg:x="4.9626in" svg:y="7.0071in">
        <draw:text-box>
          <text:p><text:span text:style-name="T3">am</text:span></text:p>
        </draw:text-box>
      </draw:frame>
      <draw:frame text:anchor-type="page" text:anchor-page-number="10" draw:z-index="2613" draw:style-name="gr1" draw:text-style-name="P2" svg:width="0.0713in" svg:height="0.1622in" svg:x="5.6764in" svg:y="5.4953in">
        <draw:text-box>
          <text:p><text:span text:style-name="T3">¨</text:span></text:p>
        </draw:text-box>
      </draw:frame>
      <draw:frame text:anchor-type="page" text:anchor-page-number="9" draw:z-index="2612" draw:style-name="gr1" draw:text-style-name="P2" svg:width="1.6425in" svg:height="0.1622in" svg:x="3.3819in" svg:y="5.4925in">
        <draw:text-box>
          <text:p><text:span text:style-name="T3">oisyys saada kurottua v</text:span></text:p>
        </draw:text-box>
      </draw:frame>
      <draw:frame text:anchor-type="page" text:anchor-page-number="4" draw:z-index="2611" draw:style-name="gr1" draw:text-style-name="P2" svg:width="1.5642in" svg:height="0.1622in" svg:x="1.9272in" svg:y="6.6217in">
        <draw:text-box>
          <text:p><text:span text:style-name="T3">anestystuloksia voisi v</text:span></text:p>
        </draw:text-box>
      </draw:frame>
      <draw:frame text:anchor-type="page" text:anchor-page-number="6" draw:z-index="2610" draw:style-name="gr1" draw:text-style-name="P2" svg:width="0.5815in" svg:height="0.1303in" svg:x="5.1173in" svg:y="5.5626in">
        <draw:text-box>
          <text:p><text:span text:style-name="T14">Ed. tiiviste</text:span></text:p>
        </draw:text-box>
      </draw:frame>
      <draw:frame text:anchor-type="page" text:anchor-page-number="5" draw:z-index="2609" draw:style-name="gr1" draw:text-style-name="P2" svg:width="0.0713in" svg:height="0.1622in" svg:x="3.4972in" svg:y="6.9638in">
        <draw:text-box>
          <text:p><text:span text:style-name="T3">¨</text:span></text:p>
        </draw:text-box>
      </draw:frame>
      <draw:frame text:anchor-type="page" text:anchor-page-number="7" draw:z-index="2608" draw:style-name="gr1" draw:text-style-name="P2" svg:width="0.5331in" svg:height="0.1622in" svg:x="6.0925in" svg:y="7.3484in">
        <draw:text-box>
          <text:p><text:span text:style-name="T3">alytyksi</text:span></text:p>
        </draw:text-box>
      </draw:frame>
      <draw:frame text:anchor-type="page" text:anchor-page-number="5" draw:z-index="2607" draw:style-name="gr1" draw:text-style-name="P2" svg:width="0.3106in" svg:height="0.1622in" svg:x="3.2189in" svg:y="6.9575in">
        <draw:text-box>
          <text:p><text:span text:style-name="T3">a pit</text:span></text:p>
        </draw:text-box>
      </draw:frame>
      <draw:frame text:anchor-type="page" text:anchor-page-number="4" draw:z-index="2606" draw:style-name="gr1" draw:text-style-name="P2" svg:width="0.0713in" svg:height="0.1622in" svg:x="1.9272in" svg:y="6.628in">
        <draw:text-box>
          <text:p><text:span text:style-name="T3">¨</text:span></text:p>
        </draw:text-box>
      </draw:frame>
      <draw:frame text:anchor-type="page" text:anchor-page-number="2" draw:z-index="2605" draw:style-name="gr1" draw:text-style-name="P2" svg:width="0.5476in" svg:height="0.1067in" svg:x="2.9291in" svg:y="7.4638in">
        <draw:text-box>
          <text:p><text:span text:style-name="T16">Omistajan 1</text:span></text:p>
        </draw:text-box>
      </draw:frame>
      <draw:frame text:anchor-type="page" text:anchor-page-number="1" draw:z-index="2604" draw:style-name="gr1" draw:text-style-name="P2" svg:width="0.0713in" svg:height="0.1622in" svg:x="4.3319in" svg:y="9.0547in">
        <draw:text-box>
          <text:p><text:span text:style-name="T3">¨</text:span></text:p>
        </draw:text-box>
      </draw:frame>
      <draw:frame text:anchor-type="page" text:anchor-page-number="10" draw:z-index="2603" draw:style-name="gr1" draw:text-style-name="P2" svg:width="0.1661in" svg:height="0.1622in" svg:x="5.5339in" svg:y="5.4898in">
        <draw:text-box>
          <text:p><text:span text:style-name="T3">ak</text:span></text:p>
        </draw:text-box>
      </draw:frame>
      <draw:frame text:anchor-type="page" text:anchor-page-number="8" draw:z-index="2602" draw:style-name="gr1" draw:text-style-name="P2" svg:width="0.0713in" svg:height="0.1622in" svg:x="4.9626in" svg:y="7.0126in">
        <draw:text-box>
          <text:p><text:span text:style-name="T3">¨</text:span></text:p>
        </draw:text-box>
      </draw:frame>
      <draw:frame text:anchor-type="page" text:anchor-page-number="9" draw:z-index="2601" draw:style-name="gr1" draw:text-style-name="P2" svg:width="0.0713in" svg:height="0.1622in" svg:x="3.3819in" svg:y="5.4984in">
        <draw:text-box>
          <text:p><text:span text:style-name="T3">¨</text:span></text:p>
        </draw:text-box>
      </draw:frame>
      <draw:line text:anchor-type="page" text:anchor-page-number="3" draw:z-index="2600" draw:style-name="gr10" draw:text-style-name="P2" svg:x1="2.3547in" svg:y1="7.5791in" svg:x2="2.587in" svg:y2="7.5791in">
        <text:p/>
      </draw:line>
      <draw:frame text:anchor-type="page" text:anchor-page-number="2" draw:z-index="2599" draw:style-name="gr1" draw:text-style-name="P2" svg:width="0.4634in" svg:height="0.1067in" svg:x="2.9555in" svg:y="7.2457in">
        <draw:text-box>
          <text:p><text:span text:style-name="T16">Transaktio</text:span></text:p>
        </draw:text-box>
      </draw:frame>
      <draw:frame text:anchor-type="page" text:anchor-page-number="10" draw:z-index="2598" draw:style-name="gr1" draw:text-style-name="P2" svg:width="0.0713in" svg:height="0.1622in" svg:x="5.5339in" svg:y="5.4953in">
        <draw:text-box>
          <text:p><text:span text:style-name="T3">¨</text:span></text:p>
        </draw:text-box>
      </draw:frame>
      <draw:frame text:anchor-type="page" text:anchor-page-number="9" draw:z-index="2597" draw:style-name="gr1" draw:text-style-name="P2" svg:width="0.1661in" svg:height="0.1622in" svg:x="3.2398in" svg:y="5.4925in">
        <draw:text-box>
          <text:p><text:span text:style-name="T3">ak</text:span></text:p>
        </draw:text-box>
      </draw:frame>
      <draw:line text:anchor-type="page" text:anchor-page-number="3" draw:z-index="2596" draw:style-name="gr10" draw:text-style-name="P2" svg:x1="5.4709in" svg:y1="7.4811in" svg:x2="6.4772in" svg:y2="7.4811in">
        <text:p/>
      </draw:line>
      <draw:frame text:anchor-type="page" text:anchor-page-number="4" draw:z-index="2595" draw:style-name="gr1" draw:text-style-name="P2" svg:width="0.0862in" svg:height="0.1622in" svg:x="1.8575in" svg:y="6.6217in">
        <draw:text-box>
          <text:p><text:span text:style-name="T3">a</text:span></text:p>
        </draw:text-box>
      </draw:frame>
      <draw:frame text:anchor-type="page" text:anchor-page-number="7" draw:z-index="2594" draw:style-name="gr1" draw:text-style-name="P2" svg:width="0.0713in" svg:height="0.1622in" svg:x="6.0925in" svg:y="7.3547in">
        <draw:text-box>
          <text:p><text:span text:style-name="T3">¨</text:span></text:p>
        </draw:text-box>
      </draw:frame>
      <draw:polygon text:anchor-type="page" text:anchor-page-number="6" draw:z-index="2593" draw:style-name="gr14" draw:text-style-name="P3" svg:width="0.5299in" svg:height="0.176in" svg:x="5.8406in" svg:y="5.5335in" svg:viewBox="0 0 1347 448" draw:points="672,448 0,448 0,0 1347,0 1347,448">
        <text:p/>
      </draw:polygon>
      <draw:frame text:anchor-type="page" text:anchor-page-number="5" draw:z-index="2592" draw:style-name="gr1" draw:text-style-name="P2" svg:width="0.0713in" svg:height="0.1622in" svg:x="3.2189in" svg:y="6.9638in">
        <draw:text-box>
          <text:p><text:span text:style-name="T3">¨</text:span></text:p>
        </draw:text-box>
      </draw:frame>
      <draw:frame text:anchor-type="page" text:anchor-page-number="8" draw:z-index="2591" draw:style-name="gr1" draw:text-style-name="P2" svg:width="2.9461in" svg:height="0.1622in" svg:x="2.3547in" svg:y="7.0071in">
        <draw:text-box>
          <text:p><text:span text:style-name="T3">at tapahtuman johonkin tiettyyn tahoon. T</text:span></text:p>
        </draw:text-box>
      </draw:frame>
      <draw:frame text:anchor-type="page" text:anchor-page-number="1" draw:z-index="2590" draw:style-name="gr1" draw:text-style-name="P2" svg:width="0.5157in" svg:height="0.1622in" svg:x="3.8701in" svg:y="9.0492in">
        <draw:text-box>
          <text:p><text:span text:style-name="T3">at voi v</text:span></text:p>
        </draw:text-box>
      </draw:frame>
      <draw:frame text:anchor-type="page" text:anchor-page-number="7" draw:z-index="2589" draw:style-name="gr1" draw:text-style-name="P2" svg:width="3.685in" svg:height="0.1622in" svg:x="2.8654in" svg:y="7.3484in">
        <draw:text-box>
          <text:p><text:span text:style-name="T3">an ohjelmistolle ladata lohko kokonaisuudessaan ja h</text:span></text:p>
        </draw:text-box>
      </draw:frame>
      <draw:frame text:anchor-type="page" text:anchor-page-number="9" draw:z-index="2588" draw:style-name="gr1" draw:text-style-name="P2" svg:width="0.0713in" svg:height="0.1622in" svg:x="3.2398in" svg:y="5.4984in">
        <draw:text-box>
          <text:p><text:span text:style-name="T3">¨</text:span></text:p>
        </draw:text-box>
      </draw:frame>
      <draw:frame text:anchor-type="page" text:anchor-page-number="6" draw:z-index="2587" draw:style-name="gr1" draw:text-style-name="P2" svg:width="1.0287in" svg:height="0.1303in" svg:x="5.0016in" svg:y="7.6992in">
        <draw:text-box>
          <text:p><text:span text:style-name="T14">karsimisen jälkeen</text:span></text:p>
        </draw:text-box>
      </draw:frame>
      <draw:line text:anchor-type="page" text:anchor-page-number="3" draw:z-index="2586" draw:style-name="gr10" draw:text-style-name="P2" svg:x1="4.528in" svg:y1="7.5791in" svg:x2="4.7618in" svg:y2="7.5791in">
        <text:p/>
      </draw:line>
      <draw:frame text:anchor-type="page" text:anchor-page-number="8" draw:z-index="2585" draw:style-name="gr1" draw:text-style-name="P2" svg:width="0.0713in" svg:height="0.1622in" svg:x="2.3547in" svg:y="7.0126in">
        <draw:text-box>
          <text:p><text:span text:style-name="T3">¨</text:span></text:p>
        </draw:text-box>
      </draw:frame>
      <draw:frame text:anchor-type="page" text:anchor-page-number="10" draw:z-index="2584" draw:style-name="gr1" draw:text-style-name="P2" svg:width="0.6169in" svg:height="0.1622in" svg:x="4.9799in" svg:y="5.4898in">
        <draw:text-box>
          <text:p><text:span text:style-name="T3">a todenn</text:span></text:p>
        </draw:text-box>
      </draw:frame>
      <draw:frame text:anchor-type="page" text:anchor-page-number="1" draw:z-index="2583" draw:style-name="gr1" draw:text-style-name="P2" svg:width="0.0713in" svg:height="0.1622in" svg:x="3.8701in" svg:y="9.0547in">
        <draw:text-box>
          <text:p><text:span text:style-name="T3">¨</text:span></text:p>
        </draw:text-box>
      </draw:frame>
      <draw:polygon text:anchor-type="page" text:anchor-page-number="2" draw:z-index="2582" draw:style-name="gr5" draw:text-style-name="P2" svg:width="0.6764in" svg:height="0.2882in" svg:x="2.8606in" svg:y="7.4122in" svg:viewBox="0 0 1719 733" draw:points="862,733 0,733 0,0 1719,0 1719,733">
        <text:p/>
      </draw:polygon>
      <draw:frame text:anchor-type="page" text:anchor-page-number="4" draw:z-index="2581" draw:style-name="gr1" draw:text-style-name="P2" svg:width="0.0713in" svg:height="0.1622in" svg:x="1.8575in" svg:y="6.628in">
        <draw:text-box>
          <text:p><text:span text:style-name="T3">¨</text:span></text:p>
        </draw:text-box>
      </draw:frame>
      <draw:frame text:anchor-type="page" text:anchor-page-number="5" draw:z-index="2580" draw:style-name="gr1" draw:text-style-name="P2" svg:width="0.174in" svg:height="0.1622in" svg:x="3.0728in" svg:y="6.9575in">
        <draw:text-box>
          <text:p><text:span text:style-name="T3">on</text:span></text:p>
        </draw:text-box>
      </draw:frame>
      <draw:frame text:anchor-type="page" text:anchor-page-number="5" draw:z-index="2579" draw:style-name="gr1" draw:text-style-name="P2" svg:width="0.0713in" svg:height="0.1622in" svg:x="3.0728in" svg:y="6.9638in">
        <draw:text-box>
          <text:p><text:span text:style-name="T3">¨</text:span></text:p>
        </draw:text-box>
      </draw:frame>
      <draw:frame text:anchor-type="page" text:anchor-page-number="1" draw:z-index="2578" draw:style-name="gr1" draw:text-style-name="P2" svg:width="1.537in" svg:height="0.1622in" svg:x="2.5339in" svg:y="9.0492in">
        <draw:text-box>
          <text:p><text:span text:style-name="T3">a rahoituslaitokset eiv</text:span></text:p>
        </draw:text-box>
      </draw:frame>
      <draw:frame text:anchor-type="page" text:anchor-page-number="7" draw:z-index="2577" draw:style-name="gr1" draw:text-style-name="P2" svg:width="0.0713in" svg:height="0.1622in" svg:x="2.8654in" svg:y="7.3547in">
        <draw:text-box>
          <text:p><text:span text:style-name="T3">¨</text:span></text:p>
        </draw:text-box>
      </draw:frame>
      <draw:polygon text:anchor-type="page" text:anchor-page-number="2" draw:z-index="2576" draw:style-name="gr4" draw:text-style-name="P3" svg:width="0.6472in" svg:height="0.2882in" draw:transform="rotate (-1.5707963267949) translate (2.8751968503937in 7.41220472440945in)" svg:viewBox="0 0 1645 733" draw:points="825,733 0,733 0,0 1645,0 1645,733">
        <text:p/>
      </draw:polygon>
      <draw:line text:anchor-type="page" text:anchor-page-number="3" draw:z-index="2575" draw:style-name="gr10" draw:text-style-name="P2" svg:x1="3.3031in" svg:y1="7.4638in" svg:x2="4.7618in" svg:y2="7.4638in">
        <text:p/>
      </draw:line>
      <draw:frame text:anchor-type="page" text:anchor-page-number="4" draw:z-index="2574" draw:style-name="gr1" draw:text-style-name="P2" svg:width="0.8878in" svg:height="0.1622in" svg:x="5.878in" svg:y="6.4555in">
        <draw:text-box>
          <text:p><text:span text:style-name="T3">anioikeuden,</text:span></text:p>
        </draw:text-box>
      </draw:frame>
      <draw:frame text:anchor-type="page" text:anchor-page-number="10" draw:z-index="2573" draw:style-name="gr1" draw:text-style-name="P2" svg:width="0.0713in" svg:height="0.1622in" svg:x="4.9799in" svg:y="5.4953in">
        <draw:text-box>
          <text:p><text:span text:style-name="T3">¨</text:span></text:p>
        </draw:text-box>
      </draw:frame>
      <draw:frame text:anchor-type="page" text:anchor-page-number="8" draw:z-index="2572" draw:style-name="gr1" draw:text-style-name="P2" svg:width="0.3169in" svg:height="0.1622in" svg:x="2.0811in" svg:y="7.0071in">
        <draw:text-box>
          <text:p><text:span text:style-name="T3">aisiv</text:span></text:p>
        </draw:text-box>
      </draw:frame>
      <draw:frame text:anchor-type="page" text:anchor-page-number="9" draw:z-index="2571" draw:style-name="gr1" draw:text-style-name="P2" svg:width="0.7051in" svg:height="0.1622in" svg:x="2.6374in" svg:y="5.4925in">
        <draw:text-box>
          <text:p><text:span text:style-name="T3">an todenn</text:span></text:p>
        </draw:text-box>
      </draw:frame>
      <draw:frame text:anchor-type="page" text:anchor-page-number="2" draw:z-index="2570" draw:style-name="gr1" draw:text-style-name="P2" svg:width="2.2224in" svg:height="0.1622in" svg:x="1.8575in" svg:y="6.6535in">
        <draw:text-box>
          <text:p><text:span text:style-name="T3">varmentaakseen omistusketjun.</text:span></text:p>
        </draw:text-box>
      </draw:frame>
      <draw:frame text:anchor-type="page" text:anchor-page-number="5" draw:z-index="2569" draw:style-name="gr1" draw:text-style-name="P2" svg:width="0.228in" svg:height="0.1622in" svg:x="2.8772in" svg:y="6.9575in">
        <draw:text-box>
          <text:p><text:span text:style-name="T3">ant</text:span></text:p>
        </draw:text-box>
      </draw:frame>
      <draw:line text:anchor-type="page" text:anchor-page-number="3" draw:z-index="2568" draw:style-name="gr10" draw:text-style-name="P2" svg:x1="1.8969in" svg:y1="7.4638in" svg:x2="2.587in" svg:y2="7.4638in">
        <text:p/>
      </draw:line>
      <draw:polygon text:anchor-type="page" text:anchor-page-number="6" draw:z-index="2567" draw:style-name="gr14" draw:text-style-name="P3" svg:width="0.7055in" svg:height="0.176in" svg:x="5.0472in" svg:y="5.5335in" svg:viewBox="0 0 1793 448" draw:points="895,448 0,448 0,0 1793,0 1793,448">
        <text:p/>
      </draw:polygon>
      <draw:frame text:anchor-type="page" text:anchor-page-number="1" draw:z-index="2566" draw:style-name="gr1" draw:text-style-name="P2" svg:width="0.0713in" svg:height="0.1622in" svg:x="2.5339in" svg:y="9.0547in">
        <draw:text-box>
          <text:p><text:span text:style-name="T3">¨</text:span></text:p>
        </draw:text-box>
      </draw:frame>
      <draw:frame text:anchor-type="page" text:anchor-page-number="10" draw:z-index="2565" draw:style-name="gr1" draw:text-style-name="P2" svg:width="1.0831in" svg:height="0.1622in" svg:x="4.022in" svg:y="5.4898in">
        <draw:text-box>
          <text:p><text:span text:style-name="T3">oisyystiheys sill</text:span></text:p>
        </draw:text-box>
      </draw:frame>
      <draw:frame text:anchor-type="page" text:anchor-page-number="8" draw:z-index="2564" draw:style-name="gr1" draw:text-style-name="P2" svg:width="0.0713in" svg:height="0.1622in" svg:x="2.0811in" svg:y="7.0126in">
        <draw:text-box>
          <text:p><text:span text:style-name="T3">¨</text:span></text:p>
        </draw:text-box>
      </draw:frame>
      <draw:frame text:anchor-type="page" text:anchor-page-number="4" draw:z-index="2563" draw:style-name="gr1" draw:text-style-name="P2" svg:width="0.0713in" svg:height="0.1622in" svg:x="5.878in" svg:y="6.461in">
        <draw:text-box>
          <text:p><text:span text:style-name="T3">¨</text:span></text:p>
        </draw:text-box>
      </draw:frame>
      <draw:frame text:anchor-type="page" text:anchor-page-number="9" draw:z-index="2562" draw:style-name="gr1" draw:text-style-name="P2" svg:width="0.0713in" svg:height="0.1622in" svg:x="2.6374in" svg:y="5.4984in">
        <draw:text-box>
          <text:p><text:span text:style-name="T3">¨</text:span></text:p>
        </draw:text-box>
      </draw:frame>
      <draw:frame text:anchor-type="page" text:anchor-page-number="7" draw:z-index="2561" draw:style-name="gr1" draw:text-style-name="P2" svg:width="0.1248in" svg:height="0.1622in" svg:x="2.7543in" svg:y="7.3484in">
        <draw:text-box>
          <text:p><text:span text:style-name="T3">aj</text:span></text:p>
        </draw:text-box>
      </draw:frame>
      <draw:frame text:anchor-type="page" text:anchor-page-number="4" draw:z-index="2560" draw:style-name="gr1" draw:text-style-name="P2" svg:width="0.0862in" svg:height="0.1622in" svg:x="5.8091in" svg:y="6.4555in">
        <draw:text-box>
          <text:p><text:span text:style-name="T3">a</text:span></text:p>
        </draw:text-box>
      </draw:frame>
      <draw:frame text:anchor-type="page" text:anchor-page-number="10" draw:z-index="2559" draw:style-name="gr1" draw:text-style-name="P2" svg:width="0.0713in" svg:height="0.1622in" svg:x="4.022in" svg:y="5.4953in">
        <draw:text-box>
          <text:p><text:span text:style-name="T3">¨</text:span></text:p>
        </draw:text-box>
      </draw:frame>
      <draw:frame text:anchor-type="page" text:anchor-page-number="5" draw:z-index="2558" draw:style-name="gr1" draw:text-style-name="P2" svg:width="0.0713in" svg:height="0.1622in" svg:x="2.8772in" svg:y="6.9638in">
        <draw:text-box>
          <text:p><text:span text:style-name="T3">¨</text:span></text:p>
        </draw:text-box>
      </draw:frame>
      <draw:frame text:anchor-type="page" text:anchor-page-number="8" draw:z-index="2557" draw:style-name="gr1" draw:text-style-name="P2" svg:width="0.2539in" svg:height="0.1622in" svg:x="1.8575in" svg:y="7.0071in">
        <draw:text-box>
          <text:p><text:span text:style-name="T3">dist</text:span></text:p>
        </draw:text-box>
      </draw:frame>
      <draw:line text:anchor-type="page" text:anchor-page-number="3" draw:z-index="2556" draw:style-name="gr17" draw:text-style-name="P2" svg:x1="2.3547in" svg:y1="7.811in" svg:x2="2.3547in" svg:y2="7.5713in">
        <text:p/>
      </draw:line>
      <draw:frame text:anchor-type="page" text:anchor-page-number="7" draw:z-index="2555" draw:style-name="gr1" draw:text-style-name="P2" svg:width="0.0713in" svg:height="0.1622in" svg:x="2.7543in" svg:y="7.3547in">
        <draw:text-box>
          <text:p><text:span text:style-name="T3">¨</text:span></text:p>
        </draw:text-box>
      </draw:frame>
      <draw:frame text:anchor-type="page" text:anchor-page-number="1" draw:z-index="2554" draw:style-name="gr1" draw:text-style-name="P2" svg:width="0.7598in" svg:height="0.1622in" svg:x="1.8575in" svg:y="9.0492in">
        <draw:text-box>
          <text:p><text:span text:style-name="T3">dollisia, sill</text:span></text:p>
        </draw:text-box>
      </draw:frame>
      <draw:frame text:anchor-type="page" text:anchor-page-number="6" draw:z-index="2553" draw:style-name="gr1" draw:text-style-name="P2" svg:width="1.5213in" svg:height="0.1303in" svg:x="4.7543in" svg:y="7.561in">
        <draw:text-box>
          <text:p><text:span text:style-name="T14">Lohko transaktioiden Tx0–2</text:span></text:p>
        </draw:text-box>
      </draw:frame>
      <draw:frame text:anchor-type="page" text:anchor-page-number="9" draw:z-index="2552" draw:style-name="gr1" draw:text-style-name="P2" svg:width="0.1248in" svg:height="0.1622in" svg:x="2.5264in" svg:y="5.4925in">
        <draw:text-box>
          <text:p><text:span text:style-name="T3">aj</text:span></text:p>
        </draw:text-box>
      </draw:frame>
      <draw:frame text:anchor-type="page" text:anchor-page-number="3" draw:z-index="2551" draw:style-name="gr1" draw:text-style-name="P2" svg:width="0.1406in" svg:height="0.1697in" svg:x="5.8417in" svg:y="8.2008in">
        <draw:text-box>
          <text:p><text:span text:style-name="T19">...</text:span></text:p>
        </draw:text-box>
      </draw:frame>
      <draw:frame text:anchor-type="page" text:anchor-page-number="7" draw:z-index="2550" draw:style-name="gr1" draw:text-style-name="P2" svg:width="0.2768in" svg:height="0.1622in" svg:x="2.5043in" svg:y="7.3484in">
        <draw:text-box>
          <text:p><text:span text:style-name="T3">aytt</text:span></text:p>
        </draw:text-box>
      </draw:frame>
      <draw:frame text:anchor-type="page" text:anchor-page-number="9" draw:z-index="2549" draw:style-name="gr1" draw:text-style-name="P2" svg:width="0.0713in" svg:height="0.1622in" svg:x="2.5264in" svg:y="5.4984in">
        <draw:text-box>
          <text:p><text:span text:style-name="T3">¨</text:span></text:p>
        </draw:text-box>
      </draw:frame>
      <draw:frame text:anchor-type="page" text:anchor-page-number="8" draw:z-index="2548" draw:style-name="gr1" draw:text-style-name="P2" svg:width="0.6043in" svg:height="0.1622in" svg:x="6.0791in" svg:y="6.8402in">
        <draw:text-box>
          <text:p><text:span text:style-name="T3">jotka yh-</text:span></text:p>
        </draw:text-box>
      </draw:frame>
      <draw:frame text:anchor-type="page" text:anchor-page-number="6" draw:z-index="2547" draw:style-name="gr1" draw:text-style-name="P2" svg:width="1.9732in" svg:height="0.1303in" svg:x="1.9437in" svg:y="7.5799in">
        <draw:text-box>
          <text:p><text:span text:style-name="T14">Tiivistetyt transaktiot Merkle-puuna</text:span></text:p>
        </draw:text-box>
      </draw:frame>
      <draw:frame text:anchor-type="page" text:anchor-page-number="5" draw:z-index="2546" draw:style-name="gr1" draw:text-style-name="P2" svg:width="0.2224in" svg:height="0.1622in" svg:x="2.6807in" svg:y="6.9575in">
        <draw:text-box>
          <text:p><text:span text:style-name="T3">ayt</text:span></text:p>
        </draw:text-box>
      </draw:frame>
      <draw:frame text:anchor-type="page" text:anchor-page-number="4" draw:z-index="2545" draw:style-name="gr1" draw:text-style-name="P2" svg:width="0.0713in" svg:height="0.1622in" svg:x="5.8091in" svg:y="6.461in">
        <draw:text-box>
          <text:p><text:span text:style-name="T3">¨</text:span></text:p>
        </draw:text-box>
      </draw:frame>
      <draw:polygon text:anchor-type="page" text:anchor-page-number="2" draw:z-index="2544" draw:style-name="gr12" draw:text-style-name="P3" svg:width="0.7921in" svg:height="1.4406in" svg:x="2.8028in" svg:y="7.1965in" svg:viewBox="0 0 2013 3660" draw:points="1008,3660 0,3660 0,0 2013,0 2013,3660">
        <text:p/>
      </draw:polygon>
      <draw:frame text:anchor-type="page" text:anchor-page-number="1" draw:z-index="2543" draw:style-name="gr1" draw:text-style-name="P2" svg:width="1.913in" svg:height="0.1622in" svg:x="5.0008in" svg:y="8.8835in">
        <draw:text-box>
          <text:p><text:span text:style-name="T3">at ole todellisuudessa mah-</text:span></text:p>
        </draw:text-box>
      </draw:frame>
      <draw:frame text:anchor-type="page" text:anchor-page-number="10" draw:z-index="2542" draw:style-name="gr1" draw:text-style-name="P2" svg:width="0.1661in" svg:height="0.1622in" svg:x="3.8799in" svg:y="5.4898in">
        <draw:text-box>
          <text:p><text:span text:style-name="T3">ak</text:span></text:p>
        </draw:text-box>
      </draw:frame>
      <draw:frame text:anchor-type="page" text:anchor-page-number="9" draw:z-index="2541" draw:style-name="gr1" draw:text-style-name="P2" svg:width="0.0862in" svg:height="0.1622in" svg:x="2.4575in" svg:y="5.4925in">
        <draw:text-box>
          <text:p><text:span text:style-name="T3">a</text:span></text:p>
        </draw:text-box>
      </draw:frame>
      <draw:frame text:anchor-type="page" text:anchor-page-number="1" draw:z-index="2540" draw:style-name="gr1" draw:text-style-name="P2" svg:width="0.0713in" svg:height="0.1622in" svg:x="5.0008in" svg:y="8.889in">
        <draw:text-box>
          <text:p><text:span text:style-name="T3">¨</text:span></text:p>
        </draw:text-box>
      </draw:frame>
      <draw:frame text:anchor-type="page" text:anchor-page-number="4" draw:z-index="2539" draw:style-name="gr1" draw:text-style-name="P2" svg:width="0.235in" svg:height="0.1622in" svg:x="5.5752in" svg:y="6.4555in">
        <draw:text-box>
          <text:p><text:span text:style-name="T3">aisi</text:span></text:p>
        </draw:text-box>
      </draw:frame>
      <draw:polygon text:anchor-type="page" text:anchor-page-number="3" draw:z-index="2538" draw:style-name="gr18" draw:text-style-name="P2" svg:width="0.5913in" svg:height="0.3469in" svg:x="2.6988in" svg:y="7.348in" svg:viewBox="0 0 1503 882" draw:points="748,882 0,882 0,0 1503,0 1503,882">
        <text:p/>
      </draw:polygon>
      <draw:frame text:anchor-type="page" text:anchor-page-number="10" draw:z-index="2537" draw:style-name="gr1" draw:text-style-name="P2" svg:width="0.0713in" svg:height="0.1622in" svg:x="3.8799in" svg:y="5.4953in">
        <draw:text-box>
          <text:p><text:span text:style-name="T3">¨</text:span></text:p>
        </draw:text-box>
      </draw:frame>
      <draw:polygon text:anchor-type="page" text:anchor-page-number="2" draw:z-index="2536" draw:style-name="gr4" draw:text-style-name="P3" svg:width="3.3492in" svg:height="2.3669in" draw:transform="rotate (-1.5707963267949) translate (2.57244094488189in 6.97952755905512in)" svg:viewBox="0 0 8508 6013" draw:points="8508,0 8508,6013 0,6013 0,0">
        <text:p/>
      </draw:polygon>
      <draw:frame text:anchor-type="page" text:anchor-page-number="7" draw:z-index="2535" draw:style-name="gr1" draw:text-style-name="P2" svg:width="0.0713in" svg:height="0.1622in" svg:x="2.5043in" svg:y="7.3547in">
        <draw:text-box>
          <text:p><text:span text:style-name="T3">¨</text:span></text:p>
        </draw:text-box>
      </draw:frame>
      <draw:frame text:anchor-type="page" text:anchor-page-number="5" draw:z-index="2534" draw:style-name="gr1" draw:text-style-name="P2" svg:width="0.0713in" svg:height="0.1622in" svg:x="2.6807in" svg:y="6.9638in">
        <draw:text-box>
          <text:p><text:span text:style-name="T3">¨</text:span></text:p>
        </draw:text-box>
      </draw:frame>
      <draw:frame text:anchor-type="page" text:anchor-page-number="6" draw:z-index="2533" draw:style-name="gr1" draw:text-style-name="P2" svg:width="0.6197in" svg:height="0.1303in" svg:x="5.2693in" svg:y="5.828in">
        <draw:text-box>
          <text:p><text:span text:style-name="T14">Juuritiiviste</text:span></text:p>
        </draw:text-box>
      </draw:frame>
      <draw:frame text:anchor-type="page" text:anchor-page-number="8" draw:z-index="2532" draw:style-name="gr1" draw:text-style-name="P2" svg:width="1.5012in" svg:height="0.1622in" svg:x="4.6457in" svg:y="6.8402in">
        <draw:text-box>
          <text:p><text:span text:style-name="T3">a mutta ilman tietoja,</text:span></text:p>
        </draw:text-box>
      </draw:frame>
      <draw:frame text:anchor-type="page" text:anchor-page-number="7" draw:z-index="2531" draw:style-name="gr1" draw:text-style-name="P2" svg:width="0.7488in" svg:height="0.1622in" svg:x="1.8575in" svg:y="7.3484in">
        <draw:text-box>
          <text:p><text:span text:style-name="T3">hotteena k</text:span></text:p>
        </draw:text-box>
      </draw:frame>
      <draw:frame text:anchor-type="page" text:anchor-page-number="8" draw:z-index="2530" draw:style-name="gr1" draw:text-style-name="P2" svg:width="0.0713in" svg:height="0.1622in" svg:x="4.6457in" svg:y="6.8465in">
        <draw:text-box>
          <text:p><text:span text:style-name="T3">¨</text:span></text:p>
        </draw:text-box>
      </draw:frame>
      <draw:frame text:anchor-type="page" text:anchor-page-number="9" draw:z-index="2529" draw:style-name="gr1" draw:text-style-name="P2" svg:width="0.0713in" svg:height="0.1622in" svg:x="2.4575in" svg:y="5.4984in">
        <draw:text-box>
          <text:p><text:span text:style-name="T3">¨</text:span></text:p>
        </draw:text-box>
      </draw:frame>
      <draw:polygon text:anchor-type="page" text:anchor-page-number="3" draw:z-index="2528" draw:style-name="gr4" draw:text-style-name="P3" svg:width="0.4583in" svg:height="0.3492in" draw:transform="rotate (-1.5707963267949) translate (2.69763779527559in 7.34685039370079in)" svg:viewBox="0 0 1165 888" draw:points="580,888 0,888 0,0 1165,0 1165,888">
        <text:p/>
      </draw:polygon>
      <draw:line text:anchor-type="page" text:anchor-page-number="6" draw:z-index="2527" draw:style-name="gr2" draw:text-style-name="P2" svg:x1="6.0012in" svg:y1="6.3256in" svg:x2="5.7862in" svg:y2="6.0406in">
        <text:p/>
      </draw:line>
      <draw:frame text:anchor-type="page" text:anchor-page-number="10" draw:z-index="2526" draw:style-name="gr1" draw:text-style-name="P2" svg:width="2.3248in" svg:height="0.1622in" svg:x="1.8575in" svg:y="5.4898in">
        <draw:text-box>
          <text:p><text:span text:style-name="T3">edistysaskeleen Poissonin todenn</text:span></text:p>
        </draw:text-box>
      </draw:frame>
      <draw:frame text:anchor-type="page" text:anchor-page-number="4" draw:z-index="2525" draw:style-name="gr1" draw:text-style-name="P2" svg:width="0.0713in" svg:height="0.1622in" svg:x="5.5752in" svg:y="6.461in">
        <draw:text-box>
          <text:p><text:span text:style-name="T3">¨</text:span></text:p>
        </draw:text-box>
      </draw:frame>
      <draw:frame text:anchor-type="page" text:anchor-page-number="5" draw:z-index="2524" draw:style-name="gr1" draw:text-style-name="P2" svg:width="0.9559in" svg:height="0.1622in" svg:x="1.8575in" svg:y="6.9575in">
        <draw:text-box>
          <text:p><text:span text:style-name="T3">Verkossa on k</text:span></text:p>
        </draw:text-box>
      </draw:frame>
      <draw:frame text:anchor-type="page" text:anchor-page-number="1" draw:z-index="2523" draw:style-name="gr1" draw:text-style-name="P2" svg:width="2.7386in" svg:height="0.1622in" svg:x="2.5965in" svg:y="8.8835in">
        <draw:text-box>
          <text:p><text:span text:style-name="T3">aysin peruuttamattomat transaktiot eiv</text:span></text:p>
        </draw:text-box>
      </draw:frame>
      <draw:polygon text:anchor-type="page" text:anchor-page-number="2" draw:z-index="2522" draw:style-name="gr7" draw:text-style-name="P4" svg:width="3.3394in" svg:height="2.35in" draw:transform="rotate (-1.5707963267949) translate (2.57834645669291in 6.98503937007874in)" svg:viewBox="0 0 8483 5970" draw:points="0,0 0,5970 8483,5970 8483,0">
        <text:p/>
      </draw:polygon>
      <draw:frame text:anchor-type="page" text:anchor-page-number="1" draw:z-index="2521" draw:style-name="gr1" draw:text-style-name="P2" svg:width="0.0713in" svg:height="0.1622in" svg:x="2.5965in" svg:y="8.889in">
        <draw:text-box>
          <text:p><text:span text:style-name="T3">¨</text:span></text:p>
        </draw:text-box>
      </draw:frame>
      <draw:frame text:anchor-type="page" text:anchor-page-number="5" draw:z-index="2520" draw:style-name="gr1" draw:text-style-name="P2" svg:width="1.1406in" svg:height="0.2331in" svg:x="2.1937in" svg:y="6.5984in">
        <draw:text-box>
          <text:p><text:span text:style-name="T10">Kannustin</text:span></text:p>
        </draw:text-box>
      </draw:frame>
      <draw:frame text:anchor-type="page" text:anchor-page-number="4" draw:z-index="2519" draw:style-name="gr1" draw:text-style-name="P2" svg:width="0.2898in" svg:height="0.1622in" svg:x="5.3047in" svg:y="6.4555in">
        <draw:text-box>
          <text:p><text:span text:style-name="T3">aritt</text:span></text:p>
        </draw:text-box>
      </draw:frame>
      <draw:frame text:anchor-type="page" text:anchor-page-number="9" draw:z-index="2518" draw:style-name="gr1" draw:text-style-name="P2" svg:width="0.2461in" svg:height="0.1622in" svg:x="2.2425in" svg:y="5.4925in">
        <draw:text-box>
          <text:p><text:span text:style-name="T3">okk</text:span></text:p>
        </draw:text-box>
      </draw:frame>
      <draw:frame text:anchor-type="page" text:anchor-page-number="7" draw:z-index="2517" draw:style-name="gr1" draw:text-style-name="P2" svg:width="1.6134in" svg:height="0.1622in" svg:x="5.2138in" svg:y="7.1835in">
        <draw:text-box>
          <text:p><text:span text:style-name="T3">alytykset toimisivat ke-</text:span></text:p>
        </draw:text-box>
      </draw:frame>
      <draw:line text:anchor-type="page" text:anchor-page-number="3" draw:z-index="2516" draw:style-name="gr2" draw:text-style-name="P2" svg:x1="3.3031in" svg:y1="7.4638in" svg:x2="4.7618in" svg:y2="7.4638in">
        <text:p/>
      </draw:line>
      <draw:frame text:anchor-type="page" text:anchor-page-number="10" draw:z-index="2515" draw:style-name="gr1" draw:text-style-name="P2" svg:width="4.4933in" svg:height="0.1622in" svg:x="2.8154in" svg:y="5.3228in">
        <draw:text-box>
          <text:p><text:span text:style-name="T3">alimatkan umpeen, kerrotaan jokaisen mahdollisen siihenastisen</text:span></text:p>
        </draw:text-box>
      </draw:frame>
      <draw:polygon text:anchor-type="page" text:anchor-page-number="6" draw:z-index="2514" draw:style-name="gr7" draw:text-style-name="P4" svg:width="0.0913in" svg:height="0.1055in" draw:transform="rotate (-1.5707963267949) translate (5.73661417322835in 5.97322834645669in)" svg:viewBox="0 0 233 269" draw:points="0,0 233,159 90,269">
        <text:p/>
      </draw:polygon>
      <draw:frame text:anchor-type="page" text:anchor-page-number="8" draw:z-index="2513" draw:style-name="gr1" draw:text-style-name="P2" svg:width="0.3512in" svg:height="0.1622in" svg:x="4.3563in" svg:y="6.8402in">
        <draw:text-box>
          <text:p><text:span text:style-name="T3">aviss</text:span></text:p>
        </draw:text-box>
      </draw:frame>
      <draw:frame text:anchor-type="page" text:anchor-page-number="2" draw:z-index="2512" draw:style-name="gr1" draw:text-style-name="P2" svg:width="4.3087in" svg:height="0.1622in" svg:x="2.9in" svg:y="6.4874in">
        <draw:text-box>
          <text:p><text:span text:style-name="T3">a kolikon loppuun. Maksunsaaja voi varmentaa allekirjoitukset</text:span></text:p>
        </draw:text-box>
      </draw:frame>
      <draw:line text:anchor-type="page" text:anchor-page-number="6" draw:z-index="2511" draw:style-name="gr2" draw:text-style-name="P2" svg:x1="5.1193in" svg:y1="6.3256in" svg:x2="5.3339in" svg:y2="6.0406in">
        <text:p/>
      </draw:line>
      <draw:frame text:anchor-type="page" text:anchor-page-number="1" draw:z-index="2510" draw:style-name="gr1" draw:text-style-name="P2" svg:width="0.8224in" svg:height="0.1622in" svg:x="1.8575in" svg:y="8.8835in">
        <draw:text-box>
          <text:p><text:span text:style-name="T3">kouksista. T</text:span></text:p>
        </draw:text-box>
      </draw:frame>
      <draw:frame text:anchor-type="page" text:anchor-page-number="9" draw:z-index="2509" draw:style-name="gr1" draw:text-style-name="P2" svg:width="0.0713in" svg:height="0.1622in" svg:x="2.2425in" svg:y="5.4984in">
        <draw:text-box>
          <text:p><text:span text:style-name="T3">¨</text:span></text:p>
        </draw:text-box>
      </draw:frame>
      <draw:frame text:anchor-type="page" text:anchor-page-number="8" draw:z-index="2508" draw:style-name="gr1" draw:text-style-name="P2" svg:width="0.0713in" svg:height="0.1622in" svg:x="4.3563in" svg:y="6.8465in">
        <draw:text-box>
          <text:p><text:span text:style-name="T3">¨</text:span></text:p>
        </draw:text-box>
      </draw:frame>
      <draw:frame text:anchor-type="page" text:anchor-page-number="10" draw:z-index="2507" draw:style-name="gr1" draw:text-style-name="P2" svg:width="0.0713in" svg:height="0.1622in" svg:x="2.8154in" svg:y="5.3299in">
        <draw:text-box>
          <text:p><text:span text:style-name="T3">¨</text:span></text:p>
        </draw:text-box>
      </draw:frame>
      <draw:frame text:anchor-type="page" text:anchor-page-number="2" draw:z-index="2506" draw:style-name="gr1" draw:text-style-name="P2" svg:width="0.0713in" svg:height="0.1622in" svg:x="2.9in" svg:y="6.4929in">
        <draw:text-box>
          <text:p><text:span text:style-name="T3">¨</text:span></text:p>
        </draw:text-box>
      </draw:frame>
      <draw:frame text:anchor-type="page" text:anchor-page-number="4" draw:z-index="2505" draw:style-name="gr1" draw:text-style-name="P2" svg:width="0.0713in" svg:height="0.1622in" svg:x="5.3047in" svg:y="6.461in">
        <draw:text-box>
          <text:p><text:span text:style-name="T3">¨</text:span></text:p>
        </draw:text-box>
      </draw:frame>
      <draw:polygon text:anchor-type="page" text:anchor-page-number="3" draw:z-index="2504" draw:style-name="gr7" draw:text-style-name="P4" svg:width="0.137in" svg:height="0.0929in" draw:transform="rotate (-1.5707963267949) translate (4.73385826771654in 7.41732283464567in)" svg:viewBox="0 0 349 237" draw:points="349,119 0,237 0,0">
        <text:p/>
      </draw:polygon>
      <draw:frame text:anchor-type="page" text:anchor-page-number="5" draw:z-index="2503" draw:style-name="gr1" draw:text-style-name="P2" svg:width="0.1406in" svg:height="0.2331in" svg:x="1.8575in" svg:y="6.5984in">
        <draw:text-box>
          <text:p><text:span text:style-name="T10">6</text:span></text:p>
        </draw:text-box>
      </draw:frame>
      <draw:frame text:anchor-type="page" text:anchor-page-number="7" draw:z-index="2502" draw:style-name="gr1" draw:text-style-name="P2" svg:width="0.0713in" svg:height="0.1622in" svg:x="5.2138in" svg:y="7.189in">
        <draw:text-box>
          <text:p><text:span text:style-name="T3">¨</text:span></text:p>
        </draw:text-box>
      </draw:frame>
      <draw:frame text:anchor-type="page" text:anchor-page-number="1" draw:z-index="2501" draw:style-name="gr1" draw:text-style-name="P2" svg:width="3.6776in" svg:height="0.1622in" svg:x="3.3854in" svg:y="8.7165in">
        <draw:text-box>
          <text:p><text:span text:style-name="T3">arsii silti luottamuspohjaisen mallin luontaisista heik-</text:span></text:p>
        </draw:text-box>
      </draw:frame>
      <draw:frame text:anchor-type="page" text:anchor-page-number="8" draw:z-index="2500" draw:style-name="gr1" draw:text-style-name="P2" svg:width="0.228in" svg:height="0.1622in" svg:x="4.1602in" svg:y="6.8402in">
        <draw:text-box>
          <text:p><text:span text:style-name="T3">aht</text:span></text:p>
        </draw:text-box>
      </draw:frame>
      <draw:frame text:anchor-type="page" text:anchor-page-number="9" draw:z-index="2499" draw:style-name="gr1" draw:text-style-name="P2" svg:width="0.1878in" svg:height="0.1622in" svg:x="2.0654in" svg:y="5.4925in">
        <draw:text-box>
          <text:p><text:span text:style-name="T3">Hy</text:span></text:p>
        </draw:text-box>
      </draw:frame>
      <draw:frame text:anchor-type="page" text:anchor-page-number="10" draw:z-index="2498" draw:style-name="gr1" draw:text-style-name="P2" svg:width="0.6425in" svg:height="0.1622in" svg:x="2.2575in" svg:y="5.3228in">
        <draw:text-box>
          <text:p><text:span text:style-name="T3">a kuroa v</text:span></text:p>
        </draw:text-box>
      </draw:frame>
      <draw:frame text:anchor-type="page" text:anchor-page-number="4" draw:z-index="2497" draw:style-name="gr1" draw:text-style-name="P2" svg:width="0.0862in" svg:height="0.1622in" svg:x="5.2362in" svg:y="6.4555in">
        <draw:text-box>
          <text:p><text:span text:style-name="T3">a</text:span></text:p>
        </draw:text-box>
      </draw:frame>
      <draw:polygon text:anchor-type="page" text:anchor-page-number="6" draw:z-index="2496" draw:style-name="gr7" draw:text-style-name="P4" svg:width="0.0913in" svg:height="0.1055in" draw:transform="rotate (-1.5707963267949) translate (5.29173228346457in 5.97322834645669in)" svg:viewBox="0 0 233 269" draw:points="233,0 144,269 0,159">
        <text:p/>
      </draw:polygon>
      <draw:frame text:anchor-type="page" text:anchor-page-number="5" draw:z-index="2495" draw:style-name="gr1" draw:text-style-name="P2" svg:width="1.0406in" svg:height="0.1622in" svg:x="5.2799in" svg:y="6.1972in">
        <draw:text-box>
          <text:p><text:span text:style-name="T3">a lohkoa vaille.</text:span></text:p>
        </draw:text-box>
      </draw:frame>
      <draw:line text:anchor-type="page" text:anchor-page-number="3" draw:z-index="2494" draw:style-name="gr19" draw:text-style-name="P2" svg:x1="2.3547in" svg:y1="7.5791in" svg:x2="2.587in" svg:y2="7.5791in">
        <text:p/>
      </draw:line>
      <draw:frame text:anchor-type="page" text:anchor-page-number="7" draw:z-index="2493" draw:style-name="gr1" draw:text-style-name="P2" svg:width="2.2717in" svg:height="0.1622in" svg:x="3.2217in" svg:y="7.1835in">
        <draw:text-box>
          <text:p><text:span text:style-name="T3">akelpoja lohkoja havaitessaan. H</text:span></text:p>
        </draw:text-box>
      </draw:frame>
      <draw:frame text:anchor-type="page" text:anchor-page-number="2" draw:z-index="2492" draw:style-name="gr1" draw:text-style-name="P2" svg:width="0.2213in" svg:height="0.1622in" svg:x="2.7161in" svg:y="6.4874in">
        <draw:text-box>
          <text:p><text:span text:style-name="T3">am</text:span></text:p>
        </draw:text-box>
      </draw:frame>
      <draw:frame text:anchor-type="page" text:anchor-page-number="1" draw:z-index="2491" draw:style-name="gr1" draw:text-style-name="P2" svg:width="0.0713in" svg:height="0.1622in" svg:x="3.3854in" svg:y="8.7228in">
        <draw:text-box>
          <text:p><text:span text:style-name="T3">¨</text:span></text:p>
        </draw:text-box>
      </draw:frame>
      <draw:polygon text:anchor-type="page" text:anchor-page-number="3" draw:z-index="2490" draw:style-name="gr7" draw:text-style-name="P4" svg:width="0.137in" svg:height="0.0925in" draw:transform="rotate (-1.5707963267949) translate (2.56062992125984in 7.53267716535433in)" svg:viewBox="0 0 349 236" draw:points="349,119 0,236 0,0">
        <text:p/>
      </draw:polygon>
      <draw:frame text:anchor-type="page" text:anchor-page-number="10" draw:z-index="2489" draw:style-name="gr1" draw:text-style-name="P2" svg:width="0.0713in" svg:height="0.1622in" svg:x="2.2575in" svg:y="5.3299in">
        <draw:text-box>
          <text:p><text:span text:style-name="T3">¨</text:span></text:p>
        </draw:text-box>
      </draw:frame>
      <draw:frame text:anchor-type="page" text:anchor-page-number="4" draw:z-index="2488" draw:style-name="gr1" draw:text-style-name="P2" svg:width="0.0713in" svg:height="0.1622in" svg:x="5.2362in" svg:y="6.461in">
        <draw:text-box>
          <text:p><text:span text:style-name="T3">¨</text:span></text:p>
        </draw:text-box>
      </draw:frame>
      <draw:frame text:anchor-type="page" text:anchor-page-number="7" draw:z-index="2487" draw:style-name="gr1" draw:text-style-name="P2" svg:width="0.0713in" svg:height="0.1622in" svg:x="3.2217in" svg:y="7.189in">
        <draw:text-box>
          <text:p><text:span text:style-name="T3">¨</text:span></text:p>
        </draw:text-box>
      </draw:frame>
      <draw:frame text:anchor-type="page" text:anchor-page-number="8" draw:z-index="2486" draw:style-name="gr1" draw:text-style-name="P2" svg:width="0.0713in" svg:height="0.1622in" svg:x="4.1602in" svg:y="6.8465in">
        <draw:text-box>
          <text:p><text:span text:style-name="T3">¨</text:span></text:p>
        </draw:text-box>
      </draw:frame>
      <draw:frame text:anchor-type="page" text:anchor-page-number="6" draw:z-index="2485" draw:style-name="gr1" draw:text-style-name="P2" svg:width="0.5323in" svg:height="0.1303in" svg:x="5.8228in" svg:y="6.3591in">
        <draw:text-box>
          <text:p><text:span text:style-name="T14">Tiiviste23</text:span></text:p>
        </draw:text-box>
      </draw:frame>
      <draw:frame text:anchor-type="page" text:anchor-page-number="9" draw:z-index="2484" draw:style-name="gr1" draw:text-style-name="P2" svg:width="1.715in" svg:height="0.1622in" svg:x="4.6752in" svg:y="5.3264in">
        <draw:text-box>
          <text:p><text:span text:style-name="T3">alinen ero kaventuu (-1).</text:span></text:p>
        </draw:text-box>
      </draw:frame>
      <draw:frame text:anchor-type="page" text:anchor-page-number="2" draw:z-index="2483" draw:style-name="gr1" draw:text-style-name="P2" svg:width="0.0713in" svg:height="0.1622in" svg:x="2.7161in" svg:y="6.4929in">
        <draw:text-box>
          <text:p><text:span text:style-name="T3">¨</text:span></text:p>
        </draw:text-box>
      </draw:frame>
      <draw:frame text:anchor-type="page" text:anchor-page-number="5" draw:z-index="2482" draw:style-name="gr1" draw:text-style-name="P2" svg:width="0.0713in" svg:height="0.1622in" svg:x="5.2799in" svg:y="6.2035in">
        <draw:text-box>
          <text:p><text:span text:style-name="T3">¨</text:span></text:p>
        </draw:text-box>
      </draw:frame>
      <draw:frame text:anchor-type="page" text:anchor-page-number="4" draw:z-index="2481" draw:style-name="gr1" draw:text-style-name="P2" svg:width="1.1862in" svg:height="0.1622in" svg:x="4.1807in" svg:y="6.4555in">
        <draw:text-box>
          <text:p><text:span text:style-name="T3">a. Jos IP-osoite m</text:span></text:p>
        </draw:text-box>
      </draw:frame>
      <draw:frame text:anchor-type="page" text:anchor-page-number="9" draw:z-index="2480" draw:style-name="gr1" draw:text-style-name="P2" svg:width="0.0713in" svg:height="0.1622in" svg:x="4.6752in" svg:y="5.3327in">
        <draw:text-box>
          <text:p><text:span text:style-name="T3">¨</text:span></text:p>
        </draw:text-box>
      </draw:frame>
      <draw:line text:anchor-type="page" text:anchor-page-number="3" draw:z-index="2479" draw:style-name="gr17" draw:text-style-name="P2" svg:x1="4.528in" svg:y1="7.811in" svg:x2="4.528in" svg:y2="7.5791in">
        <text:p/>
      </draw:line>
      <draw:frame text:anchor-type="page" text:anchor-page-number="5" draw:z-index="2478" draw:style-name="gr1" draw:text-style-name="P2" svg:width="0.3539in" svg:height="0.1622in" svg:x="4.9654in" svg:y="6.1972in">
        <draw:text-box>
          <text:p><text:span text:style-name="T3">a yht</text:span></text:p>
        </draw:text-box>
      </draw:frame>
      <draw:frame text:anchor-type="page" text:anchor-page-number="1" draw:z-index="2477" draw:style-name="gr1" draw:text-style-name="P2" svg:width="1.7807in" svg:height="0.1622in" svg:x="1.8575in" svg:y="8.7165in">
        <draw:text-box>
          <text:p><text:span text:style-name="T3">missa transaktioissa, se k</text:span></text:p>
        </draw:text-box>
      </draw:frame>
      <draw:frame text:anchor-type="page" text:anchor-page-number="7" draw:z-index="2476" draw:style-name="gr1" draw:text-style-name="P2" svg:width="1.5748in" svg:height="0.1622in" svg:x="1.8575in" svg:y="7.1835in">
        <draw:text-box>
          <text:p><text:span text:style-name="T3">kosolmut antaisivat ep</text:span></text:p>
        </draw:text-box>
      </draw:frame>
      <draw:frame text:anchor-type="page" text:anchor-page-number="10" draw:z-index="2475" draw:style-name="gr1" draw:text-style-name="P2" svg:width="0.4657in" svg:height="0.1622in" svg:x="1.8575in" svg:y="5.3228in">
        <draw:text-box>
          <text:p><text:span text:style-name="T3">hetkell</text:span></text:p>
        </draw:text-box>
      </draw:frame>
      <draw:frame text:anchor-type="page" text:anchor-page-number="2" draw:z-index="2474" draw:style-name="gr1" draw:text-style-name="P2" svg:width="0.2185in" svg:height="0.1622in" svg:x="2.5346in" svg:y="6.4874in">
        <draw:text-box>
          <text:p><text:span text:style-name="T3">a n</text:span></text:p>
        </draw:text-box>
      </draw:frame>
      <draw:frame text:anchor-type="page" text:anchor-page-number="8" draw:z-index="2473" draw:style-name="gr1" draw:text-style-name="P2" svg:width="1.3098in" svg:height="0.1622in" svg:x="2.9634in" svg:y="6.8402in">
        <draw:text-box>
          <text:p><text:span text:style-name="T3">siirto on kaikkien n</text:span></text:p>
        </draw:text-box>
      </draw:frame>
      <draw:frame text:anchor-type="page" text:anchor-page-number="8" draw:z-index="2472" draw:style-name="gr1" draw:text-style-name="P2" svg:width="1.1961in" svg:height="0.1622in" svg:x="1.8575in" svg:y="6.8402in">
        <draw:text-box>
          <text:p><text:span text:style-name="T3">jollekulle toiselle,</text:span></text:p>
        </draw:text-box>
      </draw:frame>
      <draw:frame text:anchor-type="page" text:anchor-page-number="7" draw:z-index="2471" draw:style-name="gr1" draw:text-style-name="P2" svg:width="0.6996in" svg:height="0.1622in" svg:x="5.9992in" svg:y="7.0165in">
        <draw:text-box>
          <text:p><text:span text:style-name="T3">joita verk-</text:span></text:p>
        </draw:text-box>
      </draw:frame>
      <draw:frame text:anchor-type="page" text:anchor-page-number="5" draw:z-index="2470" draw:style-name="gr1" draw:text-style-name="P2" svg:width="0.0713in" svg:height="0.1622in" svg:x="4.9654in" svg:y="6.2035in">
        <draw:text-box>
          <text:p><text:span text:style-name="T3">¨</text:span></text:p>
        </draw:text-box>
      </draw:frame>
      <draw:polygon text:anchor-type="page" text:anchor-page-number="6" draw:z-index="2469" draw:style-name="gr14" draw:text-style-name="P3" svg:width="0.7055in" svg:height="0.176in" svg:x="5.2232in" svg:y="5.7972in" svg:viewBox="0 0 1793 448" draw:points="895,448 0,448 0,0 1793,0 1793,448">
        <text:p/>
      </draw:polygon>
      <draw:frame text:anchor-type="page" text:anchor-page-number="1" draw:z-index="2468" draw:style-name="gr1" draw:text-style-name="P2" svg:width="1.1071in" svg:height="0.1622in" svg:x="5.6516in" svg:y="8.5508in">
        <draw:text-box>
          <text:p><text:span text:style-name="T3">an hyvin useim-</text:span></text:p>
        </draw:text-box>
      </draw:frame>
      <draw:frame text:anchor-type="page" text:anchor-page-number="3" draw:z-index="2467" draw:style-name="gr1" draw:text-style-name="P2" svg:width="1.0315in" svg:height="0.1697in" svg:x="4.5339in" svg:y="8.2008in">
        <draw:text-box>
          <text:p><text:span text:style-name="T19">Kirjaus Kirjaus</text:span></text:p>
        </draw:text-box>
      </draw:frame>
      <draw:frame text:anchor-type="page" text:anchor-page-number="10" draw:z-index="2466" draw:style-name="gr1" draw:text-style-name="P2" svg:width="0.0862in" svg:height="0.1622in" svg:x="6.5626in" svg:y="5.1575in">
        <draw:text-box>
          <text:p><text:span text:style-name="T3">a</text:span></text:p>
        </draw:text-box>
      </draw:frame>
      <draw:frame text:anchor-type="page" text:anchor-page-number="12" draw:z-index="2465" draw:style-name="gr1" draw:text-style-name="P2" svg:width="0.1776in" svg:height="0.1622in" svg:x="4.1752in" svg:y="9.6307in">
        <draw:text-box>
          <text:p><text:span text:style-name="T3">12</text:span></text:p>
        </draw:text-box>
      </draw:frame>
      <draw:frame text:anchor-type="page" text:anchor-page-number="2" draw:z-index="2464" draw:style-name="gr1" draw:text-style-name="P2" svg:width="0.0713in" svg:height="0.1622in" svg:x="2.5346in" svg:y="6.4929in">
        <draw:text-box>
          <text:p><text:span text:style-name="T3">¨</text:span></text:p>
        </draw:text-box>
      </draw:frame>
      <draw:frame text:anchor-type="page" text:anchor-page-number="9" draw:z-index="2463" draw:style-name="gr1" draw:text-style-name="P2" svg:width="1.5512in" svg:height="0.1622in" svg:x="3.2839in" svg:y="5.3264in">
        <draw:text-box>
          <text:p><text:span text:style-name="T3">a lohkolla ja ketjujen v</text:span></text:p>
        </draw:text-box>
      </draw:frame>
      <draw:frame text:anchor-type="page" text:anchor-page-number="4" draw:z-index="2462" draw:style-name="gr1" draw:text-style-name="P2" svg:width="0.0713in" svg:height="0.1622in" svg:x="4.1807in" svg:y="6.461in">
        <draw:text-box>
          <text:p><text:span text:style-name="T3">¨</text:span></text:p>
        </draw:text-box>
      </draw:frame>
      <draw:frame text:anchor-type="page" text:anchor-page-number="8" draw:z-index="2461" draw:style-name="gr1" draw:text-style-name="P2" svg:width="1.1921in" svg:height="0.1622in" svg:x="5.5299in" svg:y="6.6744in">
        <draw:text-box>
          <text:p><text:span text:style-name="T3">a jonkin summan</text:span></text:p>
        </draw:text-box>
      </draw:frame>
      <draw:frame text:anchor-type="page" text:anchor-page-number="10" draw:z-index="2460" draw:style-name="gr1" draw:text-style-name="P2" svg:width="0.0713in" svg:height="0.1622in" svg:x="6.5626in" svg:y="5.1634in">
        <draw:text-box>
          <text:p><text:span text:style-name="T3">¨</text:span></text:p>
        </draw:text-box>
      </draw:frame>
      <draw:frame text:anchor-type="page" text:anchor-page-number="5" draw:z-index="2459" draw:style-name="gr1" draw:text-style-name="P2" svg:width="0.5039in" svg:height="0.1622in" svg:x="4.5646in" svg:y="6.1972in">
        <draw:text-box>
          <text:p><text:span text:style-name="T3">aneens</text:span></text:p>
        </draw:text-box>
      </draw:frame>
      <draw:frame text:anchor-type="page" text:anchor-page-number="9" draw:z-index="2458" draw:style-name="gr1" draw:text-style-name="P2" svg:width="0.0713in" svg:height="0.1622in" svg:x="3.2839in" svg:y="5.3327in">
        <draw:text-box>
          <text:p><text:span text:style-name="T3">¨</text:span></text:p>
        </draw:text-box>
      </draw:frame>
      <draw:frame text:anchor-type="page" text:anchor-page-number="2" draw:z-index="2457" draw:style-name="gr1" draw:text-style-name="P2" svg:width="0.1634in" svg:height="0.1622in" svg:x="2.389in" svg:y="6.4874in">
        <draw:text-box>
          <text:p><text:span text:style-name="T3">all</text:span></text:p>
        </draw:text-box>
      </draw:frame>
      <draw:frame text:anchor-type="page" text:anchor-page-number="4" draw:z-index="2456" draw:style-name="gr1" draw:text-style-name="P2" svg:width="0.3157in" svg:height="0.1622in" svg:x="3.9402in" svg:y="6.4555in">
        <draw:text-box>
          <text:p><text:span text:style-name="T3">aess</text:span></text:p>
        </draw:text-box>
      </draw:frame>
      <draw:polygon text:anchor-type="page" text:anchor-page-number="6" draw:z-index="2455" draw:style-name="gr20" draw:text-style-name="P2" svg:width="1.6917in" svg:height="0.7921in" svg:x="4.8693in" svg:y="5.2693in" svg:viewBox="0 0 4298 2013" draw:points="2151,2013 0,2013 0,0 4298,0 4298,2013">
        <text:p/>
      </draw:polygon>
      <draw:frame text:anchor-type="page" text:anchor-page-number="1" draw:z-index="2454" draw:style-name="gr1" draw:text-style-name="P2" svg:width="0.0713in" svg:height="0.1622in" svg:x="5.6516in" svg:y="8.5571in">
        <draw:text-box>
          <text:p><text:span text:style-name="T3">¨</text:span></text:p>
        </draw:text-box>
      </draw:frame>
      <draw:frame text:anchor-type="page" text:anchor-page-number="7" draw:z-index="2453" draw:style-name="gr1" draw:text-style-name="P2" svg:width="0.678in" svg:height="0.1622in" svg:x="5.3591in" svg:y="7.0165in">
        <draw:text-box>
          <text:p><text:span text:style-name="T3">alytykset,</text:span></text:p>
        </draw:text-box>
      </draw:frame>
      <draw:frame text:anchor-type="page" text:anchor-page-number="12" draw:z-index="2452" draw:style-name="gr1" draw:text-style-name="P2" svg:width="0.3803in" svg:height="0.1622in" svg:x="1.8575in" svg:y="6.9598in">
        <draw:text-box>
          <text:p><text:span text:style-name="T3">milla.</text:span></text:p>
        </draw:text-box>
      </draw:frame>
      <draw:frame text:anchor-type="page" text:anchor-page-number="5" draw:z-index="2451" draw:style-name="gr1" draw:text-style-name="P2" svg:width="0.0713in" svg:height="0.1622in" svg:x="4.5646in" svg:y="6.2035in">
        <draw:text-box>
          <text:p><text:span text:style-name="T3">¨</text:span></text:p>
        </draw:text-box>
      </draw:frame>
      <draw:frame text:anchor-type="page" text:anchor-page-number="7" draw:z-index="2450" draw:style-name="gr1" draw:text-style-name="P2" svg:width="0.0713in" svg:height="0.1622in" svg:x="5.3591in" svg:y="7.0228in">
        <draw:text-box>
          <text:p><text:span text:style-name="T3">¨</text:span></text:p>
        </draw:text-box>
      </draw:frame>
      <draw:frame text:anchor-type="page" text:anchor-page-number="2" draw:z-index="2449" draw:style-name="gr1" draw:text-style-name="P2" svg:width="0.0713in" svg:height="0.1622in" svg:x="2.389in" svg:y="6.4929in">
        <draw:text-box>
          <text:p><text:span text:style-name="T3">¨</text:span></text:p>
        </draw:text-box>
      </draw:frame>
      <draw:frame text:anchor-type="page" text:anchor-page-number="8" draw:z-index="2448" draw:style-name="gr1" draw:text-style-name="P2" svg:width="0.0713in" svg:height="0.1622in" svg:x="5.5299in" svg:y="6.6807in">
        <draw:text-box>
          <text:p><text:span text:style-name="T3">¨</text:span></text:p>
        </draw:text-box>
      </draw:frame>
      <draw:polygon text:anchor-type="page" text:anchor-page-number="3" draw:z-index="2447" draw:style-name="gr21" draw:text-style-name="P3" svg:width="0.4579in" svg:height="0.2319in" svg:x="5.672in" svg:y="8.1602in" svg:viewBox="0 0 1164 590" draw:points="585,590 0,590 0,0 1164,0 1164,590">
        <text:p/>
      </draw:polygon>
      <draw:frame text:anchor-type="page" text:anchor-page-number="9" draw:z-index="2446" draw:style-name="gr1" draw:text-style-name="P2" svg:width="1.5886in" svg:height="0.1622in" svg:x="1.9in" svg:y="5.3264in">
        <draw:text-box>
          <text:p><text:span text:style-name="T3">an ketju pitenee yhdell</text:span></text:p>
        </draw:text-box>
      </draw:frame>
      <draw:frame text:anchor-type="page" text:anchor-page-number="1" draw:z-index="2445" draw:style-name="gr1" draw:text-style-name="P2" svg:width="0.1685in" svg:height="0.1622in" svg:x="5.5098in" svg:y="8.5508in">
        <draw:text-box>
          <text:p><text:span text:style-name="T3">av</text:span></text:p>
        </draw:text-box>
      </draw:frame>
      <draw:frame text:anchor-type="page" text:anchor-page-number="4" draw:z-index="2444" draw:style-name="gr1" draw:text-style-name="P2" svg:width="0.0713in" svg:height="0.1622in" svg:x="3.9402in" svg:y="6.461in">
        <draw:text-box>
          <text:p><text:span text:style-name="T3">¨</text:span></text:p>
        </draw:text-box>
      </draw:frame>
      <draw:frame text:anchor-type="page" text:anchor-page-number="12" draw:z-index="2443" draw:style-name="gr1" draw:text-style-name="P2" svg:width="1.4835in" svg:height="0.1622in" svg:x="5.3866in" svg:y="6.7929in">
        <draw:text-box>
          <text:p><text:span text:style-name="T3">a konsensusmekanis-</text:span></text:p>
        </draw:text-box>
      </draw:frame>
      <draw:frame text:anchor-type="page" text:anchor-page-number="10" draw:z-index="2442" draw:style-name="gr1" draw:text-style-name="P2" svg:width="1.076in" svg:height="0.1622in" svg:x="5.648in" svg:y="5.1575in">
        <draw:text-box>
          <text:p><text:span text:style-name="T3">a voisi kyseisell</text:span></text:p>
        </draw:text-box>
      </draw:frame>
      <draw:polygon text:anchor-type="page" text:anchor-page-number="6" draw:z-index="2441" draw:style-name="gr4" draw:text-style-name="P3" svg:width="1.589in" svg:height="0.7921in" draw:transform="rotate (-1.5707963267949) translate (4.86929133858268in 5.26929133858268in)" svg:viewBox="0 0 4037 2013" draw:points="2021,2013 0,2013 0,0 4037,0 4037,2013">
        <text:p/>
      </draw:polygon>
      <draw:frame text:anchor-type="page" text:anchor-page-number="2" draw:z-index="2440" draw:style-name="gr1" draw:text-style-name="P2" svg:width="0.2213in" svg:height="0.1622in" svg:x="2.2043in" svg:y="6.4874in">
        <draw:text-box>
          <text:p><text:span text:style-name="T3">am</text:span></text:p>
        </draw:text-box>
      </draw:frame>
      <draw:frame text:anchor-type="page" text:anchor-page-number="5" draw:z-index="2439" draw:style-name="gr1" draw:text-style-name="P2" svg:width="0.0862in" svg:height="0.1622in" svg:x="4.4953in" svg:y="6.1972in">
        <draw:text-box>
          <text:p><text:span text:style-name="T3">a</text:span></text:p>
        </draw:text-box>
      </draw:frame>
      <draw:frame text:anchor-type="page" text:anchor-page-number="10" draw:z-index="2438" draw:style-name="gr1" draw:text-style-name="P2" svg:width="0.0713in" svg:height="0.1622in" svg:x="5.648in" svg:y="5.1634in">
        <draw:text-box>
          <text:p><text:span text:style-name="T3">¨</text:span></text:p>
        </draw:text-box>
      </draw:frame>
      <draw:frame text:anchor-type="page" text:anchor-page-number="7" draw:z-index="2437" draw:style-name="gr1" draw:text-style-name="P2" svg:width="0.3059in" svg:height="0.1622in" svg:x="5.0811in" svg:y="7.0165in">
        <draw:text-box>
          <text:p><text:span text:style-name="T3">on h</text:span></text:p>
        </draw:text-box>
      </draw:frame>
      <draw:polygon text:anchor-type="page" text:anchor-page-number="3" draw:z-index="2436" draw:style-name="gr22" draw:text-style-name="P2" svg:width="0.5102in" svg:height="0.2319in" svg:x="5.1012in" svg:y="8.1602in" svg:viewBox="0 0 1297 590" draw:points="645,590 0,590 0,0 1297,0 1297,590">
        <text:p/>
      </draw:polygon>
      <draw:frame text:anchor-type="page" text:anchor-page-number="12" draw:z-index="2435" draw:style-name="gr1" draw:text-style-name="P2" svg:width="0.0713in" svg:height="0.1622in" svg:x="5.3866in" svg:y="6.7992in">
        <draw:text-box>
          <text:p><text:span text:style-name="T3">¨</text:span></text:p>
        </draw:text-box>
      </draw:frame>
      <draw:line text:anchor-type="page" text:anchor-page-number="6" draw:z-index="2434" draw:style-name="gr2" draw:text-style-name="P2" svg:x1="6.3709in" svg:y1="6.8516in" svg:x2="6.2154in" svg:y2="6.5768in">
        <text:p/>
      </draw:line>
      <draw:frame text:anchor-type="page" text:anchor-page-number="9" draw:z-index="2433" draw:style-name="gr1" draw:text-style-name="P2" svg:width="0.0713in" svg:height="0.1622in" svg:x="1.9in" svg:y="5.3327in">
        <draw:text-box>
          <text:p><text:span text:style-name="T3">¨</text:span></text:p>
        </draw:text-box>
      </draw:frame>
      <draw:frame text:anchor-type="page" text:anchor-page-number="1" draw:z-index="2432" draw:style-name="gr1" draw:text-style-name="P2" svg:width="0.0713in" svg:height="0.1622in" svg:x="5.5098in" svg:y="8.5571in">
        <draw:text-box>
          <text:p><text:span text:style-name="T3">¨</text:span></text:p>
        </draw:text-box>
      </draw:frame>
      <draw:frame text:anchor-type="page" text:anchor-page-number="4" draw:z-index="2431" draw:style-name="gr1" draw:text-style-name="P2" svg:width="0.4114in" svg:height="0.1622in" svg:x="3.5957in" svg:y="6.4555in">
        <draw:text-box>
          <text:p><text:span text:style-name="T3">a teht</text:span></text:p>
        </draw:text-box>
      </draw:frame>
      <draw:frame text:anchor-type="page" text:anchor-page-number="8" draw:z-index="2430" draw:style-name="gr1" draw:text-style-name="P2" svg:width="0.0862in" svg:height="0.1622in" svg:x="5.4602in" svg:y="6.6744in">
        <draw:text-box>
          <text:p><text:span text:style-name="T3">a</text:span></text:p>
        </draw:text-box>
      </draw:frame>
      <draw:polygon text:anchor-type="page" text:anchor-page-number="3" draw:z-index="2429" draw:style-name="gr4" draw:text-style-name="P3" svg:width="0.4579in" svg:height="0.2319in" draw:transform="rotate (-1.5707963267949) translate (5.1011811023622in 8.16023622047244in)" svg:viewBox="0 0 1164 590" draw:points="580,590 0,590 0,0 1164,0 1164,590">
        <text:p/>
      </draw:polygon>
      <draw:frame text:anchor-type="page" text:anchor-page-number="8" draw:z-index="2428" draw:style-name="gr1" draw:text-style-name="P2" svg:width="0.0713in" svg:height="0.1622in" svg:x="5.4602in" svg:y="6.6807in">
        <draw:text-box>
          <text:p><text:span text:style-name="T3">¨</text:span></text:p>
        </draw:text-box>
      </draw:frame>
      <draw:polygon text:anchor-type="page" text:anchor-page-number="6" draw:z-index="2427" draw:style-name="gr7" draw:text-style-name="P4" svg:width="0.0799in" svg:height="0.1087in" draw:transform="rotate (-1.5707963267949) translate (6.17677165354331in 6.50157480314961in)" svg:viewBox="0 0 204 277" draw:points="0,0 204,200 41,277">
        <text:p/>
      </draw:polygon>
      <draw:frame text:anchor-type="page" text:anchor-page-number="5" draw:z-index="2426" draw:style-name="gr1" draw:text-style-name="P2" svg:width="0.0713in" svg:height="0.1622in" svg:x="4.4953in" svg:y="6.2035in">
        <draw:text-box>
          <text:p><text:span text:style-name="T3">¨</text:span></text:p>
        </draw:text-box>
      </draw:frame>
      <draw:frame text:anchor-type="page" text:anchor-page-number="12" draw:z-index="2425" draw:style-name="gr1" draw:text-style-name="P2" svg:width="0.1634in" svg:height="0.1622in" svg:x="5.2402in" svg:y="6.7929in">
        <draw:text-box>
          <text:p><text:span text:style-name="T3">all</text:span></text:p>
        </draw:text-box>
      </draw:frame>
      <draw:frame text:anchor-type="page" text:anchor-page-number="1" draw:z-index="2424" draw:style-name="gr1" draw:text-style-name="P2" svg:width="0.2441in" svg:height="0.1622in" svg:x="5.2709in" svg:y="8.5508in">
        <draw:text-box>
          <text:p><text:span text:style-name="T3">riitt</text:span></text:p>
        </draw:text-box>
      </draw:frame>
      <draw:frame text:anchor-type="page" text:anchor-page-number="10" draw:z-index="2423" draw:style-name="gr1" draw:text-style-name="P2" svg:width="0.374in" svg:height="0.1622in" svg:x="5.3264in" svg:y="5.1575in">
        <draw:text-box>
          <text:p><text:span text:style-name="T3">a viel</text:span></text:p>
        </draw:text-box>
      </draw:frame>
      <draw:frame text:anchor-type="page" text:anchor-page-number="4" draw:z-index="2422" draw:style-name="gr1" draw:text-style-name="P2" svg:width="0.0713in" svg:height="0.1622in" svg:x="3.5957in" svg:y="6.461in">
        <draw:text-box>
          <text:p><text:span text:style-name="T3">¨</text:span></text:p>
        </draw:text-box>
      </draw:frame>
      <draw:frame text:anchor-type="page" text:anchor-page-number="2" draw:z-index="2421" draw:style-name="gr1" draw:text-style-name="P2" svg:width="0.0713in" svg:height="0.1622in" svg:x="2.2043in" svg:y="6.4929in">
        <draw:text-box>
          <text:p><text:span text:style-name="T3">¨</text:span></text:p>
        </draw:text-box>
      </draw:frame>
      <draw:frame text:anchor-type="page" text:anchor-page-number="7" draw:z-index="2420" draw:style-name="gr1" draw:text-style-name="P2" svg:width="0.0713in" svg:height="0.1622in" svg:x="5.0811in" svg:y="7.0228in">
        <draw:text-box>
          <text:p><text:span text:style-name="T3">¨</text:span></text:p>
        </draw:text-box>
      </draw:frame>
      <draw:frame text:anchor-type="page" text:anchor-page-number="9" draw:z-index="2419" draw:style-name="gr1" draw:text-style-name="P2" svg:width="0.0398in" svg:height="0.1622in" svg:x="1.8575in" svg:y="5.3264in">
        <draw:text-box>
          <text:p><text:span text:style-name="T3">j</text:span></text:p>
        </draw:text-box>
      </draw:frame>
      <draw:frame text:anchor-type="page" text:anchor-page-number="3" draw:z-index="2418" draw:style-name="gr1" draw:text-style-name="P2" svg:width="0.4287in" svg:height="0.1697in" svg:x="4.5299in" svg:y="7.8862in">
        <draw:text-box>
          <text:p><text:span text:style-name="T19">Lohko</text:span></text:p>
        </draw:text-box>
      </draw:frame>
      <draw:frame text:anchor-type="page" text:anchor-page-number="10" draw:z-index="2417" draw:style-name="gr1" draw:text-style-name="P2" svg:width="0.0713in" svg:height="0.1622in" svg:x="5.3264in" svg:y="5.1634in">
        <draw:text-box>
          <text:p><text:span text:style-name="T3">¨</text:span></text:p>
        </draw:text-box>
      </draw:frame>
      <draw:frame text:anchor-type="page" text:anchor-page-number="8" draw:z-index="2416" draw:style-name="gr1" draw:text-style-name="P2" svg:width="0.3677in" svg:height="0.1622in" svg:x="5.1457in" svg:y="6.6744in">
        <draw:text-box>
          <text:p><text:span text:style-name="T3">ahett</text:span></text:p>
        </draw:text-box>
      </draw:frame>
      <draw:frame text:anchor-type="page" text:anchor-page-number="1" draw:z-index="2415" draw:style-name="gr1" draw:text-style-name="P2" svg:width="0.5189in" svg:height="0.1622in" svg:x="4.7417in" svg:y="8.5508in">
        <draw:text-box>
          <text:p><text:span text:style-name="T3">a toimii</text:span></text:p>
        </draw:text-box>
      </draw:frame>
      <draw:line text:anchor-type="page" text:anchor-page-number="6" draw:z-index="2414" draw:style-name="gr2" draw:text-style-name="P2" svg:x1="5.8248in" svg:y1="6.8524in" svg:x2="5.963in" svg:y2="6.5764in">
        <text:p/>
      </draw:line>
      <draw:frame text:anchor-type="page" text:anchor-page-number="7" draw:z-index="2413" draw:style-name="gr1" draw:text-style-name="P2" svg:width="0.0862in" svg:height="0.1622in" svg:x="5.0118in" svg:y="7.0165in">
        <draw:text-box>
          <text:p><text:span text:style-name="T3">o</text:span></text:p>
        </draw:text-box>
      </draw:frame>
      <draw:frame text:anchor-type="page" text:anchor-page-number="5" draw:z-index="2412" draw:style-name="gr1" draw:text-style-name="P2" svg:width="1.1303in" svg:height="0.1622in" svg:x="3.5366in" svg:y="6.1972in">
        <draw:text-box>
          <text:p><text:span text:style-name="T3">a havaitessaan j</text:span></text:p>
        </draw:text-box>
      </draw:frame>
      <draw:frame text:anchor-type="page" text:anchor-page-number="4" draw:z-index="2411" draw:style-name="gr1" draw:text-style-name="P2" svg:width="0.2768in" svg:height="0.1622in" svg:x="3.3602in" svg:y="6.4555in">
        <draw:text-box>
          <text:p><text:span text:style-name="T3">oksi</text:span></text:p>
        </draw:text-box>
      </draw:frame>
      <draw:frame text:anchor-type="page" text:anchor-page-number="2" draw:z-index="2410" draw:style-name="gr1" draw:text-style-name="P2" svg:width="0.0862in" svg:height="0.1622in" svg:x="2.1346in" svg:y="6.4874in">
        <draw:text-box>
          <text:p><text:span text:style-name="T3">a</text:span></text:p>
        </draw:text-box>
      </draw:frame>
      <draw:frame text:anchor-type="page" text:anchor-page-number="12" draw:z-index="2409" draw:style-name="gr1" draw:text-style-name="P2" svg:width="0.0713in" svg:height="0.1622in" svg:x="5.2402in" svg:y="6.7992in">
        <draw:text-box>
          <text:p><text:span text:style-name="T3">¨</text:span></text:p>
        </draw:text-box>
      </draw:frame>
      <draw:frame text:anchor-type="page" text:anchor-page-number="9" draw:z-index="2408" draw:style-name="gr1" draw:text-style-name="P2" svg:width="0.1362in" svg:height="0.1622in" svg:x="6.5161in" svg:y="5.1602in">
        <draw:text-box>
          <text:p><text:span text:style-name="T3">a-</text:span></text:p>
        </draw:text-box>
      </draw:frame>
      <draw:frame text:anchor-type="page" text:anchor-page-number="10" draw:z-index="2407" draw:style-name="gr1" draw:text-style-name="P2" svg:width="0.1248in" svg:height="0.1622in" svg:x="5.2154in" svg:y="5.1575in">
        <draw:text-box>
          <text:p><text:span text:style-name="T3">aj</text:span></text:p>
        </draw:text-box>
      </draw:frame>
      <draw:frame text:anchor-type="page" text:anchor-page-number="4" draw:z-index="2406" draw:style-name="gr1" draw:text-style-name="P2" svg:width="0.0713in" svg:height="0.1622in" svg:x="3.3602in" svg:y="6.461in">
        <draw:text-box>
          <text:p><text:span text:style-name="T3">¨</text:span></text:p>
        </draw:text-box>
      </draw:frame>
      <draw:frame text:anchor-type="page" text:anchor-page-number="9" draw:z-index="2405" draw:style-name="gr1" draw:text-style-name="P2" svg:width="0.0713in" svg:height="0.1622in" svg:x="6.5161in" svg:y="5.1665in">
        <draw:text-box>
          <text:p><text:span text:style-name="T3">¨</text:span></text:p>
        </draw:text-box>
      </draw:frame>
      <draw:frame text:anchor-type="page" text:anchor-page-number="12" draw:z-index="2404" draw:style-name="gr1" draw:text-style-name="P2" svg:width="2.6213in" svg:height="0.1622in" svg:x="2.9083in" svg:y="6.7929in">
        <draw:text-box>
          <text:p><text:span text:style-name="T3">ot ja kannustimet voidaan vahvistaa t</text:span></text:p>
        </draw:text-box>
      </draw:frame>
      <draw:frame text:anchor-type="page" text:anchor-page-number="7" draw:z-index="2403" draw:style-name="gr1" draw:text-style-name="P2" svg:width="0.0713in" svg:height="0.1622in" svg:x="5.0118in" svg:y="7.0228in">
        <draw:text-box>
          <text:p><text:span text:style-name="T3">¨</text:span></text:p>
        </draw:text-box>
      </draw:frame>
      <draw:polygon text:anchor-type="page" text:anchor-page-number="6" draw:z-index="2402" draw:style-name="gr7" draw:text-style-name="P4" svg:width="0.0783in" svg:height="0.1087in" draw:transform="rotate (-1.5707963267949) translate (5.92244094488189in 6.50157480314961in)" svg:viewBox="0 0 200 277" draw:points="200,0 158,277 0,200">
        <text:p/>
      </draw:polygon>
      <draw:frame text:anchor-type="page" text:anchor-page-number="2" draw:z-index="2401" draw:style-name="gr1" draw:text-style-name="P2" svg:width="0.0713in" svg:height="0.1622in" svg:x="2.1346in" svg:y="6.4929in">
        <draw:text-box>
          <text:p><text:span text:style-name="T3">¨</text:span></text:p>
        </draw:text-box>
      </draw:frame>
      <draw:frame text:anchor-type="page" text:anchor-page-number="8" draw:z-index="2400" draw:style-name="gr1" draw:text-style-name="P2" svg:width="0.0713in" svg:height="0.1622in" svg:x="5.1457in" svg:y="6.6807in">
        <draw:text-box>
          <text:p><text:span text:style-name="T3">¨</text:span></text:p>
        </draw:text-box>
      </draw:frame>
      <draw:polygon text:anchor-type="page" text:anchor-page-number="3" draw:z-index="2399" draw:style-name="gr22" draw:text-style-name="P2" svg:width="0.5035in" svg:height="0.2323in" svg:x="4.528in" svg:y="8.1598in" svg:viewBox="0 0 1280 591" draw:points="642,591 0,591 0,0 1280,0 1280,591">
        <text:p/>
      </draw:polygon>
      <draw:frame text:anchor-type="page" text:anchor-page-number="1" draw:z-index="2398" draw:style-name="gr1" draw:text-style-name="P2" svg:width="0.0713in" svg:height="0.1622in" svg:x="4.7417in" svg:y="8.5571in">
        <draw:text-box>
          <text:p><text:span text:style-name="T3">¨</text:span></text:p>
        </draw:text-box>
      </draw:frame>
      <draw:frame text:anchor-type="page" text:anchor-page-number="5" draw:z-index="2397" draw:style-name="gr1" draw:text-style-name="P2" svg:width="0.0713in" svg:height="0.1622in" svg:x="3.5366in" svg:y="6.2035in">
        <draw:text-box>
          <text:p><text:span text:style-name="T3">¨</text:span></text:p>
        </draw:text-box>
      </draw:frame>
      <draw:frame text:anchor-type="page" text:anchor-page-number="9" draw:z-index="2396" draw:style-name="gr1" draw:text-style-name="P2" svg:width="0.0862in" svg:height="0.1622in" svg:x="6.4465in" svg:y="5.1602in">
        <draw:text-box>
          <text:p><text:span text:style-name="T3">a</text:span></text:p>
        </draw:text-box>
      </draw:frame>
      <draw:frame text:anchor-type="page" text:anchor-page-number="12" draw:z-index="2395" draw:style-name="gr1" draw:text-style-name="P2" svg:width="0.0713in" svg:height="0.1622in" svg:x="2.9083in" svg:y="6.7992in">
        <draw:text-box>
          <text:p><text:span text:style-name="T3">¨</text:span></text:p>
        </draw:text-box>
      </draw:frame>
      <draw:frame text:anchor-type="page" text:anchor-page-number="8" draw:z-index="2394" draw:style-name="gr1" draw:text-style-name="P2" svg:width="0.674in" svg:height="0.1622in" svg:x="4.4366in" svg:y="6.6744in">
        <draw:text-box>
          <text:p><text:span text:style-name="T3">Kun joku l</text:span></text:p>
        </draw:text-box>
      </draw:frame>
      <draw:frame text:anchor-type="page" text:anchor-page-number="4" draw:z-index="2393" draw:style-name="gr1" draw:text-style-name="P2" svg:width="0.1406in" svg:height="0.1622in" svg:x="3.2374in" svg:y="6.4555in">
        <draw:text-box>
          <text:p><text:span text:style-name="T3">at</text:span></text:p>
        </draw:text-box>
      </draw:frame>
      <draw:frame text:anchor-type="page" text:anchor-page-number="7" draw:z-index="2392" draw:style-name="gr1" draw:text-style-name="P2" svg:width="0.2768in" svg:height="0.1622in" svg:x="4.7618in" svg:y="7.0165in">
        <draw:text-box>
          <text:p><text:span text:style-name="T3">aytt</text:span></text:p>
        </draw:text-box>
      </draw:frame>
      <draw:frame text:anchor-type="page" text:anchor-page-number="6" draw:z-index="2391" draw:style-name="gr1" draw:text-style-name="P2" svg:width="0.2051in" svg:height="0.1303in" svg:x="6.2807in" svg:y="7.3201in">
        <draw:text-box>
          <text:p><text:span text:style-name="T14">Tx3</text:span></text:p>
        </draw:text-box>
      </draw:frame>
      <draw:frame text:anchor-type="page" text:anchor-page-number="1" draw:z-index="2390" draw:style-name="gr1" draw:text-style-name="P2" svg:width="0.6512in" svg:height="0.1622in" svg:x="4.1902in" svg:y="8.5508in">
        <draw:text-box>
          <text:p><text:span text:style-name="T3">arjestelm</text:span></text:p>
        </draw:text-box>
      </draw:frame>
      <draw:polygon text:anchor-type="page" text:anchor-page-number="3" draw:z-index="2389" draw:style-name="gr4" draw:text-style-name="P3" svg:width="0.4579in" svg:height="0.2319in" draw:transform="rotate (-1.5707963267949) translate (4.52795275590551in 8.16023622047244in)" svg:viewBox="0 0 1164 590" draw:points="584,590 0,590 0,0 1164,0 1164,590">
        <text:p/>
      </draw:polygon>
      <draw:frame text:anchor-type="page" text:anchor-page-number="2" draw:z-index="2388" draw:style-name="gr1" draw:text-style-name="P2" svg:width="0.3177in" svg:height="0.1622in" svg:x="1.8575in" svg:y="6.4874in">
        <draw:text-box>
          <text:p><text:span text:style-name="T3">ja lis</text:span></text:p>
        </draw:text-box>
      </draw:frame>
      <draw:frame text:anchor-type="page" text:anchor-page-number="5" draw:z-index="2387" draw:style-name="gr1" draw:text-style-name="P2" svg:width="1.998in" svg:height="0.1622in" svg:x="1.8575in" svg:y="6.1972in">
        <draw:text-box>
          <text:p><text:span text:style-name="T3">vastaanottamisen yhteydess</text:span></text:p>
        </draw:text-box>
      </draw:frame>
      <draw:frame text:anchor-type="page" text:anchor-page-number="10" draw:z-index="2386" draw:style-name="gr1" draw:text-style-name="P2" svg:width="0.0713in" svg:height="0.1622in" svg:x="5.2154in" svg:y="5.1634in">
        <draw:text-box>
          <text:p><text:span text:style-name="T3">¨</text:span></text:p>
        </draw:text-box>
      </draw:frame>
      <draw:frame text:anchor-type="page" text:anchor-page-number="3" draw:z-index="2385" draw:style-name="gr1" draw:text-style-name="P2" svg:width="0.5142in" svg:height="0.1697in" svg:x="4.9354in" svg:y="7.45in">
        <draw:text-box>
          <text:p><text:span text:style-name="T19">Tiiviste</text:span></text:p>
        </draw:text-box>
      </draw:frame>
      <draw:frame text:anchor-type="page" text:anchor-page-number="12" draw:z-index="2384" draw:style-name="gr1" draw:text-style-name="P2" svg:width="0.2614in" svg:height="0.1622in" svg:x="2.6854in" svg:y="6.7929in">
        <draw:text-box>
          <text:p><text:span text:style-name="T3">ann</text:span></text:p>
        </draw:text-box>
      </draw:frame>
      <draw:frame text:anchor-type="page" text:anchor-page-number="5" draw:z-index="2383" draw:style-name="gr1" draw:text-style-name="P2" svg:width="1.3571in" svg:height="0.1622in" svg:x="5.498in" svg:y="6.0311in">
        <draw:text-box>
          <text:p><text:span text:style-name="T3">a seuraavan lohkon</text:span></text:p>
        </draw:text-box>
      </draw:frame>
      <draw:frame text:anchor-type="page" text:anchor-page-number="4" draw:z-index="2382" draw:style-name="gr1" draw:text-style-name="P2" svg:width="0.0713in" svg:height="0.1622in" svg:x="3.2374in" svg:y="6.461in">
        <draw:text-box>
          <text:p><text:span text:style-name="T3">¨</text:span></text:p>
        </draw:text-box>
      </draw:frame>
      <draw:frame text:anchor-type="page" text:anchor-page-number="1" draw:z-index="2381" draw:style-name="gr1" draw:text-style-name="P2" svg:width="0.0713in" svg:height="0.1622in" svg:x="4.1902in" svg:y="8.5571in">
        <draw:text-box>
          <text:p><text:span text:style-name="T3">¨</text:span></text:p>
        </draw:text-box>
      </draw:frame>
      <draw:frame text:anchor-type="page" text:anchor-page-number="7" draw:z-index="2380" draw:style-name="gr1" draw:text-style-name="P2" svg:width="0.0713in" svg:height="0.1622in" svg:x="4.7618in" svg:y="7.0228in">
        <draw:text-box>
          <text:p><text:span text:style-name="T3">¨</text:span></text:p>
        </draw:text-box>
      </draw:frame>
      <draw:polygon text:anchor-type="page" text:anchor-page-number="6" draw:z-index="2379" draw:style-name="gr23" draw:text-style-name="P2" svg:width="0.6193in" svg:height="0.1764in" svg:x="5.7799in" svg:y="6.3252in" svg:viewBox="0 0 1574 449" draw:points="785,449 0,449 0,0 1574,0 1574,449">
        <text:p/>
      </draw:polygon>
      <draw:frame text:anchor-type="page" text:anchor-page-number="8" draw:z-index="2378" draw:style-name="gr1" draw:text-style-name="P2" svg:width="0.1303in" svg:height="0.1622in" svg:x="4.2547in" svg:y="6.6744in">
        <draw:text-box>
          <text:p><text:span text:style-name="T3">a.</text:span></text:p>
        </draw:text-box>
      </draw:frame>
      <draw:frame text:anchor-type="page" text:anchor-page-number="2" draw:z-index="2377" draw:style-name="gr1" draw:text-style-name="P2" svg:width="2.7913in" svg:height="0.1622in" svg:x="4.2291in" svg:y="6.3217in">
        <draw:text-box>
          <text:p><text:span text:style-name="T3">a seuraavan omistajan julkisen avaimen</text:span></text:p>
        </draw:text-box>
      </draw:frame>
      <draw:frame text:anchor-type="page" text:anchor-page-number="10" draw:z-index="2376" draw:style-name="gr1" draw:text-style-name="P2" svg:width="0.0862in" svg:height="0.1622in" svg:x="5.1457in" svg:y="5.1575in">
        <draw:text-box>
          <text:p><text:span text:style-name="T3">a</text:span></text:p>
        </draw:text-box>
      </draw:frame>
      <draw:frame text:anchor-type="page" text:anchor-page-number="9" draw:z-index="2375" draw:style-name="gr1" draw:text-style-name="P2" svg:width="0.0713in" svg:height="0.1622in" svg:x="6.4465in" svg:y="5.1665in">
        <draw:text-box>
          <text:p><text:span text:style-name="T3">¨</text:span></text:p>
        </draw:text-box>
      </draw:frame>
      <draw:frame text:anchor-type="page" text:anchor-page-number="9" draw:z-index="2374" draw:style-name="gr1" draw:text-style-name="P2" svg:width="0.2461in" svg:height="0.1622in" svg:x="6.2319in" svg:y="5.1602in">
        <draw:text-box>
          <text:p><text:span text:style-name="T3">okk</text:span></text:p>
        </draw:text-box>
      </draw:frame>
      <draw:frame text:anchor-type="page" text:anchor-page-number="10" draw:z-index="2373" draw:style-name="gr1" draw:text-style-name="P2" svg:width="0.0713in" svg:height="0.1622in" svg:x="5.1457in" svg:y="5.1634in">
        <draw:text-box>
          <text:p><text:span text:style-name="T3">¨</text:span></text:p>
        </draw:text-box>
      </draw:frame>
      <draw:polygon text:anchor-type="page" text:anchor-page-number="6" draw:z-index="2372" draw:style-name="gr4" draw:text-style-name="P3" svg:width="0.5295in" svg:height="0.1764in" draw:transform="rotate (-1.5707963267949) translate (5.8248031496063in 6.3251968503937in)" svg:viewBox="0 0 1346 449" draw:points="671,449 0,449 0,0 1346,0 1346,449">
        <text:p/>
      </draw:polygon>
      <draw:frame text:anchor-type="page" text:anchor-page-number="1" draw:z-index="2371" draw:style-name="gr1" draw:text-style-name="P2" svg:width="0.5335in" svg:height="0.1622in" svg:x="3.6874in" svg:y="8.5508in">
        <draw:text-box>
          <text:p><text:span text:style-name="T3">Vaikka j</text:span></text:p>
        </draw:text-box>
      </draw:frame>
      <draw:frame text:anchor-type="page" text:anchor-page-number="8" draw:z-index="2370" draw:style-name="gr1" draw:text-style-name="P2" svg:width="0.0713in" svg:height="0.1622in" svg:x="4.2547in" svg:y="6.6807in">
        <draw:text-box>
          <text:p><text:span text:style-name="T3">¨</text:span></text:p>
        </draw:text-box>
      </draw:frame>
      <draw:frame text:anchor-type="page" text:anchor-page-number="5" draw:z-index="2369" draw:style-name="gr1" draw:text-style-name="P2" svg:width="0.0713in" svg:height="0.1622in" svg:x="5.498in" svg:y="6.0374in">
        <draw:text-box>
          <text:p><text:span text:style-name="T3">¨</text:span></text:p>
        </draw:text-box>
      </draw:frame>
      <draw:frame text:anchor-type="page" text:anchor-page-number="2" draw:z-index="2368" draw:style-name="gr1" draw:text-style-name="P2" svg:width="0.0713in" svg:height="0.1622in" svg:x="4.2291in" svg:y="6.3272in">
        <draw:text-box>
          <text:p><text:span text:style-name="T3">¨</text:span></text:p>
        </draw:text-box>
      </draw:frame>
      <draw:frame text:anchor-type="page" text:anchor-page-number="4" draw:z-index="2367" draw:style-name="gr1" draw:text-style-name="P2" svg:width="0.0862in" svg:height="0.1622in" svg:x="3.1681in" svg:y="6.4555in">
        <draw:text-box>
          <text:p><text:span text:style-name="T3">a</text:span></text:p>
        </draw:text-box>
      </draw:frame>
      <draw:frame text:anchor-type="page" text:anchor-page-number="12" draw:z-index="2366" draw:style-name="gr1" draw:text-style-name="P2" svg:width="0.0713in" svg:height="0.1622in" svg:x="2.6854in" svg:y="6.7992in">
        <draw:text-box>
          <text:p><text:span text:style-name="T3">¨</text:span></text:p>
        </draw:text-box>
      </draw:frame>
      <draw:frame text:anchor-type="page" text:anchor-page-number="7" draw:z-index="2365" draw:style-name="gr1" draw:text-style-name="P2" svg:width="0.4878in" svg:height="0.1622in" svg:x="4.3189in" svg:y="7.0165in">
        <draw:text-box>
          <text:p><text:span text:style-name="T3">ottaa k</text:span></text:p>
        </draw:text-box>
      </draw:frame>
      <draw:frame text:anchor-type="page" text:anchor-page-number="6" draw:z-index="2364" draw:style-name="gr1" draw:text-style-name="P2" svg:width="0.4622in" svg:height="0.1303in" svg:x="5.5638in" svg:y="6.8807in">
        <draw:text-box>
          <text:p><text:span text:style-name="T14">Tiiviste2</text:span></text:p>
        </draw:text-box>
      </draw:frame>
      <draw:frame text:anchor-type="page" text:anchor-page-number="4" draw:z-index="2363" draw:style-name="gr1" draw:text-style-name="P2" svg:width="0.0713in" svg:height="0.1622in" svg:x="3.1681in" svg:y="6.461in">
        <draw:text-box>
          <text:p><text:span text:style-name="T3">¨</text:span></text:p>
        </draw:text-box>
      </draw:frame>
      <draw:frame text:anchor-type="page" text:anchor-page-number="12" draw:z-index="2362" draw:style-name="gr1" draw:text-style-name="P2" svg:width="0.0862in" svg:height="0.1622in" svg:x="2.6161in" svg:y="6.7929in">
        <draw:text-box>
          <text:p><text:span text:style-name="T3">a</text:span></text:p>
        </draw:text-box>
      </draw:frame>
      <draw:frame text:anchor-type="page" text:anchor-page-number="7" draw:z-index="2361" draw:style-name="gr1" draw:text-style-name="P2" svg:width="0.4024in" svg:height="0.1622in" svg:x="3.8992in" svg:y="7.0165in">
        <draw:text-box>
          <text:p><text:span text:style-name="T3">a olisi</text:span></text:p>
        </draw:text-box>
      </draw:frame>
      <draw:frame text:anchor-type="page" text:anchor-page-number="9" draw:z-index="2360" draw:style-name="gr1" draw:text-style-name="P2" svg:width="0.0713in" svg:height="0.1622in" svg:x="6.2319in" svg:y="5.1665in">
        <draw:text-box>
          <text:p><text:span text:style-name="T3">¨</text:span></text:p>
        </draw:text-box>
      </draw:frame>
      <draw:frame text:anchor-type="page" text:anchor-page-number="5" draw:z-index="2359" draw:style-name="gr1" draw:text-style-name="P2" svg:width="0.2949in" svg:height="0.1622in" svg:x="5.2465in" svg:y="6.0311in">
        <draw:text-box>
          <text:p><text:span text:style-name="T3">a sit</text:span></text:p>
        </draw:text-box>
      </draw:frame>
      <draw:frame text:anchor-type="page" text:anchor-page-number="1" draw:z-index="2358" draw:style-name="gr1" draw:text-style-name="P2" svg:width="2.0248in" svg:height="0.1622in" svg:x="1.8575in" svg:y="8.5508in">
        <draw:text-box>
          <text:p><text:span text:style-name="T3">tuina kolmansina osapuolina.</text:span></text:p>
        </draw:text-box>
      </draw:frame>
      <draw:polygon text:anchor-type="page" text:anchor-page-number="3" draw:z-index="2357" draw:style-name="gr21" draw:text-style-name="P3" svg:width="1.8323in" svg:height="0.698in" svg:x="4.413in" svg:y="7.811in" svg:viewBox="0 0 4655 1774" draw:points="2328,1774 0,1774 0,0 4655,0 4655,1774">
        <text:p/>
      </draw:polygon>
      <draw:frame text:anchor-type="page" text:anchor-page-number="10" draw:z-index="2356" draw:style-name="gr1" draw:text-style-name="P2" svg:width="0.2461in" svg:height="0.1622in" svg:x="4.9307in" svg:y="5.1575in">
        <draw:text-box>
          <text:p><text:span text:style-name="T3">okk</text:span></text:p>
        </draw:text-box>
      </draw:frame>
      <draw:frame text:anchor-type="page" text:anchor-page-number="8" draw:z-index="2355" draw:style-name="gr1" draw:text-style-name="P2" svg:width="0.3469in" svg:height="0.1622in" svg:x="3.9555in" svg:y="6.6744in">
        <draw:text-box>
          <text:p><text:span text:style-name="T3">omin</text:span></text:p>
        </draw:text-box>
      </draw:frame>
      <draw:frame text:anchor-type="page" text:anchor-page-number="2" draw:z-index="2354" draw:style-name="gr1" draw:text-style-name="P2" svg:width="2.1378in" svg:height="0.1622in" svg:x="2.3571in" svg:y="6.3217in">
        <draw:text-box>
          <text:p><text:span text:style-name="T3">a edellisen siirron tiivisteen ett</text:span></text:p>
        </draw:text-box>
      </draw:frame>
      <draw:frame text:anchor-type="page" text:anchor-page-number="8" draw:z-index="2353" draw:style-name="gr1" draw:text-style-name="P2" svg:width="0.0713in" svg:height="0.1622in" svg:x="3.9555in" svg:y="6.6807in">
        <draw:text-box>
          <text:p><text:span text:style-name="T3">¨</text:span></text:p>
        </draw:text-box>
      </draw:frame>
      <draw:frame text:anchor-type="page" text:anchor-page-number="10" draw:z-index="2352" draw:style-name="gr1" draw:text-style-name="P2" svg:width="0.0713in" svg:height="0.1622in" svg:x="4.9307in" svg:y="5.1634in">
        <draw:text-box>
          <text:p><text:span text:style-name="T3">¨</text:span></text:p>
        </draw:text-box>
      </draw:frame>
      <draw:frame text:anchor-type="page" text:anchor-page-number="2" draw:z-index="2351" draw:style-name="gr1" draw:text-style-name="P2" svg:width="0.0713in" svg:height="0.1622in" svg:x="2.3571in" svg:y="6.3272in">
        <draw:text-box>
          <text:p><text:span text:style-name="T3">¨</text:span></text:p>
        </draw:text-box>
      </draw:frame>
      <draw:frame text:anchor-type="page" text:anchor-page-number="5" draw:z-index="2350" draw:style-name="gr1" draw:text-style-name="P2" svg:width="0.0713in" svg:height="0.1622in" svg:x="5.2465in" svg:y="6.0374in">
        <draw:text-box>
          <text:p><text:span text:style-name="T3">¨</text:span></text:p>
        </draw:text-box>
      </draw:frame>
      <draw:frame text:anchor-type="page" text:anchor-page-number="12" draw:z-index="2349" draw:style-name="gr1" draw:text-style-name="P2" svg:width="0.0713in" svg:height="0.1622in" svg:x="2.6161in" svg:y="6.7992in">
        <draw:text-box>
          <text:p><text:span text:style-name="T3">¨</text:span></text:p>
        </draw:text-box>
      </draw:frame>
      <draw:frame text:anchor-type="page" text:anchor-page-number="1" draw:z-index="2348" draw:style-name="gr1" draw:text-style-name="P2" svg:width="3.978in" svg:height="0.1622in" svg:x="3.1756in" svg:y="8.3846in">
        <draw:text-box>
          <text:p><text:span text:style-name="T3">ahes yksinomaan rahoituslaitoksiin, jotka toimivat luotet-</text:span></text:p>
        </draw:text-box>
      </draw:frame>
      <draw:frame text:anchor-type="page" text:anchor-page-number="4" draw:z-index="2347" draw:style-name="gr1" draw:text-style-name="P2" svg:width="0.174in" svg:height="0.1622in" svg:x="3.022in" svg:y="6.4555in">
        <draw:text-box>
          <text:p><text:span text:style-name="T3">op</text:span></text:p>
        </draw:text-box>
      </draw:frame>
      <draw:frame text:anchor-type="page" text:anchor-page-number="3" draw:z-index="2346" draw:style-name="gr1" draw:text-style-name="P2" svg:width="0.1406in" svg:height="0.1697in" svg:x="3.672in" svg:y="8.2008in">
        <draw:text-box>
          <text:p><text:span text:style-name="T19">...</text:span></text:p>
        </draw:text-box>
      </draw:frame>
      <draw:frame text:anchor-type="page" text:anchor-page-number="7" draw:z-index="2345" draw:style-name="gr1" draw:text-style-name="P2" svg:width="0.0713in" svg:height="0.1622in" svg:x="3.8992in" svg:y="7.0228in">
        <draw:text-box>
          <text:p><text:span text:style-name="T3">¨</text:span></text:p>
        </draw:text-box>
      </draw:frame>
      <draw:frame text:anchor-type="page" text:anchor-page-number="9" draw:z-index="2344" draw:style-name="gr1" draw:text-style-name="P2" svg:width="3.4122in" svg:height="0.1622in" svg:x="3.2909in" svg:y="5.1602in">
        <draw:text-box>
          <text:p><text:span text:style-name="T3">aonnistunut tapahtuma puolestaan on se, kun hy</text:span></text:p>
        </draw:text-box>
      </draw:frame>
      <draw:polygon text:anchor-type="page" text:anchor-page-number="6" draw:z-index="2343" draw:style-name="gr14" draw:text-style-name="P3" svg:width="0.3535in" svg:height="0.1764in" svg:x="6.1929in" svg:y="7.2917in" svg:viewBox="0 0 899 449" draw:points="451,449 0,449 0,0 899,0 899,449">
        <text:p/>
      </draw:polygon>
      <draw:frame text:anchor-type="page" text:anchor-page-number="7" draw:z-index="2342" draw:style-name="gr1" draw:text-style-name="P2" svg:width="0.1787in" svg:height="0.1622in" svg:x="3.7382in" svg:y="7.0165in">
        <draw:text-box>
          <text:p><text:span text:style-name="T3">alt</text:span></text:p>
        </draw:text-box>
      </draw:frame>
      <draw:frame text:anchor-type="page" text:anchor-page-number="5" draw:z-index="2341" draw:style-name="gr1" draw:text-style-name="P2" svg:width="0.0862in" svg:height="0.1622in" svg:x="5.178in" svg:y="6.0311in">
        <draw:text-box>
          <text:p><text:span text:style-name="T3">a</text:span></text:p>
        </draw:text-box>
      </draw:frame>
      <draw:frame text:anchor-type="page" text:anchor-page-number="12" draw:z-index="2340" draw:style-name="gr1" draw:text-style-name="P2" svg:width="0.8476in" svg:height="0.1622in" svg:x="1.8575in" svg:y="6.7929in">
        <draw:text-box>
          <text:p><text:span text:style-name="T3">tarvittavat s</text:span></text:p>
        </draw:text-box>
      </draw:frame>
      <draw:frame text:anchor-type="page" text:anchor-page-number="9" draw:z-index="2339" draw:style-name="gr1" draw:text-style-name="P2" svg:width="0.0713in" svg:height="0.1622in" svg:x="3.2909in" svg:y="5.1665in">
        <draw:text-box>
          <text:p><text:span text:style-name="T3">¨</text:span></text:p>
        </draw:text-box>
      </draw:frame>
      <draw:frame text:anchor-type="page" text:anchor-page-number="10" draw:z-index="2338" draw:style-name="gr1" draw:text-style-name="P2" svg:width="1.0185in" svg:height="0.1622in" svg:x="4.0437in" svg:y="5.1575in">
        <draw:text-box>
          <text:p><text:span text:style-name="T3">oisyys, jolla hy</text:span></text:p>
        </draw:text-box>
      </draw:frame>
      <draw:polygon text:anchor-type="page" text:anchor-page-number="3" draw:z-index="2337" draw:style-name="gr18" draw:text-style-name="P2" svg:width="0.5898in" svg:height="0.3469in" svg:x="4.872in" svg:y="7.348in" svg:viewBox="0 0 1499 882" draw:points="753,882 0,882 0,0 1499,0 1499,882">
        <text:p/>
      </draw:polygon>
      <draw:frame text:anchor-type="page" text:anchor-page-number="8" draw:z-index="2336" draw:style-name="gr1" draw:text-style-name="P2" svg:width="0.4559in" svg:height="0.1622in" svg:x="3.5563in" svg:y="6.6744in">
        <draw:text-box>
          <text:p><text:span text:style-name="T3">nimett</text:span></text:p>
        </draw:text-box>
      </draw:frame>
      <draw:frame text:anchor-type="page" text:anchor-page-number="4" draw:z-index="2335" draw:style-name="gr1" draw:text-style-name="P2" svg:width="0.0713in" svg:height="0.1622in" svg:x="3.022in" svg:y="6.461in">
        <draw:text-box>
          <text:p><text:span text:style-name="T3">¨</text:span></text:p>
        </draw:text-box>
      </draw:frame>
      <draw:frame text:anchor-type="page" text:anchor-page-number="2" draw:z-index="2334" draw:style-name="gr1" draw:text-style-name="P2" svg:width="0.6043in" svg:height="0.1622in" svg:x="1.8575in" svg:y="6.3217in">
        <draw:text-box>
          <text:p><text:span text:style-name="T3">sesti sek</text:span></text:p>
        </draw:text-box>
      </draw:frame>
      <draw:frame text:anchor-type="page" text:anchor-page-number="1" draw:z-index="2333" draw:style-name="gr1" draw:text-style-name="P2" svg:width="0.0713in" svg:height="0.1622in" svg:x="3.1756in" svg:y="8.3909in">
        <draw:text-box>
          <text:p><text:span text:style-name="T3">¨</text:span></text:p>
        </draw:text-box>
      </draw:frame>
      <draw:frame text:anchor-type="page" text:anchor-page-number="10" draw:z-index="2332" draw:style-name="gr1" draw:text-style-name="P2" svg:width="0.0713in" svg:height="0.1622in" svg:x="4.0437in" svg:y="5.1634in">
        <draw:text-box>
          <text:p><text:span text:style-name="T3">¨</text:span></text:p>
        </draw:text-box>
      </draw:frame>
      <draw:frame text:anchor-type="page" text:anchor-page-number="12" draw:z-index="2331" draw:style-name="gr1" draw:text-style-name="P2" svg:width="0.7461in" svg:height="0.1622in" svg:x="5.9492in" svg:y="6.6272in">
        <draw:text-box>
          <text:p><text:span text:style-name="T3">alle. Kaikki</text:span></text:p>
        </draw:text-box>
      </draw:frame>
      <draw:polygon text:anchor-type="page" text:anchor-page-number="3" draw:z-index="2330" draw:style-name="gr4" draw:text-style-name="P3" svg:width="0.4583in" svg:height="0.3492in" draw:transform="rotate (-1.5707963267949) translate (4.87086614173228in 7.34685039370079in)" svg:viewBox="0 0 1165 888" draw:points="585,888 0,888 0,0 1165,0 1165,888">
        <text:p/>
      </draw:polygon>
      <draw:frame text:anchor-type="page" text:anchor-page-number="4" draw:z-index="2329" draw:style-name="gr1" draw:text-style-name="P2" svg:width="1.3941in" svg:height="0.1622in" svg:x="1.8575in" svg:y="6.4555in">
        <draw:text-box>
          <text:p><text:span text:style-name="T3">ongelmat enemmist</text:span></text:p>
        </draw:text-box>
      </draw:frame>
      <draw:frame text:anchor-type="page" text:anchor-page-number="1" draw:z-index="2328" draw:style-name="gr1" draw:text-style-name="P2" svg:width="1.3441in" svg:height="0.1622in" svg:x="2.0043in" svg:y="8.3846in">
        <draw:text-box>
          <text:p><text:span text:style-name="T3">atynyt nojaamaan l</text:span></text:p>
        </draw:text-box>
      </draw:frame>
      <draw:frame text:anchor-type="page" text:anchor-page-number="2" draw:z-index="2327" draw:style-name="gr1" draw:text-style-name="P2" svg:width="4.4425in" svg:height="0.1622in" svg:x="2.7307in" svg:y="6.1547in">
        <draw:text-box>
          <text:p><text:span text:style-name="T3">a kolikon aina seuraavalle omistajalle allekirjoittamalla digitaali-</text:span></text:p>
        </draw:text-box>
      </draw:frame>
      <draw:frame text:anchor-type="page" text:anchor-page-number="6" draw:z-index="2326" draw:style-name="gr1" draw:text-style-name="P2" svg:width="0.5323in" svg:height="0.1303in" svg:x="4.7665in" svg:y="6.3591in">
        <draw:text-box>
          <text:p><text:span text:style-name="T14">Tiiviste01</text:span></text:p>
        </draw:text-box>
      </draw:frame>
      <draw:frame text:anchor-type="page" text:anchor-page-number="9" draw:z-index="2325" draw:style-name="gr1" draw:text-style-name="P2" svg:width="1.6657in" svg:height="0.1622in" svg:x="1.8575in" svg:y="5.1602in">
        <draw:text-box>
          <text:p><text:span text:style-name="T3">ketjuun kasvaa (+1); ep</text:span></text:p>
        </draw:text-box>
      </draw:frame>
      <draw:frame text:anchor-type="page" text:anchor-page-number="5" draw:z-index="2324" draw:style-name="gr1" draw:text-style-name="P2" svg:width="0.0713in" svg:height="0.1622in" svg:x="5.178in" svg:y="6.0374in">
        <draw:text-box>
          <text:p><text:span text:style-name="T3">¨</text:span></text:p>
        </draw:text-box>
      </draw:frame>
      <draw:frame text:anchor-type="page" text:anchor-page-number="7" draw:z-index="2323" draw:style-name="gr1" draw:text-style-name="P2" svg:width="0.0713in" svg:height="0.1622in" svg:x="3.7382in" svg:y="7.0228in">
        <draw:text-box>
          <text:p><text:span text:style-name="T3">¨</text:span></text:p>
        </draw:text-box>
      </draw:frame>
      <draw:frame text:anchor-type="page" text:anchor-page-number="8" draw:z-index="2322" draw:style-name="gr1" draw:text-style-name="P2" svg:width="0.5657in" svg:height="0.1622in" svg:x="3.0134in" svg:y="6.6744in">
        <draw:text-box>
          <text:p><text:span text:style-name="T3">avaimet</text:span></text:p>
        </draw:text-box>
      </draw:frame>
      <draw:frame text:anchor-type="page" text:anchor-page-number="10" draw:z-index="2321" draw:style-name="gr1" draw:text-style-name="P2" svg:width="0.1661in" svg:height="0.1622in" svg:x="3.9016in" svg:y="5.1575in">
        <draw:text-box>
          <text:p><text:span text:style-name="T3">ak</text:span></text:p>
        </draw:text-box>
      </draw:frame>
      <draw:frame text:anchor-type="page" text:anchor-page-number="2" draw:z-index="2320" draw:style-name="gr1" draw:text-style-name="P2" svg:width="0.0713in" svg:height="0.1622in" svg:x="2.7307in" svg:y="6.161in">
        <draw:text-box>
          <text:p><text:span text:style-name="T3">¨</text:span></text:p>
        </draw:text-box>
      </draw:frame>
      <draw:frame text:anchor-type="page" text:anchor-page-number="9" draw:z-index="2319" draw:style-name="gr1" draw:text-style-name="P2" svg:width="0.174in" svg:height="0.1622in" svg:x="6.4854in" svg:y="4.9945in">
        <draw:text-box>
          <text:p><text:span text:style-name="T3">an</text:span></text:p>
        </draw:text-box>
      </draw:frame>
      <draw:polygon text:anchor-type="page" text:anchor-page-number="6" draw:z-index="2318" draw:style-name="gr24" draw:text-style-name="P2" svg:width="0.5201in" svg:height="0.1736in" svg:x="5.5327in" svg:y="6.8531in" svg:viewBox="0 0 1322 442" draw:points="661,442 0,442 0,0 1322,0 1322,442">
        <text:p/>
      </draw:polygon>
      <draw:frame text:anchor-type="page" text:anchor-page-number="8" draw:z-index="2317" draw:style-name="gr1" draw:text-style-name="P2" svg:width="0.6248in" svg:height="0.1622in" svg:x="2.3575in" svg:y="6.6744in">
        <draw:text-box>
          <text:p><text:span text:style-name="T3">a julkiset</text:span></text:p>
        </draw:text-box>
      </draw:frame>
      <draw:frame text:anchor-type="page" text:anchor-page-number="5" draw:z-index="2316" draw:style-name="gr1" draw:text-style-name="P2" svg:width="1.4406in" svg:height="0.1622in" svg:x="3.9472in" svg:y="6.0311in">
        <draw:text-box>
          <text:p><text:span text:style-name="T3">a lohkoa, solmu pyyt</text:span></text:p>
        </draw:text-box>
      </draw:frame>
      <draw:frame text:anchor-type="page" text:anchor-page-number="7" draw:z-index="2315" draw:style-name="gr1" draw:text-style-name="P2" svg:width="1.1362in" svg:height="0.1622in" svg:x="2.7083in" svg:y="7.0165in">
        <draw:text-box>
          <text:p><text:span text:style-name="T3">tapa suojautua t</text:span></text:p>
        </draw:text-box>
      </draw:frame>
      <draw:frame text:anchor-type="page" text:anchor-page-number="4" draw:z-index="2314" draw:style-name="gr1" draw:text-style-name="P2" svg:width="0.1406in" svg:height="0.1622in" svg:x="6.5083in" svg:y="6.2898in">
        <draw:text-box>
          <text:p><text:span text:style-name="T3">at</text:span></text:p>
        </draw:text-box>
      </draw:frame>
      <draw:frame text:anchor-type="page" text:anchor-page-number="12" draw:z-index="2313" draw:style-name="gr1" draw:text-style-name="P2" svg:width="0.0713in" svg:height="0.1622in" svg:x="5.9492in" svg:y="6.6335in">
        <draw:text-box>
          <text:p><text:span text:style-name="T3">¨</text:span></text:p>
        </draw:text-box>
      </draw:frame>
      <draw:frame text:anchor-type="page" text:anchor-page-number="3" draw:z-index="2312" draw:style-name="gr1" draw:text-style-name="P2" svg:width="1.0315in" svg:height="0.1697in" svg:x="2.361in" svg:y="8.2008in">
        <draw:text-box>
          <text:p><text:span text:style-name="T19">Kirjaus Kirjaus</text:span></text:p>
        </draw:text-box>
      </draw:frame>
      <draw:frame text:anchor-type="page" text:anchor-page-number="1" draw:z-index="2311" draw:style-name="gr1" draw:text-style-name="P2" svg:width="0.0713in" svg:height="0.1622in" svg:x="2.0043in" svg:y="8.3909in">
        <draw:text-box>
          <text:p><text:span text:style-name="T3">¨</text:span></text:p>
        </draw:text-box>
      </draw:frame>
      <draw:polygon text:anchor-type="page" text:anchor-page-number="6" draw:z-index="2310" draw:style-name="gr4" draw:text-style-name="P3" svg:width="0.3524in" svg:height="0.176in" draw:transform="rotate (-1.5707963267949) translate (5.66456692913386in 6.85196850393701in)" svg:viewBox="0 0 896 448" draw:points="448,448 0,448 0,0 896,0 896,448">
        <text:p/>
      </draw:polygon>
      <draw:frame text:anchor-type="page" text:anchor-page-number="4" draw:z-index="2309" draw:style-name="gr1" draw:text-style-name="P2" svg:width="0.0713in" svg:height="0.1622in" svg:x="6.5083in" svg:y="6.2953in">
        <draw:text-box>
          <text:p><text:span text:style-name="T3">¨</text:span></text:p>
        </draw:text-box>
      </draw:frame>
      <draw:frame text:anchor-type="page" text:anchor-page-number="12" draw:z-index="2308" draw:style-name="gr1" draw:text-style-name="P2" svg:width="0.0862in" svg:height="0.1622in" svg:x="5.8799in" svg:y="6.6272in">
        <draw:text-box>
          <text:p><text:span text:style-name="T3">a</text:span></text:p>
        </draw:text-box>
      </draw:frame>
      <draw:frame text:anchor-type="page" text:anchor-page-number="8" draw:z-index="2307" draw:style-name="gr1" draw:text-style-name="P2" svg:width="0.0713in" svg:height="0.1622in" svg:x="2.3575in" svg:y="6.6807in">
        <draw:text-box>
          <text:p><text:span text:style-name="T3">¨</text:span></text:p>
        </draw:text-box>
      </draw:frame>
      <draw:frame text:anchor-type="page" text:anchor-page-number="2" draw:z-index="2306" draw:style-name="gr1" draw:text-style-name="P2" svg:width="0.0862in" svg:height="0.1622in" svg:x="2.661in" svg:y="6.1547in">
        <draw:text-box>
          <text:p><text:span text:style-name="T3">a</text:span></text:p>
        </draw:text-box>
      </draw:frame>
      <draw:frame text:anchor-type="page" text:anchor-page-number="7" draw:z-index="2305" draw:style-name="gr1" draw:text-style-name="P2" svg:width="0.2768in" svg:height="0.1622in" svg:x="2.3835in" svg:y="7.0165in">
        <draw:text-box>
          <text:p><text:span text:style-name="T3">Yksi</text:span></text:p>
        </draw:text-box>
      </draw:frame>
      <draw:frame text:anchor-type="page" text:anchor-page-number="5" draw:z-index="2304" draw:style-name="gr1" draw:text-style-name="P2" svg:width="0.0713in" svg:height="0.1622in" svg:x="3.9472in" svg:y="6.0374in">
        <draw:text-box>
          <text:p><text:span text:style-name="T3">¨</text:span></text:p>
        </draw:text-box>
      </draw:frame>
      <draw:frame text:anchor-type="page" text:anchor-page-number="1" draw:z-index="2303" draw:style-name="gr1" draw:text-style-name="P2" svg:width="0.0862in" svg:height="0.1622in" svg:x="1.9346in" svg:y="8.3846in">
        <draw:text-box>
          <text:p><text:span text:style-name="T3">a</text:span></text:p>
        </draw:text-box>
      </draw:frame>
      <draw:frame text:anchor-type="page" text:anchor-page-number="10" draw:z-index="2302" draw:style-name="gr1" draw:text-style-name="P2" svg:width="0.0713in" svg:height="0.1622in" svg:x="3.9016in" svg:y="5.1634in">
        <draw:text-box>
          <text:p><text:span text:style-name="T3">¨</text:span></text:p>
        </draw:text-box>
      </draw:frame>
      <draw:frame text:anchor-type="page" text:anchor-page-number="9" draw:z-index="2301" draw:style-name="gr1" draw:text-style-name="P2" svg:width="0.0713in" svg:height="0.1622in" svg:x="6.4854in" svg:y="5.0008in">
        <draw:text-box>
          <text:p><text:span text:style-name="T3">¨</text:span></text:p>
        </draw:text-box>
      </draw:frame>
      <draw:frame text:anchor-type="page" text:anchor-page-number="7" draw:z-index="2300" draw:style-name="gr1" draw:text-style-name="P2" svg:width="0.5697in" svg:height="0.1622in" svg:x="1.8575in" svg:y="7.0165in">
        <draw:text-box>
          <text:p><text:span text:style-name="T3">lassaan.</text:span></text:p>
        </draw:text-box>
      </draw:frame>
      <draw:frame text:anchor-type="page" text:anchor-page-number="5" draw:z-index="2299" draw:style-name="gr1" draw:text-style-name="P2" svg:width="2.4378in" svg:height="0.1622in" svg:x="1.8575in" svg:y="6.0311in">
        <draw:text-box>
          <text:p><text:span text:style-name="T3">jokin solmuista ei vastaanota tietty</text:span></text:p>
        </draw:text-box>
      </draw:frame>
      <draw:frame text:anchor-type="page" text:anchor-page-number="4" draw:z-index="2298" draw:style-name="gr1" draw:text-style-name="P2" svg:width="1.2386in" svg:height="0.1622in" svg:x="5.4307in" svg:y="6.2898in">
        <draw:text-box>
          <text:p><text:span text:style-name="T3">aytymiseen liittyv</text:span></text:p>
        </draw:text-box>
      </draw:frame>
      <draw:frame text:anchor-type="page" text:anchor-page-number="12" draw:z-index="2297" draw:style-name="gr1" draw:text-style-name="P2" svg:width="0.0713in" svg:height="0.1622in" svg:x="5.8799in" svg:y="6.6335in">
        <draw:text-box>
          <text:p><text:span text:style-name="T3">¨</text:span></text:p>
        </draw:text-box>
      </draw:frame>
      <draw:frame text:anchor-type="page" text:anchor-page-number="2" draw:z-index="2296" draw:style-name="gr1" draw:text-style-name="P2" svg:width="0.0713in" svg:height="0.1622in" svg:x="2.661in" svg:y="6.161in">
        <draw:text-box>
          <text:p><text:span text:style-name="T3">¨</text:span></text:p>
        </draw:text-box>
      </draw:frame>
      <draw:frame text:anchor-type="page" text:anchor-page-number="1" draw:z-index="2295" draw:style-name="gr1" draw:text-style-name="P2" svg:width="0.0713in" svg:height="0.1622in" svg:x="1.9346in" svg:y="8.3909in">
        <draw:text-box>
          <text:p><text:span text:style-name="T3">¨</text:span></text:p>
        </draw:text-box>
      </draw:frame>
      <draw:polygon text:anchor-type="page" text:anchor-page-number="3" draw:z-index="2294" draw:style-name="gr21" draw:text-style-name="P3" svg:width="0.4583in" svg:height="0.2319in" svg:x="3.4988in" svg:y="8.1602in" svg:viewBox="0 0 1165 590" draw:points="579,590 0,590 0,0 1165,0 1165,590">
        <text:p/>
      </draw:polygon>
      <draw:frame text:anchor-type="page" text:anchor-page-number="9" draw:z-index="2293" draw:style-name="gr1" draw:text-style-name="P2" svg:width="0.1248in" svg:height="0.1622in" svg:x="6.3744in" svg:y="4.9945in">
        <draw:text-box>
          <text:p><text:span text:style-name="T3">aj</text:span></text:p>
        </draw:text-box>
      </draw:frame>
      <draw:frame text:anchor-type="page" text:anchor-page-number="8" draw:z-index="2292" draw:style-name="gr1" draw:text-style-name="P2" svg:width="0.1634in" svg:height="0.1622in" svg:x="2.211in" svg:y="6.6744in">
        <draw:text-box>
          <text:p><text:span text:style-name="T3">all</text:span></text:p>
        </draw:text-box>
      </draw:frame>
      <draw:frame text:anchor-type="page" text:anchor-page-number="10" draw:z-index="2291" draw:style-name="gr1" draw:text-style-name="P2" svg:width="2.2039in" svg:height="0.1622in" svg:x="1.9957in" svg:y="5.1575in">
        <draw:text-box>
          <text:p><text:span text:style-name="T3">Jotta saadaan selville se todenn</text:span></text:p>
        </draw:text-box>
      </draw:frame>
      <draw:frame text:anchor-type="page" text:anchor-page-number="6" draw:z-index="2290" draw:style-name="gr1" draw:text-style-name="P2" svg:width="0.6197in" svg:height="0.1303in" svg:x="2.7043in" svg:y="5.828in">
        <draw:text-box>
          <text:p><text:span text:style-name="T14">Juuritiiviste</text:span></text:p>
        </draw:text-box>
      </draw:frame>
      <draw:polygon text:anchor-type="page" text:anchor-page-number="3" draw:z-index="2289" draw:style-name="gr22" draw:text-style-name="P2" svg:width="0.5051in" svg:height="0.2319in" svg:x="2.926in" svg:y="8.1602in" svg:viewBox="0 0 1284 590" draw:points="644,590 0,590 0,0 1284,0 1284,590">
        <text:p/>
      </draw:polygon>
      <draw:frame text:anchor-type="page" text:anchor-page-number="2" draw:z-index="2288" draw:style-name="gr1" draw:text-style-name="P2" svg:width="0.8976in" svg:height="0.1622in" svg:x="1.8575in" svg:y="6.1547in">
        <draw:text-box>
          <text:p><text:span text:style-name="T3">omistaja siirt</text:span></text:p>
        </draw:text-box>
      </draw:frame>
      <draw:frame text:anchor-type="page" text:anchor-page-number="8" draw:z-index="2287" draw:style-name="gr1" draw:text-style-name="P2" svg:width="0.0713in" svg:height="0.1622in" svg:x="2.211in" svg:y="6.6807in">
        <draw:text-box>
          <text:p><text:span text:style-name="T3">¨</text:span></text:p>
        </draw:text-box>
      </draw:frame>
      <draw:frame text:anchor-type="page" text:anchor-page-number="4" draw:z-index="2286" draw:style-name="gr1" draw:text-style-name="P2" svg:width="0.0713in" svg:height="0.1622in" svg:x="5.4307in" svg:y="6.2953in">
        <draw:text-box>
          <text:p><text:span text:style-name="T3">¨</text:span></text:p>
        </draw:text-box>
      </draw:frame>
      <draw:frame text:anchor-type="page" text:anchor-page-number="12" draw:z-index="2285" draw:style-name="gr1" draw:text-style-name="P2" svg:width="1.6894in" svg:height="0.1622in" svg:x="4.4429in" svg:y="6.6272in">
        <draw:text-box>
          <text:p><text:span text:style-name="T3">a rakentamasta niiden p</text:span></text:p>
        </draw:text-box>
      </draw:frame>
      <draw:frame text:anchor-type="page" text:anchor-page-number="7" draw:z-index="2284" draw:style-name="gr1" draw:text-style-name="P2" svg:width="0.9776in" svg:height="0.1622in" svg:x="5.7634in" svg:y="6.8508in">
        <draw:text-box>
          <text:p><text:span text:style-name="T3">a verkkoa val-</text:span></text:p>
        </draw:text-box>
      </draw:frame>
      <draw:frame text:anchor-type="page" text:anchor-page-number="9" draw:z-index="2283" draw:style-name="gr1" draw:text-style-name="P2" svg:width="0.0713in" svg:height="0.1622in" svg:x="6.3744in" svg:y="5.0008in">
        <draw:text-box>
          <text:p><text:span text:style-name="T3">¨</text:span></text:p>
        </draw:text-box>
      </draw:frame>
      <draw:polygon text:anchor-type="page" text:anchor-page-number="6" draw:z-index="2282" draw:style-name="gr25" draw:text-style-name="P2" svg:width="0.6378in" svg:height="0.1764in" svg:x="4.7114in" svg:y="6.3252in" svg:viewBox="0 0 1621 449" draw:points="813,449 0,449 0,0 1621,0 1621,449">
        <text:p/>
      </draw:polygon>
      <draw:frame text:anchor-type="page" text:anchor-page-number="10" draw:z-index="2281" draw:style-name="gr1" draw:text-style-name="P2" svg:width="0.0894in" svg:height="0.1622in" svg:x="4.378in" svg:y="4.8272in">
        <draw:text-box>
          <text:p><text:span text:style-name="T2">p</text:span></text:p>
        </draw:text-box>
      </draw:frame>
      <draw:frame text:anchor-type="page" text:anchor-page-number="1" draw:z-index="2280" draw:style-name="gr1" draw:text-style-name="P2" svg:width="0.0894in" svg:height="0.1622in" svg:x="1.8575in" svg:y="8.3846in">
        <draw:text-box>
          <text:p><text:span text:style-name="T3">p</text:span></text:p>
        </draw:text-box>
      </draw:frame>
      <draw:frame text:anchor-type="page" text:anchor-page-number="5" draw:z-index="2279" draw:style-name="gr1" draw:text-style-name="P2" svg:width="0.3717in" svg:height="0.1622in" svg:x="6.289in" svg:y="5.8654in">
        <draw:text-box>
          <text:p><text:span text:style-name="T3">a. Jos</text:span></text:p>
        </draw:text-box>
      </draw:frame>
      <draw:polygon text:anchor-type="page" text:anchor-page-number="6" draw:z-index="2278" draw:style-name="gr4" draw:text-style-name="P3" svg:width="0.5299in" svg:height="0.1764in" draw:transform="rotate (-1.5707963267949) translate (4.76535433070866in 6.3251968503937in)" svg:viewBox="0 0 1347 449" draw:points="676,449 0,449 0,0 1347,0 1347,449">
        <text:p/>
      </draw:polygon>
      <draw:frame text:anchor-type="page" text:anchor-page-number="8" draw:z-index="2277" draw:style-name="gr1" draw:text-style-name="P2" svg:width="0.2213in" svg:height="0.1622in" svg:x="2.0272in" svg:y="6.6744in">
        <draw:text-box>
          <text:p><text:span text:style-name="T3">am</text:span></text:p>
        </draw:text-box>
      </draw:frame>
      <draw:polygon text:anchor-type="page" text:anchor-page-number="3" draw:z-index="2276" draw:style-name="gr4" draw:text-style-name="P3" svg:width="0.4579in" svg:height="0.2319in" draw:transform="rotate (-1.5707963267949) translate (2.9259842519685in 8.16023622047244in)" svg:viewBox="0 0 1164 590" draw:points="585,590 0,590 0,0 1164,0 1164,590">
        <text:p/>
      </draw:polygon>
      <draw:frame text:anchor-type="page" text:anchor-page-number="4" draw:z-index="2275" draw:style-name="gr1" draw:text-style-name="P2" svg:width="0.1433in" svg:height="0.1622in" svg:x="5.3071in" svg:y="6.2898in">
        <draw:text-box>
          <text:p><text:span text:style-name="T3">ar</text:span></text:p>
        </draw:text-box>
      </draw:frame>
      <draw:frame text:anchor-type="page" text:anchor-page-number="10" draw:z-index="2274" draw:style-name="gr1" draw:text-style-name="P2" svg:width="0.0894in" svg:height="0.1622in" svg:x="4.3791in" svg:y="4.6382in">
        <draw:text-box>
          <text:p><text:span text:style-name="T2">q</text:span></text:p>
        </draw:text-box>
      </draw:frame>
      <draw:frame text:anchor-type="page" text:anchor-page-number="12" draw:z-index="2273" draw:style-name="gr1" draw:text-style-name="P2" svg:width="0.0713in" svg:height="0.1622in" svg:x="4.4429in" svg:y="6.6335in">
        <draw:text-box>
          <text:p><text:span text:style-name="T3">¨</text:span></text:p>
        </draw:text-box>
      </draw:frame>
      <draw:frame text:anchor-type="page" text:anchor-page-number="1" draw:z-index="2272" draw:style-name="gr1" draw:text-style-name="P2" svg:width="1.0606in" svg:height="0.1622in" svg:x="5.7063in" svg:y="8.2189in">
        <draw:text-box>
          <text:p><text:span text:style-name="T3">asittelyn osalta</text:span></text:p>
        </draw:text-box>
      </draw:frame>
      <draw:frame text:anchor-type="page" text:anchor-page-number="5" draw:z-index="2271" draw:style-name="gr1" draw:text-style-name="P2" svg:width="0.0713in" svg:height="0.1622in" svg:x="6.289in" svg:y="5.8717in">
        <draw:text-box>
          <text:p><text:span text:style-name="T3">¨</text:span></text:p>
        </draw:text-box>
      </draw:frame>
      <draw:frame text:anchor-type="page" text:anchor-page-number="9" draw:z-index="2270" draw:style-name="gr1" draw:text-style-name="P2" svg:width="0.0862in" svg:height="0.1622in" svg:x="6.3047in" svg:y="4.9945in">
        <draw:text-box>
          <text:p><text:span text:style-name="T3">a</text:span></text:p>
        </draw:text-box>
      </draw:frame>
      <draw:frame text:anchor-type="page" text:anchor-page-number="7" draw:z-index="2269" draw:style-name="gr1" draw:text-style-name="P2" svg:width="0.0713in" svg:height="0.1622in" svg:x="5.7634in" svg:y="6.8571in">
        <draw:text-box>
          <text:p><text:span text:style-name="T3">¨</text:span></text:p>
        </draw:text-box>
      </draw:frame>
      <draw:frame text:anchor-type="page" text:anchor-page-number="2" draw:z-index="2268" draw:style-name="gr1" draw:text-style-name="P2" svg:width="0.3795in" svg:height="0.1622in" svg:x="6.2583in" svg:y="5.9898in">
        <draw:text-box>
          <text:p><text:span text:style-name="T3">Kukin</text:span></text:p>
        </draw:text-box>
      </draw:frame>
      <draw:frame text:anchor-type="page" text:anchor-page-number="4" draw:z-index="2267" draw:style-name="gr1" draw:text-style-name="P2" svg:width="0.0713in" svg:height="0.1622in" svg:x="5.3071in" svg:y="6.2953in">
        <draw:text-box>
          <text:p><text:span text:style-name="T3">¨</text:span></text:p>
        </draw:text-box>
      </draw:frame>
      <draw:frame text:anchor-type="page" text:anchor-page-number="12" draw:z-index="2266" draw:style-name="gr1" draw:text-style-name="P2" svg:width="0.1634in" svg:height="0.1622in" svg:x="4.2972in" svg:y="6.6272in">
        <draw:text-box>
          <text:p><text:span text:style-name="T3">all</text:span></text:p>
        </draw:text-box>
      </draw:frame>
      <draw:frame text:anchor-type="page" text:anchor-page-number="1" draw:z-index="2265" draw:style-name="gr1" draw:text-style-name="P2" svg:width="0.0713in" svg:height="0.1622in" svg:x="5.7063in" svg:y="8.2252in">
        <draw:text-box>
          <text:p><text:span text:style-name="T3">¨</text:span></text:p>
        </draw:text-box>
      </draw:frame>
      <draw:frame text:anchor-type="page" text:anchor-page-number="5" draw:z-index="2264" draw:style-name="gr1" draw:text-style-name="P2" svg:width="1.4862in" svg:height="0.1622in" svg:x="5.0228in" svg:y="5.8654in">
        <draw:text-box>
          <text:p><text:span text:style-name="T3">os pudonneita viestej</text:span></text:p>
        </draw:text-box>
      </draw:frame>
      <draw:frame text:anchor-type="page" text:anchor-page-number="8" draw:z-index="2263" draw:style-name="gr1" draw:text-style-name="P2" svg:width="0.0713in" svg:height="0.1622in" svg:x="2.0272in" svg:y="6.6807in">
        <draw:text-box>
          <text:p><text:span text:style-name="T3">¨</text:span></text:p>
        </draw:text-box>
      </draw:frame>
      <draw:frame text:anchor-type="page" text:anchor-page-number="2" draw:z-index="2262" draw:style-name="gr1" draw:text-style-name="P2" svg:width="3.4795in" svg:height="0.1622in" svg:x="3.1055in" svg:y="5.9898in">
        <draw:text-box>
          <text:p><text:span text:style-name="T3">oisen kolikon digitaalisten allekirjoitusten ketjuksi.</text:span></text:p>
        </draw:text-box>
      </draw:frame>
      <draw:line text:anchor-type="page" text:anchor-page-number="6" draw:z-index="2261" draw:style-name="gr2" draw:text-style-name="P2" svg:x1="3.4587in" svg:y1="6.3256in" svg:x2="3.2453in" svg:y2="6.0406in">
        <text:p/>
      </draw:line>
      <draw:frame text:anchor-type="page" text:anchor-page-number="7" draw:z-index="2260" draw:style-name="gr1" draw:text-style-name="P2" svg:width="0.0862in" svg:height="0.1622in" svg:x="5.6937in" svg:y="6.8508in">
        <draw:text-box>
          <text:p><text:span text:style-name="T3">a</text:span></text:p>
        </draw:text-box>
      </draw:frame>
      <draw:frame text:anchor-type="page" text:anchor-page-number="9" draw:z-index="2259" draw:style-name="gr1" draw:text-style-name="P2" svg:width="0.0713in" svg:height="0.1622in" svg:x="6.3047in" svg:y="5.0008in">
        <draw:text-box>
          <text:p><text:span text:style-name="T3">¨</text:span></text:p>
        </draw:text-box>
      </draw:frame>
      <draw:line text:anchor-type="page" text:anchor-page-number="10" draw:z-index="2258" draw:style-name="gr8" draw:text-style-name="P2" svg:x1="4.3776in" svg:y1="4.8256in" svg:x2="4.4472in" svg:y2="4.8256in">
        <text:p/>
      </draw:line>
      <draw:frame text:anchor-type="page" text:anchor-page-number="3" draw:z-index="2257" draw:style-name="gr1" draw:text-style-name="P2" svg:width="0.4287in" svg:height="0.1697in" svg:x="2.3484in" svg:y="7.8862in">
        <draw:text-box>
          <text:p><text:span text:style-name="T19">Lohko</text:span></text:p>
        </draw:text-box>
      </draw:frame>
      <draw:frame text:anchor-type="page" text:anchor-page-number="5" draw:z-index="2256" draw:style-name="gr1" draw:text-style-name="P2" svg:width="0.0713in" svg:height="0.1622in" svg:x="5.0228in" svg:y="5.8717in">
        <draw:text-box>
          <text:p><text:span text:style-name="T3">¨</text:span></text:p>
        </draw:text-box>
      </draw:frame>
      <draw:frame text:anchor-type="page" text:anchor-page-number="9" draw:z-index="2255" draw:style-name="gr1" draw:text-style-name="P2" svg:width="0.2461in" svg:height="0.1622in" svg:x="6.0898in" svg:y="4.9945in">
        <draw:text-box>
          <text:p><text:span text:style-name="T3">okk</text:span></text:p>
        </draw:text-box>
      </draw:frame>
      <draw:frame text:anchor-type="page" text:anchor-page-number="1" draw:z-index="2254" draw:style-name="gr1" draw:text-style-name="P2" svg:width="1.2614in" svg:height="0.1622in" svg:x="4.6063in" svg:y="8.2189in">
        <draw:text-box>
          <text:p><text:span text:style-name="T3">oisten maksujen k</text:span></text:p>
        </draw:text-box>
      </draw:frame>
      <draw:frame text:anchor-type="page" text:anchor-page-number="12" draw:z-index="2253" draw:style-name="gr1" draw:text-style-name="P2" svg:width="0.0713in" svg:height="0.1622in" svg:x="4.2972in" svg:y="6.6335in">
        <draw:text-box>
          <text:p><text:span text:style-name="T3">¨</text:span></text:p>
        </draw:text-box>
      </draw:frame>
      <draw:frame text:anchor-type="page" text:anchor-page-number="10" draw:z-index="2252" draw:style-name="gr1" draw:text-style-name="P2" svg:width="0.3598in" svg:height="0.1622in" svg:x="4.0252in" svg:y="4.7319in">
        <draw:text-box>
          <text:p><text:span text:style-name="T2">λ</text:span><text:span text:style-name="T3"> =</text:span><text:span text:style-name="T2"> z</text:span></text:p>
        </draw:text-box>
      </draw:frame>
      <draw:frame text:anchor-type="page" text:anchor-page-number="4" draw:z-index="2251" draw:style-name="gr1" draw:text-style-name="P2" svg:width="0.0862in" svg:height="0.1622in" svg:x="5.2374in" svg:y="6.2898in">
        <draw:text-box>
          <text:p><text:span text:style-name="T3">a</text:span></text:p>
        </draw:text-box>
      </draw:frame>
      <draw:polygon text:anchor-type="page" text:anchor-page-number="6" draw:z-index="2250" draw:style-name="gr7" draw:text-style-name="P4" svg:width="0.0909in" svg:height="0.1055in" draw:transform="rotate (-1.5707963267949) translate (3.19409448818898in 5.97322834645669in)" svg:viewBox="0 0 232 269" draw:points="0,0 232,159 90,269">
        <text:p/>
      </draw:polygon>
      <draw:polygon text:anchor-type="page" text:anchor-page-number="3" draw:z-index="2249" draw:style-name="gr22" draw:text-style-name="P2" svg:width="0.513in" svg:height="0.2319in" svg:x="2.3547in" svg:y="8.1602in" svg:viewBox="0 0 1304 590" draw:points="649,590 0,590 0,0 1304,0 1304,590">
        <text:p/>
      </draw:polygon>
      <draw:frame text:anchor-type="page" text:anchor-page-number="2" draw:z-index="2248" draw:style-name="gr1" draw:text-style-name="P2" svg:width="0.0713in" svg:height="0.1622in" svg:x="3.1055in" svg:y="5.9953in">
        <draw:text-box>
          <text:p><text:span text:style-name="T3">¨</text:span></text:p>
        </draw:text-box>
      </draw:frame>
      <draw:frame text:anchor-type="page" text:anchor-page-number="7" draw:z-index="2247" draw:style-name="gr1" draw:text-style-name="P2" svg:width="0.0713in" svg:height="0.1622in" svg:x="5.6937in" svg:y="6.8571in">
        <draw:text-box>
          <text:p><text:span text:style-name="T3">¨</text:span></text:p>
        </draw:text-box>
      </draw:frame>
      <draw:frame text:anchor-type="page" text:anchor-page-number="8" draw:z-index="2246" draw:style-name="gr1" draw:text-style-name="P2" svg:width="0.1823in" svg:height="0.1622in" svg:x="1.8575in" svg:y="6.6744in">
        <draw:text-box>
          <text:p><text:span text:style-name="T3">pit</text:span></text:p>
        </draw:text-box>
      </draw:frame>
      <draw:frame text:anchor-type="page" text:anchor-page-number="5" draw:z-index="2245" draw:style-name="gr1" draw:text-style-name="P2" svg:width="0.4343in" svg:height="0.1622in" svg:x="4.652in" svg:y="5.8654in">
        <draw:text-box>
          <text:p><text:span text:style-name="T3">an my</text:span></text:p>
        </draw:text-box>
      </draw:frame>
      <draw:frame text:anchor-type="page" text:anchor-page-number="10" draw:z-index="2244" draw:style-name="gr1" draw:text-style-name="P2" svg:width="1.6248in" svg:height="0.1622in" svg:x="1.8575in" svg:y="4.4in">
        <draw:text-box>
          <text:p><text:span text:style-name="T3">jakauma odotusarvolla:</text:span></text:p>
        </draw:text-box>
      </draw:frame>
      <draw:frame text:anchor-type="page" text:anchor-page-number="4" draw:z-index="2243" draw:style-name="gr1" draw:text-style-name="P2" svg:width="0.0713in" svg:height="0.1622in" svg:x="5.2374in" svg:y="6.2953in">
        <draw:text-box>
          <text:p><text:span text:style-name="T3">¨</text:span></text:p>
        </draw:text-box>
      </draw:frame>
      <draw:frame text:anchor-type="page" text:anchor-page-number="9" draw:z-index="2242" draw:style-name="gr1" draw:text-style-name="P2" svg:width="0.0713in" svg:height="0.1622in" svg:x="6.0898in" svg:y="5.0008in">
        <draw:text-box>
          <text:p><text:span text:style-name="T3">¨</text:span></text:p>
        </draw:text-box>
      </draw:frame>
      <draw:line text:anchor-type="page" text:anchor-page-number="6" draw:z-index="2241" draw:style-name="gr2" draw:text-style-name="P2" svg:x1="2.5764in" svg:y1="6.3256in" svg:x2="2.7913in" svg:y2="6.0406in">
        <text:p/>
      </draw:line>
      <draw:polygon text:anchor-type="page" text:anchor-page-number="3" draw:z-index="2240" draw:style-name="gr4" draw:text-style-name="P3" svg:width="0.4583in" svg:height="0.2319in" draw:transform="rotate (-1.5707963267949) translate (2.35472440944882in 8.16023622047244in)" svg:viewBox="0 0 1165 590" draw:points="580,590 0,590 0,0 1165,0 1165,590">
        <text:p/>
      </draw:polygon>
      <draw:frame text:anchor-type="page" text:anchor-page-number="7" draw:z-index="2239" draw:style-name="gr1" draw:text-style-name="P2" svg:width="2.1642in" svg:height="0.1622in" svg:x="3.6756in" svg:y="6.8508in">
        <draw:text-box>
          <text:p><text:span text:style-name="T3">a siirroillaan niin kauan kuin pit</text:span></text:p>
        </draw:text-box>
      </draw:frame>
      <draw:frame text:anchor-type="page" text:anchor-page-number="2" draw:z-index="2238" draw:style-name="gr1" draw:text-style-name="P2" svg:width="0.2539in" svg:height="0.1622in" svg:x="2.8862in" svg:y="5.9898in">
        <draw:text-box>
          <text:p><text:span text:style-name="T3">ahk</text:span></text:p>
        </draw:text-box>
      </draw:frame>
      <draw:frame text:anchor-type="page" text:anchor-page-number="1" draw:z-index="2237" draw:style-name="gr1" draw:text-style-name="P2" svg:width="0.0713in" svg:height="0.1622in" svg:x="4.6063in" svg:y="8.2252in">
        <draw:text-box>
          <text:p><text:span text:style-name="T3">¨</text:span></text:p>
        </draw:text-box>
      </draw:frame>
      <draw:frame text:anchor-type="page" text:anchor-page-number="12" draw:z-index="2236" draw:style-name="gr1" draw:text-style-name="P2" svg:width="0.4394in" svg:height="0.1622in" svg:x="3.9165in" svg:y="6.6272in">
        <draw:text-box>
          <text:p><text:span text:style-name="T3">aytym</text:span></text:p>
        </draw:text-box>
      </draw:frame>
      <draw:frame text:anchor-type="page" text:anchor-page-number="8" draw:z-index="2235" draw:style-name="gr1" draw:text-style-name="P2" svg:width="3.124in" svg:height="0.1622in" svg:x="3.8083in" svg:y="6.5083in">
        <draw:text-box>
          <text:p><text:span text:style-name="T3">an katkaisemalla tiedonkulku toisesta kohtaa</text:span></text:p>
        </draw:text-box>
      </draw:frame>
      <draw:frame text:anchor-type="page" text:anchor-page-number="2" draw:z-index="2234" draw:style-name="gr1" draw:text-style-name="P2" svg:width="0.0713in" svg:height="0.1622in" svg:x="2.8862in" svg:y="5.9953in">
        <draw:text-box>
          <text:p><text:span text:style-name="T3">¨</text:span></text:p>
        </draw:text-box>
      </draw:frame>
      <draw:frame text:anchor-type="page" text:anchor-page-number="5" draw:z-index="2233" draw:style-name="gr1" draw:text-style-name="P2" svg:width="0.0713in" svg:height="0.1622in" svg:x="4.652in" svg:y="5.8717in">
        <draw:text-box>
          <text:p><text:span text:style-name="T3">¨</text:span></text:p>
        </draw:text-box>
      </draw:frame>
      <draw:frame text:anchor-type="page" text:anchor-page-number="9" draw:z-index="2232" draw:style-name="gr1" draw:text-style-name="P2" svg:width="2.0386in" svg:height="0.1622in" svg:x="4.3701in" svg:y="4.9945in">
        <draw:text-box>
          <text:p><text:span text:style-name="T3">a lohkolla ja sen etumatka hy</text:span></text:p>
        </draw:text-box>
      </draw:frame>
      <draw:frame text:anchor-type="page" text:anchor-page-number="12" draw:z-index="2231" draw:style-name="gr1" draw:text-style-name="P2" svg:width="0.0713in" svg:height="0.1622in" svg:x="3.9165in" svg:y="6.6335in">
        <draw:text-box>
          <text:p><text:span text:style-name="T3">¨</text:span></text:p>
        </draw:text-box>
      </draw:frame>
      <draw:frame text:anchor-type="page" text:anchor-page-number="1" draw:z-index="2230" draw:style-name="gr1" draw:text-style-name="P2" svg:width="0.2539in" svg:height="0.1622in" svg:x="4.3874in" svg:y="8.2189in">
        <draw:text-box>
          <text:p><text:span text:style-name="T3">ahk</text:span></text:p>
        </draw:text-box>
      </draw:frame>
      <draw:polygon text:anchor-type="page" text:anchor-page-number="6" draw:z-index="2229" draw:style-name="gr7" draw:text-style-name="P4" svg:width="0.0913in" svg:height="0.1055in" draw:transform="rotate (-1.5707963267949) translate (2.7492125984252in 5.97322834645669in)" svg:viewBox="0 0 233 269" draw:points="233,0 147,269 0,159">
        <text:p/>
      </draw:polygon>
      <draw:frame text:anchor-type="page" text:anchor-page-number="4" draw:z-index="2228" draw:style-name="gr1" draw:text-style-name="P2" svg:width="1.5587in" svg:height="0.1622in" svg:x="3.9339in" svg:y="6.2898in">
        <draw:text-box>
          <text:p><text:span text:style-name="T3">os edustusoikeuden m</text:span></text:p>
        </draw:text-box>
      </draw:frame>
      <draw:frame text:anchor-type="page" text:anchor-page-number="8" draw:z-index="2227" draw:style-name="gr1" draw:text-style-name="P2" svg:width="0.0713in" svg:height="0.1622in" svg:x="3.8083in" svg:y="6.5146in">
        <draw:text-box>
          <text:p><text:span text:style-name="T3">¨</text:span></text:p>
        </draw:text-box>
      </draw:frame>
      <draw:frame text:anchor-type="page" text:anchor-page-number="3" draw:z-index="2226" draw:style-name="gr1" draw:text-style-name="P2" svg:width="0.9642in" svg:height="0.1622in" svg:x="5.1098in" svg:y="6.8209in">
        <draw:text-box>
          <text:p><text:span text:style-name="T3">a aikaleimoja.</text:span></text:p>
        </draw:text-box>
      </draw:frame>
      <draw:frame text:anchor-type="page" text:anchor-page-number="10" draw:z-index="2225" draw:style-name="gr1" draw:text-style-name="P2" svg:width="1.9748in" svg:height="0.1622in" svg:x="4.9516in" svg:y="4.2339in">
        <draw:text-box>
          <text:p><text:span text:style-name="T3">an edistyminen on Poissonin</text:span></text:p>
        </draw:text-box>
      </draw:frame>
      <draw:frame text:anchor-type="page" text:anchor-page-number="7" draw:z-index="2224" draw:style-name="gr1" draw:text-style-name="P2" svg:width="0.0713in" svg:height="0.1622in" svg:x="3.6756in" svg:y="6.8571in">
        <draw:text-box>
          <text:p><text:span text:style-name="T3">¨</text:span></text:p>
        </draw:text-box>
      </draw:frame>
      <draw:frame text:anchor-type="page" text:anchor-page-number="12" draw:z-index="2223" draw:style-name="gr1" draw:text-style-name="P2" svg:width="1.3142in" svg:height="0.1622in" svg:x="2.7717in" svg:y="6.6272in">
        <draw:text-box>
          <text:p><text:span text:style-name="T3">akelvot lohkot kielt</text:span></text:p>
        </draw:text-box>
      </draw:frame>
      <draw:frame text:anchor-type="page" text:anchor-page-number="6" draw:z-index="2222" draw:style-name="gr1" draw:text-style-name="P2" svg:width="0.5323in" svg:height="0.1303in" svg:x="3.2866in" svg:y="6.3591in">
        <draw:text-box>
          <text:p><text:span text:style-name="T14">Tiiviste23</text:span></text:p>
        </draw:text-box>
      </draw:frame>
      <draw:frame text:anchor-type="page" text:anchor-page-number="5" draw:z-index="2221" draw:style-name="gr1" draw:text-style-name="P2" svg:width="0.0862in" svg:height="0.1622in" svg:x="4.5835in" svg:y="5.8654in">
        <draw:text-box>
          <text:p><text:span text:style-name="T3">a</text:span></text:p>
        </draw:text-box>
      </draw:frame>
      <draw:frame text:anchor-type="page" text:anchor-page-number="2" draw:z-index="2220" draw:style-name="gr1" draw:text-style-name="P2" svg:width="0.9689in" svg:height="0.1622in" svg:x="2.0535in" svg:y="5.9898in">
        <draw:text-box>
          <text:p><text:span text:style-name="T3">arittelemme s</text:span></text:p>
        </draw:text-box>
      </draw:frame>
      <draw:frame text:anchor-type="page" text:anchor-page-number="7" draw:z-index="2219" draw:style-name="gr1" draw:text-style-name="P2" svg:width="0.737in" svg:height="0.1622in" svg:x="3.0366in" svg:y="6.8508in">
        <draw:text-box>
          <text:p><text:span text:style-name="T3">arennetyill</text:span></text:p>
        </draw:text-box>
      </draw:frame>
      <draw:frame text:anchor-type="page" text:anchor-page-number="9" draw:z-index="2218" draw:style-name="gr1" draw:text-style-name="P2" svg:width="0.0713in" svg:height="0.1622in" svg:x="4.3701in" svg:y="5.0008in">
        <draw:text-box>
          <text:p><text:span text:style-name="T3">¨</text:span></text:p>
        </draw:text-box>
      </draw:frame>
      <draw:frame text:anchor-type="page" text:anchor-page-number="4" draw:z-index="2217" draw:style-name="gr1" draw:text-style-name="P2" svg:width="0.0713in" svg:height="0.1622in" svg:x="3.9339in" svg:y="6.2953in">
        <draw:text-box>
          <text:p><text:span text:style-name="T3">¨</text:span></text:p>
        </draw:text-box>
      </draw:frame>
      <draw:frame text:anchor-type="page" text:anchor-page-number="1" draw:z-index="2216" draw:style-name="gr1" draw:text-style-name="P2" svg:width="0.0713in" svg:height="0.1622in" svg:x="4.3874in" svg:y="8.2252in">
        <draw:text-box>
          <text:p><text:span text:style-name="T3">¨</text:span></text:p>
        </draw:text-box>
      </draw:frame>
      <draw:frame text:anchor-type="page" text:anchor-page-number="8" draw:z-index="2215" draw:style-name="gr1" draw:text-style-name="P2" svg:width="0.0862in" svg:height="0.1622in" svg:x="3.7398in" svg:y="6.5083in">
        <draw:text-box>
          <text:p><text:span text:style-name="T3">a</text:span></text:p>
        </draw:text-box>
      </draw:frame>
      <draw:frame text:anchor-type="page" text:anchor-page-number="10" draw:z-index="2214" draw:style-name="gr1" draw:text-style-name="P2" svg:width="0.0713in" svg:height="0.1622in" svg:x="4.9516in" svg:y="4.2398in">
        <draw:text-box>
          <text:p><text:span text:style-name="T3">¨</text:span></text:p>
        </draw:text-box>
      </draw:frame>
      <draw:frame text:anchor-type="page" text:anchor-page-number="2" draw:z-index="2213" draw:style-name="gr1" draw:text-style-name="P2" svg:width="0.0713in" svg:height="0.1622in" svg:x="2.0535in" svg:y="5.9953in">
        <draw:text-box>
          <text:p><text:span text:style-name="T3">¨</text:span></text:p>
        </draw:text-box>
      </draw:frame>
      <draw:frame text:anchor-type="page" text:anchor-page-number="8" draw:z-index="2212" draw:style-name="gr1" draw:text-style-name="P2" svg:width="0.0713in" svg:height="0.1622in" svg:x="3.7398in" svg:y="6.5146in">
        <draw:text-box>
          <text:p><text:span text:style-name="T3">¨</text:span></text:p>
        </draw:text-box>
      </draw:frame>
      <draw:polygon text:anchor-type="page" text:anchor-page-number="3" draw:z-index="2211" draw:style-name="gr21" draw:text-style-name="P3" svg:width="1.8303in" svg:height="0.698in" svg:x="2.2398in" svg:y="7.811in" svg:viewBox="0 0 4650 1774" draw:points="2328,1774 0,1774 0,0 4650,0 4650,1774">
        <text:p/>
      </draw:polygon>
      <draw:frame text:anchor-type="page" text:anchor-page-number="10" draw:z-index="2210" draw:style-name="gr1" draw:text-style-name="P2" svg:width="0.1248in" svg:height="0.1622in" svg:x="4.8398in" svg:y="4.2339in">
        <draw:text-box>
          <text:p><text:span text:style-name="T3">aj</text:span></text:p>
        </draw:text-box>
      </draw:frame>
      <draw:frame text:anchor-type="page" text:anchor-page-number="4" draw:z-index="2209" draw:style-name="gr1" draw:text-style-name="P2" svg:width="1.9807in" svg:height="0.1622in" svg:x="2.2339in" svg:y="6.2898in">
        <draw:text-box>
          <text:p><text:span text:style-name="T3">ontodisteella ratkaistaan my</text:span></text:p>
        </draw:text-box>
      </draw:frame>
      <draw:frame text:anchor-type="page" text:anchor-page-number="12" draw:z-index="2208" draw:style-name="gr1" draw:text-style-name="P2" svg:width="0.0713in" svg:height="0.1622in" svg:x="2.7717in" svg:y="6.6335in">
        <draw:text-box>
          <text:p><text:span text:style-name="T3">¨</text:span></text:p>
        </draw:text-box>
      </draw:frame>
      <draw:frame text:anchor-type="page" text:anchor-page-number="5" draw:z-index="2207" draw:style-name="gr1" draw:text-style-name="P2" svg:width="0.0713in" svg:height="0.1622in" svg:x="4.5835in" svg:y="5.8717in">
        <draw:text-box>
          <text:p><text:span text:style-name="T3">¨</text:span></text:p>
        </draw:text-box>
      </draw:frame>
      <draw:frame text:anchor-type="page" text:anchor-page-number="9" draw:z-index="2206" draw:style-name="gr1" draw:text-style-name="P2" svg:width="1.5886in" svg:height="0.1622in" svg:x="3.0256in" svg:y="4.9945in">
        <draw:text-box>
          <text:p><text:span text:style-name="T3">on ketju pitenee yhdell</text:span></text:p>
        </draw:text-box>
      </draw:frame>
      <draw:frame text:anchor-type="page" text:anchor-page-number="7" draw:z-index="2205" draw:style-name="gr1" draw:text-style-name="P2" svg:width="0.0713in" svg:height="0.1622in" svg:x="3.0366in" svg:y="6.8571in">
        <draw:text-box>
          <text:p><text:span text:style-name="T3">¨</text:span></text:p>
        </draw:text-box>
      </draw:frame>
      <draw:frame text:anchor-type="page" text:anchor-page-number="1" draw:z-index="2204" draw:style-name="gr1" draw:text-style-name="P2" svg:width="0.2898in" svg:height="0.1622in" svg:x="4.1354in" svg:y="8.2189in">
        <draw:text-box>
          <text:p><text:span text:style-name="T3">on s</text:span></text:p>
        </draw:text-box>
      </draw:frame>
      <draw:frame text:anchor-type="page" text:anchor-page-number="12" draw:z-index="2203" draw:style-name="gr1" draw:text-style-name="P2" svg:width="0.3031in" svg:height="0.1622in" svg:x="2.5272in" svg:y="6.6272in">
        <draw:text-box>
          <text:p><text:span text:style-name="T3">a ep</text:span></text:p>
        </draw:text-box>
      </draw:frame>
      <draw:frame text:anchor-type="page" text:anchor-page-number="8" draw:z-index="2202" draw:style-name="gr1" draw:text-style-name="P2" svg:width="0.2213in" svg:height="0.1622in" svg:x="3.5547in" svg:y="6.5083in">
        <draw:text-box>
          <text:p><text:span text:style-name="T3">am</text:span></text:p>
        </draw:text-box>
      </draw:frame>
      <draw:frame text:anchor-type="page" text:anchor-page-number="9" draw:z-index="2201" draw:style-name="gr1" draw:text-style-name="P2" svg:width="0.0713in" svg:height="0.1622in" svg:x="3.0256in" svg:y="5.0008in">
        <draw:text-box>
          <text:p><text:span text:style-name="T3">¨</text:span></text:p>
        </draw:text-box>
      </draw:frame>
      <draw:frame text:anchor-type="page" text:anchor-page-number="4" draw:z-index="2200" draw:style-name="gr1" draw:text-style-name="P2" svg:width="0.0713in" svg:height="0.1622in" svg:x="2.2339in" svg:y="6.2953in">
        <draw:text-box>
          <text:p><text:span text:style-name="T3">¨</text:span></text:p>
        </draw:text-box>
      </draw:frame>
      <draw:frame text:anchor-type="page" text:anchor-page-number="7" draw:z-index="2199" draw:style-name="gr1" draw:text-style-name="P2" svg:width="0.0862in" svg:height="0.1622in" svg:x="2.9681in" svg:y="6.8508in">
        <draw:text-box>
          <text:p><text:span text:style-name="T3">a</text:span></text:p>
        </draw:text-box>
      </draw:frame>
      <draw:frame text:anchor-type="page" text:anchor-page-number="1" draw:z-index="2198" draw:style-name="gr1" draw:text-style-name="P2" svg:width="0.348in" svg:height="0.1622in" svg:x="3.7764in" svg:y="8.2189in">
        <draw:text-box>
          <text:p><text:span text:style-name="T3">aynti</text:span></text:p>
        </draw:text-box>
      </draw:frame>
      <draw:line text:anchor-type="page" text:anchor-page-number="3" draw:z-index="2197" draw:style-name="gr2" draw:text-style-name="P2" svg:x1="5.4709in" svg:y1="7.4811in" svg:x2="6.4772in" svg:y2="7.4811in">
        <text:p/>
      </draw:line>
      <draw:frame text:anchor-type="page" text:anchor-page-number="10" draw:z-index="2196" draw:style-name="gr1" draw:text-style-name="P2" svg:width="0.0713in" svg:height="0.1622in" svg:x="4.8398in" svg:y="4.2398in">
        <draw:text-box>
          <text:p><text:span text:style-name="T3">¨</text:span></text:p>
        </draw:text-box>
      </draw:frame>
      <draw:frame text:anchor-type="page" text:anchor-page-number="2" draw:z-index="2195" draw:style-name="gr1" draw:text-style-name="P2" svg:width="0.0862in" svg:height="0.1622in" svg:x="1.9846in" svg:y="5.9898in">
        <draw:text-box>
          <text:p><text:span text:style-name="T3">a</text:span></text:p>
        </draw:text-box>
      </draw:frame>
      <draw:polygon text:anchor-type="page" text:anchor-page-number="6" draw:z-index="2194" draw:style-name="gr14" draw:text-style-name="P3" svg:width="0.7059in" svg:height="0.176in" svg:x="2.6642in" svg:y="5.7972in" svg:viewBox="0 0 1794 448" draw:points="899,448 0,448 0,0 1794,0 1794,448">
        <text:p/>
      </draw:polygon>
      <draw:frame text:anchor-type="page" text:anchor-page-number="5" draw:z-index="2193" draw:style-name="gr1" draw:text-style-name="P2" svg:width="0.5531in" svg:height="0.1622in" svg:x="4.1272in" svg:y="5.8654in">
        <draw:text-box>
          <text:p><text:span text:style-name="T3">a siedet</text:span></text:p>
        </draw:text-box>
      </draw:frame>
      <draw:frame text:anchor-type="page" text:anchor-page-number="2" draw:z-index="2192" draw:style-name="gr1" draw:text-style-name="P2" svg:width="0.0713in" svg:height="0.1622in" svg:x="1.9846in" svg:y="5.9953in">
        <draw:text-box>
          <text:p><text:span text:style-name="T3">¨</text:span></text:p>
        </draw:text-box>
      </draw:frame>
      <draw:polygon text:anchor-type="page" text:anchor-page-number="3" draw:z-index="2191" draw:style-name="gr7" draw:text-style-name="P4" svg:width="0.1374in" svg:height="0.0929in" draw:transform="rotate (-1.5707963267949) translate (6.45511811023622in 7.43464566929134in)" svg:viewBox="0 0 350 237" draw:points="350,119 0,237 0,0">
        <text:p/>
      </draw:polygon>
      <draw:frame text:anchor-type="page" text:anchor-page-number="10" draw:z-index="2190" draw:style-name="gr1" draw:text-style-name="P2" svg:width="0.0862in" svg:height="0.1622in" svg:x="4.7701in" svg:y="4.2339in">
        <draw:text-box>
          <text:p><text:span text:style-name="T3">a</text:span></text:p>
        </draw:text-box>
      </draw:frame>
      <draw:frame text:anchor-type="page" text:anchor-page-number="1" draw:z-index="2189" draw:style-name="gr1" draw:text-style-name="P2" svg:width="0.0713in" svg:height="0.1622in" svg:x="3.7764in" svg:y="8.2252in">
        <draw:text-box>
          <text:p><text:span text:style-name="T3">¨</text:span></text:p>
        </draw:text-box>
      </draw:frame>
      <draw:frame text:anchor-type="page" text:anchor-page-number="9" draw:z-index="2188" draw:style-name="gr1" draw:text-style-name="P2" svg:width="0.8087in" svg:height="0.1622in" svg:x="2.3071in" svg:y="4.9945in">
        <draw:text-box>
          <text:p><text:span text:style-name="T3">a, kun vilpit</text:span></text:p>
        </draw:text-box>
      </draw:frame>
      <draw:frame text:anchor-type="page" text:anchor-page-number="7" draw:z-index="2187" draw:style-name="gr1" draw:text-style-name="P2" svg:width="0.0713in" svg:height="0.1622in" svg:x="2.9681in" svg:y="6.8571in">
        <draw:text-box>
          <text:p><text:span text:style-name="T3">¨</text:span></text:p>
        </draw:text-box>
      </draw:frame>
      <draw:frame text:anchor-type="page" text:anchor-page-number="5" draw:z-index="2186" draw:style-name="gr1" draw:text-style-name="P2" svg:width="0.0713in" svg:height="0.1622in" svg:x="4.1272in" svg:y="5.8717in">
        <draw:text-box>
          <text:p><text:span text:style-name="T3">¨</text:span></text:p>
        </draw:text-box>
      </draw:frame>
      <draw:frame text:anchor-type="page" text:anchor-page-number="8" draw:z-index="2185" draw:style-name="gr1" draw:text-style-name="P2" svg:width="0.0713in" svg:height="0.1622in" svg:x="3.5547in" svg:y="6.5146in">
        <draw:text-box>
          <text:p><text:span text:style-name="T3">¨</text:span></text:p>
        </draw:text-box>
      </draw:frame>
      <draw:frame text:anchor-type="page" text:anchor-page-number="12" draw:z-index="2184" draw:style-name="gr1" draw:text-style-name="P2" svg:width="0.0713in" svg:height="0.1622in" svg:x="2.5272in" svg:y="6.6335in">
        <draw:text-box>
          <text:p><text:span text:style-name="T3">¨</text:span></text:p>
        </draw:text-box>
      </draw:frame>
      <draw:frame text:anchor-type="page" text:anchor-page-number="4" draw:z-index="2183" draw:style-name="gr1" draw:text-style-name="P2" svg:width="0.1461in" svg:height="0.1622in" svg:x="2.0654in" svg:y="6.2898in">
        <draw:text-box>
          <text:p><text:span text:style-name="T3">Ty</text:span></text:p>
        </draw:text-box>
      </draw:frame>
      <draw:line text:anchor-type="page" text:anchor-page-number="6" draw:z-index="2182" draw:style-name="gr2" draw:text-style-name="P2" svg:x1="3.8122in" svg:y1="6.8524in" svg:x2="3.6724in" svg:y2="6.5764in">
        <text:p/>
      </draw:line>
      <draw:frame text:anchor-type="page" text:anchor-page-number="4" draw:z-index="2181" draw:style-name="gr1" draw:text-style-name="P2" svg:width="0.1378in" svg:height="0.1669in" svg:x="6.1736in" svg:y="5.5319in">
        <draw:text-box>
          <text:p><text:span text:style-name="T20">...</text:span></text:p>
        </draw:text-box>
      </draw:frame>
      <draw:frame text:anchor-type="page" text:anchor-page-number="1" draw:z-index="2180" draw:style-name="gr1" draw:text-style-name="P2" svg:width="1.4717in" svg:height="0.1622in" svg:x="2.4902in" svg:y="8.2189in">
        <draw:text-box>
          <text:p><text:span text:style-name="T3">a tapahtuva kaupank</text:span></text:p>
        </draw:text-box>
      </draw:frame>
      <draw:frame text:anchor-type="page" text:anchor-page-number="7" draw:z-index="2179" draw:style-name="gr1" draw:text-style-name="P2" svg:width="0.2122in" svg:height="0.1622in" svg:x="2.7689in" svg:y="6.8508in">
        <draw:text-box>
          <text:p><text:span text:style-name="T3">a v</text:span></text:p>
        </draw:text-box>
      </draw:frame>
      <draw:frame text:anchor-type="page" text:anchor-page-number="8" draw:z-index="2178" draw:style-name="gr1" draw:text-style-name="P2" svg:width="0.2669in" svg:height="0.1622in" svg:x="3.3165in" svg:y="6.5083in">
        <draw:text-box>
          <text:p><text:span text:style-name="T3">apit</text:span></text:p>
        </draw:text-box>
      </draw:frame>
      <draw:line text:anchor-type="page" text:anchor-page-number="3" draw:z-index="2177" draw:style-name="gr19" draw:text-style-name="P2" svg:x1="4.528in" svg:y1="7.5791in" svg:x2="4.7618in" svg:y2="7.5791in">
        <text:p/>
      </draw:line>
      <draw:frame text:anchor-type="page" text:anchor-page-number="10" draw:z-index="2176" draw:style-name="gr1" draw:text-style-name="P2" svg:width="0.0713in" svg:height="0.1622in" svg:x="4.7701in" svg:y="4.2398in">
        <draw:text-box>
          <text:p><text:span text:style-name="T3">¨</text:span></text:p>
        </draw:text-box>
      </draw:frame>
      <draw:frame text:anchor-type="page" text:anchor-page-number="9" draw:z-index="2175" draw:style-name="gr1" draw:text-style-name="P2" svg:width="0.0713in" svg:height="0.1622in" svg:x="2.3071in" svg:y="5.0008in">
        <draw:text-box>
          <text:p><text:span text:style-name="T3">¨</text:span></text:p>
        </draw:text-box>
      </draw:frame>
      <draw:frame text:anchor-type="page" text:anchor-page-number="2" draw:z-index="2174" draw:style-name="gr1" draw:text-style-name="P2" svg:width="0.1213in" svg:height="0.1622in" svg:x="1.8575in" svg:y="5.9898in">
        <draw:text-box>
          <text:p><text:span text:style-name="T3">M</text:span></text:p>
        </draw:text-box>
      </draw:frame>
      <draw:polygon text:anchor-type="page" text:anchor-page-number="6" draw:z-index="2173" draw:style-name="gr7" draw:text-style-name="P4" svg:width="0.0783in" svg:height="0.1087in" draw:transform="rotate (-1.5707963267949) translate (3.63582677165354in 6.50157480314961in)" svg:viewBox="0 0 200 277" draw:points="0,0 200,200 37,277">
        <text:p/>
      </draw:polygon>
      <draw:frame text:anchor-type="page" text:anchor-page-number="12" draw:z-index="2172" draw:style-name="gr1" draw:text-style-name="P2" svg:width="0.2461in" svg:height="0.1622in" svg:x="2.3272in" svg:y="6.6272in">
        <draw:text-box>
          <text:p><text:span text:style-name="T3">ans</text:span></text:p>
        </draw:text-box>
      </draw:frame>
      <draw:frame text:anchor-type="page" text:anchor-page-number="5" draw:z-index="2171" draw:style-name="gr1" draw:text-style-name="P2" svg:width="0.776in" svg:height="0.1622in" svg:x="3.4984in" svg:y="5.8654in">
        <draw:text-box>
          <text:p><text:span text:style-name="T3">ahetyksess</text:span></text:p>
        </draw:text-box>
      </draw:frame>
      <draw:polygon text:anchor-type="page" text:anchor-page-number="3" draw:z-index="2170" draw:style-name="gr7" draw:text-style-name="P4" svg:width="0.137in" svg:height="0.0925in" draw:transform="rotate (-1.5707963267949) translate (4.73385826771654in 7.53267716535433in)" svg:viewBox="0 0 349 236" draw:points="349,119 0,236 0,0">
        <text:p/>
      </draw:polygon>
      <draw:frame text:anchor-type="page" text:anchor-page-number="10" draw:z-index="2169" draw:style-name="gr1" draw:text-style-name="P2" svg:width="0.2461in" svg:height="0.1622in" svg:x="4.5547in" svg:y="4.2339in">
        <draw:text-box>
          <text:p><text:span text:style-name="T3">okk</text:span></text:p>
        </draw:text-box>
      </draw:frame>
      <draw:frame text:anchor-type="page" text:anchor-page-number="1" draw:z-index="2168" draw:style-name="gr1" draw:text-style-name="P2" svg:width="0.0713in" svg:height="0.1622in" svg:x="2.4902in" svg:y="8.2252in">
        <draw:text-box>
          <text:p><text:span text:style-name="T3">¨</text:span></text:p>
        </draw:text-box>
      </draw:frame>
      <draw:frame text:anchor-type="page" text:anchor-page-number="9" draw:z-index="2167" draw:style-name="gr1" draw:text-style-name="P2" svg:width="0.5217in" svg:height="0.1622in" svg:x="1.8575in" svg:y="4.9945in">
        <draw:text-box>
          <text:p><text:span text:style-name="T3">taan sit</text:span></text:p>
        </draw:text-box>
      </draw:frame>
      <draw:frame text:anchor-type="page" text:anchor-page-number="12" draw:z-index="2166" draw:style-name="gr1" draw:text-style-name="P2" svg:width="0.0713in" svg:height="0.1622in" svg:x="2.3272in" svg:y="6.6335in">
        <draw:text-box>
          <text:p><text:span text:style-name="T3">¨</text:span></text:p>
        </draw:text-box>
      </draw:frame>
      <draw:frame text:anchor-type="page" text:anchor-page-number="2" draw:z-index="2165" draw:style-name="gr1" draw:text-style-name="P2" svg:width="1.2717in" svg:height="0.2331in" svg:x="2.1937in" svg:y="5.6299in">
        <draw:text-box>
          <text:p><text:span text:style-name="T10">Transaktiot</text:span></text:p>
        </draw:text-box>
      </draw:frame>
      <draw:frame text:anchor-type="page" text:anchor-page-number="7" draw:z-index="2164" draw:style-name="gr1" draw:text-style-name="P2" svg:width="0.0713in" svg:height="0.1622in" svg:x="2.7689in" svg:y="6.8571in">
        <draw:text-box>
          <text:p><text:span text:style-name="T3">¨</text:span></text:p>
        </draw:text-box>
      </draw:frame>
      <draw:line text:anchor-type="page" text:anchor-page-number="4" draw:z-index="2163" draw:style-name="gr10" draw:text-style-name="P2" svg:x1="4.298in" svg:y1="5.2575in" svg:x2="4.7579in" svg:y2="5.2575in">
        <text:p/>
      </draw:line>
      <draw:frame text:anchor-type="page" text:anchor-page-number="8" draw:z-index="2162" draw:style-name="gr1" draw:text-style-name="P2" svg:width="0.0713in" svg:height="0.1622in" svg:x="3.3165in" svg:y="6.5146in">
        <draw:text-box>
          <text:p><text:span text:style-name="T3">¨</text:span></text:p>
        </draw:text-box>
      </draw:frame>
      <draw:line text:anchor-type="page" text:anchor-page-number="6" draw:z-index="2161" draw:style-name="gr2" draw:text-style-name="P2" svg:x1="3.2823in" svg:y1="6.8524in" svg:x2="3.4217in" svg:y2="6.5764in">
        <text:p/>
      </draw:line>
      <draw:frame text:anchor-type="page" text:anchor-page-number="5" draw:z-index="2160" draw:style-name="gr1" draw:text-style-name="P2" svg:width="0.0713in" svg:height="0.1622in" svg:x="3.4984in" svg:y="5.8717in">
        <draw:text-box>
          <text:p><text:span text:style-name="T3">¨</text:span></text:p>
        </draw:text-box>
      </draw:frame>
      <draw:line text:anchor-type="page" text:anchor-page-number="3" draw:z-index="2159" draw:style-name="gr19" draw:text-style-name="P2" svg:x1="1.8969in" svg:y1="7.4638in" svg:x2="2.587in" svg:y2="7.4638in">
        <text:p/>
      </draw:line>
      <draw:polygon text:anchor-type="page" text:anchor-page-number="4" draw:z-index="2158" draw:style-name="gr7" draw:text-style-name="P4" svg:width="0.1362in" svg:height="0.0909in" draw:transform="rotate (-1.5707963267949) translate (4.73031496062992in 5.21220472440945in)" svg:viewBox="0 0 347 232" draw:points="347,115 0,232 0,0">
        <text:p/>
      </draw:polygon>
      <draw:frame text:anchor-type="page" text:anchor-page-number="10" draw:z-index="2157" draw:style-name="gr1" draw:text-style-name="P2" svg:width="0.0713in" svg:height="0.1622in" svg:x="4.5547in" svg:y="4.2398in">
        <draw:text-box>
          <text:p><text:span text:style-name="T3">¨</text:span></text:p>
        </draw:text-box>
      </draw:frame>
      <draw:frame text:anchor-type="page" text:anchor-page-number="7" draw:z-index="2156" draw:style-name="gr1" draw:text-style-name="P2" svg:width="0.0862in" svg:height="0.1622in" svg:x="2.6992in" svg:y="6.8508in">
        <draw:text-box>
          <text:p><text:span text:style-name="T3">a</text:span></text:p>
        </draw:text-box>
      </draw:frame>
      <draw:frame text:anchor-type="page" text:anchor-page-number="1" draw:z-index="2155" draw:style-name="gr1" draw:text-style-name="P2" svg:width="0.7331in" svg:height="0.1622in" svg:x="1.8575in" svg:y="8.2189in">
        <draw:text-box>
          <text:p><text:span text:style-name="T3">Internetiss</text:span></text:p>
        </draw:text-box>
      </draw:frame>
      <draw:frame text:anchor-type="page" text:anchor-page-number="9" draw:z-index="2154" draw:style-name="gr1" draw:text-style-name="P2" svg:width="0.4287in" svg:height="0.1622in" svg:x="6.25in" svg:y="4.8283in">
        <draw:text-box>
          <text:p><text:span text:style-name="T3">kutsu-</text:span></text:p>
        </draw:text-box>
      </draw:frame>
      <draw:frame text:anchor-type="page" text:anchor-page-number="8" draw:z-index="2153" draw:style-name="gr1" draw:text-style-name="P2" svg:width="1.0551in" svg:height="0.1622in" svg:x="2.3043in" svg:y="6.5083in">
        <draw:text-box>
          <text:p><text:span text:style-name="T3">an kuitenkin yll</text:span></text:p>
        </draw:text-box>
      </draw:frame>
      <draw:polygon text:anchor-type="page" text:anchor-page-number="6" draw:z-index="2152" draw:style-name="gr7" draw:text-style-name="P4" svg:width="0.0787in" svg:height="0.1087in" draw:transform="rotate (-1.5707963267949) translate (3.37952755905512in 6.50157480314961in)" svg:viewBox="0 0 201 277" draw:points="201,0 164,277 0,200">
        <text:p/>
      </draw:polygon>
      <draw:frame text:anchor-type="page" text:anchor-page-number="5" draw:z-index="2151" draw:style-name="gr1" draw:text-style-name="P2" svg:width="1.8421in" svg:height="0.1622in" svg:x="1.8575in" svg:y="5.8654in">
        <draw:text-box>
          <text:p><text:span text:style-name="T3">honkin lohkoon. Lohkojen l</text:span></text:p>
        </draw:text-box>
      </draw:frame>
      <draw:frame text:anchor-type="page" text:anchor-page-number="2" draw:z-index="2150" draw:style-name="gr1" draw:text-style-name="P2" svg:width="0.1406in" svg:height="0.2331in" svg:x="1.8575in" svg:y="5.6299in">
        <draw:text-box>
          <text:p><text:span text:style-name="T10">2</text:span></text:p>
        </draw:text-box>
      </draw:frame>
      <draw:frame text:anchor-type="page" text:anchor-page-number="12" draw:z-index="2149" draw:style-name="gr1" draw:text-style-name="P2" svg:width="0.1685in" svg:height="0.1622in" svg:x="2.1839in" svg:y="6.6272in">
        <draw:text-box>
          <text:p><text:span text:style-name="T3">av</text:span></text:p>
        </draw:text-box>
      </draw:frame>
      <draw:frame text:anchor-type="page" text:anchor-page-number="10" draw:z-index="2148" draw:style-name="gr1" draw:text-style-name="P2" svg:width="2.5941in" svg:height="0.1622in" svg:x="2.339in" svg:y="4.2339in">
        <draw:text-box>
          <text:p><text:span text:style-name="T3">arin odotuksenmukaisella tahdilla, hy</text:span></text:p>
        </draw:text-box>
      </draw:frame>
      <draw:frame text:anchor-type="page" text:anchor-page-number="8" draw:z-index="2147" draw:style-name="gr1" draw:text-style-name="P2" svg:width="0.0713in" svg:height="0.1622in" svg:x="2.3043in" svg:y="6.5146in">
        <draw:text-box>
          <text:p><text:span text:style-name="T3">¨</text:span></text:p>
        </draw:text-box>
      </draw:frame>
      <draw:line text:anchor-type="page" text:anchor-page-number="6" draw:z-index="2146" draw:style-name="gr2" draw:text-style-name="P2" svg:x1="2.7528in" svg:y1="6.8524in" svg:x2="2.6146in" svg:y2="6.5764in">
        <text:p/>
      </draw:line>
      <draw:polygon text:anchor-type="page" text:anchor-page-number="3" draw:z-index="2145" draw:style-name="gr7" draw:text-style-name="P4" svg:width="0.137in" svg:height="0.0929in" draw:transform="rotate (-1.5707963267949) translate (2.56062992125984in 7.41732283464567in)" svg:viewBox="0 0 349 237" draw:points="349,119 0,237 0,0">
        <text:p/>
      </draw:polygon>
      <draw:frame text:anchor-type="page" text:anchor-page-number="4" draw:z-index="2144" draw:style-name="gr1" draw:text-style-name="P2" svg:width="0.1732in" svg:height="0.1669in" svg:x="5.5811in" svg:y="5.5319in">
        <draw:text-box>
          <text:p><text:span text:style-name="T20">Tx</text:span></text:p>
        </draw:text-box>
      </draw:frame>
      <draw:frame text:anchor-type="page" text:anchor-page-number="2" draw:z-index="2143" draw:style-name="gr1" draw:text-style-name="P2" svg:width="0.1303in" svg:height="0.1622in" svg:x="5.9744in" svg:y="5.2299in">
        <draw:text-box>
          <text:p><text:span text:style-name="T3">a.</text:span></text:p>
        </draw:text-box>
      </draw:frame>
      <draw:frame text:anchor-type="page" text:anchor-page-number="5" draw:z-index="2142" draw:style-name="gr1" draw:text-style-name="P2" svg:width="0.3598in" svg:height="0.1622in" svg:x="6.2953in" svg:y="5.6992in">
        <draw:text-box>
          <text:p><text:span text:style-name="T3">at jo-</text:span></text:p>
        </draw:text-box>
      </draw:frame>
      <draw:frame text:anchor-type="page" text:anchor-page-number="1" draw:z-index="2141" draw:style-name="gr1" draw:text-style-name="P2" svg:width="1.0059in" svg:height="0.2331in" svg:x="2.1937in" svg:y="7.8598in">
        <draw:text-box>
          <text:p><text:span text:style-name="T10">Johdanto</text:span></text:p>
        </draw:text-box>
      </draw:frame>
      <draw:frame text:anchor-type="page" text:anchor-page-number="9" draw:z-index="2140" draw:style-name="gr1" draw:text-style-name="P2" svg:width="0.9524in" svg:height="0.1622in" svg:x="5.3638in" svg:y="4.8283in">
        <draw:text-box>
          <text:p><text:span text:style-name="T3">tapahtumaksi</text:span></text:p>
        </draw:text-box>
      </draw:frame>
      <draw:frame text:anchor-type="page" text:anchor-page-number="7" draw:z-index="2139" draw:style-name="gr1" draw:text-style-name="P2" svg:width="0.0713in" svg:height="0.1622in" svg:x="2.6992in" svg:y="6.8571in">
        <draw:text-box>
          <text:p><text:span text:style-name="T3">¨</text:span></text:p>
        </draw:text-box>
      </draw:frame>
      <draw:frame text:anchor-type="page" text:anchor-page-number="12" draw:z-index="2138" draw:style-name="gr1" draw:text-style-name="P2" svg:width="0.0713in" svg:height="0.1622in" svg:x="2.1839in" svg:y="6.6335in">
        <draw:text-box>
          <text:p><text:span text:style-name="T3">¨</text:span></text:p>
        </draw:text-box>
      </draw:frame>
      <draw:frame text:anchor-type="page" text:anchor-page-number="7" draw:z-index="2137" draw:style-name="gr1" draw:text-style-name="P2" svg:width="0.9768in" svg:height="0.1622in" svg:x="1.8575in" svg:y="6.8508in">
        <draw:text-box>
          <text:p><text:span text:style-name="T3">tua menetelm</text:span></text:p>
        </draw:text-box>
      </draw:frame>
      <draw:frame text:anchor-type="page" text:anchor-page-number="8" draw:z-index="2136" draw:style-name="gr1" draw:text-style-name="P2" svg:width="0.0862in" svg:height="0.1622in" svg:x="2.2346in" svg:y="6.5083in">
        <draw:text-box>
          <text:p><text:span text:style-name="T3">a</text:span></text:p>
        </draw:text-box>
      </draw:frame>
      <draw:frame text:anchor-type="page" text:anchor-page-number="12" draw:z-index="2135" draw:style-name="gr1" draw:text-style-name="P2" svg:width="0.0862in" svg:height="0.1622in" svg:x="2.1154in" svg:y="6.6272in">
        <draw:text-box>
          <text:p><text:span text:style-name="T3">a</text:span></text:p>
        </draw:text-box>
      </draw:frame>
      <draw:frame text:anchor-type="page" text:anchor-page-number="10" draw:z-index="2134" draw:style-name="gr1" draw:text-style-name="P2" svg:width="0.0713in" svg:height="0.1622in" svg:x="2.339in" svg:y="4.2398in">
        <draw:text-box>
          <text:p><text:span text:style-name="T3">¨</text:span></text:p>
        </draw:text-box>
      </draw:frame>
      <draw:polygon text:anchor-type="page" text:anchor-page-number="6" draw:z-index="2133" draw:style-name="gr7" draw:text-style-name="P4" svg:width="0.0783in" svg:height="0.1087in" draw:transform="rotate (-1.5707963267949) translate (2.57637795275591in 6.50157480314961in)" svg:viewBox="0 0 200 277" draw:points="0,0 200,200 41,277">
        <text:p/>
      </draw:polygon>
      <draw:frame text:anchor-type="page" text:anchor-page-number="5" draw:z-index="2132" draw:style-name="gr1" draw:text-style-name="P2" svg:width="0.0713in" svg:height="0.1622in" svg:x="6.2953in" svg:y="5.7047in">
        <draw:text-box>
          <text:p><text:span text:style-name="T3">¨</text:span></text:p>
        </draw:text-box>
      </draw:frame>
      <draw:frame text:anchor-type="page" text:anchor-page-number="1" draw:z-index="2131" draw:style-name="gr1" draw:text-style-name="P2" svg:width="0.1406in" svg:height="0.2331in" svg:x="1.8575in" svg:y="7.8598in">
        <draw:text-box>
          <text:p><text:span text:style-name="T10">1</text:span></text:p>
        </draw:text-box>
      </draw:frame>
      <draw:frame text:anchor-type="page" text:anchor-page-number="9" draw:z-index="2130" draw:style-name="gr1" draw:text-style-name="P2" svg:width="0.9862in" svg:height="0.1622in" svg:x="4.4492in" svg:y="4.8283in">
        <draw:text-box>
          <text:p><text:span text:style-name="T3">Onnistuneeksi</text:span></text:p>
        </draw:text-box>
      </draw:frame>
      <draw:frame text:anchor-type="page" text:anchor-page-number="3" draw:z-index="2129" draw:style-name="gr1" draw:text-style-name="P2" svg:width="0.0713in" svg:height="0.1622in" svg:x="5.1098in" svg:y="6.8272in">
        <draw:text-box>
          <text:p><text:span text:style-name="T3">¨</text:span></text:p>
        </draw:text-box>
      </draw:frame>
      <draw:frame text:anchor-type="page" text:anchor-page-number="2" draw:z-index="2128" draw:style-name="gr1" draw:text-style-name="P2" svg:width="0.0713in" svg:height="0.1622in" svg:x="5.9744in" svg:y="5.2362in">
        <draw:text-box>
          <text:p><text:span text:style-name="T3">¨</text:span></text:p>
        </draw:text-box>
      </draw:frame>
      <draw:frame text:anchor-type="page" text:anchor-page-number="2" draw:z-index="2127" draw:style-name="gr1" draw:text-style-name="P2" svg:width="0.1634in" svg:height="0.1622in" svg:x="5.828in" svg:y="5.2299in">
        <draw:text-box>
          <text:p><text:span text:style-name="T3">all</text:span></text:p>
        </draw:text-box>
      </draw:frame>
      <draw:polygon text:anchor-type="page" text:anchor-page-number="4" draw:z-index="2126" draw:style-name="gr26" draw:text-style-name="P3" svg:width="0.4543in" svg:height="0.2272in" svg:x="6.0039in" svg:y="5.4846in" svg:viewBox="0 0 1155 578" draw:points="578,578 0,578 0,0 1155,0 1155,578">
        <text:p/>
      </draw:polygon>
      <draw:frame text:anchor-type="page" text:anchor-page-number="5" draw:z-index="2125" draw:style-name="gr1" draw:text-style-name="P2" svg:width="0.3043in" svg:height="0.1622in" svg:x="6.0299in" svg:y="5.6992in">
        <draw:text-box>
          <text:p><text:span text:style-name="T3">atyv</text:span></text:p>
        </draw:text-box>
      </draw:frame>
      <draw:frame text:anchor-type="page" text:anchor-page-number="1" draw:z-index="2124" draw:style-name="gr1" draw:text-style-name="P2" svg:width="1.3248in" svg:height="0.1453in" svg:x="2.2035in" svg:y="7.4772in">
        <draw:text-box>
          <text:p><text:span text:style-name="T6">niiden poissa ollessa.</text:span></text:p>
        </draw:text-box>
      </draw:frame>
      <draw:frame text:anchor-type="page" text:anchor-page-number="8" draw:z-index="2123" draw:style-name="gr1" draw:text-style-name="P2" svg:width="0.0713in" svg:height="0.1622in" svg:x="2.2346in" svg:y="6.5146in">
        <draw:text-box>
          <text:p><text:span text:style-name="T3">¨</text:span></text:p>
        </draw:text-box>
      </draw:frame>
      <draw:frame text:anchor-type="page" text:anchor-page-number="7" draw:z-index="2122" draw:style-name="gr1" draw:text-style-name="P2" svg:width="2.676in" svg:height="0.1622in" svg:x="4.289in" svg:y="6.6846in">
        <draw:text-box>
          <text:p><text:span text:style-name="T3">a kykenee huijaamaan yksinkertaistet-</text:span></text:p>
        </draw:text-box>
      </draw:frame>
      <draw:frame text:anchor-type="page" text:anchor-page-number="12" draw:z-index="2121" draw:style-name="gr1" draw:text-style-name="P2" svg:width="0.0713in" svg:height="0.1622in" svg:x="2.1154in" svg:y="6.6335in">
        <draw:text-box>
          <text:p><text:span text:style-name="T3">¨</text:span></text:p>
        </draw:text-box>
      </draw:frame>
      <draw:line text:anchor-type="page" text:anchor-page-number="6" draw:z-index="2120" draw:style-name="gr2" draw:text-style-name="P2" svg:x1="2.2244in" svg:y1="6.8524in" svg:x2="2.3622in" svg:y2="6.5764in">
        <text:p/>
      </draw:line>
      <draw:frame text:anchor-type="page" text:anchor-page-number="3" draw:z-index="2119" draw:style-name="gr1" draw:text-style-name="P2" svg:width="0.3516in" svg:height="0.1622in" svg:x="4.8098in" svg:y="6.8209in">
        <draw:text-box>
          <text:p><text:span text:style-name="T3">aneit</text:span></text:p>
        </draw:text-box>
      </draw:frame>
      <draw:frame text:anchor-type="page" text:anchor-page-number="10" draw:z-index="2118" draw:style-name="gr1" draw:text-style-name="P2" svg:width="0.0862in" svg:height="0.1622in" svg:x="2.2693in" svg:y="4.2339in">
        <draw:text-box>
          <text:p><text:span text:style-name="T3">a</text:span></text:p>
        </draw:text-box>
      </draw:frame>
      <draw:frame text:anchor-type="page" text:anchor-page-number="9" draw:z-index="2117" draw:style-name="gr1" draw:text-style-name="P2" svg:width="1.1949in" svg:height="0.1622in" svg:x="3.3457in" svg:y="4.8283in">
        <draw:text-box>
          <text:p><text:span text:style-name="T3">satunnaiskuluksi.</text:span></text:p>
        </draw:text-box>
      </draw:frame>
      <draw:frame text:anchor-type="page" text:anchor-page-number="8" draw:z-index="2116" draw:style-name="gr1" draw:text-style-name="P2" svg:width="0.4335in" svg:height="0.1622in" svg:x="1.8575in" svg:y="6.5083in">
        <draw:text-box>
          <text:p><text:span text:style-name="T3">pystyt</text:span></text:p>
        </draw:text-box>
      </draw:frame>
      <draw:frame text:anchor-type="page" text:anchor-page-number="1" draw:z-index="2115" draw:style-name="gr1" draw:text-style-name="P2" svg:width="0.6386in" svg:height="0.1453in" svg:x="5.6925in" svg:y="7.3244in">
        <draw:text-box>
          <text:p><text:span text:style-name="T6">a tapahtui</text:span></text:p>
        </draw:text-box>
      </draw:frame>
      <draw:polygon text:anchor-type="page" text:anchor-page-number="6" draw:z-index="2114" draw:style-name="gr7" draw:text-style-name="P4" svg:width="0.0783in" svg:height="0.1087in" draw:transform="rotate (-1.5707963267949) translate (2.32204724409449in 6.50157480314961in)" svg:viewBox="0 0 200 277" draw:points="200,0 158,277 0,200">
        <text:p/>
      </draw:polygon>
      <draw:frame text:anchor-type="page" text:anchor-page-number="5" draw:z-index="2113" draw:style-name="gr1" draw:text-style-name="P2" svg:width="0.0713in" svg:height="0.1622in" svg:x="6.0299in" svg:y="5.7047in">
        <draw:text-box>
          <text:p><text:span text:style-name="T3">¨</text:span></text:p>
        </draw:text-box>
      </draw:frame>
      <draw:frame text:anchor-type="page" text:anchor-page-number="2" draw:z-index="2112" draw:style-name="gr1" draw:text-style-name="P2" svg:width="0.0713in" svg:height="0.1622in" svg:x="5.828in" svg:y="5.2362in">
        <draw:text-box>
          <text:p><text:span text:style-name="T3">¨</text:span></text:p>
        </draw:text-box>
      </draw:frame>
      <draw:frame text:anchor-type="page" text:anchor-page-number="3" draw:z-index="2111" draw:style-name="gr1" draw:text-style-name="P2" svg:width="0.0713in" svg:height="0.1622in" svg:x="4.8098in" svg:y="6.8272in">
        <draw:text-box>
          <text:p><text:span text:style-name="T3">¨</text:span></text:p>
        </draw:text-box>
      </draw:frame>
      <draw:frame text:anchor-type="page" text:anchor-page-number="9" draw:z-index="2110" draw:style-name="gr1" draw:text-style-name="P2" svg:width="1.6362in" svg:height="0.1622in" svg:x="1.8575in" svg:y="4.8283in">
        <draw:text-box>
          <text:p><text:span text:style-name="T3">nehtia binominaaliseksi</text:span></text:p>
        </draw:text-box>
      </draw:frame>
      <draw:frame text:anchor-type="page" text:anchor-page-number="12" draw:z-index="2109" draw:style-name="gr1" draw:text-style-name="P2" svg:width="0.2898in" svg:height="0.1622in" svg:x="1.8575in" svg:y="6.6272in">
        <draw:text-box>
          <text:p><text:span text:style-name="T3">hylk</text:span></text:p>
        </draw:text-box>
      </draw:frame>
      <draw:frame text:anchor-type="page" text:anchor-page-number="10" draw:z-index="2108" draw:style-name="gr1" draw:text-style-name="P2" svg:width="0.0713in" svg:height="0.1622in" svg:x="2.2693in" svg:y="4.2398in">
        <draw:text-box>
          <text:p><text:span text:style-name="T3">¨</text:span></text:p>
        </draw:text-box>
      </draw:frame>
      <draw:frame text:anchor-type="page" text:anchor-page-number="7" draw:z-index="2107" draw:style-name="gr1" draw:text-style-name="P2" svg:width="0.0713in" svg:height="0.1622in" svg:x="4.289in" svg:y="6.6909in">
        <draw:text-box>
          <text:p><text:span text:style-name="T3">¨</text:span></text:p>
        </draw:text-box>
      </draw:frame>
      <draw:frame text:anchor-type="page" text:anchor-page-number="4" draw:z-index="2106" draw:style-name="gr1" draw:text-style-name="P2" svg:width="0.1732in" svg:height="0.1669in" svg:x="5.0126in" svg:y="5.5319in">
        <draw:text-box>
          <text:p><text:span text:style-name="T20">Tx</text:span></text:p>
        </draw:text-box>
      </draw:frame>
      <draw:frame text:anchor-type="page" text:anchor-page-number="9" draw:z-index="2105" draw:style-name="gr1" draw:text-style-name="P2" svg:width="1.9803in" svg:height="0.1622in" svg:x="4.8445in" svg:y="4.6626in">
        <draw:text-box>
          <text:p><text:span text:style-name="T3">a kilpajuoksua voidaan luon-</text:span></text:p>
        </draw:text-box>
      </draw:frame>
      <draw:frame text:anchor-type="page" text:anchor-page-number="12" draw:z-index="2104" draw:style-name="gr1" draw:text-style-name="P2" svg:width="4.0059in" svg:height="0.1622in" svg:x="3.1319in" svg:y="6.461in">
        <draw:text-box>
          <text:p><text:span text:style-name="T3">a kelvolliset lohkot jatkamalla laskentaa niiden pohjalta ja</text:span></text:p>
        </draw:text-box>
      </draw:frame>
      <draw:frame text:anchor-type="page" text:anchor-page-number="7" draw:z-index="2103" draw:style-name="gr1" draw:text-style-name="P2" svg:width="0.1248in" svg:height="0.1622in" svg:x="4.1772in" svg:y="6.6846in">
        <draw:text-box>
          <text:p><text:span text:style-name="T3">aj</text:span></text:p>
        </draw:text-box>
      </draw:frame>
      <draw:frame text:anchor-type="page" text:anchor-page-number="1" draw:z-index="2102" draw:style-name="gr1" draw:text-style-name="P2" svg:width="0.0642in" svg:height="0.1453in" svg:x="5.6925in" svg:y="7.3299in">
        <draw:text-box>
          <text:p><text:span text:style-name="T6">¨</text:span></text:p>
        </draw:text-box>
      </draw:frame>
      <draw:frame text:anchor-type="page" text:anchor-page-number="10" draw:z-index="2101" draw:style-name="gr1" draw:text-style-name="P2" svg:width="0.487in" svg:height="0.1622in" svg:x="1.8575in" svg:y="4.2339in">
        <draw:text-box>
          <text:p><text:span text:style-name="T3">keskim</text:span></text:p>
        </draw:text-box>
      </draw:frame>
      <draw:frame text:anchor-type="page" text:anchor-page-number="3" draw:z-index="2100" draw:style-name="gr1" draw:text-style-name="P2" svg:width="0.4807in" svg:height="0.1622in" svg:x="4.402in" svg:y="6.8209in">
        <draw:text-box>
          <text:p><text:span text:style-name="T3">a edelt</text:span></text:p>
        </draw:text-box>
      </draw:frame>
      <draw:frame text:anchor-type="page" text:anchor-page-number="5" draw:z-index="2099" draw:style-name="gr1" draw:text-style-name="P2" svg:width="0.0862in" svg:height="0.1622in" svg:x="5.9602in" svg:y="5.6992in">
        <draw:text-box>
          <text:p><text:span text:style-name="T3">a</text:span></text:p>
        </draw:text-box>
      </draw:frame>
      <draw:frame text:anchor-type="page" text:anchor-page-number="6" draw:z-index="2098" draw:style-name="gr1" draw:text-style-name="P2" svg:width="1.9488in" svg:height="0.1303in" svg:x="1.9925in" svg:y="6.8807in">
        <draw:text-box>
          <text:p><text:span text:style-name="T14">Tiiviste0 Tiiviste1 Tiiviste2 Tiiviste3</text:span></text:p>
        </draw:text-box>
      </draw:frame>
      <draw:frame text:anchor-type="page" text:anchor-page-number="8" draw:z-index="2097" draw:style-name="gr1" draw:text-style-name="P2" svg:width="0.0862in" svg:height="0.1622in" svg:x="6.5626in" svg:y="6.3425in">
        <draw:text-box>
          <text:p><text:span text:style-name="T3">a</text:span></text:p>
        </draw:text-box>
      </draw:frame>
      <draw:frame text:anchor-type="page" text:anchor-page-number="2" draw:z-index="2096" draw:style-name="gr1" draw:text-style-name="P2" svg:width="1.1197in" svg:height="0.1622in" svg:x="4.8618in" svg:y="5.2299in">
        <draw:text-box>
          <text:p><text:span text:style-name="T3">asolmujen ryhm</text:span></text:p>
        </draw:text-box>
      </draw:frame>
      <draw:frame text:anchor-type="page" text:anchor-page-number="8" draw:z-index="2095" draw:style-name="gr1" draw:text-style-name="P2" svg:width="0.0713in" svg:height="0.1622in" svg:x="6.5626in" svg:y="6.3484in">
        <draw:text-box>
          <text:p><text:span text:style-name="T3">¨</text:span></text:p>
        </draw:text-box>
      </draw:frame>
      <draw:frame text:anchor-type="page" text:anchor-page-number="7" draw:z-index="2094" draw:style-name="gr1" draw:text-style-name="P2" svg:width="0.0713in" svg:height="0.1622in" svg:x="4.1772in" svg:y="6.6909in">
        <draw:text-box>
          <text:p><text:span text:style-name="T3">¨</text:span></text:p>
        </draw:text-box>
      </draw:frame>
      <draw:frame text:anchor-type="page" text:anchor-page-number="1" draw:z-index="2093" draw:style-name="gr1" draw:text-style-name="P2" svg:width="0.2059in" svg:height="0.1453in" svg:x="5.5008in" svg:y="7.3244in">
        <draw:text-box>
          <text:p><text:span text:style-name="T6">mit</text:span></text:p>
        </draw:text-box>
      </draw:frame>
      <draw:frame text:anchor-type="page" text:anchor-page-number="10" draw:z-index="2092" draw:style-name="gr1" draw:text-style-name="P2" svg:width="1.1276in" svg:height="0.1622in" svg:x="5.5957in" svg:y="4.0681in">
        <draw:text-box>
          <text:p><text:span text:style-name="T3">a lohkoja syntyy</text:span></text:p>
        </draw:text-box>
      </draw:frame>
      <draw:polygon text:anchor-type="page" text:anchor-page-number="4" draw:z-index="2091" draw:style-name="gr26" draw:text-style-name="P3" svg:width="0.4539in" svg:height="0.2272in" svg:x="5.4354in" svg:y="5.4846in" svg:viewBox="0 0 1154 578" draw:points="576,578 0,578 0,0 1154,0 1154,578">
        <text:p/>
      </draw:polygon>
      <draw:frame text:anchor-type="page" text:anchor-page-number="5" draw:z-index="2090" draw:style-name="gr1" draw:text-style-name="P2" svg:width="0.0713in" svg:height="0.1622in" svg:x="5.9602in" svg:y="5.7047in">
        <draw:text-box>
          <text:p><text:span text:style-name="T3">¨</text:span></text:p>
        </draw:text-box>
      </draw:frame>
      <draw:polygon text:anchor-type="page" text:anchor-page-number="6" draw:z-index="2089" draw:style-name="gr27" draw:text-style-name="P2" svg:width="0.5665in" svg:height="0.1764in" svg:x="3.2638in" svg:y="6.3252in" svg:viewBox="0 0 1440 449" draw:points="717,449 0,449 0,0 1440,0 1440,449">
        <text:p/>
      </draw:polygon>
      <draw:frame text:anchor-type="page" text:anchor-page-number="3" draw:z-index="2088" draw:style-name="gr1" draw:text-style-name="P2" svg:width="0.0713in" svg:height="0.1622in" svg:x="4.402in" svg:y="6.8272in">
        <draw:text-box>
          <text:p><text:span text:style-name="T3">¨</text:span></text:p>
        </draw:text-box>
      </draw:frame>
      <draw:frame text:anchor-type="page" text:anchor-page-number="2" draw:z-index="2087" draw:style-name="gr1" draw:text-style-name="P2" svg:width="0.0713in" svg:height="0.1622in" svg:x="4.8618in" svg:y="5.2362in">
        <draw:text-box>
          <text:p><text:span text:style-name="T3">¨</text:span></text:p>
        </draw:text-box>
      </draw:frame>
      <draw:frame text:anchor-type="page" text:anchor-page-number="12" draw:z-index="2086" draw:style-name="gr1" draw:text-style-name="P2" svg:width="0.0713in" svg:height="0.1622in" svg:x="3.1319in" svg:y="6.4673in">
        <draw:text-box>
          <text:p><text:span text:style-name="T3">¨</text:span></text:p>
        </draw:text-box>
      </draw:frame>
      <draw:frame text:anchor-type="page" text:anchor-page-number="9" draw:z-index="2085" draw:style-name="gr1" draw:text-style-name="P2" svg:width="0.0713in" svg:height="0.1622in" svg:x="4.8445in" svg:y="4.6689in">
        <draw:text-box>
          <text:p><text:span text:style-name="T3">¨</text:span></text:p>
        </draw:text-box>
      </draw:frame>
      <draw:frame text:anchor-type="page" text:anchor-page-number="1" draw:z-index="2084" draw:style-name="gr1" draw:text-style-name="P2" svg:width="0.1177in" svg:height="0.1453in" svg:x="5.3453in" svg:y="7.3244in">
        <draw:text-box>
          <text:p><text:span text:style-name="T6">a,</text:span></text:p>
        </draw:text-box>
      </draw:frame>
      <draw:frame text:anchor-type="page" text:anchor-page-number="5" draw:z-index="2083" draw:style-name="gr1" draw:text-style-name="P2" svg:width="0.2185in" svg:height="0.1622in" svg:x="5.7583in" svg:y="5.6992in">
        <draw:text-box>
          <text:p><text:span text:style-name="T3">a p</text:span></text:p>
        </draw:text-box>
      </draw:frame>
      <draw:frame text:anchor-type="page" text:anchor-page-number="7" draw:z-index="2082" draw:style-name="gr1" draw:text-style-name="P2" svg:width="0.0862in" svg:height="0.1622in" svg:x="4.1083in" svg:y="6.6846in">
        <draw:text-box>
          <text:p><text:span text:style-name="T3">a</text:span></text:p>
        </draw:text-box>
      </draw:frame>
      <draw:frame text:anchor-type="page" text:anchor-page-number="4" draw:z-index="2081" draw:style-name="gr1" draw:text-style-name="P2" svg:width="0.474in" svg:height="0.1669in" svg:x="5.9484in" svg:y="5.189in">
        <draw:text-box>
          <text:p><text:span text:style-name="T20">Nonssi</text:span></text:p>
        </draw:text-box>
      </draw:frame>
      <draw:polygon text:anchor-type="page" text:anchor-page-number="6" draw:z-index="2080" draw:style-name="gr4" draw:text-style-name="P3" svg:width="0.5295in" svg:height="0.1764in" draw:transform="rotate (-1.5707963267949) translate (3.28228346456693in 6.3251968503937in)" svg:viewBox="0 0 1346 449" draw:points="671,449 0,449 0,0 1346,0 1346,449">
        <text:p/>
      </draw:polygon>
      <draw:frame text:anchor-type="page" text:anchor-page-number="12" draw:z-index="2079" draw:style-name="gr1" draw:text-style-name="P2" svg:width="0.2461in" svg:height="0.1622in" svg:x="2.9311in" svg:y="6.461in">
        <draw:text-box>
          <text:p><text:span text:style-name="T3">ans</text:span></text:p>
        </draw:text-box>
      </draw:frame>
      <draw:frame text:anchor-type="page" text:anchor-page-number="8" draw:z-index="2078" draw:style-name="gr1" draw:text-style-name="P2" svg:width="0.7949in" svg:height="0.1622in" svg:x="5.8228in" svg:y="6.3425in">
        <draw:text-box>
          <text:p><text:span text:style-name="T3">Yksityisyytt</text:span></text:p>
        </draw:text-box>
      </draw:frame>
      <draw:frame text:anchor-type="page" text:anchor-page-number="3" draw:z-index="2077" draw:style-name="gr1" draw:text-style-name="P2" svg:width="2.9441in" svg:height="0.1622in" svg:x="1.8575in" svg:y="6.8209in">
        <draw:text-box>
          <text:p><text:span text:style-name="T3">jossa jokainen uusi aikaleima vahvistaa sit</text:span></text:p>
        </draw:text-box>
      </draw:frame>
      <draw:frame text:anchor-type="page" text:anchor-page-number="10" draw:z-index="2076" draw:style-name="gr1" draw:text-style-name="P2" svg:width="0.0713in" svg:height="0.1622in" svg:x="5.5957in" svg:y="4.0736in">
        <draw:text-box>
          <text:p><text:span text:style-name="T3">¨</text:span></text:p>
        </draw:text-box>
      </draw:frame>
      <draw:frame text:anchor-type="page" text:anchor-page-number="2" draw:z-index="2075" draw:style-name="gr1" draw:text-style-name="P2" svg:width="0.1248in" svg:height="0.1622in" svg:x="4.7508in" svg:y="5.2299in">
        <draw:text-box>
          <text:p><text:span text:style-name="T3">aj</text:span></text:p>
        </draw:text-box>
      </draw:frame>
      <draw:frame text:anchor-type="page" text:anchor-page-number="9" draw:z-index="2074" draw:style-name="gr1" draw:text-style-name="P2" svg:width="0.2894in" svg:height="0.1622in" svg:x="4.5902in" svg:y="4.6626in">
        <draw:text-box>
          <text:p><text:span text:style-name="T3">alist</text:span></text:p>
        </draw:text-box>
      </draw:frame>
      <draw:frame text:anchor-type="page" text:anchor-page-number="3" draw:z-index="2073" draw:style-name="gr1" draw:text-style-name="P2" svg:width="1.3394in" svg:height="0.1622in" svg:x="5.4681in" svg:y="6.6547in">
        <draw:text-box>
          <text:p><text:span text:style-name="T3">a muodostuu ketju,</text:span></text:p>
        </draw:text-box>
      </draw:frame>
      <draw:frame text:anchor-type="page" text:anchor-page-number="10" draw:z-index="2072" draw:style-name="gr1" draw:text-style-name="P2" svg:width="0.2594in" svg:height="0.1622in" svg:x="5.3728in" svg:y="4.0681in">
        <draw:text-box>
          <text:p><text:span text:style-name="T3">omi</text:span></text:p>
        </draw:text-box>
      </draw:frame>
      <draw:frame text:anchor-type="page" text:anchor-page-number="2" draw:z-index="2071" draw:style-name="gr1" draw:text-style-name="P2" svg:width="0.0713in" svg:height="0.1622in" svg:x="4.7508in" svg:y="5.2362in">
        <draw:text-box>
          <text:p><text:span text:style-name="T3">¨</text:span></text:p>
        </draw:text-box>
      </draw:frame>
      <draw:polygon text:anchor-type="page" text:anchor-page-number="6" draw:z-index="2070" draw:style-name="gr4" draw:text-style-name="P3" svg:width="0.352in" svg:height="0.176in" draw:transform="rotate (-1.5707963267949) translate (3.63582677165354in 6.85196850393701in)" svg:viewBox="0 0 895 448" draw:points="448,448 0,448 0,0 895,0 895,448">
        <text:p/>
      </draw:polygon>
      <draw:frame text:anchor-type="page" text:anchor-page-number="5" draw:z-index="2069" draw:style-name="gr1" draw:text-style-name="P2" svg:width="0.0713in" svg:height="0.1622in" svg:x="5.7583in" svg:y="5.7047in">
        <draw:text-box>
          <text:p><text:span text:style-name="T3">¨</text:span></text:p>
        </draw:text-box>
      </draw:frame>
      <draw:frame text:anchor-type="page" text:anchor-page-number="7" draw:z-index="2068" draw:style-name="gr1" draw:text-style-name="P2" svg:width="0.0713in" svg:height="0.1622in" svg:x="4.1083in" svg:y="6.6909in">
        <draw:text-box>
          <text:p><text:span text:style-name="T3">¨</text:span></text:p>
        </draw:text-box>
      </draw:frame>
      <draw:frame text:anchor-type="page" text:anchor-page-number="12" draw:z-index="2067" draw:style-name="gr1" draw:text-style-name="P2" svg:width="0.0713in" svg:height="0.1622in" svg:x="2.9311in" svg:y="6.4673in">
        <draw:text-box>
          <text:p><text:span text:style-name="T3">¨</text:span></text:p>
        </draw:text-box>
      </draw:frame>
      <draw:frame text:anchor-type="page" text:anchor-page-number="1" draw:z-index="2066" draw:style-name="gr1" draw:text-style-name="P2" svg:width="0.0642in" svg:height="0.1453in" svg:x="5.3453in" svg:y="7.3299in">
        <draw:text-box>
          <text:p><text:span text:style-name="T6">¨</text:span></text:p>
        </draw:text-box>
      </draw:frame>
      <draw:frame text:anchor-type="page" text:anchor-page-number="8" draw:z-index="2065" draw:style-name="gr1" draw:text-style-name="P2" svg:width="1.1906in" svg:height="0.1622in" svg:x="4.7154in" svg:y="6.3425in">
        <draw:text-box>
          <text:p><text:span text:style-name="T3">a on poissuljettu.</text:span></text:p>
        </draw:text-box>
      </draw:frame>
      <draw:frame text:anchor-type="page" text:anchor-page-number="9" draw:z-index="2064" draw:style-name="gr1" draw:text-style-name="P2" svg:width="0.0713in" svg:height="0.1622in" svg:x="4.5902in" svg:y="4.6689in">
        <draw:text-box>
          <text:p><text:span text:style-name="T3">¨</text:span></text:p>
        </draw:text-box>
      </draw:frame>
      <draw:frame text:anchor-type="page" text:anchor-page-number="12" draw:z-index="2063" draw:style-name="gr1" draw:text-style-name="P2" svg:width="0.4024in" svg:height="0.1622in" svg:x="2.5882in" svg:y="6.461in">
        <draw:text-box>
          <text:p><text:span text:style-name="T3">aksyv</text:span></text:p>
        </draw:text-box>
      </draw:frame>
      <draw:frame text:anchor-type="page" text:anchor-page-number="3" draw:z-index="2062" draw:style-name="gr1" draw:text-style-name="P2" svg:width="0.0713in" svg:height="0.1622in" svg:x="5.4681in" svg:y="6.661in">
        <draw:text-box>
          <text:p><text:span text:style-name="T3">¨</text:span></text:p>
        </draw:text-box>
      </draw:frame>
      <draw:polygon text:anchor-type="page" text:anchor-page-number="6" draw:z-index="2061" draw:style-name="gr4" draw:text-style-name="P3" svg:width="0.3524in" svg:height="0.176in" draw:transform="rotate (-1.5707963267949) translate (3.10590551181102in 6.85196850393701in)" svg:viewBox="0 0 896 448" draw:points="448,448 0,448 0,0 896,0 896,448">
        <text:p/>
      </draw:polygon>
      <draw:frame text:anchor-type="page" text:anchor-page-number="8" draw:z-index="2060" draw:style-name="gr1" draw:text-style-name="P2" svg:width="0.0713in" svg:height="0.1622in" svg:x="4.7154in" svg:y="6.3484in">
        <draw:text-box>
          <text:p><text:span text:style-name="T3">¨</text:span></text:p>
        </draw:text-box>
      </draw:frame>
      <draw:frame text:anchor-type="page" text:anchor-page-number="1" draw:z-index="2059" draw:style-name="gr1" draw:text-style-name="P2" svg:width="0.1843in" svg:height="0.1453in" svg:x="5.1728in" svg:y="7.3244in">
        <draw:text-box>
          <text:p><text:span text:style-name="T6">siit</text:span></text:p>
        </draw:text-box>
      </draw:frame>
      <draw:polygon text:anchor-type="page" text:anchor-page-number="4" draw:z-index="2058" draw:style-name="gr26" draw:text-style-name="P3" svg:width="0.4543in" svg:height="0.2272in" svg:x="4.8665in" svg:y="5.4846in" svg:viewBox="0 0 1155 578" draw:points="577,578 0,578 0,0 1155,0 1155,578">
        <text:p/>
      </draw:polygon>
      <draw:frame text:anchor-type="page" text:anchor-page-number="10" draw:z-index="2057" draw:style-name="gr1" draw:text-style-name="P2" svg:width="0.0713in" svg:height="0.1622in" svg:x="5.3728in" svg:y="4.0736in">
        <draw:text-box>
          <text:p><text:span text:style-name="T3">¨</text:span></text:p>
        </draw:text-box>
      </draw:frame>
      <draw:frame text:anchor-type="page" text:anchor-page-number="7" draw:z-index="2056" draw:style-name="gr1" draw:text-style-name="P2" svg:width="0.2461in" svg:height="0.1622in" svg:x="3.8929in" svg:y="6.6846in">
        <draw:text-box>
          <text:p><text:span text:style-name="T3">okk</text:span></text:p>
        </draw:text-box>
      </draw:frame>
      <draw:frame text:anchor-type="page" text:anchor-page-number="2" draw:z-index="2055" draw:style-name="gr1" draw:text-style-name="P2" svg:width="0.0862in" svg:height="0.1622in" svg:x="4.6811in" svg:y="5.2299in">
        <draw:text-box>
          <text:p><text:span text:style-name="T3">a</text:span></text:p>
        </draw:text-box>
      </draw:frame>
      <draw:frame text:anchor-type="page" text:anchor-page-number="9" draw:z-index="2054" draw:style-name="gr1" draw:text-style-name="P2" svg:width="0.6406in" svg:height="0.1622in" svg:x="4.0091in" svg:y="4.6626in">
        <draw:text-box>
          <text:p><text:span text:style-name="T3">aketjun v</text:span></text:p>
        </draw:text-box>
      </draw:frame>
      <draw:frame text:anchor-type="page" text:anchor-page-number="5" draw:z-index="2053" draw:style-name="gr1" draw:text-style-name="P2" svg:width="0.0862in" svg:height="0.1622in" svg:x="5.6898in" svg:y="5.6992in">
        <draw:text-box>
          <text:p><text:span text:style-name="T3">a</text:span></text:p>
        </draw:text-box>
      </draw:frame>
      <draw:polygon text:anchor-type="page" text:anchor-page-number="6" draw:z-index="2052" draw:style-name="gr4" draw:text-style-name="P3" svg:width="0.3535in" svg:height="0.176in" draw:transform="rotate (-1.5707963267949) translate (2.57637795275591in 6.85196850393701in)" svg:viewBox="0 0 899 448" draw:points="448,448 0,448 0,0 899,0 899,448">
        <text:p/>
      </draw:polygon>
      <draw:frame text:anchor-type="page" text:anchor-page-number="1" draw:z-index="2051" draw:style-name="gr1" draw:text-style-name="P2" svg:width="1.685in" svg:height="0.1453in" svg:x="3.6043in" svg:y="7.3244in">
        <draw:text-box>
          <text:p><text:span text:style-name="T6">ontodisteketjun todisteeksi</text:span></text:p>
        </draw:text-box>
      </draw:frame>
      <draw:frame text:anchor-type="page" text:anchor-page-number="2" draw:z-index="2050" draw:style-name="gr1" draw:text-style-name="P2" svg:width="0.0713in" svg:height="0.1622in" svg:x="4.6811in" svg:y="5.2362in">
        <draw:text-box>
          <text:p><text:span text:style-name="T3">¨</text:span></text:p>
        </draw:text-box>
      </draw:frame>
      <draw:frame text:anchor-type="page" text:anchor-page-number="7" draw:z-index="2049" draw:style-name="gr1" draw:text-style-name="P2" svg:width="0.0713in" svg:height="0.1622in" svg:x="3.8929in" svg:y="6.6909in">
        <draw:text-box>
          <text:p><text:span text:style-name="T3">¨</text:span></text:p>
        </draw:text-box>
      </draw:frame>
      <draw:frame text:anchor-type="page" text:anchor-page-number="3" draw:z-index="2048" draw:style-name="gr1" draw:text-style-name="P2" svg:width="2.4571in" svg:height="0.1622in" svg:x="3.35in" svg:y="6.6547in">
        <draw:text-box>
          <text:p><text:span text:style-name="T3">altyy aina edellinen aikaleima, mist</text:span></text:p>
        </draw:text-box>
      </draw:frame>
      <draw:frame text:anchor-type="page" text:anchor-page-number="12" draw:z-index="2047" draw:style-name="gr1" draw:text-style-name="P2" svg:width="0.0713in" svg:height="0.1622in" svg:x="2.5882in" svg:y="6.4673in">
        <draw:text-box>
          <text:p><text:span text:style-name="T3">¨</text:span></text:p>
        </draw:text-box>
      </draw:frame>
      <draw:frame text:anchor-type="page" text:anchor-page-number="8" draw:z-index="2046" draw:style-name="gr1" draw:text-style-name="P2" svg:width="1.2953in" svg:height="0.1622in" svg:x="3.6102in" svg:y="6.3425in">
        <draw:text-box>
          <text:p><text:span text:style-name="T3">allainen menetelm</text:span></text:p>
        </draw:text-box>
      </draw:frame>
      <draw:frame text:anchor-type="page" text:anchor-page-number="10" draw:z-index="2045" draw:style-name="gr1" draw:text-style-name="P2" svg:width="0.524in" svg:height="0.1622in" svg:x="4.8665in" svg:y="4.0681in">
        <draw:text-box>
          <text:p><text:span text:style-name="T3">a vilpitt</text:span></text:p>
        </draw:text-box>
      </draw:frame>
      <draw:frame text:anchor-type="page" text:anchor-page-number="4" draw:z-index="2044" draw:style-name="gr1" draw:text-style-name="P2" svg:width="0.7039in" svg:height="0.1669in" svg:x="4.989in" svg:y="5.189in">
        <draw:text-box>
          <text:p><text:span text:style-name="T20">Ed.tiiviste</text:span></text:p>
        </draw:text-box>
      </draw:frame>
      <draw:frame text:anchor-type="page" text:anchor-page-number="9" draw:z-index="2043" draw:style-name="gr1" draw:text-style-name="P2" svg:width="0.0713in" svg:height="0.1622in" svg:x="4.0091in" svg:y="4.6689in">
        <draw:text-box>
          <text:p><text:span text:style-name="T3">¨</text:span></text:p>
        </draw:text-box>
      </draw:frame>
      <draw:frame text:anchor-type="page" text:anchor-page-number="5" draw:z-index="2042" draw:style-name="gr1" draw:text-style-name="P2" svg:width="0.0713in" svg:height="0.1622in" svg:x="5.6898in" svg:y="5.7047in">
        <draw:text-box>
          <text:p><text:span text:style-name="T3">¨</text:span></text:p>
        </draw:text-box>
      </draw:frame>
      <draw:frame text:anchor-type="page" text:anchor-page-number="3" draw:z-index="2041" draw:style-name="gr1" draw:text-style-name="P2" svg:width="0.0713in" svg:height="0.1622in" svg:x="3.35in" svg:y="6.661in">
        <draw:text-box>
          <text:p><text:span text:style-name="T3">¨</text:span></text:p>
        </draw:text-box>
      </draw:frame>
      <draw:frame text:anchor-type="page" text:anchor-page-number="6" draw:z-index="2040" draw:style-name="gr1" draw:text-style-name="P2" svg:width="0.5323in" svg:height="0.1303in" svg:x="2.2217in" svg:y="6.3591in">
        <draw:text-box>
          <text:p><text:span text:style-name="T14">Tiiviste01</text:span></text:p>
        </draw:text-box>
      </draw:frame>
      <draw:frame text:anchor-type="page" text:anchor-page-number="1" draw:z-index="2039" draw:style-name="gr1" draw:text-style-name="P2" svg:width="0.0642in" svg:height="0.1453in" svg:x="3.6043in" svg:y="7.3299in">
        <draw:text-box>
          <text:p><text:span text:style-name="T6">¨</text:span></text:p>
        </draw:text-box>
      </draw:frame>
      <draw:frame text:anchor-type="page" text:anchor-page-number="7" draw:z-index="2038" draw:style-name="gr1" draw:text-style-name="P2" svg:width="0.6303in" svg:height="0.1622in" svg:x="3.3264in" svg:y="6.6846in">
        <draw:text-box>
          <text:p><text:span text:style-name="T3">mutta hy</text:span></text:p>
        </draw:text-box>
      </draw:frame>
      <draw:frame text:anchor-type="page" text:anchor-page-number="12" draw:z-index="2037" draw:style-name="gr1" draw:text-style-name="P2" svg:width="0.8539in" svg:height="0.1622in" svg:x="1.8575in" svg:y="6.461in">
        <draw:text-box>
          <text:p><text:span text:style-name="T3">maisten hyv</text:span></text:p>
        </draw:text-box>
      </draw:frame>
      <draw:frame text:anchor-type="page" text:anchor-page-number="9" draw:z-index="2036" draw:style-name="gr1" draw:text-style-name="P2" svg:width="0.1248in" svg:height="0.1622in" svg:x="3.898in" svg:y="4.6626in">
        <draw:text-box>
          <text:p><text:span text:style-name="T3">aj</text:span></text:p>
        </draw:text-box>
      </draw:frame>
      <draw:frame text:anchor-type="page" text:anchor-page-number="8" draw:z-index="2035" draw:style-name="gr1" draw:text-style-name="P2" svg:width="0.0713in" svg:height="0.1622in" svg:x="3.6102in" svg:y="6.3484in">
        <draw:text-box>
          <text:p><text:span text:style-name="T3">¨</text:span></text:p>
        </draw:text-box>
      </draw:frame>
      <draw:frame text:anchor-type="page" text:anchor-page-number="5" draw:z-index="2034" draw:style-name="gr1" draw:text-style-name="P2" svg:width="0.9559in" svg:height="0.1622in" svg:x="4.8429in" svg:y="5.6992in">
        <draw:text-box>
          <text:p><text:span text:style-name="T3">ne ennen pitk</text:span></text:p>
        </draw:text-box>
      </draw:frame>
      <draw:frame text:anchor-type="page" text:anchor-page-number="2" draw:z-index="2033" draw:style-name="gr1" draw:text-style-name="P2" svg:width="0.2461in" svg:height="0.1622in" svg:x="4.4661in" svg:y="5.2299in">
        <draw:text-box>
          <text:p><text:span text:style-name="T3">okk</text:span></text:p>
        </draw:text-box>
      </draw:frame>
      <draw:frame text:anchor-type="page" text:anchor-page-number="10" draw:z-index="2032" draw:style-name="gr1" draw:text-style-name="P2" svg:width="0.0713in" svg:height="0.1622in" svg:x="4.8665in" svg:y="4.0736in">
        <draw:text-box>
          <text:p><text:span text:style-name="T3">¨</text:span></text:p>
        </draw:text-box>
      </draw:frame>
      <draw:polygon text:anchor-type="page" text:anchor-page-number="4" draw:z-index="2031" draw:style-name="gr26" draw:text-style-name="P3" svg:width="0.5689in" svg:height="0.2272in" svg:x="5.8894in" svg:y="5.1429in" svg:viewBox="0 0 1446 578" draw:points="723,578 0,578 0,0 1446,0 1446,578">
        <text:p/>
      </draw:polygon>
      <draw:frame text:anchor-type="page" text:anchor-page-number="8" draw:z-index="2030" draw:style-name="gr1" draw:text-style-name="P2" svg:width="0.0559in" svg:height="0.1622in" svg:x="3.5571in" svg:y="6.3425in">
        <draw:text-box>
          <text:p><text:span text:style-name="T3">t</text:span></text:p>
        </draw:text-box>
      </draw:frame>
      <draw:frame text:anchor-type="page" text:anchor-page-number="3" draw:z-index="2029" draw:style-name="gr1" draw:text-style-name="P2" svg:width="1.7807in" svg:height="0.1622in" svg:x="1.8575in" svg:y="6.6547in">
        <draw:text-box>
          <text:p><text:span text:style-name="T3">kaleiman tiivisteeseen sis</text:span></text:p>
        </draw:text-box>
      </draw:frame>
      <draw:polygon text:anchor-type="page" text:anchor-page-number="6" draw:z-index="2028" draw:style-name="gr15" draw:text-style-name="P2" svg:width="0.4909in" svg:height="0.176in" svg:x="1.978in" svg:y="6.852in" svg:viewBox="0 0 1248 448" draw:points="627,448 0,448 0,0 1248,0 1248,448">
        <text:p/>
      </draw:polygon>
      <draw:frame text:anchor-type="page" text:anchor-page-number="10" draw:z-index="2027" draw:style-name="gr1" draw:text-style-name="P2" svg:width="0.1953in" svg:height="0.1622in" svg:x="4.698in" svg:y="4.0681in">
        <draw:text-box>
          <text:p><text:span text:style-name="T3">ett</text:span></text:p>
        </draw:text-box>
      </draw:frame>
      <draw:frame text:anchor-type="page" text:anchor-page-number="9" draw:z-index="2026" draw:style-name="gr1" draw:text-style-name="P2" svg:width="0.0713in" svg:height="0.1622in" svg:x="3.898in" svg:y="4.6689in">
        <draw:text-box>
          <text:p><text:span text:style-name="T3">¨</text:span></text:p>
        </draw:text-box>
      </draw:frame>
      <draw:frame text:anchor-type="page" text:anchor-page-number="2" draw:z-index="2025" draw:style-name="gr1" draw:text-style-name="P2" svg:width="0.0713in" svg:height="0.1622in" svg:x="4.4661in" svg:y="5.2362in">
        <draw:text-box>
          <text:p><text:span text:style-name="T3">¨</text:span></text:p>
        </draw:text-box>
      </draw:frame>
      <draw:frame text:anchor-type="page" text:anchor-page-number="7" draw:z-index="2024" draw:style-name="gr1" draw:text-style-name="P2" svg:width="1.6161in" svg:height="0.1622in" svg:x="1.8575in" svg:y="6.6846in">
        <draw:text-box>
          <text:p><text:span text:style-name="T3">tensa siirtotapahtumia,</text:span></text:p>
        </draw:text-box>
      </draw:frame>
      <draw:frame text:anchor-type="page" text:anchor-page-number="5" draw:z-index="2023" draw:style-name="gr1" draw:text-style-name="P2" svg:width="2.6413in" svg:height="0.1622in" svg:x="2.4138in" svg:y="5.6992in">
        <draw:text-box>
          <text:p><text:span text:style-name="T3">Kunhan ne tavoittavat monia solmuja,</text:span></text:p>
        </draw:text-box>
      </draw:frame>
      <draw:frame text:anchor-type="page" text:anchor-page-number="1" draw:z-index="2022" draw:style-name="gr1" draw:text-style-name="P2" svg:width="0.3185in" svg:height="0.1453in" svg:x="3.2992in" svg:y="7.3244in">
        <draw:text-box>
          <text:p><text:span text:style-name="T6">an ty</text:span></text:p>
        </draw:text-box>
      </draw:frame>
      <draw:frame text:anchor-type="page" text:anchor-page-number="12" draw:z-index="2021" draw:style-name="gr1" draw:text-style-name="P2" svg:width="1.3996in" svg:height="0.1622in" svg:x="5.3929in" svg:y="6.2953in">
        <draw:text-box>
          <text:p><text:span text:style-name="T3">laskentatehollaan il-</text:span></text:p>
        </draw:text-box>
      </draw:frame>
      <draw:frame text:anchor-type="page" text:anchor-page-number="10" draw:z-index="2020" draw:style-name="gr1" draw:text-style-name="P2" svg:width="1.4587in" svg:height="0.1622in" svg:x="3.3217in" svg:y="4.0681in">
        <draw:text-box>
          <text:p><text:span text:style-name="T3">mutta kun oletetaan,</text:span></text:p>
        </draw:text-box>
      </draw:frame>
      <draw:frame text:anchor-type="page" text:anchor-page-number="7" draw:z-index="2019" draw:style-name="gr1" draw:text-style-name="P2" svg:width="1.5862in" svg:height="0.1622in" svg:x="5.2425in" svg:y="6.5189in">
        <draw:text-box>
          <text:p><text:span text:style-name="T3">at varmentamaan tois-</text:span></text:p>
        </draw:text-box>
      </draw:frame>
      <draw:frame text:anchor-type="page" text:anchor-page-number="3" draw:z-index="2018" draw:style-name="gr1" draw:text-style-name="P2" svg:width="1.9524in" svg:height="0.1622in" svg:x="4.9472in" svg:y="6.489in">
        <draw:text-box>
          <text:p><text:span text:style-name="T3">a olla olemassa. Jokaisen ai-</text:span></text:p>
        </draw:text-box>
      </draw:frame>
      <draw:frame text:anchor-type="page" text:anchor-page-number="9" draw:z-index="2017" draw:style-name="gr1" draw:text-style-name="P2" svg:width="0.0862in" svg:height="0.1622in" svg:x="3.8283in" svg:y="4.6626in">
        <draw:text-box>
          <text:p><text:span text:style-name="T3">a</text:span></text:p>
        </draw:text-box>
      </draw:frame>
      <draw:frame text:anchor-type="page" text:anchor-page-number="2" draw:z-index="2016" draw:style-name="gr1" draw:text-style-name="P2" svg:width="0.987in" svg:height="0.1622in" svg:x="3.5929in" svg:y="5.2299in">
        <draw:text-box>
          <text:p><text:span text:style-name="T3">a toimivien hy</text:span></text:p>
        </draw:text-box>
      </draw:frame>
      <draw:frame text:anchor-type="page" text:anchor-page-number="8" draw:z-index="2015" draw:style-name="gr1" draw:text-style-name="P2" svg:width="0.9425in" svg:height="0.1622in" svg:x="2.6492in" svg:y="6.3425in">
        <draw:text-box>
          <text:p><text:span text:style-name="T3">a olla julkisia,</text:span></text:p>
        </draw:text-box>
      </draw:frame>
      <draw:polygon text:anchor-type="page" text:anchor-page-number="6" draw:z-index="2014" draw:style-name="gr4" draw:text-style-name="P3" svg:width="0.3535in" svg:height="0.176in" draw:transform="rotate (-1.5707963267949) translate (2.04685039370079in 6.85196850393701in)" svg:viewBox="0 0 899 448" draw:points="451,448 0,448 0,0 899,0 899,448">
        <text:p/>
      </draw:polygon>
      <draw:frame text:anchor-type="page" text:anchor-page-number="5" draw:z-index="2013" draw:style-name="gr1" draw:text-style-name="P2" svg:width="0.5862in" svg:height="0.1622in" svg:x="1.8575in" svg:y="5.6992in">
        <draw:text-box>
          <text:p><text:span text:style-name="T3">solmuja.</text:span></text:p>
        </draw:text-box>
      </draw:frame>
      <draw:frame text:anchor-type="page" text:anchor-page-number="12" draw:z-index="2012" draw:style-name="gr1" draw:text-style-name="P2" svg:width="0.1406in" svg:height="0.1622in" svg:x="5.1972in" svg:y="6.2953in">
        <draw:text-box>
          <text:p><text:span text:style-name="T3">at</text:span></text:p>
        </draw:text-box>
      </draw:frame>
      <draw:frame text:anchor-type="page" text:anchor-page-number="1" draw:z-index="2011" draw:style-name="gr1" draw:text-style-name="P2" svg:width="0.0642in" svg:height="0.1453in" svg:x="3.2992in" svg:y="7.3299in">
        <draw:text-box>
          <text:p><text:span text:style-name="T6">¨</text:span></text:p>
        </draw:text-box>
      </draw:frame>
      <draw:frame text:anchor-type="page" text:anchor-page-number="4" draw:z-index="2010" draw:style-name="gr1" draw:text-style-name="P2" svg:width="0.4205in" svg:height="0.1669in" svg:x="4.7543in" svg:y="4.8807in">
        <draw:text-box>
          <text:p><text:span text:style-name="T20">Lohko</text:span></text:p>
        </draw:text-box>
      </draw:frame>
      <draw:frame text:anchor-type="page" text:anchor-page-number="8" draw:z-index="2009" draw:style-name="gr1" draw:text-style-name="P2" svg:width="0.0713in" svg:height="0.1622in" svg:x="2.6492in" svg:y="6.3484in">
        <draw:text-box>
          <text:p><text:span text:style-name="T3">¨</text:span></text:p>
        </draw:text-box>
      </draw:frame>
      <draw:frame text:anchor-type="page" text:anchor-page-number="1" draw:z-index="2008" draw:style-name="gr1" draw:text-style-name="P2" svg:width="0.6213in" svg:height="0.1453in" svg:x="2.7228in" svg:y="7.3244in">
        <draw:text-box>
          <text:p><text:span text:style-name="T6">at pisimm</text:span></text:p>
        </draw:text-box>
      </draw:frame>
      <draw:frame text:anchor-type="page" text:anchor-page-number="2" draw:z-index="2007" draw:style-name="gr1" draw:text-style-name="P2" svg:width="0.0713in" svg:height="0.1622in" svg:x="3.5929in" svg:y="5.2362in">
        <draw:text-box>
          <text:p><text:span text:style-name="T3">¨</text:span></text:p>
        </draw:text-box>
      </draw:frame>
      <draw:frame text:anchor-type="page" text:anchor-page-number="7" draw:z-index="2006" draw:style-name="gr1" draw:text-style-name="P2" svg:width="0.0713in" svg:height="0.1622in" svg:x="5.2425in" svg:y="6.5252in">
        <draw:text-box>
          <text:p><text:span text:style-name="T3">¨</text:span></text:p>
        </draw:text-box>
      </draw:frame>
      <draw:frame text:anchor-type="page" text:anchor-page-number="12" draw:z-index="2005" draw:style-name="gr1" draw:text-style-name="P2" svg:width="0.0713in" svg:height="0.1622in" svg:x="5.1972in" svg:y="6.3016in">
        <draw:text-box>
          <text:p><text:span text:style-name="T3">¨</text:span></text:p>
        </draw:text-box>
      </draw:frame>
      <draw:frame text:anchor-type="page" text:anchor-page-number="10" draw:z-index="2004" draw:style-name="gr1" draw:text-style-name="P2" svg:width="0.9598in" svg:height="0.1622in" svg:x="2.3992in" svg:y="4.0681in">
        <draw:text-box>
          <text:p><text:span text:style-name="T3">a on edennyt,</text:span></text:p>
        </draw:text-box>
      </draw:frame>
      <draw:frame text:anchor-type="page" text:anchor-page-number="5" draw:z-index="2003" draw:style-name="gr1" draw:text-style-name="P2" svg:width="1.2795in" svg:height="0.1622in" svg:x="5.4717in" svg:y="5.5335in">
        <draw:text-box>
          <text:p><text:span text:style-name="T3">a tavoittaa kaikkia</text:span></text:p>
        </draw:text-box>
      </draw:frame>
      <draw:frame text:anchor-type="page" text:anchor-page-number="3" draw:z-index="2002" draw:style-name="gr1" draw:text-style-name="P2" svg:width="0.0713in" svg:height="0.1622in" svg:x="4.9472in" svg:y="6.4953in">
        <draw:text-box>
          <text:p><text:span text:style-name="T3">¨</text:span></text:p>
        </draw:text-box>
      </draw:frame>
      <draw:frame text:anchor-type="page" text:anchor-page-number="9" draw:z-index="2001" draw:style-name="gr1" draw:text-style-name="P2" svg:width="0.0713in" svg:height="0.1622in" svg:x="3.8283in" svg:y="4.6689in">
        <draw:text-box>
          <text:p><text:span text:style-name="T3">¨</text:span></text:p>
        </draw:text-box>
      </draw:frame>
      <draw:frame text:anchor-type="page" text:anchor-page-number="6" draw:z-index="2000" draw:style-name="gr1" draw:text-style-name="P2" svg:width="0.3677in" svg:height="0.1303in" svg:x="3.3874in" svg:y="5.5626in">
        <draw:text-box>
          <text:p><text:span text:style-name="T14">Nonssi</text:span></text:p>
        </draw:text-box>
      </draw:frame>
      <draw:frame text:anchor-type="page" text:anchor-page-number="9" draw:z-index="1999" draw:style-name="gr1" draw:text-style-name="P2" svg:width="0.2461in" svg:height="0.1622in" svg:x="3.6134in" svg:y="4.6626in">
        <draw:text-box>
          <text:p><text:span text:style-name="T3">okk</text:span></text:p>
        </draw:text-box>
      </draw:frame>
      <draw:frame text:anchor-type="page" text:anchor-page-number="8" draw:z-index="1998" draw:style-name="gr1" draw:text-style-name="P2" svg:width="0.228in" svg:height="0.1622in" svg:x="2.4535in" svg:y="6.3425in">
        <draw:text-box>
          <text:p><text:span text:style-name="T3">ont</text:span></text:p>
        </draw:text-box>
      </draw:frame>
      <draw:frame text:anchor-type="page" text:anchor-page-number="5" draw:z-index="1997" draw:style-name="gr1" draw:text-style-name="P2" svg:width="0.0713in" svg:height="0.1622in" svg:x="5.4717in" svg:y="5.539in">
        <draw:text-box>
          <text:p><text:span text:style-name="T3">¨</text:span></text:p>
        </draw:text-box>
      </draw:frame>
      <draw:frame text:anchor-type="page" text:anchor-page-number="12" draw:z-index="1996" draw:style-name="gr1" draw:text-style-name="P2" svg:width="0.1685in" svg:height="0.1622in" svg:x="5.0547in" svg:y="6.2953in">
        <draw:text-box>
          <text:p><text:span text:style-name="T3">av</text:span></text:p>
        </draw:text-box>
      </draw:frame>
      <draw:frame text:anchor-type="page" text:anchor-page-number="1" draw:z-index="1995" draw:style-name="gr1" draw:text-style-name="P2" svg:width="0.0642in" svg:height="0.1453in" svg:x="2.7228in" svg:y="7.3299in">
        <draw:text-box>
          <text:p><text:span text:style-name="T6">¨</text:span></text:p>
        </draw:text-box>
      </draw:frame>
      <draw:frame text:anchor-type="page" text:anchor-page-number="10" draw:z-index="1994" draw:style-name="gr1" draw:text-style-name="P2" svg:width="0.0713in" svg:height="0.1622in" svg:x="2.3992in" svg:y="4.0736in">
        <draw:text-box>
          <text:p><text:span text:style-name="T3">¨</text:span></text:p>
        </draw:text-box>
      </draw:frame>
      <draw:frame text:anchor-type="page" text:anchor-page-number="2" draw:z-index="1993" draw:style-name="gr1" draw:text-style-name="P2" svg:width="0.2303in" svg:height="0.1622in" svg:x="3.4154in" svg:y="5.2299in">
        <draw:text-box>
          <text:p><text:span text:style-name="T3">oss</text:span></text:p>
        </draw:text-box>
      </draw:frame>
      <draw:frame text:anchor-type="page" text:anchor-page-number="7" draw:z-index="1992" draw:style-name="gr1" draw:text-style-name="P2" svg:width="1.4421in" svg:height="0.1622in" svg:x="3.9661in" svg:y="6.5189in">
        <draw:text-box>
          <text:p><text:span text:style-name="T3">Verkkosolmut pystyv</text:span></text:p>
        </draw:text-box>
      </draw:frame>
      <draw:polygon text:anchor-type="page" text:anchor-page-number="4" draw:z-index="1991" draw:style-name="gr26" draw:text-style-name="P3" svg:width="0.9102in" svg:height="0.2272in" svg:x="4.8665in" svg:y="5.1429in" svg:viewBox="0 0 2313 578" draw:points="1155,578 0,578 0,0 2313,0 2313,578">
        <text:p/>
      </draw:polygon>
      <draw:frame text:anchor-type="page" text:anchor-page-number="3" draw:z-index="1990" draw:style-name="gr1" draw:text-style-name="P2" svg:width="0.5941in" svg:height="0.1622in" svg:x="4.4362in" svg:y="6.489in">
        <draw:text-box>
          <text:p><text:span text:style-name="T3">a hetkell</text:span></text:p>
        </draw:text-box>
      </draw:frame>
      <draw:polygon text:anchor-type="page" text:anchor-page-number="6" draw:z-index="1989" draw:style-name="gr28" draw:text-style-name="P2" svg:width="0.5563in" svg:height="0.1756in" svg:x="2.2102in" svg:y="6.3256in" svg:viewBox="0 0 1414 447" draw:points="706,447 0,447 0,0 1414,0 1414,447">
        <text:p/>
      </draw:polygon>
      <draw:frame text:anchor-type="page" text:anchor-page-number="4" draw:z-index="1988" draw:style-name="gr1" draw:text-style-name="P2" svg:width="0.1378in" svg:height="0.1669in" svg:x="3.9016in" svg:y="5.5319in">
        <draw:text-box>
          <text:p><text:span text:style-name="T20">...</text:span></text:p>
        </draw:text-box>
      </draw:frame>
      <draw:frame text:anchor-type="page" text:anchor-page-number="10" draw:z-index="1987" draw:style-name="gr1" draw:text-style-name="P2" svg:width="0.1248in" svg:height="0.1622in" svg:x="2.2882in" svg:y="4.0681in">
        <draw:text-box>
          <text:p><text:span text:style-name="T3">aj</text:span></text:p>
        </draw:text-box>
      </draw:frame>
      <draw:frame text:anchor-type="page" text:anchor-page-number="12" draw:z-index="1986" draw:style-name="gr1" draw:text-style-name="P2" svg:width="0.0713in" svg:height="0.1622in" svg:x="5.0547in" svg:y="6.3016in">
        <draw:text-box>
          <text:p><text:span text:style-name="T3">¨</text:span></text:p>
        </draw:text-box>
      </draw:frame>
      <draw:frame text:anchor-type="page" text:anchor-page-number="5" draw:z-index="1985" draw:style-name="gr1" draw:text-style-name="P2" svg:width="0.1949in" svg:height="0.1622in" svg:x="5.2953in" svg:y="5.5335in">
        <draw:text-box>
          <text:p><text:span text:style-name="T3">att</text:span></text:p>
        </draw:text-box>
      </draw:frame>
      <draw:frame text:anchor-type="page" text:anchor-page-number="3" draw:z-index="1984" draw:style-name="gr1" draw:text-style-name="P2" svg:width="0.0713in" svg:height="0.1622in" svg:x="4.4362in" svg:y="6.4953in">
        <draw:text-box>
          <text:p><text:span text:style-name="T3">¨</text:span></text:p>
        </draw:text-box>
      </draw:frame>
      <draw:frame text:anchor-type="page" text:anchor-page-number="9" draw:z-index="1983" draw:style-name="gr1" draw:text-style-name="P2" svg:width="0.0713in" svg:height="0.1622in" svg:x="3.6134in" svg:y="4.6689in">
        <draw:text-box>
          <text:p><text:span text:style-name="T3">¨</text:span></text:p>
        </draw:text-box>
      </draw:frame>
      <draw:polygon text:anchor-type="page" text:anchor-page-number="6" draw:z-index="1982" draw:style-name="gr4" draw:text-style-name="P3" svg:width="0.528in" svg:height="0.1764in" draw:transform="rotate (-1.5707963267949) translate (2.2244094488189in 6.3251968503937in)" svg:viewBox="0 0 1342 449" draw:points="671,449 0,449 0,0 1342,0 1342,449">
        <text:p/>
      </draw:polygon>
      <draw:frame text:anchor-type="page" text:anchor-page-number="1" draw:z-index="1981" draw:style-name="gr1" draw:text-style-name="P2" svg:width="0.3622in" svg:height="0.1453in" svg:x="2.4063in" svg:y="7.3244in">
        <draw:text-box>
          <text:p><text:span text:style-name="T6">aksyv</text:span></text:p>
        </draw:text-box>
      </draw:frame>
      <draw:frame text:anchor-type="page" text:anchor-page-number="2" draw:z-index="1980" draw:style-name="gr1" draw:text-style-name="P2" svg:width="0.0713in" svg:height="0.1622in" svg:x="3.4154in" svg:y="5.2362in">
        <draw:text-box>
          <text:p><text:span text:style-name="T3">¨</text:span></text:p>
        </draw:text-box>
      </draw:frame>
      <draw:frame text:anchor-type="page" text:anchor-page-number="7" draw:z-index="1979" draw:style-name="gr1" draw:text-style-name="P2" svg:width="2.3878in" svg:height="0.1622in" svg:x="1.8575in" svg:y="6.5189in">
        <draw:text-box>
          <text:p><text:span text:style-name="T3">nuksesta tulee haavoittuvaisempi.</text:span></text:p>
        </draw:text-box>
      </draw:frame>
      <draw:frame text:anchor-type="page" text:anchor-page-number="8" draw:z-index="1978" draw:style-name="gr1" draw:text-style-name="P2" svg:width="0.0713in" svg:height="0.1622in" svg:x="2.4535in" svg:y="6.3484in">
        <draw:text-box>
          <text:p><text:span text:style-name="T3">¨</text:span></text:p>
        </draw:text-box>
      </draw:frame>
      <draw:frame text:anchor-type="page" text:anchor-page-number="7" draw:z-index="1977" draw:style-name="gr1" draw:text-style-name="P2" svg:width="3.0453in" svg:height="0.1622in" svg:x="4.0508in" svg:y="6.3528in">
        <draw:text-box>
          <text:p><text:span text:style-name="T3">an onnistuessa valtaamaan verkon varmen-</text:span></text:p>
        </draw:text-box>
      </draw:frame>
      <draw:frame text:anchor-type="page" text:anchor-page-number="5" draw:z-index="1976" draw:style-name="gr1" draw:text-style-name="P2" svg:width="0.0713in" svg:height="0.1622in" svg:x="5.2953in" svg:y="5.539in">
        <draw:text-box>
          <text:p><text:span text:style-name="T3">¨</text:span></text:p>
        </draw:text-box>
      </draw:frame>
      <draw:frame text:anchor-type="page" text:anchor-page-number="2" draw:z-index="1975" draw:style-name="gr1" draw:text-style-name="P2" svg:width="0.7732in" svg:height="0.1622in" svg:x="2.7457in" svg:y="5.2299in">
        <draw:text-box>
          <text:p><text:span text:style-name="T3">an yhteisty</text:span></text:p>
        </draw:text-box>
      </draw:frame>
      <draw:frame text:anchor-type="page" text:anchor-page-number="6" draw:z-index="1974" draw:style-name="gr1" draw:text-style-name="P2" svg:width="0.5461in" svg:height="0.1303in" svg:x="2.5634in" svg:y="5.5626in">
        <draw:text-box>
          <text:p><text:span text:style-name="T14">Ed.tiiviste</text:span></text:p>
        </draw:text-box>
      </draw:frame>
      <draw:frame text:anchor-type="page" text:anchor-page-number="8" draw:z-index="1973" draw:style-name="gr1" draw:text-style-name="P2" svg:width="0.1406in" svg:height="0.1622in" svg:x="2.3307in" svg:y="6.3425in">
        <draw:text-box>
          <text:p><text:span text:style-name="T3">at</text:span></text:p>
        </draw:text-box>
      </draw:frame>
      <draw:frame text:anchor-type="page" text:anchor-page-number="12" draw:z-index="1972" draw:style-name="gr1" draw:text-style-name="P2" svg:width="0.385in" svg:height="0.1622in" svg:x="4.739in" svg:y="6.2953in">
        <draw:text-box>
          <text:p><text:span text:style-name="T3">anest</text:span></text:p>
        </draw:text-box>
      </draw:frame>
      <draw:frame text:anchor-type="page" text:anchor-page-number="1" draw:z-index="1971" draw:style-name="gr1" draw:text-style-name="P2" svg:width="0.0642in" svg:height="0.1453in" svg:x="2.4063in" svg:y="7.3299in">
        <draw:text-box>
          <text:p><text:span text:style-name="T6">¨</text:span></text:p>
        </draw:text-box>
      </draw:frame>
      <draw:frame text:anchor-type="page" text:anchor-page-number="9" draw:z-index="1970" draw:style-name="gr1" draw:text-style-name="P2" svg:width="1.0268in" svg:height="0.1622in" svg:x="2.6535in" svg:y="4.6626in">
        <draw:text-box>
          <text:p><text:span text:style-name="T3">an ketjun ja hy</text:span></text:p>
        </draw:text-box>
      </draw:frame>
      <draw:frame text:anchor-type="page" text:anchor-page-number="10" draw:z-index="1969" draw:style-name="gr1" draw:text-style-name="P2" svg:width="0.0713in" svg:height="0.1622in" svg:x="2.2882in" svg:y="4.0736in">
        <draw:text-box>
          <text:p><text:span text:style-name="T3">¨</text:span></text:p>
        </draw:text-box>
      </draw:frame>
      <draw:frame text:anchor-type="page" text:anchor-page-number="3" draw:z-index="1968" draw:style-name="gr1" draw:text-style-name="P2" svg:width="1.1579in" svg:height="0.1622in" svg:x="3.4346in" svg:y="6.489in">
        <draw:text-box>
          <text:p><text:span text:style-name="T3">aytynyt kyseisell</text:span></text:p>
        </draw:text-box>
      </draw:frame>
      <draw:polygon text:anchor-type="page" text:anchor-page-number="4" draw:z-index="1967" draw:style-name="gr26" draw:text-style-name="P3" svg:width="1.9335in" svg:height="1.0248in" svg:x="4.6394in" svg:y="4.8016in" svg:viewBox="0 0 4912 2604" draw:points="2454,2604 0,2604 0,0 4912,0 4912,2604">
        <text:p/>
      </draw:polygon>
      <draw:frame text:anchor-type="page" text:anchor-page-number="3" draw:z-index="1966" draw:style-name="gr1" draw:text-style-name="P2" svg:width="0.0713in" svg:height="0.1622in" svg:x="3.4346in" svg:y="6.4953in">
        <draw:text-box>
          <text:p><text:span text:style-name="T3">¨</text:span></text:p>
        </draw:text-box>
      </draw:frame>
      <draw:frame text:anchor-type="page" text:anchor-page-number="1" draw:z-index="1965" draw:style-name="gr1" draw:text-style-name="P2" svg:width="0.228in" svg:height="0.1453in" svg:x="2.2035in" svg:y="7.3244in">
        <draw:text-box>
          <text:p><text:span text:style-name="T6">hyv</text:span></text:p>
        </draw:text-box>
      </draw:frame>
      <draw:frame text:anchor-type="page" text:anchor-page-number="7" draw:z-index="1964" draw:style-name="gr1" draw:text-style-name="P2" svg:width="0.0713in" svg:height="0.1622in" svg:x="4.0508in" svg:y="6.3583in">
        <draw:text-box>
          <text:p><text:span text:style-name="T3">¨</text:span></text:p>
        </draw:text-box>
      </draw:frame>
      <draw:frame text:anchor-type="page" text:anchor-page-number="8" draw:z-index="1963" draw:style-name="gr1" draw:text-style-name="P2" svg:width="0.0713in" svg:height="0.1622in" svg:x="2.3307in" svg:y="6.3484in">
        <draw:text-box>
          <text:p><text:span text:style-name="T3">¨</text:span></text:p>
        </draw:text-box>
      </draw:frame>
      <draw:frame text:anchor-type="page" text:anchor-page-number="5" draw:z-index="1962" draw:style-name="gr1" draw:text-style-name="P2" svg:width="0.2213in" svg:height="0.1622in" svg:x="5.1102in" svg:y="5.5335in">
        <draw:text-box>
          <text:p><text:span text:style-name="T3">am</text:span></text:p>
        </draw:text-box>
      </draw:frame>
      <draw:frame text:anchor-type="page" text:anchor-page-number="2" draw:z-index="1961" draw:style-name="gr1" draw:text-style-name="P2" svg:width="0.0713in" svg:height="0.1622in" svg:x="2.7457in" svg:y="5.2362in">
        <draw:text-box>
          <text:p><text:span text:style-name="T3">¨</text:span></text:p>
        </draw:text-box>
      </draw:frame>
      <draw:frame text:anchor-type="page" text:anchor-page-number="9" draw:z-index="1960" draw:style-name="gr1" draw:text-style-name="P2" svg:width="0.0713in" svg:height="0.1622in" svg:x="2.6535in" svg:y="4.6689in">
        <draw:text-box>
          <text:p><text:span text:style-name="T3">¨</text:span></text:p>
        </draw:text-box>
      </draw:frame>
      <draw:frame text:anchor-type="page" text:anchor-page-number="12" draw:z-index="1959" draw:style-name="gr1" draw:text-style-name="P2" svg:width="0.0713in" svg:height="0.1622in" svg:x="4.739in" svg:y="6.3016in">
        <draw:text-box>
          <text:p><text:span text:style-name="T3">¨</text:span></text:p>
        </draw:text-box>
      </draw:frame>
      <draw:frame text:anchor-type="page" text:anchor-page-number="10" draw:z-index="1958" draw:style-name="gr1" draw:text-style-name="P2" svg:width="0.0862in" svg:height="0.1622in" svg:x="2.2189in" svg:y="4.0681in">
        <draw:text-box>
          <text:p><text:span text:style-name="T3">a</text:span></text:p>
        </draw:text-box>
      </draw:frame>
      <draw:frame text:anchor-type="page" text:anchor-page-number="1" draw:z-index="1957" draw:style-name="gr1" draw:text-style-name="P2" svg:width="0.3516in" svg:height="0.1453in" svg:x="5.9665in" svg:y="7.172in">
        <draw:text-box>
          <text:p><text:span text:style-name="T6">an ne</text:span></text:p>
        </draw:text-box>
      </draw:frame>
      <draw:frame text:anchor-type="page" text:anchor-page-number="8" draw:z-index="1956" draw:style-name="gr1" draw:text-style-name="P2" svg:width="0.2213in" svg:height="0.1622in" svg:x="2.1457in" svg:y="6.3425in">
        <draw:text-box>
          <text:p><text:span text:style-name="T3">am</text:span></text:p>
        </draw:text-box>
      </draw:frame>
      <draw:frame text:anchor-type="page" text:anchor-page-number="2" draw:z-index="1955" draw:style-name="gr1" draw:text-style-name="P2" svg:width="0.0862in" svg:height="0.1622in" svg:x="2.6764in" svg:y="5.2299in">
        <draw:text-box>
          <text:p><text:span text:style-name="T3">a</text:span></text:p>
        </draw:text-box>
      </draw:frame>
      <draw:line text:anchor-type="page" text:anchor-page-number="4" draw:z-index="1954" draw:style-name="gr10" draw:text-style-name="P2" svg:x1="1.9106in" svg:y1="5.2575in" svg:x2="2.4831in" svg:y2="5.2575in">
        <text:p/>
      </draw:line>
      <draw:frame text:anchor-type="page" text:anchor-page-number="12" draw:z-index="1953" draw:style-name="gr1" draw:text-style-name="P2" svg:width="0.0862in" svg:height="0.1622in" svg:x="4.6701in" svg:y="6.2953in">
        <draw:text-box>
          <text:p><text:span text:style-name="T3">a</text:span></text:p>
        </draw:text-box>
      </draw:frame>
      <draw:frame text:anchor-type="page" text:anchor-page-number="5" draw:z-index="1952" draw:style-name="gr1" draw:text-style-name="P2" svg:width="0.0713in" svg:height="0.1622in" svg:x="5.1102in" svg:y="5.539in">
        <draw:text-box>
          <text:p><text:span text:style-name="T3">¨</text:span></text:p>
        </draw:text-box>
      </draw:frame>
      <draw:frame text:anchor-type="page" text:anchor-page-number="3" draw:z-index="1951" draw:style-name="gr1" draw:text-style-name="P2" svg:width="1.7949in" svg:height="0.1622in" svg:x="1.8575in" svg:y="6.489in">
        <draw:text-box>
          <text:p><text:span text:style-name="T3">tietojen on luonnollisesti t</text:span></text:p>
        </draw:text-box>
      </draw:frame>
      <draw:polygon text:anchor-type="page" text:anchor-page-number="6" draw:z-index="1950" draw:style-name="gr14" draw:text-style-name="P3" svg:width="0.5295in" svg:height="0.176in" svg:x="3.2823in" svg:y="5.5335in" svg:viewBox="0 0 1346 448" draw:points="671,448 0,448 0,0 1346,0 1346,448">
        <text:p/>
      </draw:polygon>
      <draw:frame text:anchor-type="page" text:anchor-page-number="9" draw:z-index="1949" draw:style-name="gr1" draw:text-style-name="P2" svg:width="0.2213in" svg:height="0.1622in" svg:x="2.4689in" svg:y="4.6626in">
        <draw:text-box>
          <text:p><text:span text:style-name="T3">om</text:span></text:p>
        </draw:text-box>
      </draw:frame>
      <draw:frame text:anchor-type="page" text:anchor-page-number="7" draw:z-index="1948" draw:style-name="gr1" draw:text-style-name="P2" svg:width="0.1248in" svg:height="0.1622in" svg:x="3.939in" svg:y="6.3528in">
        <draw:text-box>
          <text:p><text:span text:style-name="T3">aj</text:span></text:p>
        </draw:text-box>
      </draw:frame>
      <draw:frame text:anchor-type="page" text:anchor-page-number="10" draw:z-index="1947" draw:style-name="gr1" draw:text-style-name="P2" svg:width="0.0713in" svg:height="0.1622in" svg:x="2.2189in" svg:y="4.0736in">
        <draw:text-box>
          <text:p><text:span text:style-name="T3">¨</text:span></text:p>
        </draw:text-box>
      </draw:frame>
      <draw:frame text:anchor-type="page" text:anchor-page-number="2" draw:z-index="1946" draw:style-name="gr1" draw:text-style-name="P2" svg:width="0.0713in" svg:height="0.1622in" svg:x="2.6764in" svg:y="5.2362in">
        <draw:text-box>
          <text:p><text:span text:style-name="T3">¨</text:span></text:p>
        </draw:text-box>
      </draw:frame>
      <draw:frame text:anchor-type="page" text:anchor-page-number="6" draw:z-index="1945" draw:style-name="gr1" draw:text-style-name="P2" svg:width="1.5949in" svg:height="0.1303in" svg:x="2.25in" svg:y="5.3236in">
        <draw:text-box>
          <text:p><text:span text:style-name="T14">Lohkotunniste (Lohkotiiviste)</text:span></text:p>
        </draw:text-box>
      </draw:frame>
      <draw:frame text:anchor-type="page" text:anchor-page-number="8" draw:z-index="1944" draw:style-name="gr1" draw:text-style-name="P2" svg:width="0.0713in" svg:height="0.1622in" svg:x="2.1457in" svg:y="6.3484in">
        <draw:text-box>
          <text:p><text:span text:style-name="T3">¨</text:span></text:p>
        </draw:text-box>
      </draw:frame>
      <draw:frame text:anchor-type="page" text:anchor-page-number="7" draw:z-index="1943" draw:style-name="gr1" draw:text-style-name="P2" svg:width="0.0713in" svg:height="0.1622in" svg:x="3.939in" svg:y="6.3583in">
        <draw:text-box>
          <text:p><text:span text:style-name="T3">¨</text:span></text:p>
        </draw:text-box>
      </draw:frame>
      <draw:frame text:anchor-type="page" text:anchor-page-number="10" draw:z-index="1942" draw:style-name="gr1" draw:text-style-name="P2" svg:width="0.2461in" svg:height="0.1622in" svg:x="2.0043in" svg:y="4.0681in">
        <draw:text-box>
          <text:p><text:span text:style-name="T3">okk</text:span></text:p>
        </draw:text-box>
      </draw:frame>
      <draw:polygon text:anchor-type="page" text:anchor-page-number="4" draw:z-index="1941" draw:style-name="gr7" draw:text-style-name="P4" svg:width="0.1343in" svg:height="0.0909in" draw:transform="rotate (-1.5707963267949) translate (2.45748031496063in 5.21220472440945in)" svg:viewBox="0 0 342 232" draw:points="342,115 0,232 0,0">
        <text:p/>
      </draw:polygon>
      <draw:frame text:anchor-type="page" text:anchor-page-number="12" draw:z-index="1940" draw:style-name="gr1" draw:text-style-name="P2" svg:width="0.0713in" svg:height="0.1622in" svg:x="4.6701in" svg:y="6.3016in">
        <draw:text-box>
          <text:p><text:span text:style-name="T3">¨</text:span></text:p>
        </draw:text-box>
      </draw:frame>
      <draw:frame text:anchor-type="page" text:anchor-page-number="3" draw:z-index="1939" draw:style-name="gr1" draw:text-style-name="P2" svg:width="2.0185in" svg:height="0.1622in" svg:x="4.9307in" svg:y="6.3228in">
        <draw:text-box>
          <text:p><text:span text:style-name="T3">akseen mukaan tiivisteeseen</text:span></text:p>
        </draw:text-box>
      </draw:frame>
      <draw:frame text:anchor-type="page" text:anchor-page-number="9" draw:z-index="1938" draw:style-name="gr1" draw:text-style-name="P2" svg:width="0.0713in" svg:height="0.1622in" svg:x="2.4689in" svg:y="4.6689in">
        <draw:text-box>
          <text:p><text:span text:style-name="T3">¨</text:span></text:p>
        </draw:text-box>
      </draw:frame>
      <draw:frame text:anchor-type="page" text:anchor-page-number="5" draw:z-index="1937" draw:style-name="gr1" draw:text-style-name="P2" svg:width="0.2331in" svg:height="0.1622in" svg:x="4.8953in" svg:y="5.5335in">
        <draw:text-box>
          <text:p><text:span text:style-name="T3">altt</text:span></text:p>
        </draw:text-box>
      </draw:frame>
      <draw:frame text:anchor-type="page" text:anchor-page-number="1" draw:z-index="1936" draw:style-name="gr1" draw:text-style-name="P2" svg:width="0.0642in" svg:height="0.1453in" svg:x="5.9665in" svg:y="7.178in">
        <draw:text-box>
          <text:p><text:span text:style-name="T6">¨</text:span></text:p>
        </draw:text-box>
      </draw:frame>
      <draw:frame text:anchor-type="page" text:anchor-page-number="5" draw:z-index="1935" draw:style-name="gr1" draw:text-style-name="P2" svg:width="0.0713in" svg:height="0.1622in" svg:x="4.8953in" svg:y="5.539in">
        <draw:text-box>
          <text:p><text:span text:style-name="T3">¨</text:span></text:p>
        </draw:text-box>
      </draw:frame>
      <draw:frame text:anchor-type="page" text:anchor-page-number="4" draw:z-index="1934" draw:style-name="gr1" draw:text-style-name="P2" svg:width="0.1732in" svg:height="0.1669in" svg:x="3.3083in" svg:y="5.5319in">
        <draw:text-box>
          <text:p><text:span text:style-name="T20">Tx</text:span></text:p>
        </draw:text-box>
      </draw:frame>
      <draw:frame text:anchor-type="page" text:anchor-page-number="10" draw:z-index="1933" draw:style-name="gr1" draw:text-style-name="P2" svg:width="0.0713in" svg:height="0.1622in" svg:x="2.0043in" svg:y="4.0736in">
        <draw:text-box>
          <text:p><text:span text:style-name="T3">¨</text:span></text:p>
        </draw:text-box>
      </draw:frame>
      <draw:frame text:anchor-type="page" text:anchor-page-number="9" draw:z-index="1932" draw:style-name="gr1" draw:text-style-name="P2" svg:width="0.4043in" svg:height="0.1622in" svg:x="2.0654in" svg:y="4.6626in">
        <draw:text-box>
          <text:p><text:span text:style-name="T3">Vilpitt</text:span></text:p>
        </draw:text-box>
      </draw:frame>
      <draw:frame text:anchor-type="page" text:anchor-page-number="8" draw:z-index="1931" draw:style-name="gr1" draw:text-style-name="P2" svg:width="0.2331in" svg:height="0.1622in" svg:x="1.9307in" svg:y="6.3425in">
        <draw:text-box>
          <text:p><text:span text:style-name="T3">altt</text:span></text:p>
        </draw:text-box>
      </draw:frame>
      <draw:frame text:anchor-type="page" text:anchor-page-number="1" draw:z-index="1930" draw:style-name="gr1" draw:text-style-name="P2" svg:width="0.078in" svg:height="0.1453in" svg:x="5.9028in" svg:y="7.172in">
        <draw:text-box>
          <text:p><text:span text:style-name="T6">a</text:span></text:p>
        </draw:text-box>
      </draw:frame>
      <draw:frame text:anchor-type="page" text:anchor-page-number="12" draw:z-index="1929" draw:style-name="gr1" draw:text-style-name="P2" svg:width="0.4894in" svg:height="0.1622in" svg:x="4.1701in" svg:y="6.2953in">
        <draw:text-box>
          <text:p><text:span text:style-name="T3">Solmut</text:span></text:p>
        </draw:text-box>
      </draw:frame>
      <draw:frame text:anchor-type="page" text:anchor-page-number="3" draw:z-index="1928" draw:style-name="gr1" draw:text-style-name="P2" svg:width="0.0713in" svg:height="0.1622in" svg:x="4.9307in" svg:y="6.3283in">
        <draw:text-box>
          <text:p><text:span text:style-name="T3">¨</text:span></text:p>
        </draw:text-box>
      </draw:frame>
      <draw:frame text:anchor-type="page" text:anchor-page-number="2" draw:z-index="1927" draw:style-name="gr1" draw:text-style-name="P2" svg:width="0.1661in" svg:height="0.1622in" svg:x="2.5339in" svg:y="5.2299in">
        <draw:text-box>
          <text:p><text:span text:style-name="T3">ak</text:span></text:p>
        </draw:text-box>
      </draw:frame>
      <draw:frame text:anchor-type="page" text:anchor-page-number="7" draw:z-index="1926" draw:style-name="gr1" draw:text-style-name="P2" svg:width="0.0862in" svg:height="0.1622in" svg:x="3.8701in" svg:y="6.3528in">
        <draw:text-box>
          <text:p><text:span text:style-name="T3">a</text:span></text:p>
        </draw:text-box>
      </draw:frame>
      <draw:frame text:anchor-type="page" text:anchor-page-number="9" draw:z-index="1925" draw:style-name="gr1" draw:text-style-name="P2" svg:width="0.3594in" svg:height="0.1622in" svg:x="5.522in" svg:y="4.4965in">
        <draw:text-box>
          <text:p><text:span text:style-name="T3">aytti.</text:span></text:p>
        </draw:text-box>
      </draw:frame>
      <draw:frame text:anchor-type="page" text:anchor-page-number="12" draw:z-index="1924" draw:style-name="gr1" draw:text-style-name="P2" svg:width="1.4732in" svg:height="0.1622in" svg:x="2.7917in" svg:y="6.2953in">
        <draw:text-box>
          <text:p><text:span text:style-name="T3">niiden poissa ollessa.</text:span></text:p>
        </draw:text-box>
      </draw:frame>
      <draw:frame text:anchor-type="page" text:anchor-page-number="2" draw:z-index="1923" draw:style-name="gr1" draw:text-style-name="P2" svg:width="0.0713in" svg:height="0.1622in" svg:x="2.5339in" svg:y="5.2362in">
        <draw:text-box>
          <text:p><text:span text:style-name="T3">¨</text:span></text:p>
        </draw:text-box>
      </draw:frame>
      <draw:frame text:anchor-type="page" text:anchor-page-number="10" draw:z-index="1922" draw:style-name="gr1" draw:text-style-name="P2" svg:width="0.1713in" svg:height="0.1622in" svg:x="1.8575in" svg:y="4.0681in">
        <draw:text-box>
          <text:p><text:span text:style-name="T3">hy</text:span></text:p>
        </draw:text-box>
      </draw:frame>
      <draw:frame text:anchor-type="page" text:anchor-page-number="3" draw:z-index="1921" draw:style-name="gr1" draw:text-style-name="P2" svg:width="0.2224in" svg:height="0.1622in" svg:x="4.7382in" svg:y="6.3228in">
        <draw:text-box>
          <text:p><text:span text:style-name="T3">aty</text:span></text:p>
        </draw:text-box>
      </draw:frame>
      <draw:frame text:anchor-type="page" text:anchor-page-number="8" draw:z-index="1920" draw:style-name="gr1" draw:text-style-name="P2" svg:width="0.0713in" svg:height="0.1622in" svg:x="1.9307in" svg:y="6.3484in">
        <draw:text-box>
          <text:p><text:span text:style-name="T3">¨</text:span></text:p>
        </draw:text-box>
      </draw:frame>
      <draw:polygon text:anchor-type="page" text:anchor-page-number="6" draw:z-index="1919" draw:style-name="gr14" draw:text-style-name="P3" svg:width="0.7059in" svg:height="0.176in" svg:x="2.4882in" svg:y="5.5335in" svg:viewBox="0 0 1794 448" draw:points="895,448 0,448 0,0 1794,0 1794,448">
        <text:p/>
      </draw:polygon>
      <draw:frame text:anchor-type="page" text:anchor-page-number="7" draw:z-index="1918" draw:style-name="gr1" draw:text-style-name="P2" svg:width="0.0713in" svg:height="0.1622in" svg:x="3.8701in" svg:y="6.3583in">
        <draw:text-box>
          <text:p><text:span text:style-name="T3">¨</text:span></text:p>
        </draw:text-box>
      </draw:frame>
      <draw:frame text:anchor-type="page" text:anchor-page-number="5" draw:z-index="1917" draw:style-name="gr1" draw:text-style-name="P2" svg:width="0.6543in" svg:height="0.1622in" svg:x="4.3028in" svg:y="5.5335in">
        <draw:text-box>
          <text:p><text:span text:style-name="T3">tarvitse v</text:span></text:p>
        </draw:text-box>
      </draw:frame>
      <draw:frame text:anchor-type="page" text:anchor-page-number="1" draw:z-index="1916" draw:style-name="gr1" draw:text-style-name="P2" svg:width="0.0642in" svg:height="0.1453in" svg:x="5.9028in" svg:y="7.178in">
        <draw:text-box>
          <text:p><text:span text:style-name="T6">¨</text:span></text:p>
        </draw:text-box>
      </draw:frame>
      <draw:frame text:anchor-type="page" text:anchor-page-number="7" draw:z-index="1915" draw:style-name="gr1" draw:text-style-name="P2" svg:width="0.2461in" svg:height="0.1622in" svg:x="3.6547in" svg:y="6.3528in">
        <draw:text-box>
          <text:p><text:span text:style-name="T3">okk</text:span></text:p>
        </draw:text-box>
      </draw:frame>
      <draw:polygon text:anchor-type="page" text:anchor-page-number="4" draw:z-index="1914" draw:style-name="gr26" draw:text-style-name="P3" svg:width="0.4563in" svg:height="0.2272in" svg:x="3.7291in" svg:y="5.4846in" svg:viewBox="0 0 1160 578" draw:points="578,578 0,578 0,0 1160,0 1160,578">
        <text:p/>
      </draw:polygon>
      <draw:frame text:anchor-type="page" text:anchor-page-number="3" draw:z-index="1913" draw:style-name="gr1" draw:text-style-name="P2" svg:width="0.0713in" svg:height="0.1622in" svg:x="4.7382in" svg:y="6.3283in">
        <draw:text-box>
          <text:p><text:span text:style-name="T3">¨</text:span></text:p>
        </draw:text-box>
      </draw:frame>
      <draw:frame text:anchor-type="page" text:anchor-page-number="5" draw:z-index="1912" draw:style-name="gr1" draw:text-style-name="P2" svg:width="0.8614in" svg:height="0.1622in" svg:x="3.5035in" svg:y="5.5335in">
        <draw:text-box>
          <text:p><text:span text:style-name="T3">ahetysten ei</text:span></text:p>
        </draw:text-box>
      </draw:frame>
      <draw:frame text:anchor-type="page" text:anchor-page-number="1" draw:z-index="1911" draw:style-name="gr1" draw:text-style-name="P2" svg:width="1.148in" svg:height="0.1453in" svg:x="4.8717in" svg:y="7.172in">
        <draw:text-box>
          <text:p><text:span text:style-name="T6">Uudelleen liittyess</text:span></text:p>
        </draw:text-box>
      </draw:frame>
      <draw:frame text:anchor-type="page" text:anchor-page-number="12" draw:z-index="1910" draw:style-name="gr1" draw:text-style-name="P2" svg:width="0.7094in" svg:height="0.1622in" svg:x="2.0654in" svg:y="6.2953in">
        <draw:text-box>
          <text:p><text:span text:style-name="T3">a tapahtui</text:span></text:p>
        </draw:text-box>
      </draw:frame>
      <draw:frame text:anchor-type="page" text:anchor-page-number="2" draw:z-index="1909" draw:style-name="gr1" draw:text-style-name="P2" svg:width="0.7543in" svg:height="0.1622in" svg:x="1.8575in" svg:y="5.2299in">
        <draw:text-box>
          <text:p><text:span text:style-name="T3">kuin yhdell</text:span></text:p>
        </draw:text-box>
      </draw:frame>
      <draw:frame text:anchor-type="page" text:anchor-page-number="8" draw:z-index="1908" draw:style-name="gr1" draw:text-style-name="P2" svg:width="0.0835in" svg:height="0.1622in" svg:x="1.8575in" svg:y="6.3425in">
        <draw:text-box>
          <text:p><text:span text:style-name="T3">v</text:span></text:p>
        </draw:text-box>
      </draw:frame>
      <draw:frame text:anchor-type="page" text:anchor-page-number="10" draw:z-index="1907" draw:style-name="gr1" draw:text-style-name="P2" svg:width="0.248in" svg:height="0.1622in" svg:x="6.4244in" svg:y="3.9016in">
        <draw:text-box>
          <text:p><text:span text:style-name="T3">alle</text:span></text:p>
        </draw:text-box>
      </draw:frame>
      <draw:frame text:anchor-type="page" text:anchor-page-number="6" draw:z-index="1906" draw:style-name="gr1" draw:text-style-name="P2" svg:width="0.3268in" svg:height="0.1303in" svg:x="1.8819in" svg:y="5.2319in">
        <draw:text-box>
          <text:p><text:span text:style-name="T14">Lohko</text:span></text:p>
        </draw:text-box>
      </draw:frame>
      <draw:frame text:anchor-type="page" text:anchor-page-number="9" draw:z-index="1905" draw:style-name="gr1" draw:text-style-name="P2" svg:width="0.0713in" svg:height="0.1622in" svg:x="5.522in" svg:y="4.502in">
        <draw:text-box>
          <text:p><text:span text:style-name="T3">¨</text:span></text:p>
        </draw:text-box>
      </draw:frame>
      <draw:frame text:anchor-type="page" text:anchor-page-number="5" draw:z-index="1904" draw:style-name="gr1" draw:text-style-name="P2" svg:width="0.0713in" svg:height="0.1622in" svg:x="3.5035in" svg:y="5.539in">
        <draw:text-box>
          <text:p><text:span text:style-name="T3">¨</text:span></text:p>
        </draw:text-box>
      </draw:frame>
      <draw:polygon text:anchor-type="page" text:anchor-page-number="6" draw:z-index="1903" draw:style-name="gr20" draw:text-style-name="P2" svg:width="1.6654in" svg:height="0.7921in" svg:x="2.2343in" svg:y="5.2693in" svg:viewBox="0 0 4231 2013" draw:points="2116,2013 0,2013 0,0 4231,0 4231,2013">
        <text:p/>
      </draw:polygon>
      <draw:frame text:anchor-type="page" text:anchor-page-number="7" draw:z-index="1902" draw:style-name="gr1" draw:text-style-name="P2" svg:width="0.0713in" svg:height="0.1622in" svg:x="3.6547in" svg:y="6.3583in">
        <draw:text-box>
          <text:p><text:span text:style-name="T3">¨</text:span></text:p>
        </draw:text-box>
      </draw:frame>
      <draw:frame text:anchor-type="page" text:anchor-page-number="1" draw:z-index="1901" draw:style-name="gr1" draw:text-style-name="P2" svg:width="1.178in" svg:height="0.1453in" svg:x="3.7575in" svg:y="7.172in">
        <draw:text-box>
          <text:p><text:span text:style-name="T6">a siihen uudelleen.</text:span></text:p>
        </draw:text-box>
      </draw:frame>
      <draw:frame text:anchor-type="page" text:anchor-page-number="12" draw:z-index="1900" draw:style-name="gr1" draw:text-style-name="P2" svg:width="0.0713in" svg:height="0.1622in" svg:x="2.0654in" svg:y="6.3016in">
        <draw:text-box>
          <text:p><text:span text:style-name="T3">¨</text:span></text:p>
        </draw:text-box>
      </draw:frame>
      <draw:frame text:anchor-type="page" text:anchor-page-number="4" draw:z-index="1899" draw:style-name="gr1" draw:text-style-name="P2" svg:width="0.1732in" svg:height="0.1669in" svg:x="2.7398in" svg:y="5.5319in">
        <draw:text-box>
          <text:p><text:span text:style-name="T20">Tx</text:span></text:p>
        </draw:text-box>
      </draw:frame>
      <draw:frame text:anchor-type="page" text:anchor-page-number="2" draw:z-index="1898" draw:style-name="gr1" draw:text-style-name="P2" svg:width="1.1961in" svg:height="0.1622in" svg:x="5.6165in" svg:y="5.0638in">
        <draw:text-box>
          <text:p><text:span text:style-name="T3">an laskentatehoa</text:span></text:p>
        </draw:text-box>
      </draw:frame>
      <draw:frame text:anchor-type="page" text:anchor-page-number="8" draw:z-index="1897" draw:style-name="gr1" draw:text-style-name="P2" svg:width="1.6921in" svg:height="0.1622in" svg:x="5.072in" svg:y="6.1764in">
        <draw:text-box>
          <text:p><text:span text:style-name="T3">Kun kaikkien siirtojen on</text:span></text:p>
        </draw:text-box>
      </draw:frame>
      <draw:frame text:anchor-type="page" text:anchor-page-number="9" draw:z-index="1896" draw:style-name="gr1" draw:text-style-name="P2" svg:width="0.3362in" svg:height="0.1622in" svg:x="5.2189in" svg:y="4.4965in">
        <draw:text-box>
          <text:p><text:span text:style-name="T3">ain k</text:span></text:p>
        </draw:text-box>
      </draw:frame>
      <draw:frame text:anchor-type="page" text:anchor-page-number="3" draw:z-index="1895" draw:style-name="gr1" draw:text-style-name="P2" svg:width="0.0862in" svg:height="0.1622in" svg:x="4.6693in" svg:y="6.3228in">
        <draw:text-box>
          <text:p><text:span text:style-name="T3">a</text:span></text:p>
        </draw:text-box>
      </draw:frame>
      <draw:frame text:anchor-type="page" text:anchor-page-number="10" draw:z-index="1894" draw:style-name="gr1" draw:text-style-name="P2" svg:width="0.0713in" svg:height="0.1622in" svg:x="6.4244in" svg:y="3.9075in">
        <draw:text-box>
          <text:p><text:span text:style-name="T3">¨</text:span></text:p>
        </draw:text-box>
      </draw:frame>
      <draw:frame text:anchor-type="page" text:anchor-page-number="9" draw:z-index="1893" draw:style-name="gr1" draw:text-style-name="P2" svg:width="0.0713in" svg:height="0.1622in" svg:x="5.2189in" svg:y="4.502in">
        <draw:text-box>
          <text:p><text:span text:style-name="T3">¨</text:span></text:p>
        </draw:text-box>
      </draw:frame>
      <draw:frame text:anchor-type="page" text:anchor-page-number="8" draw:z-index="1892" draw:style-name="gr1" draw:text-style-name="P2" svg:width="0.1303in" svg:height="0.1622in" svg:x="4.9118in" svg:y="6.1764in">
        <draw:text-box>
          <text:p><text:span text:style-name="T3">a.</text:span></text:p>
        </draw:text-box>
      </draw:frame>
      <draw:frame text:anchor-type="page" text:anchor-page-number="12" draw:z-index="1891" draw:style-name="gr1" draw:text-style-name="P2" svg:width="0.2287in" svg:height="0.1622in" svg:x="1.8575in" svg:y="6.2953in">
        <draw:text-box>
          <text:p><text:span text:style-name="T3">mit</text:span></text:p>
        </draw:text-box>
      </draw:frame>
      <draw:frame text:anchor-type="page" text:anchor-page-number="3" draw:z-index="1890" draw:style-name="gr1" draw:text-style-name="P2" svg:width="0.0713in" svg:height="0.1622in" svg:x="4.6693in" svg:y="6.3283in">
        <draw:text-box>
          <text:p><text:span text:style-name="T3">¨</text:span></text:p>
        </draw:text-box>
      </draw:frame>
      <draw:polygon text:anchor-type="page" text:anchor-page-number="6" draw:z-index="1889" draw:style-name="gr4" draw:text-style-name="P3" svg:width="1.5874in" svg:height="0.7921in" draw:transform="rotate (-1.5707963267949) translate (2.31220472440945in 5.26929133858268in)" svg:viewBox="0 0 4033 2013" draw:points="2017,2013 0,2013 0,0 4033,0 4033,2013">
        <text:p/>
      </draw:polygon>
      <draw:frame text:anchor-type="page" text:anchor-page-number="1" draw:z-index="1888" draw:style-name="gr1" draw:text-style-name="P2" svg:width="0.0642in" svg:height="0.1453in" svg:x="3.7575in" svg:y="7.178in">
        <draw:text-box>
          <text:p><text:span text:style-name="T6">¨</text:span></text:p>
        </draw:text-box>
      </draw:frame>
      <draw:frame text:anchor-type="page" text:anchor-page-number="10" draw:z-index="1887" draw:style-name="gr1" draw:text-style-name="P2" svg:width="1.6669in" svg:height="0.1622in" svg:x="4.9689in" svg:y="3.9016in">
        <draw:text-box>
          <text:p><text:span text:style-name="T3">a tarkalleen, kuinka pitk</text:span></text:p>
        </draw:text-box>
      </draw:frame>
      <draw:frame text:anchor-type="page" text:anchor-page-number="7" draw:z-index="1886" draw:style-name="gr1" draw:text-style-name="P2" svg:width="2.0886in" svg:height="0.1622in" svg:x="1.8575in" svg:y="6.3528in">
        <draw:text-box>
          <text:p><text:span text:style-name="T3">solmut hallitsevat verkkoa; hy</text:span></text:p>
        </draw:text-box>
      </draw:frame>
      <draw:frame text:anchor-type="page" text:anchor-page-number="2" draw:z-index="1885" draw:style-name="gr1" draw:text-style-name="P2" svg:width="0.0713in" svg:height="0.1622in" svg:x="5.6165in" svg:y="5.0701in">
        <draw:text-box>
          <text:p><text:span text:style-name="T3">¨</text:span></text:p>
        </draw:text-box>
      </draw:frame>
      <draw:frame text:anchor-type="page" text:anchor-page-number="5" draw:z-index="1884" draw:style-name="gr1" draw:text-style-name="P2" svg:width="1.5961in" svg:height="0.1622in" svg:x="2.0654in" svg:y="5.5335in">
        <draw:text-box>
          <text:p><text:span text:style-name="T3">Uusien transaktioiden l</text:span></text:p>
        </draw:text-box>
      </draw:frame>
      <draw:polygon text:anchor-type="page" text:anchor-page-number="4" draw:z-index="1883" draw:style-name="gr26" draw:text-style-name="P3" svg:width="0.4559in" svg:height="0.2272in" svg:x="3.1606in" svg:y="5.4846in" svg:viewBox="0 0 1159 578" draw:points="581,578 0,578 0,0 1159,0 1159,578">
        <text:p/>
      </draw:polygon>
      <draw:frame text:anchor-type="page" text:anchor-page-number="10" draw:z-index="1882" draw:style-name="gr1" draw:text-style-name="P2" svg:width="0.0713in" svg:height="0.1622in" svg:x="4.9689in" svg:y="3.9075in">
        <draw:text-box>
          <text:p><text:span text:style-name="T3">¨</text:span></text:p>
        </draw:text-box>
      </draw:frame>
      <draw:frame text:anchor-type="page" text:anchor-page-number="12" draw:z-index="1881" draw:style-name="gr1" draw:text-style-name="P2" svg:width="0.1303in" svg:height="0.1622in" svg:x="6.5244in" svg:y="6.1291in">
        <draw:text-box>
          <text:p><text:span text:style-name="T3">a,</text:span></text:p>
        </draw:text-box>
      </draw:frame>
      <draw:frame text:anchor-type="page" text:anchor-page-number="5" draw:z-index="1880" draw:style-name="gr1" draw:text-style-name="P2" svg:width="1.1858in" svg:height="0.1622in" svg:x="4.4925in" svg:y="5.3665in">
        <draw:text-box>
          <text:p><text:span text:style-name="T3">an haaran pariin.</text:span></text:p>
        </draw:text-box>
      </draw:frame>
      <draw:frame text:anchor-type="page" text:anchor-page-number="3" draw:z-index="1879" draw:style-name="gr1" draw:text-style-name="P2" svg:width="0.2185in" svg:height="0.1622in" svg:x="4.4693in" svg:y="6.3228in">
        <draw:text-box>
          <text:p><text:span text:style-name="T3">a p</text:span></text:p>
        </draw:text-box>
      </draw:frame>
      <draw:frame text:anchor-type="page" text:anchor-page-number="8" draw:z-index="1878" draw:style-name="gr1" draw:text-style-name="P2" svg:width="0.0713in" svg:height="0.1622in" svg:x="4.9118in" svg:y="6.1819in">
        <draw:text-box>
          <text:p><text:span text:style-name="T3">¨</text:span></text:p>
        </draw:text-box>
      </draw:frame>
      <draw:frame text:anchor-type="page" text:anchor-page-number="2" draw:z-index="1877" draw:style-name="gr1" draw:text-style-name="P2" svg:width="0.6571in" svg:height="0.1622in" svg:x="5.0673in" svg:y="5.0638in">
        <draw:text-box>
          <text:p><text:span text:style-name="T3">a enemm</text:span></text:p>
        </draw:text-box>
      </draw:frame>
      <draw:frame text:anchor-type="page" text:anchor-page-number="6" draw:z-index="1876" draw:style-name="gr1" draw:text-style-name="P2" svg:width="0.3268in" svg:height="0.1303in" svg:x="4.4693in" svg:y="5.2319in">
        <draw:text-box>
          <text:p><text:span text:style-name="T14">Lohko</text:span></text:p>
        </draw:text-box>
      </draw:frame>
      <draw:frame text:anchor-type="page" text:anchor-page-number="1" draw:z-index="1875" draw:style-name="gr1" draw:text-style-name="P2" svg:width="1.498in" svg:height="0.1453in" svg:x="2.3445in" svg:y="7.172in">
        <draw:text-box>
          <text:p><text:span text:style-name="T6">poistua verkosta ja liitty</text:span></text:p>
        </draw:text-box>
      </draw:frame>
      <draw:frame text:anchor-type="page" text:anchor-page-number="9" draw:z-index="1874" draw:style-name="gr1" draw:text-style-name="P2" svg:width="0.4268in" svg:height="0.1622in" svg:x="4.8571in" svg:y="4.4965in">
        <draw:text-box>
          <text:p><text:span text:style-name="T3">askett</text:span></text:p>
        </draw:text-box>
      </draw:frame>
      <draw:frame text:anchor-type="page" text:anchor-page-number="7" draw:z-index="1873" draw:style-name="gr1" draw:text-style-name="P2" svg:width="0.1406in" svg:height="0.1622in" svg:x="6.5083in" svg:y="6.1866in">
        <draw:text-box>
          <text:p><text:span text:style-name="T3">at</text:span></text:p>
        </draw:text-box>
      </draw:frame>
      <draw:frame text:anchor-type="page" text:anchor-page-number="2" draw:z-index="1872" draw:style-name="gr1" draw:text-style-name="P2" svg:width="0.0713in" svg:height="0.1622in" svg:x="5.0673in" svg:y="5.0701in">
        <draw:text-box>
          <text:p><text:span text:style-name="T3">¨</text:span></text:p>
        </draw:text-box>
      </draw:frame>
      <draw:frame text:anchor-type="page" text:anchor-page-number="1" draw:z-index="1871" draw:style-name="gr1" draw:text-style-name="P2" svg:width="0.085in" svg:height="0.1453in" svg:x="2.2035in" svg:y="7.172in">
        <draw:text-box>
          <text:p><text:span text:style-name="T6">ti</text:span></text:p>
        </draw:text-box>
      </draw:frame>
      <draw:frame text:anchor-type="page" text:anchor-page-number="12" draw:z-index="1870" draw:style-name="gr1" draw:text-style-name="P2" svg:width="0.0713in" svg:height="0.1622in" svg:x="6.5244in" svg:y="6.1346in">
        <draw:text-box>
          <text:p><text:span text:style-name="T3">¨</text:span></text:p>
        </draw:text-box>
      </draw:frame>
      <draw:frame text:anchor-type="page" text:anchor-page-number="3" draw:z-index="1869" draw:style-name="gr1" draw:text-style-name="P2" svg:width="0.0713in" svg:height="0.1622in" svg:x="4.4693in" svg:y="6.3283in">
        <draw:text-box>
          <text:p><text:span text:style-name="T3">¨</text:span></text:p>
        </draw:text-box>
      </draw:frame>
      <draw:frame text:anchor-type="page" text:anchor-page-number="7" draw:z-index="1868" draw:style-name="gr1" draw:text-style-name="P2" svg:width="0.0713in" svg:height="0.1622in" svg:x="6.5083in" svg:y="6.1925in">
        <draw:text-box>
          <text:p><text:span text:style-name="T3">¨</text:span></text:p>
        </draw:text-box>
      </draw:frame>
      <draw:frame text:anchor-type="page" text:anchor-page-number="4" draw:z-index="1867" draw:style-name="gr1" draw:text-style-name="P2" svg:width="0.474in" svg:height="0.1669in" svg:x="3.6693in" svg:y="5.189in">
        <draw:text-box>
          <text:p><text:span text:style-name="T20">Nonssi</text:span></text:p>
        </draw:text-box>
      </draw:frame>
      <draw:frame text:anchor-type="page" text:anchor-page-number="5" draw:z-index="1866" draw:style-name="gr1" draw:text-style-name="P2" svg:width="0.0713in" svg:height="0.1622in" svg:x="4.4925in" svg:y="5.3728in">
        <draw:text-box>
          <text:p><text:span text:style-name="T3">¨</text:span></text:p>
        </draw:text-box>
      </draw:frame>
      <draw:frame text:anchor-type="page" text:anchor-page-number="9" draw:z-index="1865" draw:style-name="gr1" draw:text-style-name="P2" svg:width="0.0713in" svg:height="0.1622in" svg:x="4.8571in" svg:y="4.502in">
        <draw:text-box>
          <text:p><text:span text:style-name="T3">¨</text:span></text:p>
        </draw:text-box>
      </draw:frame>
      <draw:frame text:anchor-type="page" text:anchor-page-number="10" draw:z-index="1864" draw:style-name="gr1" draw:text-style-name="P2" svg:width="0.6512in" svg:height="0.1622in" svg:x="4.4146in" svg:y="3.9016in">
        <draw:text-box>
          <text:p><text:span text:style-name="T3">an ei tied</text:span></text:p>
        </draw:text-box>
      </draw:frame>
      <draw:frame text:anchor-type="page" text:anchor-page-number="8" draw:z-index="1863" draw:style-name="gr1" draw:text-style-name="P2" svg:width="2.1307in" svg:height="0.1622in" svg:x="2.9756in" svg:y="6.1764in">
        <draw:text-box>
          <text:p><text:span text:style-name="T3">a luo jonkin verran yksityisyytt</text:span></text:p>
        </draw:text-box>
      </draw:frame>
      <draw:frame text:anchor-type="page" text:anchor-page-number="3" draw:z-index="1862" draw:style-name="gr1" draw:text-style-name="P2" svg:width="0.1953in" svg:height="0.1622in" svg:x="4.3008in" svg:y="6.3228in">
        <draw:text-box>
          <text:p><text:span text:style-name="T3">ett</text:span></text:p>
        </draw:text-box>
      </draw:frame>
      <draw:frame text:anchor-type="page" text:anchor-page-number="10" draw:z-index="1861" draw:style-name="gr1" draw:text-style-name="P2" svg:width="0.0713in" svg:height="0.1622in" svg:x="4.4146in" svg:y="3.9075in">
        <draw:text-box>
          <text:p><text:span text:style-name="T3">¨</text:span></text:p>
        </draw:text-box>
      </draw:frame>
      <draw:frame text:anchor-type="page" text:anchor-page-number="12" draw:z-index="1860" draw:style-name="gr1" draw:text-style-name="P2" svg:width="0.2043in" svg:height="0.1622in" svg:x="6.339in" svg:y="6.1291in">
        <draw:text-box>
          <text:p><text:span text:style-name="T3">siit</text:span></text:p>
        </draw:text-box>
      </draw:frame>
      <draw:frame text:anchor-type="page" text:anchor-page-number="5" draw:z-index="1859" draw:style-name="gr1" draw:text-style-name="P2" svg:width="0.8248in" svg:height="0.1622in" svg:x="3.7772in" svg:y="5.3665in">
        <draw:text-box>
          <text:p><text:span text:style-name="T3">oin pidemm</text:span></text:p>
        </draw:text-box>
      </draw:frame>
      <draw:frame text:anchor-type="page" text:anchor-page-number="7" draw:z-index="1858" draw:style-name="gr1" draw:text-style-name="P2" svg:width="0.2213in" svg:height="0.1622in" svg:x="6.3244in" svg:y="6.1866in">
        <draw:text-box>
          <text:p><text:span text:style-name="T3">om</text:span></text:p>
        </draw:text-box>
      </draw:frame>
      <draw:polygon text:anchor-type="page" text:anchor-page-number="6" draw:z-index="1857" draw:style-name="gr14" draw:text-style-name="P3" svg:width="2.2047in" svg:height="2.3748in" svg:x="1.8709in" svg:y="5.1913in" svg:viewBox="0 0 5601 6033" draw:points="2800,6033 0,6033 0,0 5601,0 5601,6033">
        <text:p/>
      </draw:polygon>
      <draw:frame text:anchor-type="page" text:anchor-page-number="8" draw:z-index="1856" draw:style-name="gr1" draw:text-style-name="P2" svg:width="0.0713in" svg:height="0.1622in" svg:x="2.9756in" svg:y="6.1819in">
        <draw:text-box>
          <text:p><text:span text:style-name="T3">¨</text:span></text:p>
        </draw:text-box>
      </draw:frame>
      <draw:frame text:anchor-type="page" text:anchor-page-number="2" draw:z-index="1855" draw:style-name="gr1" draw:text-style-name="P2" svg:width="2.3433in" svg:height="0.1622in" svg:x="3.0402in" svg:y="5.0638in">
        <draw:text-box>
          <text:p><text:span text:style-name="T3">a solmuilla on hallussaan yhteens</text:span></text:p>
        </draw:text-box>
      </draw:frame>
      <draw:frame text:anchor-type="page" text:anchor-page-number="9" draw:z-index="1854" draw:style-name="gr1" draw:text-style-name="P2" svg:width="3.4197in" svg:height="0.1622in" svg:x="1.8575in" svg:y="4.4965in">
        <draw:text-box>
          <text:p><text:span text:style-name="T3">saktioistaan saadakseen takaisin rahat, jotka itse</text:span></text:p>
        </draw:text-box>
      </draw:frame>
      <draw:frame text:anchor-type="page" text:anchor-page-number="1" draw:z-index="1853" draw:style-name="gr1" draw:text-style-name="P2" svg:width="1.528in" svg:height="0.1453in" svg:x="4.9016in" svg:y="7.0201in">
        <draw:text-box>
          <text:p><text:span text:style-name="T6">ja solmut voivat vapaas-</text:span></text:p>
        </draw:text-box>
      </draw:frame>
      <draw:frame text:anchor-type="page" text:anchor-page-number="1" draw:z-index="1852" draw:style-name="gr1" draw:text-style-name="P2" svg:width="2.2634in" svg:height="0.1453in" svg:x="2.789in" svg:y="7.0201in">
        <draw:text-box>
          <text:p><text:span text:style-name="T6">a parhaansa mukaan (“best effort”),</text:span></text:p>
        </draw:text-box>
      </draw:frame>
      <draw:frame text:anchor-type="page" text:anchor-page-number="7" draw:z-index="1851" draw:style-name="gr1" draw:text-style-name="P2" svg:width="0.0713in" svg:height="0.1622in" svg:x="6.3244in" svg:y="6.1925in">
        <draw:text-box>
          <text:p><text:span text:style-name="T3">¨</text:span></text:p>
        </draw:text-box>
      </draw:frame>
      <draw:frame text:anchor-type="page" text:anchor-page-number="5" draw:z-index="1850" draw:style-name="gr1" draw:text-style-name="P2" svg:width="0.0713in" svg:height="0.1622in" svg:x="3.7772in" svg:y="5.3728in">
        <draw:text-box>
          <text:p><text:span text:style-name="T3">¨</text:span></text:p>
        </draw:text-box>
      </draw:frame>
      <draw:frame text:anchor-type="page" text:anchor-page-number="3" draw:z-index="1849" draw:style-name="gr1" draw:text-style-name="P2" svg:width="1.3268in" svg:height="0.1622in" svg:x="3.0661in" svg:y="6.3228in">
        <draw:text-box>
          <text:p><text:span text:style-name="T3">Aikaleima todistaa,</text:span></text:p>
        </draw:text-box>
      </draw:frame>
      <draw:frame text:anchor-type="page" text:anchor-page-number="10" draw:z-index="1848" draw:style-name="gr1" draw:text-style-name="P2" svg:width="0.6496in" svg:height="0.1622in" svg:x="3.8563in" svg:y="3.9016in">
        <draw:text-box>
          <text:p><text:span text:style-name="T3">alkeen. H</text:span></text:p>
        </draw:text-box>
      </draw:frame>
      <draw:frame text:anchor-type="page" text:anchor-page-number="8" draw:z-index="1847" draw:style-name="gr1" draw:text-style-name="P2" svg:width="0.2543in" svg:height="0.1622in" svg:x="2.7492in" svg:y="6.1764in">
        <draw:text-box>
          <text:p><text:span text:style-name="T3">mik</text:span></text:p>
        </draw:text-box>
      </draw:frame>
      <draw:frame text:anchor-type="page" text:anchor-page-number="12" draw:z-index="1846" draw:style-name="gr1" draw:text-style-name="P2" svg:width="1.874in" svg:height="0.1622in" svg:x="4.6374in" svg:y="6.1291in">
        <draw:text-box>
          <text:p><text:span text:style-name="T3">ontodisteketjun todisteeksi</text:span></text:p>
        </draw:text-box>
      </draw:frame>
      <draw:polygon text:anchor-type="page" text:anchor-page-number="4" draw:z-index="1845" draw:style-name="gr26" draw:text-style-name="P3" svg:width="0.4563in" svg:height="0.2272in" svg:x="2.5917in" svg:y="5.4846in" svg:viewBox="0 0 1160 578" draw:points="582,578 0,578 0,0 1160,0 1160,578">
        <text:p/>
      </draw:polygon>
      <draw:frame text:anchor-type="page" text:anchor-page-number="6" draw:z-index="1844" draw:style-name="gr1" draw:text-style-name="P2" svg:width="0.1303in" svg:height="0.1622in" svg:x="2.3083in" svg:y="4.4937in">
        <draw:text-box>
          <text:p><text:span text:style-name="T3">a.</text:span></text:p>
        </draw:text-box>
      </draw:frame>
      <draw:frame text:anchor-type="page" text:anchor-page-number="9" draw:z-index="1843" draw:style-name="gr1" draw:text-style-name="P2" svg:width="0.976in" svg:height="0.1622in" svg:x="5.7937in" svg:y="4.3307in">
        <draw:text-box>
          <text:p><text:span text:style-name="T3">a omista tran-</text:span></text:p>
        </draw:text-box>
      </draw:frame>
      <draw:frame text:anchor-type="page" text:anchor-page-number="2" draw:z-index="1842" draw:style-name="gr1" draw:text-style-name="P2" svg:width="0.0713in" svg:height="0.1622in" svg:x="3.0402in" svg:y="5.0701in">
        <draw:text-box>
          <text:p><text:span text:style-name="T3">¨</text:span></text:p>
        </draw:text-box>
      </draw:frame>
      <draw:frame text:anchor-type="page" text:anchor-page-number="3" draw:z-index="1841" draw:style-name="gr1" draw:text-style-name="P2" svg:width="0.3988in" svg:height="0.1622in" svg:x="2.6898in" svg:y="6.3228in">
        <draw:text-box>
          <text:p><text:span text:style-name="T3">[2–5].</text:span></text:p>
        </draw:text-box>
      </draw:frame>
      <draw:frame text:anchor-type="page" text:anchor-page-number="10" draw:z-index="1840" draw:style-name="gr1" draw:text-style-name="P2" svg:width="0.0713in" svg:height="0.1622in" svg:x="3.8563in" svg:y="3.9075in">
        <draw:text-box>
          <text:p><text:span text:style-name="T3">¨</text:span></text:p>
        </draw:text-box>
      </draw:frame>
      <draw:frame text:anchor-type="page" text:anchor-page-number="12" draw:z-index="1839" draw:style-name="gr1" draw:text-style-name="P2" svg:width="0.0713in" svg:height="0.1622in" svg:x="4.6374in" svg:y="6.1346in">
        <draw:text-box>
          <text:p><text:span text:style-name="T3">¨</text:span></text:p>
        </draw:text-box>
      </draw:frame>
      <draw:frame text:anchor-type="page" text:anchor-page-number="4" draw:z-index="1838" draw:style-name="gr1" draw:text-style-name="P2" svg:width="0.7039in" svg:height="0.1669in" svg:x="2.7161in" svg:y="5.189in">
        <draw:text-box>
          <text:p><text:span text:style-name="T20">Ed.tiiviste</text:span></text:p>
        </draw:text-box>
      </draw:frame>
      <draw:frame text:anchor-type="page" text:anchor-page-number="1" draw:z-index="1837" draw:style-name="gr1" draw:text-style-name="P2" svg:width="0.0642in" svg:height="0.1453in" svg:x="2.789in" svg:y="7.0256in">
        <draw:text-box>
          <text:p><text:span text:style-name="T6">¨</text:span></text:p>
        </draw:text-box>
      </draw:frame>
      <draw:frame text:anchor-type="page" text:anchor-page-number="8" draw:z-index="1836" draw:style-name="gr1" draw:text-style-name="P2" svg:width="0.4315in" svg:height="0.1622in" svg:x="2.3299in" svg:y="6.1764in">
        <draw:text-box>
          <text:p><text:span text:style-name="T3">asiksi,</text:span></text:p>
        </draw:text-box>
      </draw:frame>
      <draw:frame text:anchor-type="page" text:anchor-page-number="2" draw:z-index="1835" draw:style-name="gr1" draw:text-style-name="P2" svg:width="0.3362in" svg:height="0.1622in" svg:x="2.7409in" svg:y="5.0638in">
        <draw:text-box>
          <text:p><text:span text:style-name="T3">omill</text:span></text:p>
        </draw:text-box>
      </draw:frame>
      <draw:frame text:anchor-type="page" text:anchor-page-number="9" draw:z-index="1834" draw:style-name="gr1" draw:text-style-name="P2" svg:width="0.0713in" svg:height="0.1622in" svg:x="5.7937in" svg:y="4.3362in">
        <draw:text-box>
          <text:p><text:span text:style-name="T3">¨</text:span></text:p>
        </draw:text-box>
      </draw:frame>
      <draw:frame text:anchor-type="page" text:anchor-page-number="5" draw:z-index="1833" draw:style-name="gr1" draw:text-style-name="P2" svg:width="0.1634in" svg:height="0.1622in" svg:x="3.6311in" svg:y="5.3665in">
        <draw:text-box>
          <text:p><text:span text:style-name="T3">all</text:span></text:p>
        </draw:text-box>
      </draw:frame>
      <draw:frame text:anchor-type="page" text:anchor-page-number="7" draw:z-index="1832" draw:style-name="gr1" draw:text-style-name="P2" svg:width="2.2862in" svg:height="0.1622in" svg:x="4.1984in" svg:y="6.1866in">
        <draw:text-box>
          <text:p><text:span text:style-name="T3">mutta vain niin kauan kuin vilpitt</text:span></text:p>
        </draw:text-box>
      </draw:frame>
      <draw:frame text:anchor-type="page" text:anchor-page-number="5" draw:z-index="1831" draw:style-name="gr1" draw:text-style-name="P2" svg:width="0.0713in" svg:height="0.1622in" svg:x="3.6311in" svg:y="5.3728in">
        <draw:text-box>
          <text:p><text:span text:style-name="T3">¨</text:span></text:p>
        </draw:text-box>
      </draw:frame>
      <draw:frame text:anchor-type="page" text:anchor-page-number="12" draw:z-index="1830" draw:style-name="gr1" draw:text-style-name="P2" svg:width="0.3205in" svg:height="0.1622in" svg:x="4.328in" svg:y="6.1291in">
        <draw:text-box>
          <text:p><text:span text:style-name="T3">at ty</text:span></text:p>
        </draw:text-box>
      </draw:frame>
      <draw:frame text:anchor-type="page" text:anchor-page-number="3" draw:z-index="1829" draw:style-name="gr1" draw:text-style-name="P2" svg:width="0.9031in" svg:height="0.1622in" svg:x="1.8575in" svg:y="6.3228in">
        <draw:text-box>
          <text:p><text:span text:style-name="T3">Usenet-viesti</text:span></text:p>
        </draw:text-box>
      </draw:frame>
      <draw:frame text:anchor-type="page" text:anchor-page-number="2" draw:z-index="1828" draw:style-name="gr1" draw:text-style-name="P2" svg:width="0.0713in" svg:height="0.1622in" svg:x="2.7409in" svg:y="5.0701in">
        <draw:text-box>
          <text:p><text:span text:style-name="T3">¨</text:span></text:p>
        </draw:text-box>
      </draw:frame>
      <draw:frame text:anchor-type="page" text:anchor-page-number="1" draw:z-index="1827" draw:style-name="gr1" draw:text-style-name="P2" svg:width="0.5268in" svg:height="0.1453in" svg:x="2.3173in" svg:y="7.0201in">
        <draw:text-box>
          <text:p><text:span text:style-name="T6">a viestej</text:span></text:p>
        </draw:text-box>
      </draw:frame>
      <draw:frame text:anchor-type="page" text:anchor-page-number="7" draw:z-index="1826" draw:style-name="gr1" draw:text-style-name="P2" svg:width="0.8835in" svg:height="0.1622in" svg:x="3.3693in" svg:y="6.1866in">
        <draw:text-box>
          <text:p><text:span text:style-name="T3">a luotettava,</text:span></text:p>
        </draw:text-box>
      </draw:frame>
      <draw:frame text:anchor-type="page" text:anchor-page-number="10" draw:z-index="1825" draw:style-name="gr1" draw:text-style-name="P2" svg:width="1.9307in" svg:height="0.1622in" svg:x="2.1661in" svg:y="3.9016in">
        <draw:text-box>
          <text:p><text:span text:style-name="T3">a lohkoja on ketjutettu sen j</text:span></text:p>
        </draw:text-box>
      </draw:frame>
      <draw:frame text:anchor-type="page" text:anchor-page-number="8" draw:z-index="1824" draw:style-name="gr1" draw:text-style-name="P2" svg:width="0.0713in" svg:height="0.1622in" svg:x="2.3299in" svg:y="6.1819in">
        <draw:text-box>
          <text:p><text:span text:style-name="T3">¨</text:span></text:p>
        </draw:text-box>
      </draw:frame>
      <draw:polygon text:anchor-type="page" text:anchor-page-number="6" draw:z-index="1823" draw:style-name="gr14" draw:text-style-name="P3" svg:width="2.189in" svg:height="2.3748in" svg:x="4.4295in" svg:y="5.1913in" svg:viewBox="0 0 5561 6033" draw:points="2781,6033 0,6033 0,0 5561,0 5561,6033">
        <text:p/>
      </draw:polygon>
      <draw:frame text:anchor-type="page" text:anchor-page-number="9" draw:z-index="1822" draw:style-name="gr1" draw:text-style-name="P2" svg:width="0.9858in" svg:height="0.1622in" svg:x="4.9457in" svg:y="4.3307in">
        <draw:text-box>
          <text:p><text:span text:style-name="T3">a muuttaa yht</text:span></text:p>
        </draw:text-box>
      </draw:frame>
      <draw:frame text:anchor-type="page" text:anchor-page-number="8" draw:z-index="1821" draw:style-name="gr1" draw:text-style-name="P2" svg:width="0.5039in" svg:height="0.1622in" svg:x="1.8575in" svg:y="6.1764in">
        <draw:text-box>
          <text:p><text:span text:style-name="T3">niihin k</text:span></text:p>
        </draw:text-box>
      </draw:frame>
      <draw:frame text:anchor-type="page" text:anchor-page-number="12" draw:z-index="1820" draw:style-name="gr1" draw:text-style-name="P2" svg:width="0.0713in" svg:height="0.1622in" svg:x="4.328in" svg:y="6.1346in">
        <draw:text-box>
          <text:p><text:span text:style-name="T3">¨</text:span></text:p>
        </draw:text-box>
      </draw:frame>
      <draw:polygon text:anchor-type="page" text:anchor-page-number="4" draw:z-index="1819" draw:style-name="gr26" draw:text-style-name="P3" svg:width="0.5689in" svg:height="0.2272in" svg:x="3.6165in" svg:y="5.1429in" svg:viewBox="0 0 1446 578" draw:points="723,578 0,578 0,0 1446,0 1446,578">
        <text:p/>
      </draw:polygon>
      <draw:frame text:anchor-type="page" text:anchor-page-number="6" draw:z-index="1818" draw:style-name="gr1" draw:text-style-name="P2" svg:width="0.0713in" svg:height="0.1622in" svg:x="2.3083in" svg:y="4.4992in">
        <draw:text-box>
          <text:p><text:span text:style-name="T3">¨</text:span></text:p>
        </draw:text-box>
      </draw:frame>
      <draw:frame text:anchor-type="page" text:anchor-page-number="5" draw:z-index="1817" draw:style-name="gr1" draw:text-style-name="P2" svg:width="1.7079in" svg:height="0.1622in" svg:x="2.1583in" svg:y="5.3665in">
        <draw:text-box>
          <text:p><text:span text:style-name="T3">aneet solmut vaihtavat t</text:span></text:p>
        </draw:text-box>
      </draw:frame>
      <draw:frame text:anchor-type="page" text:anchor-page-number="3" draw:z-index="1816" draw:style-name="gr1" draw:text-style-name="P2" svg:width="5.1134in" svg:height="0.1622in" svg:x="2.0654in" svg:y="6.1571in">
        <draw:text-box>
          <text:p><text:span text:style-name="T3">a, jotka palvelin aikaleimaa ja julkaisee laajasti – niin kuin sanomalehti tai</text:span></text:p>
        </draw:text-box>
      </draw:frame>
      <draw:frame text:anchor-type="page" text:anchor-page-number="9" draw:z-index="1815" draw:style-name="gr1" draw:text-style-name="P2" svg:width="0.0713in" svg:height="0.1622in" svg:x="4.9457in" svg:y="4.3362in">
        <draw:text-box>
          <text:p><text:span text:style-name="T3">¨</text:span></text:p>
        </draw:text-box>
      </draw:frame>
      <draw:frame text:anchor-type="page" text:anchor-page-number="10" draw:z-index="1814" draw:style-name="gr1" draw:text-style-name="P2" svg:width="0.0713in" svg:height="0.1622in" svg:x="2.1661in" svg:y="3.9075in">
        <draw:text-box>
          <text:p><text:span text:style-name="T3">¨</text:span></text:p>
        </draw:text-box>
      </draw:frame>
      <draw:frame text:anchor-type="page" text:anchor-page-number="2" draw:z-index="1813" draw:style-name="gr1" draw:text-style-name="P2" svg:width="0.9449in" svg:height="0.1622in" svg:x="1.8575in" svg:y="5.0638in">
        <draw:text-box>
          <text:p><text:span text:style-name="T3">an kuin vilpitt</text:span></text:p>
        </draw:text-box>
      </draw:frame>
      <draw:frame text:anchor-type="page" text:anchor-page-number="7" draw:z-index="1812" draw:style-name="gr1" draw:text-style-name="P2" svg:width="0.0713in" svg:height="0.1622in" svg:x="3.3693in" svg:y="6.1925in">
        <draw:text-box>
          <text:p><text:span text:style-name="T3">¨</text:span></text:p>
        </draw:text-box>
      </draw:frame>
      <draw:frame text:anchor-type="page" text:anchor-page-number="1" draw:z-index="1811" draw:style-name="gr1" draw:text-style-name="P2" svg:width="0.0642in" svg:height="0.1453in" svg:x="2.3173in" svg:y="7.0256in">
        <draw:text-box>
          <text:p><text:span text:style-name="T6">¨</text:span></text:p>
        </draw:text-box>
      </draw:frame>
      <draw:frame text:anchor-type="page" text:anchor-page-number="4" draw:z-index="1810" draw:style-name="gr1" draw:text-style-name="P2" svg:width="0.4205in" svg:height="0.1669in" svg:x="2.4791in" svg:y="4.8807in">
        <draw:text-box>
          <text:p><text:span text:style-name="T20">Lohko</text:span></text:p>
        </draw:text-box>
      </draw:frame>
      <draw:frame text:anchor-type="page" text:anchor-page-number="3" draw:z-index="1809" draw:style-name="gr1" draw:text-style-name="P2" svg:width="0.0713in" svg:height="0.1622in" svg:x="2.0654in" svg:y="6.1626in">
        <draw:text-box>
          <text:p><text:span text:style-name="T3">¨</text:span></text:p>
        </draw:text-box>
      </draw:frame>
      <draw:frame text:anchor-type="page" text:anchor-page-number="5" draw:z-index="1808" draw:style-name="gr1" draw:text-style-name="P2" svg:width="0.0713in" svg:height="0.1622in" svg:x="2.1583in" svg:y="5.3728in">
        <draw:text-box>
          <text:p><text:span text:style-name="T3">¨</text:span></text:p>
        </draw:text-box>
      </draw:frame>
      <draw:frame text:anchor-type="page" text:anchor-page-number="7" draw:z-index="1807" draw:style-name="gr1" draw:text-style-name="P2" svg:width="0.2461in" svg:height="0.1622in" svg:x="3.1689in" svg:y="6.1866in">
        <draw:text-box>
          <text:p><text:span text:style-name="T3">ans</text:span></text:p>
        </draw:text-box>
      </draw:frame>
      <draw:frame text:anchor-type="page" text:anchor-page-number="6" draw:z-index="1806" draw:style-name="gr1" draw:text-style-name="P2" svg:width="0.0862in" svg:height="0.1622in" svg:x="2.239in" svg:y="4.4937in">
        <draw:text-box>
          <text:p><text:span text:style-name="T3">a</text:span></text:p>
        </draw:text-box>
      </draw:frame>
      <draw:frame text:anchor-type="page" text:anchor-page-number="2" draw:z-index="1805" draw:style-name="gr1" draw:text-style-name="P2" svg:width="1.7276in" svg:height="0.1622in" svg:x="5.0898in" svg:y="4.898in">
        <draw:text-box>
          <text:p><text:span text:style-name="T3">a on turvallinen niin kau-</text:span></text:p>
        </draw:text-box>
      </draw:frame>
      <draw:frame text:anchor-type="page" text:anchor-page-number="1" draw:z-index="1804" draw:style-name="gr1" draw:text-style-name="P2" svg:width="0.078in" svg:height="0.1453in" svg:x="2.2535in" svg:y="7.0201in">
        <draw:text-box>
          <text:p><text:span text:style-name="T6">a</text:span></text:p>
        </draw:text-box>
      </draw:frame>
      <draw:frame text:anchor-type="page" text:anchor-page-number="8" draw:z-index="1803" draw:style-name="gr1" draw:text-style-name="P2" svg:width="0.1406in" svg:height="0.1622in" svg:x="6.5083in" svg:y="6.0102in">
        <draw:text-box>
          <text:p><text:span text:style-name="T3">at</text:span></text:p>
        </draw:text-box>
      </draw:frame>
      <draw:frame text:anchor-type="page" text:anchor-page-number="12" draw:z-index="1802" draw:style-name="gr1" draw:text-style-name="P2" svg:width="0.4024in" svg:height="0.1622in" svg:x="3.9846in" svg:y="6.1291in">
        <draw:text-box>
          <text:p><text:span text:style-name="T3">aksyv</text:span></text:p>
        </draw:text-box>
      </draw:frame>
      <draw:frame text:anchor-type="page" text:anchor-page-number="10" draw:z-index="1801" draw:style-name="gr1" draw:text-style-name="P2" svg:width="0.1433in" svg:height="0.1622in" svg:x="2.0425in" svg:y="3.9016in">
        <draw:text-box>
          <text:p><text:span text:style-name="T3">ar</text:span></text:p>
        </draw:text-box>
      </draw:frame>
      <draw:frame text:anchor-type="page" text:anchor-page-number="9" draw:z-index="1800" draw:style-name="gr1" draw:text-style-name="P2" svg:width="0.0862in" svg:height="0.1622in" svg:x="4.8772in" svg:y="4.3307in">
        <draw:text-box>
          <text:p><text:span text:style-name="T3">a</text:span></text:p>
        </draw:text-box>
      </draw:frame>
      <draw:frame text:anchor-type="page" text:anchor-page-number="8" draw:z-index="1799" draw:style-name="gr1" draw:text-style-name="P2" svg:width="0.0713in" svg:height="0.1622in" svg:x="6.5083in" svg:y="6.0165in">
        <draw:text-box>
          <text:p><text:span text:style-name="T3">¨</text:span></text:p>
        </draw:text-box>
      </draw:frame>
      <draw:frame text:anchor-type="page" text:anchor-page-number="1" draw:z-index="1798" draw:style-name="gr1" draw:text-style-name="P2" svg:width="0.0642in" svg:height="0.1453in" svg:x="2.2535in" svg:y="7.0256in">
        <draw:text-box>
          <text:p><text:span text:style-name="T6">¨</text:span></text:p>
        </draw:text-box>
      </draw:frame>
      <draw:frame text:anchor-type="page" text:anchor-page-number="5" draw:z-index="1797" draw:style-name="gr1" draw:text-style-name="P2" svg:width="0.213in" svg:height="0.1622in" svg:x="1.9807in" svg:y="5.3665in">
        <draw:text-box>
          <text:p><text:span text:style-name="T3">ost</text:span></text:p>
        </draw:text-box>
      </draw:frame>
      <draw:frame text:anchor-type="page" text:anchor-page-number="10" draw:z-index="1796" draw:style-name="gr1" draw:text-style-name="P2" svg:width="0.0713in" svg:height="0.1622in" svg:x="2.0425in" svg:y="3.9075in">
        <draw:text-box>
          <text:p><text:span text:style-name="T3">¨</text:span></text:p>
        </draw:text-box>
      </draw:frame>
      <draw:frame text:anchor-type="page" text:anchor-page-number="6" draw:z-index="1795" draw:style-name="gr1" draw:text-style-name="P2" svg:width="0.0713in" svg:height="0.1622in" svg:x="2.239in" svg:y="4.4992in">
        <draw:text-box>
          <text:p><text:span text:style-name="T3">¨</text:span></text:p>
        </draw:text-box>
      </draw:frame>
      <draw:frame text:anchor-type="page" text:anchor-page-number="7" draw:z-index="1794" draw:style-name="gr1" draw:text-style-name="P2" svg:width="0.0713in" svg:height="0.1622in" svg:x="3.1689in" svg:y="6.1925in">
        <draw:text-box>
          <text:p><text:span text:style-name="T3">¨</text:span></text:p>
        </draw:text-box>
      </draw:frame>
      <draw:frame text:anchor-type="page" text:anchor-page-number="9" draw:z-index="1793" draw:style-name="gr1" draw:text-style-name="P2" svg:width="0.0713in" svg:height="0.1622in" svg:x="4.8772in" svg:y="4.3362in">
        <draw:text-box>
          <text:p><text:span text:style-name="T3">¨</text:span></text:p>
        </draw:text-box>
      </draw:frame>
      <draw:frame text:anchor-type="page" text:anchor-page-number="2" draw:z-index="1792" draw:style-name="gr1" draw:text-style-name="P2" svg:width="0.0713in" svg:height="0.1622in" svg:x="5.0898in" svg:y="4.9043in">
        <draw:text-box>
          <text:p><text:span text:style-name="T3">¨</text:span></text:p>
        </draw:text-box>
      </draw:frame>
      <draw:frame text:anchor-type="page" text:anchor-page-number="3" draw:z-index="1791" draw:style-name="gr1" draw:text-style-name="P2" svg:width="0.2335in" svg:height="0.1622in" svg:x="1.8575in" svg:y="6.1571in">
        <draw:text-box>
          <text:p><text:span text:style-name="T3">teit</text:span></text:p>
        </draw:text-box>
      </draw:frame>
      <draw:frame text:anchor-type="page" text:anchor-page-number="12" draw:z-index="1790" draw:style-name="gr1" draw:text-style-name="P2" svg:width="0.0713in" svg:height="0.1622in" svg:x="3.9846in" svg:y="6.1346in">
        <draw:text-box>
          <text:p><text:span text:style-name="T3">¨</text:span></text:p>
        </draw:text-box>
      </draw:frame>
      <draw:frame text:anchor-type="page" text:anchor-page-number="5" draw:z-index="1789" draw:style-name="gr1" draw:text-style-name="P2" svg:width="0.0713in" svg:height="0.1622in" svg:x="1.9807in" svg:y="5.3728in">
        <draw:text-box>
          <text:p><text:span text:style-name="T3">¨</text:span></text:p>
        </draw:text-box>
      </draw:frame>
      <draw:frame text:anchor-type="page" text:anchor-page-number="8" draw:z-index="1788" draw:style-name="gr1" draw:text-style-name="P2" svg:width="0.3252in" svg:height="0.1622in" svg:x="6.25in" svg:y="6.0102in">
        <draw:text-box>
          <text:p><text:span text:style-name="T3">asev</text:span></text:p>
        </draw:text-box>
      </draw:frame>
      <draw:frame text:anchor-type="page" text:anchor-page-number="10" draw:z-index="1787" draw:style-name="gr1" draw:text-style-name="P2" svg:width="0.0862in" svg:height="0.1622in" svg:x="1.9728in" svg:y="3.9016in">
        <draw:text-box>
          <text:p><text:span text:style-name="T3">a</text:span></text:p>
        </draw:text-box>
      </draw:frame>
      <draw:frame text:anchor-type="page" text:anchor-page-number="3" draw:z-index="1786" draw:style-name="gr1" draw:text-style-name="P2" svg:width="1.4217in" svg:height="0.1622in" svg:x="5.3701in" svg:y="5.9902in">
        <draw:text-box>
          <text:p><text:span text:style-name="T3">avien lohkojen tiivis-</text:span></text:p>
        </draw:text-box>
      </draw:frame>
      <draw:frame text:anchor-type="page" text:anchor-page-number="2" draw:z-index="1785" draw:style-name="gr1" draw:text-style-name="P2" svg:width="0.6512in" svg:height="0.1622in" svg:x="4.539in" svg:y="4.898in">
        <draw:text-box>
          <text:p><text:span text:style-name="T3">arjestelm</text:span></text:p>
        </draw:text-box>
      </draw:frame>
      <draw:frame text:anchor-type="page" text:anchor-page-number="6" draw:z-index="1784" draw:style-name="gr1" draw:text-style-name="P2" svg:width="0.3539in" svg:height="0.1622in" svg:x="1.9126in" svg:y="4.4937in">
        <draw:text-box>
          <text:p><text:span text:style-name="T3">ailytt</text:span></text:p>
        </draw:text-box>
      </draw:frame>
      <draw:frame text:anchor-type="page" text:anchor-page-number="12" draw:z-index="1783" draw:style-name="gr1" draw:text-style-name="P2" svg:width="0.924in" svg:height="0.1622in" svg:x="3.128in" svg:y="6.1291in">
        <draw:text-box>
          <text:p><text:span text:style-name="T3">jolloin ne hyv</text:span></text:p>
        </draw:text-box>
      </draw:frame>
      <draw:polygon text:anchor-type="page" text:anchor-page-number="4" draw:z-index="1782" draw:style-name="gr26" draw:text-style-name="P3" svg:width="0.9102in" svg:height="0.2272in" svg:x="2.5917in" svg:y="5.1429in" svg:viewBox="0 0 2313 578" draw:points="1159,578 0,578 0,0 2313,0 2313,578">
        <text:p/>
      </draw:polygon>
      <draw:frame text:anchor-type="page" text:anchor-page-number="9" draw:z-index="1781" draw:style-name="gr1" draw:text-style-name="P2" svg:width="1.4717in" svg:height="0.1622in" svg:x="3.6098in" svg:y="4.3307in">
        <draw:text-box>
          <text:p><text:span text:style-name="T3">a voi ainoastaan yritt</text:span></text:p>
        </draw:text-box>
      </draw:frame>
      <draw:frame text:anchor-type="page" text:anchor-page-number="1" draw:z-index="1780" draw:style-name="gr1" draw:text-style-name="P2" svg:width="0.0504in" svg:height="0.1453in" svg:x="2.2035in" svg:y="7.0201in">
        <draw:text-box>
          <text:p><text:span text:style-name="T6">t</text:span></text:p>
        </draw:text-box>
      </draw:frame>
      <draw:frame text:anchor-type="page" text:anchor-page-number="7" draw:z-index="1779" draw:style-name="gr1" draw:text-style-name="P2" svg:width="1.237in" svg:height="0.1622in" svg:x="2.0654in" svg:y="6.1866in">
        <draw:text-box>
          <text:p><text:span text:style-name="T3">Varmennus on sin</text:span></text:p>
        </draw:text-box>
      </draw:frame>
      <draw:frame text:anchor-type="page" text:anchor-page-number="12" draw:z-index="1778" draw:style-name="gr1" draw:text-style-name="P2" svg:width="1.3579in" svg:height="0.1622in" svg:x="1.8575in" svg:y="6.1291in">
        <draw:text-box>
          <text:p><text:span text:style-name="T3">loin vain uudelleen,</text:span></text:p>
        </draw:text-box>
      </draw:frame>
      <draw:frame text:anchor-type="page" text:anchor-page-number="8" draw:z-index="1777" draw:style-name="gr1" draw:text-style-name="P2" svg:width="0.0713in" svg:height="0.1622in" svg:x="6.25in" svg:y="6.0165in">
        <draw:text-box>
          <text:p><text:span text:style-name="T3">¨</text:span></text:p>
        </draw:text-box>
      </draw:frame>
      <draw:frame text:anchor-type="page" text:anchor-page-number="2" draw:z-index="1776" draw:style-name="gr1" draw:text-style-name="P2" svg:width="0.0713in" svg:height="0.1622in" svg:x="4.539in" svg:y="4.9043in">
        <draw:text-box>
          <text:p><text:span text:style-name="T3">¨</text:span></text:p>
        </draw:text-box>
      </draw:frame>
      <draw:frame text:anchor-type="page" text:anchor-page-number="9" draw:z-index="1775" draw:style-name="gr1" draw:text-style-name="P2" svg:width="0.0713in" svg:height="0.1622in" svg:x="3.6098in" svg:y="4.3362in">
        <draw:text-box>
          <text:p><text:span text:style-name="T3">¨</text:span></text:p>
        </draw:text-box>
      </draw:frame>
      <draw:frame text:anchor-type="page" text:anchor-page-number="1" draw:z-index="1774" draw:style-name="gr1" draw:text-style-name="P2" svg:width="0.3268in" svg:height="0.1453in" svg:x="6.0016in" svg:y="6.8681in">
        <draw:text-box>
          <text:p><text:span text:style-name="T6">ahet-</text:span></text:p>
        </draw:text-box>
      </draw:frame>
      <draw:frame text:anchor-type="page" text:anchor-page-number="7" draw:z-index="1773" draw:style-name="gr1" draw:text-style-name="P2" svg:width="0.1689in" svg:height="0.1071in" svg:x="4.7874in" svg:y="5.7138in">
        <draw:text-box>
          <text:p><text:span text:style-name="T13">Tx3</text:span></text:p>
        </draw:text-box>
      </draw:frame>
      <draw:frame text:anchor-type="page" text:anchor-page-number="4" draw:z-index="1772" draw:style-name="gr1" draw:text-style-name="P2" svg:width="2.2803in" svg:height="0.1622in" svg:x="1.9in" svg:y="4.2047in">
        <draw:text-box>
          <text:p><text:span text:style-name="T3">alkeen tulevia lohkoja uudelleen.</text:span></text:p>
        </draw:text-box>
      </draw:frame>
      <draw:frame text:anchor-type="page" text:anchor-page-number="6" draw:z-index="1771" draw:style-name="gr1" draw:text-style-name="P2" svg:width="0.0713in" svg:height="0.1622in" svg:x="1.9126in" svg:y="4.4992in">
        <draw:text-box>
          <text:p><text:span text:style-name="T3">¨</text:span></text:p>
        </draw:text-box>
      </draw:frame>
      <draw:frame text:anchor-type="page" text:anchor-page-number="5" draw:z-index="1770" draw:style-name="gr1" draw:text-style-name="P2" svg:width="0.1378in" svg:height="0.1622in" svg:x="1.8575in" svg:y="5.3665in">
        <draw:text-box>
          <text:p><text:span text:style-name="T3">ty</text:span></text:p>
        </draw:text-box>
      </draw:frame>
      <draw:frame text:anchor-type="page" text:anchor-page-number="3" draw:z-index="1769" draw:style-name="gr1" draw:text-style-name="P2" svg:width="0.0713in" svg:height="0.1622in" svg:x="5.3701in" svg:y="5.9965in">
        <draw:text-box>
          <text:p><text:span text:style-name="T3">¨</text:span></text:p>
        </draw:text-box>
      </draw:frame>
      <draw:frame text:anchor-type="page" text:anchor-page-number="10" draw:z-index="1768" draw:style-name="gr1" draw:text-style-name="P2" svg:width="0.0713in" svg:height="0.1622in" svg:x="1.9728in" svg:y="3.9075in">
        <draw:text-box>
          <text:p><text:span text:style-name="T3">¨</text:span></text:p>
        </draw:text-box>
      </draw:frame>
      <draw:frame text:anchor-type="page" text:anchor-page-number="2" draw:z-index="1767" draw:style-name="gr1" draw:text-style-name="P2" svg:width="0.215in" svg:height="0.1622in" svg:x="4.3126in" svg:y="4.898in">
        <draw:text-box>
          <text:p><text:span text:style-name="T3">a. J</text:span></text:p>
        </draw:text-box>
      </draw:frame>
      <draw:frame text:anchor-type="page" text:anchor-page-number="9" draw:z-index="1766" draw:style-name="gr1" draw:text-style-name="P2" svg:width="0.1248in" svg:height="0.1622in" svg:x="3.4984in" svg:y="4.3307in">
        <draw:text-box>
          <text:p><text:span text:style-name="T3">aj</text:span></text:p>
        </draw:text-box>
      </draw:frame>
      <draw:frame text:anchor-type="page" text:anchor-page-number="10" draw:z-index="1765" draw:style-name="gr1" draw:text-style-name="P2" svg:width="0.1362in" svg:height="0.1622in" svg:x="1.8575in" svg:y="3.9016in">
        <draw:text-box>
          <text:p><text:span text:style-name="T3">m</text:span></text:p>
        </draw:text-box>
      </draw:frame>
      <draw:frame text:anchor-type="page" text:anchor-page-number="8" draw:z-index="1764" draw:style-name="gr1" draw:text-style-name="P2" svg:width="0.0862in" svg:height="0.1622in" svg:x="6.1811in" svg:y="6.0102in">
        <draw:text-box>
          <text:p><text:span text:style-name="T3">a</text:span></text:p>
        </draw:text-box>
      </draw:frame>
      <draw:frame text:anchor-type="page" text:anchor-page-number="6" draw:z-index="1763" draw:style-name="gr1" draw:text-style-name="P2" svg:width="0.074in" svg:height="0.1622in" svg:x="1.8575in" svg:y="4.4937in">
        <draw:text-box>
          <text:p><text:span text:style-name="T3">s</text:span></text:p>
        </draw:text-box>
      </draw:frame>
      <draw:frame text:anchor-type="page" text:anchor-page-number="12" draw:z-index="1762" draw:style-name="gr1" draw:text-style-name="P2" svg:width="0.8449in" svg:height="0.1622in" svg:x="5.852in" svg:y="5.9634in">
        <draw:text-box>
          <text:p><text:span text:style-name="T3">a siihen mil-</text:span></text:p>
        </draw:text-box>
      </draw:frame>
      <draw:frame text:anchor-type="page" text:anchor-page-number="3" draw:z-index="1761" draw:style-name="gr1" draw:text-style-name="P2" svg:width="0.1787in" svg:height="0.1622in" svg:x="5.2091in" svg:y="5.9902in">
        <draw:text-box>
          <text:p><text:span text:style-name="T3">alt</text:span></text:p>
        </draw:text-box>
      </draw:frame>
      <draw:line text:anchor-type="page" text:anchor-page-number="7" draw:z-index="1760" draw:style-name="gr10" draw:text-style-name="P2" svg:x1="4.8579in" svg:y1="5.6827in" svg:x2="4.8579in" svg:y2="5.5339in">
        <text:p/>
      </draw:line>
      <draw:frame text:anchor-type="page" text:anchor-page-number="5" draw:z-index="1759" draw:style-name="gr1" draw:text-style-name="P2" svg:width="0.924in" svg:height="0.1622in" svg:x="5.7917in" svg:y="5.2016in">
        <draw:text-box>
          <text:p><text:span text:style-name="T3">Toista haaraa</text:span></text:p>
        </draw:text-box>
      </draw:frame>
      <draw:frame text:anchor-type="page" text:anchor-page-number="1" draw:z-index="1758" draw:style-name="gr1" draw:text-style-name="P2" svg:width="0.0642in" svg:height="0.1453in" svg:x="6.0016in" svg:y="6.8728in">
        <draw:text-box>
          <text:p><text:span text:style-name="T6">¨</text:span></text:p>
        </draw:text-box>
      </draw:frame>
      <draw:frame text:anchor-type="page" text:anchor-page-number="1" draw:z-index="1757" draw:style-name="gr1" draw:text-style-name="P2" svg:width="3.7815in" svg:height="0.1453in" svg:x="2.6417in" svg:y="6.8681in">
        <draw:text-box>
          <text:p><text:span text:style-name="T6">a. Itse verkko ei vaadi kuin minimaalisen rakenteen. Verkko l</text:span></text:p>
        </draw:text-box>
      </draw:frame>
      <draw:frame text:anchor-type="page" text:anchor-page-number="5" draw:z-index="1756" draw:style-name="gr1" draw:text-style-name="P2" svg:width="2.8378in" svg:height="0.1622in" svg:x="3.2063in" svg:y="5.2016in">
        <draw:text-box>
          <text:p><text:span text:style-name="T3">oytyy ja toisesta haarasta tulee pidempi.</text:span></text:p>
        </draw:text-box>
      </draw:frame>
      <draw:frame text:anchor-type="page" text:anchor-page-number="8" draw:z-index="1755" draw:style-name="gr1" draw:text-style-name="P2" svg:width="0.0713in" svg:height="0.1622in" svg:x="6.1811in" svg:y="6.0165in">
        <draw:text-box>
          <text:p><text:span text:style-name="T3">¨</text:span></text:p>
        </draw:text-box>
      </draw:frame>
      <draw:frame text:anchor-type="page" text:anchor-page-number="9" draw:z-index="1754" draw:style-name="gr1" draw:text-style-name="P2" svg:width="0.0713in" svg:height="0.1622in" svg:x="3.4984in" svg:y="4.3362in">
        <draw:text-box>
          <text:p><text:span text:style-name="T3">¨</text:span></text:p>
        </draw:text-box>
      </draw:frame>
      <draw:frame text:anchor-type="page" text:anchor-page-number="12" draw:z-index="1753" draw:style-name="gr1" draw:text-style-name="P2" svg:width="0.0713in" svg:height="0.1622in" svg:x="5.852in" svg:y="5.9689in">
        <draw:text-box>
          <text:p><text:span text:style-name="T3">¨</text:span></text:p>
        </draw:text-box>
      </draw:frame>
      <draw:frame text:anchor-type="page" text:anchor-page-number="2" draw:z-index="1752" draw:style-name="gr1" draw:text-style-name="P2" svg:width="0.0713in" svg:height="0.1622in" svg:x="4.3126in" svg:y="4.9043in">
        <draw:text-box>
          <text:p><text:span text:style-name="T3">¨</text:span></text:p>
        </draw:text-box>
      </draw:frame>
      <draw:frame text:anchor-type="page" text:anchor-page-number="6" draw:z-index="1751" draw:style-name="gr1" draw:text-style-name="P2" svg:width="0.5287in" svg:height="0.1622in" svg:x="6.1728in" svg:y="4.328in">
        <draw:text-box>
          <text:p><text:span text:style-name="T3">tarvitse</text:span></text:p>
        </draw:text-box>
      </draw:frame>
      <draw:frame text:anchor-type="page" text:anchor-page-number="10" draw:z-index="1750" draw:style-name="gr1" draw:text-style-name="P2" svg:width="1.7803in" svg:height="0.1622in" svg:x="5.0154in" svg:y="3.7362in">
        <draw:text-box>
          <text:p><text:span text:style-name="T3">atty johonkin lohkoon ja</text:span><text:span text:style-name="T2"> z</text:span></text:p>
        </draw:text-box>
      </draw:frame>
      <draw:frame text:anchor-type="page" text:anchor-page-number="3" draw:z-index="1749" draw:style-name="gr1" draw:text-style-name="P2" svg:width="0.0713in" svg:height="0.1622in" svg:x="5.2091in" svg:y="5.9965in">
        <draw:text-box>
          <text:p><text:span text:style-name="T3">¨</text:span></text:p>
        </draw:text-box>
      </draw:frame>
      <draw:polygon text:anchor-type="page" text:anchor-page-number="4" draw:z-index="1748" draw:style-name="gr26" draw:text-style-name="P3" svg:width="1.9335in" svg:height="1.0248in" svg:x="2.3646in" svg:y="4.8016in" svg:viewBox="0 0 4912 2604" draw:points="2459,2604 0,2604 0,0 4912,0 4912,2604">
        <text:p/>
      </draw:polygon>
      <draw:polygon text:anchor-type="page" text:anchor-page-number="7" draw:z-index="1747" draw:style-name="gr7" draw:text-style-name="P4" svg:width="0.0591in" svg:height="0.087in" draw:transform="rotate (-1.5707963267949) translate (4.82834645669291in 5.46614173228346in)" svg:viewBox="0 0 151 222" draw:points="76,0 151,222 0,222">
        <text:p/>
      </draw:polygon>
      <draw:frame text:anchor-type="page" text:anchor-page-number="7" draw:z-index="1746" draw:style-name="gr1" draw:text-style-name="P2" svg:width="0.9795in" svg:height="0.1071in" svg:x="2.0374in" svg:y="3.8457in">
        <draw:text-box>
          <text:p><text:span text:style-name="T13">Pisin työntodisteketju</text:span></text:p>
        </draw:text-box>
      </draw:frame>
      <draw:frame text:anchor-type="page" text:anchor-page-number="5" draw:z-index="1745" draw:style-name="gr1" draw:text-style-name="P2" svg:width="0.0713in" svg:height="0.1622in" svg:x="3.2063in" svg:y="5.2071in">
        <draw:text-box>
          <text:p><text:span text:style-name="T3">¨</text:span></text:p>
        </draw:text-box>
      </draw:frame>
      <draw:frame text:anchor-type="page" text:anchor-page-number="1" draw:z-index="1744" draw:style-name="gr1" draw:text-style-name="P2" svg:width="0.0642in" svg:height="0.1453in" svg:x="2.6417in" svg:y="6.8728in">
        <draw:text-box>
          <text:p><text:span text:style-name="T6">¨</text:span></text:p>
        </draw:text-box>
      </draw:frame>
      <draw:frame text:anchor-type="page" text:anchor-page-number="8" draw:z-index="1743" draw:style-name="gr1" draw:text-style-name="P2" svg:width="0.0894in" svg:height="0.1622in" svg:x="6.1043in" svg:y="6.0102in">
        <draw:text-box>
          <text:p><text:span text:style-name="T3">p</text:span></text:p>
        </draw:text-box>
      </draw:frame>
      <draw:frame text:anchor-type="page" text:anchor-page-number="10" draw:z-index="1742" draw:style-name="gr1" draw:text-style-name="P2" svg:width="0.0713in" svg:height="0.1622in" svg:x="5.0154in" svg:y="3.7417in">
        <draw:text-box>
          <text:p><text:span text:style-name="T3">¨</text:span></text:p>
        </draw:text-box>
      </draw:frame>
      <draw:frame text:anchor-type="page" text:anchor-page-number="4" draw:z-index="1741" draw:style-name="gr1" draw:text-style-name="P2" svg:width="0.0713in" svg:height="0.1622in" svg:x="1.9in" svg:y="4.2102in">
        <draw:text-box>
          <text:p><text:span text:style-name="T3">¨</text:span></text:p>
        </draw:text-box>
      </draw:frame>
      <draw:frame text:anchor-type="page" text:anchor-page-number="12" draw:z-index="1740" draw:style-name="gr1" draw:text-style-name="P2" svg:width="2.6661in" svg:height="0.1622in" svg:x="3.4in" svg:y="5.9634in">
        <draw:text-box>
          <text:p><text:span text:style-name="T3">Solmut voivat poistua verkosta ja liitty</text:span></text:p>
        </draw:text-box>
      </draw:frame>
      <draw:frame text:anchor-type="page" text:anchor-page-number="6" draw:z-index="1739" draw:style-name="gr1" draw:text-style-name="P2" svg:width="0.2539in" svg:height="0.1622in" svg:x="5.8717in" svg:y="4.328in">
        <draw:text-box>
          <text:p><text:span text:style-name="T3">a ei</text:span></text:p>
        </draw:text-box>
      </draw:frame>
      <draw:frame text:anchor-type="page" text:anchor-page-number="9" draw:z-index="1738" draw:style-name="gr1" draw:text-style-name="P2" svg:width="0.0862in" svg:height="0.1622in" svg:x="3.4291in" svg:y="4.3307in">
        <draw:text-box>
          <text:p><text:span text:style-name="T3">a</text:span></text:p>
        </draw:text-box>
      </draw:frame>
      <draw:frame text:anchor-type="page" text:anchor-page-number="3" draw:z-index="1737" draw:style-name="gr1" draw:text-style-name="P2" svg:width="1.0177in" svg:height="0.1622in" svg:x="4.3154in" svg:y="5.9902in">
        <draw:text-box>
          <text:p><text:span text:style-name="T3">a kirjauksia sis</text:span></text:p>
        </draw:text-box>
      </draw:frame>
      <draw:frame text:anchor-type="page" text:anchor-page-number="2" draw:z-index="1736" draw:style-name="gr1" draw:text-style-name="P2" svg:width="0.8378in" svg:height="0.1622in" svg:x="3.6102in" svg:y="4.898in">
        <draw:text-box>
          <text:p><text:span text:style-name="T3">arjestyksest</text:span></text:p>
        </draw:text-box>
      </draw:frame>
      <draw:frame text:anchor-type="page" text:anchor-page-number="6" draw:z-index="1735" draw:style-name="gr1" draw:text-style-name="P2" svg:width="0.0713in" svg:height="0.1622in" svg:x="5.8717in" svg:y="4.3339in">
        <draw:text-box>
          <text:p><text:span text:style-name="T3">¨</text:span></text:p>
        </draw:text-box>
      </draw:frame>
      <draw:frame text:anchor-type="page" text:anchor-page-number="9" draw:z-index="1734" draw:style-name="gr1" draw:text-style-name="P2" svg:width="0.0713in" svg:height="0.1622in" svg:x="3.4291in" svg:y="4.3362in">
        <draw:text-box>
          <text:p><text:span text:style-name="T3">¨</text:span></text:p>
        </draw:text-box>
      </draw:frame>
      <draw:frame text:anchor-type="page" text:anchor-page-number="3" draw:z-index="1733" draw:style-name="gr1" draw:text-style-name="P2" svg:width="0.0713in" svg:height="0.1622in" svg:x="4.3154in" svg:y="5.9965in">
        <draw:text-box>
          <text:p><text:span text:style-name="T3">¨</text:span></text:p>
        </draw:text-box>
      </draw:frame>
      <draw:frame text:anchor-type="page" text:anchor-page-number="8" draw:z-index="1732" draw:style-name="gr1" draw:text-style-name="P2" svg:width="1.8315in" svg:height="0.1622in" svg:x="4.3882in" svg:y="6.0102in">
        <draw:text-box>
          <text:p><text:span text:style-name="T3">a luotettu kolmas osapuoli</text:span></text:p>
        </draw:text-box>
      </draw:frame>
      <draw:frame text:anchor-type="page" text:anchor-page-number="5" draw:z-index="1731" draw:style-name="gr1" draw:text-style-name="P2" svg:width="0.7323in" svg:height="0.1622in" svg:x="2.5547in" svg:y="5.2016in">
        <draw:text-box>
          <text:p><text:span text:style-name="T3">ontodiste l</text:span></text:p>
        </draw:text-box>
      </draw:frame>
      <draw:frame text:anchor-type="page" text:anchor-page-number="10" draw:z-index="1730" draw:style-name="gr1" draw:text-style-name="P2" svg:width="3.3295in" svg:height="0.1622in" svg:x="2.0654in" svg:y="3.7362in">
        <draw:text-box>
          <text:p><text:span text:style-name="T3">Vastaanottaja odottaa, kunnes tapahtuma on lis</text:span></text:p>
        </draw:text-box>
      </draw:frame>
      <draw:frame text:anchor-type="page" text:anchor-page-number="12" draw:z-index="1729" draw:style-name="gr1" draw:text-style-name="P2" svg:width="1.676in" svg:height="0.1622in" svg:x="1.8575in" svg:y="5.9634in">
        <draw:text-box>
          <text:p><text:span text:style-name="T3">rille parhaansa mukaan.</text:span></text:p>
        </draw:text-box>
      </draw:frame>
      <draw:frame text:anchor-type="page" text:anchor-page-number="4" draw:z-index="1728" draw:style-name="gr1" draw:text-style-name="P2" svg:width="0.0398in" svg:height="0.1622in" svg:x="1.8575in" svg:y="4.2047in">
        <draw:text-box>
          <text:p><text:span text:style-name="T3">j</text:span></text:p>
        </draw:text-box>
      </draw:frame>
      <draw:frame text:anchor-type="page" text:anchor-page-number="2" draw:z-index="1727" draw:style-name="gr1" draw:text-style-name="P2" svg:width="0.0713in" svg:height="0.1622in" svg:x="3.6102in" svg:y="4.9043in">
        <draw:text-box>
          <text:p><text:span text:style-name="T3">¨</text:span></text:p>
        </draw:text-box>
      </draw:frame>
      <draw:frame text:anchor-type="page" text:anchor-page-number="1" draw:z-index="1726" draw:style-name="gr1" draw:text-style-name="P2" svg:width="0.4768in" svg:height="0.1453in" svg:x="2.2429in" svg:y="6.8681in">
        <draw:text-box>
          <text:p><text:span text:style-name="T6">alkeens</text:span></text:p>
        </draw:text-box>
      </draw:frame>
      <draw:frame text:anchor-type="page" text:anchor-page-number="5" draw:z-index="1725" draw:style-name="gr1" draw:text-style-name="P2" svg:width="0.0713in" svg:height="0.1622in" svg:x="2.5547in" svg:y="5.2071in">
        <draw:text-box>
          <text:p><text:span text:style-name="T3">¨</text:span></text:p>
        </draw:text-box>
      </draw:frame>
      <draw:frame text:anchor-type="page" text:anchor-page-number="6" draw:z-index="1724" draw:style-name="gr1" draw:text-style-name="P2" svg:width="1.1425in" svg:height="0.1622in" svg:x="4.8154in" svg:y="4.328in">
        <draw:text-box>
          <text:p><text:span text:style-name="T3">a olevia tiivisteit</text:span></text:p>
        </draw:text-box>
      </draw:frame>
      <draw:frame text:anchor-type="page" text:anchor-page-number="9" draw:z-index="1723" draw:style-name="gr1" draw:text-style-name="P2" svg:width="0.2461in" svg:height="0.1622in" svg:x="3.2138in" svg:y="4.3307in">
        <draw:text-box>
          <text:p><text:span text:style-name="T3">okk</text:span></text:p>
        </draw:text-box>
      </draw:frame>
      <draw:frame text:anchor-type="page" text:anchor-page-number="10" draw:z-index="1722" draw:style-name="gr1" draw:text-style-name="P2" svg:width="1.1594in" svg:height="0.1622in" svg:x="4.3709in" svg:y="3.5693in">
        <draw:text-box>
          <text:p><text:span text:style-name="T3">anen siirrostaan.</text:span></text:p>
        </draw:text-box>
      </draw:frame>
      <draw:polygon text:anchor-type="page" text:anchor-page-number="7" draw:z-index="1721" draw:style-name="gr12" draw:text-style-name="P3" svg:width="0.2925in" svg:height="0.1465in" svg:x="4.7181in" svg:y="5.6827in" svg:viewBox="0 0 744 373" draw:points="373,373 0,373 0,0 744,0 744,373">
        <text:p/>
      </draw:polygon>
      <draw:frame text:anchor-type="page" text:anchor-page-number="4" draw:z-index="1720" draw:style-name="gr1" draw:text-style-name="P2" svg:width="0.9748in" svg:height="0.1622in" svg:x="5.7874in" svg:y="4.039in">
        <draw:text-box>
          <text:p><text:span text:style-name="T3">os kaikkia sen</text:span></text:p>
        </draw:text-box>
      </draw:frame>
      <draw:frame text:anchor-type="page" text:anchor-page-number="3" draw:z-index="1719" draw:style-name="gr1" draw:text-style-name="P2" svg:width="0.235in" svg:height="0.1622in" svg:x="4.1146in" svg:y="5.9902in">
        <draw:text-box>
          <text:p><text:span text:style-name="T3">aisi</text:span></text:p>
        </draw:text-box>
      </draw:frame>
      <draw:frame text:anchor-type="page" text:anchor-page-number="8" draw:z-index="1718" draw:style-name="gr1" draw:text-style-name="P2" svg:width="0.0713in" svg:height="0.1622in" svg:x="4.3882in" svg:y="6.0165in">
        <draw:text-box>
          <text:p><text:span text:style-name="T3">¨</text:span></text:p>
        </draw:text-box>
      </draw:frame>
      <draw:frame text:anchor-type="page" text:anchor-page-number="1" draw:z-index="1717" draw:style-name="gr1" draw:text-style-name="P2" svg:width="0.0642in" svg:height="0.1453in" svg:x="2.2429in" svg:y="6.8728in">
        <draw:text-box>
          <text:p><text:span text:style-name="T6">¨</text:span></text:p>
        </draw:text-box>
      </draw:frame>
      <draw:frame text:anchor-type="page" text:anchor-page-number="2" draw:z-index="1716" draw:style-name="gr1" draw:text-style-name="P2" svg:width="2.0224in" svg:height="0.1622in" svg:x="1.8575in" svg:y="4.898in">
        <draw:text-box>
          <text:p><text:span text:style-name="T3">tapahtumien kronologisesta j</text:span></text:p>
        </draw:text-box>
      </draw:frame>
      <draw:frame text:anchor-type="page" text:anchor-page-number="12" draw:z-index="1715" draw:style-name="gr1" draw:text-style-name="P2" svg:width="2.0004in" svg:height="0.1622in" svg:x="4.8035in" svg:y="5.7965in">
        <draw:text-box>
          <text:p><text:span text:style-name="T3">a verkko toimittaa viestit pe-</text:span></text:p>
        </draw:text-box>
      </draw:frame>
      <draw:frame text:anchor-type="page" text:anchor-page-number="10" draw:z-index="1714" draw:style-name="gr1" draw:text-style-name="P2" svg:width="0.0713in" svg:height="0.1622in" svg:x="4.3709in" svg:y="3.5756in">
        <draw:text-box>
          <text:p><text:span text:style-name="T3">¨</text:span></text:p>
        </draw:text-box>
      </draw:frame>
      <draw:frame text:anchor-type="page" text:anchor-page-number="2" draw:z-index="1713" draw:style-name="gr1" draw:text-style-name="P2" svg:width="5.5213in" svg:height="0.1622in" svg:x="1.8575in" svg:y="4.7319in">
        <draw:text-box>
          <text:p><text:span text:style-name="T3">vaa hajautettua aikaleimapalvelinta, joka tuottaa laskennallisia todisteita siirto-</text:span></text:p>
        </draw:text-box>
      </draw:frame>
      <draw:frame text:anchor-type="page" text:anchor-page-number="4" draw:z-index="1712" draw:style-name="gr1" draw:text-style-name="P2" svg:width="0.0713in" svg:height="0.1622in" svg:x="5.7874in" svg:y="4.0453in">
        <draw:text-box>
          <text:p><text:span text:style-name="T3">¨</text:span></text:p>
        </draw:text-box>
      </draw:frame>
      <draw:frame text:anchor-type="page" text:anchor-page-number="12" draw:z-index="1711" draw:style-name="gr1" draw:text-style-name="P2" svg:width="0.0713in" svg:height="0.1622in" svg:x="4.8035in" svg:y="5.8035in">
        <draw:text-box>
          <text:p><text:span text:style-name="T3">¨</text:span></text:p>
        </draw:text-box>
      </draw:frame>
      <draw:frame text:anchor-type="page" text:anchor-page-number="7" draw:z-index="1710" draw:style-name="gr1" draw:text-style-name="P2" svg:width="0.887in" svg:height="0.1071in" svg:x="4.9311in" svg:y="5.1047in">
        <draw:text-box>
          <text:p><text:span text:style-name="T13">Tx3:n Merkle-haara</text:span></text:p>
        </draw:text-box>
      </draw:frame>
      <draw:frame text:anchor-type="page" text:anchor-page-number="3" draw:z-index="1709" draw:style-name="gr1" draw:text-style-name="P2" svg:width="0.0713in" svg:height="0.1622in" svg:x="4.1146in" svg:y="5.9965in">
        <draw:text-box>
          <text:p><text:span text:style-name="T3">¨</text:span></text:p>
        </draw:text-box>
      </draw:frame>
      <draw:frame text:anchor-type="page" text:anchor-page-number="9" draw:z-index="1708" draw:style-name="gr1" draw:text-style-name="P2" svg:width="0.0713in" svg:height="0.1622in" svg:x="3.2138in" svg:y="4.3362in">
        <draw:text-box>
          <text:p><text:span text:style-name="T3">¨</text:span></text:p>
        </draw:text-box>
      </draw:frame>
      <draw:frame text:anchor-type="page" text:anchor-page-number="8" draw:z-index="1707" draw:style-name="gr1" draw:text-style-name="P2" svg:width="2.8823in" svg:height="0.1622in" svg:x="1.8575in" svg:y="6.0102in">
        <draw:text-box>
          <text:p><text:span text:style-name="T3">noastaan siirtotapahtuman osapuolet sek</text:span></text:p>
        </draw:text-box>
      </draw:frame>
      <draw:frame text:anchor-type="page" text:anchor-page-number="6" draw:z-index="1706" draw:style-name="gr1" draw:text-style-name="P2" svg:width="0.0713in" svg:height="0.1622in" svg:x="4.8154in" svg:y="4.3339in">
        <draw:text-box>
          <text:p><text:span text:style-name="T3">¨</text:span></text:p>
        </draw:text-box>
      </draw:frame>
      <draw:frame text:anchor-type="page" text:anchor-page-number="1" draw:z-index="1705" draw:style-name="gr1" draw:text-style-name="P2" svg:width="0.0362in" svg:height="0.1453in" svg:x="2.2035in" svg:y="6.8681in">
        <draw:text-box>
          <text:p><text:span text:style-name="T6">j</text:span></text:p>
        </draw:text-box>
      </draw:frame>
      <draw:frame text:anchor-type="page" text:anchor-page-number="5" draw:z-index="1704" draw:style-name="gr1" draw:text-style-name="P2" svg:width="0.8189in" svg:height="0.1622in" svg:x="1.8575in" svg:y="5.2016in">
        <draw:text-box>
          <text:p><text:span text:style-name="T3">seuraava ty</text:span></text:p>
        </draw:text-box>
      </draw:frame>
      <draw:frame text:anchor-type="page" text:anchor-page-number="2" draw:z-index="1703" draw:style-name="gr1" draw:text-style-name="P2" svg:width="5.6012in" svg:height="0.1622in" svg:x="1.8575in" svg:y="4.5661in">
        <draw:text-box>
          <text:p><text:span text:style-name="T3">tamme ratkaisuksi kaksinkertaisen kulutuksen ongelmaan vertaisverkossa toimi-</text:span></text:p>
        </draw:text-box>
      </draw:frame>
      <draw:frame text:anchor-type="page" text:anchor-page-number="7" draw:z-index="1702" draw:style-name="gr1" draw:text-style-name="P2" svg:width="0.3031in" svg:height="0.1071in" svg:x="5.972in" svg:y="4.248in">
        <draw:text-box>
          <text:p><text:span text:style-name="T13">Nonssi</text:span></text:p>
        </draw:text-box>
      </draw:frame>
      <draw:frame text:anchor-type="page" text:anchor-page-number="6" draw:z-index="1701" draw:style-name="gr1" draw:text-style-name="P2" svg:width="0.1634in" svg:height="0.1622in" svg:x="4.6693in" svg:y="4.328in">
        <draw:text-box>
          <text:p><text:span text:style-name="T3">all</text:span></text:p>
        </draw:text-box>
      </draw:frame>
      <draw:frame text:anchor-type="page" text:anchor-page-number="3" draw:z-index="1700" draw:style-name="gr1" draw:text-style-name="P2" svg:width="0.4858in" svg:height="0.1622in" svg:x="3.6937in" svg:y="5.9902in">
        <draw:text-box>
          <text:p><text:span text:style-name="T3">an erin</text:span></text:p>
        </draw:text-box>
      </draw:frame>
      <draw:frame text:anchor-type="page" text:anchor-page-number="4" draw:z-index="1699" draw:style-name="gr1" draw:text-style-name="P2" svg:width="1.6614in" svg:height="0.1622in" svg:x="4.3366in" svg:y="4.039in">
        <draw:text-box>
          <text:p><text:span text:style-name="T3">muuttaa laskematta my</text:span></text:p>
        </draw:text-box>
      </draw:frame>
      <draw:frame text:anchor-type="page" text:anchor-page-number="9" draw:z-index="1698" draw:style-name="gr1" draw:text-style-name="P2" svg:width="1.3657in" svg:height="0.1622in" svg:x="1.9957in" svg:y="4.3307in">
        <draw:text-box>
          <text:p><text:span text:style-name="T3">akelpoja siirtoja. Hy</text:span></text:p>
        </draw:text-box>
      </draw:frame>
      <draw:frame text:anchor-type="page" text:anchor-page-number="10" draw:z-index="1697" draw:style-name="gr1" draw:text-style-name="P2" svg:width="1.8386in" svg:height="0.1622in" svg:x="2.8008in" svg:y="3.5693in">
        <draw:text-box>
          <text:p><text:span text:style-name="T3">a vaihtoehtoisen version h</text:span></text:p>
        </draw:text-box>
      </draw:frame>
      <draw:frame text:anchor-type="page" text:anchor-page-number="8" draw:z-index="1696" draw:style-name="gr1" draw:text-style-name="P2" svg:width="0.3039in" svg:height="0.1622in" svg:x="6.3681in" svg:y="5.8445in">
        <draw:text-box>
          <text:p><text:span text:style-name="T3">a ai-</text:span></text:p>
        </draw:text-box>
      </draw:frame>
      <draw:frame text:anchor-type="page" text:anchor-page-number="12" draw:z-index="1695" draw:style-name="gr1" draw:text-style-name="P2" svg:width="0.1953in" svg:height="0.1622in" svg:x="4.6346in" svg:y="5.7965in">
        <draw:text-box>
          <text:p><text:span text:style-name="T3">ett</text:span></text:p>
        </draw:text-box>
      </draw:frame>
      <draw:frame text:anchor-type="page" text:anchor-page-number="1" draw:z-index="1694" draw:style-name="gr1" draw:text-style-name="P2" svg:width="0.1268in" svg:height="0.1453in" svg:x="6.1953in" svg:y="6.7161in">
        <draw:text-box>
          <text:p><text:span text:style-name="T6">at</text:span></text:p>
        </draw:text-box>
      </draw:frame>
      <draw:frame text:anchor-type="page" text:anchor-page-number="5" draw:z-index="1693" draw:style-name="gr1" draw:text-style-name="P2" svg:width="2.6335in" svg:height="0.1622in" svg:x="4.3244in" svg:y="5.0346in">
        <draw:text-box>
          <text:p><text:span text:style-name="T3">a tulee pidempi. Tasapeli ratkeaa, kun</text:span></text:p>
        </draw:text-box>
      </draw:frame>
      <draw:frame text:anchor-type="page" text:anchor-page-number="10" draw:z-index="1692" draw:style-name="gr1" draw:text-style-name="P2" svg:width="0.0713in" svg:height="0.1622in" svg:x="2.8008in" svg:y="3.5756in">
        <draw:text-box>
          <text:p><text:span text:style-name="T3">¨</text:span></text:p>
        </draw:text-box>
      </draw:frame>
      <draw:frame text:anchor-type="page" text:anchor-page-number="5" draw:z-index="1691" draw:style-name="gr1" draw:text-style-name="P2" svg:width="0.0713in" svg:height="0.1622in" svg:x="4.3244in" svg:y="5.0409in">
        <draw:text-box>
          <text:p><text:span text:style-name="T3">¨</text:span></text:p>
        </draw:text-box>
      </draw:frame>
      <draw:frame text:anchor-type="page" text:anchor-page-number="12" draw:z-index="1690" draw:style-name="gr1" draw:text-style-name="P2" svg:width="0.1303in" svg:height="0.1622in" svg:x="4.4665in" svg:y="5.7965in">
        <draw:text-box>
          <text:p><text:span text:style-name="T3">a,</text:span></text:p>
        </draw:text-box>
      </draw:frame>
      <draw:frame text:anchor-type="page" text:anchor-page-number="2" draw:z-index="1689" draw:style-name="gr1" draw:text-style-name="P2" svg:width="1.3516in" svg:height="0.1622in" svg:x="5.4457in" svg:y="4.4in">
        <draw:text-box>
          <text:p><text:span text:style-name="T3">a artikkelissa ehdo-</text:span></text:p>
        </draw:text-box>
      </draw:frame>
      <draw:frame text:anchor-type="page" text:anchor-page-number="1" draw:z-index="1688" draw:style-name="gr1" draw:text-style-name="P2" svg:width="0.0642in" svg:height="0.1453in" svg:x="6.1953in" svg:y="6.7217in">
        <draw:text-box>
          <text:p><text:span text:style-name="T6">¨</text:span></text:p>
        </draw:text-box>
      </draw:frame>
      <draw:frame text:anchor-type="page" text:anchor-page-number="9" draw:z-index="1687" draw:style-name="gr1" draw:text-style-name="P2" svg:width="0.0713in" svg:height="0.1622in" svg:x="1.9957in" svg:y="4.3362in">
        <draw:text-box>
          <text:p><text:span text:style-name="T3">¨</text:span></text:p>
        </draw:text-box>
      </draw:frame>
      <draw:frame text:anchor-type="page" text:anchor-page-number="8" draw:z-index="1686" draw:style-name="gr1" draw:text-style-name="P2" svg:width="0.0713in" svg:height="0.1622in" svg:x="6.3681in" svg:y="5.8508in">
        <draw:text-box>
          <text:p><text:span text:style-name="T3">¨</text:span></text:p>
        </draw:text-box>
      </draw:frame>
      <draw:frame text:anchor-type="page" text:anchor-page-number="3" draw:z-index="1685" draw:style-name="gr1" draw:text-style-name="P2" svg:width="0.0713in" svg:height="0.1622in" svg:x="3.6937in" svg:y="5.9965in">
        <draw:text-box>
          <text:p><text:span text:style-name="T3">¨</text:span></text:p>
        </draw:text-box>
      </draw:frame>
      <draw:line text:anchor-type="page" text:anchor-page-number="7" draw:z-index="1684" draw:style-name="gr10" draw:text-style-name="P2" svg:x1="1.874in" svg:y1="4.2976in" svg:x2="2.0961in" svg:y2="4.2976in">
        <text:p/>
      </draw:line>
      <draw:frame text:anchor-type="page" text:anchor-page-number="6" draw:z-index="1683" draw:style-name="gr1" draw:text-style-name="P2" svg:width="0.0713in" svg:height="0.1622in" svg:x="4.6693in" svg:y="4.3339in">
        <draw:text-box>
          <text:p><text:span text:style-name="T3">¨</text:span></text:p>
        </draw:text-box>
      </draw:frame>
      <draw:frame text:anchor-type="page" text:anchor-page-number="4" draw:z-index="1682" draw:style-name="gr1" draw:text-style-name="P2" svg:width="0.2067in" svg:height="0.1622in" svg:x="4.1098in" svg:y="4.039in">
        <draw:text-box>
          <text:p><text:span text:style-name="T3">voi</text:span></text:p>
        </draw:text-box>
      </draw:frame>
      <draw:frame text:anchor-type="page" text:anchor-page-number="10" draw:z-index="1681" draw:style-name="gr1" draw:text-style-name="P2" svg:width="0.0862in" svg:height="0.1622in" svg:x="2.7319in" svg:y="3.5693in">
        <draw:text-box>
          <text:p><text:span text:style-name="T3">a</text:span></text:p>
        </draw:text-box>
      </draw:frame>
      <draw:frame text:anchor-type="page" text:anchor-page-number="1" draw:z-index="1680" draw:style-name="gr1" draw:text-style-name="P2" svg:width="0.1122in" svg:height="0.1453in" svg:x="6.0925in" svg:y="6.7161in">
        <draw:text-box>
          <text:p><text:span text:style-name="T6">aj</text:span></text:p>
        </draw:text-box>
      </draw:frame>
      <draw:frame text:anchor-type="page" text:anchor-page-number="2" draw:z-index="1679" draw:style-name="gr1" draw:text-style-name="P2" svg:width="0.0713in" svg:height="0.1622in" svg:x="5.4457in" svg:y="4.4063in">
        <draw:text-box>
          <text:p><text:span text:style-name="T3">¨</text:span></text:p>
        </draw:text-box>
      </draw:frame>
      <draw:frame text:anchor-type="page" text:anchor-page-number="3" draw:z-index="1678" draw:style-name="gr1" draw:text-style-name="P2" svg:width="0.0862in" svg:height="0.1622in" svg:x="3.6244in" svg:y="5.9902in">
        <draw:text-box>
          <text:p><text:span text:style-name="T3">a</text:span></text:p>
        </draw:text-box>
      </draw:frame>
      <draw:frame text:anchor-type="page" text:anchor-page-number="9" draw:z-index="1677" draw:style-name="gr1" draw:text-style-name="P2" svg:width="0.1748in" svg:height="0.1622in" svg:x="1.8575in" svg:y="4.3307in">
        <draw:text-box>
          <text:p><text:span text:style-name="T3">ep</text:span></text:p>
        </draw:text-box>
      </draw:frame>
      <draw:frame text:anchor-type="page" text:anchor-page-number="8" draw:z-index="1676" draw:style-name="gr1" draw:text-style-name="P2" svg:width="1.624in" svg:height="0.1622in" svg:x="4.9429in" svg:y="5.8445in">
        <draw:text-box>
          <text:p><text:span text:style-name="T3">asy on rajattu siten, ett</text:span></text:p>
        </draw:text-box>
      </draw:frame>
      <draw:frame text:anchor-type="page" text:anchor-page-number="12" draw:z-index="1675" draw:style-name="gr1" draw:text-style-name="P2" svg:width="0.0713in" svg:height="0.1622in" svg:x="4.4665in" svg:y="5.8035in">
        <draw:text-box>
          <text:p><text:span text:style-name="T3">¨</text:span></text:p>
        </draw:text-box>
      </draw:frame>
      <draw:frame text:anchor-type="page" text:anchor-page-number="4" draw:z-index="1674" draw:style-name="gr1" draw:text-style-name="P2" svg:width="0.8406in" svg:height="0.1622in" svg:x="3.3201in" svg:y="4.039in">
        <draw:text-box>
          <text:p><text:span text:style-name="T3">an lohkoa ei</text:span></text:p>
        </draw:text-box>
      </draw:frame>
      <draw:polygon text:anchor-type="page" text:anchor-page-number="7" draw:z-index="1673" draw:style-name="gr7" draw:text-style-name="P4" svg:width="0.0874in" svg:height="0.0579in" draw:transform="rotate (-1.5707963267949) translate (2.07795275590551in 4.26811023622047in)" svg:viewBox="0 0 223 148" draw:points="223,76 0,148 0,0">
        <text:p/>
      </draw:polygon>
      <draw:frame text:anchor-type="page" text:anchor-page-number="6" draw:z-index="1672" draw:style-name="gr1" draw:text-style-name="P2" svg:width="0.7224in" svg:height="0.1622in" svg:x="4.0075in" svg:y="4.328in">
        <draw:text-box>
          <text:p><text:span text:style-name="T3">Lohkon sis</text:span></text:p>
        </draw:text-box>
      </draw:frame>
      <draw:frame text:anchor-type="page" text:anchor-page-number="5" draw:z-index="1671" draw:style-name="gr1" draw:text-style-name="P2" svg:width="0.3335in" svg:height="0.1622in" svg:x="4.028in" svg:y="5.0346in">
        <draw:text-box>
          <text:p><text:span text:style-name="T3">a siit</text:span></text:p>
        </draw:text-box>
      </draw:frame>
      <draw:frame text:anchor-type="page" text:anchor-page-number="4" draw:z-index="1670" draw:style-name="gr1" draw:text-style-name="P2" svg:width="0.0713in" svg:height="0.1622in" svg:x="3.3201in" svg:y="4.0453in">
        <draw:text-box>
          <text:p><text:span text:style-name="T3">¨</text:span></text:p>
        </draw:text-box>
      </draw:frame>
      <draw:frame text:anchor-type="page" text:anchor-page-number="9" draw:z-index="1669" draw:style-name="gr1" draw:text-style-name="P2" svg:width="0.3425in" svg:height="0.1622in" svg:x="6.328in" svg:y="4.1638in">
        <draw:text-box>
          <text:p><text:span text:style-name="T3">altyy</text:span></text:p>
        </draw:text-box>
      </draw:frame>
      <draw:frame text:anchor-type="page" text:anchor-page-number="6" draw:z-index="1668" draw:style-name="gr1" draw:text-style-name="P2" svg:width="2.313in" svg:height="0.1622in" svg:x="1.8575in" svg:y="4.328in">
        <draw:text-box>
          <text:p><text:span text:style-name="T3">toon puun haaroja katkaisemalla.</text:span></text:p>
        </draw:text-box>
      </draw:frame>
      <draw:frame text:anchor-type="page" text:anchor-page-number="2" draw:z-index="1667" draw:style-name="gr1" draw:text-style-name="P2" svg:width="0.2303in" svg:height="0.1622in" svg:x="5.2673in" svg:y="4.4in">
        <draw:text-box>
          <text:p><text:span text:style-name="T3">ass</text:span></text:p>
        </draw:text-box>
      </draw:frame>
      <draw:frame text:anchor-type="page" text:anchor-page-number="10" draw:z-index="1666" draw:style-name="gr1" draw:text-style-name="P2" svg:width="0.0713in" svg:height="0.1622in" svg:x="2.7319in" svg:y="3.5756in">
        <draw:text-box>
          <text:p><text:span text:style-name="T3">¨</text:span></text:p>
        </draw:text-box>
      </draw:frame>
      <draw:line text:anchor-type="page" text:anchor-page-number="7" draw:z-index="1665" draw:style-name="gr10" draw:text-style-name="P2" svg:x1="6.3957in" svg:y1="4.2976in" svg:x2="6.5445in" svg:y2="4.2976in">
        <text:p/>
      </draw:line>
      <draw:frame text:anchor-type="page" text:anchor-page-number="8" draw:z-index="1664" draw:style-name="gr1" draw:text-style-name="P2" svg:width="0.0713in" svg:height="0.1622in" svg:x="4.9429in" svg:y="5.8508in">
        <draw:text-box>
          <text:p><text:span text:style-name="T3">¨</text:span></text:p>
        </draw:text-box>
      </draw:frame>
      <draw:frame text:anchor-type="page" text:anchor-page-number="3" draw:z-index="1663" draw:style-name="gr1" draw:text-style-name="P2" svg:width="0.0713in" svg:height="0.1622in" svg:x="3.6244in" svg:y="5.9965in">
        <draw:text-box>
          <text:p><text:span text:style-name="T3">¨</text:span></text:p>
        </draw:text-box>
      </draw:frame>
      <draw:frame text:anchor-type="page" text:anchor-page-number="5" draw:z-index="1662" draw:style-name="gr1" draw:text-style-name="P2" svg:width="0.0713in" svg:height="0.1622in" svg:x="4.028in" svg:y="5.0409in">
        <draw:text-box>
          <text:p><text:span text:style-name="T3">¨</text:span></text:p>
        </draw:text-box>
      </draw:frame>
      <draw:frame text:anchor-type="page" text:anchor-page-number="1" draw:z-index="1661" draw:style-name="gr1" draw:text-style-name="P2" svg:width="0.0642in" svg:height="0.1453in" svg:x="6.0925in" svg:y="6.7217in">
        <draw:text-box>
          <text:p><text:span text:style-name="T6">¨</text:span></text:p>
        </draw:text-box>
      </draw:frame>
      <draw:frame text:anchor-type="page" text:anchor-page-number="12" draw:z-index="1660" draw:style-name="gr1" draw:text-style-name="P2" svg:width="0.0862in" svg:height="0.1622in" svg:x="4.398in" svg:y="5.7965in">
        <draw:text-box>
          <text:p><text:span text:style-name="T3">a</text:span></text:p>
        </draw:text-box>
      </draw:frame>
      <draw:frame text:anchor-type="page" text:anchor-page-number="1" draw:z-index="1659" draw:style-name="gr1" draw:text-style-name="P2" svg:width="0.078in" svg:height="0.1453in" svg:x="6.0283in" svg:y="6.7161in">
        <draw:text-box>
          <text:p><text:span text:style-name="T6">a</text:span></text:p>
        </draw:text-box>
      </draw:frame>
      <draw:frame text:anchor-type="page" text:anchor-page-number="4" draw:z-index="1658" draw:style-name="gr1" draw:text-style-name="P2" svg:width="0.0862in" svg:height="0.1622in" svg:x="3.2516in" svg:y="4.039in">
        <draw:text-box>
          <text:p><text:span text:style-name="T3">a</text:span></text:p>
        </draw:text-box>
      </draw:frame>
      <draw:frame text:anchor-type="page" text:anchor-page-number="3" draw:z-index="1657" draw:style-name="gr1" draw:text-style-name="P2" svg:width="0.2795in" svg:height="0.1622in" svg:x="3.3862in" svg:y="5.9902in">
        <draw:text-box>
          <text:p><text:span text:style-name="T3">otet</text:span></text:p>
        </draw:text-box>
      </draw:frame>
      <draw:frame text:anchor-type="page" text:anchor-page-number="12" draw:z-index="1656" draw:style-name="gr1" draw:text-style-name="P2" svg:width="0.0713in" svg:height="0.1622in" svg:x="4.398in" svg:y="5.8035in">
        <draw:text-box>
          <text:p><text:span text:style-name="T3">¨</text:span></text:p>
        </draw:text-box>
      </draw:frame>
      <draw:frame text:anchor-type="page" text:anchor-page-number="10" draw:z-index="1655" draw:style-name="gr1" draw:text-style-name="P2" svg:width="0.1787in" svg:height="0.1622in" svg:x="2.5701in" svg:y="3.5693in">
        <draw:text-box>
          <text:p><text:span text:style-name="T3">alt</text:span></text:p>
        </draw:text-box>
      </draw:frame>
      <draw:frame text:anchor-type="page" text:anchor-page-number="8" draw:z-index="1654" draw:style-name="gr1" draw:text-style-name="P2" svg:width="0.0862in" svg:height="0.1622in" svg:x="4.8744in" svg:y="5.8445in">
        <draw:text-box>
          <text:p><text:span text:style-name="T3">a</text:span></text:p>
        </draw:text-box>
      </draw:frame>
      <draw:frame text:anchor-type="page" text:anchor-page-number="5" draw:z-index="1653" draw:style-name="gr1" draw:text-style-name="P2" svg:width="0.8976in" svg:height="0.1622in" svg:x="3.2472in" svg:y="5.0346in">
        <draw:text-box>
          <text:p><text:span text:style-name="T3">a varalta, ett</text:span></text:p>
        </draw:text-box>
      </draw:frame>
      <draw:frame text:anchor-type="page" text:anchor-page-number="6" draw:z-index="1652" draw:style-name="gr1" draw:text-style-name="P2" svg:width="0.5776in" svg:height="0.1622in" svg:x="6.1457in" svg:y="4.1618in">
        <draw:text-box>
          <text:p><text:span text:style-name="T3">an muo-</text:span></text:p>
        </draw:text-box>
      </draw:frame>
      <draw:frame text:anchor-type="page" text:anchor-page-number="2" draw:z-index="1651" draw:style-name="gr1" draw:text-style-name="P2" svg:width="0.0713in" svg:height="0.1622in" svg:x="5.2673in" svg:y="4.4063in">
        <draw:text-box>
          <text:p><text:span text:style-name="T3">¨</text:span></text:p>
        </draw:text-box>
      </draw:frame>
      <draw:polygon text:anchor-type="page" text:anchor-page-number="7" draw:z-index="1650" draw:style-name="gr7" draw:text-style-name="P4" svg:width="0.0874in" svg:height="0.0579in" draw:transform="rotate (-1.5707963267949) translate (6.52795275590551in 4.26811023622047in)" svg:viewBox="0 0 223 148" draw:points="223,76 0,148 0,0">
        <text:p/>
      </draw:polygon>
      <draw:frame text:anchor-type="page" text:anchor-page-number="9" draw:z-index="1649" draw:style-name="gr1" draw:text-style-name="P2" svg:width="0.0713in" svg:height="0.1622in" svg:x="6.328in" svg:y="4.1701in">
        <draw:text-box>
          <text:p><text:span text:style-name="T3">¨</text:span></text:p>
        </draw:text-box>
      </draw:frame>
      <draw:frame text:anchor-type="page" text:anchor-page-number="1" draw:z-index="1648" draw:style-name="gr1" draw:text-style-name="P2" svg:width="0.0642in" svg:height="0.1453in" svg:x="6.0283in" svg:y="6.7217in">
        <draw:text-box>
          <text:p><text:span text:style-name="T6">¨</text:span></text:p>
        </draw:text-box>
      </draw:frame>
      <draw:frame text:anchor-type="page" text:anchor-page-number="12" draw:z-index="1647" draw:style-name="gr1" draw:text-style-name="P2" svg:width="1.878in" svg:height="0.1622in" svg:x="2.6437in" svg:y="5.7965in">
        <draw:text-box>
          <text:p><text:span text:style-name="T3">an tiettyyn paikkaan ja riitt</text:span></text:p>
        </draw:text-box>
      </draw:frame>
      <draw:frame text:anchor-type="page" text:anchor-page-number="2" draw:z-index="1646" draw:style-name="gr1" draw:text-style-name="P2" svg:width="0.0862in" svg:height="0.1622in" svg:x="5.1673in" svg:y="4.4in">
        <draw:text-box>
          <text:p><text:span text:style-name="T3">T</text:span></text:p>
        </draw:text-box>
      </draw:frame>
      <draw:frame text:anchor-type="page" text:anchor-page-number="8" draw:z-index="1645" draw:style-name="gr1" draw:text-style-name="P2" svg:width="0.0713in" svg:height="0.1622in" svg:x="4.8744in" svg:y="5.8508in">
        <draw:text-box>
          <text:p><text:span text:style-name="T3">¨</text:span></text:p>
        </draw:text-box>
      </draw:frame>
      <draw:frame text:anchor-type="page" text:anchor-page-number="3" draw:z-index="1644" draw:style-name="gr1" draw:text-style-name="P2" svg:width="0.0713in" svg:height="0.1622in" svg:x="3.3862in" svg:y="5.9965in">
        <draw:text-box>
          <text:p><text:span text:style-name="T3">¨</text:span></text:p>
        </draw:text-box>
      </draw:frame>
      <draw:frame text:anchor-type="page" text:anchor-page-number="10" draw:z-index="1643" draw:style-name="gr1" draw:text-style-name="P2" svg:width="0.0713in" svg:height="0.1622in" svg:x="2.5701in" svg:y="3.5756in">
        <draw:text-box>
          <text:p><text:span text:style-name="T3">¨</text:span></text:p>
        </draw:text-box>
      </draw:frame>
      <draw:frame text:anchor-type="page" text:anchor-page-number="5" draw:z-index="1642" draw:style-name="gr1" draw:text-style-name="P2" svg:width="0.0713in" svg:height="0.1622in" svg:x="3.2472in" svg:y="5.0409in">
        <draw:text-box>
          <text:p><text:span text:style-name="T3">¨</text:span></text:p>
        </draw:text-box>
      </draw:frame>
      <draw:frame text:anchor-type="page" text:anchor-page-number="6" draw:z-index="1641" draw:style-name="gr1" draw:text-style-name="P2" svg:width="0.0713in" svg:height="0.1622in" svg:x="6.1457in" svg:y="4.1681in">
        <draw:text-box>
          <text:p><text:span text:style-name="T3">¨</text:span></text:p>
        </draw:text-box>
      </draw:frame>
      <draw:line text:anchor-type="page" text:anchor-page-number="7" draw:z-index="1640" draw:style-name="gr10" draw:text-style-name="P2" svg:x1="3.3319in" svg:y1="4.2976in" svg:x2="3.6272in" svg:y2="4.2976in">
        <text:p/>
      </draw:line>
      <draw:frame text:anchor-type="page" text:anchor-page-number="9" draw:z-index="1639" draw:style-name="gr1" draw:text-style-name="P2" svg:width="1.5476in" svg:height="0.1622in" svg:x="4.9445in" svg:y="4.1638in">
        <draw:text-box>
          <text:p><text:span text:style-name="T3">aksy lohkoja, joihin sis</text:span></text:p>
        </draw:text-box>
      </draw:frame>
      <draw:frame text:anchor-type="page" text:anchor-page-number="4" draw:z-index="1638" draw:style-name="gr1" draw:text-style-name="P2" svg:width="0.0713in" svg:height="0.1622in" svg:x="3.2516in" svg:y="4.0453in">
        <draw:text-box>
          <text:p><text:span text:style-name="T3">¨</text:span></text:p>
        </draw:text-box>
      </draw:frame>
      <draw:frame text:anchor-type="page" text:anchor-page-number="1" draw:z-index="1637" draw:style-name="gr1" draw:text-style-name="P2" svg:width="0.2217in" svg:height="0.1453in" svg:x="5.8291in" svg:y="6.7161in">
        <draw:text-box>
          <text:p><text:span text:style-name="T6">okk</text:span></text:p>
        </draw:text-box>
      </draw:frame>
      <draw:frame text:anchor-type="page" text:anchor-page-number="8" draw:z-index="1636" draw:style-name="gr1" draw:text-style-name="P2" svg:width="1.4378in" svg:height="0.1622in" svg:x="3.6209in" svg:y="5.8445in">
        <draw:text-box>
          <text:p><text:span text:style-name="T3">a mallissa tietoihin p</text:span></text:p>
        </draw:text-box>
      </draw:frame>
      <draw:frame text:anchor-type="page" text:anchor-page-number="4" draw:z-index="1635" draw:style-name="gr1" draw:text-style-name="P2" svg:width="0.1661in" svg:height="0.1622in" svg:x="3.1091in" svg:y="4.039in">
        <draw:text-box>
          <text:p><text:span text:style-name="T3">ak</text:span></text:p>
        </draw:text-box>
      </draw:frame>
      <draw:frame text:anchor-type="page" text:anchor-page-number="3" draw:z-index="1634" draw:style-name="gr1" draw:text-style-name="P2" svg:width="1.1642in" svg:height="0.1622in" svg:x="2.3945in" svg:y="5.9902in">
        <draw:text-box>
          <text:p><text:span text:style-name="T3">a palvelimelle sy</text:span></text:p>
        </draw:text-box>
      </draw:frame>
      <draw:frame text:anchor-type="page" text:anchor-page-number="10" draw:z-index="1633" draw:style-name="gr1" draw:text-style-name="P2" svg:width="0.8122in" svg:height="0.1622in" svg:x="1.8575in" svg:y="3.5693in">
        <draw:text-box>
          <text:p><text:span text:style-name="T3">jua, joka sis</text:span></text:p>
        </draw:text-box>
      </draw:frame>
      <draw:frame text:anchor-type="page" text:anchor-page-number="12" draw:z-index="1632" draw:style-name="gr1" draw:text-style-name="P2" svg:width="0.0713in" svg:height="0.1622in" svg:x="2.6437in" svg:y="5.8035in">
        <draw:text-box>
          <text:p><text:span text:style-name="T3">¨</text:span></text:p>
        </draw:text-box>
      </draw:frame>
      <draw:frame text:anchor-type="page" text:anchor-page-number="5" draw:z-index="1631" draw:style-name="gr1" draw:text-style-name="P2" svg:width="1.6043in" svg:height="0.1622in" svg:x="1.8575in" svg:y="5.0346in">
        <draw:text-box>
          <text:p><text:span text:style-name="T3">tavat toisen haaran silt</text:span></text:p>
        </draw:text-box>
      </draw:frame>
      <draw:frame text:anchor-type="page" text:anchor-page-number="2" draw:z-index="1630" draw:style-name="gr1" draw:text-style-name="P2" svg:width="3.735in" svg:height="0.1622in" svg:x="1.8575in" svg:y="4.4in">
        <draw:text-box>
          <text:p><text:span text:style-name="T3">set escrow-mekanismit puolestaan suojaisivat ostajia.</text:span></text:p>
        </draw:text-box>
      </draw:frame>
      <draw:polygon text:anchor-type="page" text:anchor-page-number="7" draw:z-index="1629" draw:style-name="gr7" draw:text-style-name="P4" svg:width="0.087in" svg:height="0.0579in" draw:transform="rotate (-1.5707963267949) translate (3.61062992125984in 4.26811023622047in)" svg:viewBox="0 0 222 148" draw:points="222,76 0,148 0,0">
        <text:p/>
      </draw:polygon>
      <draw:frame text:anchor-type="page" text:anchor-page-number="9" draw:z-index="1628" draw:style-name="gr1" draw:text-style-name="P2" svg:width="0.0713in" svg:height="0.1622in" svg:x="4.9445in" svg:y="4.1701in">
        <draw:text-box>
          <text:p><text:span text:style-name="T3">¨</text:span></text:p>
        </draw:text-box>
      </draw:frame>
      <draw:frame text:anchor-type="page" text:anchor-page-number="6" draw:z-index="1627" draw:style-name="gr1" draw:text-style-name="P2" svg:width="0.0862in" svg:height="0.1622in" svg:x="6.0772in" svg:y="4.1618in">
        <draw:text-box>
          <text:p><text:span text:style-name="T3">a</text:span></text:p>
        </draw:text-box>
      </draw:frame>
      <draw:frame text:anchor-type="page" text:anchor-page-number="10" draw:z-index="1626" draw:style-name="gr1" draw:text-style-name="P2" svg:width="1.1024in" svg:height="0.1622in" svg:x="5.6634in" svg:y="3.4035in">
        <draw:text-box>
          <text:p><text:span text:style-name="T3">a rinnakkaisket-</text:span></text:p>
        </draw:text-box>
      </draw:frame>
      <draw:frame text:anchor-type="page" text:anchor-page-number="4" draw:z-index="1625" draw:style-name="gr1" draw:text-style-name="P2" svg:width="0.0713in" svg:height="0.1622in" svg:x="3.1091in" svg:y="4.0453in">
        <draw:text-box>
          <text:p><text:span text:style-name="T3">¨</text:span></text:p>
        </draw:text-box>
      </draw:frame>
      <draw:frame text:anchor-type="page" text:anchor-page-number="5" draw:z-index="1624" draw:style-name="gr1" draw:text-style-name="P2" svg:width="1.0717in" svg:height="0.1622in" svg:x="5.7063in" svg:y="4.8689in">
        <draw:text-box>
          <text:p><text:span text:style-name="T3">a, mutta tallen-</text:span></text:p>
        </draw:text-box>
      </draw:frame>
      <draw:frame text:anchor-type="page" text:anchor-page-number="2" draw:z-index="1623" draw:style-name="gr1" draw:text-style-name="P2" svg:width="3.5012in" svg:height="0.1622in" svg:x="3.5839in" svg:y="4.2339in">
        <draw:text-box>
          <text:p><text:span text:style-name="T3">a petoksilta, ja helposti toteutettavat rutiininomai-</text:span></text:p>
        </draw:text-box>
      </draw:frame>
      <draw:frame text:anchor-type="page" text:anchor-page-number="1" draw:z-index="1622" draw:style-name="gr1" draw:text-style-name="P2" svg:width="0.0642in" svg:height="0.1453in" svg:x="5.8291in" svg:y="6.7217in">
        <draw:text-box>
          <text:p><text:span text:style-name="T6">¨</text:span></text:p>
        </draw:text-box>
      </draw:frame>
      <draw:frame text:anchor-type="page" text:anchor-page-number="12" draw:z-index="1621" draw:style-name="gr1" draw:text-style-name="P2" svg:width="0.0862in" svg:height="0.1622in" svg:x="2.5752in" svg:y="5.7965in">
        <draw:text-box>
          <text:p><text:span text:style-name="T3">a</text:span></text:p>
        </draw:text-box>
      </draw:frame>
      <draw:frame text:anchor-type="page" text:anchor-page-number="6" draw:z-index="1620" draw:style-name="gr1" draw:text-style-name="P2" svg:width="0.0713in" svg:height="0.1622in" svg:x="6.0772in" svg:y="4.1681in">
        <draw:text-box>
          <text:p><text:span text:style-name="T3">¨</text:span></text:p>
        </draw:text-box>
      </draw:frame>
      <draw:line text:anchor-type="page" text:anchor-page-number="7" draw:z-index="1619" draw:style-name="gr10" draw:text-style-name="P2" svg:x1="4.8646in" svg:y1="4.2976in" svg:x2="5.1598in" svg:y2="4.2976in">
        <text:p/>
      </draw:line>
      <draw:frame text:anchor-type="page" text:anchor-page-number="8" draw:z-index="1618" draw:style-name="gr1" draw:text-style-name="P2" svg:width="0.0713in" svg:height="0.1622in" svg:x="3.6209in" svg:y="5.8508in">
        <draw:text-box>
          <text:p><text:span text:style-name="T3">¨</text:span></text:p>
        </draw:text-box>
      </draw:frame>
      <draw:frame text:anchor-type="page" text:anchor-page-number="9" draw:z-index="1617" draw:style-name="gr1" draw:text-style-name="P2" svg:width="1.5614in" svg:height="0.1622in" svg:x="3.5807in" svg:y="4.1638in">
        <draw:text-box>
          <text:p><text:span text:style-name="T3">at solmut koskaan hyv</text:span></text:p>
        </draw:text-box>
      </draw:frame>
      <draw:frame text:anchor-type="page" text:anchor-page-number="3" draw:z-index="1616" draw:style-name="gr1" draw:text-style-name="P2" svg:width="0.0713in" svg:height="0.1622in" svg:x="2.3945in" svg:y="5.9965in">
        <draw:text-box>
          <text:p><text:span text:style-name="T3">¨</text:span></text:p>
        </draw:text-box>
      </draw:frame>
      <draw:frame text:anchor-type="page" text:anchor-page-number="1" draw:z-index="1615" draw:style-name="gr1" draw:text-style-name="P2" svg:width="0.4252in" svg:height="0.1453in" svg:x="5.4736in" svg:y="6.7161in">
        <draw:text-box>
          <text:p><text:span text:style-name="T6">aen hy</text:span></text:p>
        </draw:text-box>
      </draw:frame>
      <draw:frame text:anchor-type="page" text:anchor-page-number="2" draw:z-index="1614" draw:style-name="gr1" draw:text-style-name="P2" svg:width="0.0713in" svg:height="0.1622in" svg:x="3.5839in" svg:y="4.2398in">
        <draw:text-box>
          <text:p><text:span text:style-name="T3">¨</text:span></text:p>
        </draw:text-box>
      </draw:frame>
      <draw:polygon text:anchor-type="page" text:anchor-page-number="7" draw:z-index="1613" draw:style-name="gr7" draw:text-style-name="P4" svg:width="0.0874in" svg:height="0.0579in" draw:transform="rotate (-1.5707963267949) translate (5.14173228346457in 4.26811023622047in)" svg:viewBox="0 0 223 148" draw:points="223,76 0,148 0,0">
        <text:p/>
      </draw:polygon>
      <draw:frame text:anchor-type="page" text:anchor-page-number="10" draw:z-index="1612" draw:style-name="gr1" draw:text-style-name="P2" svg:width="0.0713in" svg:height="0.1622in" svg:x="5.6634in" svg:y="3.4098in">
        <draw:text-box>
          <text:p><text:span text:style-name="T3">¨</text:span></text:p>
        </draw:text-box>
      </draw:frame>
      <draw:frame text:anchor-type="page" text:anchor-page-number="9" draw:z-index="1611" draw:style-name="gr1" draw:text-style-name="P2" svg:width="0.0713in" svg:height="0.1622in" svg:x="3.5807in" svg:y="4.1701in">
        <draw:text-box>
          <text:p><text:span text:style-name="T3">¨</text:span></text:p>
        </draw:text-box>
      </draw:frame>
      <draw:frame text:anchor-type="page" text:anchor-page-number="6" draw:z-index="1610" draw:style-name="gr1" draw:text-style-name="P2" svg:width="4.8835in" svg:height="0.1622in" svg:x="1.8575in" svg:y="4.1618in">
        <draw:text-box>
          <text:p><text:span text:style-name="T3">lohkon tiivisteeseen. Vanhempia lohkoja voidaan sitten pakata tiiviimp</text:span></text:p>
        </draw:text-box>
      </draw:frame>
      <draw:frame text:anchor-type="page" text:anchor-page-number="3" draw:z-index="1609" draw:style-name="gr1" draw:text-style-name="P2" svg:width="0.6205in" svg:height="0.1622in" svg:x="1.8575in" svg:y="5.9902in">
        <draw:text-box>
          <text:p><text:span text:style-name="T3">siten, ett</text:span></text:p>
        </draw:text-box>
      </draw:frame>
      <draw:frame text:anchor-type="page" text:anchor-page-number="5" draw:z-index="1608" draw:style-name="gr1" draw:text-style-name="P2" svg:width="0.0713in" svg:height="0.1622in" svg:x="5.7063in" svg:y="4.8752in">
        <draw:text-box>
          <text:p><text:span text:style-name="T3">¨</text:span></text:p>
        </draw:text-box>
      </draw:frame>
      <draw:frame text:anchor-type="page" text:anchor-page-number="8" draw:z-index="1607" draw:style-name="gr1" draw:text-style-name="P2" svg:width="2.026in" svg:height="0.1622in" svg:x="1.8575in" svg:y="5.8445in">
        <draw:text-box>
          <text:p><text:span text:style-name="T3">Pankkitoiminnan perinteisess</text:span></text:p>
        </draw:text-box>
      </draw:frame>
      <draw:frame text:anchor-type="page" text:anchor-page-number="12" draw:z-index="1606" draw:style-name="gr1" draw:text-style-name="P2" svg:width="0.0713in" svg:height="0.1622in" svg:x="2.5752in" svg:y="5.8035in">
        <draw:text-box>
          <text:p><text:span text:style-name="T3">¨</text:span></text:p>
        </draw:text-box>
      </draw:frame>
      <draw:frame text:anchor-type="page" text:anchor-page-number="4" draw:z-index="1605" draw:style-name="gr1" draw:text-style-name="P2" svg:width="0.2252in" svg:height="0.1622in" svg:x="2.9098in" svg:y="4.039in">
        <draw:text-box>
          <text:p><text:span text:style-name="T3">yht</text:span></text:p>
        </draw:text-box>
      </draw:frame>
      <draw:frame text:anchor-type="page" text:anchor-page-number="7" draw:z-index="1604" draw:style-name="gr1" draw:text-style-name="P2" svg:width="0.4795in" svg:height="0.1071in" svg:x="5.2866in" svg:y="4.248in">
        <draw:text-box>
          <text:p><text:span text:style-name="T13">Ed. tiiviste</text:span></text:p>
        </draw:text-box>
      </draw:frame>
      <draw:frame text:anchor-type="page" text:anchor-page-number="1" draw:z-index="1603" draw:style-name="gr1" draw:text-style-name="P2" svg:width="0.0642in" svg:height="0.1453in" svg:x="5.4736in" svg:y="6.7217in">
        <draw:text-box>
          <text:p><text:span text:style-name="T6">¨</text:span></text:p>
        </draw:text-box>
      </draw:frame>
      <draw:frame text:anchor-type="page" text:anchor-page-number="2" draw:z-index="1602" draw:style-name="gr1" draw:text-style-name="P2" svg:width="1.3303in" svg:height="0.1622in" svg:x="2.4272in" svg:y="4.2339in">
        <draw:text-box>
          <text:p><text:span text:style-name="T3">a, suojaisivat myyji</text:span></text:p>
        </draw:text-box>
      </draw:frame>
      <draw:frame text:anchor-type="page" text:anchor-page-number="8" draw:z-index="1601" draw:style-name="gr1" draw:text-style-name="P2" svg:width="1.2559in" svg:height="0.2331in" svg:x="2.3063in" svg:y="5.4846in">
        <draw:text-box>
          <text:p><text:span text:style-name="T10">Yksityisyys</text:span></text:p>
        </draw:text-box>
      </draw:frame>
      <draw:frame text:anchor-type="page" text:anchor-page-number="6" draw:z-index="1600" draw:style-name="gr1" draw:text-style-name="P2" svg:width="0.5748in" svg:height="0.1622in" svg:x="6.1201in" svg:y="3.9957in">
        <draw:text-box>
          <text:p><text:span text:style-name="T3">allytetty</text:span></text:p>
        </draw:text-box>
      </draw:frame>
      <draw:frame text:anchor-type="page" text:anchor-page-number="12" draw:z-index="1599" draw:style-name="gr1" draw:text-style-name="P2" svg:width="0.5969in" svg:height="0.1622in" svg:x="2.0272in" svg:y="5.7965in">
        <draw:text-box>
          <text:p><text:span text:style-name="T3">a mihink</text:span></text:p>
        </draw:text-box>
      </draw:frame>
      <draw:frame text:anchor-type="page" text:anchor-page-number="4" draw:z-index="1598" draw:style-name="gr1" draw:text-style-name="P2" svg:width="1.1213in" svg:height="0.1622in" svg:x="1.8575in" svg:y="4.039in">
        <draw:text-box>
          <text:p><text:span text:style-name="T3">jutettu toisiinsa,</text:span></text:p>
        </draw:text-box>
      </draw:frame>
      <draw:frame text:anchor-type="page" text:anchor-page-number="9" draw:z-index="1597" draw:style-name="gr1" draw:text-style-name="P2" svg:width="0.2213in" svg:height="0.1622in" svg:x="3.3965in" svg:y="4.1638in">
        <draw:text-box>
          <text:p><text:span text:style-name="T3">om</text:span></text:p>
        </draw:text-box>
      </draw:frame>
      <draw:frame text:anchor-type="page" text:anchor-page-number="10" draw:z-index="1596" draw:style-name="gr1" draw:text-style-name="P2" svg:width="0.0862in" svg:height="0.1622in" svg:x="5.5937in" svg:y="3.4035in">
        <draw:text-box>
          <text:p><text:span text:style-name="T3">a</text:span></text:p>
        </draw:text-box>
      </draw:frame>
      <draw:frame text:anchor-type="page" text:anchor-page-number="5" draw:z-index="1595" draw:style-name="gr1" draw:text-style-name="P2" svg:width="0.3697in" svg:height="0.1622in" svg:x="5.4047in" svg:y="4.8689in">
        <draw:text-box>
          <text:p><text:span text:style-name="T3">aisen</text:span></text:p>
        </draw:text-box>
      </draw:frame>
      <draw:frame text:anchor-type="page" text:anchor-page-number="3" draw:z-index="1594" draw:style-name="gr1" draw:text-style-name="P2" svg:width="5.465in" svg:height="0.1622in" svg:x="1.8575in" svg:y="5.8252in">
        <draw:text-box>
          <text:p><text:span text:style-name="T3">Ehdottamamme ratkaisu alkaa aikaleimapalvelimesta. Aikaleimapalvelin toimii</text:span></text:p>
        </draw:text-box>
      </draw:frame>
      <draw:frame text:anchor-type="page" text:anchor-page-number="8" draw:z-index="1593" draw:style-name="gr1" draw:text-style-name="P2" svg:width="0.2787in" svg:height="0.2331in" svg:x="1.8575in" svg:y="5.4846in">
        <draw:text-box>
          <text:p><text:span text:style-name="T10">10</text:span></text:p>
        </draw:text-box>
      </draw:frame>
      <draw:frame text:anchor-type="page" text:anchor-page-number="3" draw:z-index="1592" draw:style-name="gr1" draw:text-style-name="P2" svg:width="1.9941in" svg:height="0.2331in" svg:x="2.1937in" svg:y="5.4654in">
        <draw:text-box>
          <text:p><text:span text:style-name="T10">Aikaleimapalvelin</text:span></text:p>
        </draw:text-box>
      </draw:frame>
      <draw:frame text:anchor-type="page" text:anchor-page-number="10" draw:z-index="1591" draw:style-name="gr1" draw:text-style-name="P2" svg:width="0.0713in" svg:height="0.1622in" svg:x="5.5937in" svg:y="3.4098in">
        <draw:text-box>
          <text:p><text:span text:style-name="T3">¨</text:span></text:p>
        </draw:text-box>
      </draw:frame>
      <draw:frame text:anchor-type="page" text:anchor-page-number="1" draw:z-index="1590" draw:style-name="gr1" draw:text-style-name="P2" svg:width="0.1752in" svg:height="0.1453in" svg:x="5.3098in" svg:y="6.7161in">
        <draw:text-box>
          <text:p><text:span text:style-name="T6">att</text:span></text:p>
        </draw:text-box>
      </draw:frame>
      <draw:frame text:anchor-type="page" text:anchor-page-number="2" draw:z-index="1589" draw:style-name="gr1" draw:text-style-name="P2" svg:width="0.0713in" svg:height="0.1622in" svg:x="2.4272in" svg:y="4.2398in">
        <draw:text-box>
          <text:p><text:span text:style-name="T3">¨</text:span></text:p>
        </draw:text-box>
      </draw:frame>
      <draw:frame text:anchor-type="page" text:anchor-page-number="9" draw:z-index="1588" draw:style-name="gr1" draw:text-style-name="P2" svg:width="0.0713in" svg:height="0.1622in" svg:x="3.3965in" svg:y="4.1701in">
        <draw:text-box>
          <text:p><text:span text:style-name="T3">¨</text:span></text:p>
        </draw:text-box>
      </draw:frame>
      <draw:frame text:anchor-type="page" text:anchor-page-number="4" draw:z-index="1587" draw:style-name="gr1" draw:text-style-name="P2" svg:width="3.0531in" svg:height="0.1622in" svg:x="3.9945in" svg:y="3.8728in">
        <draw:text-box>
          <text:p><text:span text:style-name="T3">ontodistetta uudelleen. Koska lohkot on ket-</text:span></text:p>
        </draw:text-box>
      </draw:frame>
      <draw:frame text:anchor-type="page" text:anchor-page-number="5" draw:z-index="1586" draw:style-name="gr1" draw:text-style-name="P2" svg:width="0.0713in" svg:height="0.1622in" svg:x="5.4047in" svg:y="4.8752in">
        <draw:text-box>
          <text:p><text:span text:style-name="T3">¨</text:span></text:p>
        </draw:text-box>
      </draw:frame>
      <draw:frame text:anchor-type="page" text:anchor-page-number="12" draw:z-index="1585" draw:style-name="gr1" draw:text-style-name="P2" svg:width="0.0713in" svg:height="0.1622in" svg:x="2.0272in" svg:y="5.8035in">
        <draw:text-box>
          <text:p><text:span text:style-name="T3">¨</text:span></text:p>
        </draw:text-box>
      </draw:frame>
      <draw:frame text:anchor-type="page" text:anchor-page-number="6" draw:z-index="1584" draw:style-name="gr1" draw:text-style-name="P2" svg:width="0.0713in" svg:height="0.1622in" svg:x="6.1201in" svg:y="4.0016in">
        <draw:text-box>
          <text:p><text:span text:style-name="T3">¨</text:span></text:p>
        </draw:text-box>
      </draw:frame>
      <draw:frame text:anchor-type="page" text:anchor-page-number="5" draw:z-index="1583" draw:style-name="gr1" draw:text-style-name="P2" svg:width="2.7169in" svg:height="0.1622in" svg:x="3.1063in" svg:y="4.8689in">
        <draw:text-box>
          <text:p><text:span text:style-name="T3">a haaraa, jonka vastaanottivat ensimm</text:span></text:p>
        </draw:text-box>
      </draw:frame>
      <draw:frame text:anchor-type="page" text:anchor-page-number="10" draw:z-index="1582" draw:style-name="gr1" draw:text-style-name="P2" svg:width="0.213in" svg:height="0.1622in" svg:x="5.4161in" svg:y="3.4035in">
        <draw:text-box>
          <text:p><text:span text:style-name="T3">ost</text:span></text:p>
        </draw:text-box>
      </draw:frame>
      <draw:frame text:anchor-type="page" text:anchor-page-number="9" draw:z-index="1581" draw:style-name="gr1" draw:text-style-name="P2" svg:width="0.524in" svg:height="0.1622in" svg:x="2.9063in" svg:y="4.1638in">
        <draw:text-box>
          <text:p><text:span text:style-name="T3">a vilpitt</text:span></text:p>
        </draw:text-box>
      </draw:frame>
      <draw:frame text:anchor-type="page" text:anchor-page-number="12" draw:z-index="1580" draw:style-name="gr1" draw:text-style-name="P2" svg:width="0.1953in" svg:height="0.1622in" svg:x="1.8575in" svg:y="5.7965in">
        <draw:text-box>
          <text:p><text:span text:style-name="T3">tet</text:span></text:p>
        </draw:text-box>
      </draw:frame>
      <draw:frame text:anchor-type="page" text:anchor-page-number="6" draw:z-index="1579" draw:style-name="gr1" draw:text-style-name="P2" svg:width="0.8823in" svg:height="0.1622in" svg:x="5.3354in" svg:y="3.9957in">
        <draw:text-box>
          <text:p><text:span text:style-name="T3">a juuri on sis</text:span></text:p>
        </draw:text-box>
      </draw:frame>
      <draw:frame text:anchor-type="page" text:anchor-page-number="3" draw:z-index="1578" draw:style-name="gr1" draw:text-style-name="P2" svg:width="0.1406in" svg:height="0.2331in" svg:x="1.8575in" svg:y="5.4654in">
        <draw:text-box>
          <text:p><text:span text:style-name="T10">3</text:span></text:p>
        </draw:text-box>
      </draw:frame>
      <draw:frame text:anchor-type="page" text:anchor-page-number="8" draw:z-index="1577" draw:style-name="gr1" draw:text-style-name="P2" svg:width="2.9642in" svg:height="0.1622in" svg:x="1.8575in" svg:y="5.0839in">
        <draw:text-box>
          <text:p><text:span text:style-name="T3">kopiota tietyn transaktion koko historiasta.</text:span></text:p>
        </draw:text-box>
      </draw:frame>
      <draw:frame text:anchor-type="page" text:anchor-page-number="4" draw:z-index="1576" draw:style-name="gr1" draw:text-style-name="P2" svg:width="0.0713in" svg:height="0.1622in" svg:x="3.9945in" svg:y="3.8783in">
        <draw:text-box>
          <text:p><text:span text:style-name="T3">¨</text:span></text:p>
        </draw:text-box>
      </draw:frame>
      <draw:polygon text:anchor-type="page" text:anchor-page-number="7" draw:z-index="1575" draw:style-name="gr12" draw:text-style-name="P3" svg:width="0.4378in" svg:height="0.1449in" svg:x="5.8862in" svg:y="4.2248in" svg:viewBox="0 0 1113 369" draw:points="555,369 0,369 0,0 1113,0 1113,369">
        <text:p/>
      </draw:polygon>
      <draw:frame text:anchor-type="page" text:anchor-page-number="2" draw:z-index="1574" draw:style-name="gr1" draw:text-style-name="P2" svg:width="0.328in" svg:height="0.1622in" svg:x="2.1339in" svg:y="4.2339in">
        <draw:text-box>
          <text:p><text:span text:style-name="T3">ollist</text:span></text:p>
        </draw:text-box>
      </draw:frame>
      <draw:frame text:anchor-type="page" text:anchor-page-number="1" draw:z-index="1573" draw:style-name="gr1" draw:text-style-name="P2" svg:width="0.0642in" svg:height="0.1453in" svg:x="5.3098in" svg:y="6.7217in">
        <draw:text-box>
          <text:p><text:span text:style-name="T6">¨</text:span></text:p>
        </draw:text-box>
      </draw:frame>
      <draw:frame text:anchor-type="page" text:anchor-page-number="6" draw:z-index="1572" draw:style-name="gr1" draw:text-style-name="P2" svg:width="0.0713in" svg:height="0.1622in" svg:x="5.3354in" svg:y="4.0016in">
        <draw:text-box>
          <text:p><text:span text:style-name="T3">¨</text:span></text:p>
        </draw:text-box>
      </draw:frame>
      <draw:frame text:anchor-type="page" text:anchor-page-number="9" draw:z-index="1571" draw:style-name="gr1" draw:text-style-name="P2" svg:width="0.0713in" svg:height="0.1622in" svg:x="2.9063in" svg:y="4.1701in">
        <draw:text-box>
          <text:p><text:span text:style-name="T3">¨</text:span></text:p>
        </draw:text-box>
      </draw:frame>
      <draw:frame text:anchor-type="page" text:anchor-page-number="12" draw:z-index="1570" draw:style-name="gr1" draw:text-style-name="P2" svg:width="0.3217in" svg:height="0.1622in" svg:x="6.339in" svg:y="5.6311in">
        <draw:text-box>
          <text:p><text:span text:style-name="T3">reiti-</text:span></text:p>
        </draw:text-box>
      </draw:frame>
      <draw:frame text:anchor-type="page" text:anchor-page-number="7" draw:z-index="1569" draw:style-name="gr1" draw:text-style-name="P2" svg:width="0.5433in" svg:height="0.1071in" svg:x="5.3665in" svg:y="4.4673in">
        <draw:text-box>
          <text:p><text:span text:style-name="T13">Merkle-juuri</text:span></text:p>
        </draw:text-box>
      </draw:frame>
      <draw:frame text:anchor-type="page" text:anchor-page-number="10" draw:z-index="1568" draw:style-name="gr1" draw:text-style-name="P2" svg:width="0.0713in" svg:height="0.1622in" svg:x="5.4161in" svg:y="3.4098in">
        <draw:text-box>
          <text:p><text:span text:style-name="T3">¨</text:span></text:p>
        </draw:text-box>
      </draw:frame>
      <draw:frame text:anchor-type="page" text:anchor-page-number="1" draw:z-index="1567" draw:style-name="gr1" draw:text-style-name="P2" svg:width="0.6551in" svg:height="0.1453in" svg:x="4.7272in" svg:y="6.7161in">
        <draw:text-box>
          <text:p><text:span text:style-name="T6">an ketjun j</text:span></text:p>
        </draw:text-box>
      </draw:frame>
      <draw:frame text:anchor-type="page" text:anchor-page-number="4" draw:z-index="1566" draw:style-name="gr1" draw:text-style-name="P2" svg:width="2.4961in" svg:height="0.1622in" svg:x="1.8575in" svg:y="3.8728in">
        <draw:text-box>
          <text:p><text:span text:style-name="T3">ei lohkoa voi muuttaa laskematta ty</text:span></text:p>
        </draw:text-box>
      </draw:frame>
      <draw:frame text:anchor-type="page" text:anchor-page-number="3" draw:z-index="1565" draw:style-name="gr1" draw:text-style-name="P2" svg:width="0.1303in" svg:height="0.1622in" svg:x="4.0319in" svg:y="5.0638in">
        <draw:text-box>
          <text:p><text:span text:style-name="T3">a.</text:span></text:p>
        </draw:text-box>
      </draw:frame>
      <draw:frame text:anchor-type="page" text:anchor-page-number="2" draw:z-index="1564" draw:style-name="gr1" draw:text-style-name="P2" svg:width="0.0713in" svg:height="0.1622in" svg:x="2.1339in" svg:y="4.2398in">
        <draw:text-box>
          <text:p><text:span text:style-name="T3">¨</text:span></text:p>
        </draw:text-box>
      </draw:frame>
      <draw:frame text:anchor-type="page" text:anchor-page-number="5" draw:z-index="1563" draw:style-name="gr1" draw:text-style-name="P2" svg:width="0.0713in" svg:height="0.1622in" svg:x="3.1063in" svg:y="4.8752in">
        <draw:text-box>
          <text:p><text:span text:style-name="T3">¨</text:span></text:p>
        </draw:text-box>
      </draw:frame>
      <draw:frame text:anchor-type="page" text:anchor-page-number="8" draw:z-index="1562" draw:style-name="gr1" draw:text-style-name="P2" svg:width="0.0862in" svg:height="0.1622in" svg:x="6.5626in" svg:y="4.9181in">
        <draw:text-box>
          <text:p><text:span text:style-name="T3">a</text:span></text:p>
        </draw:text-box>
      </draw:frame>
      <draw:frame text:anchor-type="page" text:anchor-page-number="5" draw:z-index="1561" draw:style-name="gr1" draw:text-style-name="P2" svg:width="0.3488in" svg:height="0.1622in" svg:x="2.802in" svg:y="4.8689in">
        <draw:text-box>
          <text:p><text:span text:style-name="T3">at sit</text:span></text:p>
        </draw:text-box>
      </draw:frame>
      <draw:frame text:anchor-type="page" text:anchor-page-number="10" draw:z-index="1560" draw:style-name="gr1" draw:text-style-name="P2" svg:width="1.2331in" svg:height="0.1622in" svg:x="4.3453in" svg:y="3.4035in">
        <draw:text-box>
          <text:p><text:span text:style-name="T3">a alkaa salassa ty</text:span></text:p>
        </draw:text-box>
      </draw:frame>
      <draw:frame text:anchor-type="page" text:anchor-page-number="3" draw:z-index="1559" draw:style-name="gr1" draw:text-style-name="P2" svg:width="0.0713in" svg:height="0.1622in" svg:x="4.0319in" svg:y="5.0701in">
        <draw:text-box>
          <text:p><text:span text:style-name="T3">¨</text:span></text:p>
        </draw:text-box>
      </draw:frame>
      <draw:frame text:anchor-type="page" text:anchor-page-number="12" draw:z-index="1558" draw:style-name="gr1" draw:text-style-name="P2" svg:width="0.2539in" svg:height="0.1622in" svg:x="6.0654in" svg:y="5.6311in">
        <draw:text-box>
          <text:p><text:span text:style-name="T3">a ei</text:span></text:p>
        </draw:text-box>
      </draw:frame>
      <draw:frame text:anchor-type="page" text:anchor-page-number="2" draw:z-index="1557" draw:style-name="gr1" draw:text-style-name="P2" svg:width="0.2614in" svg:height="0.1622in" svg:x="1.911in" svg:y="4.2339in">
        <draw:text-box>
          <text:p><text:span text:style-name="T3">ann</text:span></text:p>
        </draw:text-box>
      </draw:frame>
      <draw:frame text:anchor-type="page" text:anchor-page-number="6" draw:z-index="1556" draw:style-name="gr1" draw:text-style-name="P2" svg:width="4.0012in" svg:height="0.1622in" svg:x="1.8575in" svg:y="3.9957in">
        <draw:text-box>
          <text:p><text:span text:style-name="T3">saktiot on hajautettu Merkle-puuhun [7][2][5], josta pelkk</text:span></text:p>
        </draw:text-box>
      </draw:frame>
      <draw:frame text:anchor-type="page" text:anchor-page-number="9" draw:z-index="1555" draw:style-name="gr1" draw:text-style-name="P2" svg:width="0.2205in" svg:height="0.1622in" svg:x="2.7102in" svg:y="4.1638in">
        <draw:text-box>
          <text:p><text:span text:style-name="T3">atk</text:span></text:p>
        </draw:text-box>
      </draw:frame>
      <draw:frame text:anchor-type="page" text:anchor-page-number="4" draw:z-index="1554" draw:style-name="gr1" draw:text-style-name="P2" svg:width="2.5252in" svg:height="0.1622in" svg:x="4.3902in" svg:y="3.7071in">
        <draw:text-box>
          <text:p><text:span text:style-name="T3">a laskentatehoa on kerran kulutettu,</text:span></text:p>
        </draw:text-box>
      </draw:frame>
      <draw:frame text:anchor-type="page" text:anchor-page-number="1" draw:z-index="1553" draw:style-name="gr1" draw:text-style-name="P2" svg:width="0.0642in" svg:height="0.1453in" svg:x="4.7272in" svg:y="6.7217in">
        <draw:text-box>
          <text:p><text:span text:style-name="T6">¨</text:span></text:p>
        </draw:text-box>
      </draw:frame>
      <draw:frame text:anchor-type="page" text:anchor-page-number="8" draw:z-index="1552" draw:style-name="gr1" draw:text-style-name="P2" svg:width="0.0713in" svg:height="0.1622in" svg:x="6.5626in" svg:y="4.9236in">
        <draw:text-box>
          <text:p><text:span text:style-name="T3">¨</text:span></text:p>
        </draw:text-box>
      </draw:frame>
      <draw:frame text:anchor-type="page" text:anchor-page-number="10" draw:z-index="1551" draw:style-name="gr1" draw:text-style-name="P2" svg:width="0.0713in" svg:height="0.1622in" svg:x="4.3453in" svg:y="3.4098in">
        <draw:text-box>
          <text:p><text:span text:style-name="T3">¨</text:span></text:p>
        </draw:text-box>
      </draw:frame>
      <draw:frame text:anchor-type="page" text:anchor-page-number="3" draw:z-index="1550" draw:style-name="gr1" draw:text-style-name="P2" svg:width="0.3697in" svg:height="0.1622in" svg:x="3.7319in" svg:y="5.0638in">
        <draw:text-box>
          <text:p><text:span text:style-name="T3">aisen</text:span></text:p>
        </draw:text-box>
      </draw:frame>
      <draw:frame text:anchor-type="page" text:anchor-page-number="2" draw:z-index="1549" draw:style-name="gr1" draw:text-style-name="P2" svg:width="0.0713in" svg:height="0.1622in" svg:x="1.911in" svg:y="4.2398in">
        <draw:text-box>
          <text:p><text:span text:style-name="T3">¨</text:span></text:p>
        </draw:text-box>
      </draw:frame>
      <draw:polygon text:anchor-type="page" text:anchor-page-number="7" draw:z-index="1548" draw:style-name="gr12" draw:text-style-name="P3" svg:width="0.5839in" svg:height="0.1449in" svg:x="5.2291in" svg:y="4.2248in" svg:viewBox="0 0 1484 369" draw:points="740,369 0,369 0,0 1484,0 1484,369">
        <text:p/>
      </draw:polygon>
      <draw:frame text:anchor-type="page" text:anchor-page-number="5" draw:z-index="1547" draw:style-name="gr1" draw:text-style-name="P2" svg:width="0.0713in" svg:height="0.1622in" svg:x="2.802in" svg:y="4.8752in">
        <draw:text-box>
          <text:p><text:span text:style-name="T3">¨</text:span></text:p>
        </draw:text-box>
      </draw:frame>
      <draw:frame text:anchor-type="page" text:anchor-page-number="4" draw:z-index="1546" draw:style-name="gr1" draw:text-style-name="P2" svg:width="0.0713in" svg:height="0.1622in" svg:x="4.3902in" svg:y="3.7126in">
        <draw:text-box>
          <text:p><text:span text:style-name="T3">¨</text:span></text:p>
        </draw:text-box>
      </draw:frame>
      <draw:frame text:anchor-type="page" text:anchor-page-number="8" draw:z-index="1545" draw:style-name="gr1" draw:text-style-name="P2" svg:width="0.5823in" svg:height="0.1622in" svg:x="6.0575in" svg:y="4.9181in">
        <draw:text-box>
          <text:p><text:span text:style-name="T3">aydellist</text:span></text:p>
        </draw:text-box>
      </draw:frame>
      <draw:frame text:anchor-type="page" text:anchor-page-number="6" draw:z-index="1544" draw:style-name="gr1" draw:text-style-name="P2" svg:width="0.335in" svg:height="0.1622in" svg:x="6.3311in" svg:y="3.8299in">
        <draw:text-box>
          <text:p><text:span text:style-name="T3">tran-</text:span></text:p>
        </draw:text-box>
      </draw:frame>
      <draw:frame text:anchor-type="page" text:anchor-page-number="1" draw:z-index="1543" draw:style-name="gr1" draw:text-style-name="P2" svg:width="1.2016in" svg:height="0.1453in" svg:x="3.6736in" svg:y="6.7161in">
        <draw:text-box>
          <text:p><text:span text:style-name="T6">at luomaan pisimm</text:span></text:p>
        </draw:text-box>
      </draw:frame>
      <draw:frame text:anchor-type="page" text:anchor-page-number="12" draw:z-index="1542" draw:style-name="gr1" draw:text-style-name="P2" svg:width="0.0713in" svg:height="0.1622in" svg:x="6.0654in" svg:y="5.6366in">
        <draw:text-box>
          <text:p><text:span text:style-name="T3">¨</text:span></text:p>
        </draw:text-box>
      </draw:frame>
      <draw:frame text:anchor-type="page" text:anchor-page-number="9" draw:z-index="1541" draw:style-name="gr1" draw:text-style-name="P2" svg:width="0.0713in" svg:height="0.1622in" svg:x="2.7102in" svg:y="4.1701in">
        <draw:text-box>
          <text:p><text:span text:style-name="T3">¨</text:span></text:p>
        </draw:text-box>
      </draw:frame>
      <draw:frame text:anchor-type="page" text:anchor-page-number="8" draw:z-index="1540" draw:style-name="gr1" draw:text-style-name="P2" svg:width="0.0713in" svg:height="0.1622in" svg:x="6.0575in" svg:y="4.9236in">
        <draw:text-box>
          <text:p><text:span text:style-name="T3">¨</text:span></text:p>
        </draw:text-box>
      </draw:frame>
      <draw:frame text:anchor-type="page" text:anchor-page-number="4" draw:z-index="1539" draw:style-name="gr1" draw:text-style-name="P2" svg:width="0.1433in" svg:height="0.1622in" svg:x="4.2673in" svg:y="3.7071in">
        <draw:text-box>
          <text:p><text:span text:style-name="T3">ar</text:span></text:p>
        </draw:text-box>
      </draw:frame>
      <draw:frame text:anchor-type="page" text:anchor-page-number="6" draw:z-index="1538" draw:style-name="gr1" draw:text-style-name="P2" svg:width="0.1303in" svg:height="0.1622in" svg:x="6.1583in" svg:y="3.8299in">
        <draw:text-box>
          <text:p><text:span text:style-name="T3">a,</text:span></text:p>
        </draw:text-box>
      </draw:frame>
      <draw:frame text:anchor-type="page" text:anchor-page-number="2" draw:z-index="1537" draw:style-name="gr1" draw:text-style-name="P2" svg:width="0.0559in" svg:height="0.1622in" svg:x="1.8575in" svg:y="4.2339in">
        <draw:text-box>
          <text:p><text:span text:style-name="T3">t</text:span></text:p>
        </draw:text-box>
      </draw:frame>
      <draw:frame text:anchor-type="page" text:anchor-page-number="1" draw:z-index="1536" draw:style-name="gr1" draw:text-style-name="P2" svg:width="0.0642in" svg:height="0.1453in" svg:x="3.6736in" svg:y="6.7217in">
        <draw:text-box>
          <text:p><text:span text:style-name="T6">¨</text:span></text:p>
        </draw:text-box>
      </draw:frame>
      <draw:frame text:anchor-type="page" text:anchor-page-number="9" draw:z-index="1535" draw:style-name="gr1" draw:text-style-name="P2" svg:width="0.9831in" svg:height="0.1622in" svg:x="1.8575in" svg:y="4.1638in">
        <draw:text-box>
          <text:p><text:span text:style-name="T3">maksuiksi, eiv</text:span></text:p>
        </draw:text-box>
      </draw:frame>
      <draw:frame text:anchor-type="page" text:anchor-page-number="5" draw:z-index="1534" draw:style-name="gr1" draw:text-style-name="P2" svg:width="0.1685in" svg:height="0.1622in" svg:x="2.6598in" svg:y="4.8689in">
        <draw:text-box>
          <text:p><text:span text:style-name="T3">av</text:span></text:p>
        </draw:text-box>
      </draw:frame>
      <draw:frame text:anchor-type="page" text:anchor-page-number="10" draw:z-index="1533" draw:style-name="gr1" draw:text-style-name="P2" svg:width="0.1248in" svg:height="0.1622in" svg:x="4.2335in" svg:y="3.4035in">
        <draw:text-box>
          <text:p><text:span text:style-name="T3">aj</text:span></text:p>
        </draw:text-box>
      </draw:frame>
      <draw:frame text:anchor-type="page" text:anchor-page-number="12" draw:z-index="1532" draw:style-name="gr1" draw:text-style-name="P2" svg:width="0.5858in" svg:height="0.1622in" svg:x="5.5591in" svg:y="5.6311in">
        <draw:text-box>
          <text:p><text:span text:style-name="T3">a viestej</text:span></text:p>
        </draw:text-box>
      </draw:frame>
      <draw:frame text:anchor-type="page" text:anchor-page-number="7" draw:z-index="1531" draw:style-name="gr1" draw:text-style-name="P2" svg:width="0.6421in" svg:height="0.1071in" svg:x="5.152in" svg:y="4.0575in">
        <draw:text-box>
          <text:p><text:span text:style-name="T13">Lohkotunniste</text:span></text:p>
        </draw:text-box>
      </draw:frame>
      <draw:frame text:anchor-type="page" text:anchor-page-number="3" draw:z-index="1530" draw:style-name="gr1" draw:text-style-name="P2" svg:width="0.0713in" svg:height="0.1622in" svg:x="3.7319in" svg:y="5.0701in">
        <draw:text-box>
          <text:p><text:span text:style-name="T3">¨</text:span></text:p>
        </draw:text-box>
      </draw:frame>
      <draw:frame text:anchor-type="page" text:anchor-page-number="5" draw:z-index="1529" draw:style-name="gr1" draw:text-style-name="P2" svg:width="0.0713in" svg:height="0.1622in" svg:x="2.6598in" svg:y="4.8752in">
        <draw:text-box>
          <text:p><text:span text:style-name="T3">¨</text:span></text:p>
        </draw:text-box>
      </draw:frame>
      <draw:frame text:anchor-type="page" text:anchor-page-number="2" draw:z-index="1528" draw:style-name="gr1" draw:text-style-name="P2" svg:width="0.2157in" svg:height="0.1622in" svg:x="6.4429in" svg:y="4.0681in">
        <draw:text-box>
          <text:p><text:span text:style-name="T3">ay-</text:span></text:p>
        </draw:text-box>
      </draw:frame>
      <draw:frame text:anchor-type="page" text:anchor-page-number="9" draw:z-index="1527" draw:style-name="gr1" draw:text-style-name="P2" svg:width="1.0921in" svg:height="0.1622in" svg:x="5.6453in" svg:y="3.998in">
        <draw:text-box>
          <text:p><text:span text:style-name="T3">akelpoja siirtoja</text:span></text:p>
        </draw:text-box>
      </draw:frame>
      <draw:frame text:anchor-type="page" text:anchor-page-number="12" draw:z-index="1526" draw:style-name="gr1" draw:text-style-name="P2" svg:width="0.0713in" svg:height="0.1622in" svg:x="5.5591in" svg:y="5.6366in">
        <draw:text-box>
          <text:p><text:span text:style-name="T3">¨</text:span></text:p>
        </draw:text-box>
      </draw:frame>
      <draw:frame text:anchor-type="page" text:anchor-page-number="1" draw:z-index="1525" draw:style-name="gr1" draw:text-style-name="P2" svg:width="1.7157in" svg:height="0.1453in" svg:x="2.2035in" svg:y="6.7161in">
        <draw:text-box>
          <text:p><text:span text:style-name="T6">verkkoa vastaan, ne pystyv</text:span></text:p>
        </draw:text-box>
      </draw:frame>
      <draw:frame text:anchor-type="page" text:anchor-page-number="3" draw:z-index="1524" draw:style-name="gr1" draw:text-style-name="P2" svg:width="1.6961in" svg:height="0.1622in" svg:x="2.2811in" svg:y="5.0638in">
        <draw:text-box>
          <text:p><text:span text:style-name="T3">a vastaanotettu ensimm</text:span></text:p>
        </draw:text-box>
      </draw:frame>
      <draw:frame text:anchor-type="page" text:anchor-page-number="4" draw:z-index="1523" draw:style-name="gr1" draw:text-style-name="P2" svg:width="0.0713in" svg:height="0.1622in" svg:x="4.2673in" svg:y="3.7126in">
        <draw:text-box>
          <text:p><text:span text:style-name="T3">¨</text:span></text:p>
        </draw:text-box>
      </draw:frame>
      <draw:frame text:anchor-type="page" text:anchor-page-number="6" draw:z-index="1522" draw:style-name="gr1" draw:text-style-name="P2" svg:width="0.0713in" svg:height="0.1622in" svg:x="6.1583in" svg:y="3.8354in">
        <draw:text-box>
          <text:p><text:span text:style-name="T3">¨</text:span></text:p>
        </draw:text-box>
      </draw:frame>
      <draw:frame text:anchor-type="page" text:anchor-page-number="8" draw:z-index="1521" draw:style-name="gr1" draw:text-style-name="P2" svg:width="0.2287in" svg:height="0.1622in" svg:x="5.861in" svg:y="4.9181in">
        <draw:text-box>
          <text:p><text:span text:style-name="T3">a, t</text:span></text:p>
        </draw:text-box>
      </draw:frame>
      <draw:frame text:anchor-type="page" text:anchor-page-number="10" draw:z-index="1520" draw:style-name="gr1" draw:text-style-name="P2" svg:width="0.0713in" svg:height="0.1622in" svg:x="4.2335in" svg:y="3.4098in">
        <draw:text-box>
          <text:p><text:span text:style-name="T3">¨</text:span></text:p>
        </draw:text-box>
      </draw:frame>
      <draw:frame text:anchor-type="page" text:anchor-page-number="12" draw:z-index="1519" draw:style-name="gr1" draw:text-style-name="P2" svg:width="0.1894in" svg:height="0.1622in" svg:x="5.389in" svg:y="5.6311in">
        <draw:text-box>
          <text:p><text:span text:style-name="T3">sill</text:span></text:p>
        </draw:text-box>
      </draw:frame>
      <draw:frame text:anchor-type="page" text:anchor-page-number="10" draw:z-index="1518" draw:style-name="gr1" draw:text-style-name="P2" svg:width="0.3677in" svg:height="0.1622in" svg:x="3.9189in" svg:y="3.4035in">
        <draw:text-box>
          <text:p><text:span text:style-name="T3">ahett</text:span></text:p>
        </draw:text-box>
      </draw:frame>
      <draw:polygon text:anchor-type="page" text:anchor-page-number="7" draw:z-index="1517" draw:style-name="gr12" draw:text-style-name="P3" svg:width="0.5827in" svg:height="0.1461in" svg:x="5.3626in" svg:y="4.4429in" svg:viewBox="0 0 1481 372" draw:points="741,372 0,372 0,0 1481,0 1481,372">
        <text:p/>
      </draw:polygon>
      <draw:frame text:anchor-type="page" text:anchor-page-number="5" draw:z-index="1516" draw:style-name="gr1" draw:text-style-name="P2" svg:width="0.213in" svg:height="0.1622in" svg:x="2.4819in" svg:y="4.8689in">
        <draw:text-box>
          <text:p><text:span text:style-name="T3">ost</text:span></text:p>
        </draw:text-box>
      </draw:frame>
      <draw:frame text:anchor-type="page" text:anchor-page-number="9" draw:z-index="1515" draw:style-name="gr1" draw:text-style-name="P2" svg:width="0.0713in" svg:height="0.1622in" svg:x="5.6453in" svg:y="4.0043in">
        <draw:text-box>
          <text:p><text:span text:style-name="T3">¨</text:span></text:p>
        </draw:text-box>
      </draw:frame>
      <draw:frame text:anchor-type="page" text:anchor-page-number="1" draw:z-index="1514" draw:style-name="gr1" draw:text-style-name="P2" svg:width="0.4469in" svg:height="0.1453in" svg:x="5.9189in" svg:y="6.5634in">
        <draw:text-box>
          <text:p><text:span text:style-name="T6">akseen</text:span></text:p>
        </draw:text-box>
      </draw:frame>
      <draw:frame text:anchor-type="page" text:anchor-page-number="2" draw:z-index="1513" draw:style-name="gr1" draw:text-style-name="P2" svg:width="0.0713in" svg:height="0.1622in" svg:x="6.4429in" svg:y="4.0736in">
        <draw:text-box>
          <text:p><text:span text:style-name="T3">¨</text:span></text:p>
        </draw:text-box>
      </draw:frame>
      <draw:frame text:anchor-type="page" text:anchor-page-number="4" draw:z-index="1512" draw:style-name="gr1" draw:text-style-name="P2" svg:width="0.0862in" svg:height="0.1622in" svg:x="4.198in" svg:y="3.7071in">
        <draw:text-box>
          <text:p><text:span text:style-name="T3">a</text:span></text:p>
        </draw:text-box>
      </draw:frame>
      <draw:frame text:anchor-type="page" text:anchor-page-number="6" draw:z-index="1511" draw:style-name="gr1" draw:text-style-name="P2" svg:width="2.535in" svg:height="0.1622in" svg:x="3.8346in" svg:y="3.8299in">
        <draw:text-box>
          <text:p><text:span text:style-name="T3">tapahtua rikkomatta lohkon tiivistett</text:span></text:p>
        </draw:text-box>
      </draw:frame>
      <draw:frame text:anchor-type="page" text:anchor-page-number="8" draw:z-index="1510" draw:style-name="gr1" draw:text-style-name="P2" svg:width="0.0713in" svg:height="0.1622in" svg:x="5.861in" svg:y="4.9236in">
        <draw:text-box>
          <text:p><text:span text:style-name="T3">¨</text:span></text:p>
        </draw:text-box>
      </draw:frame>
      <draw:frame text:anchor-type="page" text:anchor-page-number="3" draw:z-index="1509" draw:style-name="gr1" draw:text-style-name="P2" svg:width="0.0713in" svg:height="0.1622in" svg:x="2.2811in" svg:y="5.0701in">
        <draw:text-box>
          <text:p><text:span text:style-name="T3">¨</text:span></text:p>
        </draw:text-box>
      </draw:frame>
      <draw:frame text:anchor-type="page" text:anchor-page-number="7" draw:z-index="1508" draw:style-name="gr1" draw:text-style-name="P2" svg:width="0.3031in" svg:height="0.1071in" svg:x="2.8854in" svg:y="4.248in">
        <draw:text-box>
          <text:p><text:span text:style-name="T13">Nonssi</text:span></text:p>
        </draw:text-box>
      </draw:frame>
      <draw:frame text:anchor-type="page" text:anchor-page-number="4" draw:z-index="1507" draw:style-name="gr1" draw:text-style-name="P2" svg:width="0.0713in" svg:height="0.1622in" svg:x="4.198in" svg:y="3.7126in">
        <draw:text-box>
          <text:p><text:span text:style-name="T3">¨</text:span></text:p>
        </draw:text-box>
      </draw:frame>
      <draw:frame text:anchor-type="page" text:anchor-page-number="12" draw:z-index="1506" draw:style-name="gr1" draw:text-style-name="P2" svg:width="1.4976in" svg:height="0.1622in" svg:x="4.0102in" svg:y="5.6311in">
        <draw:text-box>
          <text:p><text:span text:style-name="T3">tarvitse tunnistautua,</text:span></text:p>
        </draw:text-box>
      </draw:frame>
      <draw:frame text:anchor-type="page" text:anchor-page-number="9" draw:z-index="1505" draw:style-name="gr1" draw:text-style-name="P2" svg:width="0.1748in" svg:height="0.1622in" svg:x="5.5071in" svg:y="3.998in">
        <draw:text-box>
          <text:p><text:span text:style-name="T3">ep</text:span></text:p>
        </draw:text-box>
      </draw:frame>
      <draw:frame text:anchor-type="page" text:anchor-page-number="8" draw:z-index="1504" draw:style-name="gr1" draw:text-style-name="P2" svg:width="2.698in" svg:height="0.1622in" svg:x="3.5228in" svg:y="4.9181in">
        <draw:text-box>
          <text:p><text:span text:style-name="T3">a. Koskaan ei tule tarvetta ottaa erillist</text:span></text:p>
        </draw:text-box>
      </draw:frame>
      <draw:frame text:anchor-type="page" text:anchor-page-number="1" draw:z-index="1503" draw:style-name="gr1" draw:text-style-name="P2" svg:width="0.0642in" svg:height="0.1453in" svg:x="5.9189in" svg:y="6.5689in">
        <draw:text-box>
          <text:p><text:span text:style-name="T6">¨</text:span></text:p>
        </draw:text-box>
      </draw:frame>
      <draw:frame text:anchor-type="page" text:anchor-page-number="10" draw:z-index="1502" draw:style-name="gr1" draw:text-style-name="P2" svg:width="0.0713in" svg:height="0.1622in" svg:x="3.9189in" svg:y="3.4098in">
        <draw:text-box>
          <text:p><text:span text:style-name="T3">¨</text:span></text:p>
        </draw:text-box>
      </draw:frame>
      <draw:frame text:anchor-type="page" text:anchor-page-number="5" draw:z-index="1501" draw:style-name="gr1" draw:text-style-name="P2" svg:width="0.0713in" svg:height="0.1622in" svg:x="2.4819in" svg:y="4.8752in">
        <draw:text-box>
          <text:p><text:span text:style-name="T3">¨</text:span></text:p>
        </draw:text-box>
      </draw:frame>
      <draw:frame text:anchor-type="page" text:anchor-page-number="6" draw:z-index="1500" draw:style-name="gr1" draw:text-style-name="P2" svg:width="0.4453in" svg:height="0.1622in" svg:x="3.3654in" svg:y="3.8299in">
        <draw:text-box>
          <text:p><text:span text:style-name="T3">a voisi</text:span></text:p>
        </draw:text-box>
      </draw:frame>
      <draw:frame text:anchor-type="page" text:anchor-page-number="3" draw:z-index="1499" draw:style-name="gr1" draw:text-style-name="P2" svg:width="0.5094in" svg:height="0.1622in" svg:x="1.8575in" svg:y="5.0638in">
        <draw:text-box>
          <text:p><text:span text:style-name="T3">mielest</text:span></text:p>
        </draw:text-box>
      </draw:frame>
      <draw:frame text:anchor-type="page" text:anchor-page-number="2" draw:z-index="1498" draw:style-name="gr1" draw:text-style-name="P2" svg:width="0.1661in" svg:height="0.1622in" svg:x="6.3008in" svg:y="4.0681in">
        <draw:text-box>
          <text:p><text:span text:style-name="T3">ak</text:span></text:p>
        </draw:text-box>
      </draw:frame>
      <draw:frame text:anchor-type="page" text:anchor-page-number="8" draw:z-index="1497" draw:style-name="gr1" draw:text-style-name="P2" svg:width="0.0713in" svg:height="0.1622in" svg:x="3.5228in" svg:y="4.9236in">
        <draw:text-box>
          <text:p><text:span text:style-name="T3">¨</text:span></text:p>
        </draw:text-box>
      </draw:frame>
      <draw:frame text:anchor-type="page" text:anchor-page-number="4" draw:z-index="1496" draw:style-name="gr1" draw:text-style-name="P2" svg:width="0.265in" svg:height="0.1622in" svg:x="3.9591in" svg:y="3.7071in">
        <draw:text-box>
          <text:p><text:span text:style-name="T3">a m</text:span></text:p>
        </draw:text-box>
      </draw:frame>
      <draw:frame text:anchor-type="page" text:anchor-page-number="5" draw:z-index="1495" draw:style-name="gr1" draw:text-style-name="P2" svg:width="0.7843in" svg:height="0.1622in" svg:x="1.8575in" svg:y="4.8689in">
        <draw:text-box>
          <text:p><text:span text:style-name="T3">sessa ne ty</text:span></text:p>
        </draw:text-box>
      </draw:frame>
      <draw:frame text:anchor-type="page" text:anchor-page-number="12" draw:z-index="1494" draw:style-name="gr1" draw:text-style-name="P2" svg:width="0.8134in" svg:height="0.1622in" svg:x="3.2528in" svg:y="5.6311in">
        <draw:text-box>
          <text:p><text:span text:style-name="T3">Solmujen ei</text:span></text:p>
        </draw:text-box>
      </draw:frame>
      <draw:frame text:anchor-type="page" text:anchor-page-number="1" draw:z-index="1493" draw:style-name="gr1" draw:text-style-name="P2" svg:width="0.1268in" svg:height="0.1453in" svg:x="5.8047in" svg:y="6.5634in">
        <draw:text-box>
          <text:p><text:span text:style-name="T6">at</text:span></text:p>
        </draw:text-box>
      </draw:frame>
      <draw:frame text:anchor-type="page" text:anchor-page-number="10" draw:z-index="1492" draw:style-name="gr1" draw:text-style-name="P2" svg:width="0.8559in" svg:height="0.1622in" svg:x="3.1736in" svg:y="3.4035in">
        <draw:text-box>
          <text:p><text:span text:style-name="T3">arehellinen l</text:span></text:p>
        </draw:text-box>
      </draw:frame>
      <draw:frame text:anchor-type="page" text:anchor-page-number="3" draw:z-index="1491" draw:style-name="gr1" draw:text-style-name="P2" svg:width="0.174in" svg:height="0.1622in" svg:x="6.4854in" svg:y="4.898in">
        <draw:text-box>
          <text:p><text:span text:style-name="T3">on</text:span></text:p>
        </draw:text-box>
      </draw:frame>
      <draw:frame text:anchor-type="page" text:anchor-page-number="9" draw:z-index="1490" draw:style-name="gr1" draw:text-style-name="P2" svg:width="0.4689in" svg:height="0.1622in" svg:x="5.0543in" svg:y="3.998in">
        <draw:text-box>
          <text:p><text:span text:style-name="T3">aksyisi</text:span></text:p>
        </draw:text-box>
      </draw:frame>
      <draw:frame text:anchor-type="page" text:anchor-page-number="2" draw:z-index="1489" draw:style-name="gr1" draw:text-style-name="P2" svg:width="0.0713in" svg:height="0.1622in" svg:x="6.3008in" svg:y="4.0736in">
        <draw:text-box>
          <text:p><text:span text:style-name="T3">¨</text:span></text:p>
        </draw:text-box>
      </draw:frame>
      <draw:frame text:anchor-type="page" text:anchor-page-number="6" draw:z-index="1488" draw:style-name="gr1" draw:text-style-name="P2" svg:width="0.0713in" svg:height="0.1622in" svg:x="3.3654in" svg:y="3.8354in">
        <draw:text-box>
          <text:p><text:span text:style-name="T3">¨</text:span></text:p>
        </draw:text-box>
      </draw:frame>
      <draw:frame text:anchor-type="page" text:anchor-page-number="8" draw:z-index="1487" draw:style-name="gr1" draw:text-style-name="P2" svg:width="0.0862in" svg:height="0.1622in" svg:x="3.4543in" svg:y="4.9181in">
        <draw:text-box>
          <text:p><text:span text:style-name="T3">a</text:span></text:p>
        </draw:text-box>
      </draw:frame>
      <draw:polygon text:anchor-type="page" text:anchor-page-number="7" draw:z-index="1486" draw:style-name="gr12" draw:text-style-name="P3" svg:width="1.313in" svg:height="0.6571in" svg:x="5.0827in" svg:y="4.0051in" svg:viewBox="0 0 3336 1670" draw:points="1669,1670 0,1670 0,0 3336,0 3336,1670">
        <text:p/>
      </draw:polygon>
      <draw:frame text:anchor-type="page" text:anchor-page-number="12" draw:z-index="1485" draw:style-name="gr1" draw:text-style-name="P2" svg:width="1.0961in" svg:height="0.1622in" svg:x="2.2673in" svg:y="5.6311in">
        <draw:text-box>
          <text:p><text:span text:style-name="T3">samaan aikaan.</text:span></text:p>
        </draw:text-box>
      </draw:frame>
      <draw:frame text:anchor-type="page" text:anchor-page-number="5" draw:z-index="1484" draw:style-name="gr1" draw:text-style-name="P2" svg:width="0.6594in" svg:height="0.1622in" svg:x="6.0575in" svg:y="4.7028in">
        <draw:text-box>
          <text:p><text:span text:style-name="T3">a tapauk-</text:span></text:p>
        </draw:text-box>
      </draw:frame>
      <draw:frame text:anchor-type="page" text:anchor-page-number="4" draw:z-index="1483" draw:style-name="gr1" draw:text-style-name="P2" svg:width="0.0713in" svg:height="0.1622in" svg:x="3.9591in" svg:y="3.7126in">
        <draw:text-box>
          <text:p><text:span text:style-name="T3">¨</text:span></text:p>
        </draw:text-box>
      </draw:frame>
      <draw:frame text:anchor-type="page" text:anchor-page-number="9" draw:z-index="1482" draw:style-name="gr1" draw:text-style-name="P2" svg:width="0.0713in" svg:height="0.1622in" svg:x="5.0543in" svg:y="4.0043in">
        <draw:text-box>
          <text:p><text:span text:style-name="T3">¨</text:span></text:p>
        </draw:text-box>
      </draw:frame>
      <draw:frame text:anchor-type="page" text:anchor-page-number="2" draw:z-index="1481" draw:style-name="gr1" draw:text-style-name="P2" svg:width="5.1004in" svg:height="0.1622in" svg:x="1.8575in" svg:y="4.0681in">
        <draw:text-box>
          <text:p><text:span text:style-name="T3">matta osapuolta. Transaktiot, joiden peruuttaminen on laskennallisesti ep</text:span></text:p>
        </draw:text-box>
      </draw:frame>
      <draw:frame text:anchor-type="page" text:anchor-page-number="10" draw:z-index="1480" draw:style-name="gr1" draw:text-style-name="P2" svg:width="0.0713in" svg:height="0.1622in" svg:x="3.1736in" svg:y="3.4098in">
        <draw:text-box>
          <text:p><text:span text:style-name="T3">¨</text:span></text:p>
        </draw:text-box>
      </draw:frame>
      <draw:frame text:anchor-type="page" text:anchor-page-number="3" draw:z-index="1479" draw:style-name="gr1" draw:text-style-name="P2" svg:width="0.0713in" svg:height="0.1622in" svg:x="6.4854in" svg:y="4.9043in">
        <draw:text-box>
          <text:p><text:span text:style-name="T3">¨</text:span></text:p>
        </draw:text-box>
      </draw:frame>
      <draw:frame text:anchor-type="page" text:anchor-page-number="6" draw:z-index="1478" draw:style-name="gr1" draw:text-style-name="P2" svg:width="0.2213in" svg:height="0.1622in" svg:x="3.1807in" svg:y="3.8299in">
        <draw:text-box>
          <text:p><text:span text:style-name="T3">am</text:span></text:p>
        </draw:text-box>
      </draw:frame>
      <draw:frame text:anchor-type="page" text:anchor-page-number="1" draw:z-index="1477" draw:style-name="gr1" draw:text-style-name="P2" svg:width="0.0642in" svg:height="0.1453in" svg:x="5.8047in" svg:y="6.5689in">
        <draw:text-box>
          <text:p><text:span text:style-name="T6">¨</text:span></text:p>
        </draw:text-box>
      </draw:frame>
      <draw:frame text:anchor-type="page" text:anchor-page-number="5" draw:z-index="1476" draw:style-name="gr1" draw:text-style-name="P2" svg:width="0.0713in" svg:height="0.1622in" svg:x="6.0575in" svg:y="4.7091in">
        <draw:text-box>
          <text:p><text:span text:style-name="T3">¨</text:span></text:p>
        </draw:text-box>
      </draw:frame>
      <draw:frame text:anchor-type="page" text:anchor-page-number="4" draw:z-index="1475" draw:style-name="gr1" draw:text-style-name="P2" svg:width="0.1685in" svg:height="0.1622in" svg:x="3.8165in" svg:y="3.7071in">
        <draw:text-box>
          <text:p><text:span text:style-name="T3">av</text:span></text:p>
        </draw:text-box>
      </draw:frame>
      <draw:frame text:anchor-type="page" text:anchor-page-number="3" draw:z-index="1474" draw:style-name="gr1" draw:text-style-name="P2" svg:width="3.0976in" svg:height="0.1622in" svg:x="3.861in" svg:y="4.898in">
        <draw:text-box>
          <text:p><text:span text:style-name="T3">a kyseinen transaktio oli solmujen enemmist</text:span></text:p>
        </draw:text-box>
      </draw:frame>
      <draw:frame text:anchor-type="page" text:anchor-page-number="9" draw:z-index="1473" draw:style-name="gr1" draw:text-style-name="P2" svg:width="1.2433in" svg:height="0.1622in" svg:x="3.9492in" svg:y="3.998in">
        <draw:text-box>
          <text:p><text:span text:style-name="T3">at kuitenkaan hyv</text:span></text:p>
        </draw:text-box>
      </draw:frame>
      <draw:frame text:anchor-type="page" text:anchor-page-number="7" draw:z-index="1472" draw:style-name="gr1" draw:text-style-name="P2" svg:width="0.4795in" svg:height="0.1071in" svg:x="2.2035in" svg:y="4.248in">
        <draw:text-box>
          <text:p><text:span text:style-name="T13">Ed. tiiviste</text:span></text:p>
        </draw:text-box>
      </draw:frame>
      <draw:frame text:anchor-type="page" text:anchor-page-number="8" draw:z-index="1471" draw:style-name="gr1" draw:text-style-name="P2" svg:width="0.0713in" svg:height="0.1622in" svg:x="3.4543in" svg:y="4.9236in">
        <draw:text-box>
          <text:p><text:span text:style-name="T3">¨</text:span></text:p>
        </draw:text-box>
      </draw:frame>
      <draw:frame text:anchor-type="page" text:anchor-page-number="6" draw:z-index="1470" draw:style-name="gr1" draw:text-style-name="P2" svg:width="0.0713in" svg:height="0.1622in" svg:x="3.1807in" svg:y="3.8354in">
        <draw:text-box>
          <text:p><text:span text:style-name="T3">¨</text:span></text:p>
        </draw:text-box>
      </draw:frame>
      <draw:frame text:anchor-type="page" text:anchor-page-number="12" draw:z-index="1469" draw:style-name="gr1" draw:text-style-name="P2" svg:width="0.4012in" svg:height="0.1622in" svg:x="1.8575in" svg:y="5.6311in">
        <draw:text-box>
          <text:p><text:span text:style-name="T3">kaikki</text:span></text:p>
        </draw:text-box>
      </draw:frame>
      <draw:frame text:anchor-type="page" text:anchor-page-number="10" draw:z-index="1468" draw:style-name="gr1" draw:text-style-name="P2" svg:width="0.1748in" svg:height="0.1622in" svg:x="3.0346in" svg:y="3.4035in">
        <draw:text-box>
          <text:p><text:span text:style-name="T3">ep</text:span></text:p>
        </draw:text-box>
      </draw:frame>
      <draw:frame text:anchor-type="page" text:anchor-page-number="1" draw:z-index="1467" draw:style-name="gr1" draw:text-style-name="P2" svg:width="0.1496in" svg:height="0.1453in" svg:x="5.6728in" svg:y="6.5634in">
        <draw:text-box>
          <text:p><text:span text:style-name="T6">ok</text:span></text:p>
        </draw:text-box>
      </draw:frame>
      <draw:frame text:anchor-type="page" text:anchor-page-number="2" draw:z-index="1466" draw:style-name="gr1" draw:text-style-name="P2" svg:width="1.724in" svg:height="0.1622in" svg:x="5.0728in" svg:y="3.9016in">
        <draw:text-box>
          <text:p><text:span text:style-name="T3">a tarvitaan luotettua kol-</text:span></text:p>
        </draw:text-box>
      </draw:frame>
      <draw:frame text:anchor-type="page" text:anchor-page-number="10" draw:z-index="1465" draw:style-name="gr1" draw:text-style-name="P2" svg:width="0.6323in" svg:height="0.1622in" svg:x="2.4563in" svg:y="3.4035in">
        <draw:text-box>
          <text:p><text:span text:style-name="T3">ahetetty,</text:span></text:p>
        </draw:text-box>
      </draw:frame>
      <draw:frame text:anchor-type="page" text:anchor-page-number="1" draw:z-index="1464" draw:style-name="gr1" draw:text-style-name="P2" svg:width="0.0642in" svg:height="0.1453in" svg:x="5.6728in" svg:y="6.5689in">
        <draw:text-box>
          <text:p><text:span text:style-name="T6">¨</text:span></text:p>
        </draw:text-box>
      </draw:frame>
      <draw:frame text:anchor-type="page" text:anchor-page-number="5" draw:z-index="1463" draw:style-name="gr1" draw:text-style-name="P2" svg:width="0.4268in" svg:height="0.1622in" svg:x="5.6807in" svg:y="4.7028in">
        <draw:text-box>
          <text:p><text:span text:style-name="T3">a. Siin</text:span></text:p>
        </draw:text-box>
      </draw:frame>
      <draw:frame text:anchor-type="page" text:anchor-page-number="2" draw:z-index="1462" draw:style-name="gr1" draw:text-style-name="P2" svg:width="0.0713in" svg:height="0.1622in" svg:x="5.0728in" svg:y="3.9075in">
        <draw:text-box>
          <text:p><text:span text:style-name="T3">¨</text:span></text:p>
        </draw:text-box>
      </draw:frame>
      <draw:frame text:anchor-type="page" text:anchor-page-number="3" draw:z-index="1461" draw:style-name="gr1" draw:text-style-name="P2" svg:width="0.0713in" svg:height="0.1622in" svg:x="3.861in" svg:y="4.9043in">
        <draw:text-box>
          <text:p><text:span text:style-name="T3">¨</text:span></text:p>
        </draw:text-box>
      </draw:frame>
      <draw:frame text:anchor-type="page" text:anchor-page-number="8" draw:z-index="1460" draw:style-name="gr1" draw:text-style-name="P2" svg:width="1.8787in" svg:height="0.1622in" svg:x="1.8575in" svg:y="4.9181in">
        <draw:text-box>
          <text:p><text:span text:style-name="T3">ovat riippuvaisia useista lis</text:span></text:p>
        </draw:text-box>
      </draw:frame>
      <draw:frame text:anchor-type="page" text:anchor-page-number="4" draw:z-index="1459" draw:style-name="gr1" draw:text-style-name="P2" svg:width="0.0713in" svg:height="0.1622in" svg:x="3.8165in" svg:y="3.7126in">
        <draw:text-box>
          <text:p><text:span text:style-name="T3">¨</text:span></text:p>
        </draw:text-box>
      </draw:frame>
      <draw:frame text:anchor-type="page" text:anchor-page-number="9" draw:z-index="1458" draw:style-name="gr1" draw:text-style-name="P2" svg:width="0.0713in" svg:height="0.1622in" svg:x="3.9492in" svg:y="4.0043in">
        <draw:text-box>
          <text:p><text:span text:style-name="T3">¨</text:span></text:p>
        </draw:text-box>
      </draw:frame>
      <draw:frame text:anchor-type="page" text:anchor-page-number="12" draw:z-index="1457" draw:style-name="gr1" draw:text-style-name="P2" svg:width="1.1512in" svg:height="0.1622in" svg:x="5.6071in" svg:y="5.4654in">
        <draw:text-box>
          <text:p><text:span text:style-name="T3">a koordinaatiolla</text:span></text:p>
        </draw:text-box>
      </draw:frame>
      <draw:frame text:anchor-type="page" text:anchor-page-number="6" draw:z-index="1456" draw:style-name="gr1" draw:text-style-name="P2" svg:width="0.4185in" svg:height="0.1622in" svg:x="2.7445in" svg:y="3.8299in">
        <draw:text-box>
          <text:p><text:span text:style-name="T3">Jotta t</text:span></text:p>
        </draw:text-box>
      </draw:frame>
      <draw:frame text:anchor-type="page" text:anchor-page-number="10" draw:z-index="1455" draw:style-name="gr1" draw:text-style-name="P2" svg:width="0.0713in" svg:height="0.1622in" svg:x="2.4563in" svg:y="3.4098in">
        <draw:text-box>
          <text:p><text:span text:style-name="T3">¨</text:span></text:p>
        </draw:text-box>
      </draw:frame>
      <draw:frame text:anchor-type="page" text:anchor-page-number="1" draw:z-index="1454" draw:style-name="gr1" draw:text-style-name="P2" svg:width="0.3488in" svg:height="0.1453in" svg:x="5.3583in" svg:y="6.5634in">
        <draw:text-box>
          <text:p><text:span text:style-name="T6">an hy</text:span></text:p>
        </draw:text-box>
      </draw:frame>
      <draw:frame text:anchor-type="page" text:anchor-page-number="12" draw:z-index="1453" draw:style-name="gr1" draw:text-style-name="P2" svg:width="0.0713in" svg:height="0.1622in" svg:x="5.6071in" svg:y="5.4709in">
        <draw:text-box>
          <text:p><text:span text:style-name="T3">¨</text:span></text:p>
        </draw:text-box>
      </draw:frame>
      <draw:frame text:anchor-type="page" text:anchor-page-number="9" draw:z-index="1452" draw:style-name="gr1" draw:text-style-name="P2" svg:width="0.7386in" svg:height="0.1622in" svg:x="3.2984in" svg:y="3.998in">
        <draw:text-box>
          <text:p><text:span text:style-name="T3">Solmut eiv</text:span></text:p>
        </draw:text-box>
      </draw:frame>
      <draw:frame text:anchor-type="page" text:anchor-page-number="6" draw:z-index="1451" draw:style-name="gr1" draw:text-style-name="P2" svg:width="0.5524in" svg:height="0.1622in" svg:x="2.2047in" svg:y="3.8299in">
        <draw:text-box>
          <text:p><text:span text:style-name="T3">poistaa.</text:span></text:p>
        </draw:text-box>
      </draw:frame>
      <draw:frame text:anchor-type="page" text:anchor-page-number="8" draw:z-index="1450" draw:style-name="gr1" draw:text-style-name="P2" svg:width="1.1516in" svg:height="0.1622in" svg:x="5.6346in" svg:y="4.7516in">
        <draw:text-box>
          <text:p><text:span text:style-name="T3">jotka puolestaan</text:span></text:p>
        </draw:text-box>
      </draw:frame>
      <draw:frame text:anchor-type="page" text:anchor-page-number="4" draw:z-index="1449" draw:style-name="gr1" draw:text-style-name="P2" svg:width="0.2768in" svg:height="0.1622in" svg:x="3.5665in" svg:y="3.7071in">
        <draw:text-box>
          <text:p><text:span text:style-name="T3">aytt</text:span></text:p>
        </draw:text-box>
      </draw:frame>
      <draw:frame text:anchor-type="page" text:anchor-page-number="3" draw:z-index="1448" draw:style-name="gr1" draw:text-style-name="P2" svg:width="2.3043in" svg:height="0.1622in" svg:x="1.8575in" svg:y="4.898in">
        <draw:text-box>
          <text:p><text:span text:style-name="T3">kin transaktion tapahtumahetkell</text:span></text:p>
        </draw:text-box>
      </draw:frame>
      <draw:frame text:anchor-type="page" text:anchor-page-number="2" draw:z-index="1447" draw:style-name="gr1" draw:text-style-name="P2" svg:width="0.1953in" svg:height="0.1622in" svg:x="4.9043in" svg:y="3.9016in">
        <draw:text-box>
          <text:p><text:span text:style-name="T3">ett</text:span></text:p>
        </draw:text-box>
      </draw:frame>
      <draw:polygon text:anchor-type="page" text:anchor-page-number="7" draw:z-index="1446" draw:style-name="gr12" draw:text-style-name="P3" svg:width="0.4378in" svg:height="0.1449in" svg:x="2.8083in" svg:y="4.2248in" svg:viewBox="0 0 1113 369" draw:points="559,369 0,369 0,0 1113,0 1113,369">
        <text:p/>
      </draw:polygon>
      <draw:frame text:anchor-type="page" text:anchor-page-number="5" draw:z-index="1445" draw:style-name="gr1" draw:text-style-name="P2" svg:width="0.0713in" svg:height="0.1622in" svg:x="5.6807in" svg:y="4.7091in">
        <draw:text-box>
          <text:p><text:span text:style-name="T3">¨</text:span></text:p>
        </draw:text-box>
      </draw:frame>
      <draw:frame text:anchor-type="page" text:anchor-page-number="6" draw:z-index="1444" draw:style-name="gr1" draw:text-style-name="P2" svg:width="0.3488in" svg:height="0.1622in" svg:x="1.8575in" svg:y="3.8299in">
        <draw:text-box>
          <text:p><text:span text:style-name="T3">seksi</text:span></text:p>
        </draw:text-box>
      </draw:frame>
      <draw:frame text:anchor-type="page" text:anchor-page-number="9" draw:z-index="1443" draw:style-name="gr1" draw:text-style-name="P2" svg:width="1.1157in" svg:height="0.1622in" svg:x="2.2661in" svg:y="3.998in">
        <draw:text-box>
          <text:p><text:span text:style-name="T3">anelle kuulunut.</text:span></text:p>
        </draw:text-box>
      </draw:frame>
      <draw:frame text:anchor-type="page" text:anchor-page-number="8" draw:z-index="1442" draw:style-name="gr1" draw:text-style-name="P2" svg:width="2.365in" svg:height="0.1622in" svg:x="3.5091in" svg:y="4.7516in">
        <draw:text-box>
          <text:p><text:span text:style-name="T3">ovat riippuvaisia useista siirroista,</text:span></text:p>
        </draw:text-box>
      </draw:frame>
      <draw:frame text:anchor-type="page" text:anchor-page-number="3" draw:z-index="1441" draw:style-name="gr1" draw:text-style-name="P2" svg:width="0.4315in" svg:height="0.1622in" svg:x="6.2425in" svg:y="4.7319in">
        <draw:text-box>
          <text:p><text:span text:style-name="T3">a kun-</text:span></text:p>
        </draw:text-box>
      </draw:frame>
      <draw:frame text:anchor-type="page" text:anchor-page-number="1" draw:z-index="1440" draw:style-name="gr1" draw:text-style-name="P2" svg:width="0.0642in" svg:height="0.1453in" svg:x="5.3583in" svg:y="6.5689in">
        <draw:text-box>
          <text:p><text:span text:style-name="T6">¨</text:span></text:p>
        </draw:text-box>
      </draw:frame>
      <draw:frame text:anchor-type="page" text:anchor-page-number="10" draw:z-index="1439" draw:style-name="gr1" draw:text-style-name="P2" svg:width="0.6449in" svg:height="0.1622in" svg:x="1.8575in" svg:y="3.4035in">
        <draw:text-box>
          <text:p><text:span text:style-name="T3">siirto on l</text:span></text:p>
        </draw:text-box>
      </draw:frame>
      <draw:frame text:anchor-type="page" text:anchor-page-number="2" draw:z-index="1438" draw:style-name="gr1" draw:text-style-name="P2" svg:width="0.6461in" svg:height="0.1622in" svg:x="4.278in" svg:y="3.9016in">
        <draw:text-box>
          <text:p><text:span text:style-name="T3">an ilman,</text:span></text:p>
        </draw:text-box>
      </draw:frame>
      <draw:frame text:anchor-type="page" text:anchor-page-number="12" draw:z-index="1437" draw:style-name="gr1" draw:text-style-name="P2" svg:width="0.3587in" svg:height="0.1622in" svg:x="5.3063in" svg:y="5.4654in">
        <draw:text-box>
          <text:p><text:span text:style-name="T3">aisell</text:span></text:p>
        </draw:text-box>
      </draw:frame>
      <draw:frame text:anchor-type="page" text:anchor-page-number="4" draw:z-index="1436" draw:style-name="gr1" draw:text-style-name="P2" svg:width="0.0713in" svg:height="0.1622in" svg:x="3.5665in" svg:y="3.7126in">
        <draw:text-box>
          <text:p><text:span text:style-name="T3">¨</text:span></text:p>
        </draw:text-box>
      </draw:frame>
      <draw:frame text:anchor-type="page" text:anchor-page-number="7" draw:z-index="1435" draw:style-name="gr1" draw:text-style-name="P2" svg:width="0.5433in" svg:height="0.1071in" svg:x="2.2866in" svg:y="4.4673in">
        <draw:text-box>
          <text:p><text:span text:style-name="T13">Merkle-juuri</text:span></text:p>
        </draw:text-box>
      </draw:frame>
      <draw:frame text:anchor-type="page" text:anchor-page-number="5" draw:z-index="1434" draw:style-name="gr1" draw:text-style-name="P2" svg:width="0.8559in" svg:height="0.1622in" svg:x="4.978in" svg:y="4.7028in">
        <draw:text-box>
          <text:p><text:span text:style-name="T3">arjestyksess</text:span></text:p>
        </draw:text-box>
      </draw:frame>
      <draw:frame text:anchor-type="page" text:anchor-page-number="6" draw:z-index="1433" draw:style-name="gr1" draw:text-style-name="P2" svg:width="0.3094in" svg:height="0.1622in" svg:x="6.3626in" svg:y="3.6634in">
        <draw:text-box>
          <text:p><text:span text:style-name="T3">ami-</text:span></text:p>
        </draw:text-box>
      </draw:frame>
      <draw:frame text:anchor-type="page" text:anchor-page-number="5" draw:z-index="1432" draw:style-name="gr1" draw:text-style-name="P2" svg:width="0.0713in" svg:height="0.1622in" svg:x="4.978in" svg:y="4.7091in">
        <draw:text-box>
          <text:p><text:span text:style-name="T3">¨</text:span></text:p>
        </draw:text-box>
      </draw:frame>
      <draw:frame text:anchor-type="page" text:anchor-page-number="8" draw:z-index="1431" draw:style-name="gr1" draw:text-style-name="P2" svg:width="1.6732in" svg:height="0.1622in" svg:x="1.9307in" svg:y="4.7516in">
        <draw:text-box>
          <text:p><text:span text:style-name="T3">at laajalle (“fan-out”) eli</text:span></text:p>
        </draw:text-box>
      </draw:frame>
      <draw:frame text:anchor-type="page" text:anchor-page-number="3" draw:z-index="1430" draw:style-name="gr1" draw:text-style-name="P2" svg:width="0.0713in" svg:height="0.1622in" svg:x="6.2425in" svg:y="4.7374in">
        <draw:text-box>
          <text:p><text:span text:style-name="T3">¨</text:span></text:p>
        </draw:text-box>
      </draw:frame>
      <draw:frame text:anchor-type="page" text:anchor-page-number="1" draw:z-index="1429" draw:style-name="gr1" draw:text-style-name="P2" svg:width="0.078in" svg:height="0.1453in" svg:x="5.2945in" svg:y="6.5634in">
        <draw:text-box>
          <text:p><text:span text:style-name="T6">a</text:span></text:p>
        </draw:text-box>
      </draw:frame>
      <draw:frame text:anchor-type="page" text:anchor-page-number="12" draw:z-index="1428" draw:style-name="gr1" draw:text-style-name="P2" svg:width="0.0713in" svg:height="0.1622in" svg:x="5.3063in" svg:y="5.4709in">
        <draw:text-box>
          <text:p><text:span text:style-name="T3">¨</text:span></text:p>
        </draw:text-box>
      </draw:frame>
      <draw:frame text:anchor-type="page" text:anchor-page-number="4" draw:z-index="1427" draw:style-name="gr1" draw:text-style-name="P2" svg:width="1.8224in" svg:height="0.1622in" svg:x="1.9846in" svg:y="3.7071in">
        <draw:text-box>
          <text:p><text:span text:style-name="T3">ontodisteen vaatimukset t</text:span></text:p>
        </draw:text-box>
      </draw:frame>
      <draw:frame text:anchor-type="page" text:anchor-page-number="2" draw:z-index="1426" draw:style-name="gr1" draw:text-style-name="P2" svg:width="0.0713in" svg:height="0.1622in" svg:x="4.278in" svg:y="3.9075in">
        <draw:text-box>
          <text:p><text:span text:style-name="T3">¨</text:span></text:p>
        </draw:text-box>
      </draw:frame>
      <draw:frame text:anchor-type="page" text:anchor-page-number="10" draw:z-index="1425" draw:style-name="gr1" draw:text-style-name="P2" svg:width="2.315in" svg:height="0.1622in" svg:x="4.5528in" svg:y="3.2374in">
        <draw:text-box>
          <text:p><text:span text:style-name="T3">an sitten suorittaisi siirtonsa. Kun</text:span></text:p>
        </draw:text-box>
      </draw:frame>
      <draw:frame text:anchor-type="page" text:anchor-page-number="9" draw:z-index="1424" draw:style-name="gr1" draw:text-style-name="P2" svg:width="0.0713in" svg:height="0.1622in" svg:x="2.2661in" svg:y="4.0043in">
        <draw:text-box>
          <text:p><text:span text:style-name="T3">¨</text:span></text:p>
        </draw:text-box>
      </draw:frame>
      <draw:frame text:anchor-type="page" text:anchor-page-number="3" draw:z-index="1423" draw:style-name="gr1" draw:text-style-name="P2" svg:width="0.3677in" svg:height="0.1622in" svg:x="5.9181in" svg:y="4.7319in">
        <draw:text-box>
          <text:p><text:span text:style-name="T3">a, ett</text:span></text:p>
        </draw:text-box>
      </draw:frame>
      <draw:frame text:anchor-type="page" text:anchor-page-number="10" draw:z-index="1422" draw:style-name="gr1" draw:text-style-name="P2" svg:width="0.0713in" svg:height="0.1622in" svg:x="4.5528in" svg:y="3.2437in">
        <draw:text-box>
          <text:p><text:span text:style-name="T3">¨</text:span></text:p>
        </draw:text-box>
      </draw:frame>
      <draw:frame text:anchor-type="page" text:anchor-page-number="2" draw:z-index="1421" draw:style-name="gr1" draw:text-style-name="P2" svg:width="0.0862in" svg:height="0.1622in" svg:x="4.2083in" svg:y="3.9016in">
        <draw:text-box>
          <text:p><text:span text:style-name="T3">a</text:span></text:p>
        </draw:text-box>
      </draw:frame>
      <draw:frame text:anchor-type="page" text:anchor-page-number="5" draw:z-index="1420" draw:style-name="gr1" draw:text-style-name="P2" svg:width="3.6657in" svg:height="0.1622in" svg:x="1.8575in" svg:y="4.7028in">
        <draw:text-box>
          <text:p><text:span text:style-name="T3">lohkosta, osa solmuista saattaa vastaanottaa ne eri j</text:span></text:p>
        </draw:text-box>
      </draw:frame>
      <draw:frame text:anchor-type="page" text:anchor-page-number="1" draw:z-index="1419" draw:style-name="gr1" draw:text-style-name="P2" svg:width="0.0642in" svg:height="0.1453in" svg:x="5.2945in" svg:y="6.5689in">
        <draw:text-box>
          <text:p><text:span text:style-name="T6">¨</text:span></text:p>
        </draw:text-box>
      </draw:frame>
      <draw:polygon text:anchor-type="page" text:anchor-page-number="7" draw:z-index="1418" draw:style-name="gr12" draw:text-style-name="P3" svg:width="0.5843in" svg:height="0.1449in" svg:x="2.1524in" svg:y="4.2248in" svg:viewBox="0 0 1485 369" draw:points="740,369 0,369 0,0 1485,0 1485,369">
        <text:p/>
      </draw:polygon>
      <draw:frame text:anchor-type="page" text:anchor-page-number="6" draw:z-index="1417" draw:style-name="gr1" draw:text-style-name="P2" svg:width="0.0713in" svg:height="0.1622in" svg:x="6.3626in" svg:y="3.6693in">
        <draw:text-box>
          <text:p><text:span text:style-name="T3">¨</text:span></text:p>
        </draw:text-box>
      </draw:frame>
      <draw:frame text:anchor-type="page" text:anchor-page-number="9" draw:z-index="1416" draw:style-name="gr1" draw:text-style-name="P2" svg:width="0.4677in" svg:height="0.1622in" svg:x="1.8575in" svg:y="3.998in">
        <draw:text-box>
          <text:p><text:span text:style-name="T3">kaan h</text:span></text:p>
        </draw:text-box>
      </draw:frame>
      <draw:frame text:anchor-type="page" text:anchor-page-number="4" draw:z-index="1415" draw:style-name="gr1" draw:text-style-name="P2" svg:width="0.0713in" svg:height="0.1622in" svg:x="1.9846in" svg:y="3.7126in">
        <draw:text-box>
          <text:p><text:span text:style-name="T3">¨</text:span></text:p>
        </draw:text-box>
      </draw:frame>
      <draw:frame text:anchor-type="page" text:anchor-page-number="12" draw:z-index="1414" draw:style-name="gr1" draw:text-style-name="P2" svg:width="0.174in" svg:height="0.1622in" svg:x="5.1602in" svg:y="5.4654in">
        <draw:text-box>
          <text:p><text:span text:style-name="T3">ah</text:span></text:p>
        </draw:text-box>
      </draw:frame>
      <draw:frame text:anchor-type="page" text:anchor-page-number="8" draw:z-index="1413" draw:style-name="gr1" draw:text-style-name="P2" svg:width="0.0713in" svg:height="0.1622in" svg:x="1.9307in" svg:y="4.7575in">
        <draw:text-box>
          <text:p><text:span text:style-name="T3">¨</text:span></text:p>
        </draw:text-box>
      </draw:frame>
      <draw:frame text:anchor-type="page" text:anchor-page-number="5" draw:z-index="1412" draw:style-name="gr1" draw:text-style-name="P2" svg:width="1.4004in" svg:height="0.1622in" svg:x="5.4457in" svg:y="4.5366in">
        <draw:text-box>
          <text:p><text:span text:style-name="T3">version seuraavasta</text:span></text:p>
        </draw:text-box>
      </draw:frame>
      <draw:frame text:anchor-type="page" text:anchor-page-number="4" draw:z-index="1411" draw:style-name="gr1" draw:text-style-name="P2" svg:width="0.1378in" svg:height="0.1622in" svg:x="1.8575in" svg:y="3.7071in">
        <draw:text-box>
          <text:p><text:span text:style-name="T3">ty</text:span></text:p>
        </draw:text-box>
      </draw:frame>
      <draw:frame text:anchor-type="page" text:anchor-page-number="6" draw:z-index="1410" draw:style-name="gr1" draw:text-style-name="P2" svg:width="0.213in" svg:height="0.1622in" svg:x="6.1846in" svg:y="3.6634in">
        <draw:text-box>
          <text:p><text:span text:style-name="T3">ast</text:span></text:p>
        </draw:text-box>
      </draw:frame>
      <draw:frame text:anchor-type="page" text:anchor-page-number="8" draw:z-index="1409" draw:style-name="gr1" draw:text-style-name="P2" svg:width="0.0835in" svg:height="0.1622in" svg:x="1.8575in" svg:y="4.7516in">
        <draw:text-box>
          <text:p><text:span text:style-name="T3">v</text:span></text:p>
        </draw:text-box>
      </draw:frame>
      <draw:frame text:anchor-type="page" text:anchor-page-number="2" draw:z-index="1408" draw:style-name="gr1" draw:text-style-name="P2" svg:width="0.0713in" svg:height="0.1622in" svg:x="4.2083in" svg:y="3.9075in">
        <draw:text-box>
          <text:p><text:span text:style-name="T3">¨</text:span></text:p>
        </draw:text-box>
      </draw:frame>
      <draw:frame text:anchor-type="page" text:anchor-page-number="1" draw:z-index="1407" draw:style-name="gr1" draw:text-style-name="P2" svg:width="0.5488in" svg:height="0.1453in" svg:x="4.8228in" svg:y="6.5634in">
        <draw:text-box>
          <text:p><text:span text:style-name="T6">a kesken</text:span></text:p>
        </draw:text-box>
      </draw:frame>
      <draw:frame text:anchor-type="page" text:anchor-page-number="12" draw:z-index="1406" draw:style-name="gr1" draw:text-style-name="P2" svg:width="0.0713in" svg:height="0.1622in" svg:x="5.1602in" svg:y="5.4709in">
        <draw:text-box>
          <text:p><text:span text:style-name="T3">¨</text:span></text:p>
        </draw:text-box>
      </draw:frame>
      <draw:frame text:anchor-type="page" text:anchor-page-number="7" draw:z-index="1405" draw:style-name="gr1" draw:text-style-name="P2" svg:width="0.6421in" svg:height="0.1071in" svg:x="2.0898in" svg:y="4.0575in">
        <draw:text-box>
          <text:p><text:span text:style-name="T13">Lohkotunniste</text:span></text:p>
        </draw:text-box>
      </draw:frame>
      <draw:frame text:anchor-type="page" text:anchor-page-number="10" draw:z-index="1404" draw:style-name="gr1" draw:text-style-name="P2" svg:width="1.6724in" svg:height="0.1622in" svg:x="3.0772in" svg:y="3.2374in">
        <draw:text-box>
          <text:p><text:span text:style-name="T3">asti etumatkaa, jolloin h</text:span></text:p>
        </draw:text-box>
      </draw:frame>
      <draw:frame text:anchor-type="page" text:anchor-page-number="9" draw:z-index="1403" draw:style-name="gr1" draw:text-style-name="P2" svg:width="2.5378in" svg:height="0.1622in" svg:x="4.4161in" svg:y="3.8319in">
        <draw:text-box>
          <text:p><text:span text:style-name="T3">a saisi anastettua rahaa, joka ei kos-</text:span></text:p>
        </draw:text-box>
      </draw:frame>
      <draw:frame text:anchor-type="page" text:anchor-page-number="3" draw:z-index="1402" draw:style-name="gr1" draw:text-style-name="P2" svg:width="0.0713in" svg:height="0.1622in" svg:x="5.9181in" svg:y="4.7374in">
        <draw:text-box>
          <text:p><text:span text:style-name="T3">¨</text:span></text:p>
        </draw:text-box>
      </draw:frame>
      <draw:frame text:anchor-type="page" text:anchor-page-number="5" draw:z-index="1401" draw:style-name="gr1" draw:text-style-name="P2" svg:width="1.4051in" svg:height="0.1622in" svg:x="4.1098in" svg:y="4.5366in">
        <draw:text-box>
          <text:p><text:span text:style-name="T3">a samaan aikaan eri</text:span></text:p>
        </draw:text-box>
      </draw:frame>
      <draw:frame text:anchor-type="page" text:anchor-page-number="3" draw:z-index="1400" draw:style-name="gr1" draw:text-style-name="P2" svg:width="4.1512in" svg:height="0.1622in" svg:x="2.2937in" svg:y="4.7319in">
        <draw:text-box>
          <text:p><text:span text:style-name="T3">arjestyksen historiasta. Maksunsaaja tarvitsee todisteen siit</text:span></text:p>
        </draw:text-box>
      </draw:frame>
      <draw:frame text:anchor-type="page" text:anchor-page-number="1" draw:z-index="1399" draw:style-name="gr1" draw:text-style-name="P2" svg:width="0.0642in" svg:height="0.1453in" svg:x="4.8228in" svg:y="6.5689in">
        <draw:text-box>
          <text:p><text:span text:style-name="T6">¨</text:span></text:p>
        </draw:text-box>
      </draw:frame>
      <draw:frame text:anchor-type="page" text:anchor-page-number="12" draw:z-index="1398" draw:style-name="gr1" draw:text-style-name="P2" svg:width="0.2661in" svg:height="0.1622in" svg:x="4.9126in" svg:y="5.4654in">
        <draw:text-box>
          <text:p><text:span text:style-name="T3">at v</text:span></text:p>
        </draw:text-box>
      </draw:frame>
      <draw:frame text:anchor-type="page" text:anchor-page-number="4" draw:z-index="1397" draw:style-name="gr1" draw:text-style-name="P2" svg:width="0.2606in" svg:height="0.1622in" svg:x="6.3701in" svg:y="3.5402in">
        <draw:text-box>
          <text:p><text:span text:style-name="T3">Kun</text:span></text:p>
        </draw:text-box>
      </draw:frame>
      <draw:frame text:anchor-type="page" text:anchor-page-number="2" draw:z-index="1396" draw:style-name="gr1" draw:text-style-name="P2" svg:width="1.8512in" svg:height="0.1622in" svg:x="2.6173in" svg:y="3.9016in">
        <draw:text-box>
          <text:p><text:span text:style-name="T3">a kauppaa suoraan kesken</text:span></text:p>
        </draw:text-box>
      </draw:frame>
      <draw:frame text:anchor-type="page" text:anchor-page-number="8" draw:z-index="1395" draw:style-name="gr1" draw:text-style-name="P2" svg:width="0.3516in" svg:height="0.1622in" svg:x="6.3201in" svg:y="4.5854in">
        <draw:text-box>
          <text:p><text:span text:style-name="T3">ayty-</text:span></text:p>
        </draw:text-box>
      </draw:frame>
      <draw:frame text:anchor-type="page" text:anchor-page-number="6" draw:z-index="1394" draw:style-name="gr1" draw:text-style-name="P2" svg:width="0.0713in" svg:height="0.1622in" svg:x="6.1846in" svg:y="3.6693in">
        <draw:text-box>
          <text:p><text:span text:style-name="T3">¨</text:span></text:p>
        </draw:text-box>
      </draw:frame>
      <draw:frame text:anchor-type="page" text:anchor-page-number="10" draw:z-index="1393" draw:style-name="gr1" draw:text-style-name="P2" svg:width="0.0713in" svg:height="0.1622in" svg:x="3.0772in" svg:y="3.2437in">
        <draw:text-box>
          <text:p><text:span text:style-name="T3">¨</text:span></text:p>
        </draw:text-box>
      </draw:frame>
      <draw:frame text:anchor-type="page" text:anchor-page-number="9" draw:z-index="1392" draw:style-name="gr1" draw:text-style-name="P2" svg:width="0.0713in" svg:height="0.1622in" svg:x="4.4161in" svg:y="3.8382in">
        <draw:text-box>
          <text:p><text:span text:style-name="T3">¨</text:span></text:p>
        </draw:text-box>
      </draw:frame>
      <draw:frame text:anchor-type="page" text:anchor-page-number="2" draw:z-index="1391" draw:style-name="gr1" draw:text-style-name="P2" svg:width="0.0713in" svg:height="0.1622in" svg:x="2.6173in" svg:y="3.9075in">
        <draw:text-box>
          <text:p><text:span text:style-name="T3">¨</text:span></text:p>
        </draw:text-box>
      </draw:frame>
      <draw:frame text:anchor-type="page" text:anchor-page-number="8" draw:z-index="1390" draw:style-name="gr1" draw:text-style-name="P2" svg:width="0.0713in" svg:height="0.1622in" svg:x="6.3201in" svg:y="4.5917in">
        <draw:text-box>
          <text:p><text:span text:style-name="T3">¨</text:span></text:p>
        </draw:text-box>
      </draw:frame>
      <draw:frame text:anchor-type="page" text:anchor-page-number="3" draw:z-index="1389" draw:style-name="gr1" draw:text-style-name="P2" svg:width="0.0713in" svg:height="0.1622in" svg:x="2.2937in" svg:y="4.7374in">
        <draw:text-box>
          <text:p><text:span text:style-name="T3">¨</text:span></text:p>
        </draw:text-box>
      </draw:frame>
      <draw:frame text:anchor-type="page" text:anchor-page-number="4" draw:z-index="1388" draw:style-name="gr1" draw:text-style-name="P2" svg:width="0.1303in" svg:height="0.1622in" svg:x="6.2102in" svg:y="3.5402in">
        <draw:text-box>
          <text:p><text:span text:style-name="T3">a.</text:span></text:p>
        </draw:text-box>
      </draw:frame>
      <draw:frame text:anchor-type="page" text:anchor-page-number="10" draw:z-index="1387" draw:style-name="gr1" draw:text-style-name="P2" svg:width="0.1685in" svg:height="0.1622in" svg:x="2.9346in" svg:y="3.2374in">
        <draw:text-box>
          <text:p><text:span text:style-name="T3">av</text:span></text:p>
        </draw:text-box>
      </draw:frame>
      <draw:frame text:anchor-type="page" text:anchor-page-number="9" draw:z-index="1386" draw:style-name="gr1" draw:text-style-name="P2" svg:width="0.1248in" svg:height="0.1622in" svg:x="4.3043in" svg:y="3.8319in">
        <draw:text-box>
          <text:p><text:span text:style-name="T3">aj</text:span></text:p>
        </draw:text-box>
      </draw:frame>
      <draw:frame text:anchor-type="page" text:anchor-page-number="6" draw:z-index="1385" draw:style-name="gr1" draw:text-style-name="P2" svg:width="0.0862in" svg:height="0.1622in" svg:x="6.1161in" svg:y="3.6634in">
        <draw:text-box>
          <text:p><text:span text:style-name="T3">a</text:span></text:p>
        </draw:text-box>
      </draw:frame>
      <draw:polygon text:anchor-type="page" text:anchor-page-number="7" draw:z-index="1384" draw:style-name="gr12" draw:text-style-name="P3" svg:width="0.5839in" svg:height="0.1461in" svg:x="2.2846in" svg:y="4.4429in" svg:viewBox="0 0 1484 372" draw:points="743,372 0,372 0,0 1484,0 1484,372">
        <text:p/>
      </draw:polygon>
      <draw:frame text:anchor-type="page" text:anchor-page-number="5" draw:z-index="1383" draw:style-name="gr1" draw:text-style-name="P2" svg:width="0.0713in" svg:height="0.1622in" svg:x="4.1098in" svg:y="4.5429in">
        <draw:text-box>
          <text:p><text:span text:style-name="T3">¨</text:span></text:p>
        </draw:text-box>
      </draw:frame>
      <draw:frame text:anchor-type="page" text:anchor-page-number="12" draw:z-index="1382" draw:style-name="gr1" draw:text-style-name="P2" svg:width="0.0713in" svg:height="0.1622in" svg:x="4.9126in" svg:y="5.4709in">
        <draw:text-box>
          <text:p><text:span text:style-name="T3">¨</text:span></text:p>
        </draw:text-box>
      </draw:frame>
      <draw:frame text:anchor-type="page" text:anchor-page-number="1" draw:z-index="1381" draw:style-name="gr1" draw:text-style-name="P2" svg:width="0.1268in" svg:height="0.1453in" svg:x="4.7091in" svg:y="6.5634in">
        <draw:text-box>
          <text:p><text:span text:style-name="T6">ot</text:span></text:p>
        </draw:text-box>
      </draw:frame>
      <draw:frame text:anchor-type="page" text:anchor-page-number="2" draw:z-index="1380" draw:style-name="gr1" draw:text-style-name="P2" svg:width="0.8587in" svg:height="0.1622in" svg:x="1.8575in" svg:y="3.9016in">
        <draw:text-box>
          <text:p><text:span text:style-name="T3">dollista tehd</text:span></text:p>
        </draw:text-box>
      </draw:frame>
      <draw:frame text:anchor-type="page" text:anchor-page-number="9" draw:z-index="1379" draw:style-name="gr1" draw:text-style-name="P2" svg:width="0.0713in" svg:height="0.1622in" svg:x="4.3043in" svg:y="3.8382in">
        <draw:text-box>
          <text:p><text:span text:style-name="T3">¨</text:span></text:p>
        </draw:text-box>
      </draw:frame>
      <draw:frame text:anchor-type="page" text:anchor-page-number="10" draw:z-index="1378" draw:style-name="gr1" draw:text-style-name="P2" svg:width="0.0713in" svg:height="0.1622in" svg:x="2.9346in" svg:y="3.2437in">
        <draw:text-box>
          <text:p><text:span text:style-name="T3">¨</text:span></text:p>
        </draw:text-box>
      </draw:frame>
      <draw:frame text:anchor-type="page" text:anchor-page-number="7" draw:z-index="1377" draw:style-name="gr1" draw:text-style-name="P2" svg:width="0.3031in" svg:height="0.1071in" svg:x="4.4366in" svg:y="4.248in">
        <draw:text-box>
          <text:p><text:span text:style-name="T13">Nonssi</text:span></text:p>
        </draw:text-box>
      </draw:frame>
      <draw:frame text:anchor-type="page" text:anchor-page-number="8" draw:z-index="1376" draw:style-name="gr1" draw:text-style-name="P2" svg:width="0.9224in" svg:height="0.1622in" svg:x="5.4902in" svg:y="4.5854in">
        <draw:text-box>
          <text:p><text:span text:style-name="T3">a siirrot levitt</text:span></text:p>
        </draw:text-box>
      </draw:frame>
      <draw:frame text:anchor-type="page" text:anchor-page-number="1" draw:z-index="1375" draw:style-name="gr1" draw:text-style-name="P2" svg:width="0.0642in" svg:height="0.1453in" svg:x="4.7091in" svg:y="6.5689in">
        <draw:text-box>
          <text:p><text:span text:style-name="T6">¨</text:span></text:p>
        </draw:text-box>
      </draw:frame>
      <draw:frame text:anchor-type="page" text:anchor-page-number="4" draw:z-index="1374" draw:style-name="gr1" draw:text-style-name="P2" svg:width="0.0713in" svg:height="0.1622in" svg:x="6.2102in" svg:y="3.5465in">
        <draw:text-box>
          <text:p><text:span text:style-name="T3">¨</text:span></text:p>
        </draw:text-box>
      </draw:frame>
      <draw:frame text:anchor-type="page" text:anchor-page-number="6" draw:z-index="1373" draw:style-name="gr1" draw:text-style-name="P2" svg:width="0.0713in" svg:height="0.1622in" svg:x="6.1161in" svg:y="3.6693in">
        <draw:text-box>
          <text:p><text:span text:style-name="T3">¨</text:span></text:p>
        </draw:text-box>
      </draw:frame>
      <draw:frame text:anchor-type="page" text:anchor-page-number="5" draw:z-index="1372" draw:style-name="gr1" draw:text-style-name="P2" svg:width="0.0862in" svg:height="0.1622in" svg:x="4.0402in" svg:y="4.5366in">
        <draw:text-box>
          <text:p><text:span text:style-name="T3">a</text:span></text:p>
        </draw:text-box>
      </draw:frame>
      <draw:frame text:anchor-type="page" text:anchor-page-number="3" draw:z-index="1371" draw:style-name="gr1" draw:text-style-name="P2" svg:width="0.5016in" svg:height="0.1622in" svg:x="1.8575in" svg:y="4.7319in">
        <draw:text-box>
          <text:p><text:span text:style-name="T3">misen j</text:span></text:p>
        </draw:text-box>
      </draw:frame>
      <draw:frame text:anchor-type="page" text:anchor-page-number="12" draw:z-index="1370" draw:style-name="gr1" draw:text-style-name="P2" svg:width="0.7512in" svg:height="0.1622in" svg:x="4.2965in" svg:y="5.4654in">
        <draw:text-box>
          <text:p><text:span text:style-name="T3">oskentelev</text:span></text:p>
        </draw:text-box>
      </draw:frame>
      <draw:frame text:anchor-type="page" text:anchor-page-number="12" draw:z-index="1369" draw:style-name="gr1" draw:text-style-name="P2" svg:width="0.0713in" svg:height="0.1622in" svg:x="4.2965in" svg:y="5.4709in">
        <draw:text-box>
          <text:p><text:span text:style-name="T3">¨</text:span></text:p>
        </draw:text-box>
      </draw:frame>
      <draw:frame text:anchor-type="page" text:anchor-page-number="5" draw:z-index="1368" draw:style-name="gr1" draw:text-style-name="P2" svg:width="0.0713in" svg:height="0.1622in" svg:x="4.0402in" svg:y="4.5429in">
        <draw:text-box>
          <text:p><text:span text:style-name="T3">¨</text:span></text:p>
        </draw:text-box>
      </draw:frame>
      <draw:frame text:anchor-type="page" text:anchor-page-number="3" draw:z-index="1367" draw:style-name="gr1" draw:text-style-name="P2" svg:width="2.4051in" svg:height="0.1622in" svg:x="4.4752in" svg:y="4.5661in">
        <draw:text-box>
          <text:p><text:span text:style-name="T3">a ja samasta siirtojen vastaanotta-</text:span></text:p>
        </draw:text-box>
      </draw:frame>
      <draw:frame text:anchor-type="page" text:anchor-page-number="9" draw:z-index="1366" draw:style-name="gr1" draw:text-style-name="P2" svg:width="0.0862in" svg:height="0.1622in" svg:x="4.2346in" svg:y="3.8319in">
        <draw:text-box>
          <text:p><text:span text:style-name="T3">a</text:span></text:p>
        </draw:text-box>
      </draw:frame>
      <draw:frame text:anchor-type="page" text:anchor-page-number="10" draw:z-index="1365" draw:style-name="gr1" draw:text-style-name="P2" svg:width="1.1831in" svg:height="0.1622in" svg:x="1.8575in" svg:y="3.2374in">
        <draw:text-box>
          <text:p><text:span text:style-name="T3">nistuisi ottaa riitt</text:span></text:p>
        </draw:text-box>
      </draw:frame>
      <draw:frame text:anchor-type="page" text:anchor-page-number="4" draw:z-index="1364" draw:style-name="gr1" draw:text-style-name="P2" svg:width="0.9098in" svg:height="0.1622in" svg:x="5.3929in" svg:y="3.5402in">
        <draw:text-box>
          <text:p><text:span text:style-name="T3">an nollabittej</text:span></text:p>
        </draw:text-box>
      </draw:frame>
      <draw:frame text:anchor-type="page" text:anchor-page-number="6" draw:z-index="1363" draw:style-name="gr1" draw:text-style-name="P2" svg:width="2.637in" svg:height="0.1622in" svg:x="3.7783in" svg:y="3.6634in">
        <draw:text-box>
          <text:p><text:span text:style-name="T3">aytetyt transaktiot voidaan levytilan s</text:span></text:p>
        </draw:text-box>
      </draw:frame>
      <draw:frame text:anchor-type="page" text:anchor-page-number="1" draw:z-index="1362" draw:style-name="gr1" draw:text-style-name="P2" svg:width="0.9067in" svg:height="0.1453in" svg:x="3.9016in" svg:y="6.5634in">
        <draw:text-box>
          <text:p><text:span text:style-name="T6">at tee yhteisty</text:span></text:p>
        </draw:text-box>
      </draw:frame>
      <draw:frame text:anchor-type="page" text:anchor-page-number="8" draw:z-index="1361" draw:style-name="gr1" draw:text-style-name="P2" svg:width="0.0713in" svg:height="0.1622in" svg:x="5.4902in" svg:y="4.5917in">
        <draw:text-box>
          <text:p><text:span text:style-name="T3">¨</text:span></text:p>
        </draw:text-box>
      </draw:frame>
      <draw:frame text:anchor-type="page" text:anchor-page-number="2" draw:z-index="1360" draw:style-name="gr1" draw:text-style-name="P2" svg:width="5.5504in" svg:height="0.1622in" svg:x="1.8575in" svg:y="3.7362in">
        <draw:text-box>
          <text:p><text:span text:style-name="T3">jaan kryptografiseen todisteeseen, jolloin kahden halukkaan osapuolen on mah-</text:span></text:p>
        </draw:text-box>
      </draw:frame>
      <draw:frame text:anchor-type="page" text:anchor-page-number="2" draw:z-index="1359" draw:style-name="gr1" draw:text-style-name="P2" svg:width="2.148in" svg:height="0.1622in" svg:x="4.739in" svg:y="3.5693in">
        <draw:text-box>
          <text:p><text:span text:style-name="T3">joka perustuu luottamuksen si-</text:span></text:p>
        </draw:text-box>
      </draw:frame>
      <draw:frame text:anchor-type="page" text:anchor-page-number="5" draw:z-index="1358" draw:style-name="gr1" draw:text-style-name="P2" svg:width="0.3677in" svg:height="0.1622in" svg:x="3.7252in" svg:y="4.5366in">
        <draw:text-box>
          <text:p><text:span text:style-name="T3">ahett</text:span></text:p>
        </draw:text-box>
      </draw:frame>
      <draw:frame text:anchor-type="page" text:anchor-page-number="9" draw:z-index="1357" draw:style-name="gr1" draw:text-style-name="P2" svg:width="0.0713in" svg:height="0.1622in" svg:x="4.2346in" svg:y="3.8382in">
        <draw:text-box>
          <text:p><text:span text:style-name="T3">¨</text:span></text:p>
        </draw:text-box>
      </draw:frame>
      <draw:frame text:anchor-type="page" text:anchor-page-number="1" draw:z-index="1356" draw:style-name="gr1" draw:text-style-name="P2" svg:width="0.0642in" svg:height="0.1453in" svg:x="3.9016in" svg:y="6.5689in">
        <draw:text-box>
          <text:p><text:span text:style-name="T6">¨</text:span></text:p>
        </draw:text-box>
      </draw:frame>
      <draw:frame text:anchor-type="page" text:anchor-page-number="8" draw:z-index="1355" draw:style-name="gr1" draw:text-style-name="P2" svg:width="0.3677in" svg:height="0.1622in" svg:x="5.1752in" svg:y="4.5854in">
        <draw:text-box>
          <text:p><text:span text:style-name="T3">a, ett</text:span></text:p>
        </draw:text-box>
      </draw:frame>
      <draw:frame text:anchor-type="page" text:anchor-page-number="6" draw:z-index="1354" draw:style-name="gr1" draw:text-style-name="P2" svg:width="0.0713in" svg:height="0.1622in" svg:x="3.7783in" svg:y="3.6693in">
        <draw:text-box>
          <text:p><text:span text:style-name="T3">¨</text:span></text:p>
        </draw:text-box>
      </draw:frame>
      <draw:frame text:anchor-type="page" text:anchor-page-number="4" draw:z-index="1353" draw:style-name="gr1" draw:text-style-name="P2" svg:width="0.0713in" svg:height="0.1622in" svg:x="5.3929in" svg:y="3.5465in">
        <draw:text-box>
          <text:p><text:span text:style-name="T3">¨</text:span></text:p>
        </draw:text-box>
      </draw:frame>
      <draw:frame text:anchor-type="page" text:anchor-page-number="10" draw:z-index="1352" draw:style-name="gr1" draw:text-style-name="P2" svg:width="0.613in" svg:height="0.1622in" svg:x="6.111in" svg:y="3.0717in">
        <draw:text-box>
          <text:p><text:span text:style-name="T3">anen on-</text:span></text:p>
        </draw:text-box>
      </draw:frame>
      <draw:polygon text:anchor-type="page" text:anchor-page-number="7" draw:z-index="1351" draw:style-name="gr12" draw:text-style-name="P3" svg:width="1.313in" svg:height="0.6571in" svg:x="2.0189in" svg:y="4.0051in" svg:viewBox="0 0 3336 1670" draw:points="1670,1670 0,1670 0,0 3336,0 3336,1670">
        <text:p/>
      </draw:polygon>
      <draw:frame text:anchor-type="page" text:anchor-page-number="3" draw:z-index="1350" draw:style-name="gr1" draw:text-style-name="P2" svg:width="0.0713in" svg:height="0.1622in" svg:x="4.4752in" svg:y="4.572in">
        <draw:text-box>
          <text:p><text:span text:style-name="T3">¨</text:span></text:p>
        </draw:text-box>
      </draw:frame>
      <draw:frame text:anchor-type="page" text:anchor-page-number="12" draw:z-index="1349" draw:style-name="gr1" draw:text-style-name="P2" svg:width="0.6689in" svg:height="0.1622in" svg:x="3.6957in" svg:y="5.4654in">
        <draw:text-box>
          <text:p><text:span text:style-name="T3">Solmut ty</text:span></text:p>
        </draw:text-box>
      </draw:frame>
      <draw:frame text:anchor-type="page" text:anchor-page-number="8" draw:z-index="1348" draw:style-name="gr1" draw:text-style-name="P2" svg:width="0.0713in" svg:height="0.1622in" svg:x="5.1752in" svg:y="4.5917in">
        <draw:text-box>
          <text:p><text:span text:style-name="T3">¨</text:span></text:p>
        </draw:text-box>
      </draw:frame>
      <draw:frame text:anchor-type="page" text:anchor-page-number="12" draw:z-index="1347" draw:style-name="gr1" draw:text-style-name="P2" svg:width="2.113in" svg:height="0.1622in" svg:x="1.8575in" svg:y="5.4654in">
        <draw:text-box>
          <text:p><text:span text:style-name="T3">massa yksinkertaisuudessaan.</text:span></text:p>
        </draw:text-box>
      </draw:frame>
      <draw:frame text:anchor-type="page" text:anchor-page-number="10" draw:z-index="1346" draw:style-name="gr1" draw:text-style-name="P2" svg:width="0.0713in" svg:height="0.1622in" svg:x="6.111in" svg:y="3.078in">
        <draw:text-box>
          <text:p><text:span text:style-name="T3">¨</text:span></text:p>
        </draw:text-box>
      </draw:frame>
      <draw:frame text:anchor-type="page" text:anchor-page-number="5" draw:z-index="1345" draw:style-name="gr1" draw:text-style-name="P2" svg:width="0.0713in" svg:height="0.1622in" svg:x="3.7252in" svg:y="4.5429in">
        <draw:text-box>
          <text:p><text:span text:style-name="T3">¨</text:span></text:p>
        </draw:text-box>
      </draw:frame>
      <draw:frame text:anchor-type="page" text:anchor-page-number="3" draw:z-index="1344" draw:style-name="gr1" draw:text-style-name="P2" svg:width="1.2043in" svg:height="0.1622in" svg:x="3.4035in" svg:y="4.5661in">
        <draw:text-box>
          <text:p><text:span text:style-name="T3">at sopuun yhdest</text:span></text:p>
        </draw:text-box>
      </draw:frame>
      <draw:frame text:anchor-type="page" text:anchor-page-number="2" draw:z-index="1343" draw:style-name="gr1" draw:text-style-name="P2" svg:width="0.1303in" svg:height="0.1622in" svg:x="4.5783in" svg:y="3.5693in">
        <draw:text-box>
          <text:p><text:span text:style-name="T3">a,</text:span></text:p>
        </draw:text-box>
      </draw:frame>
      <draw:frame text:anchor-type="page" text:anchor-page-number="9" draw:z-index="1342" draw:style-name="gr1" draw:text-style-name="P2" svg:width="0.2461in" svg:height="0.1622in" svg:x="4.0193in" svg:y="3.8319in">
        <draw:text-box>
          <text:p><text:span text:style-name="T3">okk</text:span></text:p>
        </draw:text-box>
      </draw:frame>
      <draw:frame text:anchor-type="page" text:anchor-page-number="1" draw:z-index="1341" draw:style-name="gr1" draw:text-style-name="P2" svg:width="1.198in" svg:height="0.1453in" svg:x="2.8071in" svg:y="6.5634in">
        <draw:text-box>
          <text:p><text:span text:style-name="T6">at solmut, jotka eiv</text:span></text:p>
        </draw:text-box>
      </draw:frame>
      <draw:frame text:anchor-type="page" text:anchor-page-number="4" draw:z-index="1340" draw:style-name="gr1" draw:text-style-name="P2" svg:width="0.1433in" svg:height="0.1622in" svg:x="5.2693in" svg:y="3.5402in">
        <draw:text-box>
          <text:p><text:span text:style-name="T3">ar</text:span></text:p>
        </draw:text-box>
      </draw:frame>
      <draw:frame text:anchor-type="page" text:anchor-page-number="7" draw:z-index="1339" draw:style-name="gr1" draw:text-style-name="P2" svg:width="0.4795in" svg:height="0.1071in" svg:x="3.7756in" svg:y="4.248in">
        <draw:text-box>
          <text:p><text:span text:style-name="T13">Ed. tiiviste</text:span></text:p>
        </draw:text-box>
      </draw:frame>
      <draw:frame text:anchor-type="page" text:anchor-page-number="6" draw:z-index="1338" draw:style-name="gr1" draw:text-style-name="P2" svg:width="1.5685in" svg:height="0.1622in" svg:x="2.4055in" svg:y="3.6634in">
        <draw:text-box>
          <text:p><text:span text:style-name="T3">a tehdyt, kertaalleen k</text:span></text:p>
        </draw:text-box>
      </draw:frame>
      <draw:frame text:anchor-type="page" text:anchor-page-number="10" draw:z-index="1337" draw:style-name="gr1" draw:text-style-name="P2" svg:width="1.548in" svg:height="0.1622in" svg:x="4.7689in" svg:y="3.0717in">
        <draw:text-box>
          <text:p><text:span text:style-name="T3">a siihen asti, kunnes h</text:span></text:p>
        </draw:text-box>
      </draw:frame>
      <draw:frame text:anchor-type="page" text:anchor-page-number="4" draw:z-index="1336" draw:style-name="gr1" draw:text-style-name="P2" svg:width="0.0713in" svg:height="0.1622in" svg:x="5.2693in" svg:y="3.5465in">
        <draw:text-box>
          <text:p><text:span text:style-name="T3">¨</text:span></text:p>
        </draw:text-box>
      </draw:frame>
      <draw:frame text:anchor-type="page" text:anchor-page-number="6" draw:z-index="1335" draw:style-name="gr1" draw:text-style-name="P2" svg:width="0.0713in" svg:height="0.1622in" svg:x="2.4055in" svg:y="3.6693in">
        <draw:text-box>
          <text:p><text:span text:style-name="T3">¨</text:span></text:p>
        </draw:text-box>
      </draw:frame>
      <draw:frame text:anchor-type="page" text:anchor-page-number="1" draw:z-index="1334" draw:style-name="gr1" draw:text-style-name="P2" svg:width="0.0642in" svg:height="0.1453in" svg:x="2.8071in" svg:y="6.5689in">
        <draw:text-box>
          <text:p><text:span text:style-name="T6">¨</text:span></text:p>
        </draw:text-box>
      </draw:frame>
      <draw:frame text:anchor-type="page" text:anchor-page-number="12" draw:z-index="1333" draw:style-name="gr1" draw:text-style-name="P2" svg:width="1.6087in" svg:height="0.1622in" svg:x="5.2528in" svg:y="5.2984in">
        <draw:text-box>
          <text:p><text:span text:style-name="T3">a kaikessa ohjaamatto-</text:span></text:p>
        </draw:text-box>
      </draw:frame>
      <draw:frame text:anchor-type="page" text:anchor-page-number="3" draw:z-index="1332" draw:style-name="gr1" draw:text-style-name="P2" svg:width="0.0713in" svg:height="0.1622in" svg:x="3.4035in" svg:y="4.572in">
        <draw:text-box>
          <text:p><text:span text:style-name="T3">¨</text:span></text:p>
        </draw:text-box>
      </draw:frame>
      <draw:frame text:anchor-type="page" text:anchor-page-number="2" draw:z-index="1331" draw:style-name="gr1" draw:text-style-name="P2" svg:width="0.0713in" svg:height="0.1622in" svg:x="4.5783in" svg:y="3.5756in">
        <draw:text-box>
          <text:p><text:span text:style-name="T3">¨</text:span></text:p>
        </draw:text-box>
      </draw:frame>
      <draw:frame text:anchor-type="page" text:anchor-page-number="8" draw:z-index="1330" draw:style-name="gr1" draw:text-style-name="P2" svg:width="1.687in" svg:height="0.1622in" svg:x="3.7437in" svg:y="4.5854in">
        <draw:text-box>
          <text:p><text:span text:style-name="T3">a ei synny ongelmaa siit</text:span></text:p>
        </draw:text-box>
      </draw:frame>
      <draw:frame text:anchor-type="page" text:anchor-page-number="5" draw:z-index="1329" draw:style-name="gr1" draw:text-style-name="P2" svg:width="0.5862in" svg:height="0.1622in" svg:x="3.1992in" svg:y="4.5366in">
        <draw:text-box>
          <text:p><text:span text:style-name="T3">solmua l</text:span></text:p>
        </draw:text-box>
      </draw:frame>
      <draw:frame text:anchor-type="page" text:anchor-page-number="9" draw:z-index="1328" draw:style-name="gr1" draw:text-style-name="P2" svg:width="0.0713in" svg:height="0.1622in" svg:x="4.0193in" svg:y="3.8382in">
        <draw:text-box>
          <text:p><text:span text:style-name="T3">¨</text:span></text:p>
        </draw:text-box>
      </draw:frame>
      <draw:frame text:anchor-type="page" text:anchor-page-number="8" draw:z-index="1327" draw:style-name="gr1" draw:text-style-name="P2" svg:width="0.0713in" svg:height="0.1622in" svg:x="3.7437in" svg:y="4.5917in">
        <draw:text-box>
          <text:p><text:span text:style-name="T3">¨</text:span></text:p>
        </draw:text-box>
      </draw:frame>
      <draw:frame text:anchor-type="page" text:anchor-page-number="12" draw:z-index="1326" draw:style-name="gr1" draw:text-style-name="P2" svg:width="0.0713in" svg:height="0.1622in" svg:x="5.2528in" svg:y="5.3047in">
        <draw:text-box>
          <text:p><text:span text:style-name="T3">¨</text:span></text:p>
        </draw:text-box>
      </draw:frame>
      <draw:frame text:anchor-type="page" text:anchor-page-number="9" draw:z-index="1325" draw:style-name="gr1" draw:text-style-name="P2" svg:width="0.2996in" svg:height="0.1622in" svg:x="3.7563in" svg:y="3.8319in">
        <draw:text-box>
          <text:p><text:span text:style-name="T3">a hy</text:span></text:p>
        </draw:text-box>
      </draw:frame>
      <draw:frame text:anchor-type="page" text:anchor-page-number="5" draw:z-index="1324" draw:style-name="gr1" draw:text-style-name="P2" svg:width="0.5953in" svg:height="0.1622in" svg:x="2.5681in" svg:y="4.5366in">
        <draw:text-box>
          <text:p><text:span text:style-name="T3">Jos kaksi</text:span></text:p>
        </draw:text-box>
      </draw:frame>
      <draw:polygon text:anchor-type="page" text:anchor-page-number="7" draw:z-index="1323" draw:style-name="gr12" draw:text-style-name="P3" svg:width="0.4378in" svg:height="0.1449in" svg:x="4.3535in" svg:y="4.2248in" svg:viewBox="0 0 1113 369" draw:points="558,369 0,369 0,0 1113,0 1113,369">
        <text:p/>
      </draw:polygon>
      <draw:frame text:anchor-type="page" text:anchor-page-number="4" draw:z-index="1322" draw:style-name="gr1" draw:text-style-name="P2" svg:width="0.0862in" svg:height="0.1622in" svg:x="5.2008in" svg:y="3.5402in">
        <draw:text-box>
          <text:p><text:span text:style-name="T3">a</text:span></text:p>
        </draw:text-box>
      </draw:frame>
      <draw:frame text:anchor-type="page" text:anchor-page-number="2" draw:z-index="1321" draw:style-name="gr1" draw:text-style-name="P2" svg:width="0.6512in" svg:height="0.1622in" svg:x="4.028in" svg:y="3.5693in">
        <draw:text-box>
          <text:p><text:span text:style-name="T3">arjestelm</text:span></text:p>
        </draw:text-box>
      </draw:frame>
      <draw:frame text:anchor-type="page" text:anchor-page-number="1" draw:z-index="1320" draw:style-name="gr1" draw:text-style-name="P2" svg:width="0.3878in" svg:height="0.1453in" svg:x="2.4764in" svg:y="6.5634in">
        <draw:text-box>
          <text:p><text:span text:style-name="T6">atelev</text:span></text:p>
        </draw:text-box>
      </draw:frame>
      <draw:frame text:anchor-type="page" text:anchor-page-number="10" draw:z-index="1319" draw:style-name="gr1" draw:text-style-name="P2" svg:width="0.0713in" svg:height="0.1622in" svg:x="4.7689in" svg:y="3.078in">
        <draw:text-box>
          <text:p><text:span text:style-name="T3">¨</text:span></text:p>
        </draw:text-box>
      </draw:frame>
      <draw:frame text:anchor-type="page" text:anchor-page-number="6" draw:z-index="1318" draw:style-name="gr1" draw:text-style-name="P2" svg:width="0.6433in" svg:height="0.1622in" svg:x="1.8575in" svg:y="3.6634in">
        <draw:text-box>
          <text:p><text:span text:style-name="T3">ennen sit</text:span></text:p>
        </draw:text-box>
      </draw:frame>
      <draw:frame text:anchor-type="page" text:anchor-page-number="3" draw:z-index="1317" draw:style-name="gr1" draw:text-style-name="P2" svg:width="0.3252in" svg:height="0.1622in" svg:x="3.1453in" svg:y="4.5661in">
        <draw:text-box>
          <text:p><text:span text:style-name="T3">asev</text:span></text:p>
        </draw:text-box>
      </draw:frame>
      <draw:frame text:anchor-type="page" text:anchor-page-number="12" draw:z-index="1316" draw:style-name="gr1" draw:text-style-name="P2" svg:width="0.1685in" svg:height="0.1622in" svg:x="5.1102in" svg:y="5.2984in">
        <draw:text-box>
          <text:p><text:span text:style-name="T3">av</text:span></text:p>
        </draw:text-box>
      </draw:frame>
      <draw:frame text:anchor-type="page" text:anchor-page-number="4" draw:z-index="1315" draw:style-name="gr1" draw:text-style-name="P2" svg:width="0.0713in" svg:height="0.1622in" svg:x="5.2008in" svg:y="3.5465in">
        <draw:text-box>
          <text:p><text:span text:style-name="T3">¨</text:span></text:p>
        </draw:text-box>
      </draw:frame>
      <draw:frame text:anchor-type="page" text:anchor-page-number="8" draw:z-index="1314" draw:style-name="gr1" draw:text-style-name="P2" svg:width="0.2303in" svg:height="0.1622in" svg:x="3.5661in" svg:y="4.5854in">
        <draw:text-box>
          <text:p><text:span text:style-name="T3">ass</text:span></text:p>
        </draw:text-box>
      </draw:frame>
      <draw:frame text:anchor-type="page" text:anchor-page-number="14" draw:z-index="1313" draw:style-name="gr1" draw:text-style-name="P2" svg:width="0.1776in" svg:height="0.1622in" svg:x="4.1756in" svg:y="9.6307in">
        <draw:text-box>
          <text:p><text:span text:style-name="T3">14</text:span></text:p>
        </draw:text-box>
      </draw:frame>
      <draw:frame text:anchor-type="page" text:anchor-page-number="10" draw:z-index="1312" draw:style-name="gr1" draw:text-style-name="P2" svg:width="0.2949in" svg:height="0.1622in" svg:x="4.5083in" svg:y="3.0717in">
        <draw:text-box>
          <text:p><text:span text:style-name="T3">a sit</text:span></text:p>
        </draw:text-box>
      </draw:frame>
      <draw:frame text:anchor-type="page" text:anchor-page-number="1" draw:z-index="1311" draw:style-name="gr1" draw:text-style-name="P2" svg:width="0.0642in" svg:height="0.1453in" svg:x="2.4764in" svg:y="6.5689in">
        <draw:text-box>
          <text:p><text:span text:style-name="T6">¨</text:span></text:p>
        </draw:text-box>
      </draw:frame>
      <draw:frame text:anchor-type="page" text:anchor-page-number="3" draw:z-index="1310" draw:style-name="gr1" draw:text-style-name="P2" svg:width="0.0713in" svg:height="0.1622in" svg:x="3.1453in" svg:y="4.572in">
        <draw:text-box>
          <text:p><text:span text:style-name="T3">¨</text:span></text:p>
        </draw:text-box>
      </draw:frame>
      <draw:frame text:anchor-type="page" text:anchor-page-number="9" draw:z-index="1309" draw:style-name="gr1" draw:text-style-name="P2" svg:width="0.0713in" svg:height="0.1622in" svg:x="3.7563in" svg:y="3.8382in">
        <draw:text-box>
          <text:p><text:span text:style-name="T3">¨</text:span></text:p>
        </draw:text-box>
      </draw:frame>
      <draw:frame text:anchor-type="page" text:anchor-page-number="6" draw:z-index="1308" draw:style-name="gr1" draw:text-style-name="P2" svg:width="1.5343in" svg:height="0.1622in" svg:x="5.2866in" svg:y="3.4972in">
        <draw:text-box>
          <text:p><text:span text:style-name="T3">an monen lohkon alle,</text:span></text:p>
        </draw:text-box>
      </draw:frame>
      <draw:frame text:anchor-type="page" text:anchor-page-number="5" draw:z-index="1307" draw:style-name="gr1" draw:text-style-name="P2" svg:width="0.3213in" svg:height="0.1622in" svg:x="2.2272in" svg:y="4.5366in">
        <draw:text-box>
          <text:p><text:span text:style-name="T3">aksi.</text:span></text:p>
        </draw:text-box>
      </draw:frame>
      <draw:frame text:anchor-type="page" text:anchor-page-number="2" draw:z-index="1306" draw:style-name="gr1" draw:text-style-name="P2" svg:width="0.0713in" svg:height="0.1622in" svg:x="4.028in" svg:y="3.5756in">
        <draw:text-box>
          <text:p><text:span text:style-name="T3">¨</text:span></text:p>
        </draw:text-box>
      </draw:frame>
      <draw:frame text:anchor-type="page" text:anchor-page-number="7" draw:z-index="1305" draw:style-name="gr1" draw:text-style-name="P2" svg:width="0.5433in" svg:height="0.1071in" svg:x="3.8339in" svg:y="4.4673in">
        <draw:text-box>
          <text:p><text:span text:style-name="T13">Merkle-juuri</text:span></text:p>
        </draw:text-box>
      </draw:frame>
      <draw:frame text:anchor-type="page" text:anchor-page-number="14" draw:z-index="1304" draw:style-name="gr1" draw:text-style-name="P2" svg:width="0.3539in" svg:height="0.1622in" svg:x="2.2035in" svg:y="9.2154in">
        <draw:text-box>
          <text:p><text:span text:style-name="T3">1, 12</text:span></text:p>
        </draw:text-box>
      </draw:frame>
      <draw:frame text:anchor-type="page" text:anchor-page-number="6" draw:z-index="1303" draw:style-name="gr1" draw:text-style-name="P2" svg:width="0.0713in" svg:height="0.1622in" svg:x="5.2866in" svg:y="3.5035in">
        <draw:text-box>
          <text:p><text:span text:style-name="T3">¨</text:span></text:p>
        </draw:text-box>
      </draw:frame>
      <draw:frame text:anchor-type="page" text:anchor-page-number="10" draw:z-index="1302" draw:style-name="gr1" draw:text-style-name="P2" svg:width="0.0713in" svg:height="0.1622in" svg:x="4.5083in" svg:y="3.078in">
        <draw:text-box>
          <text:p><text:span text:style-name="T3">¨</text:span></text:p>
        </draw:text-box>
      </draw:frame>
      <draw:frame text:anchor-type="page" text:anchor-page-number="3" draw:z-index="1301" draw:style-name="gr1" draw:text-style-name="P2" svg:width="0.0862in" svg:height="0.1622in" svg:x="3.0756in" svg:y="4.5661in">
        <draw:text-box>
          <text:p><text:span text:style-name="T3">a</text:span></text:p>
        </draw:text-box>
      </draw:frame>
      <draw:frame text:anchor-type="page" text:anchor-page-number="1" draw:z-index="1300" draw:style-name="gr1" draw:text-style-name="P2" svg:width="0.078in" svg:height="0.1453in" svg:x="2.4126in" svg:y="6.5634in">
        <draw:text-box>
          <text:p><text:span text:style-name="T6">a</text:span></text:p>
        </draw:text-box>
      </draw:frame>
      <draw:frame text:anchor-type="page" text:anchor-page-number="5" draw:z-index="1299" draw:style-name="gr1" draw:text-style-name="P2" svg:width="0.0713in" svg:height="0.1622in" svg:x="2.2272in" svg:y="4.5429in">
        <draw:text-box>
          <text:p><text:span text:style-name="T3">¨</text:span></text:p>
        </draw:text-box>
      </draw:frame>
      <draw:frame text:anchor-type="page" text:anchor-page-number="9" draw:z-index="1298" draw:style-name="gr1" draw:text-style-name="P2" svg:width="0.5453in" svg:height="0.1622in" svg:x="3.2598in" svg:y="3.8319in">
        <draw:text-box>
          <text:p><text:span text:style-name="T3">a tai ett</text:span></text:p>
        </draw:text-box>
      </draw:frame>
      <draw:frame text:anchor-type="page" text:anchor-page-number="2" draw:z-index="1297" draw:style-name="gr1" draw:text-style-name="P2" svg:width="0.9268in" svg:height="0.1622in" svg:x="3.2217in" svg:y="3.5693in">
        <draw:text-box>
          <text:p><text:span text:style-name="T3">oinen maksuj</text:span></text:p>
        </draw:text-box>
      </draw:frame>
      <draw:frame text:anchor-type="page" text:anchor-page-number="4" draw:z-index="1296" draw:style-name="gr1" draw:text-style-name="P2" svg:width="3.0878in" svg:height="0.1622in" svg:x="2.478in" svg:y="3.5402in">
        <draw:text-box>
          <text:p><text:span text:style-name="T3">joka tuottaa lohkon tiivisteeseen vaaditun m</text:span></text:p>
        </draw:text-box>
      </draw:frame>
      <draw:frame text:anchor-type="page" text:anchor-page-number="12" draw:z-index="1295" draw:style-name="gr1" draw:text-style-name="P2" svg:width="0.0713in" svg:height="0.1622in" svg:x="5.1102in" svg:y="5.3047in">
        <draw:text-box>
          <text:p><text:span text:style-name="T3">¨</text:span></text:p>
        </draw:text-box>
      </draw:frame>
      <draw:frame text:anchor-type="page" text:anchor-page-number="8" draw:z-index="1294" draw:style-name="gr1" draw:text-style-name="P2" svg:width="0.0713in" svg:height="0.1622in" svg:x="3.5661in" svg:y="4.5917in">
        <draw:text-box>
          <text:p><text:span text:style-name="T3">¨</text:span></text:p>
        </draw:text-box>
      </draw:frame>
      <draw:frame text:anchor-type="page" text:anchor-page-number="2" draw:z-index="1293" draw:style-name="gr1" draw:text-style-name="P2" svg:width="0.0713in" svg:height="0.1622in" svg:x="3.2217in" svg:y="3.5756in">
        <draw:text-box>
          <text:p><text:span text:style-name="T3">¨</text:span></text:p>
        </draw:text-box>
      </draw:frame>
      <draw:frame text:anchor-type="page" text:anchor-page-number="4" draw:z-index="1292" draw:style-name="gr1" draw:text-style-name="P2" svg:width="0.6579in" svg:height="0.1622in" svg:x="1.8575in" svg:y="3.5402in">
        <draw:text-box>
          <text:p><text:span text:style-name="T3">nen arvo,</text:span></text:p>
        </draw:text-box>
      </draw:frame>
      <draw:frame text:anchor-type="page" text:anchor-page-number="14" draw:z-index="1291" draw:style-name="gr1" draw:text-style-name="P2" svg:width="3.3571in" svg:height="0.1622in" svg:x="2.2035in" svg:y="9.0492in">
        <draw:text-box>
          <text:p><text:span text:style-name="T3">https://en.wikipedia.org/wiki/Best-effort_delivery</text:span></text:p>
        </draw:text-box>
      </draw:frame>
      <draw:frame text:anchor-type="page" text:anchor-page-number="12" draw:z-index="1290" draw:style-name="gr1" draw:text-style-name="P2" svg:width="2.8134in" svg:height="0.1622in" svg:x="2.6634in" svg:y="5.2984in">
        <draw:text-box>
          <text:p><text:span text:style-name="T3">omien solmujen hallussa. Verkko on kest</text:span></text:p>
        </draw:text-box>
      </draw:frame>
      <draw:frame text:anchor-type="page" text:anchor-page-number="10" draw:z-index="1289" draw:style-name="gr1" draw:text-style-name="P2" svg:width="0.0862in" svg:height="0.1622in" svg:x="4.4398in" svg:y="3.0717in">
        <draw:text-box>
          <text:p><text:span text:style-name="T3">a</text:span></text:p>
        </draw:text-box>
      </draw:frame>
      <draw:frame text:anchor-type="page" text:anchor-page-number="1" draw:z-index="1288" draw:style-name="gr1" draw:text-style-name="P2" svg:width="0.0642in" svg:height="0.1453in" svg:x="2.4126in" svg:y="6.5689in">
        <draw:text-box>
          <text:p><text:span text:style-name="T6">¨</text:span></text:p>
        </draw:text-box>
      </draw:frame>
      <draw:polygon text:anchor-type="page" text:anchor-page-number="7" draw:z-index="1287" draw:style-name="gr12" draw:text-style-name="P3" svg:width="0.5831in" svg:height="0.1449in" svg:x="3.6976in" svg:y="4.2248in" svg:viewBox="0 0 1482 369" draw:points="742,369 0,369 0,0 1482,0 1482,369">
        <text:p/>
      </draw:polygon>
      <draw:frame text:anchor-type="page" text:anchor-page-number="3" draw:z-index="1286" draw:style-name="gr1" draw:text-style-name="P2" svg:width="0.0713in" svg:height="0.1622in" svg:x="3.0756in" svg:y="4.572in">
        <draw:text-box>
          <text:p><text:span text:style-name="T3">¨</text:span></text:p>
        </draw:text-box>
      </draw:frame>
      <draw:frame text:anchor-type="page" text:anchor-page-number="8" draw:z-index="1285" draw:style-name="gr1" draw:text-style-name="P2" svg:width="0.1843in" svg:height="0.1622in" svg:x="3.4035in" svg:y="4.5854in">
        <draw:text-box>
          <text:p><text:span text:style-name="T3">a t</text:span></text:p>
        </draw:text-box>
      </draw:frame>
      <draw:frame text:anchor-type="page" text:anchor-page-number="5" draw:z-index="1284" draw:style-name="gr1" draw:text-style-name="P2" svg:width="0.4441in" svg:height="0.1622in" svg:x="1.8575in" svg:y="4.5366in">
        <draw:text-box>
          <text:p><text:span text:style-name="T3">demm</text:span></text:p>
        </draw:text-box>
      </draw:frame>
      <draw:frame text:anchor-type="page" text:anchor-page-number="9" draw:z-index="1283" draw:style-name="gr1" draw:text-style-name="P2" svg:width="0.0713in" svg:height="0.1622in" svg:x="3.2598in" svg:y="3.8382in">
        <draw:text-box>
          <text:p><text:span text:style-name="T3">¨</text:span></text:p>
        </draw:text-box>
      </draw:frame>
      <draw:frame text:anchor-type="page" text:anchor-page-number="6" draw:z-index="1282" draw:style-name="gr1" draw:text-style-name="P2" svg:width="0.1685in" svg:height="0.1622in" svg:x="5.1453in" svg:y="3.4972in">
        <draw:text-box>
          <text:p><text:span text:style-name="T3">av</text:span></text:p>
        </draw:text-box>
      </draw:frame>
      <draw:line text:anchor-type="page" text:anchor-page-number="7" draw:z-index="1281" draw:style-name="gr10" draw:text-style-name="P2" svg:x1="4.5004in" svg:y1="4.8811in" svg:x2="4.3228in" svg:y2="4.6457in">
        <text:p/>
      </draw:line>
      <draw:frame text:anchor-type="page" text:anchor-page-number="6" draw:z-index="1280" draw:style-name="gr1" draw:text-style-name="P2" svg:width="0.0713in" svg:height="0.1622in" svg:x="5.1453in" svg:y="3.5035in">
        <draw:text-box>
          <text:p><text:span text:style-name="T3">¨</text:span></text:p>
        </draw:text-box>
      </draw:frame>
      <draw:frame text:anchor-type="page" text:anchor-page-number="14" draw:z-index="1279" draw:style-name="gr1" draw:text-style-name="P2" svg:width="2.6559in" svg:height="0.1622in" svg:x="1.8575in" svg:y="8.8835in">
        <draw:text-box>
          <text:p><text:span text:style-name="T1">Parhaansa mukaan</text:span><text:span text:style-name="T3"> Best effort basis</text:span></text:p>
        </draw:text-box>
      </draw:frame>
      <draw:frame text:anchor-type="page" text:anchor-page-number="10" draw:z-index="1278" draw:style-name="gr1" draw:text-style-name="P2" svg:width="0.0713in" svg:height="0.1622in" svg:x="4.4398in" svg:y="3.078in">
        <draw:text-box>
          <text:p><text:span text:style-name="T3">¨</text:span></text:p>
        </draw:text-box>
      </draw:frame>
      <draw:frame text:anchor-type="page" text:anchor-page-number="5" draw:z-index="1277" draw:style-name="gr1" draw:text-style-name="P2" svg:width="0.3067in" svg:height="0.1622in" svg:x="6.3437in" svg:y="4.3709in">
        <draw:text-box>
          <text:p><text:span text:style-name="T3">a pi-</text:span></text:p>
        </draw:text-box>
      </draw:frame>
      <draw:frame text:anchor-type="page" text:anchor-page-number="3" draw:z-index="1276" draw:style-name="gr1" draw:text-style-name="P2" svg:width="1.3406in" svg:height="0.1622in" svg:x="1.8575in" svg:y="4.5661in">
        <draw:text-box>
          <text:p><text:span text:style-name="T3">avulla osallistujat p</text:span></text:p>
        </draw:text-box>
      </draw:frame>
      <draw:frame text:anchor-type="page" text:anchor-page-number="2" draw:z-index="1275" draw:style-name="gr1" draw:text-style-name="P2" svg:width="0.2539in" svg:height="0.1622in" svg:x="3.0028in" svg:y="3.5693in">
        <draw:text-box>
          <text:p><text:span text:style-name="T3">ahk</text:span></text:p>
        </draw:text-box>
      </draw:frame>
      <draw:frame text:anchor-type="page" text:anchor-page-number="8" draw:z-index="1274" draw:style-name="gr1" draw:text-style-name="P2" svg:width="0.0713in" svg:height="0.1622in" svg:x="3.4035in" svg:y="4.5917in">
        <draw:text-box>
          <text:p><text:span text:style-name="T3">¨</text:span></text:p>
        </draw:text-box>
      </draw:frame>
      <draw:frame text:anchor-type="page" text:anchor-page-number="1" draw:z-index="1273" draw:style-name="gr1" draw:text-style-name="P2" svg:width="0.2307in" svg:height="0.1453in" svg:x="2.2035in" svg:y="6.5634in">
        <draw:text-box>
          <text:p><text:span text:style-name="T6">ta s</text:span></text:p>
        </draw:text-box>
      </draw:frame>
      <draw:frame text:anchor-type="page" text:anchor-page-number="4" draw:z-index="1272" draw:style-name="gr1" draw:text-style-name="P2" svg:width="0.6252in" svg:height="0.1622in" svg:x="6.0744in" svg:y="3.3744in">
        <draw:text-box>
          <text:p><text:span text:style-name="T3">an sellai-</text:span></text:p>
        </draw:text-box>
      </draw:frame>
      <draw:frame text:anchor-type="page" text:anchor-page-number="12" draw:z-index="1271" draw:style-name="gr1" draw:text-style-name="P2" svg:width="0.0713in" svg:height="0.1622in" svg:x="2.6634in" svg:y="5.3047in">
        <draw:text-box>
          <text:p><text:span text:style-name="T3">¨</text:span></text:p>
        </draw:text-box>
      </draw:frame>
      <draw:frame text:anchor-type="page" text:anchor-page-number="9" draw:z-index="1270" draw:style-name="gr1" draw:text-style-name="P2" svg:width="0.213in" svg:height="0.1622in" svg:x="3.0819in" svg:y="3.8319in">
        <draw:text-box>
          <text:p><text:span text:style-name="T3">ast</text:span></text:p>
        </draw:text-box>
      </draw:frame>
      <draw:frame text:anchor-type="page" text:anchor-page-number="8" draw:z-index="1269" draw:style-name="gr1" draw:text-style-name="P2" svg:width="1.5303in" svg:height="0.1622in" svg:x="2.0654in" svg:y="4.5854in">
        <draw:text-box>
          <text:p><text:span text:style-name="T3">Huomautettakoon, ett</text:span></text:p>
        </draw:text-box>
      </draw:frame>
      <draw:frame text:anchor-type="page" text:anchor-page-number="9" draw:z-index="1268" draw:style-name="gr1" draw:text-style-name="P2" svg:width="0.0713in" svg:height="0.1622in" svg:x="3.0819in" svg:y="3.8382in">
        <draw:text-box>
          <text:p><text:span text:style-name="T3">¨</text:span></text:p>
        </draw:text-box>
      </draw:frame>
      <draw:frame text:anchor-type="page" text:anchor-page-number="12" draw:z-index="1267" draw:style-name="gr1" draw:text-style-name="P2" svg:width="0.8961in" svg:height="0.1622in" svg:x="1.8575in" svg:y="5.2984in">
        <draw:text-box>
          <text:p><text:span text:style-name="T3">osa on vilpitt</text:span></text:p>
        </draw:text-box>
      </draw:frame>
      <draw:frame text:anchor-type="page" text:anchor-page-number="4" draw:z-index="1266" draw:style-name="gr1" draw:text-style-name="P2" svg:width="0.0713in" svg:height="0.1622in" svg:x="6.0744in" svg:y="3.3807in">
        <draw:text-box>
          <text:p><text:span text:style-name="T3">¨</text:span></text:p>
        </draw:text-box>
      </draw:frame>
      <draw:frame text:anchor-type="page" text:anchor-page-number="5" draw:z-index="1265" draw:style-name="gr1" draw:text-style-name="P2" svg:width="0.0713in" svg:height="0.1622in" svg:x="6.3437in" svg:y="4.3772in">
        <draw:text-box>
          <text:p><text:span text:style-name="T3">¨</text:span></text:p>
        </draw:text-box>
      </draw:frame>
      <draw:frame text:anchor-type="page" text:anchor-page-number="1" draw:z-index="1264" draw:style-name="gr1" draw:text-style-name="P2" svg:width="4.3051in" svg:height="0.1453in" svg:x="2.489in" svg:y="6.411in">
        <draw:text-box>
          <text:p><text:span text:style-name="T6">a eniten laskentatehoa. Niin kauan kuin suurinta osaa laskentatehos-</text:span></text:p>
        </draw:text-box>
      </draw:frame>
      <draw:frame text:anchor-type="page" text:anchor-page-number="2" draw:z-index="1263" draw:style-name="gr1" draw:text-style-name="P2" svg:width="0.0713in" svg:height="0.1622in" svg:x="3.0028in" svg:y="3.5756in">
        <draw:text-box>
          <text:p><text:span text:style-name="T3">¨</text:span></text:p>
        </draw:text-box>
      </draw:frame>
      <draw:frame text:anchor-type="page" text:anchor-page-number="3" draw:z-index="1262" draw:style-name="gr1" draw:text-style-name="P2" svg:width="0.5476in" svg:height="0.1622in" svg:x="6.1543in" svg:y="4.4in">
        <draw:text-box>
          <text:p><text:span text:style-name="T3">a, jonka</text:span></text:p>
        </draw:text-box>
      </draw:frame>
      <draw:polygon text:anchor-type="page" text:anchor-page-number="7" draw:z-index="1261" draw:style-name="gr7" draw:text-style-name="P4" svg:width="0.0756in" svg:height="0.0874in" draw:transform="rotate (-1.5707963267949) translate (4.28070866141732in 4.58897637795276in)" svg:viewBox="0 0 193 223" draw:points="0,0 193,134 74,223">
        <text:p/>
      </draw:polygon>
      <draw:frame text:anchor-type="page" text:anchor-page-number="14" draw:z-index="1260" draw:style-name="gr1" draw:text-style-name="P2" svg:width="0.0898in" svg:height="0.1622in" svg:x="2.2035in" svg:y="8.6134in">
        <draw:text-box>
          <text:p><text:span text:style-name="T3">4</text:span></text:p>
        </draw:text-box>
      </draw:frame>
      <draw:frame text:anchor-type="page" text:anchor-page-number="10" draw:z-index="1259" draw:style-name="gr1" draw:text-style-name="P2" svg:width="0.213in" svg:height="0.1622in" svg:x="4.2618in" svg:y="3.0717in">
        <draw:text-box>
          <text:p><text:span text:style-name="T3">ost</text:span></text:p>
        </draw:text-box>
      </draw:frame>
      <draw:frame text:anchor-type="page" text:anchor-page-number="6" draw:z-index="1258" draw:style-name="gr1" draw:text-style-name="P2" svg:width="3.5925in" svg:height="0.1622in" svg:x="1.8575in" svg:y="3.4972in">
        <draw:text-box>
          <text:p><text:span text:style-name="T3">Kun kolikon viimeisin transaktio on hautautunut riitt</text:span></text:p>
        </draw:text-box>
      </draw:frame>
      <draw:frame text:anchor-type="page" text:anchor-page-number="4" draw:z-index="1257" draw:style-name="gr1" draw:text-style-name="P2" svg:width="0.0862in" svg:height="0.1622in" svg:x="6.0047in" svg:y="3.3744in">
        <draw:text-box>
          <text:p><text:span text:style-name="T3">a</text:span></text:p>
        </draw:text-box>
      </draw:frame>
      <draw:frame text:anchor-type="page" text:anchor-page-number="1" draw:z-index="1256" draw:style-name="gr1" draw:text-style-name="P2" svg:width="0.0642in" svg:height="0.1453in" svg:x="2.489in" svg:y="6.4165in">
        <draw:text-box>
          <text:p><text:span text:style-name="T6">¨</text:span></text:p>
        </draw:text-box>
      </draw:frame>
      <draw:frame text:anchor-type="page" text:anchor-page-number="10" draw:z-index="1255" draw:style-name="gr1" draw:text-style-name="P2" svg:width="0.0713in" svg:height="0.1622in" svg:x="4.2618in" svg:y="3.078in">
        <draw:text-box>
          <text:p><text:span text:style-name="T3">¨</text:span></text:p>
        </draw:text-box>
      </draw:frame>
      <draw:frame text:anchor-type="page" text:anchor-page-number="9" draw:z-index="1254" draw:style-name="gr1" draw:text-style-name="P2" svg:width="1.3689in" svg:height="0.1622in" svg:x="1.8575in" svg:y="3.8319in">
        <draw:text-box>
          <text:p><text:span text:style-name="T3">arvoa luotaisiin tyhj</text:span></text:p>
        </draw:text-box>
      </draw:frame>
      <draw:frame text:anchor-type="page" text:anchor-page-number="12" draw:z-index="1253" draw:style-name="gr1" draw:text-style-name="P2" svg:width="1.5803in" svg:height="0.1622in" svg:x="5.2555in" svg:y="5.1327in">
        <draw:text-box>
          <text:p><text:span text:style-name="T3">laskentatehosta suurin</text:span></text:p>
        </draw:text-box>
      </draw:frame>
      <draw:frame text:anchor-type="page" text:anchor-page-number="2" draw:z-index="1252" draw:style-name="gr1" draw:text-style-name="P2" svg:width="1.0169in" svg:height="0.1622in" svg:x="2.0654in" svg:y="3.5693in">
        <draw:text-box>
          <text:p><text:span text:style-name="T3">Tarvitaan siis s</text:span></text:p>
        </draw:text-box>
      </draw:frame>
      <draw:frame text:anchor-type="page" text:anchor-page-number="8" draw:z-index="1251" draw:style-name="gr1" draw:text-style-name="P2" svg:width="0.0925in" svg:height="0.1122in" svg:x="4.3965in" svg:y="3.8902in">
        <draw:text-box>
          <text:p><text:span text:style-name="T12">...</text:span></text:p>
        </draw:text-box>
      </draw:frame>
      <draw:frame text:anchor-type="page" text:anchor-page-number="14" draw:z-index="1250" draw:style-name="gr1" draw:text-style-name="P2" svg:width="3.4717in" svg:height="0.1622in" svg:x="2.2035in" svg:y="8.4472in">
        <draw:text-box>
          <text:p><text:span text:style-name="T3">https://en.wikipedia.org/wiki/Cryptographic_nonce</text:span></text:p>
        </draw:text-box>
      </draw:frame>
      <draw:frame text:anchor-type="page" text:anchor-page-number="5" draw:z-index="1249" draw:style-name="gr1" draw:text-style-name="P2" svg:width="0.3858in" svg:height="0.1622in" svg:x="6.0126in" svg:y="4.3709in">
        <draw:text-box>
          <text:p><text:span text:style-name="T3">amist</text:span></text:p>
        </draw:text-box>
      </draw:frame>
      <draw:frame text:anchor-type="page" text:anchor-page-number="6" draw:z-index="1248" draw:style-name="gr1" draw:text-style-name="P2" svg:width="0.1386in" svg:height="0.2331in" svg:x="4.2193in" svg:y="3.1374in">
        <draw:text-box>
          <text:p><text:span text:style-name="T10">o</text:span></text:p>
        </draw:text-box>
      </draw:frame>
      <draw:frame text:anchor-type="page" text:anchor-page-number="3" draw:z-index="1247" draw:style-name="gr1" draw:text-style-name="P2" svg:width="0.0713in" svg:height="0.1622in" svg:x="6.1543in" svg:y="4.4063in">
        <draw:text-box>
          <text:p><text:span text:style-name="T3">¨</text:span></text:p>
        </draw:text-box>
      </draw:frame>
      <draw:line text:anchor-type="page" text:anchor-page-number="7" draw:z-index="1246" draw:style-name="gr10" draw:text-style-name="P2" svg:x1="3.7697in" svg:y1="4.8811in" svg:x2="3.9472in" svg:y2="4.6457in">
        <text:p/>
      </draw:line>
      <draw:frame text:anchor-type="page" text:anchor-page-number="4" draw:z-index="1245" draw:style-name="gr1" draw:text-style-name="P2" svg:width="0.0713in" svg:height="0.1622in" svg:x="6.0047in" svg:y="3.3807in">
        <draw:text-box>
          <text:p><text:span text:style-name="T3">¨</text:span></text:p>
        </draw:text-box>
      </draw:frame>
      <draw:frame text:anchor-type="page" text:anchor-page-number="9" draw:z-index="1244" draw:style-name="gr1" draw:text-style-name="P2" svg:width="0.0862in" svg:height="0.1622in" svg:x="6.5626in" svg:y="3.6661in">
        <draw:text-box>
          <text:p><text:span text:style-name="T3">a</text:span></text:p>
        </draw:text-box>
      </draw:frame>
      <draw:frame text:anchor-type="page" text:anchor-page-number="5" draw:z-index="1243" draw:style-name="gr1" draw:text-style-name="P2" svg:width="0.0713in" svg:height="0.1622in" svg:x="6.0126in" svg:y="4.3772in">
        <draw:text-box>
          <text:p><text:span text:style-name="T3">¨</text:span></text:p>
        </draw:text-box>
      </draw:frame>
      <draw:frame text:anchor-type="page" text:anchor-page-number="10" draw:z-index="1242" draw:style-name="gr1" draw:text-style-name="P2" svg:width="2.7051in" svg:height="0.1622in" svg:x="1.8575in" svg:y="3.0717in">
        <draw:text-box>
          <text:p><text:span text:style-name="T3">mistella lohkojen ketjua ja jatkuvasti ty</text:span></text:p>
        </draw:text-box>
      </draw:frame>
      <draw:frame text:anchor-type="page" text:anchor-page-number="3" draw:z-index="1241" draw:style-name="gr1" draw:text-style-name="P2" svg:width="3.0252in" svg:height="0.1622in" svg:x="3.4874in" svg:y="4.4in">
        <draw:text-box>
          <text:p><text:span text:style-name="T3">aytyy olla julkisia [1] ja tarvitaan menetelm</text:span></text:p>
        </draw:text-box>
      </draw:frame>
      <draw:polygon text:anchor-type="page" text:anchor-page-number="7" draw:z-index="1240" draw:style-name="gr7" draw:text-style-name="P4" svg:width="0.076in" svg:height="0.0874in" draw:transform="rotate (-1.5707963267949) translate (3.91338582677165in 4.58897637795276in)" svg:viewBox="0 0 194 223" draw:points="194,0 117,223 0,134">
        <text:p/>
      </draw:polygon>
      <draw:frame text:anchor-type="page" text:anchor-page-number="2" draw:z-index="1239" draw:style-name="gr1" draw:text-style-name="P2" svg:width="2.4807in" svg:height="0.1622in" svg:x="1.8575in" svg:y="3.4035in">
        <draw:text-box>
          <text:p><text:span text:style-name="T3">ilman luotettua kolmatta osapuolta.</text:span></text:p>
        </draw:text-box>
      </draw:frame>
      <draw:frame text:anchor-type="page" text:anchor-page-number="6" draw:z-index="1238" draw:style-name="gr1" draw:text-style-name="P2" svg:width="0.1016in" svg:height="0.2331in" svg:x="4.2193in" svg:y="3.148in">
        <draw:text-box>
          <text:p><text:span text:style-name="T10">¨</text:span></text:p>
        </draw:text-box>
      </draw:frame>
      <draw:frame text:anchor-type="page" text:anchor-page-number="14" draw:z-index="1237" draw:style-name="gr1" draw:text-style-name="P2" svg:width="1.3094in" svg:height="0.1622in" svg:x="3.2055in" svg:y="8.2811in">
        <draw:text-box>
          <text:p><text:span text:style-name="T1">oinen arvo</text:span><text:span text:style-name="T3"> Nonce</text:span></text:p>
        </draw:text-box>
      </draw:frame>
      <draw:frame text:anchor-type="page" text:anchor-page-number="12" draw:z-index="1236" draw:style-name="gr1" draw:text-style-name="P2" svg:width="0.1634in" svg:height="0.1622in" svg:x="5.039in" svg:y="5.1327in">
        <draw:text-box>
          <text:p><text:span text:style-name="T3">ali</text:span></text:p>
        </draw:text-box>
      </draw:frame>
      <draw:frame text:anchor-type="page" text:anchor-page-number="1" draw:z-index="1235" draw:style-name="gr1" draw:text-style-name="P2" svg:width="0.3469in" svg:height="0.1453in" svg:x="2.2035in" svg:y="6.411in">
        <draw:text-box>
          <text:p><text:span text:style-name="T6">teens</text:span></text:p>
        </draw:text-box>
      </draw:frame>
      <draw:line text:anchor-type="page" text:anchor-page-number="8" draw:z-index="1234" draw:style-name="gr29" draw:text-style-name="P2" svg:x1="4.5929in" svg:y1="3.9429in" svg:x2="4.9374in" svg:y2="3.9429in">
        <text:p/>
      </draw:line>
      <draw:polygon text:anchor-type="page" text:anchor-page-number="8" draw:z-index="1233" draw:style-name="gr7" draw:text-style-name="P4" svg:width="0.0929in" svg:height="0.061in" draw:transform="rotate (-1.5707963267949) translate (4.91929133858268in 3.91259842519685in)" svg:viewBox="0 0 237 156" draw:points="237,77 0,156 0,0">
        <text:p/>
      </draw:polygon>
      <draw:frame text:anchor-type="page" text:anchor-page-number="7" draw:z-index="1232" draw:style-name="gr1" draw:text-style-name="P2" svg:width="0.6421in" svg:height="0.1071in" svg:x="3.6252in" svg:y="4.0575in">
        <draw:text-box>
          <text:p><text:span text:style-name="T13">Lohkotunniste</text:span></text:p>
        </draw:text-box>
      </draw:frame>
      <draw:frame text:anchor-type="page" text:anchor-page-number="12" draw:z-index="1231" draw:style-name="gr1" draw:text-style-name="P2" svg:width="0.0713in" svg:height="0.1622in" svg:x="5.039in" svg:y="5.139in">
        <draw:text-box>
          <text:p><text:span text:style-name="T3">¨</text:span></text:p>
        </draw:text-box>
      </draw:frame>
      <draw:frame text:anchor-type="page" text:anchor-page-number="6" draw:z-index="1230" draw:style-name="gr1" draw:text-style-name="P2" svg:width="0.4504in" svg:height="0.2331in" svg:x="3.8181in" svg:y="3.1374in">
        <draw:text-box>
          <text:p><text:span text:style-name="T10">aytt</text:span></text:p>
        </draw:text-box>
      </draw:frame>
      <draw:frame text:anchor-type="page" text:anchor-page-number="9" draw:z-index="1229" draw:style-name="gr1" draw:text-style-name="P2" svg:width="0.0713in" svg:height="0.1622in" svg:x="6.5626in" svg:y="3.672in">
        <draw:text-box>
          <text:p><text:span text:style-name="T3">¨</text:span></text:p>
        </draw:text-box>
      </draw:frame>
      <draw:frame text:anchor-type="page" text:anchor-page-number="1" draw:z-index="1228" draw:style-name="gr1" draw:text-style-name="P2" svg:width="1.6134in" svg:height="0.1453in" svg:x="4.7764in" svg:y="6.2591in">
        <draw:text-box>
          <text:p><text:span text:style-name="T6">a ketjuun on kulutettu yh-</text:span></text:p>
        </draw:text-box>
      </draw:frame>
      <draw:frame text:anchor-type="page" text:anchor-page-number="2" draw:z-index="1227" draw:style-name="gr1" draw:text-style-name="P2" svg:width="2.0878in" svg:height="0.1622in" svg:x="4.8673in" svg:y="3.2374in">
        <draw:text-box>
          <text:p><text:span text:style-name="T3">a ei ole olemassa mekanismia</text:span></text:p>
        </draw:text-box>
      </draw:frame>
      <draw:frame text:anchor-type="page" text:anchor-page-number="10" draw:z-index="1226" draw:style-name="gr1" draw:text-style-name="P2" svg:width="0.6976in" svg:height="0.1622in" svg:x="6.0453in" svg:y="2.9055in">
        <draw:text-box>
          <text:p><text:span text:style-name="T3">ateen val-</text:span></text:p>
        </draw:text-box>
      </draw:frame>
      <draw:frame text:anchor-type="page" text:anchor-page-number="4" draw:z-index="1225" draw:style-name="gr1" draw:text-style-name="P2" svg:width="0.3953in" svg:height="0.1622in" svg:x="5.6709in" svg:y="3.3744in">
        <draw:text-box>
          <text:p><text:span text:style-name="T3">oydet</text:span></text:p>
        </draw:text-box>
      </draw:frame>
      <draw:frame text:anchor-type="page" text:anchor-page-number="14" draw:z-index="1224" draw:style-name="gr1" draw:text-style-name="P2" svg:width="0.0713in" svg:height="0.1622in" svg:x="3.2055in" svg:y="8.2882in">
        <draw:text-box>
          <text:p><text:span text:style-name="T1">¨</text:span></text:p>
        </draw:text-box>
      </draw:frame>
      <draw:frame text:anchor-type="page" text:anchor-page-number="5" draw:z-index="1223" draw:style-name="gr1" draw:text-style-name="P2" svg:width="0.213in" svg:height="0.1622in" svg:x="5.8346in" svg:y="4.3709in">
        <draw:text-box>
          <text:p><text:span text:style-name="T3">ost</text:span></text:p>
        </draw:text-box>
      </draw:frame>
      <draw:frame text:anchor-type="page" text:anchor-page-number="3" draw:z-index="1222" draw:style-name="gr1" draw:text-style-name="P2" svg:width="0.0713in" svg:height="0.1622in" svg:x="3.4874in" svg:y="4.4063in">
        <draw:text-box>
          <text:p><text:span text:style-name="T3">¨</text:span></text:p>
        </draw:text-box>
      </draw:frame>
      <draw:frame text:anchor-type="page" text:anchor-page-number="6" draw:z-index="1221" draw:style-name="gr1" draw:text-style-name="P2" svg:width="0.1016in" svg:height="0.2331in" svg:x="3.8161in" svg:y="3.148in">
        <draw:text-box>
          <text:p><text:span text:style-name="T10">¨</text:span></text:p>
        </draw:text-box>
      </draw:frame>
      <draw:frame text:anchor-type="page" text:anchor-page-number="9" draw:z-index="1220" draw:style-name="gr1" draw:text-style-name="P2" svg:width="0.6295in" svg:height="0.1622in" svg:x="5.9953in" svg:y="3.6661in">
        <draw:text-box>
          <text:p><text:span text:style-name="T3">kuten ett</text:span></text:p>
        </draw:text-box>
      </draw:frame>
      <draw:frame text:anchor-type="page" text:anchor-page-number="3" draw:z-index="1219" draw:style-name="gr1" draw:text-style-name="P2" svg:width="1.863in" svg:height="0.1622in" svg:x="1.8575in" svg:y="4.4in">
        <draw:text-box>
          <text:p><text:span text:style-name="T3">osapuolta, transaktioiden t</text:span></text:p>
        </draw:text-box>
      </draw:frame>
      <draw:frame text:anchor-type="page" text:anchor-page-number="10" draw:z-index="1218" draw:style-name="gr1" draw:text-style-name="P2" svg:width="0.0713in" svg:height="0.1622in" svg:x="6.0453in" svg:y="2.911in">
        <draw:text-box>
          <text:p><text:span text:style-name="T3">¨</text:span></text:p>
        </draw:text-box>
      </draw:frame>
      <draw:frame text:anchor-type="page" text:anchor-page-number="14" draw:z-index="1217" draw:style-name="gr1" draw:text-style-name="P2" svg:width="0.313in" svg:height="0.1622in" svg:x="2.9201in" svg:y="8.2811in">
        <draw:text-box>
          <text:p><text:span text:style-name="T1">aytt</text:span></text:p>
        </draw:text-box>
      </draw:frame>
      <draw:frame text:anchor-type="page" text:anchor-page-number="5" draw:z-index="1216" draw:style-name="gr1" draw:text-style-name="P2" svg:width="0.0713in" svg:height="0.1622in" svg:x="5.8346in" svg:y="4.3772in">
        <draw:text-box>
          <text:p><text:span text:style-name="T3">¨</text:span></text:p>
        </draw:text-box>
      </draw:frame>
      <draw:frame text:anchor-type="page" text:anchor-page-number="2" draw:z-index="1215" draw:style-name="gr1" draw:text-style-name="P2" svg:width="0.0713in" svg:height="0.1622in" svg:x="4.8673in" svg:y="3.2437in">
        <draw:text-box>
          <text:p><text:span text:style-name="T3">¨</text:span></text:p>
        </draw:text-box>
      </draw:frame>
      <draw:frame text:anchor-type="page" text:anchor-page-number="12" draw:z-index="1214" draw:style-name="gr1" draw:text-style-name="P2" svg:width="0.2543in" svg:height="0.1622in" svg:x="4.8126in" svg:y="5.1327in">
        <draw:text-box>
          <text:p><text:span text:style-name="T3">mik</text:span></text:p>
        </draw:text-box>
      </draw:frame>
      <draw:frame text:anchor-type="page" text:anchor-page-number="1" draw:z-index="1213" draw:style-name="gr1" draw:text-style-name="P2" svg:width="0.0642in" svg:height="0.1453in" svg:x="4.7764in" svg:y="6.2646in">
        <draw:text-box>
          <text:p><text:span text:style-name="T6">¨</text:span></text:p>
        </draw:text-box>
      </draw:frame>
      <draw:frame text:anchor-type="page" text:anchor-page-number="4" draw:z-index="1212" draw:style-name="gr1" draw:text-style-name="P2" svg:width="0.0713in" svg:height="0.1622in" svg:x="5.6709in" svg:y="3.3807in">
        <draw:text-box>
          <text:p><text:span text:style-name="T3">¨</text:span></text:p>
        </draw:text-box>
      </draw:frame>
      <draw:line text:anchor-type="page" text:anchor-page-number="8" draw:z-index="1211" draw:style-name="gr8" draw:text-style-name="P2" svg:x1="4.5945in" svg:y1="3.7134in" svg:x2="4.9374in" svg:y2="3.7134in">
        <text:p/>
      </draw:line>
      <draw:frame text:anchor-type="page" text:anchor-page-number="14" draw:z-index="1210" draw:style-name="gr1" draw:text-style-name="P2" svg:width="0.0713in" svg:height="0.1622in" svg:x="2.9193in" svg:y="8.2882in">
        <draw:text-box>
          <text:p><text:span text:style-name="T1">¨</text:span></text:p>
        </draw:text-box>
      </draw:frame>
      <draw:frame text:anchor-type="page" text:anchor-page-number="10" draw:z-index="1209" draw:style-name="gr1" draw:text-style-name="P2" svg:width="0.7969in" svg:height="0.1622in" svg:x="5.3528in" svg:y="2.9055in">
        <draw:text-box>
          <text:p><text:span text:style-name="T3">a voisi etuk</text:span></text:p>
        </draw:text-box>
      </draw:frame>
      <draw:frame text:anchor-type="page" text:anchor-page-number="4" draw:z-index="1208" draw:style-name="gr1" draw:text-style-name="P2" svg:width="0.5803in" svg:height="0.1622in" svg:x="5.148in" svg:y="3.3744in">
        <draw:text-box>
          <text:p><text:span text:style-name="T3">kunnes l</text:span></text:p>
        </draw:text-box>
      </draw:frame>
      <draw:frame text:anchor-type="page" text:anchor-page-number="5" draw:z-index="1207" draw:style-name="gr1" draw:text-style-name="P2" svg:width="2.7189in" svg:height="0.1622in" svg:x="3.3752in" svg:y="4.3709in">
        <draw:text-box>
          <text:p><text:span text:style-name="T3">a ketjua aina oikeana ja jatkavat sen ty</text:span></text:p>
        </draw:text-box>
      </draw:frame>
      <draw:frame text:anchor-type="page" text:anchor-page-number="1" draw:z-index="1206" draw:style-name="gr1" draw:text-style-name="P2" svg:width="0.3307in" svg:height="0.1453in" svg:x="4.4752in" svg:y="6.2591in">
        <draw:text-box>
          <text:p><text:span text:style-name="T6">a, ett</text:span></text:p>
        </draw:text-box>
      </draw:frame>
      <draw:polygon text:anchor-type="page" text:anchor-page-number="8" draw:z-index="1205" draw:style-name="gr7" draw:text-style-name="P4" svg:width="0.0929in" svg:height="0.061in" draw:transform="rotate (-1.5707963267949) translate (4.91929133858268in 3.68307086614173in)" svg:viewBox="0 0 237 156" draw:points="237,77 0,156 0,0">
        <text:p/>
      </draw:polygon>
      <draw:frame text:anchor-type="page" text:anchor-page-number="6" draw:z-index="1204" draw:style-name="gr1" draw:text-style-name="P2" svg:width="1.8413in" svg:height="0.2331in" svg:x="2.1937in" svg:y="3.1374in">
        <draw:text-box>
          <text:p><text:span text:style-name="T10">Levytilan uusiok</text:span></text:p>
        </draw:text-box>
      </draw:frame>
      <draw:frame text:anchor-type="page" text:anchor-page-number="2" draw:z-index="1203" draw:style-name="gr1" draw:text-style-name="P2" svg:width="0.6134in" svg:height="0.1622in" svg:x="4.3319in" svg:y="3.2374in">
        <draw:text-box>
          <text:p><text:span text:style-name="T3">alityksell</text:span></text:p>
        </draw:text-box>
      </draw:frame>
      <draw:frame text:anchor-type="page" text:anchor-page-number="12" draw:z-index="1202" draw:style-name="gr1" draw:text-style-name="P2" svg:width="0.1303in" svg:height="0.1622in" svg:x="4.6339in" svg:y="5.1327in">
        <draw:text-box>
          <text:p><text:span text:style-name="T3">a,</text:span></text:p>
        </draw:text-box>
      </draw:frame>
      <draw:frame text:anchor-type="page" text:anchor-page-number="9" draw:z-index="1201" draw:style-name="gr1" draw:text-style-name="P2" svg:width="2.4051in" svg:height="0.1622in" svg:x="3.8in" svg:y="3.6661in">
        <draw:text-box>
          <text:p><text:span text:style-name="T3">alttiina mielivaltaisille muutoksille,</text:span></text:p>
        </draw:text-box>
      </draw:frame>
      <draw:frame text:anchor-type="page" text:anchor-page-number="3" draw:z-index="1200" draw:style-name="gr1" draw:text-style-name="P2" svg:width="3.098in" svg:height="0.1622in" svg:x="3.8319in" svg:y="4.2339in">
        <draw:text-box>
          <text:p><text:span text:style-name="T3">a voidaan suorittaa ilman luotettua kolmatta</text:span></text:p>
        </draw:text-box>
      </draw:frame>
      <draw:polygon text:anchor-type="page" text:anchor-page-number="7" draw:z-index="1199" draw:style-name="gr12" draw:text-style-name="P3" svg:width="0.5843in" svg:height="0.1461in" svg:x="3.8299in" svg:y="4.4429in" svg:viewBox="0 0 1485 372" draw:points="740,372 0,372 0,0 1485,0 1485,372">
        <text:p/>
      </draw:polygon>
      <draw:frame text:anchor-type="page" text:anchor-page-number="12" draw:z-index="1198" draw:style-name="gr1" draw:text-style-name="P2" svg:width="0.0713in" svg:height="0.1622in" svg:x="4.6339in" svg:y="5.139in">
        <draw:text-box>
          <text:p><text:span text:style-name="T3">¨</text:span></text:p>
        </draw:text-box>
      </draw:frame>
      <draw:frame text:anchor-type="page" text:anchor-page-number="10" draw:z-index="1197" draw:style-name="gr1" draw:text-style-name="P2" svg:width="0.0713in" svg:height="0.1622in" svg:x="5.3528in" svg:y="2.911in">
        <draw:text-box>
          <text:p><text:span text:style-name="T3">¨</text:span></text:p>
        </draw:text-box>
      </draw:frame>
      <draw:frame text:anchor-type="page" text:anchor-page-number="1" draw:z-index="1196" draw:style-name="gr1" draw:text-style-name="P2" svg:width="0.0642in" svg:height="0.1453in" svg:x="4.4752in" svg:y="6.2646in">
        <draw:text-box>
          <text:p><text:span text:style-name="T6">¨</text:span></text:p>
        </draw:text-box>
      </draw:frame>
      <draw:frame text:anchor-type="page" text:anchor-page-number="4" draw:z-index="1195" draw:style-name="gr1" draw:text-style-name="P2" svg:width="1.3677in" svg:height="0.1622in" svg:x="3.8138in" svg:y="3.3744in">
        <draw:text-box>
          <text:p><text:span text:style-name="T3">a arvoja niin kauan,</text:span></text:p>
        </draw:text-box>
      </draw:frame>
      <draw:frame text:anchor-type="page" text:anchor-page-number="5" draw:z-index="1194" draw:style-name="gr1" draw:text-style-name="P2" svg:width="0.0713in" svg:height="0.1622in" svg:x="3.3752in" svg:y="4.3772in">
        <draw:text-box>
          <text:p><text:span text:style-name="T3">¨</text:span></text:p>
        </draw:text-box>
      </draw:frame>
      <draw:frame text:anchor-type="page" text:anchor-page-number="7" draw:z-index="1193" draw:style-name="gr1" draw:text-style-name="P2" svg:width="0.4394in" svg:height="0.1071in" svg:x="4.4154in" svg:y="4.9075in">
        <draw:text-box>
          <text:p><text:span text:style-name="T13">Tiiviste23</text:span></text:p>
        </draw:text-box>
      </draw:frame>
      <draw:line text:anchor-type="page" text:anchor-page-number="8" draw:z-index="1192" draw:style-name="gr29" draw:text-style-name="P2" svg:x1="3.4772in" svg:y1="4.1713in" svg:x2="3.8642in" svg:y2="4.1713in">
        <text:p/>
      </draw:line>
      <draw:frame text:anchor-type="page" text:anchor-page-number="3" draw:z-index="1191" draw:style-name="gr1" draw:text-style-name="P2" svg:width="0.0713in" svg:height="0.1622in" svg:x="3.8319in" svg:y="4.2398in">
        <draw:text-box>
          <text:p><text:span text:style-name="T3">¨</text:span></text:p>
        </draw:text-box>
      </draw:frame>
      <draw:frame text:anchor-type="page" text:anchor-page-number="9" draw:z-index="1190" draw:style-name="gr1" draw:text-style-name="P2" svg:width="0.4024in" svg:height="0.1622in" svg:x="3.3799in" svg:y="3.6661in">
        <draw:text-box>
          <text:p><text:span text:style-name="T3">a olisi</text:span></text:p>
        </draw:text-box>
      </draw:frame>
      <draw:frame text:anchor-type="page" text:anchor-page-number="6" draw:z-index="1189" draw:style-name="gr1" draw:text-style-name="P2" svg:width="0.1406in" svg:height="0.2331in" svg:x="1.8575in" svg:y="3.1374in">
        <draw:text-box>
          <text:p><text:span text:style-name="T10">7</text:span></text:p>
        </draw:text-box>
      </draw:frame>
      <draw:frame text:anchor-type="page" text:anchor-page-number="2" draw:z-index="1188" draw:style-name="gr1" draw:text-style-name="P2" svg:width="0.0713in" svg:height="0.1622in" svg:x="4.3319in" svg:y="3.2437in">
        <draw:text-box>
          <text:p><text:span text:style-name="T3">¨</text:span></text:p>
        </draw:text-box>
      </draw:frame>
      <draw:frame text:anchor-type="page" text:anchor-page-number="14" draw:z-index="1187" draw:style-name="gr1" draw:text-style-name="P2" svg:width="1.1776in" svg:height="0.1622in" svg:x="1.8575in" svg:y="8.2811in">
        <draw:text-box>
          <text:p><text:span text:style-name="T1">Nonssi - kertak</text:span></text:p>
        </draw:text-box>
      </draw:frame>
      <draw:frame text:anchor-type="page" text:anchor-page-number="6" draw:z-index="1186" draw:style-name="gr1" draw:text-style-name="P2" svg:width="2.2469in" svg:height="0.1622in" svg:x="4.5575in" svg:y="2.7398in">
        <draw:text-box>
          <text:p><text:span text:style-name="T3">a samalla varallisuutensa arvoa.</text:span></text:p>
        </draw:text-box>
      </draw:frame>
      <draw:frame text:anchor-type="page" text:anchor-page-number="3" draw:z-index="1185" draw:style-name="gr1" draw:text-style-name="P2" svg:width="0.2213in" svg:height="0.1622in" svg:x="3.648in" svg:y="4.2339in">
        <draw:text-box>
          <text:p><text:span text:style-name="T3">am</text:span></text:p>
        </draw:text-box>
      </draw:frame>
      <draw:polygon text:anchor-type="page" text:anchor-page-number="8" draw:z-index="1184" draw:style-name="gr7" draw:text-style-name="P4" svg:width="0.0929in" svg:height="0.0606in" draw:transform="rotate (-1.5707963267949) translate (3.84488188976378in 4.14094488188976in)" svg:viewBox="0 0 237 155" draw:points="237,78 0,155 0,0">
        <text:p/>
      </draw:polygon>
      <draw:frame text:anchor-type="page" text:anchor-page-number="12" draw:z-index="1183" draw:style-name="gr1" draw:text-style-name="P2" svg:width="0.328in" svg:height="0.1622in" svg:x="4.3417in" svg:y="5.1327in">
        <draw:text-box>
          <text:p><text:span text:style-name="T3">ollist</text:span></text:p>
        </draw:text-box>
      </draw:frame>
      <draw:frame text:anchor-type="page" text:anchor-page-number="1" draw:z-index="1182" draw:style-name="gr1" draw:text-style-name="P2" svg:width="1.0634in" svg:height="0.1453in" svg:x="3.5244in" svg:y="6.2591in">
        <draw:text-box>
          <text:p><text:span text:style-name="T6">os todisteena siit</text:span></text:p>
        </draw:text-box>
      </draw:frame>
      <draw:frame text:anchor-type="page" text:anchor-page-number="2" draw:z-index="1181" draw:style-name="gr1" draw:text-style-name="P2" svg:width="0.8012in" svg:height="0.1622in" svg:x="3.6543in" svg:y="3.2374in">
        <draw:text-box>
          <text:p><text:span text:style-name="T3">akanavan v</text:span></text:p>
        </draw:text-box>
      </draw:frame>
      <draw:frame text:anchor-type="page" text:anchor-page-number="9" draw:z-index="1180" draw:style-name="gr1" draw:text-style-name="P2" svg:width="0.0713in" svg:height="0.1622in" svg:x="3.3799in" svg:y="3.672in">
        <draw:text-box>
          <text:p><text:span text:style-name="T3">¨</text:span></text:p>
        </draw:text-box>
      </draw:frame>
      <draw:frame text:anchor-type="page" text:anchor-page-number="14" draw:z-index="1179" draw:style-name="gr1" draw:text-style-name="P2" svg:width="0.0898in" svg:height="0.1622in" svg:x="2.2035in" svg:y="8.0118in">
        <draw:text-box>
          <text:p><text:span text:style-name="T3">8</text:span></text:p>
        </draw:text-box>
      </draw:frame>
      <draw:frame text:anchor-type="page" text:anchor-page-number="4" draw:z-index="1178" draw:style-name="gr1" draw:text-style-name="P2" svg:width="0.0713in" svg:height="0.1622in" svg:x="3.8138in" svg:y="3.3807in">
        <draw:text-box>
          <text:p><text:span text:style-name="T3">¨</text:span></text:p>
        </draw:text-box>
      </draw:frame>
      <draw:frame text:anchor-type="page" text:anchor-page-number="5" draw:z-index="1177" draw:style-name="gr1" draw:text-style-name="P2" svg:width="0.563in" svg:height="0.1622in" svg:x="2.8602in" svg:y="4.3709in">
        <draw:text-box>
          <text:p><text:span text:style-name="T3">at pisint</text:span></text:p>
        </draw:text-box>
      </draw:frame>
      <draw:frame text:anchor-type="page" text:anchor-page-number="10" draw:z-index="1176" draw:style-name="gr1" draw:text-style-name="P2" svg:width="0.1248in" svg:height="0.1622in" svg:x="5.2417in" svg:y="2.9055in">
        <draw:text-box>
          <text:p><text:span text:style-name="T3">aj</text:span></text:p>
        </draw:text-box>
      </draw:frame>
      <draw:polygon text:anchor-type="page" text:anchor-page-number="7" draw:z-index="1175" draw:style-name="gr12" draw:text-style-name="P3" svg:width="1.313in" svg:height="0.6571in" svg:x="3.5516in" svg:y="4.0051in" svg:viewBox="0 0 3336 1670" draw:points="1666,1670 0,1670 0,0 3336,0 3336,1670">
        <text:p/>
      </draw:polygon>
      <draw:frame text:anchor-type="page" text:anchor-page-number="1" draw:z-index="1174" draw:style-name="gr1" draw:text-style-name="P2" svg:width="0.0642in" svg:height="0.1453in" svg:x="3.5244in" svg:y="6.2646in">
        <draw:text-box>
          <text:p><text:span text:style-name="T6">¨</text:span></text:p>
        </draw:text-box>
      </draw:frame>
      <draw:frame text:anchor-type="page" text:anchor-page-number="5" draw:z-index="1173" draw:style-name="gr1" draw:text-style-name="P2" svg:width="0.0713in" svg:height="0.1622in" svg:x="2.8602in" svg:y="4.3772in">
        <draw:text-box>
          <text:p><text:span text:style-name="T3">¨</text:span></text:p>
        </draw:text-box>
      </draw:frame>
      <draw:frame text:anchor-type="page" text:anchor-page-number="4" draw:z-index="1172" draw:style-name="gr1" draw:text-style-name="P2" svg:width="0.235in" svg:height="0.1622in" svg:x="3.6134in" svg:y="3.3744in">
        <draw:text-box>
          <text:p><text:span text:style-name="T3">oisi</text:span></text:p>
        </draw:text-box>
      </draw:frame>
      <draw:frame text:anchor-type="page" text:anchor-page-number="10" draw:z-index="1171" draw:style-name="gr1" draw:text-style-name="P2" svg:width="0.0713in" svg:height="0.1622in" svg:x="5.2417in" svg:y="2.911in">
        <draw:text-box>
          <text:p><text:span text:style-name="T3">¨</text:span></text:p>
        </draw:text-box>
      </draw:frame>
      <draw:frame text:anchor-type="page" text:anchor-page-number="2" draw:z-index="1170" draw:style-name="gr1" draw:text-style-name="P2" svg:width="0.0713in" svg:height="0.1622in" svg:x="3.6543in" svg:y="3.2437in">
        <draw:text-box>
          <text:p><text:span text:style-name="T3">¨</text:span></text:p>
        </draw:text-box>
      </draw:frame>
      <draw:frame text:anchor-type="page" text:anchor-page-number="12" draw:z-index="1169" draw:style-name="gr1" draw:text-style-name="P2" svg:width="0.0713in" svg:height="0.1622in" svg:x="4.3417in" svg:y="5.139in">
        <draw:text-box>
          <text:p><text:span text:style-name="T3">¨</text:span></text:p>
        </draw:text-box>
      </draw:frame>
      <draw:line text:anchor-type="page" text:anchor-page-number="8" draw:z-index="1168" draw:style-name="gr29" draw:text-style-name="P2" svg:x1="3.4772in" svg:y1="3.9429in" svg:x2="3.8642in" svg:y2="3.9429in">
        <text:p/>
      </draw:line>
      <draw:frame text:anchor-type="page" text:anchor-page-number="6" draw:z-index="1167" draw:style-name="gr1" draw:text-style-name="P2" svg:width="0.0713in" svg:height="0.1622in" svg:x="4.5575in" svg:y="2.7453in">
        <draw:text-box>
          <text:p><text:span text:style-name="T3">¨</text:span></text:p>
        </draw:text-box>
      </draw:frame>
      <draw:frame text:anchor-type="page" text:anchor-page-number="9" draw:z-index="1166" draw:style-name="gr1" draw:text-style-name="P2" svg:width="0.285in" svg:height="0.1622in" svg:x="3.1256in" svg:y="3.6661in">
        <draw:text-box>
          <text:p><text:span text:style-name="T3">akki</text:span></text:p>
        </draw:text-box>
      </draw:frame>
      <draw:frame text:anchor-type="page" text:anchor-page-number="14" draw:z-index="1165" draw:style-name="gr1" draw:text-style-name="P2" svg:width="3.2894in" svg:height="0.1622in" svg:x="2.2035in" svg:y="7.8457in">
        <draw:text-box>
          <text:p><text:span text:style-name="T3">https://en.wikipedia.org/wiki/Fan-out_(software)</text:span></text:p>
        </draw:text-box>
      </draw:frame>
      <draw:frame text:anchor-type="page" text:anchor-page-number="3" draw:z-index="1164" draw:style-name="gr1" draw:text-style-name="P2" svg:width="0.0713in" svg:height="0.1622in" svg:x="3.648in" svg:y="4.2398in">
        <draw:text-box>
          <text:p><text:span text:style-name="T3">¨</text:span></text:p>
        </draw:text-box>
      </draw:frame>
      <draw:frame text:anchor-type="page" text:anchor-page-number="4" draw:z-index="1163" draw:style-name="gr1" draw:text-style-name="P2" svg:width="0.0713in" svg:height="0.1622in" svg:x="3.6134in" svg:y="3.3807in">
        <draw:text-box>
          <text:p><text:span text:style-name="T3">¨</text:span></text:p>
        </draw:text-box>
      </draw:frame>
      <draw:line text:anchor-type="page" text:anchor-page-number="7" draw:z-index="1162" draw:style-name="gr10" draw:text-style-name="P2" svg:x1="4.7917in" svg:y1="5.3185in" svg:x2="4.6772in" svg:y2="5.0898in">
        <text:p/>
      </draw:line>
      <draw:frame text:anchor-type="page" text:anchor-page-number="5" draw:z-index="1161" draw:style-name="gr1" draw:text-style-name="P2" svg:width="0.1685in" svg:height="0.1622in" svg:x="2.7181in" svg:y="4.3709in">
        <draw:text-box>
          <text:p><text:span text:style-name="T3">av</text:span></text:p>
        </draw:text-box>
      </draw:frame>
      <draw:frame text:anchor-type="page" text:anchor-page-number="9" draw:z-index="1160" draw:style-name="gr1" draw:text-style-name="P2" svg:width="0.0713in" svg:height="0.1622in" svg:x="3.1256in" svg:y="3.672in">
        <draw:text-box>
          <text:p><text:span text:style-name="T3">¨</text:span></text:p>
        </draw:text-box>
      </draw:frame>
      <draw:polygon text:anchor-type="page" text:anchor-page-number="8" draw:z-index="1159" draw:style-name="gr7" draw:text-style-name="P4" svg:width="0.0929in" svg:height="0.061in" draw:transform="rotate (-1.5707963267949) translate (3.84488188976378in 3.91259842519685in)" svg:viewBox="0 0 237 156" draw:points="237,77 0,156 0,0">
        <text:p/>
      </draw:polygon>
      <draw:frame text:anchor-type="page" text:anchor-page-number="3" draw:z-index="1158" draw:style-name="gr1" draw:text-style-name="P2" svg:width="0.4185in" svg:height="0.1622in" svg:x="3.2181in" svg:y="4.2339in">
        <draw:text-box>
          <text:p><text:span text:style-name="T3">Jotta t</text:span></text:p>
        </draw:text-box>
      </draw:frame>
      <draw:frame text:anchor-type="page" text:anchor-page-number="14" draw:z-index="1157" draw:style-name="gr1" draw:text-style-name="P2" svg:width="2.1185in" svg:height="0.1622in" svg:x="2.2783in" svg:y="7.6799in">
        <draw:text-box>
          <text:p><text:span text:style-name="T1">aytyminen (laajalle)</text:span><text:span text:style-name="T3"> Fan-out</text:span></text:p>
        </draw:text-box>
      </draw:frame>
      <draw:frame text:anchor-type="page" text:anchor-page-number="1" draw:z-index="1156" draw:style-name="gr1" draw:text-style-name="P2" svg:width="0.3516in" svg:height="0.1453in" svg:x="3.2083in" svg:y="6.2591in">
        <draw:text-box>
          <text:p><text:span text:style-name="T6">a, my</text:span></text:p>
        </draw:text-box>
      </draw:frame>
      <draw:frame text:anchor-type="page" text:anchor-page-number="2" draw:z-index="1155" draw:style-name="gr1" draw:text-style-name="P2" svg:width="2.0531in" svg:height="0.1622in" svg:x="1.8575in" svg:y="3.2374in">
        <draw:text-box>
          <text:p><text:span text:style-name="T3">suorittamiseen jonkin viestint</text:span></text:p>
        </draw:text-box>
      </draw:frame>
      <draw:frame text:anchor-type="page" text:anchor-page-number="12" draw:z-index="1154" draw:style-name="gr1" draw:text-style-name="P2" svg:width="0.2614in" svg:height="0.1622in" svg:x="4.1189in" svg:y="5.1327in">
        <draw:text-box>
          <text:p><text:span text:style-name="T3">ann</text:span></text:p>
        </draw:text-box>
      </draw:frame>
      <draw:frame text:anchor-type="page" text:anchor-page-number="10" draw:z-index="1153" draw:style-name="gr1" draw:text-style-name="P2" svg:width="0.3677in" svg:height="0.1622in" svg:x="4.9256in" svg:y="2.9055in">
        <draw:text-box>
          <text:p><text:span text:style-name="T3">ahett</text:span></text:p>
        </draw:text-box>
      </draw:frame>
      <draw:frame text:anchor-type="page" text:anchor-page-number="6" draw:z-index="1152" draw:style-name="gr1" draw:text-style-name="P2" svg:width="0.0862in" svg:height="0.1622in" svg:x="4.489in" svg:y="2.7398in">
        <draw:text-box>
          <text:p><text:span text:style-name="T3">a</text:span></text:p>
        </draw:text-box>
      </draw:frame>
      <draw:frame text:anchor-type="page" text:anchor-page-number="9" draw:z-index="1151" draw:style-name="gr1" draw:text-style-name="P2" svg:width="0.2252in" svg:height="0.1622in" svg:x="2.9256in" svg:y="3.6661in">
        <draw:text-box>
          <text:p><text:span text:style-name="T3">yht</text:span></text:p>
        </draw:text-box>
      </draw:frame>
      <draw:frame text:anchor-type="page" text:anchor-page-number="2" draw:z-index="1150" draw:style-name="gr1" draw:text-style-name="P2" svg:width="2.0059in" svg:height="0.1622in" svg:x="4.889in" svg:y="3.0717in">
        <draw:text-box>
          <text:p><text:span text:style-name="T3">a valuuttaa, mutta maksujen</text:span></text:p>
        </draw:text-box>
      </draw:frame>
      <draw:frame text:anchor-type="page" text:anchor-page-number="1" draw:z-index="1149" draw:style-name="gr1" draw:text-style-name="P2" svg:width="0.0642in" svg:height="0.1453in" svg:x="3.2083in" svg:y="6.2646in">
        <draw:text-box>
          <text:p><text:span text:style-name="T6">¨</text:span></text:p>
        </draw:text-box>
      </draw:frame>
      <draw:polygon text:anchor-type="page" text:anchor-page-number="7" draw:z-index="1148" draw:style-name="gr7" draw:text-style-name="P4" svg:width="0.0657in" svg:height="0.0913in" draw:transform="rotate (-1.5707963267949) translate (4.64488188976378in 5.02677165354331in)" svg:viewBox="0 0 168 233" draw:points="0,0 168,167 36,233">
        <text:p/>
      </draw:polygon>
      <draw:frame text:anchor-type="page" text:anchor-page-number="5" draw:z-index="1147" draw:style-name="gr1" draw:text-style-name="P2" svg:width="0.0713in" svg:height="0.1622in" svg:x="2.7181in" svg:y="4.3772in">
        <draw:text-box>
          <text:p><text:span text:style-name="T3">¨</text:span></text:p>
        </draw:text-box>
      </draw:frame>
      <draw:frame text:anchor-type="page" text:anchor-page-number="3" draw:z-index="1146" draw:style-name="gr1" draw:text-style-name="P2" svg:width="0.6043in" svg:height="0.1622in" svg:x="2.6201in" svg:y="4.2339in">
        <draw:text-box>
          <text:p><text:span text:style-name="T3">a perille.</text:span></text:p>
        </draw:text-box>
      </draw:frame>
      <draw:frame text:anchor-type="page" text:anchor-page-number="6" draw:z-index="1145" draw:style-name="gr1" draw:text-style-name="P2" svg:width="0.0713in" svg:height="0.1622in" svg:x="4.489in" svg:y="2.7453in">
        <draw:text-box>
          <text:p><text:span text:style-name="T3">¨</text:span></text:p>
        </draw:text-box>
      </draw:frame>
      <draw:frame text:anchor-type="page" text:anchor-page-number="4" draw:z-index="1144" draw:style-name="gr1" draw:text-style-name="P2" svg:width="0.2768in" svg:height="0.1622in" svg:x="3.3634in" svg:y="3.3744in">
        <draw:text-box>
          <text:p><text:span text:style-name="T3">aytt</text:span></text:p>
        </draw:text-box>
      </draw:frame>
      <draw:frame text:anchor-type="page" text:anchor-page-number="12" draw:z-index="1143" draw:style-name="gr1" draw:text-style-name="P2" svg:width="0.0713in" svg:height="0.1622in" svg:x="4.1189in" svg:y="5.139in">
        <draw:text-box>
          <text:p><text:span text:style-name="T3">¨</text:span></text:p>
        </draw:text-box>
      </draw:frame>
      <draw:line text:anchor-type="page" text:anchor-page-number="8" draw:z-index="1142" draw:style-name="gr29" draw:text-style-name="P2" svg:x1="3.4772in" svg:y1="3.7134in" svg:x2="3.8642in" svg:y2="3.7134in">
        <text:p/>
      </draw:line>
      <draw:frame text:anchor-type="page" text:anchor-page-number="10" draw:z-index="1141" draw:style-name="gr1" draw:text-style-name="P2" svg:width="0.0713in" svg:height="0.1622in" svg:x="4.9256in" svg:y="2.911in">
        <draw:text-box>
          <text:p><text:span text:style-name="T3">¨</text:span></text:p>
        </draw:text-box>
      </draw:frame>
      <draw:frame text:anchor-type="page" text:anchor-page-number="14" draw:z-index="1140" draw:style-name="gr1" draw:text-style-name="P2" svg:width="0.0713in" svg:height="0.1622in" svg:x="2.2772in" svg:y="7.6866in">
        <draw:text-box>
          <text:p><text:span text:style-name="T1">¨</text:span></text:p>
        </draw:text-box>
      </draw:frame>
      <draw:frame text:anchor-type="page" text:anchor-page-number="6" draw:z-index="1139" draw:style-name="gr1" draw:text-style-name="P2" svg:width="0.8106in" svg:height="0.1622in" svg:x="3.7811in" svg:y="2.7398in">
        <draw:text-box>
          <text:p><text:span text:style-name="T3">a ja heikent</text:span></text:p>
        </draw:text-box>
      </draw:frame>
      <draw:frame text:anchor-type="page" text:anchor-page-number="9" draw:z-index="1138" draw:style-name="gr1" draw:text-style-name="P2" svg:width="0.2539in" svg:height="0.1622in" svg:x="2.6453in" svg:y="3.6661in">
        <draw:text-box>
          <text:p><text:span text:style-name="T3">a ei</text:span></text:p>
        </draw:text-box>
      </draw:frame>
      <draw:frame text:anchor-type="page" text:anchor-page-number="14" draw:z-index="1137" draw:style-name="gr1" draw:text-style-name="P2" svg:width="0.4531in" svg:height="0.1622in" svg:x="1.8575in" svg:y="7.6799in">
        <draw:text-box>
          <text:p><text:span text:style-name="T1">Levitt</text:span></text:p>
        </draw:text-box>
      </draw:frame>
      <draw:polygon text:anchor-type="page" text:anchor-page-number="8" draw:z-index="1136" draw:style-name="gr7" draw:text-style-name="P4" svg:width="0.0929in" svg:height="0.061in" draw:transform="rotate (-1.5707963267949) translate (3.84488188976378in 3.68307086614173in)" svg:viewBox="0 0 237 156" draw:points="237,77 0,156 0,0">
        <text:p/>
      </draw:polygon>
      <draw:frame text:anchor-type="page" text:anchor-page-number="1" draw:z-index="1135" draw:style-name="gr1" draw:text-style-name="P2" svg:width="0.7539in" svg:height="0.1453in" svg:x="2.5583in" svg:y="6.2591in">
        <draw:text-box>
          <text:p><text:span text:style-name="T6">arjestyksest</text:span></text:p>
        </draw:text-box>
      </draw:frame>
      <draw:frame text:anchor-type="page" text:anchor-page-number="3" draw:z-index="1134" draw:style-name="gr1" draw:text-style-name="P2" svg:width="0.0713in" svg:height="0.1622in" svg:x="2.6201in" svg:y="4.2398in">
        <draw:text-box>
          <text:p><text:span text:style-name="T3">¨</text:span></text:p>
        </draw:text-box>
      </draw:frame>
      <draw:frame text:anchor-type="page" text:anchor-page-number="5" draw:z-index="1133" draw:style-name="gr1" draw:text-style-name="P2" svg:width="0.7134in" svg:height="0.1622in" svg:x="2.0654in" svg:y="4.3709in">
        <draw:text-box>
          <text:p><text:span text:style-name="T3">Solmut pit</text:span></text:p>
        </draw:text-box>
      </draw:frame>
      <draw:frame text:anchor-type="page" text:anchor-page-number="10" draw:z-index="1132" draw:style-name="gr1" draw:text-style-name="P2" svg:width="0.1689in" svg:height="0.1622in" svg:x="4.7744in" svg:y="2.9055in">
        <draw:text-box>
          <text:p><text:span text:style-name="T3">a l</text:span></text:p>
        </draw:text-box>
      </draw:frame>
      <draw:frame text:anchor-type="page" text:anchor-page-number="4" draw:z-index="1131" draw:style-name="gr1" draw:text-style-name="P2" svg:width="0.0713in" svg:height="0.1622in" svg:x="3.3634in" svg:y="3.3807in">
        <draw:text-box>
          <text:p><text:span text:style-name="T3">¨</text:span></text:p>
        </draw:text-box>
      </draw:frame>
      <draw:frame text:anchor-type="page" text:anchor-page-number="2" draw:z-index="1130" draw:style-name="gr1" draw:text-style-name="P2" svg:width="0.0713in" svg:height="0.1622in" svg:x="4.889in" svg:y="3.078in">
        <draw:text-box>
          <text:p><text:span text:style-name="T3">¨</text:span></text:p>
        </draw:text-box>
      </draw:frame>
      <draw:line text:anchor-type="page" text:anchor-page-number="7" draw:z-index="1129" draw:style-name="gr10" draw:text-style-name="P2" svg:x1="4.3535in" svg:y1="5.3185in" svg:x2="4.4681in" svg:y2="5.0898in">
        <text:p/>
      </draw:line>
      <draw:frame text:anchor-type="page" text:anchor-page-number="12" draw:z-index="1128" draw:style-name="gr1" draw:text-style-name="P2" svg:width="0.2224in" svg:height="0.1622in" svg:x="3.922in" svg:y="5.1327in">
        <draw:text-box>
          <text:p><text:span text:style-name="T3">ayt</text:span></text:p>
        </draw:text-box>
      </draw:frame>
      <draw:frame text:anchor-type="page" text:anchor-page-number="8" draw:z-index="1127" draw:style-name="gr1" draw:text-style-name="P2" svg:width="0.2398in" svg:height="0.1122in" svg:x="4.3346in" svg:y="3.6598in">
        <draw:text-box>
          <text:p><text:span text:style-name="T12">Tulos</text:span></text:p>
        </draw:text-box>
      </draw:frame>
      <draw:frame text:anchor-type="page" text:anchor-page-number="3" draw:z-index="1126" draw:style-name="gr1" draw:text-style-name="P2" svg:width="0.3697in" svg:height="0.1622in" svg:x="2.3193in" svg:y="4.2339in">
        <draw:text-box>
          <text:p><text:span text:style-name="T3">aisen</text:span></text:p>
        </draw:text-box>
      </draw:frame>
      <draw:frame text:anchor-type="page" text:anchor-page-number="4" draw:z-index="1125" draw:style-name="gr1" draw:text-style-name="P2" svg:width="0.4378in" svg:height="0.1622in" svg:x="2.9827in" svg:y="3.3744in">
        <draw:text-box>
          <text:p><text:span text:style-name="T3">kertak</text:span></text:p>
        </draw:text-box>
      </draw:frame>
      <draw:frame text:anchor-type="page" text:anchor-page-number="9" draw:z-index="1124" draw:style-name="gr1" draw:text-style-name="P2" svg:width="0.0713in" svg:height="0.1622in" svg:x="2.6453in" svg:y="3.672in">
        <draw:text-box>
          <text:p><text:span text:style-name="T3">¨</text:span></text:p>
        </draw:text-box>
      </draw:frame>
      <draw:frame text:anchor-type="page" text:anchor-page-number="6" draw:z-index="1123" draw:style-name="gr1" draw:text-style-name="P2" svg:width="0.0713in" svg:height="0.1622in" svg:x="3.7811in" svg:y="2.7453in">
        <draw:text-box>
          <text:p><text:span text:style-name="T3">¨</text:span></text:p>
        </draw:text-box>
      </draw:frame>
      <draw:frame text:anchor-type="page" text:anchor-page-number="14" draw:z-index="1122" draw:style-name="gr1" draw:text-style-name="P2" svg:width="0.1776in" svg:height="0.1622in" svg:x="2.2035in" svg:y="7.4102in">
        <draw:text-box>
          <text:p><text:span text:style-name="T3">12</text:span></text:p>
        </draw:text-box>
      </draw:frame>
      <draw:frame text:anchor-type="page" text:anchor-page-number="10" draw:z-index="1121" draw:style-name="gr1" draw:text-style-name="P2" svg:width="0.0713in" svg:height="0.1622in" svg:x="4.7744in" svg:y="2.911in">
        <draw:text-box>
          <text:p><text:span text:style-name="T3">¨</text:span></text:p>
        </draw:text-box>
      </draw:frame>
      <draw:frame text:anchor-type="page" text:anchor-page-number="1" draw:z-index="1120" draw:style-name="gr1" draw:text-style-name="P2" svg:width="0.0642in" svg:height="0.1453in" svg:x="2.5583in" svg:y="6.2646in">
        <draw:text-box>
          <text:p><text:span text:style-name="T6">¨</text:span></text:p>
        </draw:text-box>
      </draw:frame>
      <draw:frame text:anchor-type="page" text:anchor-page-number="2" draw:z-index="1119" draw:style-name="gr1" draw:text-style-name="P2" svg:width="0.5768in" svg:height="0.1622in" svg:x="4.3874in" svg:y="3.0717in">
        <draw:text-box>
          <text:p><text:span text:style-name="T3">a fyysist</text:span></text:p>
        </draw:text-box>
      </draw:frame>
      <draw:frame text:anchor-type="page" text:anchor-page-number="5" draw:z-index="1118" draw:style-name="gr1" draw:text-style-name="P2" svg:width="0.2925in" svg:height="0.1622in" svg:x="4.8154in" svg:y="4.0665in">
        <draw:text-box>
          <text:p><text:span text:style-name="T3">alle.</text:span></text:p>
        </draw:text-box>
      </draw:frame>
      <draw:polygon text:anchor-type="page" text:anchor-page-number="7" draw:z-index="1117" draw:style-name="gr7" draw:text-style-name="P4" svg:width="0.0654in" svg:height="0.0913in" draw:transform="rotate (-1.5707963267949) translate (4.43464566929134in 5.02677165354331in)" svg:viewBox="0 0 167 233" draw:points="167,0 134,233 0,167">
        <text:p/>
      </draw:polygon>
      <draw:frame text:anchor-type="page" text:anchor-page-number="12" draw:z-index="1116" draw:style-name="gr1" draw:text-style-name="P2" svg:width="0.0713in" svg:height="0.1622in" svg:x="3.922in" svg:y="5.139in">
        <draw:text-box>
          <text:p><text:span text:style-name="T3">¨</text:span></text:p>
        </draw:text-box>
      </draw:frame>
      <draw:frame text:anchor-type="page" text:anchor-page-number="3" draw:z-index="1115" draw:style-name="gr1" draw:text-style-name="P2" svg:width="0.0713in" svg:height="0.1622in" svg:x="2.3193in" svg:y="4.2398in">
        <draw:text-box>
          <text:p><text:span text:style-name="T3">¨</text:span></text:p>
        </draw:text-box>
      </draw:frame>
      <draw:frame text:anchor-type="page" text:anchor-page-number="6" draw:z-index="1114" draw:style-name="gr1" draw:text-style-name="P2" svg:width="0.0862in" svg:height="0.1622in" svg:x="3.7126in" svg:y="2.7398in">
        <draw:text-box>
          <text:p><text:span text:style-name="T3">a</text:span></text:p>
        </draw:text-box>
      </draw:frame>
      <draw:frame text:anchor-type="page" text:anchor-page-number="7" draw:z-index="1113" draw:style-name="gr1" draw:text-style-name="P2" svg:width="0.3807in" svg:height="0.1071in" svg:x="4.6402in" svg:y="5.348in">
        <draw:text-box>
          <text:p><text:span text:style-name="T13">Tiiviste3</text:span></text:p>
        </draw:text-box>
      </draw:frame>
      <draw:frame text:anchor-type="page" text:anchor-page-number="1" draw:z-index="1112" draw:style-name="gr1" draw:text-style-name="P2" svg:width="0.3862in" svg:height="0.1453in" svg:x="2.2035in" svg:y="6.2591in">
        <draw:text-box>
          <text:p><text:span text:style-name="T6">mien j</text:span></text:p>
        </draw:text-box>
      </draw:frame>
      <draw:frame text:anchor-type="page" text:anchor-page-number="10" draw:z-index="1111" draw:style-name="gr1" draw:text-style-name="P2" svg:width="0.6567in" svg:height="0.1622in" svg:x="4.2161in" svg:y="2.9055in">
        <draw:text-box>
          <text:p><text:span text:style-name="T3">an se, ett</text:span></text:p>
        </draw:text-box>
      </draw:frame>
      <draw:frame text:anchor-type="page" text:anchor-page-number="2" draw:z-index="1110" draw:style-name="gr1" draw:text-style-name="P2" svg:width="0.0713in" svg:height="0.1622in" svg:x="4.3874in" svg:y="3.078in">
        <draw:text-box>
          <text:p><text:span text:style-name="T3">¨</text:span></text:p>
        </draw:text-box>
      </draw:frame>
      <draw:frame text:anchor-type="page" text:anchor-page-number="5" draw:z-index="1109" draw:style-name="gr1" draw:text-style-name="P2" svg:width="0.0713in" svg:height="0.1622in" svg:x="4.8154in" svg:y="4.072in">
        <draw:text-box>
          <text:p><text:span text:style-name="T3">¨</text:span></text:p>
        </draw:text-box>
      </draw:frame>
      <draw:frame text:anchor-type="page" text:anchor-page-number="4" draw:z-index="1108" draw:style-name="gr1" draw:text-style-name="P2" svg:width="1.1953in" svg:height="0.1622in" svg:x="1.8575in" svg:y="3.3744in">
        <draw:text-box>
          <text:p><text:span text:style-name="T3">koon nonsseja eli</text:span></text:p>
        </draw:text-box>
      </draw:frame>
      <draw:frame text:anchor-type="page" text:anchor-page-number="9" draw:z-index="1107" draw:style-name="gr1" draw:text-style-name="P2" svg:width="0.6512in" svg:height="0.1622in" svg:x="2.0945in" svg:y="3.6661in">
        <draw:text-box>
          <text:p><text:span text:style-name="T3">arjestelm</text:span></text:p>
        </draw:text-box>
      </draw:frame>
      <draw:frame text:anchor-type="page" text:anchor-page-number="14" draw:z-index="1106" draw:style-name="gr1" draw:text-style-name="P2" svg:width="3.463in" svg:height="0.1622in" svg:x="2.2035in" svg:y="7.2437in">
        <draw:text-box>
          <text:p><text:span text:style-name="T3">https://fi.wikipedia.org/wiki/Konsensus-ptksenteko</text:span></text:p>
        </draw:text-box>
      </draw:frame>
      <draw:frame text:anchor-type="page" text:anchor-page-number="12" draw:z-index="1105" draw:style-name="gr1" draw:text-style-name="P2" svg:width="0.1661in" svg:height="0.1622in" svg:x="3.7807in" svg:y="5.1327in">
        <draw:text-box>
          <text:p><text:span text:style-name="T3">ak</text:span></text:p>
        </draw:text-box>
      </draw:frame>
      <draw:frame text:anchor-type="page" text:anchor-page-number="3" draw:z-index="1104" draw:style-name="gr1" draw:text-style-name="P2" svg:width="0.5539in" svg:height="0.1622in" svg:x="1.8575in" svg:y="4.2339in">
        <draw:text-box>
          <text:p><text:span text:style-name="T3">ensimm</text:span></text:p>
        </draw:text-box>
      </draw:frame>
      <draw:polygon text:anchor-type="page" text:anchor-page-number="8" draw:z-index="1103" draw:style-name="gr30" draw:text-style-name="P3" svg:width="0.2772in" svg:height="0.1535in" svg:x="4.3205in" svg:y="3.8657in" svg:viewBox="0 0 705 391" draw:points="354,391 0,391 0,0 705,0 705,391">
        <text:p/>
      </draw:polygon>
      <draw:frame text:anchor-type="page" text:anchor-page-number="6" draw:z-index="1102" draw:style-name="gr1" draw:text-style-name="P2" svg:width="0.0713in" svg:height="0.1622in" svg:x="3.7126in" svg:y="2.7453in">
        <draw:text-box>
          <text:p><text:span text:style-name="T3">¨</text:span></text:p>
        </draw:text-box>
      </draw:frame>
      <draw:frame text:anchor-type="page" text:anchor-page-number="14" draw:z-index="1101" draw:style-name="gr1" draw:text-style-name="P2" svg:width="1.5913in" svg:height="0.1622in" svg:x="3.3874in" svg:y="7.078in">
        <draw:text-box>
          <text:p><text:span text:style-name="T3">Consensus mechanism</text:span></text:p>
        </draw:text-box>
      </draw:frame>
      <draw:frame text:anchor-type="page" text:anchor-page-number="10" draw:z-index="1100" draw:style-name="gr1" draw:text-style-name="P2" svg:width="0.0713in" svg:height="0.1622in" svg:x="4.2161in" svg:y="2.911in">
        <draw:text-box>
          <text:p><text:span text:style-name="T3">¨</text:span></text:p>
        </draw:text-box>
      </draw:frame>
      <draw:frame text:anchor-type="page" text:anchor-page-number="4" draw:z-index="1099" draw:style-name="gr1" draw:text-style-name="P2" svg:width="0.3913in" svg:height="0.1622in" svg:x="6.2752in" svg:y="3.2083in">
        <draw:text-box>
          <text:p><text:span text:style-name="T3">a loh-</text:span></text:p>
        </draw:text-box>
      </draw:frame>
      <draw:frame text:anchor-type="page" text:anchor-page-number="5" draw:z-index="1098" draw:style-name="gr1" draw:text-style-name="P2" svg:width="0.0862in" svg:height="0.1622in" svg:x="4.7457in" svg:y="4.0665in">
        <draw:text-box>
          <text:p><text:span text:style-name="T3">a</text:span></text:p>
        </draw:text-box>
      </draw:frame>
      <draw:polygon text:anchor-type="page" text:anchor-page-number="7" draw:z-index="1097" draw:style-name="gr31" draw:text-style-name="P2" svg:width="0.5484in" svg:height="0.1461in" svg:x="4.3535in" svg:y="4.8807in" svg:viewBox="0 0 1394 372" draw:points="699,372 0,372 0,0 1394,0 1394,372">
        <text:p/>
      </draw:polygon>
      <draw:frame text:anchor-type="page" text:anchor-page-number="2" draw:z-index="1096" draw:style-name="gr1" draw:text-style-name="P2" svg:width="0.1634in" svg:height="0.1622in" svg:x="4.2417in" svg:y="3.0717in">
        <draw:text-box>
          <text:p><text:span text:style-name="T3">all</text:span></text:p>
        </draw:text-box>
      </draw:frame>
      <draw:frame text:anchor-type="page" text:anchor-page-number="1" draw:z-index="1095" draw:style-name="gr1" draw:text-style-name="P2" svg:width="1.2323in" svg:height="0.1453in" svg:x="5.1846in" svg:y="6.1071in">
        <draw:text-box>
          <text:p><text:span text:style-name="T6">todisteena tapahtu-</text:span></text:p>
        </draw:text-box>
      </draw:frame>
      <draw:frame text:anchor-type="page" text:anchor-page-number="9" draw:z-index="1094" draw:style-name="gr1" draw:text-style-name="P2" svg:width="0.0713in" svg:height="0.1622in" svg:x="2.0945in" svg:y="3.672in">
        <draw:text-box>
          <text:p><text:span text:style-name="T3">¨</text:span></text:p>
        </draw:text-box>
      </draw:frame>
      <draw:frame text:anchor-type="page" text:anchor-page-number="12" draw:z-index="1093" draw:style-name="gr1" draw:text-style-name="P2" svg:width="0.0713in" svg:height="0.1622in" svg:x="3.7807in" svg:y="5.139in">
        <draw:text-box>
          <text:p><text:span text:style-name="T3">¨</text:span></text:p>
        </draw:text-box>
      </draw:frame>
      <draw:polygon text:anchor-type="page" text:anchor-page-number="7" draw:z-index="1092" draw:style-name="gr4" draw:text-style-name="P3" svg:width="0.4378in" svg:height="0.1461in" draw:transform="rotate (-1.5707963267949) translate (4.35354330708661in 4.88070866141732in)" svg:viewBox="0 0 1113 372" draw:points="558,372 0,372 0,0 1113,0 1113,372">
        <text:p/>
      </draw:polygon>
      <draw:frame text:anchor-type="page" text:anchor-page-number="8" draw:z-index="1091" draw:style-name="gr1" draw:text-style-name="P2" svg:width="0.2724in" svg:height="0.1122in" svg:x="3.972in" svg:y="3.6598in">
        <draw:text-box>
          <text:p><text:span text:style-name="T12">Syöte</text:span></text:p>
        </draw:text-box>
      </draw:frame>
      <draw:frame text:anchor-type="page" text:anchor-page-number="1" draw:z-index="1090" draw:style-name="gr1" draw:text-style-name="P2" svg:width="0.3394in" svg:height="0.1453in" svg:x="4.8307in" svg:y="6.1071in">
        <draw:text-box>
          <text:p><text:span text:style-name="T6">paitsi</text:span></text:p>
        </draw:text-box>
      </draw:frame>
      <draw:frame text:anchor-type="page" text:anchor-page-number="2" draw:z-index="1089" draw:style-name="gr1" draw:text-style-name="P2" svg:width="0.0713in" svg:height="0.1622in" svg:x="4.2417in" svg:y="3.078in">
        <draw:text-box>
          <text:p><text:span text:style-name="T3">¨</text:span></text:p>
        </draw:text-box>
      </draw:frame>
      <draw:frame text:anchor-type="page" text:anchor-page-number="3" draw:z-index="1088" draw:style-name="gr1" draw:text-style-name="P2" svg:width="0.9925in" svg:height="0.1622in" svg:x="5.7374in" svg:y="4.0681in">
        <draw:text-box>
          <text:p><text:span text:style-name="T3">a on saapunut</text:span></text:p>
        </draw:text-box>
      </draw:frame>
      <draw:frame text:anchor-type="page" text:anchor-page-number="5" draw:z-index="1087" draw:style-name="gr1" draw:text-style-name="P2" svg:width="0.0713in" svg:height="0.1622in" svg:x="4.7457in" svg:y="4.072in">
        <draw:text-box>
          <text:p><text:span text:style-name="T3">¨</text:span></text:p>
        </draw:text-box>
      </draw:frame>
      <draw:frame text:anchor-type="page" text:anchor-page-number="12" draw:z-index="1086" draw:style-name="gr1" draw:text-style-name="P2" svg:width="0.1748in" svg:height="0.1622in" svg:x="3.6417in" svg:y="5.1327in">
        <draw:text-box>
          <text:p><text:span text:style-name="T3">ep</text:span></text:p>
        </draw:text-box>
      </draw:frame>
      <draw:frame text:anchor-type="page" text:anchor-page-number="6" draw:z-index="1085" draw:style-name="gr1" draw:text-style-name="P2" svg:width="0.6512in" svg:height="0.1622in" svg:x="3.161in" svg:y="2.7398in">
        <draw:text-box>
          <text:p><text:span text:style-name="T3">arjestelm</text:span></text:p>
        </draw:text-box>
      </draw:frame>
      <draw:frame text:anchor-type="page" text:anchor-page-number="10" draw:z-index="1084" draw:style-name="gr1" draw:text-style-name="P2" svg:width="0.0862in" svg:height="0.1622in" svg:x="4.1465in" svg:y="2.9055in">
        <draw:text-box>
          <text:p><text:span text:style-name="T3">a</text:span></text:p>
        </draw:text-box>
      </draw:frame>
      <draw:frame text:anchor-type="page" text:anchor-page-number="9" draw:z-index="1083" draw:style-name="gr1" draw:text-style-name="P2" svg:width="0.2441in" svg:height="0.1622in" svg:x="1.8575in" svg:y="3.6661in">
        <draw:text-box>
          <text:p><text:span text:style-name="T3">ko j</text:span></text:p>
        </draw:text-box>
      </draw:frame>
      <draw:frame text:anchor-type="page" text:anchor-page-number="14" draw:z-index="1082" draw:style-name="gr1" draw:text-style-name="P2" svg:width="1.6795in" svg:height="0.1622in" svg:x="1.8575in" svg:y="7.078in">
        <draw:text-box>
          <text:p><text:span text:style-name="T1">Konsensusmekanismi</text:span></text:p>
        </draw:text-box>
      </draw:frame>
      <draw:frame text:anchor-type="page" text:anchor-page-number="4" draw:z-index="1081" draw:style-name="gr1" draw:text-style-name="P2" svg:width="0.0713in" svg:height="0.1622in" svg:x="6.2752in" svg:y="3.2146in">
        <draw:text-box>
          <text:p><text:span text:style-name="T3">¨</text:span></text:p>
        </draw:text-box>
      </draw:frame>
      <draw:frame text:anchor-type="page" text:anchor-page-number="5" draw:z-index="1080" draw:style-name="gr1" draw:text-style-name="P2" svg:width="1.8567in" svg:height="0.1622in" svg:x="3.1102in" svg:y="4.0665in">
        <draw:text-box>
          <text:p><text:span text:style-name="T3">aksytyn lohkon tiivisteen p</text:span></text:p>
        </draw:text-box>
      </draw:frame>
      <draw:frame text:anchor-type="page" text:anchor-page-number="4" draw:z-index="1079" draw:style-name="gr1" draw:text-style-name="P2" svg:width="0.1634in" svg:height="0.1622in" svg:x="6.1291in" svg:y="3.2083in">
        <draw:text-box>
          <text:p><text:span text:style-name="T3">all</text:span></text:p>
        </draw:text-box>
      </draw:frame>
      <draw:frame text:anchor-type="page" text:anchor-page-number="10" draw:z-index="1078" draw:style-name="gr1" draw:text-style-name="P2" svg:width="0.0713in" svg:height="0.1622in" svg:x="4.1465in" svg:y="2.911in">
        <draw:text-box>
          <text:p><text:span text:style-name="T3">¨</text:span></text:p>
        </draw:text-box>
      </draw:frame>
      <draw:frame text:anchor-type="page" text:anchor-page-number="2" draw:z-index="1077" draw:style-name="gr1" draw:text-style-name="P2" svg:width="0.2213in" svg:height="0.1622in" svg:x="4.0571in" svg:y="3.0717in">
        <draw:text-box>
          <text:p><text:span text:style-name="T3">am</text:span></text:p>
        </draw:text-box>
      </draw:frame>
      <draw:frame text:anchor-type="page" text:anchor-page-number="14" draw:z-index="1076" draw:style-name="gr1" draw:text-style-name="P2" svg:width="0.5106in" svg:height="0.1622in" svg:x="2.2035in" svg:y="6.8083in">
        <draw:text-box>
          <text:p><text:span text:style-name="T3">1–3, 12</text:span></text:p>
        </draw:text-box>
      </draw:frame>
      <draw:frame text:anchor-type="page" text:anchor-page-number="6" draw:z-index="1075" draw:style-name="gr1" draw:text-style-name="P2" svg:width="0.0713in" svg:height="0.1622in" svg:x="3.161in" svg:y="2.7453in">
        <draw:text-box>
          <text:p><text:span text:style-name="T3">¨</text:span></text:p>
        </draw:text-box>
      </draw:frame>
      <draw:frame text:anchor-type="page" text:anchor-page-number="3" draw:z-index="1074" draw:style-name="gr1" draw:text-style-name="P2" svg:width="0.0713in" svg:height="0.1622in" svg:x="5.7374in" svg:y="4.0736in">
        <draw:text-box>
          <text:p><text:span text:style-name="T3">¨</text:span></text:p>
        </draw:text-box>
      </draw:frame>
      <draw:frame text:anchor-type="page" text:anchor-page-number="9" draw:z-index="1073" draw:style-name="gr1" draw:text-style-name="P2" svg:width="0.3862in" svg:height="0.1622in" svg:x="6.2929in" svg:y="3.5in">
        <draw:text-box>
          <text:p><text:span text:style-name="T3">a, ko-</text:span></text:p>
        </draw:text-box>
      </draw:frame>
      <draw:frame text:anchor-type="page" text:anchor-page-number="12" draw:z-index="1072" draw:style-name="gr1" draw:text-style-name="P2" svg:width="1.3449in" svg:height="0.1622in" svg:x="2.3992in" svg:y="5.1327in">
        <draw:text-box>
          <text:p><text:span text:style-name="T3">alle laskennallisesti</text:span></text:p>
        </draw:text-box>
      </draw:frame>
      <draw:frame text:anchor-type="page" text:anchor-page-number="1" draw:z-index="1071" draw:style-name="gr1" draw:text-style-name="P2" svg:width="1.0213in" svg:height="0.1453in" svg:x="3.7984in" svg:y="6.1071in">
        <draw:text-box>
          <text:p><text:span text:style-name="T6">Pisin ketju toimii</text:span></text:p>
        </draw:text-box>
      </draw:frame>
      <draw:frame text:anchor-type="page" text:anchor-page-number="7" draw:z-index="1070" draw:style-name="gr1" draw:text-style-name="P2" svg:width="0.3807in" svg:height="0.1071in" svg:x="4.1335in" svg:y="5.3492in">
        <draw:text-box>
          <text:p><text:span text:style-name="T13">Tiiviste2</text:span></text:p>
        </draw:text-box>
      </draw:frame>
      <draw:frame text:anchor-type="page" text:anchor-page-number="5" draw:z-index="1069" draw:style-name="gr1" draw:text-style-name="P2" svg:width="0.0713in" svg:height="0.1622in" svg:x="3.1102in" svg:y="4.072in">
        <draw:text-box>
          <text:p><text:span text:style-name="T3">¨</text:span></text:p>
        </draw:text-box>
      </draw:frame>
      <draw:frame text:anchor-type="page" text:anchor-page-number="4" draw:z-index="1068" draw:style-name="gr1" draw:text-style-name="P2" svg:width="0.0713in" svg:height="0.1622in" svg:x="6.1291in" svg:y="3.2146in">
        <draw:text-box>
          <text:p><text:span text:style-name="T3">¨</text:span></text:p>
        </draw:text-box>
      </draw:frame>
      <draw:frame text:anchor-type="page" text:anchor-page-number="10" draw:z-index="1067" draw:style-name="gr1" draw:text-style-name="P2" svg:width="0.4807in" svg:height="0.1622in" svg:x="3.7484in" svg:y="2.9055in">
        <draw:text-box>
          <text:p><text:span text:style-name="T3">a estet</text:span></text:p>
        </draw:text-box>
      </draw:frame>
      <draw:frame text:anchor-type="page" text:anchor-page-number="14" draw:z-index="1066" draw:style-name="gr1" draw:text-style-name="P2" svg:width="3.1748in" svg:height="0.1622in" svg:x="2.2035in" svg:y="6.6425in">
        <draw:text-box>
          <text:p><text:span text:style-name="T3">https://en.wikipedia.org/wiki/Double-spending</text:span></text:p>
        </draw:text-box>
      </draw:frame>
      <draw:frame text:anchor-type="page" text:anchor-page-number="6" draw:z-index="1065" draw:style-name="gr1" draw:text-style-name="P2" svg:width="1.4598in" svg:height="0.1622in" svg:x="1.8575in" svg:y="2.7398in">
        <draw:text-box>
          <text:p><text:span text:style-name="T3">kuin sabotoida koko j</text:span></text:p>
        </draw:text-box>
      </draw:frame>
      <draw:frame text:anchor-type="page" text:anchor-page-number="3" draw:z-index="1064" draw:style-name="gr1" draw:text-style-name="P2" svg:width="0.4213in" svg:height="0.1622in" svg:x="5.3425in" svg:y="4.0681in">
        <draw:text-box>
          <text:p><text:span text:style-name="T3">a niist</text:span></text:p>
        </draw:text-box>
      </draw:frame>
      <draw:polygon text:anchor-type="page" text:anchor-page-number="8" draw:z-index="1063" draw:style-name="gr30" draw:text-style-name="P3" svg:width="0.278in" svg:height="0.152in" svg:x="4.3205in" svg:y="3.6374in" svg:viewBox="0 0 707 387" draw:points="355,387 0,387 0,0 707,0 707,387">
        <text:p/>
      </draw:polygon>
      <draw:frame text:anchor-type="page" text:anchor-page-number="12" draw:z-index="1062" draw:style-name="gr1" draw:text-style-name="P2" svg:width="0.0713in" svg:height="0.1622in" svg:x="2.3992in" svg:y="5.139in">
        <draw:text-box>
          <text:p><text:span text:style-name="T3">¨</text:span></text:p>
        </draw:text-box>
      </draw:frame>
      <draw:polygon text:anchor-type="page" text:anchor-page-number="7" draw:z-index="1061" draw:style-name="gr32" draw:text-style-name="P2" svg:width="0.463in" svg:height="0.1465in" svg:x="4.5965in" svg:y="5.3181in" svg:viewBox="0 0 1177 373" draw:points="590,373 0,373 0,0 1177,0 1177,373">
        <text:p/>
      </draw:polygon>
      <draw:frame text:anchor-type="page" text:anchor-page-number="2" draw:z-index="1060" draw:style-name="gr1" draw:text-style-name="P2" svg:width="0.0713in" svg:height="0.1622in" svg:x="4.0571in" svg:y="3.078in">
        <draw:text-box>
          <text:p><text:span text:style-name="T3">¨</text:span></text:p>
        </draw:text-box>
      </draw:frame>
      <draw:frame text:anchor-type="page" text:anchor-page-number="1" draw:z-index="1059" draw:style-name="gr1" draw:text-style-name="P2" svg:width="1.437in" svg:height="0.1453in" svg:x="2.4791in" svg:y="6.1071in">
        <draw:text-box>
          <text:p><text:span text:style-name="T6">ontodisteita uudelleen.</text:span></text:p>
        </draw:text-box>
      </draw:frame>
      <draw:frame text:anchor-type="page" text:anchor-page-number="9" draw:z-index="1058" draw:style-name="gr1" draw:text-style-name="P2" svg:width="0.0713in" svg:height="0.1622in" svg:x="6.2929in" svg:y="3.5063in">
        <draw:text-box>
          <text:p><text:span text:style-name="T3">¨</text:span></text:p>
        </draw:text-box>
      </draw:frame>
      <draw:frame text:anchor-type="page" text:anchor-page-number="12" draw:z-index="1057" draw:style-name="gr1" draw:text-style-name="P2" svg:width="0.1248in" svg:height="0.1622in" svg:x="2.2882in" svg:y="5.1327in">
        <draw:text-box>
          <text:p><text:span text:style-name="T3">aj</text:span></text:p>
        </draw:text-box>
      </draw:frame>
      <draw:frame text:anchor-type="page" text:anchor-page-number="5" draw:z-index="1056" draw:style-name="gr1" draw:text-style-name="P2" svg:width="1.0476in" svg:height="0.1622in" svg:x="2.2035in" svg:y="4.0665in">
        <draw:text-box>
          <text:p><text:span text:style-name="T3">vaa lohkoa hyv</text:span></text:p>
        </draw:text-box>
      </draw:frame>
      <draw:frame text:anchor-type="page" text:anchor-page-number="4" draw:z-index="1055" draw:style-name="gr1" draw:text-style-name="P2" svg:width="0.2213in" svg:height="0.1622in" svg:x="5.9445in" svg:y="3.2083in">
        <draw:text-box>
          <text:p><text:span text:style-name="T3">am</text:span></text:p>
        </draw:text-box>
      </draw:frame>
      <draw:frame text:anchor-type="page" text:anchor-page-number="10" draw:z-index="1054" draw:style-name="gr1" draw:text-style-name="P2" svg:width="0.0713in" svg:height="0.1622in" svg:x="3.7484in" svg:y="2.911in">
        <draw:text-box>
          <text:p><text:span text:style-name="T3">¨</text:span></text:p>
        </draw:text-box>
      </draw:frame>
      <draw:frame text:anchor-type="page" text:anchor-page-number="9" draw:z-index="1053" draw:style-name="gr1" draw:text-style-name="P2" svg:width="1.5335in" svg:height="0.1622in" svg:x="4.9319in" svg:y="3.5in">
        <draw:text-box>
          <text:p><text:span text:style-name="T3">an onnistuisi niin tehd</text:span></text:p>
        </draw:text-box>
      </draw:frame>
      <draw:frame text:anchor-type="page" text:anchor-page-number="1" draw:z-index="1052" draw:style-name="gr1" draw:text-style-name="P2" svg:width="0.0642in" svg:height="0.1453in" svg:x="2.4791in" svg:y="6.1126in">
        <draw:text-box>
          <text:p><text:span text:style-name="T6">¨</text:span></text:p>
        </draw:text-box>
      </draw:frame>
      <draw:polygon text:anchor-type="page" text:anchor-page-number="7" draw:z-index="1051" draw:style-name="gr4" draw:text-style-name="P3" svg:width="0.3657in" svg:height="0.1465in" draw:transform="rotate (-1.5707963267949) translate (4.64488188976378in 5.31811023622047in)" svg:viewBox="0 0 930 373" draw:points="466,373 0,373 0,0 930,0 930,373">
        <text:p/>
      </draw:polygon>
      <draw:frame text:anchor-type="page" text:anchor-page-number="14" draw:z-index="1050" draw:style-name="gr1" draw:text-style-name="P2" svg:width="3.1177in" svg:height="0.1622in" svg:x="1.8575in" svg:y="6.4764in">
        <draw:text-box>
          <text:p><text:span text:style-name="T1">Kaksinkertainen kulutus</text:span><text:span text:style-name="T3"> Double-spending</text:span></text:p>
        </draw:text-box>
      </draw:frame>
      <draw:frame text:anchor-type="page" text:anchor-page-number="6" draw:z-index="1049" draw:style-name="gr1" draw:text-style-name="P2" svg:width="0.1303in" svg:height="0.1622in" svg:x="6.5244in" svg:y="2.5728in">
        <draw:text-box>
          <text:p><text:span text:style-name="T3">a,</text:span></text:p>
        </draw:text-box>
      </draw:frame>
      <draw:frame text:anchor-type="page" text:anchor-page-number="8" draw:z-index="1048" draw:style-name="gr1" draw:text-style-name="P2" svg:width="0.0925in" svg:height="0.1122in" svg:x="4.0126in" svg:y="4.1201in">
        <draw:text-box>
          <text:p><text:span text:style-name="T12">...</text:span></text:p>
        </draw:text-box>
      </draw:frame>
      <draw:frame text:anchor-type="page" text:anchor-page-number="3" draw:z-index="1047" draw:style-name="gr1" draw:text-style-name="P2" svg:width="0.0713in" svg:height="0.1622in" svg:x="5.3425in" svg:y="4.0736in">
        <draw:text-box>
          <text:p><text:span text:style-name="T3">¨</text:span></text:p>
        </draw:text-box>
      </draw:frame>
      <draw:frame text:anchor-type="page" text:anchor-page-number="2" draw:z-index="1046" draw:style-name="gr1" draw:text-style-name="P2" svg:width="0.2768in" svg:height="0.1622in" svg:x="3.8075in" svg:y="3.0717in">
        <draw:text-box>
          <text:p><text:span text:style-name="T3">aytt</text:span></text:p>
        </draw:text-box>
      </draw:frame>
      <draw:frame text:anchor-type="page" text:anchor-page-number="12" draw:z-index="1045" draw:style-name="gr1" draw:text-style-name="P2" svg:width="0.0713in" svg:height="0.1622in" svg:x="2.2882in" svg:y="5.139in">
        <draw:text-box>
          <text:p><text:span text:style-name="T3">¨</text:span></text:p>
        </draw:text-box>
      </draw:frame>
      <draw:frame text:anchor-type="page" text:anchor-page-number="14" draw:z-index="1044" draw:style-name="gr1" draw:text-style-name="P2" svg:width="0.5106in" svg:height="0.1622in" svg:x="2.2035in" svg:y="6.2071in">
        <draw:text-box>
          <text:p><text:span text:style-name="T3">2, 8–10</text:span></text:p>
        </draw:text-box>
      </draw:frame>
      <draw:frame text:anchor-type="page" text:anchor-page-number="6" draw:z-index="1043" draw:style-name="gr1" draw:text-style-name="P2" svg:width="0.0713in" svg:height="0.1622in" svg:x="6.5244in" svg:y="2.5799in">
        <draw:text-box>
          <text:p><text:span text:style-name="T3">¨</text:span></text:p>
        </draw:text-box>
      </draw:frame>
      <draw:frame text:anchor-type="page" text:anchor-page-number="5" draw:z-index="1042" draw:style-name="gr1" draw:text-style-name="P2" svg:width="1.1232in" svg:height="0.1622in" svg:x="5.652in" svg:y="3.9008in">
        <draw:text-box>
          <text:p><text:span text:style-name="T3">a ketjun seuraa-</text:span></text:p>
        </draw:text-box>
      </draw:frame>
      <draw:frame text:anchor-type="page" text:anchor-page-number="10" draw:z-index="1041" draw:style-name="gr1" draw:text-style-name="P2" svg:width="0.1634in" svg:height="0.1622in" svg:x="3.602in" svg:y="2.9055in">
        <draw:text-box>
          <text:p><text:span text:style-name="T3">all</text:span></text:p>
        </draw:text-box>
      </draw:frame>
      <draw:frame text:anchor-type="page" text:anchor-page-number="4" draw:z-index="1040" draw:style-name="gr1" draw:text-style-name="P2" svg:width="0.0713in" svg:height="0.1622in" svg:x="5.9445in" svg:y="3.2146in">
        <draw:text-box>
          <text:p><text:span text:style-name="T3">¨</text:span></text:p>
        </draw:text-box>
      </draw:frame>
      <draw:frame text:anchor-type="page" text:anchor-page-number="11" draw:z-index="1039" draw:style-name="gr1" draw:text-style-name="P2" svg:width="0.1776in" svg:height="0.1622in" svg:x="4.1756in" svg:y="9.6307in">
        <draw:text-box>
          <text:p><text:span text:style-name="T3">11</text:span></text:p>
        </draw:text-box>
      </draw:frame>
      <draw:frame text:anchor-type="page" text:anchor-page-number="3" draw:z-index="1038" draw:style-name="gr1" draw:text-style-name="P2" svg:width="0.2543in" svg:height="0.1622in" svg:x="5.1154in" svg:y="4.0681in">
        <draw:text-box>
          <text:p><text:span text:style-name="T3">mik</text:span></text:p>
        </draw:text-box>
      </draw:frame>
      <draw:frame text:anchor-type="page" text:anchor-page-number="2" draw:z-index="1037" draw:style-name="gr1" draw:text-style-name="P2" svg:width="0.0713in" svg:height="0.1622in" svg:x="3.8075in" svg:y="3.078in">
        <draw:text-box>
          <text:p><text:span text:style-name="T3">¨</text:span></text:p>
        </draw:text-box>
      </draw:frame>
      <draw:polygon text:anchor-type="page" text:anchor-page-number="8" draw:z-index="1036" draw:style-name="gr25" draw:text-style-name="P2" svg:width="0.3492in" svg:height="0.152in" svg:x="3.9378in" svg:y="3.6374in" svg:viewBox="0 0 888 387" draw:points="445,387 0,387 0,0 888,0 888,387">
        <text:p/>
      </draw:polygon>
      <draw:frame text:anchor-type="page" text:anchor-page-number="9" draw:z-index="1035" draw:style-name="gr1" draw:text-style-name="P2" svg:width="0.0713in" svg:height="0.1622in" svg:x="4.9319in" svg:y="3.5063in">
        <draw:text-box>
          <text:p><text:span text:style-name="T3">¨</text:span></text:p>
        </draw:text-box>
      </draw:frame>
      <draw:frame text:anchor-type="page" text:anchor-page-number="1" draw:z-index="1034" draw:style-name="gr1" draw:text-style-name="P2" svg:width="0.2886in" svg:height="0.1453in" svg:x="2.2035in" svg:y="6.1071in">
        <draw:text-box>
          <text:p><text:span text:style-name="T6">ta ty</text:span></text:p>
        </draw:text-box>
      </draw:frame>
      <draw:frame text:anchor-type="page" text:anchor-page-number="7" draw:z-index="1033" draw:style-name="gr1" draw:text-style-name="P2" svg:width="0.4394in" svg:height="0.1071in" svg:x="3.4835in" svg:y="4.9075in">
        <draw:text-box>
          <text:p><text:span text:style-name="T13">Tiiviste01</text:span></text:p>
        </draw:text-box>
      </draw:frame>
      <draw:polygon text:anchor-type="page" text:anchor-page-number="8" draw:z-index="1032" draw:style-name="gr4" draw:text-style-name="P3" svg:width="0.2295in" svg:height="0.152in" draw:transform="rotate (-1.5707963267949) translate (3.93779527559055in 3.63740157480315in)" svg:viewBox="0 0 584 387" draw:points="292,387 0,387 0,0 584,0 584,387">
        <text:p/>
      </draw:polygon>
      <draw:frame text:anchor-type="page" text:anchor-page-number="3" draw:z-index="1031" draw:style-name="gr1" draw:text-style-name="P2" svg:width="0.1303in" svg:height="0.1622in" svg:x="4.9437in" svg:y="4.0681in">
        <draw:text-box>
          <text:p><text:span text:style-name="T3">a,</text:span></text:p>
        </draw:text-box>
      </draw:frame>
      <draw:polygon text:anchor-type="page" text:anchor-page-number="7" draw:z-index="1030" draw:style-name="gr3" draw:text-style-name="P2" svg:width="0.4524in" svg:height="0.1449in" svg:x="4.0917in" svg:y="5.3189in" svg:viewBox="0 0 1150 369" draw:points="575,369 0,369 0,0 1150,0 1150,369">
        <text:p/>
      </draw:polygon>
      <draw:frame text:anchor-type="page" text:anchor-page-number="1" draw:z-index="1029" draw:style-name="gr1" draw:text-style-name="P2" svg:width="2.3705in" svg:height="0.1453in" svg:x="4.1201in" svg:y="5.9547in">
        <draw:text-box>
          <text:p><text:span text:style-name="T6">a kirjanpitoa ei voi muuttaa laskemat-</text:span></text:p>
        </draw:text-box>
      </draw:frame>
      <draw:frame text:anchor-type="page" text:anchor-page-number="11" draw:z-index="1028" draw:style-name="gr1" draw:text-style-name="P2" svg:width="0.948in" svg:height="0.1622in" svg:x="2.3661in" svg:y="9.2154in">
        <draw:text-box>
          <text:p><text:span text:style-name="T3">P=0.0000006</text:span></text:p>
        </draw:text-box>
      </draw:frame>
      <draw:frame text:anchor-type="page" text:anchor-page-number="6" draw:z-index="1027" draw:style-name="gr1" draw:text-style-name="P2" svg:width="2.6031in" svg:height="0.1622in" svg:x="4.2465in" svg:y="2.5728in">
        <draw:text-box>
          <text:p><text:span text:style-name="T3">an uusia kolikoita kuin muille yhteens</text:span></text:p>
        </draw:text-box>
      </draw:frame>
      <draw:frame text:anchor-type="page" text:anchor-page-number="14" draw:z-index="1026" draw:style-name="gr1" draw:text-style-name="P2" svg:width="3.6197in" svg:height="0.1622in" svg:x="2.2035in" svg:y="6.0402in">
        <draw:text-box>
          <text:p><text:span text:style-name="T3">https://fi.wikipedia.org/wiki/Julkisen_avaimen_salaus</text:span></text:p>
        </draw:text-box>
      </draw:frame>
      <draw:frame text:anchor-type="page" text:anchor-page-number="2" draw:z-index="1025" draw:style-name="gr1" draw:text-style-name="P2" svg:width="0.2106in" svg:height="0.1622in" svg:x="3.622in" svg:y="3.0717in">
        <draw:text-box>
          <text:p><text:span text:style-name="T3">a k</text:span></text:p>
        </draw:text-box>
      </draw:frame>
      <draw:frame text:anchor-type="page" text:anchor-page-number="10" draw:z-index="1024" draw:style-name="gr1" draw:text-style-name="P2" svg:width="0.0713in" svg:height="0.1622in" svg:x="3.602in" svg:y="2.911in">
        <draw:text-box>
          <text:p><text:span text:style-name="T3">¨</text:span></text:p>
        </draw:text-box>
      </draw:frame>
      <draw:frame text:anchor-type="page" text:anchor-page-number="5" draw:z-index="1023" draw:style-name="gr1" draw:text-style-name="P2" svg:width="0.0713in" svg:height="0.1622in" svg:x="5.652in" svg:y="3.9063in">
        <draw:text-box>
          <text:p><text:span text:style-name="T3">¨</text:span></text:p>
        </draw:text-box>
      </draw:frame>
      <draw:frame text:anchor-type="page" text:anchor-page-number="9" draw:z-index="1022" draw:style-name="gr1" draw:text-style-name="P2" svg:width="0.1248in" svg:height="0.1622in" svg:x="4.8201in" svg:y="3.5in">
        <draw:text-box>
          <text:p><text:span text:style-name="T3">aj</text:span></text:p>
        </draw:text-box>
      </draw:frame>
      <draw:frame text:anchor-type="page" text:anchor-page-number="4" draw:z-index="1021" draw:style-name="gr1" draw:text-style-name="P2" svg:width="0.0862in" svg:height="0.1622in" svg:x="5.8756in" svg:y="3.2083in">
        <draw:text-box>
          <text:p><text:span text:style-name="T3">a</text:span></text:p>
        </draw:text-box>
      </draw:frame>
      <draw:frame text:anchor-type="page" text:anchor-page-number="12" draw:z-index="1020" draw:style-name="gr1" draw:text-style-name="P2" svg:width="0.0862in" svg:height="0.1622in" svg:x="2.2189in" svg:y="5.1327in">
        <draw:text-box>
          <text:p><text:span text:style-name="T3">a</text:span></text:p>
        </draw:text-box>
      </draw:frame>
      <draw:frame text:anchor-type="page" text:anchor-page-number="10" draw:z-index="1019" draw:style-name="gr1" draw:text-style-name="P2" svg:width="1.9398in" svg:height="0.1622in" svg:x="1.8575in" svg:y="2.9055in">
        <draw:text-box>
          <text:p><text:span text:style-name="T3">juuri ennen allekirjoitusta. T</text:span></text:p>
        </draw:text-box>
      </draw:frame>
      <draw:frame text:anchor-type="page" text:anchor-page-number="5" draw:z-index="1018" draw:style-name="gr1" draw:text-style-name="P2" svg:width="0.0862in" svg:height="0.1622in" svg:x="5.5835in" svg:y="3.9008in">
        <draw:text-box>
          <text:p><text:span text:style-name="T3">a</text:span></text:p>
        </draw:text-box>
      </draw:frame>
      <draw:frame text:anchor-type="page" text:anchor-page-number="4" draw:z-index="1017" draw:style-name="gr1" draw:text-style-name="P2" svg:width="0.0713in" svg:height="0.1622in" svg:x="5.8756in" svg:y="3.2146in">
        <draw:text-box>
          <text:p><text:span text:style-name="T3">¨</text:span></text:p>
        </draw:text-box>
      </draw:frame>
      <draw:frame text:anchor-type="page" text:anchor-page-number="3" draw:z-index="1016" draw:style-name="gr1" draw:text-style-name="P2" svg:width="0.0713in" svg:height="0.1622in" svg:x="4.9437in" svg:y="4.0736in">
        <draw:text-box>
          <text:p><text:span text:style-name="T3">¨</text:span></text:p>
        </draw:text-box>
      </draw:frame>
      <draw:frame text:anchor-type="page" text:anchor-page-number="14" draw:z-index="1015" draw:style-name="gr1" draw:text-style-name="P2" svg:width="3.565in" svg:height="0.1622in" svg:x="1.8575in" svg:y="5.8752in">
        <draw:text-box>
          <text:p><text:span text:style-name="T1">Julkinen ja yksityinen avain</text:span><text:span text:style-name="T3"> Public &amp; private key</text:span></text:p>
        </draw:text-box>
      </draw:frame>
      <draw:frame text:anchor-type="page" text:anchor-page-number="12" draw:z-index="1014" draw:style-name="gr1" draw:text-style-name="P2" svg:width="0.0713in" svg:height="0.1622in" svg:x="2.2189in" svg:y="5.139in">
        <draw:text-box>
          <text:p><text:span text:style-name="T3">¨</text:span></text:p>
        </draw:text-box>
      </draw:frame>
      <draw:polygon text:anchor-type="page" text:anchor-page-number="7" draw:z-index="1013" draw:style-name="gr4" draw:text-style-name="P3" svg:width="0.3646in" svg:height="0.1465in" draw:transform="rotate (-1.5707963267949) translate (4.13543307086614in 5.31811023622047in)" svg:viewBox="0 0 927 373" draw:points="464,373 0,373 0,0 927,0 927,373">
        <text:p/>
      </draw:polygon>
      <draw:frame text:anchor-type="page" text:anchor-page-number="11" draw:z-index="1012" draw:style-name="gr1" draw:text-style-name="P2" svg:width="0.3661in" svg:height="0.1622in" svg:x="1.8575in" svg:y="9.2154in">
        <draw:text-box>
          <text:p><text:span text:style-name="T3">z=50</text:span></text:p>
        </draw:text-box>
      </draw:frame>
      <draw:frame text:anchor-type="page" text:anchor-page-number="8" draw:z-index="1011" draw:style-name="gr1" draw:text-style-name="P2" svg:width="0.2724in" svg:height="0.1122in" svg:x="3.972in" svg:y="3.8902in">
        <draw:text-box>
          <text:p><text:span text:style-name="T12">Syöte</text:span></text:p>
        </draw:text-box>
      </draw:frame>
      <draw:frame text:anchor-type="page" text:anchor-page-number="6" draw:z-index="1010" draw:style-name="gr1" draw:text-style-name="P2" svg:width="0.0713in" svg:height="0.1622in" svg:x="4.2465in" svg:y="2.5799in">
        <draw:text-box>
          <text:p><text:span text:style-name="T3">¨</text:span></text:p>
        </draw:text-box>
      </draw:frame>
      <draw:frame text:anchor-type="page" text:anchor-page-number="9" draw:z-index="1009" draw:style-name="gr1" draw:text-style-name="P2" svg:width="0.0713in" svg:height="0.1622in" svg:x="4.8201in" svg:y="3.5063in">
        <draw:text-box>
          <text:p><text:span text:style-name="T3">¨</text:span></text:p>
        </draw:text-box>
      </draw:frame>
      <draw:frame text:anchor-type="page" text:anchor-page-number="1" draw:z-index="1008" draw:style-name="gr1" draw:text-style-name="P2" svg:width="0.0642in" svg:height="0.1453in" svg:x="4.1201in" svg:y="5.9602in">
        <draw:text-box>
          <text:p><text:span text:style-name="T6">¨</text:span></text:p>
        </draw:text-box>
      </draw:frame>
      <draw:frame text:anchor-type="page" text:anchor-page-number="2" draw:z-index="1007" draw:style-name="gr1" draw:text-style-name="P2" svg:width="0.0713in" svg:height="0.1622in" svg:x="3.622in" svg:y="3.078in">
        <draw:text-box>
          <text:p><text:span text:style-name="T3">¨</text:span></text:p>
        </draw:text-box>
      </draw:frame>
      <draw:frame text:anchor-type="page" text:anchor-page-number="14" draw:z-index="1006" draw:style-name="gr1" draw:text-style-name="P2" svg:width="0.0898in" svg:height="0.1622in" svg:x="2.2035in" svg:y="5.6047in">
        <draw:text-box>
          <text:p><text:span text:style-name="T3">4</text:span></text:p>
        </draw:text-box>
      </draw:frame>
      <draw:frame text:anchor-type="page" text:anchor-page-number="6" draw:z-index="1005" draw:style-name="gr1" draw:text-style-name="P2" svg:width="0.9921in" svg:height="0.1622in" svg:x="3.428in" svg:y="2.5728in">
        <draw:text-box>
          <text:p><text:span text:style-name="T3">anelle enemm</text:span></text:p>
        </draw:text-box>
      </draw:frame>
      <draw:frame text:anchor-type="page" text:anchor-page-number="9" draw:z-index="1004" draw:style-name="gr1" draw:text-style-name="P2" svg:width="0.0862in" svg:height="0.1622in" svg:x="4.7516in" svg:y="3.5in">
        <draw:text-box>
          <text:p><text:span text:style-name="T3">a</text:span></text:p>
        </draw:text-box>
      </draw:frame>
      <draw:frame text:anchor-type="page" text:anchor-page-number="2" draw:z-index="1003" draw:style-name="gr1" draw:text-style-name="P2" svg:width="0.0862in" svg:height="0.1622in" svg:x="3.5535in" svg:y="3.0717in">
        <draw:text-box>
          <text:p><text:span text:style-name="T3">a</text:span></text:p>
        </draw:text-box>
      </draw:frame>
      <draw:frame text:anchor-type="page" text:anchor-page-number="11" draw:z-index="1002" draw:style-name="gr1" draw:text-style-name="P2" svg:width="0.948in" svg:height="0.1622in" svg:x="2.3661in" svg:y="9.0492in">
        <draw:text-box>
          <text:p><text:span text:style-name="T3">P=0.0000024</text:span></text:p>
        </draw:text-box>
      </draw:frame>
      <draw:frame text:anchor-type="page" text:anchor-page-number="1" draw:z-index="1001" draw:style-name="gr1" draw:text-style-name="P2" svg:width="0.1268in" svg:height="0.1453in" svg:x="4.0063in" svg:y="5.9547in">
        <draw:text-box>
          <text:p><text:span text:style-name="T6">at</text:span></text:p>
        </draw:text-box>
      </draw:frame>
      <draw:frame text:anchor-type="page" text:anchor-page-number="12" draw:z-index="1000" draw:style-name="gr1" draw:text-style-name="P2" svg:width="0.2461in" svg:height="0.1622in" svg:x="2.0043in" svg:y="5.1327in">
        <draw:text-box>
          <text:p><text:span text:style-name="T3">okk</text:span></text:p>
        </draw:text-box>
      </draw:frame>
      <draw:frame text:anchor-type="page" text:anchor-page-number="5" draw:z-index="999" draw:style-name="gr1" draw:text-style-name="P2" svg:width="0.0713in" svg:height="0.1622in" svg:x="5.5835in" svg:y="3.9063in">
        <draw:text-box>
          <text:p><text:span text:style-name="T3">¨</text:span></text:p>
        </draw:text-box>
      </draw:frame>
      <draw:frame text:anchor-type="page" text:anchor-page-number="3" draw:z-index="998" draw:style-name="gr1" draw:text-style-name="P2" svg:width="0.0862in" svg:height="0.1622in" svg:x="4.8752in" svg:y="4.0681in">
        <draw:text-box>
          <text:p><text:span text:style-name="T3">a</text:span></text:p>
        </draw:text-box>
      </draw:frame>
      <draw:frame text:anchor-type="page" text:anchor-page-number="4" draw:z-index="997" draw:style-name="gr1" draw:text-style-name="P2" svg:width="1.1394in" svg:height="0.1622in" svg:x="4.8626in" svg:y="3.2083in">
        <draw:text-box>
          <text:p><text:span text:style-name="T3">a toteutetaan lis</text:span></text:p>
        </draw:text-box>
      </draw:frame>
      <draw:frame text:anchor-type="page" text:anchor-page-number="7" draw:z-index="996" draw:style-name="gr1" draw:text-style-name="P2" svg:width="1.0197in" svg:height="0.1622in" svg:x="1.8575in" svg:y="3.3744in">
        <draw:text-box>
          <text:p><text:span text:style-name="T3">puuttanut sen.</text:span></text:p>
        </draw:text-box>
      </draw:frame>
      <draw:frame text:anchor-type="page" text:anchor-page-number="10" draw:z-index="995" draw:style-name="gr1" draw:text-style-name="P2" svg:width="0.248in" svg:height="0.1622in" svg:x="6.4244in" svg:y="2.7398in">
        <draw:text-box>
          <text:p><text:span text:style-name="T3">alle</text:span></text:p>
        </draw:text-box>
      </draw:frame>
      <draw:frame text:anchor-type="page" text:anchor-page-number="12" draw:z-index="994" draw:style-name="gr1" draw:text-style-name="P2" svg:width="0.0713in" svg:height="0.1622in" svg:x="2.0043in" svg:y="5.139in">
        <draw:text-box>
          <text:p><text:span text:style-name="T3">¨</text:span></text:p>
        </draw:text-box>
      </draw:frame>
      <draw:polygon text:anchor-type="page" text:anchor-page-number="7" draw:z-index="993" draw:style-name="gr5" draw:text-style-name="P2" svg:width="0.4535in" svg:height="0.1461in" svg:x="3.4705in" svg:y="4.8807in" svg:viewBox="0 0 1153 372" draw:points="578,372 0,372 0,0 1153,0 1153,372">
        <text:p/>
      </draw:polygon>
      <draw:frame text:anchor-type="page" text:anchor-page-number="4" draw:z-index="992" draw:style-name="gr1" draw:text-style-name="P2" svg:width="0.0713in" svg:height="0.1622in" svg:x="4.8626in" svg:y="3.2146in">
        <draw:text-box>
          <text:p><text:span text:style-name="T3">¨</text:span></text:p>
        </draw:text-box>
      </draw:frame>
      <draw:frame text:anchor-type="page" text:anchor-page-number="1" draw:z-index="991" draw:style-name="gr1" draw:text-style-name="P2" svg:width="0.0642in" svg:height="0.1453in" svg:x="4.0063in" svg:y="5.9602in">
        <draw:text-box>
          <text:p><text:span text:style-name="T6">¨</text:span></text:p>
        </draw:text-box>
      </draw:frame>
      <draw:frame text:anchor-type="page" text:anchor-page-number="3" draw:z-index="990" draw:style-name="gr1" draw:text-style-name="P2" svg:width="0.0713in" svg:height="0.1622in" svg:x="4.8752in" svg:y="4.0736in">
        <draw:text-box>
          <text:p><text:span text:style-name="T3">¨</text:span></text:p>
        </draw:text-box>
      </draw:frame>
      <draw:frame text:anchor-type="page" text:anchor-page-number="11" draw:z-index="989" draw:style-name="gr1" draw:text-style-name="P2" svg:width="0.3661in" svg:height="0.1622in" svg:x="1.8575in" svg:y="9.0492in">
        <draw:text-box>
          <text:p><text:span text:style-name="T3">z=45</text:span></text:p>
        </draw:text-box>
      </draw:frame>
      <draw:frame text:anchor-type="page" text:anchor-page-number="6" draw:z-index="988" draw:style-name="gr1" draw:text-style-name="P2" svg:width="0.0713in" svg:height="0.1622in" svg:x="3.428in" svg:y="2.5799in">
        <draw:text-box>
          <text:p><text:span text:style-name="T3">¨</text:span></text:p>
        </draw:text-box>
      </draw:frame>
      <draw:frame text:anchor-type="page" text:anchor-page-number="2" draw:z-index="987" draw:style-name="gr1" draw:text-style-name="P2" svg:width="0.0713in" svg:height="0.1622in" svg:x="3.5535in" svg:y="3.078in">
        <draw:text-box>
          <text:p><text:span text:style-name="T3">¨</text:span></text:p>
        </draw:text-box>
      </draw:frame>
      <draw:polygon text:anchor-type="page" text:anchor-page-number="8" draw:z-index="986" draw:style-name="gr33" draw:text-style-name="P3" svg:width="0.2295in" svg:height="0.1535in" svg:x="3.9378in" svg:y="4.0953in" svg:viewBox="0 0 584 391" draw:points="292,391 0,391 0,0 584,0 584,391">
        <text:p/>
      </draw:polygon>
      <draw:frame text:anchor-type="page" text:anchor-page-number="10" draw:z-index="985" draw:style-name="gr1" draw:text-style-name="P2" svg:width="0.0713in" svg:height="0.1622in" svg:x="6.4244in" svg:y="2.7453in">
        <draw:text-box>
          <text:p><text:span text:style-name="T3">¨</text:span></text:p>
        </draw:text-box>
      </draw:frame>
      <draw:frame text:anchor-type="page" text:anchor-page-number="9" draw:z-index="984" draw:style-name="gr1" draw:text-style-name="P2" svg:width="0.0713in" svg:height="0.1622in" svg:x="4.7516in" svg:y="3.5063in">
        <draw:text-box>
          <text:p><text:span text:style-name="T3">¨</text:span></text:p>
        </draw:text-box>
      </draw:frame>
      <draw:frame text:anchor-type="page" text:anchor-page-number="5" draw:z-index="983" draw:style-name="gr1" draw:text-style-name="P2" svg:width="0.213in" svg:height="0.1622in" svg:x="5.4063in" svg:y="3.9008in">
        <draw:text-box>
          <text:p><text:span text:style-name="T3">ost</text:span></text:p>
        </draw:text-box>
      </draw:frame>
      <draw:frame text:anchor-type="page" text:anchor-page-number="14" draw:z-index="982" draw:style-name="gr1" draw:text-style-name="P2" svg:width="2.5079in" svg:height="0.1622in" svg:x="2.2035in" svg:y="5.439in">
        <draw:text-box>
          <text:p><text:span text:style-name="T3">https://fi.wikipedia.org/wiki/IP-osoite</text:span></text:p>
        </draw:text-box>
      </draw:frame>
      <draw:frame text:anchor-type="page" text:anchor-page-number="9" draw:z-index="981" draw:style-name="gr1" draw:text-style-name="P2" svg:width="0.2461in" svg:height="0.1622in" svg:x="4.5362in" svg:y="3.5in">
        <draw:text-box>
          <text:p><text:span text:style-name="T3">okk</text:span></text:p>
        </draw:text-box>
      </draw:frame>
      <draw:frame text:anchor-type="page" text:anchor-page-number="11" draw:z-index="980" draw:style-name="gr1" draw:text-style-name="P2" svg:width="0.948in" svg:height="0.1622in" svg:x="2.3661in" svg:y="8.8835in">
        <draw:text-box>
          <text:p><text:span text:style-name="T3">P=0.0000095</text:span></text:p>
        </draw:text-box>
      </draw:frame>
      <draw:polygon text:anchor-type="page" text:anchor-page-number="7" draw:z-index="979" draw:style-name="gr4" draw:text-style-name="P3" svg:width="0.4378in" svg:height="0.1461in" draw:transform="rotate (-1.5707963267949) translate (3.47834645669291in 4.88070866141732in)" svg:viewBox="0 0 1113 372" draw:points="557,372 0,372 0,0 1113,0 1113,372">
        <text:p/>
      </draw:polygon>
      <draw:frame text:anchor-type="page" text:anchor-page-number="2" draw:z-index="978" draw:style-name="gr1" draw:text-style-name="P2" svg:width="0.2331in" svg:height="0.1622in" svg:x="3.3382in" svg:y="3.0717in">
        <draw:text-box>
          <text:p><text:span text:style-name="T3">altt</text:span></text:p>
        </draw:text-box>
      </draw:frame>
      <draw:frame text:anchor-type="page" text:anchor-page-number="6" draw:z-index="977" draw:style-name="gr1" draw:text-style-name="P2" svg:width="0.8941in" svg:height="0.1622in" svg:x="2.6555in" svg:y="2.5728in">
        <draw:text-box>
          <text:p><text:span text:style-name="T3">a ja suovat h</text:span></text:p>
        </draw:text-box>
      </draw:frame>
      <draw:frame text:anchor-type="page" text:anchor-page-number="4" draw:z-index="976" draw:style-name="gr1" draw:text-style-name="P2" svg:width="0.6512in" svg:height="0.1622in" svg:x="4.3118in" svg:y="3.2083in">
        <draw:text-box>
          <text:p><text:span text:style-name="T3">arjestelm</text:span></text:p>
        </draw:text-box>
      </draw:frame>
      <draw:frame text:anchor-type="page" text:anchor-page-number="8" draw:z-index="975" draw:style-name="gr1" draw:text-style-name="P2" svg:width="0.4886in" svg:height="0.1122in" svg:x="3.9193in" svg:y="3.4437in">
        <draw:text-box>
          <text:p><text:span text:style-name="T12">Transaktio</text:span></text:p>
        </draw:text-box>
      </draw:frame>
      <draw:frame text:anchor-type="page" text:anchor-page-number="5" draw:z-index="974" draw:style-name="gr1" draw:text-style-name="P2" svg:width="0.0713in" svg:height="0.1622in" svg:x="5.4063in" svg:y="3.9063in">
        <draw:text-box>
          <text:p><text:span text:style-name="T3">¨</text:span></text:p>
        </draw:text-box>
      </draw:frame>
      <draw:frame text:anchor-type="page" text:anchor-page-number="14" draw:z-index="973" draw:style-name="gr1" draw:text-style-name="P2" svg:width="2.2732in" svg:height="0.1622in" svg:x="1.8575in" svg:y="5.2728in">
        <draw:text-box>
          <text:p><text:span text:style-name="T1">Internetin protokollaosoite</text:span><text:span text:style-name="T3"> IP</text:span></text:p>
        </draw:text-box>
      </draw:frame>
      <draw:frame text:anchor-type="page" text:anchor-page-number="1" draw:z-index="972" draw:style-name="gr1" draw:text-style-name="P2" svg:width="1.1217in" svg:height="0.1453in" svg:x="2.9752in" svg:y="5.9547in">
        <draw:text-box>
          <text:p><text:span text:style-name="T6">ontodisteketjua. T</text:span></text:p>
        </draw:text-box>
      </draw:frame>
      <draw:frame text:anchor-type="page" text:anchor-page-number="3" draw:z-index="971" draw:style-name="gr1" draw:text-style-name="P2" svg:width="0.1949in" svg:height="0.1622in" svg:x="4.698in" svg:y="4.0681in">
        <draw:text-box>
          <text:p><text:span text:style-name="T3">att</text:span></text:p>
        </draw:text-box>
      </draw:frame>
      <draw:frame text:anchor-type="page" text:anchor-page-number="10" draw:z-index="970" draw:style-name="gr1" draw:text-style-name="P2" svg:width="0.1248in" svg:height="0.1622in" svg:x="6.3126in" svg:y="2.7398in">
        <draw:text-box>
          <text:p><text:span text:style-name="T3">aj</text:span></text:p>
        </draw:text-box>
      </draw:frame>
      <draw:frame text:anchor-type="page" text:anchor-page-number="12" draw:z-index="969" draw:style-name="gr1" draw:text-style-name="P2" svg:width="0.1713in" svg:height="0.1622in" svg:x="1.8575in" svg:y="5.1327in">
        <draw:text-box>
          <text:p><text:span text:style-name="T3">hy</text:span></text:p>
        </draw:text-box>
      </draw:frame>
      <draw:frame text:anchor-type="page" text:anchor-page-number="12" draw:z-index="968" draw:style-name="gr1" draw:text-style-name="P2" svg:width="0.0862in" svg:height="0.1622in" svg:x="6.5626in" svg:y="4.9665in">
        <draw:text-box>
          <text:p><text:span text:style-name="T3">a</text:span></text:p>
        </draw:text-box>
      </draw:frame>
      <draw:frame text:anchor-type="page" text:anchor-page-number="14" draw:z-index="967" draw:style-name="gr1" draw:text-style-name="P2" svg:width="0.0898in" svg:height="0.1622in" svg:x="2.2035in" svg:y="5.0035in">
        <draw:text-box>
          <text:p><text:span text:style-name="T3">2</text:span></text:p>
        </draw:text-box>
      </draw:frame>
      <draw:frame text:anchor-type="page" text:anchor-page-number="6" draw:z-index="966" draw:style-name="gr1" draw:text-style-name="P2" svg:width="0.0713in" svg:height="0.1622in" svg:x="2.6555in" svg:y="2.5799in">
        <draw:text-box>
          <text:p><text:span text:style-name="T3">¨</text:span></text:p>
        </draw:text-box>
      </draw:frame>
      <draw:polygon text:anchor-type="page" text:anchor-page-number="8" draw:z-index="965" draw:style-name="gr25" draw:text-style-name="P2" svg:width="0.3496in" svg:height="0.1512in" svg:x="3.939in" svg:y="3.8669in" svg:viewBox="0 0 889 385" draw:points="445,385 0,385 0,0 889,0 889,385">
        <text:p/>
      </draw:polygon>
      <draw:frame text:anchor-type="page" text:anchor-page-number="4" draw:z-index="964" draw:style-name="gr1" draw:text-style-name="P2" svg:width="0.0713in" svg:height="0.1622in" svg:x="4.3118in" svg:y="3.2146in">
        <draw:text-box>
          <text:p><text:span text:style-name="T3">¨</text:span></text:p>
        </draw:text-box>
      </draw:frame>
      <draw:frame text:anchor-type="page" text:anchor-page-number="2" draw:z-index="963" draw:style-name="gr1" draw:text-style-name="P2" svg:width="0.0713in" svg:height="0.1622in" svg:x="3.3382in" svg:y="3.078in">
        <draw:text-box>
          <text:p><text:span text:style-name="T3">¨</text:span></text:p>
        </draw:text-box>
      </draw:frame>
      <draw:frame text:anchor-type="page" text:anchor-page-number="7" draw:z-index="962" draw:style-name="gr1" draw:text-style-name="P2" svg:width="1.6717in" svg:height="0.1622in" svg:x="5.1382in" svg:y="3.2083in">
        <draw:text-box>
          <text:p><text:span text:style-name="T3">a koko verkkokin on kel-</text:span></text:p>
        </draw:text-box>
      </draw:frame>
      <draw:frame text:anchor-type="page" text:anchor-page-number="5" draw:z-index="961" draw:style-name="gr1" draw:text-style-name="P2" svg:width="1.4787in" svg:height="0.1622in" svg:x="4.0945in" svg:y="3.9008in">
        <draw:text-box>
          <text:p><text:span text:style-name="T3">a lohkon alkamalla ty</text:span></text:p>
        </draw:text-box>
      </draw:frame>
      <draw:frame text:anchor-type="page" text:anchor-page-number="11" draw:z-index="960" draw:style-name="gr1" draw:text-style-name="P2" svg:width="0.3661in" svg:height="0.1622in" svg:x="1.8575in" svg:y="8.8835in">
        <draw:text-box>
          <text:p><text:span text:style-name="T3">z=40</text:span></text:p>
        </draw:text-box>
      </draw:frame>
      <draw:frame text:anchor-type="page" text:anchor-page-number="1" draw:z-index="959" draw:style-name="gr1" draw:text-style-name="P2" svg:width="0.0642in" svg:height="0.1453in" svg:x="2.9752in" svg:y="5.9602in">
        <draw:text-box>
          <text:p><text:span text:style-name="T6">¨</text:span></text:p>
        </draw:text-box>
      </draw:frame>
      <draw:frame text:anchor-type="page" text:anchor-page-number="10" draw:z-index="958" draw:style-name="gr1" draw:text-style-name="P2" svg:width="0.0713in" svg:height="0.1622in" svg:x="6.3126in" svg:y="2.7453in">
        <draw:text-box>
          <text:p><text:span text:style-name="T3">¨</text:span></text:p>
        </draw:text-box>
      </draw:frame>
      <draw:frame text:anchor-type="page" text:anchor-page-number="9" draw:z-index="957" draw:style-name="gr1" draw:text-style-name="P2" svg:width="0.0713in" svg:height="0.1622in" svg:x="4.5362in" svg:y="3.5063in">
        <draw:text-box>
          <text:p><text:span text:style-name="T3">¨</text:span></text:p>
        </draw:text-box>
      </draw:frame>
      <draw:frame text:anchor-type="page" text:anchor-page-number="3" draw:z-index="956" draw:style-name="gr1" draw:text-style-name="P2" svg:width="0.0713in" svg:height="0.1622in" svg:x="4.698in" svg:y="4.0736in">
        <draw:text-box>
          <text:p><text:span text:style-name="T3">¨</text:span></text:p>
        </draw:text-box>
      </draw:frame>
      <draw:frame text:anchor-type="page" text:anchor-page-number="1" draw:z-index="955" draw:style-name="gr1" draw:text-style-name="P2" svg:width="0.8669in" svg:height="0.1453in" svg:x="2.2035in" svg:y="5.9547in">
        <draw:text-box>
          <text:p><text:span text:style-name="T6">perustuvaa ty</text:span></text:p>
        </draw:text-box>
      </draw:frame>
      <draw:frame text:anchor-type="page" text:anchor-page-number="7" draw:z-index="954" draw:style-name="gr1" draw:text-style-name="P2" svg:width="0.0713in" svg:height="0.1622in" svg:x="5.1382in" svg:y="3.2146in">
        <draw:text-box>
          <text:p><text:span text:style-name="T3">¨</text:span></text:p>
        </draw:text-box>
      </draw:frame>
      <draw:frame text:anchor-type="page" text:anchor-page-number="3" draw:z-index="953" draw:style-name="gr1" draw:text-style-name="P2" svg:width="0.0862in" svg:height="0.1622in" svg:x="4.6283in" svg:y="4.0681in">
        <draw:text-box>
          <text:p><text:span text:style-name="T3">a</text:span></text:p>
        </draw:text-box>
      </draw:frame>
      <draw:polygon text:anchor-type="page" text:anchor-page-number="8" draw:z-index="952" draw:style-name="gr4" draw:text-style-name="P3" svg:width="0.2295in" svg:height="0.1535in" draw:transform="rotate (-1.5707963267949) translate (3.93779527559055in 3.86574803149606in)" svg:viewBox="0 0 584 391" draw:points="292,391 0,391 0,0 584,0 584,391">
        <text:p/>
      </draw:polygon>
      <draw:frame text:anchor-type="page" text:anchor-page-number="14" draw:z-index="951" draw:style-name="gr1" draw:text-style-name="P2" svg:width="2.1713in" svg:height="0.1622in" svg:x="2.2035in" svg:y="4.8374in">
        <draw:text-box>
          <text:p><text:span text:style-name="T3">https://pankkiasiat.fi/escrow-tili</text:span></text:p>
        </draw:text-box>
      </draw:frame>
      <draw:frame text:anchor-type="page" text:anchor-page-number="9" draw:z-index="950" draw:style-name="gr1" draw:text-style-name="P2" svg:width="2.1752in" svg:height="0.1622in" svg:x="2.6146in" svg:y="3.5in">
        <draw:text-box>
          <text:p><text:span text:style-name="T3">a ketjua nopeammin. Vaikka hy</text:span></text:p>
        </draw:text-box>
      </draw:frame>
      <draw:frame text:anchor-type="page" text:anchor-page-number="4" draw:z-index="949" draw:style-name="gr1" draw:text-style-name="P2" svg:width="0.6886in" svg:height="0.1622in" svg:x="3.7154in" svg:y="3.2083in">
        <draw:text-box>
          <text:p><text:span text:style-name="T3">ontodistej</text:span></text:p>
        </draw:text-box>
      </draw:frame>
      <draw:frame text:anchor-type="page" text:anchor-page-number="6" draw:z-index="948" draw:style-name="gr1" draw:text-style-name="P2" svg:width="0.228in" svg:height="0.1622in" svg:x="2.4598in" svg:y="2.5728in">
        <draw:text-box>
          <text:p><text:span text:style-name="T3">ant</text:span></text:p>
        </draw:text-box>
      </draw:frame>
      <draw:frame text:anchor-type="page" text:anchor-page-number="12" draw:z-index="947" draw:style-name="gr1" draw:text-style-name="P2" svg:width="0.0713in" svg:height="0.1622in" svg:x="6.5626in" svg:y="4.9728in">
        <draw:text-box>
          <text:p><text:span text:style-name="T3">¨</text:span></text:p>
        </draw:text-box>
      </draw:frame>
      <draw:frame text:anchor-type="page" text:anchor-page-number="5" draw:z-index="946" draw:style-name="gr1" draw:text-style-name="P2" svg:width="0.0713in" svg:height="0.1622in" svg:x="4.0945in" svg:y="3.9063in">
        <draw:text-box>
          <text:p><text:span text:style-name="T3">¨</text:span></text:p>
        </draw:text-box>
      </draw:frame>
      <draw:frame text:anchor-type="page" text:anchor-page-number="11" draw:z-index="945" draw:style-name="gr1" draw:text-style-name="P2" svg:width="0.948in" svg:height="0.1622in" svg:x="2.3661in" svg:y="8.7165in">
        <draw:text-box>
          <text:p><text:span text:style-name="T3">P=0.0000379</text:span></text:p>
        </draw:text-box>
      </draw:frame>
      <draw:frame text:anchor-type="page" text:anchor-page-number="2" draw:z-index="944" draw:style-name="gr1" draw:text-style-name="P2" svg:width="1.5634in" svg:height="0.1622in" svg:x="1.9957in" svg:y="3.0717in">
        <draw:text-box>
          <text:p><text:span text:style-name="T3">avarmuudet voidaan v</text:span></text:p>
        </draw:text-box>
      </draw:frame>
      <draw:frame text:anchor-type="page" text:anchor-page-number="10" draw:z-index="943" draw:style-name="gr1" draw:text-style-name="P2" svg:width="0.3677in" svg:height="0.1622in" svg:x="5.9972in" svg:y="2.7398in">
        <draw:text-box>
          <text:p><text:span text:style-name="T3">ahett</text:span></text:p>
        </draw:text-box>
      </draw:frame>
      <draw:frame text:anchor-type="page" text:anchor-page-number="11" draw:z-index="942" draw:style-name="gr1" draw:text-style-name="P2" svg:width="0.3661in" svg:height="0.1622in" svg:x="1.8575in" svg:y="8.7165in">
        <draw:text-box>
          <text:p><text:span text:style-name="T3">z=35</text:span></text:p>
        </draw:text-box>
      </draw:frame>
      <draw:frame text:anchor-type="page" text:anchor-page-number="5" draw:z-index="941" draw:style-name="gr1" draw:text-style-name="P2" svg:width="0.2461in" svg:height="0.1622in" svg:x="3.8937in" svg:y="3.9008in">
        <draw:text-box>
          <text:p><text:span text:style-name="T3">ans</text:span></text:p>
        </draw:text-box>
      </draw:frame>
      <draw:frame text:anchor-type="page" text:anchor-page-number="14" draw:z-index="940" draw:style-name="gr1" draw:text-style-name="P2" svg:width="3.365in" svg:height="0.1622in" svg:x="2.9508in" svg:y="4.6717in">
        <draw:text-box>
          <text:p><text:span text:style-name="T1">a tarkoitusta varten (esim. sulkutili)</text:span><text:span text:style-name="T3"> Escrow</text:span></text:p>
        </draw:text-box>
      </draw:frame>
      <draw:frame text:anchor-type="page" text:anchor-page-number="9" draw:z-index="939" draw:style-name="gr1" draw:text-style-name="P2" svg:width="0.0713in" svg:height="0.1622in" svg:x="2.6146in" svg:y="3.5063in">
        <draw:text-box>
          <text:p><text:span text:style-name="T3">¨</text:span></text:p>
        </draw:text-box>
      </draw:frame>
      <draw:frame text:anchor-type="page" text:anchor-page-number="7" draw:z-index="938" draw:style-name="gr1" draw:text-style-name="P2" svg:width="0.1953in" svg:height="0.1622in" svg:x="4.9689in" svg:y="3.2083in">
        <draw:text-box>
          <text:p><text:span text:style-name="T3">ett</text:span></text:p>
        </draw:text-box>
      </draw:frame>
      <draw:frame text:anchor-type="page" text:anchor-page-number="3" draw:z-index="937" draw:style-name="gr1" draw:text-style-name="P2" svg:width="0.0713in" svg:height="0.1622in" svg:x="4.6283in" svg:y="4.0736in">
        <draw:text-box>
          <text:p><text:span text:style-name="T3">¨</text:span></text:p>
        </draw:text-box>
      </draw:frame>
      <draw:frame text:anchor-type="page" text:anchor-page-number="10" draw:z-index="936" draw:style-name="gr1" draw:text-style-name="P2" svg:width="0.0713in" svg:height="0.1622in" svg:x="5.9972in" svg:y="2.7453in">
        <draw:text-box>
          <text:p><text:span text:style-name="T3">¨</text:span></text:p>
        </draw:text-box>
      </draw:frame>
      <draw:frame text:anchor-type="page" text:anchor-page-number="8" draw:z-index="935" draw:style-name="gr1" draw:text-style-name="P2" svg:width="1.6949in" svg:height="0.1622in" svg:x="1.8575in" svg:y="3.0425in">
        <draw:text-box>
          <text:p><text:span text:style-name="T3">mahdolliset vaihtorahat.</text:span></text:p>
        </draw:text-box>
      </draw:frame>
      <draw:frame text:anchor-type="page" text:anchor-page-number="4" draw:z-index="934" draw:style-name="gr1" draw:text-style-name="P2" svg:width="0.0713in" svg:height="0.1622in" svg:x="3.7154in" svg:y="3.2146in">
        <draw:text-box>
          <text:p><text:span text:style-name="T3">¨</text:span></text:p>
        </draw:text-box>
      </draw:frame>
      <draw:frame text:anchor-type="page" text:anchor-page-number="1" draw:z-index="933" draw:style-name="gr1" draw:text-style-name="P2" svg:width="1.2362in" svg:height="0.1453in" svg:x="5.1409in" svg:y="5.802in">
        <draw:text-box>
          <text:p><text:span text:style-name="T6">jatkuvaa tiivisteisiin</text:span></text:p>
        </draw:text-box>
      </draw:frame>
      <draw:frame text:anchor-type="page" text:anchor-page-number="6" draw:z-index="932" draw:style-name="gr1" draw:text-style-name="P2" svg:width="0.0713in" svg:height="0.1622in" svg:x="2.4598in" svg:y="2.5799in">
        <draw:text-box>
          <text:p><text:span text:style-name="T3">¨</text:span></text:p>
        </draw:text-box>
      </draw:frame>
      <draw:frame text:anchor-type="page" text:anchor-page-number="12" draw:z-index="931" draw:style-name="gr1" draw:text-style-name="P2" svg:width="0.285in" svg:height="0.1622in" svg:x="6.3083in" svg:y="4.9665in">
        <draw:text-box>
          <text:p><text:span text:style-name="T3">akki</text:span></text:p>
        </draw:text-box>
      </draw:frame>
      <draw:frame text:anchor-type="page" text:anchor-page-number="2" draw:z-index="930" draw:style-name="gr1" draw:text-style-name="P2" svg:width="0.0713in" svg:height="0.1622in" svg:x="1.9957in" svg:y="3.078in">
        <draw:text-box>
          <text:p><text:span text:style-name="T3">¨</text:span></text:p>
        </draw:text-box>
      </draw:frame>
      <draw:frame text:anchor-type="page" text:anchor-page-number="11" draw:z-index="929" draw:style-name="gr1" draw:text-style-name="P2" svg:width="0.948in" svg:height="0.1622in" svg:x="2.3661in" svg:y="8.5508in">
        <draw:text-box>
          <text:p><text:span text:style-name="T3">P=0.0001522</text:span></text:p>
        </draw:text-box>
      </draw:frame>
      <draw:frame text:anchor-type="page" text:anchor-page-number="3" draw:z-index="928" draw:style-name="gr1" draw:text-style-name="P2" svg:width="2.9941in" svg:height="0.1622in" svg:x="1.8575in" svg:y="4.0681in">
        <draw:text-box>
          <text:p><text:span text:style-name="T3">rahapaja on tietoinen kaikista siirroista ja p</text:span></text:p>
        </draw:text-box>
      </draw:frame>
      <draw:frame text:anchor-type="page" text:anchor-page-number="10" draw:z-index="927" draw:style-name="gr1" draw:text-style-name="P2" svg:width="4.3669in" svg:height="0.1622in" svg:x="2.0654in" svg:y="2.7398in">
        <draw:text-box>
          <text:p><text:span text:style-name="T3">Vastaanottaja luo uuden avainparin ja antaa julkisen avaimen l</text:span></text:p>
        </draw:text-box>
      </draw:frame>
      <draw:frame text:anchor-type="page" text:anchor-page-number="5" draw:z-index="926" draw:style-name="gr1" draw:text-style-name="P2" svg:width="0.0713in" svg:height="0.1622in" svg:x="3.8937in" svg:y="3.9063in">
        <draw:text-box>
          <text:p><text:span text:style-name="T3">¨</text:span></text:p>
        </draw:text-box>
      </draw:frame>
      <draw:frame text:anchor-type="page" text:anchor-page-number="1" draw:z-index="925" draw:style-name="gr1" draw:text-style-name="P2" svg:width="3.1886in" svg:height="0.1453in" svg:x="2.2035in" svg:y="5.802in">
        <draw:text-box>
          <text:p><text:span text:style-name="T6">aikaleimaa tapahtumat tiivistelaskemalla ne osaksi</text:span></text:p>
        </draw:text-box>
      </draw:frame>
      <draw:frame text:anchor-type="page" text:anchor-page-number="7" draw:z-index="924" draw:style-name="gr1" draw:text-style-name="P2" svg:width="0.1303in" svg:height="0.1622in" svg:x="4.811in" svg:y="3.2083in">
        <draw:text-box>
          <text:p><text:span text:style-name="T3">a,</text:span></text:p>
        </draw:text-box>
      </draw:frame>
      <draw:frame text:anchor-type="page" text:anchor-page-number="2" draw:z-index="923" draw:style-name="gr1" draw:text-style-name="P2" svg:width="0.1748in" svg:height="0.1622in" svg:x="1.8575in" svg:y="3.0717in">
        <draw:text-box>
          <text:p><text:span text:style-name="T3">ep</text:span></text:p>
        </draw:text-box>
      </draw:frame>
      <draw:frame text:anchor-type="page" text:anchor-page-number="12" draw:z-index="922" draw:style-name="gr1" draw:text-style-name="P2" svg:width="0.0713in" svg:height="0.1622in" svg:x="6.3083in" svg:y="4.9728in">
        <draw:text-box>
          <text:p><text:span text:style-name="T3">¨</text:span></text:p>
        </draw:text-box>
      </draw:frame>
      <draw:frame text:anchor-type="page" text:anchor-page-number="9" draw:z-index="921" draw:style-name="gr1" draw:text-style-name="P2" svg:width="0.228in" svg:height="0.1622in" svg:x="2.4189in" svg:y="3.5in">
        <draw:text-box>
          <text:p><text:span text:style-name="T3">ont</text:span></text:p>
        </draw:text-box>
      </draw:frame>
      <draw:frame text:anchor-type="page" text:anchor-page-number="6" draw:z-index="920" draw:style-name="gr1" draw:text-style-name="P2" svg:width="0.7087in" svg:height="0.1622in" svg:x="1.8575in" svg:y="2.5728in">
        <draw:text-box>
          <text:p><text:span text:style-name="T3">suosivat h</text:span></text:p>
        </draw:text-box>
      </draw:frame>
      <draw:frame text:anchor-type="page" text:anchor-page-number="14" draw:z-index="919" draw:style-name="gr1" draw:text-style-name="P2" svg:width="0.0713in" svg:height="0.1622in" svg:x="2.9492in" svg:y="4.6783in">
        <draw:text-box>
          <text:p><text:span text:style-name="T1">¨</text:span></text:p>
        </draw:text-box>
      </draw:frame>
      <draw:frame text:anchor-type="page" text:anchor-page-number="4" draw:z-index="918" draw:style-name="gr1" draw:text-style-name="P2" svg:width="1.5894in" svg:height="0.1622in" svg:x="2.3437in" svg:y="3.2083in">
        <draw:text-box>
          <text:p><text:span text:style-name="T3">a aikaleimaverkossa ty</text:span></text:p>
        </draw:text-box>
      </draw:frame>
      <draw:frame text:anchor-type="page" text:anchor-page-number="1" draw:z-index="917" draw:style-name="gr1" draw:text-style-name="P2" svg:width="4.5949in" svg:height="0.1453in" svg:x="2.2035in" svg:y="5.65in">
        <draw:text-box>
          <text:p><text:span text:style-name="T6">kaksinkertaisen kulutuksen ongelmaan ratkaisuksi vertaisverkkoa. Verkko</text:span></text:p>
        </draw:text-box>
      </draw:frame>
      <draw:frame text:anchor-type="page" text:anchor-page-number="11" draw:z-index="916" draw:style-name="gr1" draw:text-style-name="P2" svg:width="0.3661in" svg:height="0.1622in" svg:x="1.8575in" svg:y="8.5508in">
        <draw:text-box>
          <text:p><text:span text:style-name="T3">z=30</text:span></text:p>
        </draw:text-box>
      </draw:frame>
      <draw:frame text:anchor-type="page" text:anchor-page-number="12" draw:z-index="915" draw:style-name="gr1" draw:text-style-name="P2" svg:width="1.8567in" svg:height="0.1622in" svg:x="4.6311in" svg:y="4.9665in">
        <draw:text-box>
          <text:p><text:span text:style-name="T3">jonka muuttamisesta tulee</text:span></text:p>
        </draw:text-box>
      </draw:frame>
      <draw:frame text:anchor-type="page" text:anchor-page-number="3" draw:z-index="914" draw:style-name="gr1" draw:text-style-name="P2" svg:width="2.0622in" svg:height="0.1622in" svg:x="4.839in" svg:y="3.9016in">
        <draw:text-box>
          <text:p><text:span text:style-name="T3">Rahapajapohjaisessa mallissa</text:span></text:p>
        </draw:text-box>
      </draw:frame>
      <draw:frame text:anchor-type="page" text:anchor-page-number="4" draw:z-index="913" draw:style-name="gr1" draw:text-style-name="P2" svg:width="0.0713in" svg:height="0.1622in" svg:x="2.3437in" svg:y="3.2146in">
        <draw:text-box>
          <text:p><text:span text:style-name="T3">¨</text:span></text:p>
        </draw:text-box>
      </draw:frame>
      <draw:frame text:anchor-type="page" text:anchor-page-number="7" draw:z-index="912" draw:style-name="gr1" draw:text-style-name="P2" svg:width="0.0713in" svg:height="0.1622in" svg:x="4.811in" svg:y="3.2146in">
        <draw:text-box>
          <text:p><text:span text:style-name="T3">¨</text:span></text:p>
        </draw:text-box>
      </draw:frame>
      <draw:frame text:anchor-type="page" text:anchor-page-number="5" draw:z-index="911" draw:style-name="gr1" draw:text-style-name="P2" svg:width="0.4024in" svg:height="0.1622in" svg:x="3.5516in" svg:y="3.9008in">
        <draw:text-box>
          <text:p><text:span text:style-name="T3">aksyv</text:span></text:p>
        </draw:text-box>
      </draw:frame>
      <draw:frame text:anchor-type="page" text:anchor-page-number="9" draw:z-index="910" draw:style-name="gr1" draw:text-style-name="P2" svg:width="0.0713in" svg:height="0.1622in" svg:x="2.4189in" svg:y="3.5063in">
        <draw:text-box>
          <text:p><text:span text:style-name="T3">¨</text:span></text:p>
        </draw:text-box>
      </draw:frame>
      <draw:polygon text:anchor-type="page" text:anchor-page-number="8" draw:z-index="909" draw:style-name="gr33" draw:text-style-name="P3" svg:width="0.8433in" svg:height="0.9169in" svg:x="3.7843in" svg:y="3.4079in" svg:viewBox="0 0 2143 2330" draw:points="1072,2330 0,2330 0,0 2143,0 2143,2330">
        <text:p/>
      </draw:polygon>
      <draw:frame text:anchor-type="page" text:anchor-page-number="2" draw:z-index="908" draw:style-name="gr1" draw:text-style-name="P2" svg:width="0.1406in" svg:height="0.1622in" svg:x="6.5083in" svg:y="2.9055in">
        <draw:text-box>
          <text:p><text:span text:style-name="T3">at</text:span></text:p>
        </draw:text-box>
      </draw:frame>
      <draw:frame text:anchor-type="page" text:anchor-page-number="10" draw:z-index="907" draw:style-name="gr1" draw:text-style-name="P2" svg:width="0.1303in" svg:height="0.1622in" svg:x="5.7299in" svg:y="2.5728in">
        <draw:text-box>
          <text:p><text:span text:style-name="T3">a.</text:span></text:p>
        </draw:text-box>
      </draw:frame>
      <draw:frame text:anchor-type="page" text:anchor-page-number="6" draw:z-index="906" draw:style-name="gr1" draw:text-style-name="P2" svg:width="0.3413in" svg:height="0.1622in" svg:x="6.3319in" svg:y="2.4075in">
        <draw:text-box>
          <text:p><text:span text:style-name="T3">jotka</text:span></text:p>
        </draw:text-box>
      </draw:frame>
      <draw:frame text:anchor-type="page" text:anchor-page-number="14" draw:z-index="905" draw:style-name="gr1" draw:text-style-name="P2" svg:width="1.1831in" svg:height="0.1622in" svg:x="1.8575in" svg:y="4.6717in">
        <draw:text-box>
          <text:p><text:span text:style-name="T1">Erityistili tietty</text:span></text:p>
        </draw:text-box>
      </draw:frame>
      <draw:frame text:anchor-type="page" text:anchor-page-number="5" draw:z-index="904" draw:style-name="gr1" draw:text-style-name="P2" svg:width="0.0713in" svg:height="0.1622in" svg:x="3.5516in" svg:y="3.9063in">
        <draw:text-box>
          <text:p><text:span text:style-name="T3">¨</text:span></text:p>
        </draw:text-box>
      </draw:frame>
      <draw:frame text:anchor-type="page" text:anchor-page-number="7" draw:z-index="903" draw:style-name="gr1" draw:text-style-name="P2" svg:width="2.6488in" svg:height="0.1622in" svg:x="2.4583in" svg:y="3.2083in">
        <draw:text-box>
          <text:p><text:span text:style-name="T3">atyt lohkot toimivat vahvistuksena siit</text:span></text:p>
        </draw:text-box>
      </draw:frame>
      <draw:frame text:anchor-type="page" text:anchor-page-number="8" draw:z-index="902" draw:style-name="gr1" draw:text-style-name="P2" svg:width="1.0378in" svg:height="0.1622in" svg:x="5.7382in" svg:y="2.8764in">
        <draw:text-box>
          <text:p><text:span text:style-name="T3">alle palautuvat</text:span></text:p>
        </draw:text-box>
      </draw:frame>
      <draw:frame text:anchor-type="page" text:anchor-page-number="4" draw:z-index="901" draw:style-name="gr1" draw:text-style-name="P2" svg:width="0.2303in" svg:height="0.1622in" svg:x="2.1654in" svg:y="3.2083in">
        <draw:text-box>
          <text:p><text:span text:style-name="T3">ass</text:span></text:p>
        </draw:text-box>
      </draw:frame>
      <draw:frame text:anchor-type="page" text:anchor-page-number="6" draw:z-index="900" draw:style-name="gr1" draw:text-style-name="P2" svg:width="0.1303in" svg:height="0.1622in" svg:x="6.1693in" svg:y="2.4075in">
        <draw:text-box>
          <text:p><text:span text:style-name="T3">a,</text:span></text:p>
        </draw:text-box>
      </draw:frame>
      <draw:frame text:anchor-type="page" text:anchor-page-number="12" draw:z-index="899" draw:style-name="gr1" draw:text-style-name="P2" svg:width="3.0421in" svg:height="0.1622in" svg:x="1.8575in" svg:y="4.9665in">
        <draw:text-box>
          <text:p><text:span text:style-name="T3">totapahtumat kirjataan julkiseen historiaan,</text:span></text:p>
        </draw:text-box>
      </draw:frame>
      <draw:frame text:anchor-type="page" text:anchor-page-number="9" draw:z-index="898" draw:style-name="gr1" draw:text-style-name="P2" svg:width="0.598in" svg:height="0.1622in" svg:x="1.8575in" svg:y="3.5in">
        <draw:text-box>
          <text:p><text:span text:style-name="T3">jun vilpit</text:span></text:p>
        </draw:text-box>
      </draw:frame>
      <draw:frame text:anchor-type="page" text:anchor-page-number="14" draw:z-index="897" draw:style-name="gr1" draw:text-style-name="P2" svg:width="0.0898in" svg:height="0.1622in" svg:x="2.2035in" svg:y="4.4016in">
        <draw:text-box>
          <text:p><text:span text:style-name="T3">9</text:span></text:p>
        </draw:text-box>
      </draw:frame>
      <draw:frame text:anchor-type="page" text:anchor-page-number="3" draw:z-index="896" draw:style-name="gr1" draw:text-style-name="P2" svg:width="2.5551in" svg:height="0.1622in" svg:x="2.4882in" svg:y="3.9016in">
        <draw:text-box>
          <text:p><text:span text:style-name="T3">vahvistaa tietyn siirron puuttumisen.</text:span></text:p>
        </draw:text-box>
      </draw:frame>
      <draw:frame text:anchor-type="page" text:anchor-page-number="2" draw:z-index="895" draw:style-name="gr1" draw:text-style-name="P2" svg:width="0.0713in" svg:height="0.1622in" svg:x="6.5083in" svg:y="2.911in">
        <draw:text-box>
          <text:p><text:span text:style-name="T3">¨</text:span></text:p>
        </draw:text-box>
      </draw:frame>
      <draw:frame text:anchor-type="page" text:anchor-page-number="11" draw:z-index="894" draw:style-name="gr1" draw:text-style-name="P2" svg:width="0.948in" svg:height="0.1622in" svg:x="2.3661in" svg:y="8.3846in">
        <draw:text-box>
          <text:p><text:span text:style-name="T3">P=0.0006132</text:span></text:p>
        </draw:text-box>
      </draw:frame>
      <draw:frame text:anchor-type="page" text:anchor-page-number="1" draw:z-index="893" draw:style-name="gr1" draw:text-style-name="P2" svg:width="0.3969in" svg:height="0.1453in" svg:x="5.9516in" svg:y="5.498in">
        <draw:text-box>
          <text:p><text:span text:style-name="T6">amme</text:span></text:p>
        </draw:text-box>
      </draw:frame>
      <draw:frame text:anchor-type="page" text:anchor-page-number="10" draw:z-index="892" draw:style-name="gr1" draw:text-style-name="P2" svg:width="0.0713in" svg:height="0.1622in" svg:x="5.7299in" svg:y="2.5799in">
        <draw:text-box>
          <text:p><text:span text:style-name="T3">¨</text:span></text:p>
        </draw:text-box>
      </draw:frame>
      <draw:frame text:anchor-type="page" text:anchor-page-number="2" draw:z-index="891" draw:style-name="gr1" draw:text-style-name="P2" svg:width="2.4122in" svg:height="0.1622in" svg:x="4.3154in" svg:y="2.9055in">
        <draw:text-box>
          <text:p><text:span text:style-name="T3">a kustannukset ja maksuihin liittyv</text:span></text:p>
        </draw:text-box>
      </draw:frame>
      <draw:frame text:anchor-type="page" text:anchor-page-number="9" draw:z-index="890" draw:style-name="gr1" draw:text-style-name="P2" svg:width="1.8921in" svg:height="0.1622in" svg:x="4.9827in" svg:y="3.3339in">
        <draw:text-box>
          <text:p><text:span text:style-name="T3">a luoda vaihtoehtoisen ket-</text:span></text:p>
        </draw:text-box>
      </draw:frame>
      <draw:frame text:anchor-type="page" text:anchor-page-number="12" draw:z-index="889" draw:style-name="gr1" draw:text-style-name="P2" svg:width="0.9248in" svg:height="0.1622in" svg:x="5.7811in" svg:y="4.8008in">
        <draw:text-box>
          <text:p><text:span text:style-name="T3">an avulla siir-</text:span></text:p>
        </draw:text-box>
      </draw:frame>
      <draw:frame text:anchor-type="page" text:anchor-page-number="8" draw:z-index="888" draw:style-name="gr1" draw:text-style-name="P2" svg:width="0.0713in" svg:height="0.1622in" svg:x="5.7382in" svg:y="2.8819in">
        <draw:text-box>
          <text:p><text:span text:style-name="T3">¨</text:span></text:p>
        </draw:text-box>
      </draw:frame>
      <draw:frame text:anchor-type="page" text:anchor-page-number="5" draw:z-index="887" draw:style-name="gr1" draw:text-style-name="P2" svg:width="1.5406in" svg:height="0.1622in" svg:x="2.2035in" svg:y="3.9008in">
        <draw:text-box>
          <text:p><text:span text:style-name="T3">Solmut ilmaisevat hyv</text:span></text:p>
        </draw:text-box>
      </draw:frame>
      <draw:frame text:anchor-type="page" text:anchor-page-number="11" draw:z-index="886" draw:style-name="gr1" draw:text-style-name="P2" svg:width="0.3661in" svg:height="0.1622in" svg:x="1.8575in" svg:y="8.3846in">
        <draw:text-box>
          <text:p><text:span text:style-name="T3">z=25</text:span></text:p>
        </draw:text-box>
      </draw:frame>
      <draw:frame text:anchor-type="page" text:anchor-page-number="10" draw:z-index="885" draw:style-name="gr1" draw:text-style-name="P2" svg:width="0.2512in" svg:height="0.1622in" svg:x="5.5138in" svg:y="2.5728in">
        <draw:text-box>
          <text:p><text:span text:style-name="T3">aist</text:span></text:p>
        </draw:text-box>
      </draw:frame>
      <draw:frame text:anchor-type="page" text:anchor-page-number="14" draw:z-index="884" draw:style-name="gr1" draw:text-style-name="P2" svg:width="2.965in" svg:height="0.1622in" svg:x="2.2035in" svg:y="4.2362in">
        <draw:text-box>
          <text:p><text:span text:style-name="T3">https://fi.wikipedia.org/wiki/Satunnaiskulku</text:span></text:p>
        </draw:text-box>
      </draw:frame>
      <draw:frame text:anchor-type="page" text:anchor-page-number="4" draw:z-index="883" draw:style-name="gr1" draw:text-style-name="P2" svg:width="0.0713in" svg:height="0.1622in" svg:x="2.1654in" svg:y="3.2146in">
        <draw:text-box>
          <text:p><text:span text:style-name="T3">¨</text:span></text:p>
        </draw:text-box>
      </draw:frame>
      <draw:frame text:anchor-type="page" text:anchor-page-number="1" draw:z-index="882" draw:style-name="gr1" draw:text-style-name="P2" svg:width="0.0642in" svg:height="0.1453in" svg:x="5.9516in" svg:y="5.5035in">
        <draw:text-box>
          <text:p><text:span text:style-name="T6">¨</text:span></text:p>
        </draw:text-box>
      </draw:frame>
      <draw:frame text:anchor-type="page" text:anchor-page-number="3" draw:z-index="881" draw:style-name="gr1" draw:text-style-name="P2" svg:width="0.6343in" svg:height="0.1622in" svg:x="1.8575in" svg:y="3.9016in">
        <draw:text-box>
          <text:p><text:span text:style-name="T3">mista voi</text:span></text:p>
        </draw:text-box>
      </draw:frame>
      <draw:frame text:anchor-type="page" text:anchor-page-number="7" draw:z-index="880" draw:style-name="gr1" draw:text-style-name="P2" svg:width="0.0713in" svg:height="0.1622in" svg:x="2.4583in" svg:y="3.2146in">
        <draw:text-box>
          <text:p><text:span text:style-name="T3">¨</text:span></text:p>
        </draw:text-box>
      </draw:frame>
      <draw:frame text:anchor-type="page" text:anchor-page-number="6" draw:z-index="879" draw:style-name="gr1" draw:text-style-name="P2" svg:width="0.0713in" svg:height="0.1622in" svg:x="6.1693in" svg:y="2.4134in">
        <draw:text-box>
          <text:p><text:span text:style-name="T3">¨</text:span></text:p>
        </draw:text-box>
      </draw:frame>
      <draw:frame text:anchor-type="page" text:anchor-page-number="5" draw:z-index="878" draw:style-name="gr1" draw:text-style-name="P2" svg:width="0.1335in" svg:height="0.1622in" svg:x="2.0272in" svg:y="3.9008in">
        <draw:text-box>
          <text:p><text:span text:style-name="T3">6.</text:span></text:p>
        </draw:text-box>
      </draw:frame>
      <draw:frame text:anchor-type="page" text:anchor-page-number="8" draw:z-index="877" draw:style-name="gr1" draw:text-style-name="P2" svg:width="0.1248in" svg:height="0.1622in" svg:x="5.6272in" svg:y="2.8764in">
        <draw:text-box>
          <text:p><text:span text:style-name="T3">aj</text:span></text:p>
        </draw:text-box>
      </draw:frame>
      <draw:frame text:anchor-type="page" text:anchor-page-number="7" draw:z-index="876" draw:style-name="gr1" draw:text-style-name="P2" svg:width="0.6504in" svg:height="0.1622in" svg:x="1.9in" svg:y="3.2083in">
        <draw:text-box>
          <text:p><text:span text:style-name="T3">alkeen lis</text:span></text:p>
        </draw:text-box>
      </draw:frame>
      <draw:frame text:anchor-type="page" text:anchor-page-number="2" draw:z-index="875" draw:style-name="gr1" draw:text-style-name="P2" svg:width="0.0713in" svg:height="0.1622in" svg:x="4.3154in" svg:y="2.911in">
        <draw:text-box>
          <text:p><text:span text:style-name="T3">¨</text:span></text:p>
        </draw:text-box>
      </draw:frame>
      <draw:frame text:anchor-type="page" text:anchor-page-number="9" draw:z-index="874" draw:style-name="gr1" draw:text-style-name="P2" svg:width="0.0713in" svg:height="0.1622in" svg:x="4.9827in" svg:y="3.3402in">
        <draw:text-box>
          <text:p><text:span text:style-name="T3">¨</text:span></text:p>
        </draw:text-box>
      </draw:frame>
      <draw:frame text:anchor-type="page" text:anchor-page-number="3" draw:z-index="873" draw:style-name="gr1" draw:text-style-name="P2" svg:width="3.3142in" svg:height="0.1622in" svg:x="3.7091in" svg:y="3.7362in">
        <draw:text-box>
          <text:p><text:span text:style-name="T3">a. Vain olemalla tietoinen kaikista siirtotapahtu-</text:span></text:p>
        </draw:text-box>
      </draw:frame>
      <draw:frame text:anchor-type="page" text:anchor-page-number="4" draw:z-index="872" draw:style-name="gr1" draw:text-style-name="P2" svg:width="0.0862in" svg:height="0.1622in" svg:x="2.0654in" svg:y="3.2083in">
        <draw:text-box>
          <text:p><text:span text:style-name="T3">T</text:span></text:p>
        </draw:text-box>
      </draw:frame>
      <draw:frame text:anchor-type="page" text:anchor-page-number="6" draw:z-index="871" draw:style-name="gr1" draw:text-style-name="P2" svg:width="0.1248in" svg:height="0.1622in" svg:x="6.0583in" svg:y="2.4075in">
        <draw:text-box>
          <text:p><text:span text:style-name="T3">oj</text:span></text:p>
        </draw:text-box>
      </draw:frame>
      <draw:frame text:anchor-type="page" text:anchor-page-number="1" draw:z-index="870" draw:style-name="gr1" draw:text-style-name="P2" svg:width="1.9787in" svg:height="0.1453in" svg:x="4.1398in" svg:y="5.498in">
        <draw:text-box>
          <text:p><text:span text:style-name="T6">an kaksinkertainen kulutus. Esit</text:span></text:p>
        </draw:text-box>
      </draw:frame>
      <draw:frame text:anchor-type="page" text:anchor-page-number="14" draw:z-index="869" draw:style-name="gr1" draw:text-style-name="P2" svg:width="4.0307in" svg:height="0.1622in" svg:x="1.8575in" svg:y="4.0693in">
        <draw:text-box>
          <text:p><text:span text:style-name="T1">Binominaalinen satunnaiskulku</text:span><text:span text:style-name="T3"> Binomial random walk</text:span></text:p>
        </draw:text-box>
      </draw:frame>
      <draw:frame text:anchor-type="page" text:anchor-page-number="10" draw:z-index="868" draw:style-name="gr1" draw:text-style-name="P2" svg:width="0.0713in" svg:height="0.1622in" svg:x="5.5138in" svg:y="2.5799in">
        <draw:text-box>
          <text:p><text:span text:style-name="T3">¨</text:span></text:p>
        </draw:text-box>
      </draw:frame>
      <draw:frame text:anchor-type="page" text:anchor-page-number="12" draw:z-index="867" draw:style-name="gr1" draw:text-style-name="P2" svg:width="0.0713in" svg:height="0.1622in" svg:x="5.7811in" svg:y="4.8071in">
        <draw:text-box>
          <text:p><text:span text:style-name="T3">¨</text:span></text:p>
        </draw:text-box>
      </draw:frame>
      <draw:frame text:anchor-type="page" text:anchor-page-number="11" draw:z-index="866" draw:style-name="gr1" draw:text-style-name="P2" svg:width="0.948in" svg:height="0.1622in" svg:x="2.3661in" svg:y="8.2189in">
        <draw:text-box>
          <text:p><text:span text:style-name="T3">P=0.0024804</text:span></text:p>
        </draw:text-box>
      </draw:frame>
      <draw:frame text:anchor-type="page" text:anchor-page-number="3" draw:z-index="865" draw:style-name="gr1" draw:text-style-name="P2" svg:width="0.0713in" svg:height="0.1622in" svg:x="3.7091in" svg:y="3.7417in">
        <draw:text-box>
          <text:p><text:span text:style-name="T3">¨</text:span></text:p>
        </draw:text-box>
      </draw:frame>
      <draw:frame text:anchor-type="page" text:anchor-page-number="12" draw:z-index="864" draw:style-name="gr1" draw:text-style-name="P2" svg:width="0.6512in" svg:height="0.1622in" svg:x="5.2307in" svg:y="4.8008in">
        <draw:text-box>
          <text:p><text:span text:style-name="T3">arjestelm</text:span></text:p>
        </draw:text-box>
      </draw:frame>
      <draw:frame text:anchor-type="page" text:anchor-page-number="9" draw:z-index="863" draw:style-name="gr1" draw:text-style-name="P2" svg:width="0.0862in" svg:height="0.1622in" svg:x="4.9138in" svg:y="3.3339in">
        <draw:text-box>
          <text:p><text:span text:style-name="T3">a</text:span></text:p>
        </draw:text-box>
      </draw:frame>
      <draw:frame text:anchor-type="page" text:anchor-page-number="6" draw:z-index="862" draw:style-name="gr1" draw:text-style-name="P2" svg:width="0.0713in" svg:height="0.1622in" svg:x="6.0583in" svg:y="2.4134in">
        <draw:text-box>
          <text:p><text:span text:style-name="T3">¨</text:span></text:p>
        </draw:text-box>
      </draw:frame>
      <draw:frame text:anchor-type="page" text:anchor-page-number="8" draw:z-index="861" draw:style-name="gr1" draw:text-style-name="P2" svg:width="0.0713in" svg:height="0.1622in" svg:x="5.6272in" svg:y="2.8819in">
        <draw:text-box>
          <text:p><text:span text:style-name="T3">¨</text:span></text:p>
        </draw:text-box>
      </draw:frame>
      <draw:frame text:anchor-type="page" text:anchor-page-number="5" draw:z-index="860" draw:style-name="gr1" draw:text-style-name="P2" svg:width="2.037in" svg:height="0.1622in" svg:x="3.161in" svg:y="3.6236in">
        <draw:text-box>
          <text:p><text:span text:style-name="T3">a ole jo kertaalleen kulutettu.</text:span></text:p>
        </draw:text-box>
      </draw:frame>
      <draw:frame text:anchor-type="page" text:anchor-page-number="7" draw:z-index="859" draw:style-name="gr1" draw:text-style-name="P2" svg:width="0.0713in" svg:height="0.1622in" svg:x="1.9in" svg:y="3.2146in">
        <draw:text-box>
          <text:p><text:span text:style-name="T3">¨</text:span></text:p>
        </draw:text-box>
      </draw:frame>
      <draw:frame text:anchor-type="page" text:anchor-page-number="11" draw:z-index="858" draw:style-name="gr1" draw:text-style-name="P2" svg:width="0.3661in" svg:height="0.1622in" svg:x="1.8575in" svg:y="8.2189in">
        <draw:text-box>
          <text:p><text:span text:style-name="T3">z=20</text:span></text:p>
        </draw:text-box>
      </draw:frame>
      <draw:frame text:anchor-type="page" text:anchor-page-number="1" draw:z-index="857" draw:style-name="gr1" draw:text-style-name="P2" svg:width="0.0642in" svg:height="0.1453in" svg:x="4.1398in" svg:y="5.5035in">
        <draw:text-box>
          <text:p><text:span text:style-name="T6">¨</text:span></text:p>
        </draw:text-box>
      </draw:frame>
      <draw:frame text:anchor-type="page" text:anchor-page-number="14" draw:z-index="856" draw:style-name="gr1" draw:text-style-name="P2" svg:width="0.4224in" svg:height="0.1622in" svg:x="2.2035in" svg:y="3.8in">
        <draw:text-box>
          <text:p><text:span text:style-name="T3">1–4, 7</text:span></text:p>
        </draw:text-box>
      </draw:frame>
      <draw:frame text:anchor-type="page" text:anchor-page-number="2" draw:z-index="855" draw:style-name="gr1" draw:text-style-name="P2" svg:width="0.2213in" svg:height="0.1622in" svg:x="4.1307in" svg:y="2.9055in">
        <draw:text-box>
          <text:p><text:span text:style-name="T3">am</text:span></text:p>
        </draw:text-box>
      </draw:frame>
      <draw:frame text:anchor-type="page" text:anchor-page-number="4" draw:z-index="854" draw:style-name="gr1" draw:text-style-name="P2" svg:width="1.4114in" svg:height="0.1622in" svg:x="2.8992in" svg:y="3.0425in">
        <draw:text-box>
          <text:p><text:span text:style-name="T3">a tiivistelaskelmalla.</text:span></text:p>
        </draw:text-box>
      </draw:frame>
      <draw:frame text:anchor-type="page" text:anchor-page-number="10" draw:z-index="853" draw:style-name="gr1" draw:text-style-name="P2" svg:width="0.174in" svg:height="0.1622in" svg:x="5.3681in" svg:y="2.5728in">
        <draw:text-box>
          <text:p><text:span text:style-name="T3">oh</text:span></text:p>
        </draw:text-box>
      </draw:frame>
      <draw:frame text:anchor-type="page" text:anchor-page-number="12" draw:z-index="852" draw:style-name="gr1" draw:text-style-name="P2" svg:width="0.0713in" svg:height="0.1622in" svg:x="5.2307in" svg:y="4.8071in">
        <draw:text-box>
          <text:p><text:span text:style-name="T3">¨</text:span></text:p>
        </draw:text-box>
      </draw:frame>
      <draw:frame text:anchor-type="page" text:anchor-page-number="1" draw:z-index="851" draw:style-name="gr1" draw:text-style-name="P2" svg:width="0.078in" svg:height="0.1453in" svg:x="4.0752in" svg:y="5.498in">
        <draw:text-box>
          <text:p><text:span text:style-name="T6">a</text:span></text:p>
        </draw:text-box>
      </draw:frame>
      <draw:frame text:anchor-type="page" text:anchor-page-number="7" draw:z-index="850" draw:style-name="gr1" draw:text-style-name="P2" svg:width="0.0398in" svg:height="0.1622in" svg:x="1.8575in" svg:y="3.2083in">
        <draw:text-box>
          <text:p><text:span text:style-name="T3">j</text:span></text:p>
        </draw:text-box>
      </draw:frame>
      <draw:frame text:anchor-type="page" text:anchor-page-number="5" draw:z-index="849" draw:style-name="gr1" draw:text-style-name="P2" svg:width="0.0713in" svg:height="0.1622in" svg:x="3.161in" svg:y="3.6299in">
        <draw:text-box>
          <text:p><text:span text:style-name="T3">¨</text:span></text:p>
        </draw:text-box>
      </draw:frame>
      <draw:frame text:anchor-type="page" text:anchor-page-number="9" draw:z-index="848" draw:style-name="gr1" draw:text-style-name="P2" svg:width="0.0713in" svg:height="0.1622in" svg:x="4.9138in" svg:y="3.3402in">
        <draw:text-box>
          <text:p><text:span text:style-name="T3">¨</text:span></text:p>
        </draw:text-box>
      </draw:frame>
      <draw:frame text:anchor-type="page" text:anchor-page-number="6" draw:z-index="847" draw:style-name="gr1" draw:text-style-name="P2" svg:width="0.228in" svg:height="0.1622in" svg:x="5.8626in" svg:y="2.4075in">
        <draw:text-box>
          <text:p><text:span text:style-name="T3">ant</text:span></text:p>
        </draw:text-box>
      </draw:frame>
      <draw:frame text:anchor-type="page" text:anchor-page-number="8" draw:z-index="846" draw:style-name="gr1" draw:text-style-name="P2" svg:width="0.3677in" svg:height="0.1622in" svg:x="5.311in" svg:y="2.8764in">
        <draw:text-box>
          <text:p><text:span text:style-name="T3">ahett</text:span></text:p>
        </draw:text-box>
      </draw:frame>
      <draw:frame text:anchor-type="page" text:anchor-page-number="14" draw:z-index="845" draw:style-name="gr1" draw:text-style-name="P2" svg:width="4.5748in" svg:height="0.1622in" svg:x="2.2035in" svg:y="3.6339in">
        <draw:text-box>
          <text:p><text:span text:style-name="T3">https://medium.com/brandin-kirjasto/21-oppituntia-2300d2f797c0</text:span></text:p>
        </draw:text-box>
      </draw:frame>
      <draw:frame text:anchor-type="page" text:anchor-page-number="2" draw:z-index="844" draw:style-name="gr1" draw:text-style-name="P2" svg:width="0.0713in" svg:height="0.1622in" svg:x="4.1307in" svg:y="2.911in">
        <draw:text-box>
          <text:p><text:span text:style-name="T3">¨</text:span></text:p>
        </draw:text-box>
      </draw:frame>
      <draw:frame text:anchor-type="page" text:anchor-page-number="10" draw:z-index="843" draw:style-name="gr1" draw:text-style-name="P2" svg:width="0.0713in" svg:height="0.1622in" svg:x="5.3681in" svg:y="2.5799in">
        <draw:text-box>
          <text:p><text:span text:style-name="T3">¨</text:span></text:p>
        </draw:text-box>
      </draw:frame>
      <draw:frame text:anchor-type="page" text:anchor-page-number="11" draw:z-index="842" draw:style-name="gr1" draw:text-style-name="P2" svg:width="0.948in" svg:height="0.1622in" svg:x="2.3661in" svg:y="8.0528in">
        <draw:text-box>
          <text:p><text:span text:style-name="T3">P=0.0101008</text:span></text:p>
        </draw:text-box>
      </draw:frame>
      <draw:frame text:anchor-type="page" text:anchor-page-number="3" draw:z-index="841" draw:style-name="gr1" draw:text-style-name="P2" svg:width="2.1142in" svg:height="0.1622in" svg:x="1.8575in" svg:y="3.7362in">
        <draw:text-box>
          <text:p><text:span text:style-name="T3">kertaisen kulutuksen yrityksist</text:span></text:p>
        </draw:text-box>
      </draw:frame>
      <draw:frame text:anchor-type="page" text:anchor-page-number="4" draw:z-index="840" draw:style-name="gr1" draw:text-style-name="P2" svg:width="0.0713in" svg:height="0.1622in" svg:x="2.8992in" svg:y="3.0484in">
        <draw:text-box>
          <text:p><text:span text:style-name="T3">¨</text:span></text:p>
        </draw:text-box>
      </draw:frame>
      <draw:frame text:anchor-type="page" text:anchor-page-number="2" draw:z-index="839" draw:style-name="gr1" draw:text-style-name="P2" svg:width="0.2185in" svg:height="0.1622in" svg:x="3.9264in" svg:y="2.9055in">
        <draw:text-box>
          <text:p><text:span text:style-name="T3">a n</text:span></text:p>
        </draw:text-box>
      </draw:frame>
      <draw:frame text:anchor-type="page" text:anchor-page-number="12" draw:z-index="838" draw:style-name="gr1" draw:text-style-name="P2" svg:width="0.6886in" svg:height="0.1622in" svg:x="4.6339in" svg:y="4.8008in">
        <draw:text-box>
          <text:p><text:span text:style-name="T3">ontodistej</text:span></text:p>
        </draw:text-box>
      </draw:frame>
      <draw:frame text:anchor-type="page" text:anchor-page-number="9" draw:z-index="837" draw:style-name="gr1" draw:text-style-name="P2" svg:width="0.4157in" svg:height="0.1622in" svg:x="4.5201in" svg:y="3.3339in">
        <draw:text-box>
          <text:p><text:span text:style-name="T3">a yritt</text:span></text:p>
        </draw:text-box>
      </draw:frame>
      <draw:frame text:anchor-type="page" text:anchor-page-number="4" draw:z-index="836" draw:style-name="gr1" draw:text-style-name="P2" svg:width="1.2169in" svg:height="0.1622in" svg:x="1.8575in" svg:y="3.0425in">
        <draw:text-box>
          <text:p><text:span text:style-name="T3">varmentaa yhdell</text:span></text:p>
        </draw:text-box>
      </draw:frame>
      <draw:frame text:anchor-type="page" text:anchor-page-number="3" draw:z-index="835" draw:style-name="gr1" draw:text-style-name="P2" svg:width="0.6205in" svg:height="0.1622in" svg:x="6.0992in" svg:y="3.5693in">
        <draw:text-box>
          <text:p><text:span text:style-name="T3">a kaksin-</text:span></text:p>
        </draw:text-box>
      </draw:frame>
      <draw:frame text:anchor-type="page" text:anchor-page-number="7" draw:z-index="834" draw:style-name="gr1" draw:text-style-name="P2" svg:width="1.2394in" svg:height="0.1622in" svg:x="5.5311in" svg:y="3.0425in">
        <draw:text-box>
          <text:p><text:span text:style-name="T3">ja kyseisen siirron</text:span></text:p>
        </draw:text-box>
      </draw:frame>
      <draw:frame text:anchor-type="page" text:anchor-page-number="5" draw:z-index="833" draw:style-name="gr1" draw:text-style-name="P2" svg:width="0.3488in" svg:height="0.1622in" svg:x="2.839in" svg:y="3.6236in">
        <draw:text-box>
          <text:p><text:span text:style-name="T3">a niit</text:span></text:p>
        </draw:text-box>
      </draw:frame>
      <draw:frame text:anchor-type="page" text:anchor-page-number="8" draw:z-index="832" draw:style-name="gr1" draw:text-style-name="P2" svg:width="0.0713in" svg:height="0.1622in" svg:x="5.311in" svg:y="2.8819in">
        <draw:text-box>
          <text:p><text:span text:style-name="T3">¨</text:span></text:p>
        </draw:text-box>
      </draw:frame>
      <draw:frame text:anchor-type="page" text:anchor-page-number="1" draw:z-index="831" draw:style-name="gr1" draw:text-style-name="P2" svg:width="0.0642in" svg:height="0.1453in" svg:x="4.0752in" svg:y="5.5035in">
        <draw:text-box>
          <text:p><text:span text:style-name="T6">¨</text:span></text:p>
        </draw:text-box>
      </draw:frame>
      <draw:frame text:anchor-type="page" text:anchor-page-number="6" draw:z-index="830" draw:style-name="gr1" draw:text-style-name="P2" svg:width="0.0713in" svg:height="0.1622in" svg:x="5.8626in" svg:y="2.4134in">
        <draw:text-box>
          <text:p><text:span text:style-name="T3">¨</text:span></text:p>
        </draw:text-box>
      </draw:frame>
      <draw:frame text:anchor-type="page" text:anchor-page-number="11" draw:z-index="829" draw:style-name="gr1" draw:text-style-name="P2" svg:width="0.3661in" svg:height="0.1622in" svg:x="1.8575in" svg:y="8.0528in">
        <draw:text-box>
          <text:p><text:span text:style-name="T3">z=15</text:span></text:p>
        </draw:text-box>
      </draw:frame>
      <draw:frame text:anchor-type="page" text:anchor-page-number="14" draw:z-index="828" draw:style-name="gr1" draw:text-style-name="P2" svg:width="2.6807in" svg:height="0.1622in" svg:x="1.8575in" svg:y="3.4681in">
        <draw:text-box>
          <text:p><text:span text:style-name="T1">Aikaleimapalvelin</text:span><text:span text:style-name="T3"> Timestamp server</text:span></text:p>
        </draw:text-box>
      </draw:frame>
      <draw:frame text:anchor-type="page" text:anchor-page-number="10" draw:z-index="827" draw:style-name="gr1" draw:text-style-name="P2" svg:width="1.9453in" svg:height="0.1622in" svg:x="3.6756in" svg:y="2.5728in">
        <draw:text-box>
          <text:p><text:span text:style-name="T3">a toivoo sen olevan liian my</text:span></text:p>
        </draw:text-box>
      </draw:frame>
      <draw:frame text:anchor-type="page" text:anchor-page-number="7" draw:z-index="826" draw:style-name="gr1" draw:text-style-name="P2" svg:width="3.328in" svg:height="0.1622in" svg:x="2.4972in" svg:y="3.0425in">
        <draw:text-box>
          <text:p><text:span text:style-name="T3">kun jokin verkon solmuista on kelpuuttanut sen,</text:span></text:p>
        </draw:text-box>
      </draw:frame>
      <draw:frame text:anchor-type="page" text:anchor-page-number="1" draw:z-index="825" draw:style-name="gr1" draw:text-style-name="P2" svg:width="0.1988in" svg:height="0.1453in" svg:x="3.9047in" svg:y="5.498in">
        <draw:text-box>
          <text:p><text:span text:style-name="T6">am</text:span></text:p>
        </draw:text-box>
      </draw:frame>
      <draw:frame text:anchor-type="page" text:anchor-page-number="5" draw:z-index="824" draw:style-name="gr1" draw:text-style-name="P2" svg:width="0.0713in" svg:height="0.1622in" svg:x="2.839in" svg:y="3.6299in">
        <draw:text-box>
          <text:p><text:span text:style-name="T3">¨</text:span></text:p>
        </draw:text-box>
      </draw:frame>
      <draw:frame text:anchor-type="page" text:anchor-page-number="6" draw:z-index="823" draw:style-name="gr1" draw:text-style-name="P2" svg:width="0.0862in" svg:height="0.1622in" svg:x="5.7929in" svg:y="2.4075in">
        <draw:text-box>
          <text:p><text:span text:style-name="T3">a</text:span></text:p>
        </draw:text-box>
      </draw:frame>
      <draw:frame text:anchor-type="page" text:anchor-page-number="9" draw:z-index="822" draw:style-name="gr1" draw:text-style-name="P2" svg:width="0.0713in" svg:height="0.1622in" svg:x="4.5201in" svg:y="3.3402in">
        <draw:text-box>
          <text:p><text:span text:style-name="T3">¨</text:span></text:p>
        </draw:text-box>
      </draw:frame>
      <draw:frame text:anchor-type="page" text:anchor-page-number="10" draw:z-index="821" draw:style-name="gr1" draw:text-style-name="P2" svg:width="0.0713in" svg:height="0.1622in" svg:x="3.6756in" svg:y="2.5799in">
        <draw:text-box>
          <text:p><text:span text:style-name="T3">¨</text:span></text:p>
        </draw:text-box>
      </draw:frame>
      <draw:frame text:anchor-type="page" text:anchor-page-number="11" draw:z-index="820" draw:style-name="gr1" draw:text-style-name="P2" svg:width="0.948in" svg:height="0.1622in" svg:x="2.3661in" svg:y="7.8866in">
        <draw:text-box>
          <text:p><text:span text:style-name="T3">P=0.0416605</text:span></text:p>
        </draw:text-box>
      </draw:frame>
      <draw:frame text:anchor-type="page" text:anchor-page-number="4" draw:z-index="819" draw:style-name="gr1" draw:text-style-name="P2" svg:width="0.6803in" svg:height="0.1622in" svg:x="6.0508in" svg:y="2.8764in">
        <draw:text-box>
          <text:p><text:span text:style-name="T3">o voidaan</text:span></text:p>
        </draw:text-box>
      </draw:frame>
      <draw:frame text:anchor-type="page" text:anchor-page-number="14" draw:z-index="818" draw:style-name="gr1" draw:text-style-name="P2" svg:width="0.9071in" svg:height="0.2331in" svg:x="1.8575in" svg:y="3.1083in">
        <draw:text-box>
          <text:p><text:span text:style-name="T10">Sanasto</text:span></text:p>
        </draw:text-box>
      </draw:frame>
      <draw:frame text:anchor-type="page" text:anchor-page-number="8" draw:z-index="817" draw:style-name="gr1" draw:text-style-name="P2" svg:width="3.6161in" svg:height="0.1622in" svg:x="2.2307in" svg:y="2.8764in">
        <draw:text-box>
          <text:p><text:span text:style-name="T3">an kaksi tulosarvoa: toinen on itse maksu ja toinen l</text:span></text:p>
        </draw:text-box>
      </draw:frame>
      <draw:frame text:anchor-type="page" text:anchor-page-number="12" draw:z-index="816" draw:style-name="gr1" draw:text-style-name="P2" svg:width="0.0713in" svg:height="0.1622in" svg:x="4.6339in" svg:y="4.8071in">
        <draw:text-box>
          <text:p><text:span text:style-name="T3">¨</text:span></text:p>
        </draw:text-box>
      </draw:frame>
      <draw:frame text:anchor-type="page" text:anchor-page-number="2" draw:z-index="815" draw:style-name="gr1" draw:text-style-name="P2" svg:width="0.0713in" svg:height="0.1622in" svg:x="3.9264in" svg:y="2.911in">
        <draw:text-box>
          <text:p><text:span text:style-name="T3">¨</text:span></text:p>
        </draw:text-box>
      </draw:frame>
      <draw:frame text:anchor-type="page" text:anchor-page-number="3" draw:z-index="814" draw:style-name="gr1" draw:text-style-name="P2" svg:width="0.0713in" svg:height="0.1622in" svg:x="6.0992in" svg:y="3.5756in">
        <draw:text-box>
          <text:p><text:span text:style-name="T3">¨</text:span></text:p>
        </draw:text-box>
      </draw:frame>
      <draw:frame text:anchor-type="page" text:anchor-page-number="2" draw:z-index="813" draw:style-name="gr1" draw:text-style-name="P2" svg:width="0.526in" svg:height="0.1622in" svg:x="3.4835in" svg:y="2.9055in">
        <draw:text-box>
          <text:p><text:span text:style-name="T3">aynniss</text:span></text:p>
        </draw:text-box>
      </draw:frame>
      <draw:frame text:anchor-type="page" text:anchor-page-number="3" draw:z-index="812" draw:style-name="gr1" draw:text-style-name="P2" svg:width="0.6925in" svg:height="0.1622in" svg:x="5.5138in" svg:y="3.5693in">
        <draw:text-box>
          <text:p><text:span text:style-name="T3">ohemmist</text:span></text:p>
        </draw:text-box>
      </draw:frame>
      <draw:frame text:anchor-type="page" text:anchor-page-number="1" draw:z-index="811" draw:style-name="gr1" draw:text-style-name="P2" svg:width="0.0642in" svg:height="0.1453in" svg:x="3.9047in" svg:y="5.5035in">
        <draw:text-box>
          <text:p><text:span text:style-name="T6">¨</text:span></text:p>
        </draw:text-box>
      </draw:frame>
      <draw:frame text:anchor-type="page" text:anchor-page-number="8" draw:z-index="810" draw:style-name="gr1" draw:text-style-name="P2" svg:width="0.0713in" svg:height="0.1622in" svg:x="2.2307in" svg:y="2.8819in">
        <draw:text-box>
          <text:p><text:span text:style-name="T3">¨</text:span></text:p>
        </draw:text-box>
      </draw:frame>
      <draw:frame text:anchor-type="page" text:anchor-page-number="12" draw:z-index="809" draw:style-name="gr1" draw:text-style-name="P2" svg:width="0.5335in" svg:height="0.1622in" svg:x="4.1661in" svg:y="4.8008in">
        <draw:text-box>
          <text:p><text:span text:style-name="T3">jossa ty</text:span></text:p>
        </draw:text-box>
      </draw:frame>
      <draw:frame text:anchor-type="page" text:anchor-page-number="9" draw:z-index="808" draw:style-name="gr1" draw:text-style-name="P2" svg:width="0.1248in" svg:height="0.1622in" svg:x="4.4083in" svg:y="3.3339in">
        <draw:text-box>
          <text:p><text:span text:style-name="T3">aj</text:span></text:p>
        </draw:text-box>
      </draw:frame>
      <draw:frame text:anchor-type="page" text:anchor-page-number="4" draw:z-index="807" draw:style-name="gr1" draw:text-style-name="P2" svg:width="0.0713in" svg:height="0.1622in" svg:x="6.0508in" svg:y="2.8819in">
        <draw:text-box>
          <text:p><text:span text:style-name="T3">¨</text:span></text:p>
        </draw:text-box>
      </draw:frame>
      <draw:frame text:anchor-type="page" text:anchor-page-number="7" draw:z-index="806" draw:style-name="gr1" draw:text-style-name="P2" svg:width="0.7189in" svg:height="0.1622in" svg:x="1.8575in" svg:y="3.0425in">
        <draw:text-box>
          <text:p><text:span text:style-name="T3">havaitsee,</text:span></text:p>
        </draw:text-box>
      </draw:frame>
      <draw:frame text:anchor-type="page" text:anchor-page-number="5" draw:z-index="805" draw:style-name="gr1" draw:text-style-name="P2" svg:width="0.726in" svg:height="0.1622in" svg:x="2.2035in" svg:y="3.6236in">
        <draw:text-box>
          <text:p><text:span text:style-name="T3">vollisia eik</text:span></text:p>
        </draw:text-box>
      </draw:frame>
      <draw:frame text:anchor-type="page" text:anchor-page-number="11" draw:z-index="804" draw:style-name="gr1" draw:text-style-name="P2" svg:width="0.3661in" svg:height="0.1622in" svg:x="1.8575in" svg:y="7.8866in">
        <draw:text-box>
          <text:p><text:span text:style-name="T3">z=10</text:span></text:p>
        </draw:text-box>
      </draw:frame>
      <draw:frame text:anchor-type="page" text:anchor-page-number="6" draw:z-index="803" draw:style-name="gr1" draw:text-style-name="P2" svg:width="0.0713in" svg:height="0.1622in" svg:x="5.7929in" svg:y="2.4134in">
        <draw:text-box>
          <text:p><text:span text:style-name="T3">¨</text:span></text:p>
        </draw:text-box>
      </draw:frame>
      <draw:frame text:anchor-type="page" text:anchor-page-number="14" draw:z-index="802" draw:style-name="gr1" draw:text-style-name="P2" svg:width="2.5697in" svg:height="0.1622in" svg:x="4.4929in" svg:y="2.7102in">
        <draw:text-box>
          <text:p><text:span text:style-name="T3">a suomennos on julkaisuversio 1.1.0.</text:span></text:p>
        </draw:text-box>
      </draw:frame>
      <draw:frame text:anchor-type="page" text:anchor-page-number="10" draw:z-index="801" draw:style-name="gr1" draw:text-style-name="P2" svg:width="0.1248in" svg:height="0.1622in" svg:x="3.5638in" svg:y="2.5728in">
        <draw:text-box>
          <text:p><text:span text:style-name="T3">aj</text:span></text:p>
        </draw:text-box>
      </draw:frame>
      <draw:frame text:anchor-type="page" text:anchor-page-number="4" draw:z-index="800" draw:style-name="gr1" draw:text-style-name="P2" svg:width="0.8843in" svg:height="0.1622in" svg:x="5.2701in" svg:y="2.8764in">
        <draw:text-box>
          <text:p><text:span text:style-name="T3">a, ja tehty ty</text:span></text:p>
        </draw:text-box>
      </draw:frame>
      <draw:frame text:anchor-type="page" text:anchor-page-number="5" draw:z-index="799" draw:style-name="gr1" draw:text-style-name="P2" svg:width="1.2224in" svg:height="0.1622in" svg:x="5.5374in" svg:y="3.4575in">
        <draw:text-box>
          <text:p><text:span text:style-name="T3">at siirrot ovat kel-</text:span></text:p>
        </draw:text-box>
      </draw:frame>
      <draw:frame text:anchor-type="page" text:anchor-page-number="8" draw:z-index="798" draw:style-name="gr1" draw:text-style-name="P2" svg:width="0.0862in" svg:height="0.1622in" svg:x="2.161in" svg:y="2.8764in">
        <draw:text-box>
          <text:p><text:span text:style-name="T3">a</text:span></text:p>
        </draw:text-box>
      </draw:frame>
      <draw:frame text:anchor-type="page" text:anchor-page-number="12" draw:z-index="797" draw:style-name="gr1" draw:text-style-name="P2" svg:width="1.9697in" svg:height="0.1622in" svg:x="2.4102in" svg:y="4.8008in">
        <draw:text-box>
          <text:p><text:span text:style-name="T3">an esitimme vertaisverkkoa,</text:span></text:p>
        </draw:text-box>
      </draw:frame>
      <draw:frame text:anchor-type="page" text:anchor-page-number="1" draw:z-index="796" draw:style-name="gr1" draw:text-style-name="P2" svg:width="0.9106in" svg:height="0.1453in" svg:x="3.0783in" svg:y="5.498in">
        <draw:text-box>
          <text:p><text:span text:style-name="T6">a tarvitaan est</text:span></text:p>
        </draw:text-box>
      </draw:frame>
      <draw:frame text:anchor-type="page" text:anchor-page-number="3" draw:z-index="795" draw:style-name="gr1" draw:text-style-name="P2" svg:width="0.0713in" svg:height="0.1622in" svg:x="5.5138in" svg:y="3.5756in">
        <draw:text-box>
          <text:p><text:span text:style-name="T3">¨</text:span></text:p>
        </draw:text-box>
      </draw:frame>
      <draw:frame text:anchor-type="page" text:anchor-page-number="10" draw:z-index="794" draw:style-name="gr1" draw:text-style-name="P2" svg:width="0.0713in" svg:height="0.1622in" svg:x="3.5638in" svg:y="2.5799in">
        <draw:text-box>
          <text:p><text:span text:style-name="T3">¨</text:span></text:p>
        </draw:text-box>
      </draw:frame>
      <draw:frame text:anchor-type="page" text:anchor-page-number="7" draw:z-index="793" draw:style-name="gr1" draw:text-style-name="P2" svg:width="0.174in" svg:height="0.1622in" svg:x="6.4854in" svg:y="2.8764in">
        <draw:text-box>
          <text:p><text:span text:style-name="T3">an</text:span></text:p>
        </draw:text-box>
      </draw:frame>
      <draw:frame text:anchor-type="page" text:anchor-page-number="9" draw:z-index="792" draw:style-name="gr1" draw:text-style-name="P2" svg:width="0.0713in" svg:height="0.1622in" svg:x="4.4083in" svg:y="3.3402in">
        <draw:text-box>
          <text:p><text:span text:style-name="T3">¨</text:span></text:p>
        </draw:text-box>
      </draw:frame>
      <draw:frame text:anchor-type="page" text:anchor-page-number="14" draw:z-index="791" draw:style-name="gr1" draw:text-style-name="P2" svg:width="0.0713in" svg:height="0.1622in" svg:x="4.4929in" svg:y="2.7165in">
        <draw:text-box>
          <text:p><text:span text:style-name="T3">¨</text:span></text:p>
        </draw:text-box>
      </draw:frame>
      <draw:frame text:anchor-type="page" text:anchor-page-number="2" draw:z-index="790" draw:style-name="gr1" draw:text-style-name="P2" svg:width="0.0713in" svg:height="0.1622in" svg:x="3.4835in" svg:y="2.911in">
        <draw:text-box>
          <text:p><text:span text:style-name="T3">¨</text:span></text:p>
        </draw:text-box>
      </draw:frame>
      <draw:frame text:anchor-type="page" text:anchor-page-number="11" draw:z-index="789" draw:style-name="gr1" draw:text-style-name="P2" svg:width="0.948in" svg:height="0.1622in" svg:x="2.3661in" svg:y="7.7209in">
        <draw:text-box>
          <text:p><text:span text:style-name="T3">P=0.1773523</text:span></text:p>
        </draw:text-box>
      </draw:frame>
      <draw:frame text:anchor-type="page" text:anchor-page-number="6" draw:z-index="788" draw:style-name="gr1" draw:text-style-name="P2" svg:width="3.9043in" svg:height="0.1622in" svg:x="2.3929in" svg:y="2.4075in">
        <draw:text-box>
          <text:p><text:span text:style-name="T3">an kannattavampana vaihtoehtona noudattaa sellaisia s</text:span></text:p>
        </draw:text-box>
      </draw:frame>
      <draw:frame text:anchor-type="page" text:anchor-page-number="3" draw:z-index="787" draw:style-name="gr1" draw:text-style-name="P2" svg:width="0.3469in" svg:height="0.1622in" svg:x="5.2201in" svg:y="3.5693in">
        <draw:text-box>
          <text:p><text:span text:style-name="T3">a my</text:span></text:p>
        </draw:text-box>
      </draw:frame>
      <draw:frame text:anchor-type="page" text:anchor-page-number="8" draw:z-index="786" draw:style-name="gr1" draw:text-style-name="P2" svg:width="0.0713in" svg:height="0.1622in" svg:x="2.161in" svg:y="2.8819in">
        <draw:text-box>
          <text:p><text:span text:style-name="T3">¨</text:span></text:p>
        </draw:text-box>
      </draw:frame>
      <draw:frame text:anchor-type="page" text:anchor-page-number="10" draw:z-index="785" draw:style-name="gr1" draw:text-style-name="P2" svg:width="0.3677in" svg:height="0.1622in" svg:x="3.2492in" svg:y="2.5728in">
        <draw:text-box>
          <text:p><text:span text:style-name="T3">ahett</text:span></text:p>
        </draw:text-box>
      </draw:frame>
      <draw:frame text:anchor-type="page" text:anchor-page-number="6" draw:z-index="784" draw:style-name="gr1" draw:text-style-name="P2" svg:width="0.0713in" svg:height="0.1622in" svg:x="2.3929in" svg:y="2.4134in">
        <draw:text-box>
          <text:p><text:span text:style-name="T3">¨</text:span></text:p>
        </draw:text-box>
      </draw:frame>
      <draw:frame text:anchor-type="page" text:anchor-page-number="7" draw:z-index="783" draw:style-name="gr1" draw:text-style-name="P2" svg:width="0.0713in" svg:height="0.1622in" svg:x="6.4854in" svg:y="2.8819in">
        <draw:text-box>
          <text:p><text:span text:style-name="T3">¨</text:span></text:p>
        </draw:text-box>
      </draw:frame>
      <draw:frame text:anchor-type="page" text:anchor-page-number="4" draw:z-index="782" draw:style-name="gr1" draw:text-style-name="P2" svg:width="0.0713in" svg:height="0.1622in" svg:x="5.2701in" svg:y="2.8819in">
        <draw:text-box>
          <text:p><text:span text:style-name="T3">¨</text:span></text:p>
        </draw:text-box>
      </draw:frame>
      <draw:frame text:anchor-type="page" text:anchor-page-number="1" draw:z-index="781" draw:style-name="gr1" draw:text-style-name="P2" svg:width="0.0642in" svg:height="0.1453in" svg:x="3.0783in" svg:y="5.5035in">
        <draw:text-box>
          <text:p><text:span text:style-name="T6">¨</text:span></text:p>
        </draw:text-box>
      </draw:frame>
      <draw:frame text:anchor-type="page" text:anchor-page-number="5" draw:z-index="780" draw:style-name="gr1" draw:text-style-name="P2" svg:width="0.0713in" svg:height="0.1622in" svg:x="5.5374in" svg:y="3.4638in">
        <draw:text-box>
          <text:p><text:span text:style-name="T3">¨</text:span></text:p>
        </draw:text-box>
      </draw:frame>
      <draw:frame text:anchor-type="page" text:anchor-page-number="12" draw:z-index="779" draw:style-name="gr1" draw:text-style-name="P2" svg:width="0.0713in" svg:height="0.1622in" svg:x="2.4102in" svg:y="4.8071in">
        <draw:text-box>
          <text:p><text:span text:style-name="T3">¨</text:span></text:p>
        </draw:text-box>
      </draw:frame>
      <draw:frame text:anchor-type="page" text:anchor-page-number="9" draw:z-index="778" draw:style-name="gr1" draw:text-style-name="P2" svg:width="0.0862in" svg:height="0.1622in" svg:x="4.3398in" svg:y="3.3339in">
        <draw:text-box>
          <text:p><text:span text:style-name="T3">a</text:span></text:p>
        </draw:text-box>
      </draw:frame>
      <draw:frame text:anchor-type="page" text:anchor-page-number="2" draw:z-index="777" draw:style-name="gr1" draw:text-style-name="P2" svg:width="0.7205in" svg:height="0.1622in" svg:x="2.8484in" svg:y="2.9055in">
        <draw:text-box>
          <text:p><text:span text:style-name="T3">a kaupank</text:span></text:p>
        </draw:text-box>
      </draw:frame>
      <draw:frame text:anchor-type="page" text:anchor-page-number="11" draw:z-index="776" draw:style-name="gr1" draw:text-style-name="P2" svg:width="0.278in" svg:height="0.1622in" svg:x="1.8575in" svg:y="7.7209in">
        <draw:text-box>
          <text:p><text:span text:style-name="T3">z=5</text:span></text:p>
        </draw:text-box>
      </draw:frame>
      <draw:frame text:anchor-type="page" text:anchor-page-number="14" draw:z-index="775" draw:style-name="gr1" draw:text-style-name="P2" svg:width="0.2213in" svg:height="0.1622in" svg:x="4.3083in" svg:y="2.7102in">
        <draw:text-box>
          <text:p><text:span text:style-name="T3">am</text:span></text:p>
        </draw:text-box>
      </draw:frame>
      <draw:frame text:anchor-type="page" text:anchor-page-number="14" draw:z-index="774" draw:style-name="gr1" draw:text-style-name="P2" svg:width="0.0713in" svg:height="0.1622in" svg:x="4.3083in" svg:y="2.7165in">
        <draw:text-box>
          <text:p><text:span text:style-name="T3">¨</text:span></text:p>
        </draw:text-box>
      </draw:frame>
      <draw:frame text:anchor-type="page" text:anchor-page-number="1" draw:z-index="773" draw:style-name="gr1" draw:text-style-name="P2" svg:width="0.9685in" svg:height="0.1453in" svg:x="2.2035in" svg:y="5.498in">
        <draw:text-box>
          <text:p><text:span text:style-name="T6">ta osapuolta yh</text:span></text:p>
        </draw:text-box>
      </draw:frame>
      <draw:frame text:anchor-type="page" text:anchor-page-number="9" draw:z-index="772" draw:style-name="gr1" draw:text-style-name="P2" svg:width="0.0713in" svg:height="0.1622in" svg:x="4.3398in" svg:y="3.3402in">
        <draw:text-box>
          <text:p><text:span text:style-name="T3">¨</text:span></text:p>
        </draw:text-box>
      </draw:frame>
      <draw:frame text:anchor-type="page" text:anchor-page-number="7" draw:z-index="771" draw:style-name="gr1" draw:text-style-name="P2" svg:width="2.3039in" svg:height="0.1622in" svg:x="4.5193in" svg:y="2.8764in">
        <draw:text-box>
          <text:p><text:span text:style-name="T3">a sen tiettyyn kohtaan ketjussa h</text:span></text:p>
        </draw:text-box>
      </draw:frame>
      <draw:frame text:anchor-type="page" text:anchor-page-number="12" draw:z-index="770" draw:style-name="gr1" draw:text-style-name="P2" svg:width="0.174in" svg:height="0.1622in" svg:x="2.2638in" svg:y="4.8008in">
        <draw:text-box>
          <text:p><text:span text:style-name="T3">ah</text:span></text:p>
        </draw:text-box>
      </draw:frame>
      <draw:frame text:anchor-type="page" text:anchor-page-number="5" draw:z-index="769" draw:style-name="gr1" draw:text-style-name="P2" svg:width="0.2213in" svg:height="0.1622in" svg:x="5.3535in" svg:y="3.4575in">
        <draw:text-box>
          <text:p><text:span text:style-name="T3">am</text:span></text:p>
        </draw:text-box>
      </draw:frame>
      <draw:frame text:anchor-type="page" text:anchor-page-number="11" draw:z-index="768" draw:style-name="gr1" draw:text-style-name="P2" svg:width="0.948in" svg:height="0.1622in" svg:x="2.3661in" svg:y="7.5547in">
        <draw:text-box>
          <text:p><text:span text:style-name="T3">P=1.0000000</text:span></text:p>
        </draw:text-box>
      </draw:frame>
      <draw:frame text:anchor-type="page" text:anchor-page-number="4" draw:z-index="767" draw:style-name="gr1" draw:text-style-name="P2" svg:width="0.1406in" svg:height="0.1622in" svg:x="5.1472in" svg:y="2.8764in">
        <draw:text-box>
          <text:p><text:span text:style-name="T3">ot</text:span></text:p>
        </draw:text-box>
      </draw:frame>
      <draw:frame text:anchor-type="page" text:anchor-page-number="3" draw:z-index="766" draw:style-name="gr1" draw:text-style-name="P2" svg:width="0.0713in" svg:height="0.1622in" svg:x="5.2201in" svg:y="3.5756in">
        <draw:text-box>
          <text:p><text:span text:style-name="T3">¨</text:span></text:p>
        </draw:text-box>
      </draw:frame>
      <draw:frame text:anchor-type="page" text:anchor-page-number="8" draw:z-index="765" draw:style-name="gr1" draw:text-style-name="P2" svg:width="0.3543in" svg:height="0.1622in" svg:x="1.8575in" svg:y="2.8764in">
        <draw:text-box>
          <text:p><text:span text:style-name="T3">enint</text:span></text:p>
        </draw:text-box>
      </draw:frame>
      <draw:frame text:anchor-type="page" text:anchor-page-number="2" draw:z-index="764" draw:style-name="gr1" draw:text-style-name="P2" svg:width="0.0713in" svg:height="0.1622in" svg:x="2.8484in" svg:y="2.911in">
        <draw:text-box>
          <text:p><text:span text:style-name="T3">¨</text:span></text:p>
        </draw:text-box>
      </draw:frame>
      <draw:frame text:anchor-type="page" text:anchor-page-number="6" draw:z-index="763" draw:style-name="gr1" draw:text-style-name="P2" svg:width="0.1685in" svg:height="0.1622in" svg:x="2.2516in" svg:y="2.4075in">
        <draw:text-box>
          <text:p><text:span text:style-name="T3">av</text:span></text:p>
        </draw:text-box>
      </draw:frame>
      <draw:frame text:anchor-type="page" text:anchor-page-number="10" draw:z-index="762" draw:style-name="gr1" draw:text-style-name="P2" svg:width="0.0713in" svg:height="0.1622in" svg:x="3.2492in" svg:y="2.5799in">
        <draw:text-box>
          <text:p><text:span text:style-name="T3">¨</text:span></text:p>
        </draw:text-box>
      </draw:frame>
      <draw:frame text:anchor-type="page" text:anchor-page-number="1" draw:z-index="761" draw:style-name="gr1" draw:text-style-name="P2" svg:width="1.526in" svg:height="0.1453in" svg:x="4.9008in" svg:y="5.3457in">
        <draw:text-box>
          <text:p><text:span text:style-name="T6">an, jos luotettua kolmat-</text:span></text:p>
        </draw:text-box>
      </draw:frame>
      <draw:frame text:anchor-type="page" text:anchor-page-number="9" draw:z-index="760" draw:style-name="gr1" draw:text-style-name="P2" svg:width="0.2461in" svg:height="0.1622in" svg:x="4.1244in" svg:y="3.3339in">
        <draw:text-box>
          <text:p><text:span text:style-name="T3">okk</text:span></text:p>
        </draw:text-box>
      </draw:frame>
      <draw:frame text:anchor-type="page" text:anchor-page-number="4" draw:z-index="759" draw:style-name="gr1" draw:text-style-name="P2" svg:width="0.0713in" svg:height="0.1622in" svg:x="5.1472in" svg:y="2.8819in">
        <draw:text-box>
          <text:p><text:span text:style-name="T3">¨</text:span></text:p>
        </draw:text-box>
      </draw:frame>
      <draw:frame text:anchor-type="page" text:anchor-page-number="7" draw:z-index="758" draw:style-name="gr1" draw:text-style-name="P2" svg:width="0.0713in" svg:height="0.1622in" svg:x="4.5193in" svg:y="2.8819in">
        <draw:text-box>
          <text:p><text:span text:style-name="T3">¨</text:span></text:p>
        </draw:text-box>
      </draw:frame>
      <draw:frame text:anchor-type="page" text:anchor-page-number="5" draw:z-index="757" draw:style-name="gr1" draw:text-style-name="P2" svg:width="0.0713in" svg:height="0.1622in" svg:x="5.3535in" svg:y="3.4638in">
        <draw:text-box>
          <text:p><text:span text:style-name="T3">¨</text:span></text:p>
        </draw:text-box>
      </draw:frame>
      <draw:frame text:anchor-type="page" text:anchor-page-number="12" draw:z-index="756" draw:style-name="gr1" draw:text-style-name="P2" svg:width="0.0713in" svg:height="0.1622in" svg:x="2.2638in" svg:y="4.8071in">
        <draw:text-box>
          <text:p><text:span text:style-name="T3">¨</text:span></text:p>
        </draw:text-box>
      </draw:frame>
      <draw:frame text:anchor-type="page" text:anchor-page-number="8" draw:z-index="755" draw:style-name="gr1" draw:text-style-name="P2" svg:width="0.2594in" svg:height="0.1622in" svg:x="6.4244in" svg:y="2.7102in">
        <draw:text-box>
          <text:p><text:span text:style-name="T3">aen</text:span></text:p>
        </draw:text-box>
      </draw:frame>
      <draw:frame text:anchor-type="page" text:anchor-page-number="2" draw:z-index="754" draw:style-name="gr1" draw:text-style-name="P2" svg:width="1.1748in" svg:height="0.1622in" svg:x="1.8575in" svg:y="2.9055in">
        <draw:text-box>
          <text:p><text:span text:style-name="T3">Kahdenkeskisess</text:span></text:p>
        </draw:text-box>
      </draw:frame>
      <draw:frame text:anchor-type="page" text:anchor-page-number="11" draw:z-index="753" draw:style-name="gr1" draw:text-style-name="P2" svg:width="0.278in" svg:height="0.1622in" svg:x="1.8575in" svg:y="7.5547in">
        <draw:text-box>
          <text:p><text:span text:style-name="T3">z=0</text:span></text:p>
        </draw:text-box>
      </draw:frame>
      <draw:frame text:anchor-type="page" text:anchor-page-number="10" draw:z-index="752" draw:style-name="gr1" draw:text-style-name="P2" svg:width="1.4705in" svg:height="0.1622in" svg:x="1.9346in" svg:y="2.5728in">
        <draw:text-box>
          <text:p><text:span text:style-name="T3">ain tapahtuu, mutta l</text:span></text:p>
        </draw:text-box>
      </draw:frame>
      <draw:frame text:anchor-type="page" text:anchor-page-number="3" draw:z-index="751" draw:style-name="gr1" draw:text-style-name="P2" svg:width="0.2177in" svg:height="0.1622in" svg:x="5.0209in" svg:y="3.5693in">
        <draw:text-box>
          <text:p><text:span text:style-name="T3">alit</text:span></text:p>
        </draw:text-box>
      </draw:frame>
      <draw:frame text:anchor-type="page" text:anchor-page-number="14" draw:z-index="750" draw:style-name="gr1" draw:text-style-name="P2" svg:width="1.7516in" svg:height="0.1622in" svg:x="2.7417in" svg:y="2.7102in">
        <draw:text-box>
          <text:p><text:span text:style-name="T3">ajiin Telegramin kautta. T</text:span></text:p>
        </draw:text-box>
      </draw:frame>
      <draw:frame text:anchor-type="page" text:anchor-page-number="6" draw:z-index="749" draw:style-name="gr1" draw:text-style-name="P2" svg:width="0.0713in" svg:height="0.1622in" svg:x="2.2516in" svg:y="2.4134in">
        <draw:text-box>
          <text:p><text:span text:style-name="T3">¨</text:span></text:p>
        </draw:text-box>
      </draw:frame>
      <draw:frame text:anchor-type="page" text:anchor-page-number="1" draw:z-index="748" draw:style-name="gr1" draw:text-style-name="P2" svg:width="0.0642in" svg:height="0.1453in" svg:x="4.9008in" svg:y="5.3516in">
        <draw:text-box>
          <text:p><text:span text:style-name="T6">¨</text:span></text:p>
        </draw:text-box>
      </draw:frame>
      <draw:frame text:anchor-type="page" text:anchor-page-number="9" draw:z-index="747" draw:style-name="gr1" draw:text-style-name="P2" svg:width="0.0713in" svg:height="0.1622in" svg:x="4.1244in" svg:y="3.3402in">
        <draw:text-box>
          <text:p><text:span text:style-name="T3">¨</text:span></text:p>
        </draw:text-box>
      </draw:frame>
      <draw:frame text:anchor-type="page" text:anchor-page-number="11" draw:z-index="746" draw:style-name="gr1" draw:text-style-name="P2" svg:width="0.4252in" svg:height="0.1622in" svg:x="1.8575in" svg:y="7.389in">
        <draw:text-box>
          <text:p><text:span text:style-name="T3">q=0.3</text:span></text:p>
        </draw:text-box>
      </draw:frame>
      <draw:frame text:anchor-type="page" text:anchor-page-number="14" draw:z-index="745" draw:style-name="gr1" draw:text-style-name="P2" svg:width="0.0713in" svg:height="0.1622in" svg:x="2.7417in" svg:y="2.7165in">
        <draw:text-box>
          <text:p><text:span text:style-name="T3">¨</text:span></text:p>
        </draw:text-box>
      </draw:frame>
      <draw:frame text:anchor-type="page" text:anchor-page-number="2" draw:z-index="744" draw:style-name="gr1" draw:text-style-name="P2" svg:width="0.1303in" svg:height="0.1622in" svg:x="6.5244in" svg:y="2.7398in">
        <draw:text-box>
          <text:p><text:span text:style-name="T3">a.</text:span></text:p>
        </draw:text-box>
      </draw:frame>
      <draw:frame text:anchor-type="page" text:anchor-page-number="6" draw:z-index="743" draw:style-name="gr1" draw:text-style-name="P2" svg:width="0.1823in" svg:height="0.1622in" svg:x="2.0819in" svg:y="2.4075in">
        <draw:text-box>
          <text:p><text:span text:style-name="T3">pit</text:span></text:p>
        </draw:text-box>
      </draw:frame>
      <draw:frame text:anchor-type="page" text:anchor-page-number="10" draw:z-index="742" draw:style-name="gr1" draw:text-style-name="P2" svg:width="0.0713in" svg:height="0.1622in" svg:x="1.9346in" svg:y="2.5799in">
        <draw:text-box>
          <text:p><text:span text:style-name="T3">¨</text:span></text:p>
        </draw:text-box>
      </draw:frame>
      <draw:frame text:anchor-type="page" text:anchor-page-number="3" draw:z-index="741" draw:style-name="gr1" draw:text-style-name="P2" svg:width="0.0713in" svg:height="0.1622in" svg:x="5.0209in" svg:y="3.5756in">
        <draw:text-box>
          <text:p><text:span text:style-name="T3">¨</text:span></text:p>
        </draw:text-box>
      </draw:frame>
      <draw:frame text:anchor-type="page" text:anchor-page-number="7" draw:z-index="740" draw:style-name="gr1" draw:text-style-name="P2" svg:width="0.1634in" svg:height="0.1622in" svg:x="4.3728in" svg:y="2.8764in">
        <draw:text-box>
          <text:p><text:span text:style-name="T3">all</text:span></text:p>
        </draw:text-box>
      </draw:frame>
      <draw:frame text:anchor-type="page" text:anchor-page-number="5" draw:z-index="739" draw:style-name="gr1" draw:text-style-name="P2" svg:width="0.1787in" svg:height="0.1622in" svg:x="5.1917in" svg:y="3.4575in">
        <draw:text-box>
          <text:p><text:span text:style-name="T3">alt</text:span></text:p>
        </draw:text-box>
      </draw:frame>
      <draw:frame text:anchor-type="page" text:anchor-page-number="4" draw:z-index="738" draw:style-name="gr1" draw:text-style-name="P2" svg:width="1.9886in" svg:height="0.1622in" svg:x="3.4575in" svg:y="2.8764in">
        <draw:text-box>
          <text:p><text:span text:style-name="T3">ahden eksponentiaalisesti ty</text:span></text:p>
        </draw:text-box>
      </draw:frame>
      <draw:frame text:anchor-type="page" text:anchor-page-number="8" draw:z-index="737" draw:style-name="gr1" draw:text-style-name="P2" svg:width="0.0713in" svg:height="0.1622in" svg:x="6.4244in" svg:y="2.7165in">
        <draw:text-box>
          <text:p><text:span text:style-name="T3">¨</text:span></text:p>
        </draw:text-box>
      </draw:frame>
      <draw:frame text:anchor-type="page" text:anchor-page-number="12" draw:z-index="736" draw:style-name="gr1" draw:text-style-name="P2" svg:width="0.0559in" svg:height="0.1622in" svg:x="2.2102in" svg:y="4.8008in">
        <draw:text-box>
          <text:p><text:span text:style-name="T3">t</text:span></text:p>
        </draw:text-box>
      </draw:frame>
      <draw:frame text:anchor-type="page" text:anchor-page-number="9" draw:z-index="735" draw:style-name="gr1" draw:text-style-name="P2" svg:width="0.5669in" svg:height="0.1622in" svg:x="3.6374in" svg:y="3.3339in">
        <draw:text-box>
          <text:p><text:span text:style-name="T3">jossa hy</text:span></text:p>
        </draw:text-box>
      </draw:frame>
      <draw:frame text:anchor-type="page" text:anchor-page-number="5" draw:z-index="734" draw:style-name="gr1" draw:text-style-name="P2" svg:width="0.0713in" svg:height="0.1622in" svg:x="5.1917in" svg:y="3.4638in">
        <draw:text-box>
          <text:p><text:span text:style-name="T3">¨</text:span></text:p>
        </draw:text-box>
      </draw:frame>
      <draw:frame text:anchor-type="page" text:anchor-page-number="3" draw:z-index="733" draw:style-name="gr1" draw:text-style-name="P2" svg:width="1.1335in" svg:height="0.1622in" svg:x="4.0638in" svg:y="3.5693in">
        <draw:text-box>
          <text:p><text:span text:style-name="T3">a, joten emme v</text:span></text:p>
        </draw:text-box>
      </draw:frame>
      <draw:frame text:anchor-type="page" text:anchor-page-number="7" draw:z-index="732" draw:style-name="gr1" draw:text-style-name="P2" svg:width="0.0713in" svg:height="0.1622in" svg:x="4.3728in" svg:y="2.8819in">
        <draw:text-box>
          <text:p><text:span text:style-name="T3">¨</text:span></text:p>
        </draw:text-box>
      </draw:frame>
      <draw:frame text:anchor-type="page" text:anchor-page-number="12" draw:z-index="731" draw:style-name="gr1" draw:text-style-name="P2" svg:width="0.3516in" svg:height="0.1622in" svg:x="1.8575in" svg:y="4.8008in">
        <draw:text-box>
          <text:p><text:span text:style-name="T3">suksi</text:span></text:p>
        </draw:text-box>
      </draw:frame>
      <draw:frame text:anchor-type="page" text:anchor-page-number="4" draw:z-index="730" draw:style-name="gr1" draw:text-style-name="P2" svg:width="0.0713in" svg:height="0.1622in" svg:x="3.4575in" svg:y="2.8819in">
        <draw:text-box>
          <text:p><text:span text:style-name="T3">¨</text:span></text:p>
        </draw:text-box>
      </draw:frame>
      <draw:frame text:anchor-type="page" text:anchor-page-number="1" draw:z-index="729" draw:style-name="gr1" draw:text-style-name="P2" svg:width="0.078in" svg:height="0.1453in" svg:x="4.8366in" svg:y="5.3457in">
        <draw:text-box>
          <text:p><text:span text:style-name="T6">a</text:span></text:p>
        </draw:text-box>
      </draw:frame>
      <draw:frame text:anchor-type="page" text:anchor-page-number="10" draw:z-index="728" draw:style-name="gr1" draw:text-style-name="P2" svg:width="0.0894in" svg:height="0.1622in" svg:x="1.8575in" svg:y="2.5728in">
        <draw:text-box>
          <text:p><text:span text:style-name="T3">n</text:span></text:p>
        </draw:text-box>
      </draw:frame>
      <draw:frame text:anchor-type="page" text:anchor-page-number="8" draw:z-index="727" draw:style-name="gr1" draw:text-style-name="P2" svg:width="0.1787in" svg:height="0.1622in" svg:x="6.2626in" svg:y="2.7102in">
        <draw:text-box>
          <text:p><text:span text:style-name="T3">alt</text:span></text:p>
        </draw:text-box>
      </draw:frame>
      <draw:frame text:anchor-type="page" text:anchor-page-number="14" draw:z-index="726" draw:style-name="gr1" draw:text-style-name="P2" svg:width="0.228in" svg:height="0.1622in" svg:x="2.5453in" svg:y="2.7102in">
        <draw:text-box>
          <text:p><text:span text:style-name="T3">ant</text:span></text:p>
        </draw:text-box>
      </draw:frame>
      <draw:frame text:anchor-type="page" text:anchor-page-number="11" draw:z-index="725" draw:style-name="gr1" draw:text-style-name="P2" svg:width="0.948in" svg:height="0.1622in" svg:x="2.3661in" svg:y="7.0571in">
        <draw:text-box>
          <text:p><text:span text:style-name="T3">P=0.0000012</text:span></text:p>
        </draw:text-box>
      </draw:frame>
      <draw:frame text:anchor-type="page" text:anchor-page-number="6" draw:z-index="724" draw:style-name="gr1" draw:text-style-name="P2" svg:width="0.1894in" svg:height="0.1622in" svg:x="1.8575in" svg:y="2.4075in">
        <draw:text-box>
          <text:p><text:span text:style-name="T3">lisi</text:span></text:p>
        </draw:text-box>
      </draw:frame>
      <draw:frame text:anchor-type="page" text:anchor-page-number="2" draw:z-index="723" draw:style-name="gr1" draw:text-style-name="P2" svg:width="0.0713in" svg:height="0.1622in" svg:x="6.5244in" svg:y="2.7453in">
        <draw:text-box>
          <text:p><text:span text:style-name="T3">¨</text:span></text:p>
        </draw:text-box>
      </draw:frame>
      <draw:frame text:anchor-type="page" text:anchor-page-number="1" draw:z-index="722" draw:style-name="gr1" draw:text-style-name="P2" svg:width="0.0642in" svg:height="0.1453in" svg:x="4.8366in" svg:y="5.3516in">
        <draw:text-box>
          <text:p><text:span text:style-name="T6">¨</text:span></text:p>
        </draw:text-box>
      </draw:frame>
      <draw:frame text:anchor-type="page" text:anchor-page-number="5" draw:z-index="721" draw:style-name="gr1" draw:text-style-name="P2" svg:width="2.2205in" svg:height="0.1622in" svg:x="3.239in" svg:y="3.4575in">
        <draw:text-box>
          <text:p><text:span text:style-name="T3">at lohkon vain, jos kaikki sen sis</text:span></text:p>
        </draw:text-box>
      </draw:frame>
      <draw:frame text:anchor-type="page" text:anchor-page-number="14" draw:z-index="720" draw:style-name="gr1" draw:text-style-name="P2" svg:width="0.0713in" svg:height="0.1622in" svg:x="2.5453in" svg:y="2.7165in">
        <draw:text-box>
          <text:p><text:span text:style-name="T3">¨</text:span></text:p>
        </draw:text-box>
      </draw:frame>
      <draw:frame text:anchor-type="page" text:anchor-page-number="2" draw:z-index="719" draw:style-name="gr1" draw:text-style-name="P2" svg:width="0.3469in" svg:height="0.1622in" svg:x="6.2244in" svg:y="2.7398in">
        <draw:text-box>
          <text:p><text:span text:style-name="T3">omin</text:span></text:p>
        </draw:text-box>
      </draw:frame>
      <draw:frame text:anchor-type="page" text:anchor-page-number="7" draw:z-index="718" draw:style-name="gr1" draw:text-style-name="P2" svg:width="0.2213in" svg:height="0.1622in" svg:x="4.189in" svg:y="2.8764in">
        <draw:text-box>
          <text:p><text:span text:style-name="T3">am</text:span></text:p>
        </draw:text-box>
      </draw:frame>
      <draw:frame text:anchor-type="page" text:anchor-page-number="6" draw:z-index="717" draw:style-name="gr1" draw:text-style-name="P2" svg:width="0.6543in" svg:height="0.1622in" svg:x="6.0535in" svg:y="2.2417in">
        <draw:text-box>
          <text:p><text:span text:style-name="T3">anen luu-</text:span></text:p>
        </draw:text-box>
      </draw:frame>
      <draw:frame text:anchor-type="page" text:anchor-page-number="10" draw:z-index="716" draw:style-name="gr1" draw:text-style-name="P2" svg:width="5.3697in" svg:height="0.1622in" svg:x="1.8575in" svg:y="2.4075in">
        <draw:text-box>
          <text:p><text:span text:style-name="T3">siirron jonkin ajan kuluttua takaisin itselleen. Vastaanottajalle ilmoitetaan, jos</text:span></text:p>
        </draw:text-box>
      </draw:frame>
      <draw:frame text:anchor-type="page" text:anchor-page-number="9" draw:z-index="715" draw:style-name="gr1" draw:text-style-name="P2" svg:width="1.9807in" svg:height="0.1622in" svg:x="1.8575in" svg:y="3.3339in">
        <draw:text-box>
          <text:p><text:span text:style-name="T3">Tarkastellaanpa skenaariota,</text:span></text:p>
        </draw:text-box>
      </draw:frame>
      <draw:frame text:anchor-type="page" text:anchor-page-number="12" draw:z-index="714" draw:style-name="gr1" draw:text-style-name="P2" svg:width="3.6787in" svg:height="0.1622in" svg:x="3.378in" svg:y="4.6346in">
        <draw:text-box>
          <text:p><text:span text:style-name="T3">a kaksinkertainen kulutus ne ovat vaillinaisia. Ratkai-</text:span></text:p>
        </draw:text-box>
      </draw:frame>
      <draw:frame text:anchor-type="page" text:anchor-page-number="8" draw:z-index="713" draw:style-name="gr1" draw:text-style-name="P2" svg:width="0.0713in" svg:height="0.1622in" svg:x="6.2626in" svg:y="2.7165in">
        <draw:text-box>
          <text:p><text:span text:style-name="T3">¨</text:span></text:p>
        </draw:text-box>
      </draw:frame>
      <draw:frame text:anchor-type="page" text:anchor-page-number="3" draw:z-index="712" draw:style-name="gr1" draw:text-style-name="P2" svg:width="0.0713in" svg:height="0.1622in" svg:x="4.0638in" svg:y="3.5756in">
        <draw:text-box>
          <text:p><text:span text:style-name="T3">¨</text:span></text:p>
        </draw:text-box>
      </draw:frame>
      <draw:frame text:anchor-type="page" text:anchor-page-number="11" draw:z-index="711" draw:style-name="gr1" draw:text-style-name="P2" svg:width="0.3661in" svg:height="0.1622in" svg:x="1.8575in" svg:y="7.0571in">
        <draw:text-box>
          <text:p><text:span text:style-name="T3">z=10</text:span></text:p>
        </draw:text-box>
      </draw:frame>
      <draw:frame text:anchor-type="page" text:anchor-page-number="4" draw:z-index="710" draw:style-name="gr1" draw:text-style-name="P2" svg:width="0.3059in" svg:height="0.1622in" svg:x="3.1925in" svg:y="2.8764in">
        <draw:text-box>
          <text:p><text:span text:style-name="T3">an n</text:span></text:p>
        </draw:text-box>
      </draw:frame>
      <draw:frame text:anchor-type="page" text:anchor-page-number="10" draw:z-index="709" draw:style-name="gr1" draw:text-style-name="P2" svg:width="0.2925in" svg:height="0.1622in" svg:x="6.3744in" svg:y="2.2417in">
        <draw:text-box>
          <text:p><text:span text:style-name="T3">akin</text:span></text:p>
        </draw:text-box>
      </draw:frame>
      <draw:frame text:anchor-type="page" text:anchor-page-number="2" draw:z-index="708" draw:style-name="gr1" draw:text-style-name="P2" svg:width="0.0713in" svg:height="0.1622in" svg:x="6.2244in" svg:y="2.7453in">
        <draw:text-box>
          <text:p><text:span text:style-name="T3">¨</text:span></text:p>
        </draw:text-box>
      </draw:frame>
      <draw:frame text:anchor-type="page" text:anchor-page-number="1" draw:z-index="707" draw:style-name="gr1" draw:text-style-name="P2" svg:width="1.9421in" svg:height="0.1453in" svg:x="3.1161in" svg:y="5.3457in">
        <draw:text-box>
          <text:p><text:span text:style-name="T6">at niiden suomat edut menetet</text:span></text:p>
        </draw:text-box>
      </draw:frame>
      <draw:frame text:anchor-type="page" text:anchor-page-number="14" draw:z-index="706" draw:style-name="gr1" draw:text-style-name="P2" svg:width="0.0862in" svg:height="0.1622in" svg:x="2.4756in" svg:y="2.7102in">
        <draw:text-box>
          <text:p><text:span text:style-name="T3">a</text:span></text:p>
        </draw:text-box>
      </draw:frame>
      <draw:frame text:anchor-type="page" text:anchor-page-number="4" draw:z-index="705" draw:style-name="gr1" draw:text-style-name="P2" svg:width="0.0713in" svg:height="0.1622in" svg:x="3.1925in" svg:y="2.8819in">
        <draw:text-box>
          <text:p><text:span text:style-name="T3">¨</text:span></text:p>
        </draw:text-box>
      </draw:frame>
      <draw:frame text:anchor-type="page" text:anchor-page-number="3" draw:z-index="704" draw:style-name="gr1" draw:text-style-name="P2" svg:width="2.524in" svg:height="0.1622in" svg:x="1.8575in" svg:y="3.5693in">
        <draw:text-box>
          <text:p><text:span text:style-name="T3">varhaisimmalla siirrolla on merkityst</text:span></text:p>
        </draw:text-box>
      </draw:frame>
      <draw:frame text:anchor-type="page" text:anchor-page-number="6" draw:z-index="703" draw:style-name="gr1" draw:text-style-name="P2" svg:width="0.0713in" svg:height="0.1622in" svg:x="6.0535in" svg:y="2.2472in">
        <draw:text-box>
          <text:p><text:span text:style-name="T3">¨</text:span></text:p>
        </draw:text-box>
      </draw:frame>
      <draw:frame text:anchor-type="page" text:anchor-page-number="11" draw:z-index="702" draw:style-name="gr1" draw:text-style-name="P2" svg:width="0.948in" svg:height="0.1622in" svg:x="2.3661in" svg:y="6.8902in">
        <draw:text-box>
          <text:p><text:span text:style-name="T3">P=0.0000046</text:span></text:p>
        </draw:text-box>
      </draw:frame>
      <draw:frame text:anchor-type="page" text:anchor-page-number="8" draw:z-index="701" draw:style-name="gr1" draw:text-style-name="P2" svg:width="0.313in" svg:height="0.1622in" svg:x="5.9929in" svg:y="2.7102in">
        <draw:text-box>
          <text:p><text:span text:style-name="T3">a sis</text:span></text:p>
        </draw:text-box>
      </draw:frame>
      <draw:frame text:anchor-type="page" text:anchor-page-number="9" draw:z-index="700" draw:style-name="gr1" draw:text-style-name="P2" svg:width="1.1496in" svg:height="0.2331in" svg:x="2.3063in" svg:y="2.9744in">
        <draw:text-box>
          <text:p><text:span text:style-name="T10">Laskelmat</text:span></text:p>
        </draw:text-box>
      </draw:frame>
      <draw:frame text:anchor-type="page" text:anchor-page-number="7" draw:z-index="699" draw:style-name="gr1" draw:text-style-name="P2" svg:width="0.0713in" svg:height="0.1622in" svg:x="4.189in" svg:y="2.8819in">
        <draw:text-box>
          <text:p><text:span text:style-name="T3">¨</text:span></text:p>
        </draw:text-box>
      </draw:frame>
      <draw:frame text:anchor-type="page" text:anchor-page-number="12" draw:z-index="698" draw:style-name="gr1" draw:text-style-name="P2" svg:width="0.0713in" svg:height="0.1622in" svg:x="3.378in" svg:y="4.6402in">
        <draw:text-box>
          <text:p><text:span text:style-name="T3">¨</text:span></text:p>
        </draw:text-box>
      </draw:frame>
      <draw:frame text:anchor-type="page" text:anchor-page-number="5" draw:z-index="697" draw:style-name="gr1" draw:text-style-name="P2" svg:width="0.0713in" svg:height="0.1622in" svg:x="3.239in" svg:y="3.4638in">
        <draw:text-box>
          <text:p><text:span text:style-name="T3">¨</text:span></text:p>
        </draw:text-box>
      </draw:frame>
      <draw:frame text:anchor-type="page" text:anchor-page-number="10" draw:z-index="696" draw:style-name="gr1" draw:text-style-name="P2" svg:width="0.0713in" svg:height="0.1622in" svg:x="6.3744in" svg:y="2.2472in">
        <draw:text-box>
          <text:p><text:span text:style-name="T3">¨</text:span></text:p>
        </draw:text-box>
      </draw:frame>
      <draw:frame text:anchor-type="page" text:anchor-page-number="1" draw:z-index="695" draw:style-name="gr1" draw:text-style-name="P2" svg:width="0.0642in" svg:height="0.1453in" svg:x="3.1161in" svg:y="5.3516in">
        <draw:text-box>
          <text:p><text:span text:style-name="T6">¨</text:span></text:p>
        </draw:text-box>
      </draw:frame>
      <draw:frame text:anchor-type="page" text:anchor-page-number="12" draw:z-index="694" draw:style-name="gr1" draw:text-style-name="P2" svg:width="0.0862in" svg:height="0.1622in" svg:x="3.3083in" svg:y="4.6346in">
        <draw:text-box>
          <text:p><text:span text:style-name="T3">a</text:span></text:p>
        </draw:text-box>
      </draw:frame>
      <draw:frame text:anchor-type="page" text:anchor-page-number="11" draw:z-index="693" draw:style-name="gr1" draw:text-style-name="P2" svg:width="0.278in" svg:height="0.1622in" svg:x="1.8575in" svg:y="6.8902in">
        <draw:text-box>
          <text:p><text:span text:style-name="T3">z=9</text:span></text:p>
        </draw:text-box>
      </draw:frame>
      <draw:frame text:anchor-type="page" text:anchor-page-number="7" draw:z-index="692" draw:style-name="gr1" draw:text-style-name="P2" svg:width="2.6677in" svg:height="0.1622in" svg:x="1.8575in" svg:y="2.8764in">
        <draw:text-box>
          <text:p><text:span text:style-name="T3">siirtotapahtumaansa itse, mutta linkitt</text:span></text:p>
        </draw:text-box>
      </draw:frame>
      <draw:frame text:anchor-type="page" text:anchor-page-number="6" draw:z-index="691" draw:style-name="gr1" draw:text-style-name="P2" svg:width="0.1059in" svg:height="0.1622in" svg:x="5.9492in" svg:y="2.2417in">
        <draw:text-box>
          <text:p><text:span text:style-name="T3">H</text:span></text:p>
        </draw:text-box>
      </draw:frame>
      <draw:frame text:anchor-type="page" text:anchor-page-number="9" draw:z-index="690" draw:style-name="gr1" draw:text-style-name="P2" svg:width="0.2787in" svg:height="0.2331in" svg:x="1.8575in" svg:y="2.9744in">
        <draw:text-box>
          <text:p><text:span text:style-name="T10">11</text:span></text:p>
        </draw:text-box>
      </draw:frame>
      <draw:frame text:anchor-type="page" text:anchor-page-number="8" draw:z-index="689" draw:style-name="gr1" draw:text-style-name="P2" svg:width="0.0713in" svg:height="0.1622in" svg:x="5.9929in" svg:y="2.7165in">
        <draw:text-box>
          <text:p><text:span text:style-name="T3">¨</text:span></text:p>
        </draw:text-box>
      </draw:frame>
      <draw:frame text:anchor-type="page" text:anchor-page-number="2" draw:z-index="688" draw:style-name="gr1" draw:text-style-name="P2" svg:width="0.1949in" svg:height="0.1622in" svg:x="6.0472in" svg:y="2.7398in">
        <draw:text-box>
          <text:p><text:span text:style-name="T3">att</text:span></text:p>
        </draw:text-box>
      </draw:frame>
      <draw:frame text:anchor-type="page" text:anchor-page-number="5" draw:z-index="687" draw:style-name="gr1" draw:text-style-name="P2" svg:width="0.4024in" svg:height="0.1622in" svg:x="2.8957in" svg:y="3.4575in">
        <draw:text-box>
          <text:p><text:span text:style-name="T3">aksyv</text:span></text:p>
        </draw:text-box>
      </draw:frame>
      <draw:frame text:anchor-type="page" text:anchor-page-number="4" draw:z-index="686" draw:style-name="gr1" draw:text-style-name="P2" svg:width="0.0862in" svg:height="0.1622in" svg:x="3.1228in" svg:y="2.8764in">
        <draw:text-box>
          <text:p><text:span text:style-name="T3">a</text:span></text:p>
        </draw:text-box>
      </draw:frame>
      <draw:frame text:anchor-type="page" text:anchor-page-number="14" draw:z-index="685" draw:style-name="gr1" draw:text-style-name="P2" svg:width="0.0713in" svg:height="0.1622in" svg:x="2.4756in" svg:y="2.7165in">
        <draw:text-box>
          <text:p><text:span text:style-name="T3">¨</text:span></text:p>
        </draw:text-box>
      </draw:frame>
      <draw:frame text:anchor-type="page" text:anchor-page-number="3" draw:z-index="684" draw:style-name="gr1" draw:text-style-name="P2" svg:width="5.4642in" svg:height="0.1622in" svg:x="1.8575in" svg:y="3.4035in">
        <draw:text-box>
          <text:p><text:span text:style-name="T3">jat allekirjoittaneet aiempia transaktioita. Tavoitteemme huomioon ottaen vain</text:span></text:p>
        </draw:text-box>
      </draw:frame>
      <draw:frame text:anchor-type="page" text:anchor-page-number="8" draw:z-index="683" draw:style-name="gr1" draw:text-style-name="P2" svg:width="0.4441in" svg:height="0.1622in" svg:x="5.6075in" svg:y="2.7102in">
        <draw:text-box>
          <text:p><text:span text:style-name="T3">otteist</text:span></text:p>
        </draw:text-box>
      </draw:frame>
      <draw:frame text:anchor-type="page" text:anchor-page-number="9" draw:z-index="682" draw:style-name="gr1" draw:text-style-name="P2" svg:width="2.3441in" svg:height="0.1622in" svg:x="1.8575in" svg:y="2.5728in">
        <draw:text-box>
          <text:p><text:span text:style-name="T3">omistajalle kuuluvia transaktioita.</text:span></text:p>
        </draw:text-box>
      </draw:frame>
      <draw:frame text:anchor-type="page" text:anchor-page-number="3" draw:z-index="681" draw:style-name="gr1" draw:text-style-name="P2" svg:width="1.8303in" svg:height="0.1622in" svg:x="5.1016in" svg:y="3.2374in">
        <draw:text-box>
          <text:p><text:span text:style-name="T3">a, ovatko edelliset omista-</text:span></text:p>
        </draw:text-box>
      </draw:frame>
      <draw:frame text:anchor-type="page" text:anchor-page-number="4" draw:z-index="680" draw:style-name="gr1" draw:text-style-name="P2" svg:width="0.0713in" svg:height="0.1622in" svg:x="3.1228in" svg:y="2.8819in">
        <draw:text-box>
          <text:p><text:span text:style-name="T3">¨</text:span></text:p>
        </draw:text-box>
      </draw:frame>
      <draw:frame text:anchor-type="page" text:anchor-page-number="11" draw:z-index="679" draw:style-name="gr1" draw:text-style-name="P2" svg:width="0.948in" svg:height="0.1622in" svg:x="2.3661in" svg:y="6.7244in">
        <draw:text-box>
          <text:p><text:span text:style-name="T3">P=0.0000173</text:span></text:p>
        </draw:text-box>
      </draw:frame>
      <draw:frame text:anchor-type="page" text:anchor-page-number="7" draw:z-index="678" draw:style-name="gr1" draw:text-style-name="P2" svg:width="1.7161in" svg:height="0.1622in" svg:x="5.1437in" svg:y="2.7102in">
        <draw:text-box>
          <text:p><text:span text:style-name="T3">a ei pysty varmistamaan</text:span></text:p>
        </draw:text-box>
      </draw:frame>
      <draw:frame text:anchor-type="page" text:anchor-page-number="1" draw:z-index="677" draw:style-name="gr1" draw:text-style-name="P2" svg:width="0.5496in" svg:height="0.1453in" svg:x="2.6319in" svg:y="5.3457in">
        <draw:text-box>
          <text:p><text:span text:style-name="T6">arkeimm</text:span></text:p>
        </draw:text-box>
      </draw:frame>
      <draw:frame text:anchor-type="page" text:anchor-page-number="14" draw:z-index="676" draw:style-name="gr1" draw:text-style-name="P2" svg:width="0.2106in" svg:height="0.1622in" svg:x="2.2992in" svg:y="2.7102in">
        <draw:text-box>
          <text:p><text:span text:style-name="T3">a k</text:span></text:p>
        </draw:text-box>
      </draw:frame>
      <draw:frame text:anchor-type="page" text:anchor-page-number="5" draw:z-index="675" draw:style-name="gr1" draw:text-style-name="P2" svg:width="0.0713in" svg:height="0.1622in" svg:x="2.8957in" svg:y="3.4638in">
        <draw:text-box>
          <text:p><text:span text:style-name="T3">¨</text:span></text:p>
        </draw:text-box>
      </draw:frame>
      <draw:frame text:anchor-type="page" text:anchor-page-number="2" draw:z-index="674" draw:style-name="gr1" draw:text-style-name="P2" svg:width="0.0713in" svg:height="0.1622in" svg:x="6.0472in" svg:y="2.7453in">
        <draw:text-box>
          <text:p><text:span text:style-name="T3">¨</text:span></text:p>
        </draw:text-box>
      </draw:frame>
      <draw:frame text:anchor-type="page" text:anchor-page-number="6" draw:z-index="673" draw:style-name="gr1" draw:text-style-name="P2" svg:width="1.7413in" svg:height="0.1622in" svg:x="4.3307in" svg:y="2.2417in">
        <draw:text-box>
          <text:p><text:span text:style-name="T3">tuottaako uusia kolikoita.</text:span></text:p>
        </draw:text-box>
      </draw:frame>
      <draw:frame text:anchor-type="page" text:anchor-page-number="12" draw:z-index="672" draw:style-name="gr1" draw:text-style-name="P2" svg:width="0.0713in" svg:height="0.1622in" svg:x="3.3083in" svg:y="4.6402in">
        <draw:text-box>
          <text:p><text:span text:style-name="T3">¨</text:span></text:p>
        </draw:text-box>
      </draw:frame>
      <draw:frame text:anchor-type="page" text:anchor-page-number="10" draw:z-index="671" draw:style-name="gr1" draw:text-style-name="P2" svg:width="0.0862in" svg:height="0.1622in" svg:x="6.3047in" svg:y="2.2417in">
        <draw:text-box>
          <text:p><text:span text:style-name="T3">a</text:span></text:p>
        </draw:text-box>
      </draw:frame>
      <draw:frame text:anchor-type="page" text:anchor-page-number="3" draw:z-index="670" draw:style-name="gr1" draw:text-style-name="P2" svg:width="0.0713in" svg:height="0.1622in" svg:x="5.1016in" svg:y="3.2437in">
        <draw:text-box>
          <text:p><text:span text:style-name="T3">¨</text:span></text:p>
        </draw:text-box>
      </draw:frame>
      <draw:frame text:anchor-type="page" text:anchor-page-number="2" draw:z-index="669" draw:style-name="gr1" draw:text-style-name="P2" svg:width="0.2213in" svg:height="0.1622in" svg:x="5.8626in" svg:y="2.7398in">
        <draw:text-box>
          <text:p><text:span text:style-name="T3">am</text:span></text:p>
        </draw:text-box>
      </draw:frame>
      <draw:frame text:anchor-type="page" text:anchor-page-number="1" draw:z-index="668" draw:style-name="gr1" draw:text-style-name="P2" svg:width="0.0642in" svg:height="0.1453in" svg:x="2.6319in" svg:y="5.3516in">
        <draw:text-box>
          <text:p><text:span text:style-name="T6">¨</text:span></text:p>
        </draw:text-box>
      </draw:frame>
      <draw:frame text:anchor-type="page" text:anchor-page-number="6" draw:z-index="667" draw:style-name="gr1" draw:text-style-name="P2" svg:width="2.1024in" svg:height="0.1622in" svg:x="2.4193in" svg:y="2.2417in">
        <draw:text-box>
          <text:p><text:span text:style-name="T3">a maksut takaisin itselleen vai</text:span></text:p>
        </draw:text-box>
      </draw:frame>
      <draw:frame text:anchor-type="page" text:anchor-page-number="14" draw:z-index="666" draw:style-name="gr1" draw:text-style-name="P2" svg:width="0.0713in" svg:height="0.1622in" svg:x="2.2992in" svg:y="2.7165in">
        <draw:text-box>
          <text:p><text:span text:style-name="T3">¨</text:span></text:p>
        </draw:text-box>
      </draw:frame>
      <draw:frame text:anchor-type="page" text:anchor-page-number="7" draw:z-index="665" draw:style-name="gr1" draw:text-style-name="P2" svg:width="0.0713in" svg:height="0.1622in" svg:x="5.1437in" svg:y="2.7165in">
        <draw:text-box>
          <text:p><text:span text:style-name="T3">¨</text:span></text:p>
        </draw:text-box>
      </draw:frame>
      <draw:frame text:anchor-type="page" text:anchor-page-number="8" draw:z-index="664" draw:style-name="gr1" draw:text-style-name="P2" svg:width="0.0713in" svg:height="0.1622in" svg:x="5.6075in" svg:y="2.7165in">
        <draw:text-box>
          <text:p><text:span text:style-name="T3">¨</text:span></text:p>
        </draw:text-box>
      </draw:frame>
      <draw:frame text:anchor-type="page" text:anchor-page-number="5" draw:z-index="663" draw:style-name="gr1" draw:text-style-name="P2" svg:width="0.7843in" svg:height="0.1622in" svg:x="2.2035in" svg:y="3.4575in">
        <draw:text-box>
          <text:p><text:span text:style-name="T3">Solmut hyv</text:span></text:p>
        </draw:text-box>
      </draw:frame>
      <draw:frame text:anchor-type="page" text:anchor-page-number="9" draw:z-index="662" draw:style-name="gr1" draw:text-style-name="P2" svg:width="2.3539in" svg:height="0.1622in" svg:x="4.589in" svg:y="2.4075in">
        <draw:text-box>
          <text:p><text:span text:style-name="T3">a voisi paljastua muitakin samalle</text:span></text:p>
        </draw:text-box>
      </draw:frame>
      <draw:frame text:anchor-type="page" text:anchor-page-number="4" draw:z-index="661" draw:style-name="gr1" draw:text-style-name="P2" svg:width="0.1433in" svg:height="0.1622in" svg:x="2.9992in" svg:y="2.8764in">
        <draw:text-box>
          <text:p><text:span text:style-name="T3">ar</text:span></text:p>
        </draw:text-box>
      </draw:frame>
      <draw:frame text:anchor-type="page" text:anchor-page-number="10" draw:z-index="660" draw:style-name="gr1" draw:text-style-name="P2" svg:width="0.0713in" svg:height="0.1622in" svg:x="6.3047in" svg:y="2.2472in">
        <draw:text-box>
          <text:p><text:span text:style-name="T3">¨</text:span></text:p>
        </draw:text-box>
      </draw:frame>
      <draw:frame text:anchor-type="page" text:anchor-page-number="11" draw:z-index="659" draw:style-name="gr1" draw:text-style-name="P2" svg:width="0.278in" svg:height="0.1622in" svg:x="1.8575in" svg:y="6.7244in">
        <draw:text-box>
          <text:p><text:span text:style-name="T3">z=8</text:span></text:p>
        </draw:text-box>
      </draw:frame>
      <draw:frame text:anchor-type="page" text:anchor-page-number="12" draw:z-index="658" draw:style-name="gr1" draw:text-style-name="P2" svg:width="1.6378in" svg:height="0.1622in" svg:x="1.8575in" svg:y="4.6346in">
        <draw:text-box>
          <text:p><text:span text:style-name="T3">mutta ilman keinoja est</text:span></text:p>
        </draw:text-box>
      </draw:frame>
      <draw:frame text:anchor-type="page" text:anchor-page-number="2" draw:z-index="657" draw:style-name="gr1" draw:text-style-name="P2" svg:width="0.0713in" svg:height="0.1622in" svg:x="5.8626in" svg:y="2.7453in">
        <draw:text-box>
          <text:p><text:span text:style-name="T3">¨</text:span></text:p>
        </draw:text-box>
      </draw:frame>
      <draw:frame text:anchor-type="page" text:anchor-page-number="9" draw:z-index="656" draw:style-name="gr1" draw:text-style-name="P2" svg:width="0.0713in" svg:height="0.1622in" svg:x="4.589in" svg:y="2.4134in">
        <draw:text-box>
          <text:p><text:span text:style-name="T3">¨</text:span></text:p>
        </draw:text-box>
      </draw:frame>
      <draw:frame text:anchor-type="page" text:anchor-page-number="1" draw:z-index="655" draw:style-name="gr1" draw:text-style-name="P2" svg:width="0.4634in" svg:height="0.1453in" svg:x="2.2035in" svg:y="5.3457in">
        <draw:text-box>
          <text:p><text:span text:style-name="T6">mutta t</text:span></text:p>
        </draw:text-box>
      </draw:frame>
      <draw:frame text:anchor-type="page" text:anchor-page-number="7" draw:z-index="654" draw:style-name="gr1" draw:text-style-name="P2" svg:width="0.1248in" svg:height="0.1622in" svg:x="5.0319in" svg:y="2.7102in">
        <draw:text-box>
          <text:p><text:span text:style-name="T3">aj</text:span></text:p>
        </draw:text-box>
      </draw:frame>
      <draw:frame text:anchor-type="page" text:anchor-page-number="5" draw:z-index="653" draw:style-name="gr1" draw:text-style-name="P2" svg:width="0.1335in" svg:height="0.1622in" svg:x="2.0272in" svg:y="3.4575in">
        <draw:text-box>
          <text:p><text:span text:style-name="T3">5.</text:span></text:p>
        </draw:text-box>
      </draw:frame>
      <draw:frame text:anchor-type="page" text:anchor-page-number="10" draw:z-index="652" draw:style-name="gr1" draw:text-style-name="P2" svg:width="0.228in" svg:height="0.1622in" svg:x="6.1083in" svg:y="2.2417in">
        <draw:text-box>
          <text:p><text:span text:style-name="T3">ant</text:span></text:p>
        </draw:text-box>
      </draw:frame>
      <draw:frame text:anchor-type="page" text:anchor-page-number="12" draw:z-index="651" draw:style-name="gr1" draw:text-style-name="P2" svg:width="3.1886in" svg:height="0.1622in" svg:x="3.9083in" svg:y="4.4689in">
        <draw:text-box>
          <text:p><text:span text:style-name="T3">a: niiden omistusoikeuden hallinta on vahvaa,</text:span></text:p>
        </draw:text-box>
      </draw:frame>
      <draw:frame text:anchor-type="page" text:anchor-page-number="8" draw:z-index="650" draw:style-name="gr1" draw:text-style-name="P2" svg:width="0.2843in" svg:height="0.1622in" svg:x="5.3583in" svg:y="2.7102in">
        <draw:text-box>
          <text:p><text:span text:style-name="T3">a sy</text:span></text:p>
        </draw:text-box>
      </draw:frame>
      <draw:frame text:anchor-type="page" text:anchor-page-number="4" draw:z-index="649" draw:style-name="gr1" draw:text-style-name="P2" svg:width="0.0713in" svg:height="0.1622in" svg:x="2.9992in" svg:y="2.8819in">
        <draw:text-box>
          <text:p><text:span text:style-name="T3">¨</text:span></text:p>
        </draw:text-box>
      </draw:frame>
      <draw:frame text:anchor-type="page" text:anchor-page-number="3" draw:z-index="648" draw:style-name="gr1" draw:text-style-name="P2" svg:width="0.0862in" svg:height="0.1622in" svg:x="5.0319in" svg:y="3.2374in">
        <draw:text-box>
          <text:p><text:span text:style-name="T3">a</text:span></text:p>
        </draw:text-box>
      </draw:frame>
      <draw:frame text:anchor-type="page" text:anchor-page-number="11" draw:z-index="647" draw:style-name="gr1" draw:text-style-name="P2" svg:width="0.948in" svg:height="0.1622in" svg:x="2.3661in" svg:y="6.5583in">
        <draw:text-box>
          <text:p><text:span text:style-name="T3">P=0.0000647</text:span></text:p>
        </draw:text-box>
      </draw:frame>
      <draw:frame text:anchor-type="page" text:anchor-page-number="14" draw:z-index="646" draw:style-name="gr1" draw:text-style-name="P2" svg:width="0.5004in" svg:height="0.1622in" svg:x="1.8575in" svg:y="2.7102in">
        <draw:text-box>
          <text:p><text:span text:style-name="T3">yhteytt</text:span></text:p>
        </draw:text-box>
      </draw:frame>
      <draw:frame text:anchor-type="page" text:anchor-page-number="6" draw:z-index="645" draw:style-name="gr1" draw:text-style-name="P2" svg:width="0.0713in" svg:height="0.1622in" svg:x="2.4193in" svg:y="2.2472in">
        <draw:text-box>
          <text:p><text:span text:style-name="T3">¨</text:span></text:p>
        </draw:text-box>
      </draw:frame>
      <draw:frame text:anchor-type="page" text:anchor-page-number="10" draw:z-index="644" draw:style-name="gr1" draw:text-style-name="P2" svg:width="0.0713in" svg:height="0.1622in" svg:x="6.1083in" svg:y="2.2472in">
        <draw:text-box>
          <text:p><text:span text:style-name="T3">¨</text:span></text:p>
        </draw:text-box>
      </draw:frame>
      <draw:frame text:anchor-type="page" text:anchor-page-number="9" draw:z-index="643" draw:style-name="gr1" draw:text-style-name="P2" svg:width="0.1634in" svg:height="0.1622in" svg:x="4.4425in" svg:y="2.4075in">
        <draw:text-box>
          <text:p><text:span text:style-name="T3">all</text:span></text:p>
        </draw:text-box>
      </draw:frame>
      <draw:frame text:anchor-type="page" text:anchor-page-number="12" draw:z-index="642" draw:style-name="gr1" draw:text-style-name="P2" svg:width="0.0713in" svg:height="0.1622in" svg:x="3.9083in" svg:y="4.4752in">
        <draw:text-box>
          <text:p><text:span text:style-name="T3">¨</text:span></text:p>
        </draw:text-box>
      </draw:frame>
      <draw:frame text:anchor-type="page" text:anchor-page-number="14" draw:z-index="641" draw:style-name="gr1" draw:text-style-name="P2" svg:width="5.3697in" svg:height="0.1622in" svg:x="1.8957in" svg:y="2.5445in">
        <draw:text-box>
          <text:p><text:span text:style-name="T3">oytynyt. Anna palautetta suomennoksesta: Biocycle@protonmail.com, tai ota</text:span></text:p>
        </draw:text-box>
      </draw:frame>
      <draw:frame text:anchor-type="page" text:anchor-page-number="3" draw:z-index="640" draw:style-name="gr1" draw:text-style-name="P2" svg:width="0.0713in" svg:height="0.1622in" svg:x="5.0319in" svg:y="3.2437in">
        <draw:text-box>
          <text:p><text:span text:style-name="T3">¨</text:span></text:p>
        </draw:text-box>
      </draw:frame>
      <draw:frame text:anchor-type="page" text:anchor-page-number="4" draw:z-index="639" draw:style-name="gr1" draw:text-style-name="P2" svg:width="0.0862in" svg:height="0.1622in" svg:x="2.9307in" svg:y="2.8764in">
        <draw:text-box>
          <text:p><text:span text:style-name="T3">a</text:span></text:p>
        </draw:text-box>
      </draw:frame>
      <draw:frame text:anchor-type="page" text:anchor-page-number="11" draw:z-index="638" draw:style-name="gr1" draw:text-style-name="P2" svg:width="0.278in" svg:height="0.1622in" svg:x="1.8575in" svg:y="6.5583in">
        <draw:text-box>
          <text:p><text:span text:style-name="T3">z=7</text:span></text:p>
        </draw:text-box>
      </draw:frame>
      <draw:frame text:anchor-type="page" text:anchor-page-number="1" draw:z-index="637" draw:style-name="gr1" draw:text-style-name="P2" svg:width="2.8843in" svg:height="0.1453in" svg:x="3.6528in" svg:y="5.1937in">
        <draw:text-box>
          <text:p><text:span text:style-name="T6">Digitaaliset allekirjoitukset ovat osa ratkaisua,</text:span></text:p>
        </draw:text-box>
      </draw:frame>
      <draw:frame text:anchor-type="page" text:anchor-page-number="5" draw:z-index="636" draw:style-name="gr1" draw:text-style-name="P2" svg:width="1.976in" svg:height="0.1622in" svg:x="4.8118in" svg:y="3.1807in">
        <draw:text-box>
          <text:p><text:span text:style-name="T3">a lohkonsa kaikille solmuille.</text:span></text:p>
        </draw:text-box>
      </draw:frame>
      <draw:frame text:anchor-type="page" text:anchor-page-number="7" draw:z-index="635" draw:style-name="gr1" draw:text-style-name="P2" svg:width="0.0713in" svg:height="0.1622in" svg:x="5.0319in" svg:y="2.7165in">
        <draw:text-box>
          <text:p><text:span text:style-name="T3">¨</text:span></text:p>
        </draw:text-box>
      </draw:frame>
      <draw:frame text:anchor-type="page" text:anchor-page-number="2" draw:z-index="634" draw:style-name="gr1" draw:text-style-name="P2" svg:width="0.2512in" svg:height="0.1622in" svg:x="5.6465in" svg:y="2.7398in">
        <draw:text-box>
          <text:p><text:span text:style-name="T3">aist</text:span></text:p>
        </draw:text-box>
      </draw:frame>
      <draw:frame text:anchor-type="page" text:anchor-page-number="8" draw:z-index="633" draw:style-name="gr1" draw:text-style-name="P2" svg:width="0.0713in" svg:height="0.1622in" svg:x="5.3583in" svg:y="2.7165in">
        <draw:text-box>
          <text:p><text:span text:style-name="T3">¨</text:span></text:p>
        </draw:text-box>
      </draw:frame>
      <draw:frame text:anchor-type="page" text:anchor-page-number="6" draw:z-index="632" draw:style-name="gr1" draw:text-style-name="P2" svg:width="0.2461in" svg:height="0.1622in" svg:x="2.2189in" svg:y="2.2417in">
        <draw:text-box>
          <text:p><text:span text:style-name="T3">ans</text:span></text:p>
        </draw:text-box>
      </draw:frame>
      <draw:frame text:anchor-type="page" text:anchor-page-number="3" draw:z-index="631" draw:style-name="gr1" draw:text-style-name="P2" svg:width="3.4378in" svg:height="0.1622in" svg:x="2.0654in" svg:y="3.2374in">
        <draw:text-box>
          <text:p><text:span text:style-name="T3">Tarvitsemme keinon, jolla maksunsaaja voi selvitt</text:span></text:p>
        </draw:text-box>
      </draw:frame>
      <draw:frame text:anchor-type="page" text:anchor-page-number="8" draw:z-index="630" draw:style-name="gr1" draw:text-style-name="P2" svg:width="0.3331in" svg:height="0.1622in" svg:x="5.0693in" svg:y="2.7102in">
        <draw:text-box>
          <text:p><text:span text:style-name="T3">avist</text:span></text:p>
        </draw:text-box>
      </draw:frame>
      <draw:frame text:anchor-type="page" text:anchor-page-number="6" draw:z-index="629" draw:style-name="gr1" draw:text-style-name="P2" svg:width="0.0713in" svg:height="0.1622in" svg:x="2.2189in" svg:y="2.2472in">
        <draw:text-box>
          <text:p><text:span text:style-name="T3">¨</text:span></text:p>
        </draw:text-box>
      </draw:frame>
      <draw:frame text:anchor-type="page" text:anchor-page-number="12" draw:z-index="628" draw:style-name="gr1" draw:text-style-name="P2" svg:width="2.4441in" svg:height="0.1622in" svg:x="1.8575in" svg:y="4.4689in">
        <draw:text-box>
          <text:p><text:span text:style-name="T3">den tavanomaisesta viitekehyksest</text:span></text:p>
        </draw:text-box>
      </draw:frame>
      <draw:frame text:anchor-type="page" text:anchor-page-number="10" draw:z-index="627" draw:style-name="gr1" draw:text-style-name="P2" svg:width="0.0862in" svg:height="0.1622in" svg:x="6.0398in" svg:y="2.2417in">
        <draw:text-box>
          <text:p><text:span text:style-name="T3">a</text:span></text:p>
        </draw:text-box>
      </draw:frame>
      <draw:frame text:anchor-type="page" text:anchor-page-number="2" draw:z-index="626" draw:style-name="gr1" draw:text-style-name="P2" svg:width="0.0713in" svg:height="0.1622in" svg:x="5.6465in" svg:y="2.7453in">
        <draw:text-box>
          <text:p><text:span text:style-name="T3">¨</text:span></text:p>
        </draw:text-box>
      </draw:frame>
      <draw:frame text:anchor-type="page" text:anchor-page-number="14" draw:z-index="625" draw:style-name="gr1" draw:text-style-name="P2" svg:width="0.0713in" svg:height="0.1622in" svg:x="1.8957in" svg:y="2.5508in">
        <draw:text-box>
          <text:p><text:span text:style-name="T3">¨</text:span></text:p>
        </draw:text-box>
      </draw:frame>
      <draw:frame text:anchor-type="page" text:anchor-page-number="11" draw:z-index="624" draw:style-name="gr1" draw:text-style-name="P2" svg:width="0.948in" svg:height="0.1622in" svg:x="2.3661in" svg:y="6.3925in">
        <draw:text-box>
          <text:p><text:span text:style-name="T3">P=0.0002428</text:span></text:p>
        </draw:text-box>
      </draw:frame>
      <draw:frame text:anchor-type="page" text:anchor-page-number="5" draw:z-index="623" draw:style-name="gr1" draw:text-style-name="P2" svg:width="0.0713in" svg:height="0.1622in" svg:x="4.8118in" svg:y="3.1866in">
        <draw:text-box>
          <text:p><text:span text:style-name="T3">¨</text:span></text:p>
        </draw:text-box>
      </draw:frame>
      <draw:frame text:anchor-type="page" text:anchor-page-number="1" draw:z-index="622" draw:style-name="gr1" draw:text-style-name="P2" svg:width="1.5504in" svg:height="0.1453in" svg:x="2.2035in" svg:y="5.1937in">
        <draw:text-box>
          <text:p><text:span text:style-name="T6">rahoituslaitoksen kautta.</text:span></text:p>
        </draw:text-box>
      </draw:frame>
      <draw:frame text:anchor-type="page" text:anchor-page-number="7" draw:z-index="621" draw:style-name="gr1" draw:text-style-name="P2" svg:width="0.2768in" svg:height="0.1622in" svg:x="4.7827in" svg:y="2.7102in">
        <draw:text-box>
          <text:p><text:span text:style-name="T3">aytt</text:span></text:p>
        </draw:text-box>
      </draw:frame>
      <draw:frame text:anchor-type="page" text:anchor-page-number="9" draw:z-index="620" draw:style-name="gr1" draw:text-style-name="P2" svg:width="0.0713in" svg:height="0.1622in" svg:x="4.4425in" svg:y="2.4134in">
        <draw:text-box>
          <text:p><text:span text:style-name="T3">¨</text:span></text:p>
        </draw:text-box>
      </draw:frame>
      <draw:frame text:anchor-type="page" text:anchor-page-number="4" draw:z-index="619" draw:style-name="gr1" draw:text-style-name="P2" svg:width="0.0713in" svg:height="0.1622in" svg:x="2.9307in" svg:y="2.8819in">
        <draw:text-box>
          <text:p><text:span text:style-name="T3">¨</text:span></text:p>
        </draw:text-box>
      </draw:frame>
      <draw:frame text:anchor-type="page" text:anchor-page-number="11" draw:z-index="618" draw:style-name="gr1" draw:text-style-name="P2" svg:width="0.278in" svg:height="0.1622in" svg:x="1.8575in" svg:y="6.3925in">
        <draw:text-box>
          <text:p><text:span text:style-name="T3">z=6</text:span></text:p>
        </draw:text-box>
      </draw:frame>
      <draw:frame text:anchor-type="page" text:anchor-page-number="4" draw:z-index="617" draw:style-name="gr1" draw:text-style-name="P2" svg:width="1.215in" svg:height="0.1622in" svg:x="1.8575in" svg:y="2.8764in">
        <draw:text-box>
          <text:p><text:span text:style-name="T3">jen nollabittien m</text:span></text:p>
        </draw:text-box>
      </draw:frame>
      <draw:frame text:anchor-type="page" text:anchor-page-number="7" draw:z-index="616" draw:style-name="gr1" draw:text-style-name="P2" svg:width="0.0713in" svg:height="0.1622in" svg:x="4.7827in" svg:y="2.7165in">
        <draw:text-box>
          <text:p><text:span text:style-name="T3">¨</text:span></text:p>
        </draw:text-box>
      </draw:frame>
      <draw:frame text:anchor-type="page" text:anchor-page-number="12" draw:z-index="615" draw:style-name="gr1" draw:text-style-name="P2" svg:width="4.713in" svg:height="0.1622in" svg:x="2.4437in" svg:y="4.3028in">
        <draw:text-box>
          <text:p><text:span text:style-name="T3">ahdimme liikkeelle digitaalisista allekirjoituksista koostuvien kolikoi-</text:span></text:p>
        </draw:text-box>
      </draw:frame>
      <draw:frame text:anchor-type="page" text:anchor-page-number="2" draw:z-index="614" draw:style-name="gr1" draw:text-style-name="P2" svg:width="0.2996in" svg:height="0.1622in" svg:x="5.3571in" svg:y="2.7398in">
        <draw:text-box>
          <text:p><text:span text:style-name="T3">an v</text:span></text:p>
        </draw:text-box>
      </draw:frame>
      <draw:frame text:anchor-type="page" text:anchor-page-number="3" draw:z-index="613" draw:style-name="gr1" draw:text-style-name="P2" svg:width="3.1094in" svg:height="0.1622in" svg:x="3.5291in" svg:y="3.0717in">
        <draw:text-box>
          <text:p><text:span text:style-name="T3">a, jonka kautta jokaisen siirron on kuljettava.</text:span></text:p>
        </draw:text-box>
      </draw:frame>
      <draw:frame text:anchor-type="page" text:anchor-page-number="10" draw:z-index="612" draw:style-name="gr1" draw:text-style-name="P2" svg:width="0.0713in" svg:height="0.1622in" svg:x="6.0398in" svg:y="2.2472in">
        <draw:text-box>
          <text:p><text:span text:style-name="T3">¨</text:span></text:p>
        </draw:text-box>
      </draw:frame>
      <draw:frame text:anchor-type="page" text:anchor-page-number="6" draw:z-index="611" draw:style-name="gr1" draw:text-style-name="P2" svg:width="0.4358in" svg:height="0.1622in" svg:x="1.8575in" svg:y="2.2417in">
        <draw:text-box>
          <text:p><text:span text:style-name="T3">tekem</text:span></text:p>
        </draw:text-box>
      </draw:frame>
      <draw:frame text:anchor-type="page" text:anchor-page-number="14" draw:z-index="610" draw:style-name="gr1" draw:text-style-name="P2" svg:width="0.0398in" svg:height="0.1622in" svg:x="1.8575in" svg:y="2.5445in">
        <draw:text-box>
          <text:p><text:span text:style-name="T3">l</text:span></text:p>
        </draw:text-box>
      </draw:frame>
      <draw:frame text:anchor-type="page" text:anchor-page-number="8" draw:z-index="609" draw:style-name="gr1" draw:text-style-name="P2" svg:width="0.0713in" svg:height="0.1622in" svg:x="5.0693in" svg:y="2.7165in">
        <draw:text-box>
          <text:p><text:span text:style-name="T3">¨</text:span></text:p>
        </draw:text-box>
      </draw:frame>
      <draw:frame text:anchor-type="page" text:anchor-page-number="5" draw:z-index="608" draw:style-name="gr1" draw:text-style-name="P2" svg:width="0.0862in" svg:height="0.1622in" svg:x="4.7429in" svg:y="3.1807in">
        <draw:text-box>
          <text:p><text:span text:style-name="T3">a</text:span></text:p>
        </draw:text-box>
      </draw:frame>
      <draw:frame text:anchor-type="page" text:anchor-page-number="9" draw:z-index="607" draw:style-name="gr1" draw:text-style-name="P2" svg:width="2.9606in" svg:height="0.1622in" svg:x="1.8575in" svg:y="2.4075in">
        <draw:text-box>
          <text:p><text:span text:style-name="T3">men omistaja paljastuu, tietoja yhdistelem</text:span></text:p>
        </draw:text-box>
      </draw:frame>
      <draw:frame text:anchor-type="page" text:anchor-page-number="1" draw:z-index="606" draw:style-name="gr1" draw:text-style-name="P2" svg:width="2.9043in" svg:height="0.1453in" svg:x="3.5791in" svg:y="5.0417in">
        <draw:text-box>
          <text:p><text:span text:style-name="T6">suoraan osapuolelta toiselle niiden liikkumatta</text:span></text:p>
        </draw:text-box>
      </draw:frame>
      <draw:frame text:anchor-type="page" text:anchor-page-number="8" draw:z-index="605" draw:style-name="gr1" draw:text-style-name="P2" svg:width="1.148in" svg:height="0.1622in" svg:x="4.0516in" svg:y="2.7102in">
        <draw:text-box>
          <text:p><text:span text:style-name="T3">a summia yhdist</text:span></text:p>
        </draw:text-box>
      </draw:frame>
      <draw:frame text:anchor-type="page" text:anchor-page-number="11" draw:z-index="604" draw:style-name="gr1" draw:text-style-name="P2" svg:width="0.948in" svg:height="0.1622in" svg:x="2.3661in" svg:y="6.2264in">
        <draw:text-box>
          <text:p><text:span text:style-name="T3">P=0.0009137</text:span></text:p>
        </draw:text-box>
      </draw:frame>
      <draw:frame text:anchor-type="page" text:anchor-page-number="10" draw:z-index="603" draw:style-name="gr1" draw:text-style-name="P2" svg:width="0.8315in" svg:height="0.1622in" svg:x="5.2984in" svg:y="2.2417in">
        <draw:text-box>
          <text:p><text:span text:style-name="T3">alle mutta k</text:span></text:p>
        </draw:text-box>
      </draw:frame>
      <draw:frame text:anchor-type="page" text:anchor-page-number="5" draw:z-index="602" draw:style-name="gr1" draw:text-style-name="P2" svg:width="0.0713in" svg:height="0.1622in" svg:x="4.7429in" svg:y="3.1866in">
        <draw:text-box>
          <text:p><text:span text:style-name="T3">¨</text:span></text:p>
        </draw:text-box>
      </draw:frame>
      <draw:frame text:anchor-type="page" text:anchor-page-number="4" draw:z-index="601" draw:style-name="gr1" draw:text-style-name="P2" svg:width="0.6252in" svg:height="0.1622in" svg:x="6.0819in" svg:y="2.7102in">
        <draw:text-box>
          <text:p><text:span text:style-name="T3">vaadittu-</text:span></text:p>
        </draw:text-box>
      </draw:frame>
      <draw:frame text:anchor-type="page" text:anchor-page-number="6" draw:z-index="600" draw:style-name="gr1" draw:text-style-name="P2" svg:width="1.0925in" svg:height="0.1622in" svg:x="5.7173in" svg:y="2.0752in">
        <draw:text-box>
          <text:p><text:span text:style-name="T3">a anastaakseen</text:span></text:p>
        </draw:text-box>
      </draw:frame>
      <draw:frame text:anchor-type="page" text:anchor-page-number="9" draw:z-index="599" draw:style-name="gr1" draw:text-style-name="P2" svg:width="1.1543in" svg:height="0.1622in" svg:x="5.5681in" svg:y="2.2417in">
        <draw:text-box>
          <text:p><text:span text:style-name="T3">a jos tietyn avai-</text:span></text:p>
        </draw:text-box>
      </draw:frame>
      <draw:frame text:anchor-type="page" text:anchor-page-number="7" draw:z-index="598" draw:style-name="gr1" draw:text-style-name="P2" svg:width="3.2795in" svg:height="0.1622in" svg:x="1.8575in" svg:y="2.7102in">
        <draw:text-box>
          <text:p><text:span text:style-name="T3">tion siihen lohkoon, johon se on aikaleimattu. K</text:span></text:p>
        </draw:text-box>
      </draw:frame>
      <draw:frame text:anchor-type="page" text:anchor-page-number="3" draw:z-index="597" draw:style-name="gr1" draw:text-style-name="P2" svg:width="0.0713in" svg:height="0.1622in" svg:x="3.5291in" svg:y="3.078in">
        <draw:text-box>
          <text:p><text:span text:style-name="T3">¨</text:span></text:p>
        </draw:text-box>
      </draw:frame>
      <draw:frame text:anchor-type="page" text:anchor-page-number="13" draw:z-index="596" draw:style-name="gr1" draw:text-style-name="P2" svg:width="0.1776in" svg:height="0.1622in" svg:x="4.1752in" svg:y="9.6307in">
        <draw:text-box>
          <text:p><text:span text:style-name="T3">13</text:span></text:p>
        </draw:text-box>
      </draw:frame>
      <draw:frame text:anchor-type="page" text:anchor-page-number="14" draw:z-index="595" draw:style-name="gr1" draw:text-style-name="P2" svg:width="0.0862in" svg:height="0.1622in" svg:x="6.5626in" svg:y="2.3783in">
        <draw:text-box>
          <text:p><text:span text:style-name="T3">a</text:span></text:p>
        </draw:text-box>
      </draw:frame>
      <draw:frame text:anchor-type="page" text:anchor-page-number="12" draw:z-index="594" draw:style-name="gr1" draw:text-style-name="P2" svg:width="0.0713in" svg:height="0.1622in" svg:x="2.4437in" svg:y="4.3083in">
        <draw:text-box>
          <text:p><text:span text:style-name="T3">¨</text:span></text:p>
        </draw:text-box>
      </draw:frame>
      <draw:frame text:anchor-type="page" text:anchor-page-number="2" draw:z-index="593" draw:style-name="gr1" draw:text-style-name="P2" svg:width="0.0713in" svg:height="0.1622in" svg:x="5.3571in" svg:y="2.7453in">
        <draw:text-box>
          <text:p><text:span text:style-name="T3">¨</text:span></text:p>
        </draw:text-box>
      </draw:frame>
      <draw:frame text:anchor-type="page" text:anchor-page-number="1" draw:z-index="592" draw:style-name="gr1" draw:text-style-name="P2" svg:width="0.4634in" svg:height="0.1453in" svg:x="3.102in" svg:y="5.0417in">
        <draw:text-box>
          <text:p><text:span text:style-name="T6">maksut</text:span></text:p>
        </draw:text-box>
      </draw:frame>
      <draw:frame text:anchor-type="page" text:anchor-page-number="6" draw:z-index="591" draw:style-name="gr1" draw:text-style-name="P2" svg:width="0.0713in" svg:height="0.1622in" svg:x="5.7173in" svg:y="2.0811in">
        <draw:text-box>
          <text:p><text:span text:style-name="T3">¨</text:span></text:p>
        </draw:text-box>
      </draw:frame>
      <draw:frame text:anchor-type="page" text:anchor-page-number="10" draw:z-index="590" draw:style-name="gr1" draw:text-style-name="P2" svg:width="0.0713in" svg:height="0.1622in" svg:x="5.2984in" svg:y="2.2472in">
        <draw:text-box>
          <text:p><text:span text:style-name="T3">¨</text:span></text:p>
        </draw:text-box>
      </draw:frame>
      <draw:frame text:anchor-type="page" text:anchor-page-number="7" draw:z-index="589" draw:style-name="gr1" draw:text-style-name="P2" svg:width="1.3413in" svg:height="0.1622in" svg:x="5.4728in" svg:y="2.5445in">
        <draw:text-box>
          <text:p><text:span text:style-name="T3">a kyseisen transak-</text:span></text:p>
        </draw:text-box>
      </draw:frame>
      <draw:frame text:anchor-type="page" text:anchor-page-number="5" draw:z-index="588" draw:style-name="gr1" draw:text-style-name="P2" svg:width="0.3677in" svg:height="0.1622in" svg:x="4.428in" svg:y="3.1807in">
        <draw:text-box>
          <text:p><text:span text:style-name="T3">ahett</text:span></text:p>
        </draw:text-box>
      </draw:frame>
      <draw:frame text:anchor-type="page" text:anchor-page-number="2" draw:z-index="587" draw:style-name="gr1" draw:text-style-name="P2" svg:width="0.0862in" svg:height="0.1622in" svg:x="5.2874in" svg:y="2.7398in">
        <draw:text-box>
          <text:p><text:span text:style-name="T3">a</text:span></text:p>
        </draw:text-box>
      </draw:frame>
      <draw:frame text:anchor-type="page" text:anchor-page-number="8" draw:z-index="586" draw:style-name="gr1" draw:text-style-name="P2" svg:width="0.0713in" svg:height="0.1622in" svg:x="4.0516in" svg:y="2.7165in">
        <draw:text-box>
          <text:p><text:span text:style-name="T3">¨</text:span></text:p>
        </draw:text-box>
      </draw:frame>
      <draw:frame text:anchor-type="page" text:anchor-page-number="14" draw:z-index="585" draw:style-name="gr1" draw:text-style-name="P2" svg:width="0.0713in" svg:height="0.1622in" svg:x="6.5626in" svg:y="2.3839in">
        <draw:text-box>
          <text:p><text:span text:style-name="T3">¨</text:span></text:p>
        </draw:text-box>
      </draw:frame>
      <draw:frame text:anchor-type="page" text:anchor-page-number="11" draw:z-index="584" draw:style-name="gr1" draw:text-style-name="P2" svg:width="0.278in" svg:height="0.1622in" svg:x="1.8575in" svg:y="6.2264in">
        <draw:text-box>
          <text:p><text:span text:style-name="T3">z=5</text:span></text:p>
        </draw:text-box>
      </draw:frame>
      <draw:frame text:anchor-type="page" text:anchor-page-number="4" draw:z-index="583" draw:style-name="gr1" draw:text-style-name="P2" svg:width="1.7669in" svg:height="0.1622in" svg:x="4.4701in" svg:y="2.7102in">
        <draw:text-box>
          <text:p><text:span text:style-name="T3">an arvon etsiminen vaatii</text:span></text:p>
        </draw:text-box>
      </draw:frame>
      <draw:frame text:anchor-type="page" text:anchor-page-number="13" draw:z-index="582" draw:style-name="gr1" draw:text-style-name="P2" svg:width="4.874in" svg:height="0.1622in" svg:x="2.1425in" svg:y="5.422in">
        <draw:text-box>
          <text:p><text:span text:style-name="T3">W. Feller.</text:span><text:span text:style-name="T2"> Introduction to Probability Theory and its Applications</text:span><text:span text:style-name="T3">. 1957.</text:span></text:p>
        </draw:text-box>
      </draw:frame>
      <draw:frame text:anchor-type="page" text:anchor-page-number="3" draw:z-index="581" draw:style-name="gr1" draw:text-style-name="P2" svg:width="0.8067in" svg:height="0.1622in" svg:x="2.828in" svg:y="3.0717in">
        <draw:text-box>
          <text:p><text:span text:style-name="T3">a yrityksest</text:span></text:p>
        </draw:text-box>
      </draw:frame>
      <draw:frame text:anchor-type="page" text:anchor-page-number="12" draw:z-index="580" draw:style-name="gr1" draw:text-style-name="P2" svg:width="0.0787in" svg:height="0.1622in" svg:x="2.3575in" svg:y="4.3028in">
        <draw:text-box>
          <text:p><text:span text:style-name="T3">L</text:span></text:p>
        </draw:text-box>
      </draw:frame>
      <draw:frame text:anchor-type="page" text:anchor-page-number="1" draw:z-index="579" draw:style-name="gr1" draw:text-style-name="P2" svg:width="0.1268in" svg:height="0.1453in" svg:x="2.9201in" svg:y="5.0417in">
        <draw:text-box>
          <text:p><text:span text:style-name="T6">at</text:span></text:p>
        </draw:text-box>
      </draw:frame>
      <draw:frame text:anchor-type="page" text:anchor-page-number="9" draw:z-index="578" draw:style-name="gr1" draw:text-style-name="P2" svg:width="0.0713in" svg:height="0.1622in" svg:x="5.5681in" svg:y="2.2472in">
        <draw:text-box>
          <text:p><text:span text:style-name="T3">¨</text:span></text:p>
        </draw:text-box>
      </draw:frame>
      <draw:frame text:anchor-type="page" text:anchor-page-number="5" draw:z-index="577" draw:style-name="gr1" draw:text-style-name="P2" svg:width="0.0713in" svg:height="0.1622in" svg:x="4.428in" svg:y="3.1866in">
        <draw:text-box>
          <text:p><text:span text:style-name="T3">¨</text:span></text:p>
        </draw:text-box>
      </draw:frame>
      <draw:frame text:anchor-type="page" text:anchor-page-number="9" draw:z-index="576" draw:style-name="gr1" draw:text-style-name="P2" svg:width="0.1953in" svg:height="0.1622in" svg:x="5.3984in" svg:y="2.2417in">
        <draw:text-box>
          <text:p><text:span text:style-name="T3">ett</text:span></text:p>
        </draw:text-box>
      </draw:frame>
      <draw:frame text:anchor-type="page" text:anchor-page-number="13" draw:z-index="575" draw:style-name="gr1" draw:text-style-name="P2" svg:width="0.1976in" svg:height="0.1622in" svg:x="1.8575in" svg:y="5.422in">
        <draw:text-box>
          <text:p><text:span text:style-name="T3">[8]</text:span></text:p>
        </draw:text-box>
      </draw:frame>
      <draw:frame text:anchor-type="page" text:anchor-page-number="10" draw:z-index="574" draw:style-name="gr1" draw:text-style-name="P2" svg:width="3.9669in" svg:height="0.1622in" svg:x="1.8575in" svg:y="2.2417in">
        <draw:text-box>
          <text:p><text:span text:style-name="T3">aa jonkin aikaa uskotella vastaanottajalle maksaneensa t</text:span></text:p>
        </draw:text-box>
      </draw:frame>
      <draw:frame text:anchor-type="page" text:anchor-page-number="6" draw:z-index="573" draw:style-name="gr1" draw:text-style-name="P2" svg:width="1.0362in" svg:height="0.1622in" svg:x="4.7925in" svg:y="2.0752in">
        <draw:text-box>
          <text:p><text:span text:style-name="T3">huijaako ihmisi</text:span></text:p>
        </draw:text-box>
      </draw:frame>
      <draw:frame text:anchor-type="page" text:anchor-page-number="1" draw:z-index="572" draw:style-name="gr1" draw:text-style-name="P2" svg:width="0.0642in" svg:height="0.1453in" svg:x="2.9201in" svg:y="5.0465in">
        <draw:text-box>
          <text:p><text:span text:style-name="T6">¨</text:span></text:p>
        </draw:text-box>
      </draw:frame>
      <draw:frame text:anchor-type="page" text:anchor-page-number="3" draw:z-index="571" draw:style-name="gr1" draw:text-style-name="P2" svg:width="0.0713in" svg:height="0.1622in" svg:x="2.828in" svg:y="3.078in">
        <draw:text-box>
          <text:p><text:span text:style-name="T3">¨</text:span></text:p>
        </draw:text-box>
      </draw:frame>
      <draw:frame text:anchor-type="page" text:anchor-page-number="8" draw:z-index="570" draw:style-name="gr1" draw:text-style-name="P2" svg:width="1.1843in" svg:height="0.1622in" svg:x="3.0437in" svg:y="2.7102in">
        <draw:text-box>
          <text:p><text:span text:style-name="T3">useista pienempi</text:span></text:p>
        </draw:text-box>
      </draw:frame>
      <draw:frame text:anchor-type="page" text:anchor-page-number="12" draw:z-index="569" draw:style-name="gr1" draw:text-style-name="P2" svg:width="0.1303in" svg:height="0.1622in" svg:x="2.1957in" svg:y="4.3028in">
        <draw:text-box>
          <text:p><text:span text:style-name="T3">a.</text:span></text:p>
        </draw:text-box>
      </draw:frame>
      <draw:frame text:anchor-type="page" text:anchor-page-number="2" draw:z-index="568" draw:style-name="gr1" draw:text-style-name="P2" svg:width="0.0713in" svg:height="0.1622in" svg:x="5.2874in" svg:y="2.7453in">
        <draw:text-box>
          <text:p><text:span text:style-name="T3">¨</text:span></text:p>
        </draw:text-box>
      </draw:frame>
      <draw:frame text:anchor-type="page" text:anchor-page-number="7" draw:z-index="567" draw:style-name="gr1" draw:text-style-name="P2" svg:width="0.0713in" svg:height="0.1622in" svg:x="5.4728in" svg:y="2.5508in">
        <draw:text-box>
          <text:p><text:span text:style-name="T3">¨</text:span></text:p>
        </draw:text-box>
      </draw:frame>
      <draw:frame text:anchor-type="page" text:anchor-page-number="11" draw:z-index="566" draw:style-name="gr1" draw:text-style-name="P2" svg:width="0.948in" svg:height="0.1622in" svg:x="2.3661in" svg:y="6.0602in">
        <draw:text-box>
          <text:p><text:span text:style-name="T3">P=0.0034552</text:span></text:p>
        </draw:text-box>
      </draw:frame>
      <draw:frame text:anchor-type="page" text:anchor-page-number="14" draw:z-index="565" draw:style-name="gr1" draw:text-style-name="P2" svg:width="0.6224in" svg:height="0.1622in" svg:x="6.039in" svg:y="2.3783in">
        <draw:text-box>
          <text:p><text:span text:style-name="T3">oshetkell</text:span></text:p>
        </draw:text-box>
      </draw:frame>
      <draw:frame text:anchor-type="page" text:anchor-page-number="4" draw:z-index="564" draw:style-name="gr1" draw:text-style-name="P2" svg:width="0.0713in" svg:height="0.1622in" svg:x="4.4701in" svg:y="2.7165in">
        <draw:text-box>
          <text:p><text:span text:style-name="T3">¨</text:span></text:p>
        </draw:text-box>
      </draw:frame>
      <draw:frame text:anchor-type="page" text:anchor-page-number="11" draw:z-index="563" draw:style-name="gr1" draw:text-style-name="P2" svg:width="0.278in" svg:height="0.1622in" svg:x="1.8575in" svg:y="6.0602in">
        <draw:text-box>
          <text:p><text:span text:style-name="T3">z=4</text:span></text:p>
        </draw:text-box>
      </draw:frame>
      <draw:frame text:anchor-type="page" text:anchor-page-number="6" draw:z-index="562" draw:style-name="gr1" draw:text-style-name="P2" svg:width="0.1303in" svg:height="0.1622in" svg:x="4.6299in" svg:y="2.0752in">
        <draw:text-box>
          <text:p><text:span text:style-name="T3">a,</text:span></text:p>
        </draw:text-box>
      </draw:frame>
      <draw:frame text:anchor-type="page" text:anchor-page-number="9" draw:z-index="561" draw:style-name="gr1" draw:text-style-name="P2" svg:width="1.1803in" svg:height="0.1622in" svg:x="4.2193in" svg:y="2.2417in">
        <draw:text-box>
          <text:p><text:span text:style-name="T3">an liittyy se riski,</text:span></text:p>
        </draw:text-box>
      </draw:frame>
      <draw:frame text:anchor-type="page" text:anchor-page-number="5" draw:z-index="560" draw:style-name="gr1" draw:text-style-name="P2" svg:width="1.1504in" svg:height="0.1622in" svg:x="3.4492in" svg:y="3.1807in">
        <draw:text-box>
          <text:p><text:span text:style-name="T3">ontodisteen, se l</text:span></text:p>
        </draw:text-box>
      </draw:frame>
      <draw:frame text:anchor-type="page" text:anchor-page-number="2" draw:z-index="559" draw:style-name="gr1" draw:text-style-name="P2" svg:width="0.3748in" svg:height="0.1622in" svg:x="4.9638in" svg:y="2.7398in">
        <draw:text-box>
          <text:p><text:span text:style-name="T3">aksyt</text:span></text:p>
        </draw:text-box>
      </draw:frame>
      <draw:frame text:anchor-type="page" text:anchor-page-number="1" draw:z-index="558" draw:style-name="gr1" draw:text-style-name="P2" svg:width="0.1516in" svg:height="0.1453in" svg:x="2.789in" svg:y="5.0417in">
        <draw:text-box>
          <text:p><text:span text:style-name="T6">av</text:span></text:p>
        </draw:text-box>
      </draw:frame>
      <draw:frame text:anchor-type="page" text:anchor-page-number="13" draw:z-index="557" draw:style-name="gr1" draw:text-style-name="P2" svg:width="0.8024in" svg:height="0.1622in" svg:x="2.1425in" svg:y="5.2016in">
        <draw:text-box>
          <text:p><text:span text:style-name="T3">s. 122–133.</text:span></text:p>
        </draw:text-box>
      </draw:frame>
      <draw:frame text:anchor-type="page" text:anchor-page-number="10" draw:z-index="556" draw:style-name="gr1" draw:text-style-name="P2" svg:width="0.8516in" svg:height="0.1622in" svg:x="5.872in" svg:y="2.0752in">
        <draw:text-box>
          <text:p><text:span text:style-name="T3">a, joka halu-</text:span></text:p>
        </draw:text-box>
      </draw:frame>
      <draw:frame text:anchor-type="page" text:anchor-page-number="8" draw:z-index="555" draw:style-name="gr1" draw:text-style-name="P2" svg:width="0.3079in" svg:height="0.1622in" svg:x="2.7075in" svg:y="2.7102in">
        <draw:text-box>
          <text:p><text:span text:style-name="T3">a tai</text:span></text:p>
        </draw:text-box>
      </draw:frame>
      <draw:frame text:anchor-type="page" text:anchor-page-number="7" draw:z-index="554" draw:style-name="gr1" draw:text-style-name="P2" svg:width="0.0862in" svg:height="0.1622in" svg:x="5.4043in" svg:y="2.5445in">
        <draw:text-box>
          <text:p><text:span text:style-name="T3">a</text:span></text:p>
        </draw:text-box>
      </draw:frame>
      <draw:frame text:anchor-type="page" text:anchor-page-number="12" draw:z-index="553" draw:style-name="gr1" draw:text-style-name="P2" svg:width="0.0713in" svg:height="0.1622in" svg:x="2.1957in" svg:y="4.3083in">
        <draw:text-box>
          <text:p><text:span text:style-name="T3">¨</text:span></text:p>
        </draw:text-box>
      </draw:frame>
      <draw:frame text:anchor-type="page" text:anchor-page-number="3" draw:z-index="552" draw:style-name="gr1" draw:text-style-name="P2" svg:width="0.213in" svg:height="0.1622in" svg:x="2.6508in" svg:y="3.0717in">
        <draw:text-box>
          <text:p><text:span text:style-name="T3">ast</text:span></text:p>
        </draw:text-box>
      </draw:frame>
      <draw:frame text:anchor-type="page" text:anchor-page-number="4" draw:z-index="551" draw:style-name="gr1" draw:text-style-name="P2" svg:width="0.2213in" svg:height="0.1622in" svg:x="4.2862in" svg:y="2.7102in">
        <draw:text-box>
          <text:p><text:span text:style-name="T3">am</text:span></text:p>
        </draw:text-box>
      </draw:frame>
      <draw:frame text:anchor-type="page" text:anchor-page-number="14" draw:z-index="550" draw:style-name="gr1" draw:text-style-name="P2" svg:width="0.0713in" svg:height="0.1622in" svg:x="6.039in" svg:y="2.3839in">
        <draw:text-box>
          <text:p><text:span text:style-name="T3">¨</text:span></text:p>
        </draw:text-box>
      </draw:frame>
      <draw:frame text:anchor-type="page" text:anchor-page-number="14" draw:z-index="549" draw:style-name="gr1" draw:text-style-name="P2" svg:width="0.2614in" svg:height="0.1622in" svg:x="5.8161in" svg:y="2.3783in">
        <draw:text-box>
          <text:p><text:span text:style-name="T3">ann</text:span></text:p>
        </draw:text-box>
      </draw:frame>
      <draw:frame text:anchor-type="page" text:anchor-page-number="9" draw:z-index="548" draw:style-name="gr1" draw:text-style-name="P2" svg:width="0.0713in" svg:height="0.1622in" svg:x="4.2193in" svg:y="2.2472in">
        <draw:text-box>
          <text:p><text:span text:style-name="T3">¨</text:span></text:p>
        </draw:text-box>
      </draw:frame>
      <draw:frame text:anchor-type="page" text:anchor-page-number="8" draw:z-index="547" draw:style-name="gr1" draw:text-style-name="P2" svg:width="0.0713in" svg:height="0.1622in" svg:x="2.7075in" svg:y="2.7165in">
        <draw:text-box>
          <text:p><text:span text:style-name="T3">¨</text:span></text:p>
        </draw:text-box>
      </draw:frame>
      <draw:frame text:anchor-type="page" text:anchor-page-number="6" draw:z-index="546" draw:style-name="gr1" draw:text-style-name="P2" svg:width="0.0713in" svg:height="0.1622in" svg:x="4.6299in" svg:y="2.0811in">
        <draw:text-box>
          <text:p><text:span text:style-name="T3">¨</text:span></text:p>
        </draw:text-box>
      </draw:frame>
      <draw:frame text:anchor-type="page" text:anchor-page-number="7" draw:z-index="545" draw:style-name="gr1" draw:text-style-name="P2" svg:width="0.0713in" svg:height="0.1622in" svg:x="5.4043in" svg:y="2.5508in">
        <draw:text-box>
          <text:p><text:span text:style-name="T3">¨</text:span></text:p>
        </draw:text-box>
      </draw:frame>
      <draw:frame text:anchor-type="page" text:anchor-page-number="12" draw:z-index="544" draw:style-name="gr1" draw:text-style-name="P2" svg:width="0.0862in" svg:height="0.1622in" svg:x="2.1272in" svg:y="4.3028in">
        <draw:text-box>
          <text:p><text:span text:style-name="T3">a</text:span></text:p>
        </draw:text-box>
      </draw:frame>
      <draw:frame text:anchor-type="page" text:anchor-page-number="4" draw:z-index="543" draw:style-name="gr1" draw:text-style-name="P2" svg:width="0.0713in" svg:height="0.1622in" svg:x="4.2862in" svg:y="2.7165in">
        <draw:text-box>
          <text:p><text:span text:style-name="T3">¨</text:span></text:p>
        </draw:text-box>
      </draw:frame>
      <draw:frame text:anchor-type="page" text:anchor-page-number="2" draw:z-index="542" draw:style-name="gr1" draw:text-style-name="P2" svg:width="0.0713in" svg:height="0.1622in" svg:x="4.9638in" svg:y="2.7453in">
        <draw:text-box>
          <text:p><text:span text:style-name="T3">¨</text:span></text:p>
        </draw:text-box>
      </draw:frame>
      <draw:frame text:anchor-type="page" text:anchor-page-number="11" draw:z-index="541" draw:style-name="gr1" draw:text-style-name="P2" svg:width="0.948in" svg:height="0.1622in" svg:x="2.3661in" svg:y="5.8937in">
        <draw:text-box>
          <text:p><text:span text:style-name="T3">P=0.0131722</text:span></text:p>
        </draw:text-box>
      </draw:frame>
      <draw:frame text:anchor-type="page" text:anchor-page-number="10" draw:z-index="540" draw:style-name="gr1" draw:text-style-name="P2" svg:width="0.0713in" svg:height="0.1622in" svg:x="5.872in" svg:y="2.0811in">
        <draw:text-box>
          <text:p><text:span text:style-name="T3">¨</text:span></text:p>
        </draw:text-box>
      </draw:frame>
      <draw:frame text:anchor-type="page" text:anchor-page-number="13" draw:z-index="539" draw:style-name="gr1" draw:text-style-name="P2" svg:width="5.026in" svg:height="0.1622in" svg:x="2.1425in" svg:y="5.0346in">
        <draw:text-box>
          <text:p><text:span text:style-name="T3">sium on Security and Privacy”. Teoksessa: IEEE Computer Society, 1980,</text:span></text:p>
        </draw:text-box>
      </draw:frame>
      <draw:frame text:anchor-type="page" text:anchor-page-number="1" draw:z-index="538" draw:style-name="gr1" draw:text-style-name="P2" svg:width="0.0642in" svg:height="0.1453in" svg:x="2.789in" svg:y="5.0465in">
        <draw:text-box>
          <text:p><text:span text:style-name="T6">¨</text:span></text:p>
        </draw:text-box>
      </draw:frame>
      <draw:frame text:anchor-type="page" text:anchor-page-number="3" draw:z-index="537" draw:style-name="gr1" draw:text-style-name="P2" svg:width="0.0713in" svg:height="0.1622in" svg:x="2.6508in" svg:y="3.078in">
        <draw:text-box>
          <text:p><text:span text:style-name="T3">¨</text:span></text:p>
        </draw:text-box>
      </draw:frame>
      <draw:frame text:anchor-type="page" text:anchor-page-number="5" draw:z-index="536" draw:style-name="gr1" draw:text-style-name="P2" svg:width="0.0713in" svg:height="0.1622in" svg:x="3.4492in" svg:y="3.1866in">
        <draw:text-box>
          <text:p><text:span text:style-name="T3">¨</text:span></text:p>
        </draw:text-box>
      </draw:frame>
      <draw:frame text:anchor-type="page" text:anchor-page-number="14" draw:z-index="535" draw:style-name="gr1" draw:text-style-name="P2" svg:width="0.0713in" svg:height="0.1622in" svg:x="5.8161in" svg:y="2.3839in">
        <draw:text-box>
          <text:p><text:span text:style-name="T3">¨</text:span></text:p>
        </draw:text-box>
      </draw:frame>
      <draw:frame text:anchor-type="page" text:anchor-page-number="7" draw:z-index="534" draw:style-name="gr1" draw:text-style-name="P2" svg:width="2.4476in" svg:height="0.1622in" svg:x="3.2075in" svg:y="2.5445in">
        <draw:text-box>
          <text:p><text:span text:style-name="T3">a se Merkle-puun haara, joka linkitt</text:span></text:p>
        </draw:text-box>
      </draw:frame>
      <draw:frame text:anchor-type="page" text:anchor-page-number="8" draw:z-index="533" draw:style-name="gr1" draw:text-style-name="P2" svg:width="0.4913in" svg:height="0.1622in" svg:x="2.2992in" svg:y="2.7102in">
        <draw:text-box>
          <text:p><text:span text:style-name="T3">otteest</text:span></text:p>
        </draw:text-box>
      </draw:frame>
      <draw:frame text:anchor-type="page" text:anchor-page-number="4" draw:z-index="532" draw:style-name="gr1" draw:text-style-name="P2" svg:width="0.0559in" svg:height="0.1622in" svg:x="4.2319in" svg:y="2.7102in">
        <draw:text-box>
          <text:p><text:span text:style-name="T3">t</text:span></text:p>
        </draw:text-box>
      </draw:frame>
      <draw:frame text:anchor-type="page" text:anchor-page-number="12" draw:z-index="531" draw:style-name="gr1" draw:text-style-name="P2" svg:width="0.0713in" svg:height="0.1622in" svg:x="2.1272in" svg:y="4.3083in">
        <draw:text-box>
          <text:p><text:span text:style-name="T3">¨</text:span></text:p>
        </draw:text-box>
      </draw:frame>
      <draw:frame text:anchor-type="page" text:anchor-page-number="3" draw:z-index="530" draw:style-name="gr1" draw:text-style-name="P2" svg:width="0.1685in" svg:height="0.1622in" svg:x="2.5075in" svg:y="3.0717in">
        <draw:text-box>
          <text:p><text:span text:style-name="T3">av</text:span></text:p>
        </draw:text-box>
      </draw:frame>
      <draw:frame text:anchor-type="page" text:anchor-page-number="11" draw:z-index="529" draw:style-name="gr1" draw:text-style-name="P2" svg:width="0.278in" svg:height="0.1622in" svg:x="1.8575in" svg:y="5.8937in">
        <draw:text-box>
          <text:p><text:span text:style-name="T3">z=3</text:span></text:p>
        </draw:text-box>
      </draw:frame>
      <draw:frame text:anchor-type="page" text:anchor-page-number="2" draw:z-index="528" draw:style-name="gr1" draw:text-style-name="P2" svg:width="0.2531in" svg:height="0.1622in" svg:x="4.7453in" svg:y="2.7398in">
        <draw:text-box>
          <text:p><text:span text:style-name="T3">hyv</text:span></text:p>
        </draw:text-box>
      </draw:frame>
      <draw:frame text:anchor-type="page" text:anchor-page-number="9" draw:z-index="527" draw:style-name="gr1" draw:text-style-name="P2" svg:width="0.174in" svg:height="0.1622in" svg:x="4.0736in" svg:y="2.2417in">
        <draw:text-box>
          <text:p><text:span text:style-name="T3">ah</text:span></text:p>
        </draw:text-box>
      </draw:frame>
      <draw:frame text:anchor-type="page" text:anchor-page-number="6" draw:z-index="526" draw:style-name="gr1" draw:text-style-name="P2" svg:width="0.2398in" svg:height="0.1622in" svg:x="4.4071in" svg:y="2.0752in">
        <draw:text-box>
          <text:p><text:span text:style-name="T3">alill</text:span></text:p>
        </draw:text-box>
      </draw:frame>
      <draw:frame text:anchor-type="page" text:anchor-page-number="10" draw:z-index="525" draw:style-name="gr1" draw:text-style-name="P2" svg:width="0.1248in" svg:height="0.1622in" svg:x="5.761in" svg:y="2.0752in">
        <draw:text-box>
          <text:p><text:span text:style-name="T3">aj</text:span></text:p>
        </draw:text-box>
      </draw:frame>
      <draw:frame text:anchor-type="page" text:anchor-page-number="1" draw:z-index="524" draw:style-name="gr1" draw:text-style-name="P2" svg:width="0.6433in" svg:height="0.1453in" svg:x="2.2035in" svg:y="5.0417in">
        <draw:text-box>
          <text:p><text:span text:style-name="T6">kossa teht</text:span></text:p>
        </draw:text-box>
      </draw:frame>
      <draw:frame text:anchor-type="page" text:anchor-page-number="5" draw:z-index="523" draw:style-name="gr1" draw:text-style-name="P2" svg:width="0.2661in" svg:height="0.1622in" svg:x="3.211in" svg:y="3.1807in">
        <draw:text-box>
          <text:p><text:span text:style-name="T3">a ty</text:span></text:p>
        </draw:text-box>
      </draw:frame>
      <draw:frame text:anchor-type="page" text:anchor-page-number="13" draw:z-index="522" draw:style-name="gr1" draw:text-style-name="P2" svg:width="5.0071in" svg:height="0.1622in" svg:x="2.1425in" svg:y="4.8689in">
        <draw:text-box>
          <text:p><text:span text:style-name="T3">R.C. Merkle. ”Protocols for public key cryptosystems. Proc. 1980 Sympo-</text:span></text:p>
        </draw:text-box>
      </draw:frame>
      <draw:frame text:anchor-type="page" text:anchor-page-number="3" draw:z-index="521" draw:style-name="gr1" draw:text-style-name="P2" svg:width="0.0713in" svg:height="0.1622in" svg:x="2.5075in" svg:y="3.078in">
        <draw:text-box>
          <text:p><text:span text:style-name="T3">¨</text:span></text:p>
        </draw:text-box>
      </draw:frame>
      <draw:frame text:anchor-type="page" text:anchor-page-number="10" draw:z-index="520" draw:style-name="gr1" draw:text-style-name="P2" svg:width="0.0713in" svg:height="0.1622in" svg:x="5.761in" svg:y="2.0811in">
        <draw:text-box>
          <text:p><text:span text:style-name="T3">¨</text:span></text:p>
        </draw:text-box>
      </draw:frame>
      <draw:frame text:anchor-type="page" text:anchor-page-number="12" draw:z-index="519" draw:style-name="gr1" draw:text-style-name="P2" svg:width="0.3142in" svg:height="0.1622in" svg:x="1.8575in" svg:y="4.3028in">
        <draw:text-box>
          <text:p><text:span text:style-name="T3">telm</text:span></text:p>
        </draw:text-box>
      </draw:frame>
      <draw:frame text:anchor-type="page" text:anchor-page-number="1" draw:z-index="518" draw:style-name="gr1" draw:text-style-name="P2" svg:width="1.5894in" svg:height="0.1453in" svg:x="4.852in" svg:y="4.889in">
        <draw:text-box>
          <text:p><text:span text:style-name="T6">ateinen mahdollistaa ver-</text:span></text:p>
        </draw:text-box>
      </draw:frame>
      <draw:frame text:anchor-type="page" text:anchor-page-number="4" draw:z-index="517" draw:style-name="gr1" draw:text-style-name="P2" svg:width="0.4469in" svg:height="0.1622in" svg:x="3.8075in" svg:y="2.7102in">
        <draw:text-box>
          <text:p><text:span text:style-name="T3">aisesti</text:span></text:p>
        </draw:text-box>
      </draw:frame>
      <draw:frame text:anchor-type="page" text:anchor-page-number="8" draw:z-index="516" draw:style-name="gr1" draw:text-style-name="P2" svg:width="0.0713in" svg:height="0.1622in" svg:x="2.2992in" svg:y="2.7165in">
        <draw:text-box>
          <text:p><text:span text:style-name="T3">¨</text:span></text:p>
        </draw:text-box>
      </draw:frame>
      <draw:frame text:anchor-type="page" text:anchor-page-number="5" draw:z-index="515" draw:style-name="gr1" draw:text-style-name="P2" svg:width="0.0713in" svg:height="0.1622in" svg:x="3.211in" svg:y="3.1866in">
        <draw:text-box>
          <text:p><text:span text:style-name="T3">¨</text:span></text:p>
        </draw:text-box>
      </draw:frame>
      <draw:frame text:anchor-type="page" text:anchor-page-number="7" draw:z-index="514" draw:style-name="gr1" draw:text-style-name="P2" svg:width="0.0713in" svg:height="0.1622in" svg:x="3.2075in" svg:y="2.5508in">
        <draw:text-box>
          <text:p><text:span text:style-name="T3">¨</text:span></text:p>
        </draw:text-box>
      </draw:frame>
      <draw:frame text:anchor-type="page" text:anchor-page-number="9" draw:z-index="513" draw:style-name="gr1" draw:text-style-name="P2" svg:width="0.0713in" svg:height="0.1622in" svg:x="4.0736in" svg:y="2.2472in">
        <draw:text-box>
          <text:p><text:span text:style-name="T3">¨</text:span></text:p>
        </draw:text-box>
      </draw:frame>
      <draw:frame text:anchor-type="page" text:anchor-page-number="2" draw:z-index="512" draw:style-name="gr1" draw:text-style-name="P2" svg:width="2.1823in" svg:height="0.1622in" svg:x="2.7154in" svg:y="2.7398in">
        <draw:text-box>
          <text:p><text:span text:style-name="T3">Petoksista tietty prosenttiosuus</text:span></text:p>
        </draw:text-box>
      </draw:frame>
      <draw:frame text:anchor-type="page" text:anchor-page-number="14" draw:z-index="511" draw:style-name="gr1" draw:text-style-name="P2" svg:width="0.0862in" svg:height="0.1622in" svg:x="5.7465in" svg:y="2.3783in">
        <draw:text-box>
          <text:p><text:span text:style-name="T3">a</text:span></text:p>
        </draw:text-box>
      </draw:frame>
      <draw:frame text:anchor-type="page" text:anchor-page-number="11" draw:z-index="510" draw:style-name="gr1" draw:text-style-name="P2" svg:width="0.948in" svg:height="0.1622in" svg:x="2.3661in" svg:y="5.7283in">
        <draw:text-box>
          <text:p><text:span text:style-name="T3">P=0.0509779</text:span></text:p>
        </draw:text-box>
      </draw:frame>
      <draw:frame text:anchor-type="page" text:anchor-page-number="6" draw:z-index="509" draw:style-name="gr1" draw:text-style-name="P2" svg:width="0.0713in" svg:height="0.1622in" svg:x="4.4071in" svg:y="2.0811in">
        <draw:text-box>
          <text:p><text:span text:style-name="T3">¨</text:span></text:p>
        </draw:text-box>
      </draw:frame>
      <draw:frame text:anchor-type="page" text:anchor-page-number="13" draw:z-index="508" draw:style-name="gr1" draw:text-style-name="P2" svg:width="0.1976in" svg:height="0.1622in" svg:x="1.8575in" svg:y="4.8689in">
        <draw:text-box>
          <text:p><text:span text:style-name="T3">[7]</text:span></text:p>
        </draw:text-box>
      </draw:frame>
      <draw:frame text:anchor-type="page" text:anchor-page-number="8" draw:z-index="507" draw:style-name="gr1" draw:text-style-name="P2" svg:width="0.5067in" svg:height="0.1622in" svg:x="1.8575in" svg:y="2.7102in">
        <draw:text-box>
          <text:p><text:span text:style-name="T3">man sy</text:span></text:p>
        </draw:text-box>
      </draw:frame>
      <draw:frame text:anchor-type="page" text:anchor-page-number="1" draw:z-index="506" draw:style-name="gr1" draw:text-style-name="P2" svg:width="0.0642in" svg:height="0.1453in" svg:x="4.852in" svg:y="4.8953in">
        <draw:text-box>
          <text:p><text:span text:style-name="T6">¨</text:span></text:p>
        </draw:text-box>
      </draw:frame>
      <draw:frame text:anchor-type="page" text:anchor-page-number="9" draw:z-index="505" draw:style-name="gr1" draw:text-style-name="P2" svg:width="0.0862in" svg:height="0.1622in" svg:x="3.9736in" svg:y="2.2417in">
        <draw:text-box>
          <text:p><text:span text:style-name="T3">T</text:span></text:p>
        </draw:text-box>
      </draw:frame>
      <draw:frame text:anchor-type="page" text:anchor-page-number="13" draw:z-index="504" draw:style-name="gr1" draw:text-style-name="P2" svg:width="3.2567in" svg:height="0.1622in" svg:x="2.1425in" svg:y="4.648in">
        <draw:text-box>
          <text:p><text:span text:style-name="T3">www.hashcash.org/papers/hashcash.pdf. 2002.</text:span></text:p>
        </draw:text-box>
      </draw:frame>
      <draw:frame text:anchor-type="page" text:anchor-page-number="11" draw:z-index="503" draw:style-name="gr1" draw:text-style-name="P2" svg:width="0.278in" svg:height="0.1622in" svg:x="1.8575in" svg:y="5.7283in">
        <draw:text-box>
          <text:p><text:span text:style-name="T3">z=2</text:span></text:p>
        </draw:text-box>
      </draw:frame>
      <draw:frame text:anchor-type="page" text:anchor-page-number="12" draw:z-index="502" draw:style-name="gr1" draw:text-style-name="P2" svg:width="0.3886in" svg:height="0.1622in" svg:x="6.3035in" svg:y="4.1366in">
        <draw:text-box>
          <text:p><text:span text:style-name="T3">arjes-</text:span></text:p>
        </draw:text-box>
      </draw:frame>
      <draw:frame text:anchor-type="page" text:anchor-page-number="10" draw:z-index="501" draw:style-name="gr1" draw:text-style-name="P2" svg:width="0.0862in" svg:height="0.1622in" svg:x="5.6917in" svg:y="2.0752in">
        <draw:text-box>
          <text:p><text:span text:style-name="T3">a</text:span></text:p>
        </draw:text-box>
      </draw:frame>
      <draw:frame text:anchor-type="page" text:anchor-page-number="14" draw:z-index="500" draw:style-name="gr1" draw:text-style-name="P2" svg:width="0.0713in" svg:height="0.1622in" svg:x="5.7465in" svg:y="2.3839in">
        <draw:text-box>
          <text:p><text:span text:style-name="T3">¨</text:span></text:p>
        </draw:text-box>
      </draw:frame>
      <draw:frame text:anchor-type="page" text:anchor-page-number="3" draw:z-index="499" draw:style-name="gr1" draw:text-style-name="P2" svg:width="0.2669in" svg:height="0.1622in" svg:x="2.2693in" svg:y="3.0717in">
        <draw:text-box>
          <text:p><text:span text:style-name="T3">apit</text:span></text:p>
        </draw:text-box>
      </draw:frame>
      <draw:frame text:anchor-type="page" text:anchor-page-number="7" draw:z-index="498" draw:style-name="gr1" draw:text-style-name="P2" svg:width="0.0862in" svg:height="0.1622in" svg:x="3.1382in" svg:y="2.5445in">
        <draw:text-box>
          <text:p><text:span text:style-name="T3">a</text:span></text:p>
        </draw:text-box>
      </draw:frame>
      <draw:frame text:anchor-type="page" text:anchor-page-number="6" draw:z-index="497" draw:style-name="gr1" draw:text-style-name="P2" svg:width="0.798in" svg:height="0.1622in" svg:x="3.6953in" svg:y="2.0752in">
        <draw:text-box>
          <text:p><text:span text:style-name="T3">valita sen v</text:span></text:p>
        </draw:text-box>
      </draw:frame>
      <draw:frame text:anchor-type="page" text:anchor-page-number="2" draw:z-index="496" draw:style-name="gr1" draw:text-style-name="P2" svg:width="0.8724in" svg:height="0.1622in" svg:x="1.8575in" svg:y="2.7398in">
        <draw:text-box>
          <text:p><text:span text:style-name="T3">ten tarvetta.</text:span></text:p>
        </draw:text-box>
      </draw:frame>
      <draw:frame text:anchor-type="page" text:anchor-page-number="4" draw:z-index="495" draw:style-name="gr1" draw:text-style-name="P2" svg:width="0.0713in" svg:height="0.1622in" svg:x="3.8075in" svg:y="2.7165in">
        <draw:text-box>
          <text:p><text:span text:style-name="T3">¨</text:span></text:p>
        </draw:text-box>
      </draw:frame>
      <draw:frame text:anchor-type="page" text:anchor-page-number="5" draw:z-index="494" draw:style-name="gr1" draw:text-style-name="P2" svg:width="0.0862in" svg:height="0.1622in" svg:x="3.1425in" svg:y="3.1807in">
        <draw:text-box>
          <text:p><text:span text:style-name="T3">a</text:span></text:p>
        </draw:text-box>
      </draw:frame>
      <draw:frame text:anchor-type="page" text:anchor-page-number="8" draw:z-index="493" draw:style-name="gr1" draw:text-style-name="P2" svg:width="2.298in" svg:height="0.1622in" svg:x="4.6661in" svg:y="2.5445in">
        <draw:text-box>
          <text:p><text:span text:style-name="T3">a edellisen, suuremman tapahtu-</text:span></text:p>
        </draw:text-box>
      </draw:frame>
      <draw:frame text:anchor-type="page" text:anchor-page-number="9" draw:z-index="492" draw:style-name="gr1" draw:text-style-name="P2" svg:width="2.3988in" svg:height="0.1622in" svg:x="1.8575in" svg:y="2.2417in">
        <draw:text-box>
          <text:p><text:span text:style-name="T3">den olleen samassa omistuksessa.</text:span></text:p>
        </draw:text-box>
      </draw:frame>
      <draw:frame text:anchor-type="page" text:anchor-page-number="6" draw:z-index="491" draw:style-name="gr1" draw:text-style-name="P2" svg:width="0.4531in" svg:height="0.1622in" svg:x="3.2429in" svg:y="2.0752in">
        <draw:text-box>
          <text:p><text:span text:style-name="T3">aytyisi</text:span></text:p>
        </draw:text-box>
      </draw:frame>
      <draw:frame text:anchor-type="page" text:anchor-page-number="5" draw:z-index="490" draw:style-name="gr1" draw:text-style-name="P2" svg:width="0.0713in" svg:height="0.1622in" svg:x="3.1425in" svg:y="3.1866in">
        <draw:text-box>
          <text:p><text:span text:style-name="T3">¨</text:span></text:p>
        </draw:text-box>
      </draw:frame>
      <draw:frame text:anchor-type="page" text:anchor-page-number="10" draw:z-index="489" draw:style-name="gr1" draw:text-style-name="P2" svg:width="0.0713in" svg:height="0.1622in" svg:x="5.6917in" svg:y="2.0811in">
        <draw:text-box>
          <text:p><text:span text:style-name="T3">¨</text:span></text:p>
        </draw:text-box>
      </draw:frame>
      <draw:frame text:anchor-type="page" text:anchor-page-number="11" draw:z-index="488" draw:style-name="gr1" draw:text-style-name="P2" svg:width="0.948in" svg:height="0.1622in" svg:x="2.3661in" svg:y="5.5626in">
        <draw:text-box>
          <text:p><text:span text:style-name="T3">P=0.2045873</text:span></text:p>
        </draw:text-box>
      </draw:frame>
      <draw:frame text:anchor-type="page" text:anchor-page-number="4" draw:z-index="487" draw:style-name="gr1" draw:text-style-name="P2" svg:width="0.1433in" svg:height="0.1622in" svg:x="3.6839in" svg:y="2.7102in">
        <draw:text-box>
          <text:p><text:span text:style-name="T3">ar</text:span></text:p>
        </draw:text-box>
      </draw:frame>
      <draw:frame text:anchor-type="page" text:anchor-page-number="12" draw:z-index="486" draw:style-name="gr1" draw:text-style-name="P2" svg:width="0.0713in" svg:height="0.1622in" svg:x="6.3035in" svg:y="4.1425in">
        <draw:text-box>
          <text:p><text:span text:style-name="T3">¨</text:span></text:p>
        </draw:text-box>
      </draw:frame>
      <draw:frame text:anchor-type="page" text:anchor-page-number="2" draw:z-index="485" draw:style-name="gr1" draw:text-style-name="P2" svg:width="1.7106in" svg:height="0.1622in" svg:x="5.0909in" svg:y="2.5728in">
        <draw:text-box>
          <text:p><text:span text:style-name="T3">an tietoja kuin olisi muu-</text:span></text:p>
        </draw:text-box>
      </draw:frame>
      <draw:frame text:anchor-type="page" text:anchor-page-number="13" draw:z-index="484" draw:style-name="gr1" draw:text-style-name="P2" svg:width="0.4252in" svg:height="0.1622in" svg:x="6.0909in" svg:y="4.4811in">
        <draw:text-box>
          <text:p><text:span text:style-name="T3">http://</text:span></text:p>
        </draw:text-box>
      </draw:frame>
      <draw:frame text:anchor-type="page" text:anchor-page-number="14" draw:z-index="483" draw:style-name="gr1" draw:text-style-name="P2" svg:width="0.0815in" svg:height="0.1622in" svg:x="5.6736in" svg:y="2.3783in">
        <draw:text-box>
          <text:p><text:span text:style-name="T3">k</text:span></text:p>
        </draw:text-box>
      </draw:frame>
      <draw:frame text:anchor-type="page" text:anchor-page-number="3" draw:z-index="482" draw:style-name="gr1" draw:text-style-name="P2" svg:width="0.0713in" svg:height="0.1622in" svg:x="2.2693in" svg:y="3.078in">
        <draw:text-box>
          <text:p><text:span text:style-name="T3">¨</text:span></text:p>
        </draw:text-box>
      </draw:frame>
      <draw:frame text:anchor-type="page" text:anchor-page-number="1" draw:z-index="481" draw:style-name="gr1" draw:text-style-name="P2" svg:width="0.4579in" svg:height="0.1453in" svg:x="4.4346in" svg:y="4.889in">
        <draw:text-box>
          <text:p><text:span text:style-name="T6">oinen k</text:span></text:p>
        </draw:text-box>
      </draw:frame>
      <draw:frame text:anchor-type="page" text:anchor-page-number="7" draw:z-index="480" draw:style-name="gr1" draw:text-style-name="P2" svg:width="0.0713in" svg:height="0.1622in" svg:x="3.1382in" svg:y="2.5508in">
        <draw:text-box>
          <text:p><text:span text:style-name="T3">¨</text:span></text:p>
        </draw:text-box>
      </draw:frame>
      <draw:frame text:anchor-type="page" text:anchor-page-number="10" draw:z-index="479" draw:style-name="gr1" draw:text-style-name="P2" svg:width="0.2461in" svg:height="0.1622in" svg:x="5.4772in" svg:y="2.0752in">
        <draw:text-box>
          <text:p><text:span text:style-name="T3">okk</text:span></text:p>
        </draw:text-box>
      </draw:frame>
      <draw:frame text:anchor-type="page" text:anchor-page-number="9" draw:z-index="478" draw:style-name="gr1" draw:text-style-name="P2" svg:width="0.3685in" svg:height="0.1622in" svg:x="6.3083in" svg:y="2.0752in">
        <draw:text-box>
          <text:p><text:span text:style-name="T3">ottei-</text:span></text:p>
        </draw:text-box>
      </draw:frame>
      <draw:frame text:anchor-type="page" text:anchor-page-number="5" draw:z-index="477" draw:style-name="gr1" draw:text-style-name="P2" svg:width="0.2224in" svg:height="0.1622in" svg:x="2.9457in" svg:y="3.1807in">
        <draw:text-box>
          <text:p><text:span text:style-name="T3">oyt</text:span></text:p>
        </draw:text-box>
      </draw:frame>
      <draw:frame text:anchor-type="page" text:anchor-page-number="1" draw:z-index="476" draw:style-name="gr1" draw:text-style-name="P2" svg:width="0.0642in" svg:height="0.1453in" svg:x="4.4346in" svg:y="4.8953in">
        <draw:text-box>
          <text:p><text:span text:style-name="T6">¨</text:span></text:p>
        </draw:text-box>
      </draw:frame>
      <draw:frame text:anchor-type="page" text:anchor-page-number="11" draw:z-index="475" draw:style-name="gr1" draw:text-style-name="P2" svg:width="0.278in" svg:height="0.1622in" svg:x="1.8575in" svg:y="5.5626in">
        <draw:text-box>
          <text:p><text:span text:style-name="T3">z=1</text:span></text:p>
        </draw:text-box>
      </draw:frame>
      <draw:frame text:anchor-type="page" text:anchor-page-number="4" draw:z-index="474" draw:style-name="gr1" draw:text-style-name="P2" svg:width="0.0713in" svg:height="0.1622in" svg:x="3.6839in" svg:y="2.7165in">
        <draw:text-box>
          <text:p><text:span text:style-name="T3">¨</text:span></text:p>
        </draw:text-box>
      </draw:frame>
      <draw:frame text:anchor-type="page" text:anchor-page-number="12" draw:z-index="473" draw:style-name="gr1" draw:text-style-name="P2" svg:width="3.2276in" svg:height="0.1622in" svg:x="3.352in" svg:y="4.1366in">
        <draw:text-box>
          <text:p><text:span text:style-name="T3">oisiin siirtoihin luottamuksesta riippumatonta j</text:span></text:p>
        </draw:text-box>
      </draw:frame>
      <draw:frame text:anchor-type="page" text:anchor-page-number="2" draw:z-index="472" draw:style-name="gr1" draw:text-style-name="P2" svg:width="0.0713in" svg:height="0.1622in" svg:x="5.0909in" svg:y="2.5799in">
        <draw:text-box>
          <text:p><text:span text:style-name="T3">¨</text:span></text:p>
        </draw:text-box>
      </draw:frame>
      <draw:frame text:anchor-type="page" text:anchor-page-number="13" draw:z-index="471" draw:style-name="gr1" draw:text-style-name="P2" svg:width="1.7858in" svg:height="0.1622in" svg:x="4.4693in" svg:y="4.4811in">
        <draw:text-box>
          <text:p><text:span text:style-name="T2">Service Counter-Measure.</text:span></text:p>
        </draw:text-box>
      </draw:frame>
      <draw:frame text:anchor-type="page" text:anchor-page-number="8" draw:z-index="470" draw:style-name="gr1" draw:text-style-name="P2" svg:width="0.0713in" svg:height="0.1622in" svg:x="4.6661in" svg:y="2.5508in">
        <draw:text-box>
          <text:p><text:span text:style-name="T3">¨</text:span></text:p>
        </draw:text-box>
      </draw:frame>
      <draw:frame text:anchor-type="page" text:anchor-page-number="14" draw:z-index="469" draw:style-name="gr1" draw:text-style-name="P2" svg:width="1.0831in" svg:height="0.1622in" svg:x="4.6701in" svg:y="2.3783in">
        <draw:text-box>
          <text:p><text:span text:style-name="T3">a materiaalia ei</text:span></text:p>
        </draw:text-box>
      </draw:frame>
      <draw:frame text:anchor-type="page" text:anchor-page-number="7" draw:z-index="468" draw:style-name="gr1" draw:text-style-name="P2" svg:width="0.2224in" svg:height="0.1622in" svg:x="2.9425in" svg:y="2.5445in">
        <draw:text-box>
          <text:p><text:span text:style-name="T3">oyt</text:span></text:p>
        </draw:text-box>
      </draw:frame>
      <draw:frame text:anchor-type="page" text:anchor-page-number="3" draw:z-index="467" draw:style-name="gr1" draw:text-style-name="P2" svg:width="0.2894in" svg:height="0.1622in" svg:x="2.0043in" svg:y="3.0717in">
        <draw:text-box>
          <text:p><text:span text:style-name="T3">a yll</text:span></text:p>
        </draw:text-box>
      </draw:frame>
      <draw:frame text:anchor-type="page" text:anchor-page-number="6" draw:z-index="466" draw:style-name="gr1" draw:text-style-name="P2" svg:width="0.0713in" svg:height="0.1622in" svg:x="3.2429in" svg:y="2.0811in">
        <draw:text-box>
          <text:p><text:span text:style-name="T3">¨</text:span></text:p>
        </draw:text-box>
      </draw:frame>
      <draw:frame text:anchor-type="page" text:anchor-page-number="6" draw:z-index="465" draw:style-name="gr1" draw:text-style-name="P2" svg:width="0.4449in" svg:height="0.1622in" svg:x="2.8492in" svg:y="2.0752in">
        <draw:text-box>
          <text:p><text:span text:style-name="T3">anen t</text:span></text:p>
        </draw:text-box>
      </draw:frame>
      <draw:frame text:anchor-type="page" text:anchor-page-number="7" draw:z-index="464" draw:style-name="gr1" draw:text-style-name="P2" svg:width="0.0713in" svg:height="0.1622in" svg:x="2.9425in" svg:y="2.5508in">
        <draw:text-box>
          <text:p><text:span text:style-name="T3">¨</text:span></text:p>
        </draw:text-box>
      </draw:frame>
      <draw:frame text:anchor-type="page" text:anchor-page-number="5" draw:z-index="463" draw:style-name="gr1" draw:text-style-name="P2" svg:width="0.0713in" svg:height="0.1622in" svg:x="2.9457in" svg:y="3.1866in">
        <draw:text-box>
          <text:p><text:span text:style-name="T3">¨</text:span></text:p>
        </draw:text-box>
      </draw:frame>
      <draw:frame text:anchor-type="page" text:anchor-page-number="10" draw:z-index="462" draw:style-name="gr1" draw:text-style-name="P2" svg:width="0.0713in" svg:height="0.1622in" svg:x="5.4772in" svg:y="2.0811in">
        <draw:text-box>
          <text:p><text:span text:style-name="T3">¨</text:span></text:p>
        </draw:text-box>
      </draw:frame>
      <draw:frame text:anchor-type="page" text:anchor-page-number="1" draw:z-index="461" draw:style-name="gr1" draw:text-style-name="P2" svg:width="0.2287in" svg:height="0.1453in" svg:x="4.2319in" svg:y="4.889in">
        <draw:text-box>
          <text:p><text:span text:style-name="T6">ahk</text:span></text:p>
        </draw:text-box>
      </draw:frame>
      <draw:frame text:anchor-type="page" text:anchor-page-number="14" draw:z-index="460" draw:style-name="gr1" draw:text-style-name="P2" svg:width="0.0713in" svg:height="0.1622in" svg:x="4.6701in" svg:y="2.3839in">
        <draw:text-box>
          <text:p><text:span text:style-name="T3">¨</text:span></text:p>
        </draw:text-box>
      </draw:frame>
      <draw:frame text:anchor-type="page" text:anchor-page-number="3" draw:z-index="459" draw:style-name="gr1" draw:text-style-name="P2" svg:width="0.0713in" svg:height="0.1622in" svg:x="2.0043in" svg:y="3.078in">
        <draw:text-box>
          <text:p><text:span text:style-name="T3">¨</text:span></text:p>
        </draw:text-box>
      </draw:frame>
      <draw:frame text:anchor-type="page" text:anchor-page-number="4" draw:z-index="458" draw:style-name="gr1" draw:text-style-name="P2" svg:width="0.0862in" svg:height="0.1622in" svg:x="3.6154in" svg:y="2.7102in">
        <draw:text-box>
          <text:p><text:span text:style-name="T3">a</text:span></text:p>
        </draw:text-box>
      </draw:frame>
      <draw:frame text:anchor-type="page" text:anchor-page-number="9" draw:z-index="457" draw:style-name="gr1" draw:text-style-name="P2" svg:width="0.0713in" svg:height="0.1622in" svg:x="6.3083in" svg:y="2.0811in">
        <draw:text-box>
          <text:p><text:span text:style-name="T3">¨</text:span></text:p>
        </draw:text-box>
      </draw:frame>
      <draw:frame text:anchor-type="page" text:anchor-page-number="12" draw:z-index="456" draw:style-name="gr1" draw:text-style-name="P2" svg:width="0.0713in" svg:height="0.1622in" svg:x="3.352in" svg:y="4.1425in">
        <draw:text-box>
          <text:p><text:span text:style-name="T3">¨</text:span></text:p>
        </draw:text-box>
      </draw:frame>
      <draw:frame text:anchor-type="page" text:anchor-page-number="2" draw:z-index="455" draw:style-name="gr1" draw:text-style-name="P2" svg:width="0.6571in" svg:height="0.1622in" svg:x="4.5457in" svg:y="2.5728in">
        <draw:text-box>
          <text:p><text:span text:style-name="T3">a enemm</text:span></text:p>
        </draw:text-box>
      </draw:frame>
      <draw:frame text:anchor-type="page" text:anchor-page-number="13" draw:z-index="454" draw:style-name="gr1" draw:text-style-name="P2" svg:width="0.135in" svg:height="0.1622in" svg:x="4.2972in" svg:y="4.4811in">
        <draw:text-box>
          <text:p><text:span text:style-name="T2">of</text:span></text:p>
        </draw:text-box>
      </draw:frame>
      <draw:frame text:anchor-type="page" text:anchor-page-number="11" draw:z-index="453" draw:style-name="gr1" draw:text-style-name="P2" svg:width="0.948in" svg:height="0.1622in" svg:x="2.3661in" svg:y="5.3957in">
        <draw:text-box>
          <text:p><text:span text:style-name="T3">P=1.0000000</text:span></text:p>
        </draw:text-box>
      </draw:frame>
      <draw:frame text:anchor-type="page" text:anchor-page-number="8" draw:z-index="452" draw:style-name="gr1" draw:text-style-name="P2" svg:width="3.2134in" svg:height="0.1622in" svg:x="1.8575in" svg:y="2.5445in">
        <draw:text-box>
          <text:p><text:span text:style-name="T3">arvoista. Normaalisti ne koostuvat joko yhdest</text:span></text:p>
        </draw:text-box>
      </draw:frame>
      <draw:frame text:anchor-type="page" text:anchor-page-number="5" draw:z-index="451" draw:style-name="gr1" draw:text-style-name="P2" svg:width="0.8043in" svg:height="0.1622in" svg:x="2.2035in" svg:y="3.1807in">
        <draw:text-box>
          <text:p><text:span text:style-name="T3">Kun solmu l</text:span></text:p>
        </draw:text-box>
      </draw:frame>
      <draw:frame text:anchor-type="page" text:anchor-page-number="1" draw:z-index="450" draw:style-name="gr1" draw:text-style-name="P2" svg:width="0.0642in" svg:height="0.1453in" svg:x="4.2319in" svg:y="4.8953in">
        <draw:text-box>
          <text:p><text:span text:style-name="T6">¨</text:span></text:p>
        </draw:text-box>
      </draw:frame>
      <draw:frame text:anchor-type="page" text:anchor-page-number="10" draw:z-index="449" draw:style-name="gr1" draw:text-style-name="P2" svg:width="0.5161in" svg:height="0.1622in" svg:x="5.0181in" svg:y="2.0752in">
        <draw:text-box>
          <text:p><text:span text:style-name="T3">a on hy</text:span></text:p>
        </draw:text-box>
      </draw:frame>
      <draw:frame text:anchor-type="page" text:anchor-page-number="11" draw:z-index="448" draw:style-name="gr1" draw:text-style-name="P2" svg:width="0.278in" svg:height="0.1622in" svg:x="1.8575in" svg:y="5.3957in">
        <draw:text-box>
          <text:p><text:span text:style-name="T3">z=0</text:span></text:p>
        </draw:text-box>
      </draw:frame>
      <draw:frame text:anchor-type="page" text:anchor-page-number="4" draw:z-index="447" draw:style-name="gr1" draw:text-style-name="P2" svg:width="0.0713in" svg:height="0.1622in" svg:x="3.6154in" svg:y="2.7165in">
        <draw:text-box>
          <text:p><text:span text:style-name="T3">¨</text:span></text:p>
        </draw:text-box>
      </draw:frame>
      <draw:frame text:anchor-type="page" text:anchor-page-number="12" draw:z-index="446" draw:style-name="gr1" draw:text-style-name="P2" svg:width="0.2539in" svg:height="0.1622in" svg:x="3.1335in" svg:y="4.1366in">
        <draw:text-box>
          <text:p><text:span text:style-name="T3">ahk</text:span></text:p>
        </draw:text-box>
      </draw:frame>
      <draw:frame text:anchor-type="page" text:anchor-page-number="6" draw:z-index="445" draw:style-name="gr1" draw:text-style-name="P2" svg:width="0.0713in" svg:height="0.1622in" svg:x="2.8492in" svg:y="2.0811in">
        <draw:text-box>
          <text:p><text:span text:style-name="T3">¨</text:span></text:p>
        </draw:text-box>
      </draw:frame>
      <draw:frame text:anchor-type="page" text:anchor-page-number="2" draw:z-index="444" draw:style-name="gr1" draw:text-style-name="P2" svg:width="0.0713in" svg:height="0.1622in" svg:x="4.5457in" svg:y="2.5799in">
        <draw:text-box>
          <text:p><text:span text:style-name="T3">¨</text:span></text:p>
        </draw:text-box>
      </draw:frame>
      <draw:frame text:anchor-type="page" text:anchor-page-number="13" draw:z-index="443" draw:style-name="gr1" draw:text-style-name="P2" svg:width="1.387in" svg:height="0.1622in" svg:x="2.9575in" svg:y="4.4811in">
        <draw:text-box>
          <text:p><text:span text:style-name="T2">Hashcash - A Denial</text:span></text:p>
        </draw:text-box>
      </draw:frame>
      <draw:frame text:anchor-type="page" text:anchor-page-number="8" draw:z-index="442" draw:style-name="gr1" draw:text-style-name="P2" svg:width="0.8732in" svg:height="0.1622in" svg:x="5.8602in" svg:y="2.3783in">
        <draw:text-box>
          <text:p><text:span text:style-name="T3">ote- ja tulos-</text:span></text:p>
        </draw:text-box>
      </draw:frame>
      <draw:frame text:anchor-type="page" text:anchor-page-number="3" draw:z-index="441" draw:style-name="gr1" draw:text-style-name="P2" svg:width="0.1661in" svg:height="0.1622in" svg:x="1.8575in" svg:y="3.0717in">
        <draw:text-box>
          <text:p><text:span text:style-name="T3">sit</text:span></text:p>
        </draw:text-box>
      </draw:frame>
      <draw:frame text:anchor-type="page" text:anchor-page-number="14" draw:z-index="440" draw:style-name="gr1" draw:text-style-name="P2" svg:width="0.9598in" svg:height="0.1622in" svg:x="3.8575in" svg:y="2.3783in">
        <draw:text-box>
          <text:p><text:span text:style-name="T3">suomenkielist</text:span></text:p>
        </draw:text-box>
      </draw:frame>
      <draw:frame text:anchor-type="page" text:anchor-page-number="9" draw:z-index="439" draw:style-name="gr1" draw:text-style-name="P2" svg:width="3.1543in" svg:height="0.1622in" svg:x="3.5638in" svg:y="2.0752in">
        <draw:text-box>
          <text:p><text:span text:style-name="T3">otteen siirroissa, joista pakostakin ilmenee sy</text:span></text:p>
        </draw:text-box>
      </draw:frame>
      <draw:frame text:anchor-type="page" text:anchor-page-number="7" draw:z-index="438" draw:style-name="gr1" draw:text-style-name="P2" svg:width="0.1689in" svg:height="0.1622in" svg:x="2.7854in" svg:y="2.5445in">
        <draw:text-box>
          <text:p><text:span text:style-name="T3">a l</text:span></text:p>
        </draw:text-box>
      </draw:frame>
      <draw:frame text:anchor-type="page" text:anchor-page-number="1" draw:z-index="437" draw:style-name="gr1" draw:text-style-name="P2" svg:width="1.9539in" svg:height="0.1453in" svg:x="2.4882in" svg:y="4.889in">
        <draw:text-box>
          <text:p><text:span text:style-name="T6">aysin vertaisverkossa toimiva s</text:span></text:p>
        </draw:text-box>
      </draw:frame>
      <draw:frame text:anchor-type="page" text:anchor-page-number="12" draw:z-index="436" draw:style-name="gr1" draw:text-style-name="P2" svg:width="0.0713in" svg:height="0.1622in" svg:x="3.1335in" svg:y="4.1425in">
        <draw:text-box>
          <text:p><text:span text:style-name="T3">¨</text:span></text:p>
        </draw:text-box>
      </draw:frame>
      <draw:frame text:anchor-type="page" text:anchor-page-number="3" draw:z-index="435" draw:style-name="gr1" draw:text-style-name="P2" svg:width="1.1394in" svg:height="0.1622in" svg:x="5.6366in" svg:y="2.9055in">
        <draw:text-box>
          <text:p><text:span text:style-name="T3">an riippuvaisuus</text:span></text:p>
        </draw:text-box>
      </draw:frame>
      <draw:frame text:anchor-type="page" text:anchor-page-number="14" draw:z-index="434" draw:style-name="gr1" draw:text-style-name="P2" svg:width="0.1634in" svg:height="0.1622in" svg:x="3.6591in" svg:y="2.3783in">
        <draw:text-box>
          <text:p><text:span text:style-name="T3">ali</text:span></text:p>
        </draw:text-box>
      </draw:frame>
      <draw:frame text:anchor-type="page" text:anchor-page-number="4" draw:z-index="433" draw:style-name="gr1" draw:text-style-name="P2" svg:width="0.4953in" svg:height="0.1622in" svg:x="3.1646in" svg:y="2.7102in">
        <draw:text-box>
          <text:p><text:span text:style-name="T3">Keskim</text:span></text:p>
        </draw:text-box>
      </draw:frame>
      <draw:frame text:anchor-type="page" text:anchor-page-number="2" draw:z-index="432" draw:style-name="gr1" draw:text-style-name="P2" svg:width="3.1185in" svg:height="0.1622in" svg:x="1.8575in" svg:y="2.5728in">
        <draw:text-box>
          <text:p><text:span text:style-name="T3">sia asiakkaidensa suhteen ja hankittava heilt</text:span></text:p>
        </draw:text-box>
      </draw:frame>
      <draw:frame text:anchor-type="page" text:anchor-page-number="13" draw:z-index="431" draw:style-name="gr1" draw:text-style-name="P2" svg:width="0.8248in" svg:height="0.1622in" svg:x="2.1425in" svg:y="4.4811in">
        <draw:text-box>
          <text:p><text:span text:style-name="T3">Adam Back.</text:span></text:p>
        </draw:text-box>
      </draw:frame>
      <draw:frame text:anchor-type="page" text:anchor-page-number="11" draw:z-index="430" draw:style-name="gr1" draw:text-style-name="P2" svg:width="0.4252in" svg:height="0.1622in" svg:x="1.8575in" svg:y="5.2299in">
        <draw:text-box>
          <text:p><text:span text:style-name="T3">q=0.1</text:span></text:p>
        </draw:text-box>
      </draw:frame>
      <draw:frame text:anchor-type="page" text:anchor-page-number="7" draw:z-index="429" draw:style-name="gr1" draw:text-style-name="P2" svg:width="0.0713in" svg:height="0.1622in" svg:x="2.7854in" svg:y="2.5508in">
        <draw:text-box>
          <text:p><text:span text:style-name="T3">¨</text:span></text:p>
        </draw:text-box>
      </draw:frame>
      <draw:frame text:anchor-type="page" text:anchor-page-number="5" draw:z-index="428" draw:style-name="gr1" draw:text-style-name="P2" svg:width="0.1335in" svg:height="0.1622in" svg:x="2.0272in" svg:y="3.1807in">
        <draw:text-box>
          <text:p><text:span text:style-name="T3">4.</text:span></text:p>
        </draw:text-box>
      </draw:frame>
      <draw:frame text:anchor-type="page" text:anchor-page-number="8" draw:z-index="427" draw:style-name="gr1" draw:text-style-name="P2" svg:width="0.0713in" svg:height="0.1622in" svg:x="5.8602in" svg:y="2.3839in">
        <draw:text-box>
          <text:p><text:span text:style-name="T3">¨</text:span></text:p>
        </draw:text-box>
      </draw:frame>
      <draw:frame text:anchor-type="page" text:anchor-page-number="10" draw:z-index="426" draw:style-name="gr1" draw:text-style-name="P2" svg:width="0.0713in" svg:height="0.1622in" svg:x="5.0181in" svg:y="2.0811in">
        <draw:text-box>
          <text:p><text:span text:style-name="T3">¨</text:span></text:p>
        </draw:text-box>
      </draw:frame>
      <draw:frame text:anchor-type="page" text:anchor-page-number="6" draw:z-index="425" draw:style-name="gr1" draw:text-style-name="P2" svg:width="0.0894in" svg:height="0.1622in" svg:x="2.7728in" svg:y="2.0752in">
        <draw:text-box>
          <text:p><text:span text:style-name="T3">h</text:span></text:p>
        </draw:text-box>
      </draw:frame>
      <draw:frame text:anchor-type="page" text:anchor-page-number="9" draw:z-index="424" draw:style-name="gr1" draw:text-style-name="P2" svg:width="0.0713in" svg:height="0.1622in" svg:x="3.5638in" svg:y="2.0811in">
        <draw:text-box>
          <text:p><text:span text:style-name="T3">¨</text:span></text:p>
        </draw:text-box>
      </draw:frame>
      <draw:frame text:anchor-type="page" text:anchor-page-number="12" draw:z-index="423" draw:style-name="gr1" draw:text-style-name="P2" svg:width="0.5142in" svg:height="0.1622in" svg:x="2.6874in" svg:y="4.1366in">
        <draw:text-box>
          <text:p><text:span text:style-name="T3">aneet s</text:span></text:p>
        </draw:text-box>
      </draw:frame>
      <draw:frame text:anchor-type="page" text:anchor-page-number="4" draw:z-index="422" draw:style-name="gr1" draw:text-style-name="P2" svg:width="0.1303in" svg:height="0.1622in" svg:x="3.0035in" svg:y="2.7102in">
        <draw:text-box>
          <text:p><text:span text:style-name="T3">a.</text:span></text:p>
        </draw:text-box>
      </draw:frame>
      <draw:frame text:anchor-type="page" text:anchor-page-number="5" draw:z-index="421" draw:style-name="gr1" draw:text-style-name="P2" svg:width="1.6157in" svg:height="0.1622in" svg:x="4.8701in" svg:y="2.9043in">
        <draw:text-box>
          <text:p><text:span text:style-name="T3">ontodisteen lohkolleen.</text:span></text:p>
        </draw:text-box>
      </draw:frame>
      <draw:frame text:anchor-type="page" text:anchor-page-number="3" draw:z-index="420" draw:style-name="gr1" draw:text-style-name="P2" svg:width="0.0713in" svg:height="0.1622in" svg:x="5.6366in" svg:y="2.911in">
        <draw:text-box>
          <text:p><text:span text:style-name="T3">¨</text:span></text:p>
        </draw:text-box>
      </draw:frame>
      <draw:frame text:anchor-type="page" text:anchor-page-number="10" draw:z-index="419" draw:style-name="gr1" draw:text-style-name="P2" svg:width="0.1248in" svg:height="0.1622in" svg:x="4.9063in" svg:y="2.0752in">
        <draw:text-box>
          <text:p><text:span text:style-name="T3">aj</text:span></text:p>
        </draw:text-box>
      </draw:frame>
      <draw:frame text:anchor-type="page" text:anchor-page-number="11" draw:z-index="418" draw:style-name="gr1" draw:text-style-name="P2" svg:width="1.7039in" svg:height="0.1622in" svg:x="1.8575in" svg:y="4.9362in">
        <draw:text-box>
          <text:p><text:span text:style-name="T2">z</text:span><text:span text:style-name="T3">:lla eksponentiaalisesti:</text:span></text:p>
        </draw:text-box>
      </draw:frame>
      <draw:frame text:anchor-type="page" text:anchor-page-number="8" draw:z-index="417" draw:style-name="gr1" draw:text-style-name="P2" svg:width="3.9831in" svg:height="0.1622in" svg:x="2.3874in" svg:y="2.3783in">
        <draw:text-box>
          <text:p><text:span text:style-name="T3">aminen olisi mahdollista, transaktiot koostuvat useista sy</text:span></text:p>
        </draw:text-box>
      </draw:frame>
      <draw:frame text:anchor-type="page" text:anchor-page-number="13" draw:z-index="416" draw:style-name="gr1" draw:text-style-name="P2" svg:width="0.1976in" svg:height="0.1622in" svg:x="1.8575in" svg:y="4.4811in">
        <draw:text-box>
          <text:p><text:span text:style-name="T3">[6]</text:span></text:p>
        </draw:text-box>
      </draw:frame>
      <draw:frame text:anchor-type="page" text:anchor-page-number="14" draw:z-index="415" draw:style-name="gr1" draw:text-style-name="P2" svg:width="0.0713in" svg:height="0.1622in" svg:x="3.6591in" svg:y="2.3839in">
        <draw:text-box>
          <text:p><text:span text:style-name="T3">¨</text:span></text:p>
        </draw:text-box>
      </draw:frame>
      <draw:frame text:anchor-type="page" text:anchor-page-number="7" draw:z-index="414" draw:style-name="gr1" draw:text-style-name="P2" svg:width="1.1016in" svg:height="0.1622in" svg:x="1.8575in" svg:y="2.5445in">
        <draw:text-box>
          <text:p><text:span text:style-name="T3">perusteella, sek</text:span></text:p>
        </draw:text-box>
      </draw:frame>
      <draw:frame text:anchor-type="page" text:anchor-page-number="6" draw:z-index="413" draw:style-name="gr1" draw:text-style-name="P2" svg:width="0.1303in" svg:height="0.1622in" svg:x="2.6098in" svg:y="2.0752in">
        <draw:text-box>
          <text:p><text:span text:style-name="T3">a,</text:span></text:p>
        </draw:text-box>
      </draw:frame>
      <draw:frame text:anchor-type="page" text:anchor-page-number="2" draw:z-index="412" draw:style-name="gr1" draw:text-style-name="P2" svg:width="2.6106in" svg:height="0.1622in" svg:x="4.3807in" svg:y="2.4075in">
        <draw:text-box>
          <text:p><text:span text:style-name="T3">antyy. Kauppiaiden on oltava varovai-</text:span></text:p>
        </draw:text-box>
      </draw:frame>
      <draw:frame text:anchor-type="page" text:anchor-page-number="1" draw:z-index="411" draw:style-name="gr1" draw:text-style-name="P2" svg:width="0.0642in" svg:height="0.1453in" svg:x="2.4882in" svg:y="4.8953in">
        <draw:text-box>
          <text:p><text:span text:style-name="T6">¨</text:span></text:p>
        </draw:text-box>
      </draw:frame>
      <draw:frame text:anchor-type="page" text:anchor-page-number="9" draw:z-index="410" draw:style-name="gr1" draw:text-style-name="P2" svg:width="1.0988in" svg:height="0.1622in" svg:x="2.6299in" svg:y="2.0752in">
        <draw:text-box>
          <text:p><text:span text:style-name="T3">a useamman sy</text:span></text:p>
        </draw:text-box>
      </draw:frame>
      <draw:frame text:anchor-type="page" text:anchor-page-number="9" draw:z-index="409" draw:style-name="gr1" draw:text-style-name="P2" svg:width="0.0713in" svg:height="0.1622in" svg:x="2.6299in" svg:y="2.0811in">
        <draw:text-box>
          <text:p><text:span text:style-name="T3">¨</text:span></text:p>
        </draw:text-box>
      </draw:frame>
      <draw:frame text:anchor-type="page" text:anchor-page-number="3" draw:z-index="408" draw:style-name="gr1" draw:text-style-name="P2" svg:width="0.6512in" svg:height="0.1622in" svg:x="5.0862in" svg:y="2.9055in">
        <draw:text-box>
          <text:p><text:span text:style-name="T3">arjestelm</text:span></text:p>
        </draw:text-box>
      </draw:frame>
      <draw:frame text:anchor-type="page" text:anchor-page-number="14" draw:z-index="407" draw:style-name="gr1" draw:text-style-name="P2" svg:width="0.2543in" svg:height="0.1622in" svg:x="3.4319in" svg:y="2.3783in">
        <draw:text-box>
          <text:p><text:span text:style-name="T3">mik</text:span></text:p>
        </draw:text-box>
      </draw:frame>
      <draw:frame text:anchor-type="page" text:anchor-page-number="8" draw:z-index="406" draw:style-name="gr1" draw:text-style-name="P2" svg:width="0.0713in" svg:height="0.1622in" svg:x="2.3874in" svg:y="2.3839in">
        <draw:text-box>
          <text:p><text:span text:style-name="T3">¨</text:span></text:p>
        </draw:text-box>
      </draw:frame>
      <draw:frame text:anchor-type="page" text:anchor-page-number="12" draw:z-index="405" draw:style-name="gr1" draw:text-style-name="P2" svg:width="0.0713in" svg:height="0.1622in" svg:x="2.6874in" svg:y="4.1425in">
        <draw:text-box>
          <text:p><text:span text:style-name="T3">¨</text:span></text:p>
        </draw:text-box>
      </draw:frame>
      <draw:frame text:anchor-type="page" text:anchor-page-number="4" draw:z-index="404" draw:style-name="gr1" draw:text-style-name="P2" svg:width="0.0713in" svg:height="0.1622in" svg:x="3.0035in" svg:y="2.7165in">
        <draw:text-box>
          <text:p><text:span text:style-name="T3">¨</text:span></text:p>
        </draw:text-box>
      </draw:frame>
      <draw:frame text:anchor-type="page" text:anchor-page-number="10" draw:z-index="403" draw:style-name="gr1" draw:text-style-name="P2" svg:width="0.0713in" svg:height="0.1622in" svg:x="4.9063in" svg:y="2.0811in">
        <draw:text-box>
          <text:p><text:span text:style-name="T3">¨</text:span></text:p>
        </draw:text-box>
      </draw:frame>
      <draw:frame text:anchor-type="page" text:anchor-page-number="6" draw:z-index="402" draw:style-name="gr1" draw:text-style-name="P2" svg:width="0.0713in" svg:height="0.1622in" svg:x="2.6098in" svg:y="2.0811in">
        <draw:text-box>
          <text:p><text:span text:style-name="T3">¨</text:span></text:p>
        </draw:text-box>
      </draw:frame>
      <draw:frame text:anchor-type="page" text:anchor-page-number="2" draw:z-index="401" draw:style-name="gr1" draw:text-style-name="P2" svg:width="0.0713in" svg:height="0.1622in" svg:x="4.3807in" svg:y="2.4134in">
        <draw:text-box>
          <text:p><text:span text:style-name="T3">¨</text:span></text:p>
        </draw:text-box>
      </draw:frame>
      <draw:frame text:anchor-type="page" text:anchor-page-number="1" draw:z-index="400" draw:style-name="gr1" draw:text-style-name="P2" svg:width="0.0776in" svg:height="0.1453in" svg:x="2.3957in" svg:y="4.889in">
        <draw:text-box>
          <text:p><text:span text:style-name="T6">T</text:span></text:p>
        </draw:text-box>
      </draw:frame>
      <draw:frame text:anchor-type="page" text:anchor-page-number="7" draw:z-index="399" draw:style-name="gr1" draw:text-style-name="P2" svg:width="0.776in" svg:height="0.1622in" svg:x="5.9598in" svg:y="2.3783in">
        <draw:text-box>
          <text:p><text:span text:style-name="T3">a kyselyjen</text:span></text:p>
        </draw:text-box>
      </draw:frame>
      <draw:frame text:anchor-type="page" text:anchor-page-number="13" draw:z-index="398" draw:style-name="gr1" draw:text-style-name="P2" svg:width="1.8697in" svg:height="0.1622in" svg:x="2.1425in" svg:y="4.2602in">
        <draw:text-box>
          <text:p><text:span text:style-name="T3">ACM Press, 1997, s. 28–35.</text:span></text:p>
        </draw:text-box>
      </draw:frame>
      <draw:frame text:anchor-type="page" text:anchor-page-number="5" draw:z-index="397" draw:style-name="gr1" draw:text-style-name="P2" svg:width="0.0713in" svg:height="0.1622in" svg:x="4.8701in" svg:y="2.9102in">
        <draw:text-box>
          <text:p><text:span text:style-name="T3">¨</text:span></text:p>
        </draw:text-box>
      </draw:frame>
      <draw:frame text:anchor-type="page" text:anchor-page-number="11" draw:z-index="396" draw:style-name="gr1" draw:text-style-name="P2" svg:width="0.174in" svg:height="0.1622in" svg:x="6.4854in" svg:y="4.7701in">
        <draw:text-box>
          <text:p><text:span text:style-name="T3">an</text:span></text:p>
        </draw:text-box>
      </draw:frame>
      <draw:frame text:anchor-type="page" text:anchor-page-number="6" draw:z-index="395" draw:style-name="gr1" draw:text-style-name="P2" svg:width="0.8752in" svg:height="0.1622in" svg:x="1.8575in" svg:y="2.0752in">
        <draw:text-box>
          <text:p><text:span text:style-name="T3">mut yhteens</text:span></text:p>
        </draw:text-box>
      </draw:frame>
      <draw:frame text:anchor-type="page" text:anchor-page-number="4" draw:z-index="394" draw:style-name="gr1" draw:text-style-name="P2" svg:width="1.2697in" svg:height="0.1622in" svg:x="1.8575in" svg:y="2.7102in">
        <draw:text-box>
          <text:p><text:span text:style-name="T3">joukolla nollabittej</text:span></text:p>
        </draw:text-box>
      </draw:frame>
      <draw:frame text:anchor-type="page" text:anchor-page-number="13" draw:z-index="393" draw:style-name="gr1" draw:text-style-name="P2" svg:width="4.4307in" svg:height="0.1622in" svg:x="2.5425in" svg:y="4.0937in">
        <draw:text-box>
          <text:p><text:span text:style-name="T2">in ACM Conference on Computer and Communications Security</text:span><text:span text:style-name="T3">.</text:span></text:p>
        </draw:text-box>
      </draw:frame>
      <draw:frame text:anchor-type="page" text:anchor-page-number="14" draw:z-index="392" draw:style-name="gr1" draw:text-style-name="P2" svg:width="0.8335in" svg:height="0.1622in" svg:x="2.6681in" svg:y="2.3783in">
        <draw:text-box>
          <text:p><text:span text:style-name="T3">englanniksi,</text:span></text:p>
        </draw:text-box>
      </draw:frame>
      <draw:frame text:anchor-type="page" text:anchor-page-number="5" draw:z-index="391" draw:style-name="gr1" draw:text-style-name="P2" svg:width="0.9358in" svg:height="0.1622in" svg:x="4.0598in" svg:y="2.9043in">
        <draw:text-box>
          <text:p><text:span text:style-name="T3">an vaikean ty</text:span></text:p>
        </draw:text-box>
      </draw:frame>
      <draw:frame text:anchor-type="page" text:anchor-page-number="2" draw:z-index="390" draw:style-name="gr1" draw:text-style-name="P2" svg:width="0.0862in" svg:height="0.1622in" svg:x="4.311in" svg:y="2.4075in">
        <draw:text-box>
          <text:p><text:span text:style-name="T3">a</text:span></text:p>
        </draw:text-box>
      </draw:frame>
      <draw:frame text:anchor-type="page" text:anchor-page-number="1" draw:z-index="389" draw:style-name="gr1" draw:text-style-name="P2" svg:width="0.0858in" svg:height="0.1453in" svg:x="4.5339in" svg:y="4.7047in">
        <draw:text-box>
          <text:p><text:span text:style-name="T7">a</text:span></text:p>
        </draw:text-box>
      </draw:frame>
      <draw:frame text:anchor-type="page" text:anchor-page-number="3" draw:z-index="388" draw:style-name="gr1" draw:text-style-name="P2" svg:width="0.0713in" svg:height="0.1622in" svg:x="5.0862in" svg:y="2.911in">
        <draw:text-box>
          <text:p><text:span text:style-name="T3">¨</text:span></text:p>
        </draw:text-box>
      </draw:frame>
      <draw:frame text:anchor-type="page" text:anchor-page-number="10" draw:z-index="387" draw:style-name="gr1" draw:text-style-name="P2" svg:width="0.3677in" svg:height="0.1622in" svg:x="4.5909in" svg:y="2.0752in">
        <draw:text-box>
          <text:p><text:span text:style-name="T3">ahett</text:span></text:p>
        </draw:text-box>
      </draw:frame>
      <draw:frame text:anchor-type="page" text:anchor-page-number="7" draw:z-index="386" draw:style-name="gr1" draw:text-style-name="P2" svg:width="0.0713in" svg:height="0.1622in" svg:x="5.9598in" svg:y="2.3839in">
        <draw:text-box>
          <text:p><text:span text:style-name="T3">¨</text:span></text:p>
        </draw:text-box>
      </draw:frame>
      <draw:frame text:anchor-type="page" text:anchor-page-number="9" draw:z-index="385" draw:style-name="gr1" draw:text-style-name="P2" svg:width="0.315in" svg:height="0.1622in" svg:x="2.3457in" svg:y="2.0752in">
        <draw:text-box>
          <text:p><text:span text:style-name="T3">altty</text:span></text:p>
        </draw:text-box>
      </draw:frame>
      <draw:frame text:anchor-type="page" text:anchor-page-number="11" draw:z-index="384" draw:style-name="gr1" draw:text-style-name="P2" svg:width="0.0713in" svg:height="0.1622in" svg:x="6.4854in" svg:y="4.7764in">
        <draw:text-box>
          <text:p><text:span text:style-name="T3">¨</text:span></text:p>
        </draw:text-box>
      </draw:frame>
      <draw:frame text:anchor-type="page" text:anchor-page-number="12" draw:z-index="383" draw:style-name="gr1" draw:text-style-name="P2" svg:width="0.9362in" svg:height="0.1622in" svg:x="1.8575in" svg:y="4.1366in">
        <draw:text-box>
          <text:p><text:span text:style-name="T3">Olemme esitt</text:span></text:p>
        </draw:text-box>
      </draw:frame>
      <draw:frame text:anchor-type="page" text:anchor-page-number="8" draw:z-index="382" draw:style-name="gr1" draw:text-style-name="P2" svg:width="0.5906in" svg:height="0.1622in" svg:x="1.8575in" svg:y="2.3783in">
        <draw:text-box>
          <text:p><text:span text:style-name="T3">ja yhdist</text:span></text:p>
        </draw:text-box>
      </draw:frame>
      <draw:frame text:anchor-type="page" text:anchor-page-number="6" draw:z-index="381" draw:style-name="gr1" draw:text-style-name="P2" svg:width="0.4295in" svg:height="0.1622in" svg:x="6.2516in" svg:y="1.9091in">
        <draw:text-box>
          <text:p><text:span text:style-name="T3">at sol-</text:span></text:p>
        </draw:text-box>
      </draw:frame>
      <draw:frame text:anchor-type="page" text:anchor-page-number="13" draw:z-index="380" draw:style-name="gr1" draw:text-style-name="P2" svg:width="0.4343in" svg:height="0.1622in" svg:x="2.1425in" svg:y="4.0937in">
        <draw:text-box>
          <text:p><text:span text:style-name="T3">sessa:</text:span></text:p>
        </draw:text-box>
      </draw:frame>
      <draw:frame text:anchor-type="page" text:anchor-page-number="14" draw:z-index="379" draw:style-name="gr1" draw:text-style-name="P2" svg:width="0.1787in" svg:height="0.1622in" svg:x="2.4543in" svg:y="2.3783in">
        <draw:text-box>
          <text:p><text:span text:style-name="T3">tai</text:span></text:p>
        </draw:text-box>
      </draw:frame>
      <draw:frame text:anchor-type="page" text:anchor-page-number="4" draw:z-index="378" draw:style-name="gr1" draw:text-style-name="P2" svg:width="5.4843in" svg:height="0.1622in" svg:x="1.8575in" svg:y="2.5445in">
        <draw:text-box>
          <text:p><text:span text:style-name="T3">ta arvoa, jonka tiiviste esimerkiksi SHA-256-algoritmilla tiivistelaskettuna alkaa</text:span></text:p>
        </draw:text-box>
      </draw:frame>
      <draw:frame text:anchor-type="page" text:anchor-page-number="1" draw:z-index="377" draw:style-name="gr1" draw:text-style-name="P2" svg:width="0.0642in" svg:height="0.1453in" svg:x="4.5327in" svg:y="4.711in">
        <draw:text-box>
          <text:p><text:span text:style-name="T7">¨</text:span></text:p>
        </draw:text-box>
      </draw:frame>
      <draw:frame text:anchor-type="page" text:anchor-page-number="2" draw:z-index="376" draw:style-name="gr1" draw:text-style-name="P2" svg:width="0.0713in" svg:height="0.1622in" svg:x="4.311in" svg:y="2.4134in">
        <draw:text-box>
          <text:p><text:span text:style-name="T3">¨</text:span></text:p>
        </draw:text-box>
      </draw:frame>
      <draw:frame text:anchor-type="page" text:anchor-page-number="7" draw:z-index="375" draw:style-name="gr1" draw:text-style-name="P2" svg:width="4.7051in" svg:height="0.1622in" svg:x="1.8575in" svg:y="2.3783in">
        <draw:text-box>
          <text:p><text:span text:style-name="T3">jonka on vakuuttunut olevan pisin muille verkkosolmuille tekemiens</text:span></text:p>
        </draw:text-box>
      </draw:frame>
      <draw:frame text:anchor-type="page" text:anchor-page-number="8" draw:z-index="374" draw:style-name="gr1" draw:text-style-name="P2" svg:width="1.5224in" svg:height="0.1622in" svg:x="5.2535in" svg:y="2.2126in">
        <draw:text-box>
          <text:p><text:span text:style-name="T3">Jotta arvon jakaminen</text:span></text:p>
        </draw:text-box>
      </draw:frame>
      <draw:frame text:anchor-type="page" text:anchor-page-number="5" draw:z-index="373" draw:style-name="gr1" draw:text-style-name="P2" svg:width="0.0713in" svg:height="0.1622in" svg:x="4.0598in" svg:y="2.9102in">
        <draw:text-box>
          <text:p><text:span text:style-name="T3">¨</text:span></text:p>
        </draw:text-box>
      </draw:frame>
      <draw:frame text:anchor-type="page" text:anchor-page-number="10" draw:z-index="372" draw:style-name="gr1" draw:text-style-name="P2" svg:width="0.0713in" svg:height="0.1622in" svg:x="4.5909in" svg:y="2.0811in">
        <draw:text-box>
          <text:p><text:span text:style-name="T3">¨</text:span></text:p>
        </draw:text-box>
      </draw:frame>
      <draw:frame text:anchor-type="page" text:anchor-page-number="11" draw:z-index="371" draw:style-name="gr1" draw:text-style-name="P2" svg:width="1.3031in" svg:height="0.1622in" svg:x="5.3654in" svg:y="4.7701in">
        <draw:text-box>
          <text:p><text:span text:style-name="T3">oisyyden pienenev</text:span></text:p>
        </draw:text-box>
      </draw:frame>
      <draw:frame text:anchor-type="page" text:anchor-page-number="12" draw:z-index="370" draw:style-name="gr1" draw:text-style-name="P2" svg:width="0.2315in" svg:height="0.2331in" svg:x="3.1161in" svg:y="3.7772in">
        <draw:text-box>
          <text:p><text:span text:style-name="T10">at</text:span></text:p>
        </draw:text-box>
      </draw:frame>
      <draw:frame text:anchor-type="page" text:anchor-page-number="3" draw:z-index="369" draw:style-name="gr1" draw:text-style-name="P2" svg:width="2.6567in" svg:height="0.1622in" svg:x="2.7402in" svg:y="2.9055in">
        <draw:text-box>
          <text:p><text:span text:style-name="T3">an ratkaisun ongelmana on koko rahaj</text:span></text:p>
        </draw:text-box>
      </draw:frame>
      <draw:frame text:anchor-type="page" text:anchor-page-number="9" draw:z-index="368" draw:style-name="gr1" draw:text-style-name="P2" svg:width="0.0713in" svg:height="0.1622in" svg:x="2.3457in" svg:y="2.0811in">
        <draw:text-box>
          <text:p><text:span text:style-name="T3">¨</text:span></text:p>
        </draw:text-box>
      </draw:frame>
      <draw:frame text:anchor-type="page" text:anchor-page-number="12" draw:z-index="367" draw:style-name="gr1" draw:text-style-name="P2" svg:width="0.1016in" svg:height="0.2331in" svg:x="3.1138in" svg:y="3.7866in">
        <draw:text-box>
          <text:p><text:span text:style-name="T10">¨</text:span></text:p>
        </draw:text-box>
      </draw:frame>
      <draw:frame text:anchor-type="page" text:anchor-page-number="5" draw:z-index="366" draw:style-name="gr1" draw:text-style-name="P2" svg:width="0.0862in" svg:height="0.1622in" svg:x="3.9902in" svg:y="2.9043in">
        <draw:text-box>
          <text:p><text:span text:style-name="T3">a</text:span></text:p>
        </draw:text-box>
      </draw:frame>
      <draw:frame text:anchor-type="page" text:anchor-page-number="6" draw:z-index="365" draw:style-name="gr1" draw:text-style-name="P2" svg:width="0.0713in" svg:height="0.1622in" svg:x="6.2516in" svg:y="1.9154in">
        <draw:text-box>
          <text:p><text:span text:style-name="T3">¨</text:span></text:p>
        </draw:text-box>
      </draw:frame>
      <draw:frame text:anchor-type="page" text:anchor-page-number="7" draw:z-index="364" draw:style-name="gr1" draw:text-style-name="P2" svg:width="1.2453in" svg:height="0.1622in" svg:x="5.5681in" svg:y="2.2126in">
        <draw:text-box>
          <text:p><text:span text:style-name="T3">ontodisteketjusta,</text:span></text:p>
        </draw:text-box>
      </draw:frame>
      <draw:frame text:anchor-type="page" text:anchor-page-number="14" draw:z-index="363" draw:style-name="gr1" draw:text-style-name="P2" svg:width="0.6559in" svg:height="0.1622in" svg:x="1.8575in" svg:y="2.3783in">
        <draw:text-box>
          <text:p><text:span text:style-name="T3">suomeksi</text:span></text:p>
        </draw:text-box>
      </draw:frame>
      <draw:frame text:anchor-type="page" text:anchor-page-number="4" draw:z-index="362" draw:style-name="gr1" draw:text-style-name="P2" svg:width="0.6969in" svg:height="0.1622in" svg:x="6.0362in" svg:y="2.3783in">
        <draw:text-box>
          <text:p><text:span text:style-name="T3">an sellais-</text:span></text:p>
        </draw:text-box>
      </draw:frame>
      <draw:frame text:anchor-type="page" text:anchor-page-number="11" draw:z-index="361" draw:style-name="gr1" draw:text-style-name="P2" svg:width="0.0713in" svg:height="0.1622in" svg:x="5.3654in" svg:y="4.7764in">
        <draw:text-box>
          <text:p><text:span text:style-name="T3">¨</text:span></text:p>
        </draw:text-box>
      </draw:frame>
      <draw:frame text:anchor-type="page" text:anchor-page-number="3" draw:z-index="360" draw:style-name="gr1" draw:text-style-name="P2" svg:width="0.0713in" svg:height="0.1622in" svg:x="2.7402in" svg:y="2.911in">
        <draw:text-box>
          <text:p><text:span text:style-name="T3">¨</text:span></text:p>
        </draw:text-box>
      </draw:frame>
      <draw:frame text:anchor-type="page" text:anchor-page-number="8" draw:z-index="359" draw:style-name="gr1" draw:text-style-name="P2" svg:width="0.1303in" svg:height="0.1622in" svg:x="5.0925in" svg:y="2.2126in">
        <draw:text-box>
          <text:p><text:span text:style-name="T3">a.</text:span></text:p>
        </draw:text-box>
      </draw:frame>
      <draw:frame text:anchor-type="page" text:anchor-page-number="10" draw:z-index="358" draw:style-name="gr1" draw:text-style-name="P2" svg:width="0.1689in" svg:height="0.1622in" svg:x="4.4339in" svg:y="2.0752in">
        <draw:text-box>
          <text:p><text:span text:style-name="T3">a l</text:span></text:p>
        </draw:text-box>
      </draw:frame>
      <draw:frame text:anchor-type="page" text:anchor-page-number="9" draw:z-index="357" draw:style-name="gr1" draw:text-style-name="P2" svg:width="0.4921in" svg:height="0.1622in" svg:x="1.911in" svg:y="2.0752in">
        <draw:text-box>
          <text:p><text:span text:style-name="T3">aysin v</text:span></text:p>
        </draw:text-box>
      </draw:frame>
      <draw:frame text:anchor-type="page" text:anchor-page-number="2" draw:z-index="356" draw:style-name="gr1" draw:text-style-name="P2" svg:width="1.6803in" svg:height="0.1622in" svg:x="2.8839in" svg:y="2.4075in">
        <draw:text-box>
          <text:p><text:span text:style-name="T3">a luottamuksen tarve lis</text:span></text:p>
        </draw:text-box>
      </draw:frame>
      <draw:frame text:anchor-type="page" text:anchor-page-number="13" draw:z-index="355" draw:style-name="gr1" draw:text-style-name="P2" svg:width="5.035in" svg:height="0.1622in" svg:x="2.1425in" svg:y="3.928in">
        <draw:text-box>
          <text:p><text:span text:style-name="T3">Stuart Haber ja W. Scott Stornetta. ”Secure Names for Bit-Strings”. Teok-</text:span></text:p>
        </draw:text-box>
      </draw:frame>
      <draw:frame text:anchor-type="page" text:anchor-page-number="1" draw:z-index="354" draw:style-name="gr1" draw:text-style-name="P2" svg:width="0.685in" svg:height="0.1453in" svg:x="3.8839in" svg:y="4.7047in">
        <draw:text-box>
          <text:p><text:span text:style-name="T7">Tiivistelm</text:span></text:p>
        </draw:text-box>
      </draw:frame>
      <draw:frame text:anchor-type="page" text:anchor-page-number="9" draw:z-index="353" draw:style-name="gr1" draw:text-style-name="P2" svg:width="0.0713in" svg:height="0.1622in" svg:x="1.911in" svg:y="2.0811in">
        <draw:text-box>
          <text:p><text:span text:style-name="T3">¨</text:span></text:p>
        </draw:text-box>
      </draw:frame>
      <draw:frame text:anchor-type="page" text:anchor-page-number="11" draw:z-index="352" draw:style-name="gr1" draw:text-style-name="P2" svg:width="0.1661in" svg:height="0.1622in" svg:x="5.2228in" svg:y="4.7701in">
        <draw:text-box>
          <text:p><text:span text:style-name="T3">ak</text:span></text:p>
        </draw:text-box>
      </draw:frame>
      <draw:frame text:anchor-type="page" text:anchor-page-number="1" draw:z-index="351" draw:style-name="gr1" draw:text-style-name="P2" svg:width="1.376in" svg:height="0.1303in" svg:x="3.6047in" svg:y="4.1138in">
        <draw:text-box>
          <text:p><text:span text:style-name="T9">Niko Laamanen, @n1kofi</text:span></text:p>
        </draw:text-box>
      </draw:frame>
      <draw:frame text:anchor-type="page" text:anchor-page-number="2" draw:z-index="350" draw:style-name="gr1" draw:text-style-name="P2" svg:width="0.0713in" svg:height="0.1622in" svg:x="2.8839in" svg:y="2.4134in">
        <draw:text-box>
          <text:p><text:span text:style-name="T3">¨</text:span></text:p>
        </draw:text-box>
      </draw:frame>
      <draw:frame text:anchor-type="page" text:anchor-page-number="14" draw:z-index="349" draw:style-name="gr1" draw:text-style-name="P2" svg:width="0.4878in" svg:height="0.1622in" svg:x="6.2165in" svg:y="2.2126in">
        <draw:text-box>
          <text:p><text:span text:style-name="T3">atietoa</text:span></text:p>
        </draw:text-box>
      </draw:frame>
      <draw:frame text:anchor-type="page" text:anchor-page-number="8" draw:z-index="348" draw:style-name="gr1" draw:text-style-name="P2" svg:width="0.0713in" svg:height="0.1622in" svg:x="5.0925in" svg:y="2.2181in">
        <draw:text-box>
          <text:p><text:span text:style-name="T3">¨</text:span></text:p>
        </draw:text-box>
      </draw:frame>
      <draw:frame text:anchor-type="page" text:anchor-page-number="10" draw:z-index="347" draw:style-name="gr1" draw:text-style-name="P2" svg:width="0.0713in" svg:height="0.1622in" svg:x="4.4339in" svg:y="2.0811in">
        <draw:text-box>
          <text:p><text:span text:style-name="T3">¨</text:span></text:p>
        </draw:text-box>
      </draw:frame>
      <draw:frame text:anchor-type="page" text:anchor-page-number="5" draw:z-index="346" draw:style-name="gr1" draw:text-style-name="P2" svg:width="0.0713in" svg:height="0.1622in" svg:x="3.9902in" svg:y="2.9102in">
        <draw:text-box>
          <text:p><text:span text:style-name="T3">¨</text:span></text:p>
        </draw:text-box>
      </draw:frame>
      <draw:frame text:anchor-type="page" text:anchor-page-number="13" draw:z-index="345" draw:style-name="gr1" draw:text-style-name="P2" svg:width="0.1976in" svg:height="0.1622in" svg:x="1.8575in" svg:y="3.928in">
        <draw:text-box>
          <text:p><text:span text:style-name="T3">[5]</text:span></text:p>
        </draw:text-box>
      </draw:frame>
      <draw:frame text:anchor-type="page" text:anchor-page-number="12" draw:z-index="344" draw:style-name="gr1" draw:text-style-name="P2" svg:width="0.6425in" svg:height="0.2331in" svg:x="2.5681in" svg:y="3.7772in">
        <draw:text-box>
          <text:p><text:span text:style-name="T10">atelm</text:span></text:p>
        </draw:text-box>
      </draw:frame>
      <draw:frame text:anchor-type="page" text:anchor-page-number="6" draw:z-index="343" draw:style-name="gr1" draw:text-style-name="P2" svg:width="0.2213in" svg:height="0.1622in" svg:x="6.0665in" svg:y="1.9091in">
        <draw:text-box>
          <text:p><text:span text:style-name="T3">om</text:span></text:p>
        </draw:text-box>
      </draw:frame>
      <draw:frame text:anchor-type="page" text:anchor-page-number="7" draw:z-index="342" draw:style-name="gr1" draw:text-style-name="P2" svg:width="0.0713in" svg:height="0.1622in" svg:x="5.5681in" svg:y="2.2181in">
        <draw:text-box>
          <text:p><text:span text:style-name="T3">¨</text:span></text:p>
        </draw:text-box>
      </draw:frame>
      <draw:frame text:anchor-type="page" text:anchor-page-number="4" draw:z-index="341" draw:style-name="gr1" draw:text-style-name="P2" svg:width="0.0713in" svg:height="0.1622in" svg:x="6.0362in" svg:y="2.3839in">
        <draw:text-box>
          <text:p><text:span text:style-name="T3">¨</text:span></text:p>
        </draw:text-box>
      </draw:frame>
      <draw:frame text:anchor-type="page" text:anchor-page-number="3" draw:z-index="340" draw:style-name="gr1" draw:text-style-name="P2" svg:width="0.2213in" svg:height="0.1622in" svg:x="2.5555in" svg:y="2.9055in">
        <draw:text-box>
          <text:p><text:span text:style-name="T3">am</text:span></text:p>
        </draw:text-box>
      </draw:frame>
      <draw:frame text:anchor-type="page" text:anchor-page-number="12" draw:z-index="339" draw:style-name="gr1" draw:text-style-name="P2" svg:width="0.1016in" svg:height="0.2331in" svg:x="2.5665in" svg:y="3.7866in">
        <draw:text-box>
          <text:p><text:span text:style-name="T10">¨</text:span></text:p>
        </draw:text-box>
      </draw:frame>
      <draw:frame text:anchor-type="page" text:anchor-page-number="10" draw:z-index="338" draw:style-name="gr1" draw:text-style-name="P2" svg:width="2.5543in" svg:height="0.1622in" svg:x="2.1728in" svg:y="2.0752in">
        <draw:text-box>
          <text:p><text:span text:style-name="T3">an siirtoon muutoksia. Oletetaan, ett</text:span></text:p>
        </draw:text-box>
      </draw:frame>
      <draw:frame text:anchor-type="page" text:anchor-page-number="8" draw:z-index="337" draw:style-name="gr1" draw:text-style-name="P2" svg:width="0.0862in" svg:height="0.1622in" svg:x="5.0228in" svg:y="2.2126in">
        <draw:text-box>
          <text:p><text:span text:style-name="T3">o</text:span></text:p>
        </draw:text-box>
      </draw:frame>
      <draw:frame text:anchor-type="page" text:anchor-page-number="1" draw:z-index="336" draw:style-name="gr1" draw:text-style-name="P2" svg:width="1.3425in" svg:height="0.1303in" svg:x="3.5799in" svg:y="3.9819in">
        <draw:text-box>
          <text:p><text:span text:style-name="T9">Antti Majakivi, @Anduck</text:span></text:p>
        </draw:text-box>
      </draw:frame>
      <draw:frame text:anchor-type="page" text:anchor-page-number="4" draw:z-index="335" draw:style-name="gr1" draw:text-style-name="P2" svg:width="0.0862in" svg:height="0.1622in" svg:x="5.9665in" svg:y="2.3783in">
        <draw:text-box>
          <text:p><text:span text:style-name="T3">a</text:span></text:p>
        </draw:text-box>
      </draw:frame>
      <draw:frame text:anchor-type="page" text:anchor-page-number="14" draw:z-index="334" draw:style-name="gr1" draw:text-style-name="P2" svg:width="0.0713in" svg:height="0.1622in" svg:x="6.2165in" svg:y="2.2181in">
        <draw:text-box>
          <text:p><text:span text:style-name="T3">¨</text:span></text:p>
        </draw:text-box>
      </draw:frame>
      <draw:frame text:anchor-type="page" text:anchor-page-number="2" draw:z-index="333" draw:style-name="gr1" draw:text-style-name="P2" svg:width="0.1406in" svg:height="0.1622in" svg:x="2.761in" svg:y="2.4075in">
        <draw:text-box>
          <text:p><text:span text:style-name="T3">ot</text:span></text:p>
        </draw:text-box>
      </draw:frame>
      <draw:frame text:anchor-type="page" text:anchor-page-number="11" draw:z-index="332" draw:style-name="gr1" draw:text-style-name="P2" svg:width="0.0713in" svg:height="0.1622in" svg:x="5.2228in" svg:y="4.7764in">
        <draw:text-box>
          <text:p><text:span text:style-name="T3">¨</text:span></text:p>
        </draw:text-box>
      </draw:frame>
      <draw:frame text:anchor-type="page" text:anchor-page-number="7" draw:z-index="331" draw:style-name="gr1" draw:text-style-name="P2" svg:width="0.2661in" svg:height="0.1622in" svg:x="5.3453in" svg:y="2.2126in">
        <draw:text-box>
          <text:p><text:span text:style-name="T3">a ty</text:span></text:p>
        </draw:text-box>
      </draw:frame>
      <draw:frame text:anchor-type="page" text:anchor-page-number="6" draw:z-index="330" draw:style-name="gr1" draw:text-style-name="P2" svg:width="0.0713in" svg:height="0.1622in" svg:x="6.0665in" svg:y="1.9154in">
        <draw:text-box>
          <text:p><text:span text:style-name="T3">¨</text:span></text:p>
        </draw:text-box>
      </draw:frame>
      <draw:frame text:anchor-type="page" text:anchor-page-number="3" draw:z-index="329" draw:style-name="gr1" draw:text-style-name="P2" svg:width="0.0713in" svg:height="0.1622in" svg:x="2.5555in" svg:y="2.911in">
        <draw:text-box>
          <text:p><text:span text:style-name="T3">¨</text:span></text:p>
        </draw:text-box>
      </draw:frame>
      <draw:frame text:anchor-type="page" text:anchor-page-number="13" draw:z-index="328" draw:style-name="gr1" draw:text-style-name="P2" svg:width="1.2425in" svg:height="0.1622in" svg:x="2.1425in" svg:y="3.7071in">
        <draw:text-box>
          <text:p><text:span text:style-name="T3">1993, s. 329–334.</text:span></text:p>
        </draw:text-box>
      </draw:frame>
      <draw:frame text:anchor-type="page" text:anchor-page-number="9" draw:z-index="327" draw:style-name="gr1" draw:text-style-name="P2" svg:width="0.0559in" svg:height="0.1622in" svg:x="1.8575in" svg:y="2.0752in">
        <draw:text-box>
          <text:p><text:span text:style-name="T3">t</text:span></text:p>
        </draw:text-box>
      </draw:frame>
      <draw:frame text:anchor-type="page" text:anchor-page-number="5" draw:z-index="326" draw:style-name="gr1" draw:text-style-name="P2" svg:width="0.2213in" svg:height="0.1622in" svg:x="3.8055in" svg:y="2.9043in">
        <draw:text-box>
          <text:p><text:span text:style-name="T3">am</text:span></text:p>
        </draw:text-box>
      </draw:frame>
      <draw:frame text:anchor-type="page" text:anchor-page-number="14" draw:z-index="325" draw:style-name="gr1" draw:text-style-name="P2" svg:width="0.9689in" svg:height="0.1622in" svg:x="5.3681in" svg:y="2.2126in">
        <draw:text-box>
          <text:p><text:span text:style-name="T3">at aiheesta lis</text:span></text:p>
        </draw:text-box>
      </draw:frame>
      <draw:frame text:anchor-type="page" text:anchor-page-number="7" draw:z-index="324" draw:style-name="gr1" draw:text-style-name="P2" svg:width="0.0713in" svg:height="0.1622in" svg:x="5.3453in" svg:y="2.2181in">
        <draw:text-box>
          <text:p><text:span text:style-name="T3">¨</text:span></text:p>
        </draw:text-box>
      </draw:frame>
      <draw:frame text:anchor-type="page" text:anchor-page-number="10" draw:z-index="323" draw:style-name="gr1" draw:text-style-name="P2" svg:width="0.0713in" svg:height="0.1622in" svg:x="2.1728in" svg:y="2.0811in">
        <draw:text-box>
          <text:p><text:span text:style-name="T3">¨</text:span></text:p>
        </draw:text-box>
      </draw:frame>
      <draw:frame text:anchor-type="page" text:anchor-page-number="8" draw:z-index="322" draw:style-name="gr1" draw:text-style-name="P2" svg:width="0.0713in" svg:height="0.1622in" svg:x="5.0228in" svg:y="2.2181in">
        <draw:text-box>
          <text:p><text:span text:style-name="T3">¨</text:span></text:p>
        </draw:text-box>
      </draw:frame>
      <draw:frame text:anchor-type="page" text:anchor-page-number="5" draw:z-index="321" draw:style-name="gr1" draw:text-style-name="P2" svg:width="0.0713in" svg:height="0.1622in" svg:x="3.8055in" svg:y="2.9102in">
        <draw:text-box>
          <text:p><text:span text:style-name="T3">¨</text:span></text:p>
        </draw:text-box>
      </draw:frame>
      <draw:frame text:anchor-type="page" text:anchor-page-number="11" draw:z-index="320" draw:style-name="gr1" draw:text-style-name="P2" svg:width="0.6169in" svg:height="0.1622in" svg:x="4.6638in" svg:y="4.7701in">
        <draw:text-box>
          <text:p><text:span text:style-name="T3">a todenn</text:span></text:p>
        </draw:text-box>
      </draw:frame>
      <draw:frame text:anchor-type="page" text:anchor-page-number="9" draw:z-index="319" draw:style-name="gr1" draw:text-style-name="P2" svg:width="1.0142in" svg:height="0.1622in" svg:x="5.7299in" svg:y="1.9091in">
        <draw:text-box>
          <text:p><text:span text:style-name="T3">kuitenkaan voi</text:span></text:p>
        </draw:text-box>
      </draw:frame>
      <draw:frame text:anchor-type="page" text:anchor-page-number="12" draw:z-index="318" draw:style-name="gr1" draw:text-style-name="P2" svg:width="0.1362in" svg:height="0.2331in" svg:x="2.4591in" svg:y="3.7772in">
        <draw:text-box>
          <text:p><text:span text:style-name="T10">a</text:span></text:p>
        </draw:text-box>
      </draw:frame>
      <draw:frame text:anchor-type="page" text:anchor-page-number="6" draw:z-index="317" draw:style-name="gr1" draw:text-style-name="P2" svg:width="2.4098in" svg:height="0.1622in" svg:x="3.9102in" svg:y="1.9091in">
        <draw:text-box>
          <text:p><text:span text:style-name="T3">an laskentatehoa kuin kaikki vilpitt</text:span></text:p>
        </draw:text-box>
      </draw:frame>
      <draw:frame text:anchor-type="page" text:anchor-page-number="4" draw:z-index="316" draw:style-name="gr1" draw:text-style-name="P2" svg:width="0.0713in" svg:height="0.1622in" svg:x="5.9665in" svg:y="2.3839in">
        <draw:text-box>
          <text:p><text:span text:style-name="T3">¨</text:span></text:p>
        </draw:text-box>
      </draw:frame>
      <draw:frame text:anchor-type="page" text:anchor-page-number="1" draw:z-index="315" draw:style-name="gr1" draw:text-style-name="P2" svg:width="1.5894in" svg:height="0.1303in" svg:x="3.5126in" svg:y="3.8508in">
        <draw:text-box>
          <text:p><text:span text:style-name="T9">Aleksi Suomalainen, @locusf</text:span></text:p>
        </draw:text-box>
      </draw:frame>
      <draw:frame text:anchor-type="page" text:anchor-page-number="2" draw:z-index="314" draw:style-name="gr1" draw:text-style-name="P2" svg:width="0.0713in" svg:height="0.1622in" svg:x="2.761in" svg:y="2.4134in">
        <draw:text-box>
          <text:p><text:span text:style-name="T3">¨</text:span></text:p>
        </draw:text-box>
      </draw:frame>
      <draw:frame text:anchor-type="page" text:anchor-page-number="13" draw:z-index="313" draw:style-name="gr1" draw:text-style-name="P2" svg:width="5.0976in" svg:height="0.1622in" svg:x="2.1425in" svg:y="3.5402in">
        <draw:text-box>
          <text:p><text:span text:style-name="T2">hods in Communication, Security and Computer Science</text:span><text:span text:style-name="T3">. Springer-Verlag,</text:span></text:p>
        </draw:text-box>
      </draw:frame>
      <draw:frame text:anchor-type="page" text:anchor-page-number="3" draw:z-index="312" draw:style-name="gr1" draw:text-style-name="P2" svg:width="0.0559in" svg:height="0.1622in" svg:x="2.502in" svg:y="2.9055in">
        <draw:text-box>
          <text:p><text:span text:style-name="T3">t</text:span></text:p>
        </draw:text-box>
      </draw:frame>
      <draw:frame text:anchor-type="page" text:anchor-page-number="3" draw:z-index="311" draw:style-name="gr1" draw:text-style-name="P2" svg:width="0.7071in" svg:height="0.1622in" svg:x="1.8575in" svg:y="2.9055in">
        <draw:text-box>
          <text:p><text:span text:style-name="T3">minnassa,</text:span></text:p>
        </draw:text-box>
      </draw:frame>
      <draw:frame text:anchor-type="page" text:anchor-page-number="1" draw:z-index="310" draw:style-name="gr1" draw:text-style-name="P2" svg:width="0.8685in" svg:height="0.1303in" svg:x="4.1173in" svg:y="3.7193in">
        <draw:text-box>
          <text:p><text:span text:style-name="T9">a: @LohkoKettu</text:span></text:p>
        </draw:text-box>
      </draw:frame>
      <draw:frame text:anchor-type="page" text:anchor-page-number="11" draw:z-index="309" draw:style-name="gr1" draw:text-style-name="P2" svg:width="0.0713in" svg:height="0.1622in" svg:x="4.6638in" svg:y="4.7764in">
        <draw:text-box>
          <text:p><text:span text:style-name="T3">¨</text:span></text:p>
        </draw:text-box>
      </draw:frame>
      <draw:frame text:anchor-type="page" text:anchor-page-number="5" draw:z-index="308" draw:style-name="gr1" draw:text-style-name="P2" svg:width="0.2224in" svg:height="0.1622in" svg:x="3.6098in" svg:y="2.9043in">
        <draw:text-box>
          <text:p><text:span text:style-name="T3">oyt</text:span></text:p>
        </draw:text-box>
      </draw:frame>
      <draw:frame text:anchor-type="page" text:anchor-page-number="9" draw:z-index="307" draw:style-name="gr1" draw:text-style-name="P2" svg:width="0.2539in" svg:height="0.1622in" svg:x="5.4327in" svg:y="1.9091in">
        <draw:text-box>
          <text:p><text:span text:style-name="T3">a ei</text:span></text:p>
        </draw:text-box>
      </draw:frame>
      <draw:frame text:anchor-type="page" text:anchor-page-number="12" draw:z-index="306" draw:style-name="gr1" draw:text-style-name="P2" svg:width="0.1016in" svg:height="0.2331in" svg:x="2.4575in" svg:y="3.7866in">
        <draw:text-box>
          <text:p><text:span text:style-name="T10">¨</text:span></text:p>
        </draw:text-box>
      </draw:frame>
      <draw:frame text:anchor-type="page" text:anchor-page-number="10" draw:z-index="305" draw:style-name="gr1" draw:text-style-name="P2" svg:width="0.0862in" svg:height="0.1622in" svg:x="2.1035in" svg:y="2.0752in">
        <draw:text-box>
          <text:p><text:span text:style-name="T3">a</text:span></text:p>
        </draw:text-box>
      </draw:frame>
      <draw:frame text:anchor-type="page" text:anchor-page-number="8" draw:z-index="304" draw:style-name="gr1" draw:text-style-name="P2" svg:width="0.4323in" svg:height="0.1622in" svg:x="4.6575in" svg:y="2.2126in">
        <draw:text-box>
          <text:p><text:span text:style-name="T3">ompel</text:span></text:p>
        </draw:text-box>
      </draw:frame>
      <draw:frame text:anchor-type="page" text:anchor-page-number="13" draw:z-index="303" draw:style-name="gr1" draw:text-style-name="P2" svg:width="0.3098in" svg:height="0.1622in" svg:x="6.3484in" svg:y="3.3744in">
        <draw:text-box>
          <text:p><text:span text:style-name="T2">Met-</text:span></text:p>
        </draw:text-box>
      </draw:frame>
      <draw:frame text:anchor-type="page" text:anchor-page-number="4" draw:z-index="302" draw:style-name="gr1" draw:text-style-name="P2" svg:width="1.8421in" svg:height="0.1622in" svg:x="4.4083in" svg:y="2.3783in">
        <draw:text-box>
          <text:p><text:span text:style-name="T3">ontodistelaskennassa etsit</text:span></text:p>
        </draw:text-box>
      </draw:frame>
      <draw:frame text:anchor-type="page" text:anchor-page-number="2" draw:z-index="301" draw:style-name="gr1" draw:text-style-name="P2" svg:width="1.0571in" svg:height="0.1622in" svg:x="1.8575in" svg:y="2.4075in">
        <draw:text-box>
          <text:p><text:span text:style-name="T3">dollisuuden my</text:span></text:p>
        </draw:text-box>
      </draw:frame>
      <draw:frame text:anchor-type="page" text:anchor-page-number="14" draw:z-index="300" draw:style-name="gr1" draw:text-style-name="P2" svg:width="0.0713in" svg:height="0.1622in" svg:x="5.3681in" svg:y="2.2181in">
        <draw:text-box>
          <text:p><text:span text:style-name="T3">¨</text:span></text:p>
        </draw:text-box>
      </draw:frame>
      <draw:frame text:anchor-type="page" text:anchor-page-number="7" draw:z-index="299" draw:style-name="gr1" draw:text-style-name="P2" svg:width="2.1098in" svg:height="0.1622in" svg:x="3.5362in" svg:y="2.2126in">
        <draw:text-box>
          <text:p><text:span text:style-name="T3">a kopio lohkon tunnisteista siit</text:span></text:p>
        </draw:text-box>
      </draw:frame>
      <draw:frame text:anchor-type="page" text:anchor-page-number="6" draw:z-index="298" draw:style-name="gr1" draw:text-style-name="P2" svg:width="0.0713in" svg:height="0.1622in" svg:x="3.9102in" svg:y="1.9154in">
        <draw:text-box>
          <text:p><text:span text:style-name="T3">¨</text:span></text:p>
        </draw:text-box>
      </draw:frame>
      <draw:frame text:anchor-type="page" text:anchor-page-number="1" draw:z-index="297" draw:style-name="gr1" draw:text-style-name="P2" svg:width="0.0571in" svg:height="0.1303in" svg:x="4.1173in" svg:y="3.7244in">
        <draw:text-box>
          <text:p><text:span text:style-name="T9">¨</text:span></text:p>
        </draw:text-box>
      </draw:frame>
      <draw:frame text:anchor-type="page" text:anchor-page-number="6" draw:z-index="296" draw:style-name="gr1" draw:text-style-name="P2" svg:width="2.1161in" svg:height="0.1622in" svg:x="2.111in" svg:y="1.9091in">
        <draw:text-box>
          <text:p><text:span text:style-name="T3">a kykenee kokoamaan enemm</text:span></text:p>
        </draw:text-box>
      </draw:frame>
      <draw:frame text:anchor-type="page" text:anchor-page-number="9" draw:z-index="295" draw:style-name="gr1" draw:text-style-name="P2" svg:width="0.0713in" svg:height="0.1622in" svg:x="5.4327in" svg:y="1.9154in">
        <draw:text-box>
          <text:p><text:span text:style-name="T3">¨</text:span></text:p>
        </draw:text-box>
      </draw:frame>
      <draw:frame text:anchor-type="page" text:anchor-page-number="7" draw:z-index="294" draw:style-name="gr1" draw:text-style-name="P2" svg:width="0.0713in" svg:height="0.1622in" svg:x="3.5362in" svg:y="2.2181in">
        <draw:text-box>
          <text:p><text:span text:style-name="T3">¨</text:span></text:p>
        </draw:text-box>
      </draw:frame>
      <draw:frame text:anchor-type="page" text:anchor-page-number="4" draw:z-index="293" draw:style-name="gr1" draw:text-style-name="P2" svg:width="0.0713in" svg:height="0.1622in" svg:x="4.4083in" svg:y="2.3839in">
        <draw:text-box>
          <text:p><text:span text:style-name="T3">¨</text:span></text:p>
        </draw:text-box>
      </draw:frame>
      <draw:frame text:anchor-type="page" text:anchor-page-number="8" draw:z-index="292" draw:style-name="gr1" draw:text-style-name="P2" svg:width="0.0713in" svg:height="0.1622in" svg:x="4.6575in" svg:y="2.2181in">
        <draw:text-box>
          <text:p><text:span text:style-name="T3">¨</text:span></text:p>
        </draw:text-box>
      </draw:frame>
      <draw:frame text:anchor-type="page" text:anchor-page-number="2" draw:z-index="291" draw:style-name="gr1" draw:text-style-name="P2" svg:width="2.9717in" svg:height="0.1622in" svg:x="4.0098in" svg:y="2.2417in">
        <draw:text-box>
          <text:p><text:span text:style-name="T3">akin laajemmalle. Kaupan perumisen mah-</text:span></text:p>
        </draw:text-box>
      </draw:frame>
      <draw:frame text:anchor-type="page" text:anchor-page-number="5" draw:z-index="290" draw:style-name="gr1" draw:text-style-name="P2" svg:width="0.0713in" svg:height="0.1622in" svg:x="3.6098in" svg:y="2.9102in">
        <draw:text-box>
          <text:p><text:span text:style-name="T3">¨</text:span></text:p>
        </draw:text-box>
      </draw:frame>
      <draw:frame text:anchor-type="page" text:anchor-page-number="11" draw:z-index="289" draw:style-name="gr1" draw:text-style-name="P2" svg:width="0.2622in" svg:height="0.1622in" svg:x="4.4417in" svg:y="4.7701in">
        <draw:text-box>
          <text:p><text:span text:style-name="T3">ahd</text:span></text:p>
        </draw:text-box>
      </draw:frame>
      <draw:frame text:anchor-type="page" text:anchor-page-number="3" draw:z-index="288" draw:style-name="gr1" draw:text-style-name="P2" svg:width="2.8913in" svg:height="0.1622in" svg:x="4.0654in" svg:y="2.7398in">
        <draw:text-box>
          <text:p><text:span text:style-name="T3">aytetty kahteen kertaan. Kuten pankkitoi-</text:span></text:p>
        </draw:text-box>
      </draw:frame>
      <draw:frame text:anchor-type="page" text:anchor-page-number="12" draw:z-index="287" draw:style-name="gr1" draw:text-style-name="P2" svg:width="0.1476in" svg:height="0.2331in" svg:x="2.3063in" svg:y="3.7772in">
        <draw:text-box>
          <text:p><text:span text:style-name="T10">P</text:span></text:p>
        </draw:text-box>
      </draw:frame>
      <draw:frame text:anchor-type="page" text:anchor-page-number="13" draw:z-index="286" draw:style-name="gr1" draw:text-style-name="P2" svg:width="0.9276in" svg:height="0.1622in" svg:x="5.4984in" svg:y="3.3744in">
        <draw:text-box>
          <text:p><text:span text:style-name="T2">Sequences II:</text:span></text:p>
        </draw:text-box>
      </draw:frame>
      <draw:frame text:anchor-type="page" text:anchor-page-number="14" draw:z-index="285" draw:style-name="gr1" draw:text-style-name="P2" svg:width="0.2559in" svg:height="0.1622in" svg:x="5.1484in" svg:y="2.2126in">
        <draw:text-box>
          <text:p><text:span text:style-name="T3">oyd</text:span></text:p>
        </draw:text-box>
      </draw:frame>
      <draw:frame text:anchor-type="page" text:anchor-page-number="10" draw:z-index="284" draw:style-name="gr1" draw:text-style-name="P2" svg:width="0.0713in" svg:height="0.1622in" svg:x="2.1035in" svg:y="2.0811in">
        <draw:text-box>
          <text:p><text:span text:style-name="T3">¨</text:span></text:p>
        </draw:text-box>
      </draw:frame>
      <draw:frame text:anchor-type="page" text:anchor-page-number="2" draw:z-index="283" draw:style-name="gr1" draw:text-style-name="P2" svg:width="0.0713in" svg:height="0.1622in" svg:x="4.0098in" svg:y="2.2472in">
        <draw:text-box>
          <text:p><text:span text:style-name="T3">¨</text:span></text:p>
        </draw:text-box>
      </draw:frame>
      <draw:frame text:anchor-type="page" text:anchor-page-number="4" draw:z-index="282" draw:style-name="gr1" draw:text-style-name="P2" svg:width="2.8862in" svg:height="0.1622in" svg:x="1.8575in" svg:y="2.3783in">
        <draw:text-box>
          <text:p><text:span text:style-name="T3">nomalehden tai Usenet-viestien sijaan. Ty</text:span></text:p>
        </draw:text-box>
      </draw:frame>
      <draw:frame text:anchor-type="page" text:anchor-page-number="3" draw:z-index="281" draw:style-name="gr1" draw:text-style-name="P2" svg:width="0.0713in" svg:height="0.1622in" svg:x="4.0654in" svg:y="2.7453in">
        <draw:text-box>
          <text:p><text:span text:style-name="T3">¨</text:span></text:p>
        </draw:text-box>
      </draw:frame>
      <draw:frame text:anchor-type="page" text:anchor-page-number="5" draw:z-index="280" draw:style-name="gr1" draw:text-style-name="P2" svg:width="1.5587in" svg:height="0.1622in" svg:x="2.2035in" svg:y="2.9043in">
        <draw:text-box>
          <text:p><text:span text:style-name="T3">Jokainen solmu pyrkii l</text:span></text:p>
        </draw:text-box>
      </draw:frame>
      <draw:frame text:anchor-type="page" text:anchor-page-number="1" draw:z-index="279" draw:style-name="gr1" draw:text-style-name="P2" svg:width="0.1843in" svg:height="0.1303in" svg:x="3.9661in" svg:y="3.7193in">
        <draw:text-box>
          <text:p><text:span text:style-name="T9">oss</text:span></text:p>
        </draw:text-box>
      </draw:frame>
      <draw:frame text:anchor-type="page" text:anchor-page-number="6" draw:z-index="278" draw:style-name="gr1" draw:text-style-name="P2" svg:width="0.0713in" svg:height="0.1622in" svg:x="2.111in" svg:y="1.9154in">
        <draw:text-box>
          <text:p><text:span text:style-name="T3">¨</text:span></text:p>
        </draw:text-box>
      </draw:frame>
      <draw:frame text:anchor-type="page" text:anchor-page-number="8" draw:z-index="277" draw:style-name="gr1" draw:text-style-name="P2" svg:width="0.9413in" svg:height="0.1622in" svg:x="3.798in" svg:y="2.2126in">
        <draw:text-box>
          <text:p><text:span text:style-name="T3">a kolikkoina k</text:span></text:p>
        </draw:text-box>
      </draw:frame>
      <draw:frame text:anchor-type="page" text:anchor-page-number="9" draw:z-index="276" draw:style-name="gr1" draw:text-style-name="P2" svg:width="0.1787in" svg:height="0.1622in" svg:x="5.2717in" svg:y="1.9091in">
        <draw:text-box>
          <text:p><text:span text:style-name="T3">alt</text:span></text:p>
        </draw:text-box>
      </draw:frame>
      <draw:frame text:anchor-type="page" text:anchor-page-number="10" draw:z-index="275" draw:style-name="gr1" draw:text-style-name="P2" svg:width="0.2969in" svg:height="0.1622in" svg:x="1.8575in" svg:y="2.0752in">
        <draw:text-box>
          <text:p><text:span text:style-name="T3">kem</text:span></text:p>
        </draw:text-box>
      </draw:frame>
      <draw:frame text:anchor-type="page" text:anchor-page-number="11" draw:z-index="274" draw:style-name="gr1" draw:text-style-name="P2" svg:width="0.0713in" svg:height="0.1622in" svg:x="4.4417in" svg:y="4.7764in">
        <draw:text-box>
          <text:p><text:span text:style-name="T3">¨</text:span></text:p>
        </draw:text-box>
      </draw:frame>
      <draw:frame text:anchor-type="page" text:anchor-page-number="12" draw:z-index="273" draw:style-name="gr1" draw:text-style-name="P2" svg:width="0.2787in" svg:height="0.2331in" svg:x="1.8575in" svg:y="3.7772in">
        <draw:text-box>
          <text:p><text:span text:style-name="T10">12</text:span></text:p>
        </draw:text-box>
      </draw:frame>
      <draw:frame text:anchor-type="page" text:anchor-page-number="13" draw:z-index="272" draw:style-name="gr1" draw:text-style-name="P2" svg:width="0.7449in" svg:height="0.1622in" svg:x="4.8209in" svg:y="3.3744in">
        <draw:text-box>
          <text:p><text:span text:style-name="T3">Teoksessa:</text:span></text:p>
        </draw:text-box>
      </draw:frame>
      <draw:frame text:anchor-type="page" text:anchor-page-number="14" draw:z-index="271" draw:style-name="gr1" draw:text-style-name="P2" svg:width="0.0713in" svg:height="0.1622in" svg:x="5.1484in" svg:y="2.2181in">
        <draw:text-box>
          <text:p><text:span text:style-name="T3">¨</text:span></text:p>
        </draw:text-box>
      </draw:frame>
      <draw:frame text:anchor-type="page" text:anchor-page-number="7" draw:z-index="270" draw:style-name="gr1" draw:text-style-name="P2" svg:width="0.0862in" svg:height="0.1622in" svg:x="3.4665in" svg:y="2.2126in">
        <draw:text-box>
          <text:p><text:span text:style-name="T3">a</text:span></text:p>
        </draw:text-box>
      </draw:frame>
      <draw:frame text:anchor-type="page" text:anchor-page-number="2" draw:z-index="269" draw:style-name="gr1" draw:text-style-name="P2" svg:width="2.2295in" svg:height="0.1622in" svg:x="2.0307in" svg:y="2.2417in">
        <draw:text-box>
          <text:p><text:span text:style-name="T3">at ole mahdollisia, ulottuvat viel</text:span></text:p>
        </draw:text-box>
      </draw:frame>
      <draw:frame text:anchor-type="page" text:anchor-page-number="1" draw:z-index="268" draw:style-name="gr1" draw:text-style-name="P2" svg:width="0.0571in" svg:height="0.1303in" svg:x="3.9661in" svg:y="3.7244in">
        <draw:text-box>
          <text:p><text:span text:style-name="T9">¨</text:span></text:p>
        </draw:text-box>
      </draw:frame>
      <draw:frame text:anchor-type="page" text:anchor-page-number="8" draw:z-index="267" draw:style-name="gr1" draw:text-style-name="P2" svg:width="0.0713in" svg:height="0.1622in" svg:x="3.798in" svg:y="2.2181in">
        <draw:text-box>
          <text:p><text:span text:style-name="T3">¨</text:span></text:p>
        </draw:text-box>
      </draw:frame>
      <draw:frame text:anchor-type="page" text:anchor-page-number="13" draw:z-index="266" draw:style-name="gr1" draw:text-style-name="P2" svg:width="1.1685in" svg:height="0.1622in" svg:x="3.7228in" svg:y="3.3744in">
        <draw:text-box>
          <text:p><text:span text:style-name="T3">Time-Stamping”.</text:span></text:p>
        </draw:text-box>
      </draw:frame>
      <draw:frame text:anchor-type="page" text:anchor-page-number="7" draw:z-index="265" draw:style-name="gr1" draw:text-style-name="P2" svg:width="0.0713in" svg:height="0.1622in" svg:x="3.4665in" svg:y="2.2181in">
        <draw:text-box>
          <text:p><text:span text:style-name="T3">¨</text:span></text:p>
        </draw:text-box>
      </draw:frame>
      <draw:frame text:anchor-type="page" text:anchor-page-number="9" draw:z-index="264" draw:style-name="gr1" draw:text-style-name="P2" svg:width="0.0713in" svg:height="0.1622in" svg:x="5.2717in" svg:y="1.9154in">
        <draw:text-box>
          <text:p><text:span text:style-name="T3">¨</text:span></text:p>
        </draw:text-box>
      </draw:frame>
      <draw:frame text:anchor-type="page" text:anchor-page-number="4" draw:z-index="263" draw:style-name="gr1" draw:text-style-name="P2" svg:width="0.5768in" svg:height="0.1622in" svg:x="6.1543in" svg:y="2.2126in">
        <draw:text-box>
          <text:p><text:span text:style-name="T3">a [6] sa-</text:span></text:p>
        </draw:text-box>
      </draw:frame>
      <draw:frame text:anchor-type="page" text:anchor-page-number="10" draw:z-index="262" draw:style-name="gr1" draw:text-style-name="P2" svg:width="0.7413in" svg:height="0.1622in" svg:x="5.961in" svg:y="1.9091in">
        <draw:text-box>
          <text:p><text:span text:style-name="T3">a pysty te-</text:span></text:p>
        </draw:text-box>
      </draw:frame>
      <draw:frame text:anchor-type="page" text:anchor-page-number="3" draw:z-index="261" draw:style-name="gr1" draw:text-style-name="P2" svg:width="2.5248in" svg:height="0.1622in" svg:x="1.8575in" svg:y="2.7398in">
        <draw:text-box>
          <text:p><text:span text:style-name="T3">luottaa olevan sellaisia, joita ei ole k</text:span></text:p>
        </draw:text-box>
      </draw:frame>
      <draw:frame text:anchor-type="page" text:anchor-page-number="6" draw:z-index="260" draw:style-name="gr1" draw:text-style-name="P2" svg:width="0.1248in" svg:height="0.1622in" svg:x="2in" svg:y="1.9091in">
        <draw:text-box>
          <text:p><text:span text:style-name="T3">aj</text:span></text:p>
        </draw:text-box>
      </draw:frame>
      <draw:frame text:anchor-type="page" text:anchor-page-number="14" draw:z-index="259" draw:style-name="gr1" draw:text-style-name="P2" svg:width="1.0878in" svg:height="0.1622in" svg:x="4.1508in" svg:y="2.2126in">
        <draw:text-box>
          <text:p><text:span text:style-name="T3">Linkkien takaa l</text:span></text:p>
        </draw:text-box>
      </draw:frame>
      <draw:frame text:anchor-type="page" text:anchor-page-number="12" draw:z-index="258" draw:style-name="gr1" draw:text-style-name="P2" svg:width="0.4539in" svg:height="0.1622in" svg:x="2.511in" svg:y="3.3756in">
        <draw:text-box>
          <text:p><text:span text:style-name="T3">z=340</text:span></text:p>
        </draw:text-box>
      </draw:frame>
      <draw:frame text:anchor-type="page" text:anchor-page-number="5" draw:z-index="257" draw:style-name="gr1" draw:text-style-name="P2" svg:width="0.1335in" svg:height="0.1622in" svg:x="2.0272in" svg:y="2.9043in">
        <draw:text-box>
          <text:p><text:span text:style-name="T3">3.</text:span></text:p>
        </draw:text-box>
      </draw:frame>
      <draw:frame text:anchor-type="page" text:anchor-page-number="15" draw:z-index="256" draw:style-name="gr1" draw:text-style-name="P2" svg:width="0.1776in" svg:height="0.1622in" svg:x="4.1756in" svg:y="9.6307in">
        <draw:text-box>
          <text:p><text:span text:style-name="T3">15</text:span></text:p>
        </draw:text-box>
      </draw:frame>
      <draw:frame text:anchor-type="page" text:anchor-page-number="11" draw:z-index="255" draw:style-name="gr1" draw:text-style-name="P2" svg:width="2.8453in" svg:height="0.1622in" svg:x="1.8575in" svg:y="4.7701in">
        <draw:text-box>
          <text:p><text:span text:style-name="T3">Laskemalla muutamia tuloksia voimme n</text:span></text:p>
        </draw:text-box>
      </draw:frame>
      <draw:frame text:anchor-type="page" text:anchor-page-number="5" draw:z-index="254" draw:style-name="gr1" draw:text-style-name="P2" svg:width="1.974in" svg:height="0.1622in" svg:x="3.4291in" svg:y="2.6272in">
        <draw:text-box>
          <text:p><text:span text:style-name="T3">a uusia tapahtumia lohkoon.</text:span></text:p>
        </draw:text-box>
      </draw:frame>
      <draw:frame text:anchor-type="page" text:anchor-page-number="8" draw:z-index="253" draw:style-name="gr1" draw:text-style-name="P2" svg:width="1.048in" svg:height="0.1622in" svg:x="2.8618in" svg:y="2.2126in">
        <draw:text-box>
          <text:p><text:span text:style-name="T3">asittely erillisin</text:span></text:p>
        </draw:text-box>
      </draw:frame>
      <draw:frame text:anchor-type="page" text:anchor-page-number="9" draw:z-index="252" draw:style-name="gr1" draw:text-style-name="P2" svg:width="0.0862in" svg:height="0.1622in" svg:x="5.1717in" svg:y="1.9091in">
        <draw:text-box>
          <text:p><text:span text:style-name="T3">T</text:span></text:p>
        </draw:text-box>
      </draw:frame>
      <draw:frame text:anchor-type="page" text:anchor-page-number="7" draw:z-index="251" draw:style-name="gr1" draw:text-style-name="P2" svg:width="0.3539in" svg:height="0.1622in" svg:x="3.1402in" svg:y="2.2126in">
        <draw:text-box>
          <text:p><text:span text:style-name="T3">ailytt</text:span></text:p>
        </draw:text-box>
      </draw:frame>
      <draw:frame text:anchor-type="page" text:anchor-page-number="12" draw:z-index="250" draw:style-name="gr1" draw:text-style-name="P2" svg:width="0.513in" svg:height="0.1622in" svg:x="1.8575in" svg:y="3.3756in">
        <draw:text-box>
          <text:p><text:span text:style-name="T3">q=0.45</text:span></text:p>
        </draw:text-box>
      </draw:frame>
      <draw:frame text:anchor-type="page" text:anchor-page-number="2" draw:z-index="249" draw:style-name="gr1" draw:text-style-name="P2" svg:width="0.0713in" svg:height="0.1622in" svg:x="2.0307in" svg:y="2.2472in">
        <draw:text-box>
          <text:p><text:span text:style-name="T3">¨</text:span></text:p>
        </draw:text-box>
      </draw:frame>
      <draw:frame text:anchor-type="page" text:anchor-page-number="15" draw:z-index="248" draw:style-name="gr1" draw:text-style-name="P2" svg:width="0.7051in" svg:height="0.1622in" svg:x="2.2035in" svg:y="4.5102in">
        <draw:text-box>
          <text:p><text:span text:style-name="T3">1, 2, 4, 12</text:span></text:p>
        </draw:text-box>
      </draw:frame>
      <draw:frame text:anchor-type="page" text:anchor-page-number="10" draw:z-index="247" draw:style-name="gr1" draw:text-style-name="P2" svg:width="0.0713in" svg:height="0.1622in" svg:x="5.961in" svg:y="1.9154in">
        <draw:text-box>
          <text:p><text:span text:style-name="T3">¨</text:span></text:p>
        </draw:text-box>
      </draw:frame>
      <draw:frame text:anchor-type="page" text:anchor-page-number="6" draw:z-index="246" draw:style-name="gr1" draw:text-style-name="P2" svg:width="0.0713in" svg:height="0.1622in" svg:x="2in" svg:y="1.9154in">
        <draw:text-box>
          <text:p><text:span text:style-name="T3">¨</text:span></text:p>
        </draw:text-box>
      </draw:frame>
      <draw:frame text:anchor-type="page" text:anchor-page-number="3" draw:z-index="245" draw:style-name="gr1" draw:text-style-name="P2" svg:width="5.4205in" svg:height="0.1622in" svg:x="1.8575in" svg:y="2.5728in">
        <draw:text-box>
          <text:p><text:span text:style-name="T3">uuden kolikon, ja vain suoraan rahapajasta liikkeelle laskettujen kolikoiden voi</text:span></text:p>
        </draw:text-box>
      </draw:frame>
      <draw:frame text:anchor-type="page" text:anchor-page-number="14" draw:z-index="244" draw:style-name="gr1" draw:text-style-name="P2" svg:width="0.1843in" svg:height="0.1622in" svg:x="3.9346in" svg:y="2.2126in">
        <draw:text-box>
          <text:p><text:span text:style-name="T3">at.</text:span></text:p>
        </draw:text-box>
      </draw:frame>
      <draw:frame text:anchor-type="page" text:anchor-page-number="4" draw:z-index="243" draw:style-name="gr1" draw:text-style-name="P2" svg:width="0.0713in" svg:height="0.1622in" svg:x="6.1543in" svg:y="2.2181in">
        <draw:text-box>
          <text:p><text:span text:style-name="T3">¨</text:span></text:p>
        </draw:text-box>
      </draw:frame>
      <draw:frame text:anchor-type="page" text:anchor-page-number="11" draw:z-index="242" draw:style-name="gr1" draw:text-style-name="P2" svg:width="0.0898in" svg:height="0.1622in" svg:x="1.8575in" svg:y="4.502in">
        <draw:text-box>
          <text:p><text:span text:style-name="T3">}</text:span></text:p>
        </draw:text-box>
      </draw:frame>
      <draw:frame text:anchor-type="page" text:anchor-page-number="13" draw:z-index="241" draw:style-name="gr1" draw:text-style-name="P2" svg:width="1.6512in" svg:height="0.1622in" svg:x="2.1425in" svg:y="3.3744in">
        <draw:text-box>
          <text:p><text:span text:style-name="T3">and Reliability of Digital</text:span></text:p>
        </draw:text-box>
      </draw:frame>
      <draw:frame text:anchor-type="page" text:anchor-page-number="1" draw:z-index="240" draw:style-name="gr1" draw:text-style-name="P2" svg:width="0.4476in" svg:height="0.1303in" svg:x="3.5339in" svg:y="3.7193in">
        <draw:text-box>
          <text:p><text:span text:style-name="T9">Yhteisty</text:span></text:p>
        </draw:text-box>
      </draw:frame>
      <draw:frame text:anchor-type="page" text:anchor-page-number="1" draw:z-index="239" draw:style-name="gr1" draw:text-style-name="P2" svg:width="2.0807in" svg:height="0.1303in" svg:x="3.2862in" svg:y="3.5874in">
        <draw:text-box>
          <text:p><text:span text:style-name="T9">@Biocycle, Biocycle@protonmail.com</text:span></text:p>
        </draw:text-box>
      </draw:frame>
      <draw:frame text:anchor-type="page" text:anchor-page-number="4" draw:z-index="238" draw:style-name="gr1" draw:text-style-name="P2" svg:width="0.0862in" svg:height="0.1622in" svg:x="6.0846in" svg:y="2.2126in">
        <draw:text-box>
          <text:p><text:span text:style-name="T3">a</text:span></text:p>
        </draw:text-box>
      </draw:frame>
      <draw:frame text:anchor-type="page" text:anchor-page-number="15" draw:z-index="237" draw:style-name="gr1" draw:text-style-name="P2" svg:width="2.8539in" svg:height="0.1622in" svg:x="2.2035in" svg:y="4.3445in">
        <draw:text-box>
          <text:p><text:span text:style-name="T3">https://fi.wikipedia.org/wiki/Vertaisverkko</text:span></text:p>
        </draw:text-box>
      </draw:frame>
      <draw:frame text:anchor-type="page" text:anchor-page-number="7" draw:z-index="236" draw:style-name="gr1" draw:text-style-name="P2" svg:width="0.0713in" svg:height="0.1622in" svg:x="3.1402in" svg:y="2.2181in">
        <draw:text-box>
          <text:p><text:span text:style-name="T3">¨</text:span></text:p>
        </draw:text-box>
      </draw:frame>
      <draw:frame text:anchor-type="page" text:anchor-page-number="13" draw:z-index="235" draw:style-name="gr1" draw:text-style-name="P2" svg:width="5.0862in" svg:height="0.1622in" svg:x="2.1425in" svg:y="3.2083in">
        <draw:text-box>
          <text:p><text:span text:style-name="T3">Dave Bayer, Stuart Haber ja W. Scott Stornetta. ”Improving the Efficiency</text:span></text:p>
        </draw:text-box>
      </draw:frame>
      <draw:frame text:anchor-type="page" text:anchor-page-number="5" draw:z-index="234" draw:style-name="gr1" draw:text-style-name="P2" svg:width="0.0713in" svg:height="0.1622in" svg:x="3.4291in" svg:y="2.6335in">
        <draw:text-box>
          <text:p><text:span text:style-name="T3">¨</text:span></text:p>
        </draw:text-box>
      </draw:frame>
      <draw:frame text:anchor-type="page" text:anchor-page-number="6" draw:z-index="233" draw:style-name="gr1" draw:text-style-name="P2" svg:width="0.0862in" svg:height="0.1622in" svg:x="1.9307in" svg:y="1.9091in">
        <draw:text-box>
          <text:p><text:span text:style-name="T3">a</text:span></text:p>
        </draw:text-box>
      </draw:frame>
      <draw:frame text:anchor-type="page" text:anchor-page-number="12" draw:z-index="232" draw:style-name="gr1" draw:text-style-name="P2" svg:width="0.3661in" svg:height="0.1622in" svg:x="2.511in" svg:y="3.2098in">
        <draw:text-box>
          <text:p><text:span text:style-name="T3">z=89</text:span></text:p>
        </draw:text-box>
      </draw:frame>
      <draw:frame text:anchor-type="page" text:anchor-page-number="9" draw:z-index="231" draw:style-name="gr1" draw:text-style-name="P2" svg:width="1.6594in" svg:height="0.1622in" svg:x="3.6516in" svg:y="1.9091in">
        <draw:text-box>
          <text:p><text:span text:style-name="T3">a yhteiseen omistajaan.</text:span></text:p>
        </draw:text-box>
      </draw:frame>
      <draw:frame text:anchor-type="page" text:anchor-page-number="14" draw:z-index="230" draw:style-name="gr1" draw:text-style-name="P2" svg:width="0.0713in" svg:height="0.1622in" svg:x="3.9346in" svg:y="2.2181in">
        <draw:text-box>
          <text:p><text:span text:style-name="T3">¨</text:span></text:p>
        </draw:text-box>
      </draw:frame>
      <draw:frame text:anchor-type="page" text:anchor-page-number="11" draw:z-index="229" draw:style-name="gr1" draw:text-style-name="P2" svg:width="0.8094in" svg:height="0.1622in" svg:x="2.1484in" svg:y="4.3362in">
        <draw:text-box>
          <text:p><text:span text:style-name="T3">return sum;</text:span></text:p>
        </draw:text-box>
      </draw:frame>
      <draw:frame text:anchor-type="page" text:anchor-page-number="3" draw:z-index="228" draw:style-name="gr1" draw:text-style-name="P2" svg:width="1.4177in" svg:height="0.1622in" svg:x="5.398in" svg:y="2.4075in">
        <draw:text-box>
          <text:p><text:span text:style-name="T3">joka laskee liikkeelle</text:span></text:p>
        </draw:text-box>
      </draw:frame>
      <draw:frame text:anchor-type="page" text:anchor-page-number="2" draw:z-index="227" draw:style-name="gr1" draw:text-style-name="P2" svg:width="0.2071in" svg:height="0.1622in" svg:x="1.8575in" svg:y="2.2417in">
        <draw:text-box>
          <text:p><text:span text:style-name="T3">eiv</text:span></text:p>
        </draw:text-box>
      </draw:frame>
      <draw:frame text:anchor-type="page" text:anchor-page-number="10" draw:z-index="226" draw:style-name="gr1" draw:text-style-name="P2" svg:width="0.1248in" svg:height="0.1622in" svg:x="5.8492in" svg:y="1.9091in">
        <draw:text-box>
          <text:p><text:span text:style-name="T3">aj</text:span></text:p>
        </draw:text-box>
      </draw:frame>
      <draw:frame text:anchor-type="page" text:anchor-page-number="8" draw:z-index="225" draw:style-name="gr1" draw:text-style-name="P2" svg:width="0.0713in" svg:height="0.1622in" svg:x="2.8618in" svg:y="2.2181in">
        <draw:text-box>
          <text:p><text:span text:style-name="T3">¨</text:span></text:p>
        </draw:text-box>
      </draw:frame>
      <draw:frame text:anchor-type="page" text:anchor-page-number="5" draw:z-index="224" draw:style-name="gr1" draw:text-style-name="P2" svg:width="0.0862in" svg:height="0.1622in" svg:x="3.3598in" svg:y="2.6272in">
        <draw:text-box>
          <text:p><text:span text:style-name="T3">a</text:span></text:p>
        </draw:text-box>
      </draw:frame>
      <draw:frame text:anchor-type="page" text:anchor-page-number="12" draw:z-index="223" draw:style-name="gr1" draw:text-style-name="P2" svg:width="0.513in" svg:height="0.1622in" svg:x="1.8575in" svg:y="3.2098in">
        <draw:text-box>
          <text:p><text:span text:style-name="T3">q=0.40</text:span></text:p>
        </draw:text-box>
      </draw:frame>
      <draw:frame text:anchor-type="page" text:anchor-page-number="1" draw:z-index="222" draw:style-name="gr1" draw:text-style-name="P2" svg:width="0.7862in" svg:height="0.1303in" svg:x="3.889in" svg:y="3.4563in">
        <draw:text-box>
          <text:p><text:span text:style-name="T9">Suomentanut:</text:span></text:p>
        </draw:text-box>
      </draw:frame>
      <draw:frame text:anchor-type="page" text:anchor-page-number="13" draw:z-index="221" draw:style-name="gr1" draw:text-style-name="P2" svg:width="0.1976in" svg:height="0.1622in" svg:x="1.8575in" svg:y="3.2083in">
        <draw:text-box>
          <text:p><text:span text:style-name="T3">[4]</text:span></text:p>
        </draw:text-box>
      </draw:frame>
      <draw:frame text:anchor-type="page" text:anchor-page-number="11" draw:z-index="220" draw:style-name="gr1" draw:text-style-name="P2" svg:width="0.0898in" svg:height="0.1622in" svg:x="2.1484in" svg:y="4.1701in">
        <draw:text-box>
          <text:p><text:span text:style-name="T3">}</text:span></text:p>
        </draw:text-box>
      </draw:frame>
      <draw:frame text:anchor-type="page" text:anchor-page-number="3" draw:z-index="219" draw:style-name="gr1" draw:text-style-name="P2" svg:width="2.9898in" svg:height="0.1622in" svg:x="2.6909in" svg:y="2.4075in">
        <draw:text-box>
          <text:p><text:span text:style-name="T3">alkeen kolikko on palautettava rahapajaan,</text:span></text:p>
        </draw:text-box>
      </draw:frame>
      <draw:frame text:anchor-type="page" text:anchor-page-number="6" draw:z-index="218" draw:style-name="gr1" draw:text-style-name="P2" svg:width="0.0713in" svg:height="0.1622in" svg:x="1.9307in" svg:y="1.9154in">
        <draw:text-box>
          <text:p><text:span text:style-name="T3">¨</text:span></text:p>
        </draw:text-box>
      </draw:frame>
      <draw:frame text:anchor-type="page" text:anchor-page-number="8" draw:z-index="217" draw:style-name="gr1" draw:text-style-name="P2" svg:width="0.5504in" svg:height="0.1622in" svg:x="2.3661in" svg:y="2.2126in">
        <draw:text-box>
          <text:p><text:span text:style-name="T3">niiden k</text:span></text:p>
        </draw:text-box>
      </draw:frame>
      <draw:frame text:anchor-type="page" text:anchor-page-number="9" draw:z-index="216" draw:style-name="gr1" draw:text-style-name="P2" svg:width="0.0713in" svg:height="0.1622in" svg:x="3.6516in" svg:y="1.9154in">
        <draw:text-box>
          <text:p><text:span text:style-name="T3">¨</text:span></text:p>
        </draw:text-box>
      </draw:frame>
      <draw:frame text:anchor-type="page" text:anchor-page-number="2" draw:z-index="215" draw:style-name="gr1" draw:text-style-name="P2" svg:width="4.2067in" svg:height="0.1622in" svg:x="2.9453in" svg:y="2.0752in">
        <draw:text-box>
          <text:p><text:span text:style-name="T3">a peruuttamattomat maksut peruuttamattomista palveluista</text:span></text:p>
        </draw:text-box>
      </draw:frame>
      <draw:frame text:anchor-type="page" text:anchor-page-number="7" draw:z-index="214" draw:style-name="gr1" draw:text-style-name="P2" svg:width="1.537in" svg:height="0.1622in" svg:x="1.8575in" svg:y="2.2126in">
        <draw:text-box>
          <text:p><text:span text:style-name="T3">tarvitsee ainoastaan s</text:span></text:p>
        </draw:text-box>
      </draw:frame>
      <draw:frame text:anchor-type="page" text:anchor-page-number="15" draw:z-index="213" draw:style-name="gr1" draw:text-style-name="P2" svg:width="2.5713in" svg:height="0.1622in" svg:x="1.8575in" svg:y="4.1783in">
        <draw:text-box>
          <text:p><text:span text:style-name="T1">Vertaisverkko</text:span><text:span text:style-name="T3"> Peer-to-Peer network</text:span></text:p>
        </draw:text-box>
      </draw:frame>
      <draw:frame text:anchor-type="page" text:anchor-page-number="10" draw:z-index="212" draw:style-name="gr1" draw:text-style-name="P2" svg:width="0.0713in" svg:height="0.1622in" svg:x="5.8492in" svg:y="1.9154in">
        <draw:text-box>
          <text:p><text:span text:style-name="T3">¨</text:span></text:p>
        </draw:text-box>
      </draw:frame>
      <draw:frame text:anchor-type="page" text:anchor-page-number="4" draw:z-index="211" draw:style-name="gr1" draw:text-style-name="P2" svg:width="0.0713in" svg:height="0.1622in" svg:x="6.0846in" svg:y="2.2181in">
        <draw:text-box>
          <text:p><text:span text:style-name="T3">¨</text:span></text:p>
        </draw:text-box>
      </draw:frame>
      <draw:frame text:anchor-type="page" text:anchor-page-number="14" draw:z-index="210" draw:style-name="gr1" draw:text-style-name="P2" svg:width="0.9406in" svg:height="0.1622in" svg:x="3.1327in" svg:y="2.2126in">
        <draw:text-box>
          <text:p><text:span text:style-name="T3">a keskeisimm</text:span></text:p>
        </draw:text-box>
      </draw:frame>
      <draw:frame text:anchor-type="page" text:anchor-page-number="11" draw:z-index="209" draw:style-name="gr1" draw:text-style-name="P2" svg:width="2.6953in" svg:height="0.1622in" svg:x="2.439in" svg:y="4.0043in">
        <draw:text-box>
          <text:p><text:span text:style-name="T3">sum -= poisson * (1 - pow(q / p, z - k));</text:span></text:p>
        </draw:text-box>
      </draw:frame>
      <draw:frame text:anchor-type="page" text:anchor-page-number="6" draw:z-index="208" draw:style-name="gr1" draw:text-style-name="P2" svg:width="0.0815in" svg:height="0.1622in" svg:x="1.8575in" svg:y="1.9091in">
        <draw:text-box>
          <text:p><text:span text:style-name="T3">k</text:span></text:p>
        </draw:text-box>
      </draw:frame>
      <draw:frame text:anchor-type="page" text:anchor-page-number="7" draw:z-index="207" draw:style-name="gr1" draw:text-style-name="P2" svg:width="0.174in" svg:height="0.1622in" svg:x="6.4854in" svg:y="2.0457in">
        <draw:text-box>
          <text:p><text:span text:style-name="T3">an</text:span></text:p>
        </draw:text-box>
      </draw:frame>
      <draw:frame text:anchor-type="page" text:anchor-page-number="13" draw:z-index="206" draw:style-name="gr1" draw:text-style-name="P2" svg:width="2.3697in" svg:height="0.1622in" svg:x="3.1091in" svg:y="2.9866in">
        <draw:text-box>
          <text:p><text:span text:style-name="T2">of Cryptology</text:span><text:span text:style-name="T3"> 3 (1991), s. 99–111.</text:span></text:p>
        </draw:text-box>
      </draw:frame>
      <draw:frame text:anchor-type="page" text:anchor-page-number="10" draw:z-index="205" draw:style-name="gr1" draw:text-style-name="P2" svg:width="0.3677in" svg:height="0.1622in" svg:x="5.5339in" svg:y="1.9091in">
        <draw:text-box>
          <text:p><text:span text:style-name="T3">ahett</text:span></text:p>
        </draw:text-box>
      </draw:frame>
      <draw:frame text:anchor-type="page" text:anchor-page-number="14" draw:z-index="204" draw:style-name="gr1" draw:text-style-name="P2" svg:width="0.0713in" svg:height="0.1622in" svg:x="3.1327in" svg:y="2.2181in">
        <draw:text-box>
          <text:p><text:span text:style-name="T3">¨</text:span></text:p>
        </draw:text-box>
      </draw:frame>
      <draw:frame text:anchor-type="page" text:anchor-page-number="15" draw:z-index="203" draw:style-name="gr1" draw:text-style-name="P2" svg:width="0.0898in" svg:height="0.1622in" svg:x="2.2035in" svg:y="3.9016in">
        <draw:text-box>
          <text:p><text:span text:style-name="T3">9</text:span></text:p>
        </draw:text-box>
      </draw:frame>
      <draw:frame text:anchor-type="page" text:anchor-page-number="9" draw:z-index="202" draw:style-name="gr1" draw:text-style-name="P2" svg:width="0.0862in" svg:height="0.1622in" svg:x="3.5827in" svg:y="1.9091in">
        <draw:text-box>
          <text:p><text:span text:style-name="T3">a</text:span></text:p>
        </draw:text-box>
      </draw:frame>
      <draw:frame text:anchor-type="page" text:anchor-page-number="8" draw:z-index="201" draw:style-name="gr1" draw:text-style-name="P2" svg:width="0.274in" svg:height="0.1622in" svg:x="2.0736in" svg:y="2.2126in">
        <draw:text-box>
          <text:p><text:span text:style-name="T3">olisi</text:span></text:p>
        </draw:text-box>
      </draw:frame>
      <draw:frame text:anchor-type="page" text:anchor-page-number="5" draw:z-index="200" draw:style-name="gr1" draw:text-style-name="P2" svg:width="0.0713in" svg:height="0.1622in" svg:x="3.3598in" svg:y="2.6335in">
        <draw:text-box>
          <text:p><text:span text:style-name="T3">¨</text:span></text:p>
        </draw:text-box>
      </draw:frame>
      <draw:frame text:anchor-type="page" text:anchor-page-number="2" draw:z-index="199" draw:style-name="gr1" draw:text-style-name="P2" svg:width="0.0713in" svg:height="0.1622in" svg:x="2.9453in" svg:y="2.0811in">
        <draw:text-box>
          <text:p><text:span text:style-name="T3">¨</text:span></text:p>
        </draw:text-box>
      </draw:frame>
      <draw:frame text:anchor-type="page" text:anchor-page-number="12" draw:z-index="198" draw:style-name="gr1" draw:text-style-name="P2" svg:width="0.3661in" svg:height="0.1622in" svg:x="2.511in" svg:y="3.0437in">
        <draw:text-box>
          <text:p><text:span text:style-name="T3">z=41</text:span></text:p>
        </draw:text-box>
      </draw:frame>
      <draw:frame text:anchor-type="page" text:anchor-page-number="4" draw:z-index="197" draw:style-name="gr1" draw:text-style-name="P2" svg:width="0.6512in" svg:height="0.1622in" svg:x="5.5339in" svg:y="2.2126in">
        <draw:text-box>
          <text:p><text:span text:style-name="T3">arjestelm</text:span></text:p>
        </draw:text-box>
      </draw:frame>
      <draw:frame text:anchor-type="page" text:anchor-page-number="3" draw:z-index="196" draw:style-name="gr1" draw:text-style-name="P2" svg:width="0.0713in" svg:height="0.1622in" svg:x="2.6909in" svg:y="2.4134in">
        <draw:text-box>
          <text:p><text:span text:style-name="T3">¨</text:span></text:p>
        </draw:text-box>
      </draw:frame>
      <draw:frame text:anchor-type="page" text:anchor-page-number="1" draw:z-index="195" draw:style-name="gr1" draw:text-style-name="P2" svg:width="2.176in" svg:height="0.1453in" svg:x="3.2201in" svg:y="3.1736in">
        <draw:text-box>
          <text:p><text:span text:style-name="T6">https://bitcoin.org/en/bitcoin-paper</text:span></text:p>
        </draw:text-box>
      </draw:frame>
      <draw:frame text:anchor-type="page" text:anchor-page-number="15" draw:z-index="194" draw:style-name="gr1" draw:text-style-name="P2" svg:width="3.0512in" svg:height="0.1622in" svg:x="2.2035in" svg:y="3.7362in">
        <draw:text-box>
          <text:p><text:span text:style-name="T3">https://en.wikipedia.org/wiki/Gambler’s_ruin</text:span></text:p>
        </draw:text-box>
      </draw:frame>
      <draw:frame text:anchor-type="page" text:anchor-page-number="11" draw:z-index="193" draw:style-name="gr1" draw:text-style-name="P2" svg:width="1.5394in" svg:height="0.1622in" svg:x="2.7299in" svg:y="3.8374in">
        <draw:text-box>
          <text:p><text:span text:style-name="T3">poisson *= lambda / i;</text:span></text:p>
        </draw:text-box>
      </draw:frame>
      <draw:frame text:anchor-type="page" text:anchor-page-number="7" draw:z-index="192" draw:style-name="gr1" draw:text-style-name="P2" svg:width="0.0713in" svg:height="0.1622in" svg:x="6.4854in" svg:y="2.052in">
        <draw:text-box>
          <text:p><text:span text:style-name="T3">¨</text:span></text:p>
        </draw:text-box>
      </draw:frame>
      <draw:frame text:anchor-type="page" text:anchor-page-number="8" draw:z-index="191" draw:style-name="gr1" draw:text-style-name="P2" svg:width="0.2024in" svg:height="0.1622in" svg:x="1.8575in" svg:y="2.2126in">
        <draw:text-box>
          <text:p><text:span text:style-name="T3">sa,</text:span></text:p>
        </draw:text-box>
      </draw:frame>
      <draw:frame text:anchor-type="page" text:anchor-page-number="14" draw:z-index="190" draw:style-name="gr1" draw:text-style-name="P2" svg:width="0.6114in" svg:height="0.1622in" svg:x="2.5701in" svg:y="2.2126in">
        <draw:text-box>
          <text:p><text:span text:style-name="T3">atty niist</text:span></text:p>
        </draw:text-box>
      </draw:frame>
      <draw:frame text:anchor-type="page" text:anchor-page-number="3" draw:z-index="189" draw:style-name="gr1" draw:text-style-name="P2" svg:width="0.9315in" svg:height="0.1622in" svg:x="1.8575in" svg:y="2.4075in">
        <draw:text-box>
          <text:p><text:span text:style-name="T3">tapahtuman j</text:span></text:p>
        </draw:text-box>
      </draw:frame>
      <draw:frame text:anchor-type="page" text:anchor-page-number="13" draw:z-index="188" draw:style-name="gr1" draw:text-style-name="P2" svg:width="1.0031in" svg:height="0.1622in" svg:x="2.1425in" svg:y="2.9866in">
        <draw:text-box>
          <text:p><text:span text:style-name="T3">ment”.</text:span><text:span text:style-name="T2"> Journal</text:span></text:p>
        </draw:text-box>
      </draw:frame>
      <draw:frame text:anchor-type="page" text:anchor-page-number="4" draw:z-index="187" draw:style-name="gr1" draw:text-style-name="P2" svg:width="0.0713in" svg:height="0.1622in" svg:x="5.5339in" svg:y="2.2181in">
        <draw:text-box>
          <text:p><text:span text:style-name="T3">¨</text:span></text:p>
        </draw:text-box>
      </draw:frame>
      <draw:frame text:anchor-type="page" text:anchor-page-number="1" draw:z-index="186" draw:style-name="gr1" draw:text-style-name="P2" svg:width="1.1362in" svg:height="0.1453in" svg:x="3.7362in" svg:y="3.0016in">
        <draw:text-box>
          <text:p><text:span text:style-name="T6">Satoshi Nakamoto</text:span></text:p>
        </draw:text-box>
      </draw:frame>
      <draw:frame text:anchor-type="page" text:anchor-page-number="5" draw:z-index="185" draw:style-name="gr1" draw:text-style-name="P2" svg:width="1.3098in" svg:height="0.1622in" svg:x="2.2035in" svg:y="2.6272in">
        <draw:text-box>
          <text:p><text:span text:style-name="T3">Jokainen solmu ker</text:span></text:p>
        </draw:text-box>
      </draw:frame>
      <draw:frame text:anchor-type="page" text:anchor-page-number="9" draw:z-index="184" draw:style-name="gr1" draw:text-style-name="P2" svg:width="0.0713in" svg:height="0.1622in" svg:x="3.5827in" svg:y="1.9154in">
        <draw:text-box>
          <text:p><text:span text:style-name="T3">¨</text:span></text:p>
        </draw:text-box>
      </draw:frame>
      <draw:frame text:anchor-type="page" text:anchor-page-number="2" draw:z-index="183" draw:style-name="gr1" draw:text-style-name="P2" svg:width="0.3677in" svg:height="0.1622in" svg:x="2.6228in" svg:y="2.0752in">
        <draw:text-box>
          <text:p><text:span text:style-name="T3">a, ett</text:span></text:p>
        </draw:text-box>
      </draw:frame>
      <draw:frame text:anchor-type="page" text:anchor-page-number="6" draw:z-index="182" draw:style-name="gr1" draw:text-style-name="P2" svg:width="0.2161in" svg:height="0.1622in" svg:x="6.4429in" svg:y="1.7429in">
        <draw:text-box>
          <text:p><text:span text:style-name="T3">ok-</text:span></text:p>
        </draw:text-box>
      </draw:frame>
      <draw:frame text:anchor-type="page" text:anchor-page-number="12" draw:z-index="181" draw:style-name="gr1" draw:text-style-name="P2" svg:width="0.513in" svg:height="0.1622in" svg:x="1.8575in" svg:y="3.0437in">
        <draw:text-box>
          <text:p><text:span text:style-name="T3">q=0.35</text:span></text:p>
        </draw:text-box>
      </draw:frame>
      <draw:frame text:anchor-type="page" text:anchor-page-number="10" draw:z-index="180" draw:style-name="gr1" draw:text-style-name="P2" svg:width="0.0713in" svg:height="0.1622in" svg:x="5.5339in" svg:y="1.9154in">
        <draw:text-box>
          <text:p><text:span text:style-name="T3">¨</text:span></text:p>
        </draw:text-box>
      </draw:frame>
      <draw:frame text:anchor-type="page" text:anchor-page-number="15" draw:z-index="179" draw:style-name="gr1" draw:text-style-name="P2" svg:width="2.7323in" svg:height="0.1622in" svg:x="1.8575in" svg:y="3.5693in">
        <draw:text-box>
          <text:p><text:span text:style-name="T1">Uhkapelaajan turmio</text:span><text:span text:style-name="T3"> Gambler’s Ruin</text:span></text:p>
        </draw:text-box>
      </draw:frame>
      <draw:frame text:anchor-type="page" text:anchor-page-number="5" draw:z-index="178" draw:style-name="gr1" draw:text-style-name="P2" svg:width="0.1335in" svg:height="0.1622in" svg:x="2.0272in" svg:y="2.6272in">
        <draw:text-box>
          <text:p><text:span text:style-name="T3">2.</text:span></text:p>
        </draw:text-box>
      </draw:frame>
      <draw:frame text:anchor-type="page" text:anchor-page-number="8" draw:z-index="177" draw:style-name="gr1" draw:text-style-name="P2" svg:width="1.376in" svg:height="0.1622in" svg:x="5.4244in" svg:y="2.0457in">
        <draw:text-box>
          <text:p><text:span text:style-name="T3">a oma tapahtuman-</text:span></text:p>
        </draw:text-box>
      </draw:frame>
      <draw:frame text:anchor-type="page" text:anchor-page-number="11" draw:z-index="176" draw:style-name="gr1" draw:text-style-name="P2" svg:width="1.563in" svg:height="0.1622in" svg:x="2.439in" svg:y="3.6717in">
        <draw:text-box>
          <text:p><text:span text:style-name="T3">for (i = 1; i &lt;= k; i++)</text:span></text:p>
        </draw:text-box>
      </draw:frame>
      <draw:frame text:anchor-type="page" text:anchor-page-number="10" draw:z-index="175" draw:style-name="gr1" draw:text-style-name="P2" svg:width="0.0398in" svg:height="0.1622in" svg:x="5.4957in" svg:y="1.9091in">
        <draw:text-box>
          <text:p><text:span text:style-name="T3">l</text:span></text:p>
        </draw:text-box>
      </draw:frame>
      <draw:frame text:anchor-type="page" text:anchor-page-number="12" draw:z-index="174" draw:style-name="gr1" draw:text-style-name="P2" svg:width="0.3661in" svg:height="0.1622in" svg:x="2.511in" svg:y="2.878in">
        <draw:text-box>
          <text:p><text:span text:style-name="T3">z=24</text:span></text:p>
        </draw:text-box>
      </draw:frame>
      <draw:frame text:anchor-type="page" text:anchor-page-number="13" draw:z-index="173" draw:style-name="gr1" draw:text-style-name="P2" svg:width="4.935in" svg:height="0.1622in" svg:x="2.1425in" svg:y="2.8209in">
        <draw:text-box>
          <text:p><text:span text:style-name="T3">Stuart Haber ja W. Scott Stornetta. ”How to Time-stamp a Digital Docu-</text:span></text:p>
        </draw:text-box>
      </draw:frame>
      <draw:frame text:anchor-type="page" text:anchor-page-number="3" draw:z-index="172" draw:style-name="gr1" draw:text-style-name="P2" svg:width="5.4933in" svg:height="0.1622in" svg:x="1.8575in" svg:y="2.2417in">
        <draw:text-box>
          <text:p><text:span text:style-name="T3">joka tarkistaa jokaisen transaktion kaksinkertaisen kulutuksen varalta. Jokaisen</text:span></text:p>
        </draw:text-box>
      </draw:frame>
      <draw:frame text:anchor-type="page" text:anchor-page-number="7" draw:z-index="171" draw:style-name="gr1" draw:text-style-name="P2" svg:width="0.1248in" svg:height="0.1622in" svg:x="6.3744in" svg:y="2.0457in">
        <draw:text-box>
          <text:p><text:span text:style-name="T3">aj</text:span></text:p>
        </draw:text-box>
      </draw:frame>
      <draw:frame text:anchor-type="page" text:anchor-page-number="14" draw:z-index="170" draw:style-name="gr1" draw:text-style-name="P2" svg:width="0.0713in" svg:height="0.1622in" svg:x="2.5701in" svg:y="2.2181in">
        <draw:text-box>
          <text:p><text:span text:style-name="T3">¨</text:span></text:p>
        </draw:text-box>
      </draw:frame>
      <draw:frame text:anchor-type="page" text:anchor-page-number="2" draw:z-index="169" draw:style-name="gr1" draw:text-style-name="P2" svg:width="0.0713in" svg:height="0.1622in" svg:x="2.6228in" svg:y="2.0811in">
        <draw:text-box>
          <text:p><text:span text:style-name="T3">¨</text:span></text:p>
        </draw:text-box>
      </draw:frame>
      <draw:frame text:anchor-type="page" text:anchor-page-number="4" draw:z-index="168" draw:style-name="gr1" draw:text-style-name="P2" svg:width="3.0051in" svg:height="0.1622in" svg:x="2.8591in" svg:y="2.2126in">
        <draw:text-box>
          <text:p><text:span text:style-name="T3">a, joka muistuttaa Adam Backin Hashcash-j</text:span></text:p>
        </draw:text-box>
      </draw:frame>
      <draw:frame text:anchor-type="page" text:anchor-page-number="1" draw:z-index="167" draw:style-name="gr1" draw:text-style-name="P2" svg:width="1.8768in" svg:height="0.2795in" svg:x="3.5327in" svg:y="2.5346in">
        <draw:text-box>
          <text:p><text:span text:style-name="T8">vertaisverkossa</text:span></text:p>
        </draw:text-box>
      </draw:frame>
      <draw:frame text:anchor-type="page" text:anchor-page-number="6" draw:z-index="166" draw:style-name="gr1" draw:text-style-name="P2" svg:width="0.0713in" svg:height="0.1622in" svg:x="6.4429in" svg:y="1.7492in">
        <draw:text-box>
          <text:p><text:span text:style-name="T3">¨</text:span></text:p>
        </draw:text-box>
      </draw:frame>
      <draw:frame text:anchor-type="page" text:anchor-page-number="9" draw:z-index="165" draw:style-name="gr1" draw:text-style-name="P2" svg:width="0.4232in" svg:height="0.1622in" svg:x="3.2091in" svg:y="1.9091in">
        <draw:text-box>
          <text:p><text:span text:style-name="T3">yhdist</text:span></text:p>
        </draw:text-box>
      </draw:frame>
      <draw:frame text:anchor-type="page" text:anchor-page-number="14" draw:z-index="164" draw:style-name="gr1" draw:text-style-name="P2" svg:width="0.7898in" svg:height="0.1622in" svg:x="1.8575in" svg:y="2.2126in">
        <draw:text-box>
          <text:p><text:span text:style-name="T3">toon on ker</text:span></text:p>
        </draw:text-box>
      </draw:frame>
      <draw:frame text:anchor-type="page" text:anchor-page-number="15" draw:z-index="163" draw:style-name="gr1" draw:text-style-name="P2" svg:width="0.8815in" svg:height="0.1622in" svg:x="2.2035in" svg:y="3.2929in">
        <draw:text-box>
          <text:p><text:span text:style-name="T3">1, 4, 5, 7, 12</text:span></text:p>
        </draw:text-box>
      </draw:frame>
      <draw:frame text:anchor-type="page" text:anchor-page-number="9" draw:z-index="162" draw:style-name="gr1" draw:text-style-name="P2" svg:width="0.2067in" svg:height="0.1622in" svg:x="2.9681in" svg:y="1.9091in">
        <draw:text-box>
          <text:p><text:span text:style-name="T3">voi</text:span></text:p>
        </draw:text-box>
      </draw:frame>
      <draw:frame text:anchor-type="page" text:anchor-page-number="8" draw:z-index="161" draw:style-name="gr1" draw:text-style-name="P2" svg:width="0.0713in" svg:height="0.1622in" svg:x="5.4244in" svg:y="2.052in">
        <draw:text-box>
          <text:p><text:span text:style-name="T3">¨</text:span></text:p>
        </draw:text-box>
      </draw:frame>
      <draw:frame text:anchor-type="page" text:anchor-page-number="11" draw:z-index="160" draw:style-name="gr1" draw:text-style-name="P2" svg:width="2.2217in" svg:height="0.1622in" svg:x="2.439in" svg:y="3.5063in">
        <draw:text-box>
          <text:p><text:span text:style-name="T3">double poisson = exp(-lambda);</text:span></text:p>
        </draw:text-box>
      </draw:frame>
      <draw:frame text:anchor-type="page" text:anchor-page-number="2" draw:z-index="159" draw:style-name="gr1" draw:text-style-name="P2" svg:width="0.8717in" svg:height="0.1622in" svg:x="1.8575in" svg:y="2.0752in">
        <draw:text-box>
          <text:p><text:span text:style-name="T3">heutuvat siit</text:span></text:p>
        </draw:text-box>
      </draw:frame>
      <draw:frame text:anchor-type="page" text:anchor-page-number="1" draw:z-index="158" draw:style-name="gr1" draw:text-style-name="P2" svg:width="0.148in" svg:height="0.2795in" svg:x="5.8717in" svg:y="2.2307in">
        <draw:text-box>
          <text:p><text:span text:style-name="T8">a</text:span></text:p>
        </draw:text-box>
      </draw:frame>
      <draw:frame text:anchor-type="page" text:anchor-page-number="13" draw:z-index="157" draw:style-name="gr1" draw:text-style-name="P2" svg:width="0.1976in" svg:height="0.1622in" svg:x="1.8575in" svg:y="2.8209in">
        <draw:text-box>
          <text:p><text:span text:style-name="T3">[3]</text:span></text:p>
        </draw:text-box>
      </draw:frame>
      <draw:frame text:anchor-type="page" text:anchor-page-number="10" draw:z-index="156" draw:style-name="gr1" draw:text-style-name="P2" svg:width="0.3185in" svg:height="0.1622in" svg:x="5.1689in" svg:y="1.9091in">
        <draw:text-box>
          <text:p><text:span text:style-name="T3">ettei</text:span></text:p>
        </draw:text-box>
      </draw:frame>
      <draw:frame text:anchor-type="page" text:anchor-page-number="3" draw:z-index="155" draw:style-name="gr1" draw:text-style-name="P2" svg:width="5.5067in" svg:height="0.1622in" svg:x="1.8575in" svg:y="2.0752in">
        <draw:text-box>
          <text:p><text:span text:style-name="T3">kaisu on ottaa mukaan luotettu keskitetty auktoriteetti, toisin sanoen rahapaja,</text:span></text:p>
        </draw:text-box>
      </draw:frame>
      <draw:frame text:anchor-type="page" text:anchor-page-number="5" draw:z-index="154" draw:style-name="gr1" draw:text-style-name="P2" svg:width="1.4043in" svg:height="0.1622in" svg:x="3.8638in" svg:y="2.3508in">
        <draw:text-box>
          <text:p><text:span text:style-name="T3">an kaikille solmuille.</text:span></text:p>
        </draw:text-box>
      </draw:frame>
      <draw:frame text:anchor-type="page" text:anchor-page-number="12" draw:z-index="153" draw:style-name="gr1" draw:text-style-name="P2" svg:width="0.513in" svg:height="0.1622in" svg:x="1.8575in" svg:y="2.878in">
        <draw:text-box>
          <text:p><text:span text:style-name="T3">q=0.30</text:span></text:p>
        </draw:text-box>
      </draw:frame>
      <draw:frame text:anchor-type="page" text:anchor-page-number="6" draw:z-index="152" draw:style-name="gr1" draw:text-style-name="P2" svg:width="0.974in" svg:height="0.1622in" svg:x="5.6098in" svg:y="1.7429in">
        <draw:text-box>
          <text:p><text:span text:style-name="T3">a. Jos ahne hy</text:span></text:p>
        </draw:text-box>
      </draw:frame>
      <draw:frame text:anchor-type="page" text:anchor-page-number="7" draw:z-index="151" draw:style-name="gr1" draw:text-style-name="P2" svg:width="0.0713in" svg:height="0.1622in" svg:x="6.3744in" svg:y="2.052in">
        <draw:text-box>
          <text:p><text:span text:style-name="T3">¨</text:span></text:p>
        </draw:text-box>
      </draw:frame>
      <draw:frame text:anchor-type="page" text:anchor-page-number="4" draw:z-index="150" draw:style-name="gr1" draw:text-style-name="P2" svg:width="0.0713in" svg:height="0.1622in" svg:x="2.8591in" svg:y="2.2181in">
        <draw:text-box>
          <text:p><text:span text:style-name="T3">¨</text:span></text:p>
        </draw:text-box>
      </draw:frame>
      <draw:frame text:anchor-type="page" text:anchor-page-number="10" draw:z-index="149" draw:style-name="gr1" draw:text-style-name="P2" svg:width="0.1303in" svg:height="0.1622in" svg:x="5.0028in" svg:y="1.9091in">
        <draw:text-box>
          <text:p><text:span text:style-name="T3">a,</text:span></text:p>
        </draw:text-box>
      </draw:frame>
      <draw:frame text:anchor-type="page" text:anchor-page-number="12" draw:z-index="148" draw:style-name="gr1" draw:text-style-name="P2" svg:width="0.3661in" svg:height="0.1622in" svg:x="2.511in" svg:y="2.7118in">
        <draw:text-box>
          <text:p><text:span text:style-name="T3">z=15</text:span></text:p>
        </draw:text-box>
      </draw:frame>
      <draw:frame text:anchor-type="page" text:anchor-page-number="2" draw:z-index="147" draw:style-name="gr1" draw:text-style-name="P2" svg:width="5.5252in" svg:height="0.1622in" svg:x="1.8575in" svg:y="1.9091in">
        <draw:text-box>
          <text:p><text:span text:style-name="T3">taa pienten satunnaisten siirtojen mahdollisuuden, ja ne kustannukset, jotka ai-</text:span></text:p>
        </draw:text-box>
      </draw:frame>
      <draw:frame text:anchor-type="page" text:anchor-page-number="6" draw:z-index="146" draw:style-name="gr1" draw:text-style-name="P2" svg:width="0.0713in" svg:height="0.1622in" svg:x="5.6098in" svg:y="1.7492in">
        <draw:text-box>
          <text:p><text:span text:style-name="T3">¨</text:span></text:p>
        </draw:text-box>
      </draw:frame>
      <draw:frame text:anchor-type="page" text:anchor-page-number="9" draw:z-index="145" draw:style-name="gr1" draw:text-style-name="P2" svg:width="1.1504in" svg:height="0.1622in" svg:x="1.8575in" svg:y="1.9091in">
        <draw:text-box>
          <text:p><text:span text:style-name="T3">ta tapahtumia ei</text:span></text:p>
        </draw:text-box>
      </draw:frame>
      <draw:frame text:anchor-type="page" text:anchor-page-number="7" draw:z-index="144" draw:style-name="gr1" draw:text-style-name="P2" svg:width="0.2768in" svg:height="0.1622in" svg:x="6.1244in" svg:y="2.0457in">
        <draw:text-box>
          <text:p><text:span text:style-name="T3">aytt</text:span></text:p>
        </draw:text-box>
      </draw:frame>
      <draw:frame text:anchor-type="page" text:anchor-page-number="4" draw:z-index="143" draw:style-name="gr1" draw:text-style-name="P2" svg:width="0.6512in" svg:height="0.1622in" svg:x="2.3083in" svg:y="2.2126in">
        <draw:text-box>
          <text:p><text:span text:style-name="T3">arjestelm</text:span></text:p>
        </draw:text-box>
      </draw:frame>
      <draw:frame text:anchor-type="page" text:anchor-page-number="15" draw:z-index="142" draw:style-name="gr1" draw:text-style-name="P2" svg:width="5.1898in" svg:height="0.1622in" svg:x="2.2035in" svg:y="3.1272in">
        <draw:text-box>
          <text:p><text:span text:style-name="T3">https://medium.com/brandin-kirjasto/tyntodisteen-anatomia-475f371696f4</text:span></text:p>
        </draw:text-box>
      </draw:frame>
      <draw:frame text:anchor-type="page" text:anchor-page-number="13" draw:z-index="141" draw:style-name="gr1" draw:text-style-name="P2" svg:width="3.9276in" svg:height="0.1622in" svg:x="2.1425in" svg:y="2.5992in">
        <draw:text-box>
          <text:p><text:span text:style-name="T2">Symposium on Information Theory in the Benelux</text:span><text:span text:style-name="T3">. 1999.</text:span></text:p>
        </draw:text-box>
      </draw:frame>
      <draw:frame text:anchor-type="page" text:anchor-page-number="8" draw:z-index="140" draw:style-name="gr1" draw:text-style-name="P2" svg:width="1.1657in" svg:height="0.1622in" svg:x="4.4035in" svg:y="2.0457in">
        <draw:text-box>
          <text:p><text:span text:style-name="T3">mahdollista tehd</text:span></text:p>
        </draw:text-box>
      </draw:frame>
      <draw:frame text:anchor-type="page" text:anchor-page-number="1" draw:z-index="139" draw:style-name="gr1" draw:text-style-name="P2" svg:width="0.1213in" svg:height="0.2795in" svg:x="5.8717in" svg:y="2.239in">
        <draw:text-box>
          <text:p><text:span text:style-name="T8">¨</text:span></text:p>
        </draw:text-box>
      </draw:frame>
      <draw:frame text:anchor-type="page" text:anchor-page-number="3" draw:z-index="138" draw:style-name="gr1" draw:text-style-name="P2" svg:width="5.4941in" svg:height="0.1622in" svg:x="1.8575in" svg:y="1.9091in">
        <draw:text-box>
          <text:p><text:span text:style-name="T3">kistaa, onko joku omistajista kuluttanut kolikon kahteen kertaan. Tavallinen rat-</text:span></text:p>
        </draw:text-box>
      </draw:frame>
      <draw:frame text:anchor-type="page" text:anchor-page-number="11" draw:z-index="137" draw:style-name="gr1" draw:text-style-name="P2" svg:width="0.0898in" svg:height="0.1622in" svg:x="2.1484in" svg:y="3.3398in">
        <draw:text-box>
          <text:p><text:span text:style-name="T3">{</text:span></text:p>
        </draw:text-box>
      </draw:frame>
      <draw:frame text:anchor-type="page" text:anchor-page-number="5" draw:z-index="136" draw:style-name="gr1" draw:text-style-name="P2" svg:width="0.0713in" svg:height="0.1622in" svg:x="3.8638in" svg:y="2.3571in">
        <draw:text-box>
          <text:p><text:span text:style-name="T3">¨</text:span></text:p>
        </draw:text-box>
      </draw:frame>
      <draw:frame text:anchor-type="page" text:anchor-page-number="14" draw:z-index="135" draw:style-name="gr1" draw:text-style-name="P2" svg:width="0.6689in" svg:height="0.1622in" svg:x="6.0661in" svg:y="2.0457in">
        <draw:text-box>
          <text:p><text:span text:style-name="T3">an sanas-</text:span></text:p>
        </draw:text-box>
      </draw:frame>
      <draw:frame text:anchor-type="page" text:anchor-page-number="8" draw:z-index="134" draw:style-name="gr1" draw:text-style-name="P2" svg:width="0.4024in" svg:height="0.1622in" svg:x="3.9909in" svg:y="2.0457in">
        <draw:text-box>
          <text:p><text:span text:style-name="T3">a olisi</text:span></text:p>
        </draw:text-box>
      </draw:frame>
      <draw:frame text:anchor-type="page" text:anchor-page-number="13" draw:z-index="133" draw:style-name="gr1" draw:text-style-name="P2" svg:width="0.5906in" svg:height="0.1622in" svg:x="6.1311in" svg:y="2.4335in">
        <draw:text-box>
          <text:p><text:span text:style-name="T2">the 20th</text:span></text:p>
        </draw:text-box>
      </draw:frame>
      <draw:frame text:anchor-type="page" text:anchor-page-number="10" draw:z-index="132" draw:style-name="gr1" draw:text-style-name="P2" svg:width="0.0713in" svg:height="0.1622in" svg:x="5.0028in" svg:y="1.9154in">
        <draw:text-box>
          <text:p><text:span text:style-name="T3">¨</text:span></text:p>
        </draw:text-box>
      </draw:frame>
      <draw:frame text:anchor-type="page" text:anchor-page-number="6" draw:z-index="131" draw:style-name="gr1" draw:text-style-name="P2" svg:width="0.3469in" svg:height="0.1622in" svg:x="5.3098in" svg:y="1.7429in">
        <draw:text-box>
          <text:p><text:span text:style-name="T3">omin</text:span></text:p>
        </draw:text-box>
      </draw:frame>
      <draw:frame text:anchor-type="page" text:anchor-page-number="15" draw:z-index="130" draw:style-name="gr1" draw:text-style-name="P2" svg:width="1.6961in" svg:height="0.1622in" svg:x="2.048in" svg:y="2.9602in">
        <draw:text-box>
          <text:p><text:span text:style-name="T1">ontodiste</text:span><text:span text:style-name="T3"> Proof-of-work</text:span></text:p>
        </draw:text-box>
      </draw:frame>
      <draw:frame text:anchor-type="page" text:anchor-page-number="9" draw:z-index="129" draw:style-name="gr1" draw:text-style-name="P2" svg:width="2.4606in" svg:height="0.1622in" svg:x="4.4965in" svg:y="1.7429in">
        <draw:text-box>
          <text:p><text:span text:style-name="T3">apalomuurina uutta avainparia, jot-</text:span></text:p>
        </draw:text-box>
      </draw:frame>
      <draw:frame text:anchor-type="page" text:anchor-page-number="12" draw:z-index="128" draw:style-name="gr1" draw:text-style-name="P2" svg:width="0.513in" svg:height="0.1622in" svg:x="1.8575in" svg:y="2.7118in">
        <draw:text-box>
          <text:p><text:span text:style-name="T3">q=0.25</text:span></text:p>
        </draw:text-box>
      </draw:frame>
      <draw:frame text:anchor-type="page" text:anchor-page-number="3" draw:z-index="127" draw:style-name="gr1" draw:text-style-name="P2" svg:width="0.4551in" svg:height="0.1622in" svg:x="6.2098in" svg:y="1.7429in">
        <draw:text-box>
          <text:p><text:span text:style-name="T3">an tar-</text:span></text:p>
        </draw:text-box>
      </draw:frame>
      <draw:frame text:anchor-type="page" text:anchor-page-number="7" draw:z-index="126" draw:style-name="gr1" draw:text-style-name="P2" svg:width="0.0713in" svg:height="0.1622in" svg:x="6.1244in" svg:y="2.052in">
        <draw:text-box>
          <text:p><text:span text:style-name="T3">¨</text:span></text:p>
        </draw:text-box>
      </draw:frame>
      <draw:frame text:anchor-type="page" text:anchor-page-number="2" draw:z-index="125" draw:style-name="gr1" draw:text-style-name="P2" svg:width="2.6748in" svg:height="0.1622in" svg:x="4.3535in" svg:y="1.7429in">
        <draw:text-box>
          <text:p><text:span text:style-name="T3">ollisen siirtotapahtuman kokoa ja pois-</text:span></text:p>
        </draw:text-box>
      </draw:frame>
      <draw:frame text:anchor-type="page" text:anchor-page-number="11" draw:z-index="124" draw:style-name="gr1" draw:text-style-name="P2" svg:width="1.6795in" svg:height="0.1622in" svg:x="2.1484in" svg:y="3.1736in">
        <draw:text-box>
          <text:p><text:span text:style-name="T3">for (k = 0; k &lt;= z; k++)</text:span></text:p>
        </draw:text-box>
      </draw:frame>
      <draw:frame text:anchor-type="page" text:anchor-page-number="1" draw:z-index="123" draw:style-name="gr1" draw:text-style-name="P2" svg:width="1.124in" svg:height="0.2795in" svg:x="5.0016in" svg:y="2.2307in">
        <draw:text-box>
          <text:p><text:span text:style-name="T8">arjestelm</text:span></text:p>
        </draw:text-box>
      </draw:frame>
      <draw:frame text:anchor-type="page" text:anchor-page-number="4" draw:z-index="122" draw:style-name="gr1" draw:text-style-name="P2" svg:width="0.0713in" svg:height="0.1622in" svg:x="2.3083in" svg:y="2.2181in">
        <draw:text-box>
          <text:p><text:span text:style-name="T3">¨</text:span></text:p>
        </draw:text-box>
      </draw:frame>
      <draw:frame text:anchor-type="page" text:anchor-page-number="14" draw:z-index="121" draw:style-name="gr1" draw:text-style-name="P2" svg:width="0.0713in" svg:height="0.1622in" svg:x="6.0661in" svg:y="2.052in">
        <draw:text-box>
          <text:p><text:span text:style-name="T3">¨</text:span></text:p>
        </draw:text-box>
      </draw:frame>
      <draw:frame text:anchor-type="page" text:anchor-page-number="5" draw:z-index="120" draw:style-name="gr1" draw:text-style-name="P2" svg:width="0.0862in" svg:height="0.1622in" svg:x="3.7953in" svg:y="2.3508in">
        <draw:text-box>
          <text:p><text:span text:style-name="T3">a</text:span></text:p>
        </draw:text-box>
      </draw:frame>
      <draw:frame text:anchor-type="page" text:anchor-page-number="3" draw:z-index="119" draw:style-name="gr1" draw:text-style-name="P2" svg:width="0.0713in" svg:height="0.1622in" svg:x="6.2098in" svg:y="1.7492in">
        <draw:text-box>
          <text:p><text:span text:style-name="T3">¨</text:span></text:p>
        </draw:text-box>
      </draw:frame>
      <draw:frame text:anchor-type="page" text:anchor-page-number="12" draw:z-index="118" draw:style-name="gr1" draw:text-style-name="P2" svg:width="0.3661in" svg:height="0.1622in" svg:x="2.511in" svg:y="2.5457in">
        <draw:text-box>
          <text:p><text:span text:style-name="T3">z=11</text:span></text:p>
        </draw:text-box>
      </draw:frame>
      <draw:frame text:anchor-type="page" text:anchor-page-number="14" draw:z-index="117" draw:style-name="gr1" draw:text-style-name="P2" svg:width="0.174in" svg:height="0.1622in" svg:x="5.9193in" svg:y="2.0457in">
        <draw:text-box>
          <text:p><text:span text:style-name="T3">ah</text:span></text:p>
        </draw:text-box>
      </draw:frame>
      <draw:frame text:anchor-type="page" text:anchor-page-number="11" draw:z-index="116" draw:style-name="gr1" draw:text-style-name="P2" svg:width="0.4787in" svg:height="0.1622in" svg:x="2.1484in" svg:y="3.0075in">
        <draw:text-box>
          <text:p><text:span text:style-name="T3">int i, k;</text:span></text:p>
        </draw:text-box>
      </draw:frame>
      <draw:frame text:anchor-type="page" text:anchor-page-number="10" draw:z-index="115" draw:style-name="gr1" draw:text-style-name="P2" svg:width="0.9051in" svg:height="0.1622in" svg:x="4.1819in" svg:y="1.9091in">
        <draw:text-box>
          <text:p><text:span text:style-name="T3">an varma siit</text:span></text:p>
        </draw:text-box>
      </draw:frame>
      <draw:frame text:anchor-type="page" text:anchor-page-number="15" draw:z-index="114" draw:style-name="gr1" draw:text-style-name="P2" svg:width="0.0713in" svg:height="0.1622in" svg:x="2.048in" svg:y="2.9681in">
        <draw:text-box>
          <text:p><text:span text:style-name="T1">¨</text:span></text:p>
        </draw:text-box>
      </draw:frame>
      <draw:frame text:anchor-type="page" text:anchor-page-number="5" draw:z-index="113" draw:style-name="gr1" draw:text-style-name="P2" svg:width="0.0713in" svg:height="0.1622in" svg:x="3.7953in" svg:y="2.3571in">
        <draw:text-box>
          <text:p><text:span text:style-name="T3">¨</text:span></text:p>
        </draw:text-box>
      </draw:frame>
      <draw:frame text:anchor-type="page" text:anchor-page-number="8" draw:z-index="112" draw:style-name="gr1" draw:text-style-name="P2" svg:width="0.0713in" svg:height="0.1622in" svg:x="3.9909in" svg:y="2.052in">
        <draw:text-box>
          <text:p><text:span text:style-name="T3">¨</text:span></text:p>
        </draw:text-box>
      </draw:frame>
      <draw:frame text:anchor-type="page" text:anchor-page-number="1" draw:z-index="111" draw:style-name="gr1" draw:text-style-name="P2" svg:width="0.1213in" svg:height="0.2795in" svg:x="5.0016in" svg:y="2.239in">
        <draw:text-box>
          <text:p><text:span text:style-name="T8">¨</text:span></text:p>
        </draw:text-box>
      </draw:frame>
      <draw:frame text:anchor-type="page" text:anchor-page-number="6" draw:z-index="110" draw:style-name="gr1" draw:text-style-name="P2" svg:width="0.0713in" svg:height="0.1622in" svg:x="5.3098in" svg:y="1.7492in">
        <draw:text-box>
          <text:p><text:span text:style-name="T3">¨</text:span></text:p>
        </draw:text-box>
      </draw:frame>
      <draw:frame text:anchor-type="page" text:anchor-page-number="4" draw:z-index="109" draw:style-name="gr1" draw:text-style-name="P2" svg:width="0.5161in" svg:height="0.1622in" svg:x="1.8575in" svg:y="2.2126in">
        <draw:text-box>
          <text:p><text:span text:style-name="T3">todistej</text:span></text:p>
        </draw:text-box>
      </draw:frame>
      <draw:frame text:anchor-type="page" text:anchor-page-number="2" draw:z-index="108" draw:style-name="gr1" draw:text-style-name="P2" svg:width="0.0713in" svg:height="0.1622in" svg:x="4.3535in" svg:y="1.7492in">
        <draw:text-box>
          <text:p><text:span text:style-name="T3">¨</text:span></text:p>
        </draw:text-box>
      </draw:frame>
      <draw:frame text:anchor-type="page" text:anchor-page-number="9" draw:z-index="107" draw:style-name="gr1" draw:text-style-name="P2" svg:width="0.0713in" svg:height="0.1622in" svg:x="4.4965in" svg:y="1.7492in">
        <draw:text-box>
          <text:p><text:span text:style-name="T3">¨</text:span></text:p>
        </draw:text-box>
      </draw:frame>
      <draw:frame text:anchor-type="page" text:anchor-page-number="7" draw:z-index="106" draw:style-name="gr1" draw:text-style-name="P2" svg:width="0.0925in" svg:height="0.1622in" svg:x="6.0165in" svg:y="2.0457in">
        <draw:text-box>
          <text:p><text:span text:style-name="T3">K</text:span></text:p>
        </draw:text-box>
      </draw:frame>
      <draw:frame text:anchor-type="page" text:anchor-page-number="13" draw:z-index="105" draw:style-name="gr1" draw:text-style-name="P2" svg:width="0.7449in" svg:height="0.1622in" svg:x="5.4465in" svg:y="2.4335in">
        <draw:text-box>
          <text:p><text:span text:style-name="T3">Teoksessa:</text:span></text:p>
        </draw:text-box>
      </draw:frame>
      <draw:frame text:anchor-type="page" text:anchor-page-number="4" draw:z-index="104" draw:style-name="gr1" draw:text-style-name="P2" svg:width="0.224in" svg:height="0.1622in" svg:x="6.4555in" svg:y="2.0457in">
        <draw:text-box>
          <text:p><text:span text:style-name="T3">on-</text:span></text:p>
        </draw:text-box>
      </draw:frame>
      <draw:frame text:anchor-type="page" text:anchor-page-number="3" draw:z-index="103" draw:style-name="gr1" draw:text-style-name="P2" svg:width="0.0862in" svg:height="0.1622in" svg:x="6.1402in" svg:y="1.7429in">
        <draw:text-box>
          <text:p><text:span text:style-name="T3">a</text:span></text:p>
        </draw:text-box>
      </draw:frame>
      <draw:frame text:anchor-type="page" text:anchor-page-number="7" draw:z-index="102" draw:style-name="gr1" draw:text-style-name="P2" svg:width="1.1398in" svg:height="0.1622in" svg:x="4.9638in" svg:y="2.0457in">
        <draw:text-box>
          <text:p><text:span text:style-name="T3">a verkkosolmua.</text:span></text:p>
        </draw:text-box>
      </draw:frame>
      <draw:frame text:anchor-type="page" text:anchor-page-number="1" draw:z-index="101" draw:style-name="gr1" draw:text-style-name="P2" svg:width="0.6461in" svg:height="0.2795in" svg:x="4.4984in" svg:y="2.2307in">
        <draw:text-box>
          <text:p><text:span text:style-name="T8">ateisj</text:span></text:p>
        </draw:text-box>
      </draw:frame>
      <draw:frame text:anchor-type="page" text:anchor-page-number="12" draw:z-index="100" draw:style-name="gr1" draw:text-style-name="P2" svg:width="0.513in" svg:height="0.1622in" svg:x="1.8575in" svg:y="2.5457in">
        <draw:text-box>
          <text:p><text:span text:style-name="T3">q=0.20</text:span></text:p>
        </draw:text-box>
      </draw:frame>
      <draw:frame text:anchor-type="page" text:anchor-page-number="5" draw:z-index="99" draw:style-name="gr1" draw:text-style-name="P2" svg:width="0.4524in" svg:height="0.1622in" svg:x="3.4181in" svg:y="2.3508in">
        <draw:text-box>
          <text:p><text:span text:style-name="T3">ahetet</text:span></text:p>
        </draw:text-box>
      </draw:frame>
      <draw:frame text:anchor-type="page" text:anchor-page-number="6" draw:z-index="98" draw:style-name="gr1" draw:text-style-name="P2" svg:width="1.1268in" svg:height="0.1622in" svg:x="4.3189in" svg:y="1.7429in">
        <draw:text-box>
          <text:p><text:span text:style-name="T3">an solmut vilpitt</text:span></text:p>
        </draw:text-box>
      </draw:frame>
      <draw:frame text:anchor-type="page" text:anchor-page-number="8" draw:z-index="97" draw:style-name="gr1" draw:text-style-name="P2" svg:width="0.5941in" svg:height="0.1622in" svg:x="3.4799in" svg:y="2.0457in">
        <draw:text-box>
          <text:p><text:span text:style-name="T3">a sentist</text:span></text:p>
        </draw:text-box>
      </draw:frame>
      <draw:frame text:anchor-type="page" text:anchor-page-number="2" draw:z-index="96" draw:style-name="gr1" draw:text-style-name="P2" svg:width="0.2614in" svg:height="0.1622in" svg:x="4.1307in" svg:y="1.7429in">
        <draw:text-box>
          <text:p><text:span text:style-name="T3">ann</text:span></text:p>
        </draw:text-box>
      </draw:frame>
      <draw:frame text:anchor-type="page" text:anchor-page-number="14" draw:z-index="95" draw:style-name="gr1" draw:text-style-name="P2" svg:width="0.0713in" svg:height="0.1622in" svg:x="5.9193in" svg:y="2.052in">
        <draw:text-box>
          <text:p><text:span text:style-name="T3">¨</text:span></text:p>
        </draw:text-box>
      </draw:frame>
      <draw:frame text:anchor-type="page" text:anchor-page-number="11" draw:z-index="94" draw:style-name="gr1" draw:text-style-name="P2" svg:width="1.2815in" svg:height="0.1622in" svg:x="2.1484in" svg:y="2.8417in">
        <draw:text-box>
          <text:p><text:span text:style-name="T3">double sum = 1.0;</text:span></text:p>
        </draw:text-box>
      </draw:frame>
      <draw:frame text:anchor-type="page" text:anchor-page-number="10" draw:z-index="93" draw:style-name="gr1" draw:text-style-name="P2" svg:width="0.0713in" svg:height="0.1622in" svg:x="4.1819in" svg:y="1.9154in">
        <draw:text-box>
          <text:p><text:span text:style-name="T3">¨</text:span></text:p>
        </draw:text-box>
      </draw:frame>
      <draw:frame text:anchor-type="page" text:anchor-page-number="9" draw:z-index="92" draw:style-name="gr1" draw:text-style-name="P2" svg:width="0.2795in" svg:height="0.1622in" svg:x="4.261in" svg:y="1.7429in">
        <draw:text-box>
          <text:p><text:span text:style-name="T3">a lis</text:span></text:p>
        </draw:text-box>
      </draw:frame>
      <draw:frame text:anchor-type="page" text:anchor-page-number="13" draw:z-index="91" draw:style-name="gr1" draw:text-style-name="P2" svg:width="1.385in" svg:height="0.1622in" svg:x="4.1217in" svg:y="2.4335in">
        <draw:text-box>
          <text:p><text:span text:style-name="T3">Trust Requirement”.</text:span></text:p>
        </draw:text-box>
      </draw:frame>
      <draw:frame text:anchor-type="page" text:anchor-page-number="15" draw:z-index="90" draw:style-name="gr1" draw:text-style-name="P2" svg:width="0.1697in" svg:height="0.1622in" svg:x="1.8575in" svg:y="2.9602in">
        <draw:text-box>
          <text:p><text:span text:style-name="T1">Ty</text:span></text:p>
        </draw:text-box>
      </draw:frame>
      <draw:frame text:anchor-type="page" text:anchor-page-number="14" draw:z-index="89" draw:style-name="gr1" draw:text-style-name="P2" svg:width="0.2587in" svg:height="0.1622in" svg:x="5.6634in" svg:y="2.0457in">
        <draw:text-box>
          <text:p><text:span text:style-name="T3">a. T</text:span></text:p>
        </draw:text-box>
      </draw:frame>
      <draw:frame text:anchor-type="page" text:anchor-page-number="5" draw:z-index="88" draw:style-name="gr1" draw:text-style-name="P2" svg:width="0.0713in" svg:height="0.1622in" svg:x="3.4181in" svg:y="2.3571in">
        <draw:text-box>
          <text:p><text:span text:style-name="T3">¨</text:span></text:p>
        </draw:text-box>
      </draw:frame>
      <draw:frame text:anchor-type="page" text:anchor-page-number="13" draw:z-index="87" draw:style-name="gr1" draw:text-style-name="P2" svg:width="2.0748in" svg:height="0.1622in" svg:x="2.1425in" svg:y="2.4335in">
        <draw:text-box>
          <text:p><text:span text:style-name="T3">tamping Service With Minimal</text:span></text:p>
        </draw:text-box>
      </draw:frame>
      <draw:frame text:anchor-type="page" text:anchor-page-number="6" draw:z-index="86" draw:style-name="gr1" draw:text-style-name="P2" svg:width="0.0713in" svg:height="0.1622in" svg:x="4.3189in" svg:y="1.7492in">
        <draw:text-box>
          <text:p><text:span text:style-name="T3">¨</text:span></text:p>
        </draw:text-box>
      </draw:frame>
      <draw:frame text:anchor-type="page" text:anchor-page-number="15" draw:z-index="85" draw:style-name="gr1" draw:text-style-name="P2" svg:width="0.2469in" svg:height="0.1622in" svg:x="2.2035in" svg:y="2.6839in">
        <draw:text-box>
          <text:p><text:span text:style-name="T3">1–6</text:span></text:p>
        </draw:text-box>
      </draw:frame>
      <draw:frame text:anchor-type="page" text:anchor-page-number="12" draw:z-index="84" draw:style-name="gr1" draw:text-style-name="P2" svg:width="0.278in" svg:height="0.1622in" svg:x="2.511in" svg:y="2.3799in">
        <draw:text-box>
          <text:p><text:span text:style-name="T3">z=8</text:span></text:p>
        </draw:text-box>
      </draw:frame>
      <draw:frame text:anchor-type="page" text:anchor-page-number="9" draw:z-index="83" draw:style-name="gr1" draw:text-style-name="P2" svg:width="0.0713in" svg:height="0.1622in" svg:x="4.261in" svg:y="1.7492in">
        <draw:text-box>
          <text:p><text:span text:style-name="T3">¨</text:span></text:p>
        </draw:text-box>
      </draw:frame>
      <draw:frame text:anchor-type="page" text:anchor-page-number="7" draw:z-index="82" draw:style-name="gr1" draw:text-style-name="P2" svg:width="0.0713in" svg:height="0.1622in" svg:x="4.9638in" svg:y="2.052in">
        <draw:text-box>
          <text:p><text:span text:style-name="T3">¨</text:span></text:p>
        </draw:text-box>
      </draw:frame>
      <draw:frame text:anchor-type="page" text:anchor-page-number="11" draw:z-index="81" draw:style-name="gr1" draw:text-style-name="P2" svg:width="1.9323in" svg:height="0.1622in" svg:x="2.1484in" svg:y="2.6756in">
        <draw:text-box>
          <text:p><text:span text:style-name="T3">double lambda = z * (q / p);</text:span></text:p>
        </draw:text-box>
      </draw:frame>
      <draw:frame text:anchor-type="page" text:anchor-page-number="3" draw:z-index="80" draw:style-name="gr1" draw:text-style-name="P2" svg:width="0.0713in" svg:height="0.1622in" svg:x="6.1402in" svg:y="1.7492in">
        <draw:text-box>
          <text:p><text:span text:style-name="T3">¨</text:span></text:p>
        </draw:text-box>
      </draw:frame>
      <draw:frame text:anchor-type="page" text:anchor-page-number="4" draw:z-index="79" draw:style-name="gr1" draw:text-style-name="P2" svg:width="0.0713in" svg:height="0.1622in" svg:x="6.4555in" svg:y="2.052in">
        <draw:text-box>
          <text:p><text:span text:style-name="T3">¨</text:span></text:p>
        </draw:text-box>
      </draw:frame>
      <draw:frame text:anchor-type="page" text:anchor-page-number="2" draw:z-index="78" draw:style-name="gr1" draw:text-style-name="P2" svg:width="0.0713in" svg:height="0.1622in" svg:x="4.1307in" svg:y="1.7492in">
        <draw:text-box>
          <text:p><text:span text:style-name="T3">¨</text:span></text:p>
        </draw:text-box>
      </draw:frame>
      <draw:frame text:anchor-type="page" text:anchor-page-number="1" draw:z-index="77" draw:style-name="gr1" draw:text-style-name="P2" svg:width="0.1213in" svg:height="0.2795in" svg:x="4.4984in" svg:y="2.239in">
        <draw:text-box>
          <text:p><text:span text:style-name="T8">¨</text:span></text:p>
        </draw:text-box>
      </draw:frame>
      <draw:frame text:anchor-type="page" text:anchor-page-number="8" draw:z-index="76" draw:style-name="gr1" draw:text-style-name="P2" svg:width="0.0713in" svg:height="0.1622in" svg:x="3.4799in" svg:y="2.052in">
        <draw:text-box>
          <text:p><text:span text:style-name="T3">¨</text:span></text:p>
        </draw:text-box>
      </draw:frame>
      <draw:frame text:anchor-type="page" text:anchor-page-number="10" draw:z-index="75" draw:style-name="gr1" draw:text-style-name="P2" svg:width="0.1685in" svg:height="0.1622in" svg:x="4.0398in" svg:y="1.9091in">
        <draw:text-box>
          <text:p><text:span text:style-name="T3">av</text:span></text:p>
        </draw:text-box>
      </draw:frame>
      <draw:frame text:anchor-type="page" text:anchor-page-number="13" draw:z-index="74" draw:style-name="gr1" draw:text-style-name="P2" svg:width="5.0315in" svg:height="0.1622in" svg:x="2.1425in" svg:y="2.2681in">
        <draw:text-box>
          <text:p><text:span text:style-name="T3">H. Massias, X. Serret Avila ja J.-J. Quisquater. ”Design Of A Secure Times-</text:span></text:p>
        </draw:text-box>
      </draw:frame>
      <draw:frame text:anchor-type="page" text:anchor-page-number="1" draw:z-index="73" draw:style-name="gr1" draw:text-style-name="P2" svg:width="0.878in" svg:height="0.2795in" svg:x="3.7992in" svg:y="2.2307in">
        <draw:text-box>
          <text:p><text:span text:style-name="T8">oinen k</text:span></text:p>
        </draw:text-box>
      </draw:frame>
      <draw:frame text:anchor-type="page" text:anchor-page-number="3" draw:z-index="72" draw:style-name="gr1" draw:text-style-name="P2" svg:width="0.4815in" svg:height="0.1622in" svg:x="5.7217in" svg:y="1.7429in">
        <draw:text-box>
          <text:p><text:span text:style-name="T3">mitenk</text:span></text:p>
        </draw:text-box>
      </draw:frame>
      <draw:frame text:anchor-type="page" text:anchor-page-number="4" draw:z-index="71" draw:style-name="gr1" draw:text-style-name="P2" svg:width="5.4071in" svg:height="0.1622in" svg:x="1.8575in" svg:y="2.0457in">
        <draw:text-box>
          <text:p><text:span text:style-name="T3">Hajautetun aikaleimapalvelimen toteuttamiseksi vertaisverkossa vaaditaan ty</text:span></text:p>
        </draw:text-box>
      </draw:frame>
      <draw:frame text:anchor-type="page" text:anchor-page-number="2" draw:z-index="70" draw:style-name="gr1" draw:text-style-name="P2" svg:width="0.2224in" svg:height="0.1622in" svg:x="3.9339in" svg:y="1.7429in">
        <draw:text-box>
          <text:p><text:span text:style-name="T3">ayt</text:span></text:p>
        </draw:text-box>
      </draw:frame>
      <draw:frame text:anchor-type="page" text:anchor-page-number="5" draw:z-index="69" draw:style-name="gr1" draw:text-style-name="P2" svg:width="1.3579in" svg:height="0.1622in" svg:x="2.2035in" svg:y="2.3508in">
        <draw:text-box>
          <text:p><text:span text:style-name="T3">Uudet tapahtumat l</text:span></text:p>
        </draw:text-box>
      </draw:frame>
      <draw:frame text:anchor-type="page" text:anchor-page-number="6" draw:z-index="68" draw:style-name="gr1" draw:text-style-name="P2" svg:width="0.0862in" svg:height="0.1622in" svg:x="4.25in" svg:y="1.7429in">
        <draw:text-box>
          <text:p><text:span text:style-name="T3">a</text:span></text:p>
        </draw:text-box>
      </draw:frame>
      <draw:frame text:anchor-type="page" text:anchor-page-number="7" draw:z-index="67" draw:style-name="gr1" draw:text-style-name="P2" svg:width="0.2768in" svg:height="0.1622in" svg:x="4.7138in" svg:y="2.0457in">
        <draw:text-box>
          <text:p><text:span text:style-name="T3">aytt</text:span></text:p>
        </draw:text-box>
      </draw:frame>
      <draw:frame text:anchor-type="page" text:anchor-page-number="8" draw:z-index="66" draw:style-name="gr1" draw:text-style-name="P2" svg:width="1.835in" svg:height="0.1622in" svg:x="1.8575in" svg:y="2.0457in">
        <draw:text-box>
          <text:p><text:span text:style-name="T3">Vaikka jokaisesta siirretyst</text:span></text:p>
        </draw:text-box>
      </draw:frame>
      <draw:frame text:anchor-type="page" text:anchor-page-number="9" draw:z-index="65" draw:style-name="gr1" draw:text-style-name="P2" svg:width="0.0862in" svg:height="0.1622in" svg:x="4.1917in" svg:y="1.7429in">
        <draw:text-box>
          <text:p><text:span text:style-name="T3">a</text:span></text:p>
        </draw:text-box>
      </draw:frame>
      <draw:frame text:anchor-type="page" text:anchor-page-number="14" draw:z-index="64" draw:style-name="gr1" draw:text-style-name="P2" svg:width="0.0713in" svg:height="0.1622in" svg:x="5.6634in" svg:y="2.052in">
        <draw:text-box>
          <text:p><text:span text:style-name="T3">¨</text:span></text:p>
        </draw:text-box>
      </draw:frame>
      <draw:frame text:anchor-type="page" text:anchor-page-number="10" draw:z-index="63" draw:style-name="gr1" draw:text-style-name="P2" svg:width="0.0713in" svg:height="0.1622in" svg:x="4.0398in" svg:y="1.9154in">
        <draw:text-box>
          <text:p><text:span text:style-name="T3">¨</text:span></text:p>
        </draw:text-box>
      </draw:frame>
      <draw:frame text:anchor-type="page" text:anchor-page-number="15" draw:z-index="62" draw:style-name="gr1" draw:text-style-name="P2" svg:width="3.5232in" svg:height="0.1622in" svg:x="2.2035in" svg:y="2.5181in">
        <draw:text-box>
          <text:p><text:span text:style-name="T3">https://fi.wikipedia.org/wiki/Tiiviste_(tietotekniikka)</text:span></text:p>
        </draw:text-box>
      </draw:frame>
      <draw:frame text:anchor-type="page" text:anchor-page-number="11" draw:z-index="61" draw:style-name="gr1" draw:text-style-name="P2" svg:width="1.3004in" svg:height="0.1622in" svg:x="2.1484in" svg:y="2.5098in">
        <draw:text-box>
          <text:p><text:span text:style-name="T3">double p = 1.0 - q;</text:span></text:p>
        </draw:text-box>
      </draw:frame>
      <draw:frame text:anchor-type="page" text:anchor-page-number="12" draw:z-index="60" draw:style-name="gr1" draw:text-style-name="P2" svg:width="0.513in" svg:height="0.1622in" svg:x="1.8575in" svg:y="2.3799in">
        <draw:text-box>
          <text:p><text:span text:style-name="T3">q=0.15</text:span></text:p>
        </draw:text-box>
      </draw:frame>
      <draw:frame text:anchor-type="page" text:anchor-page-number="3" draw:z-index="59" draw:style-name="gr1" draw:text-style-name="P2" svg:width="1.1614in" svg:height="0.1622in" svg:x="4.6602in" svg:y="1.7429in">
        <draw:text-box>
          <text:p><text:span text:style-name="T3">maksunsaaja voi</text:span></text:p>
        </draw:text-box>
      </draw:frame>
      <draw:frame text:anchor-type="page" text:anchor-page-number="12" draw:z-index="58" draw:style-name="gr1" draw:text-style-name="P2" svg:width="0.278in" svg:height="0.1622in" svg:x="2.511in" svg:y="2.2138in">
        <draw:text-box>
          <text:p><text:span text:style-name="T3">z=5</text:span></text:p>
        </draw:text-box>
      </draw:frame>
      <draw:frame text:anchor-type="page" text:anchor-page-number="4" draw:z-index="57" draw:style-name="gr1" draw:text-style-name="P2" svg:width="1.0724in" svg:height="0.2331in" svg:x="2.4618in" svg:y="1.6866in">
        <draw:text-box>
          <text:p><text:span text:style-name="T10">ontodiste</text:span></text:p>
        </draw:text-box>
      </draw:frame>
      <draw:frame text:anchor-type="page" text:anchor-page-number="1" draw:z-index="56" draw:style-name="gr1" draw:text-style-name="P2" svg:width="0.1213in" svg:height="0.2795in" svg:x="3.7992in" svg:y="2.239in">
        <draw:text-box>
          <text:p><text:span text:style-name="T8">¨</text:span></text:p>
        </draw:text-box>
      </draw:frame>
      <draw:frame text:anchor-type="page" text:anchor-page-number="14" draw:z-index="55" draw:style-name="gr1" draw:text-style-name="P2" svg:width="0.4831in" svg:height="0.1622in" svg:x="5.2398in" svg:y="2.0457in">
        <draw:text-box>
          <text:p><text:span text:style-name="T3">asitteit</text:span></text:p>
        </draw:text-box>
      </draw:frame>
      <draw:frame text:anchor-type="page" text:anchor-page-number="2" draw:z-index="54" draw:style-name="gr1" draw:text-style-name="P2" svg:width="0.0713in" svg:height="0.1622in" svg:x="3.9339in" svg:y="1.7492in">
        <draw:text-box>
          <text:p><text:span text:style-name="T3">¨</text:span></text:p>
        </draw:text-box>
      </draw:frame>
      <draw:frame text:anchor-type="page" text:anchor-page-number="11" draw:z-index="53" draw:style-name="gr1" draw:text-style-name="P2" svg:width="0.0898in" svg:height="0.1622in" svg:x="1.8575in" svg:y="2.3429in">
        <draw:text-box>
          <text:p><text:span text:style-name="T3">{</text:span></text:p>
        </draw:text-box>
      </draw:frame>
      <draw:frame text:anchor-type="page" text:anchor-page-number="15" draw:z-index="52" draw:style-name="gr1" draw:text-style-name="P2" svg:width="0.963in" svg:height="0.1622in" svg:x="1.8575in" svg:y="2.352in">
        <draw:text-box>
          <text:p><text:span text:style-name="T1">Tiiviste</text:span><text:span text:style-name="T3"> Hash</text:span></text:p>
        </draw:text-box>
      </draw:frame>
      <draw:frame text:anchor-type="page" text:anchor-page-number="6" draw:z-index="51" draw:style-name="gr1" draw:text-style-name="P2" svg:width="0.0713in" svg:height="0.1622in" svg:x="4.25in" svg:y="1.7492in">
        <draw:text-box>
          <text:p><text:span text:style-name="T3">¨</text:span></text:p>
        </draw:text-box>
      </draw:frame>
      <draw:frame text:anchor-type="page" text:anchor-page-number="13" draw:z-index="50" draw:style-name="gr1" draw:text-style-name="P2" svg:width="0.1976in" svg:height="0.1622in" svg:x="1.8575in" svg:y="2.2681in">
        <draw:text-box>
          <text:p><text:span text:style-name="T3">[2]</text:span></text:p>
        </draw:text-box>
      </draw:frame>
      <draw:frame text:anchor-type="page" text:anchor-page-number="7" draw:z-index="49" draw:style-name="gr1" draw:text-style-name="P2" svg:width="0.0713in" svg:height="0.1622in" svg:x="4.7138in" svg:y="2.052in">
        <draw:text-box>
          <text:p><text:span text:style-name="T3">¨</text:span></text:p>
        </draw:text-box>
      </draw:frame>
      <draw:frame text:anchor-type="page" text:anchor-page-number="8" draw:z-index="48" draw:style-name="gr1" draw:text-style-name="P2" svg:width="0.8307in" svg:height="0.2331in" svg:x="4.8035in" svg:y="1.6866in">
        <draw:text-box>
          <text:p><text:span text:style-name="T10">aminen</text:span></text:p>
        </draw:text-box>
      </draw:frame>
      <draw:frame text:anchor-type="page" text:anchor-page-number="9" draw:z-index="47" draw:style-name="gr1" draw:text-style-name="P2" svg:width="0.0713in" svg:height="0.1622in" svg:x="4.1917in" svg:y="1.7492in">
        <draw:text-box>
          <text:p><text:span text:style-name="T3">¨</text:span></text:p>
        </draw:text-box>
      </draw:frame>
      <draw:frame text:anchor-type="page" text:anchor-page-number="10" draw:z-index="46" draw:style-name="gr1" draw:text-style-name="P2" svg:width="0.5335in" svg:height="0.1622in" svg:x="3.528in" svg:y="1.9091in">
        <draw:text-box>
          <text:p><text:span text:style-name="T3">olla riitt</text:span></text:p>
        </draw:text-box>
      </draw:frame>
      <draw:frame text:anchor-type="page" text:anchor-page-number="5" draw:z-index="45" draw:style-name="gr1" draw:text-style-name="P2" svg:width="0.1335in" svg:height="0.1622in" svg:x="2.0272in" svg:y="2.3508in">
        <draw:text-box>
          <text:p><text:span text:style-name="T3">1.</text:span></text:p>
        </draw:text-box>
      </draw:frame>
      <draw:frame text:anchor-type="page" text:anchor-page-number="15" draw:z-index="44" draw:style-name="gr1" draw:text-style-name="P2" svg:width="0.1776in" svg:height="0.1622in" svg:x="2.2035in" svg:y="2.0752in">
        <draw:text-box>
          <text:p><text:span text:style-name="T3">10</text:span></text:p>
        </draw:text-box>
      </draw:frame>
      <draw:frame text:anchor-type="page" text:anchor-page-number="1" draw:z-index="43" draw:style-name="gr1" draw:text-style-name="P2" svg:width="0.4378in" svg:height="0.2795in" svg:x="3.452in" svg:y="2.2307in">
        <draw:text-box>
          <text:p><text:span text:style-name="T8">ahk</text:span></text:p>
        </draw:text-box>
      </draw:frame>
      <draw:frame text:anchor-type="page" text:anchor-page-number="9" draw:z-index="42" draw:style-name="gr1" draw:text-style-name="P2" svg:width="0.2768in" svg:height="0.1622in" svg:x="3.9417in" svg:y="1.7429in">
        <draw:text-box>
          <text:p><text:span text:style-name="T3">aytt</text:span></text:p>
        </draw:text-box>
      </draw:frame>
      <draw:frame text:anchor-type="page" text:anchor-page-number="7" draw:z-index="41" draw:style-name="gr1" draw:text-style-name="P2" svg:width="3.1232in" svg:height="0.1622in" svg:x="1.8575in" svg:y="2.0457in">
        <draw:text-box>
          <text:p><text:span text:style-name="T3">Maksut on mahdollista varmentaa ajamatta t</text:span></text:p>
        </draw:text-box>
      </draw:frame>
      <draw:frame text:anchor-type="page" text:anchor-page-number="10" draw:z-index="40" draw:style-name="gr1" draw:text-style-name="P2" svg:width="1.8169in" svg:height="0.1622in" svg:x="1.8575in" svg:y="1.9091in">
        <draw:text-box>
          <text:p><text:span text:style-name="T3">odotettava ennen kuin voi</text:span></text:p>
        </draw:text-box>
      </draw:frame>
      <draw:frame text:anchor-type="page" text:anchor-page-number="6" draw:z-index="39" draw:style-name="gr1" draw:text-style-name="P2" svg:width="0.2213in" svg:height="0.1622in" svg:x="4.0654in" svg:y="1.7429in">
        <draw:text-box>
          <text:p><text:span text:style-name="T3">am</text:span></text:p>
        </draw:text-box>
      </draw:frame>
      <draw:frame text:anchor-type="page" text:anchor-page-number="5" draw:z-index="38" draw:style-name="gr1" draw:text-style-name="P2" svg:width="3.6071in" svg:height="0.1622in" svg:x="1.8575in" svg:y="2.0457in">
        <draw:text-box>
          <text:p><text:span text:style-name="T3">Verkon toiminta voidaan jakaa seuraaviin vaiheisiin:</text:span></text:p>
        </draw:text-box>
      </draw:frame>
      <draw:frame text:anchor-type="page" text:anchor-page-number="11" draw:z-index="37" draw:style-name="gr1" draw:text-style-name="P2" svg:width="3.4776in" svg:height="0.1622in" svg:x="1.8575in" svg:y="2.178in">
        <draw:text-box>
          <text:p><text:span text:style-name="T3">double AttackerSuccessProbability(double q, int z)</text:span></text:p>
        </draw:text-box>
      </draw:frame>
      <draw:frame text:anchor-type="page" text:anchor-page-number="2" draw:z-index="36" draw:style-name="gr1" draw:text-style-name="P2" svg:width="1.1815in" svg:height="0.1622in" svg:x="2.9382in" svg:y="1.7429in">
        <draw:text-box>
          <text:p><text:span text:style-name="T3">an mahdollisen k</text:span></text:p>
        </draw:text-box>
      </draw:frame>
      <draw:frame text:anchor-type="page" text:anchor-page-number="4" draw:z-index="35" draw:style-name="gr1" draw:text-style-name="P2" svg:width="0.1016in" svg:height="0.2331in" svg:x="2.4618in" svg:y="1.6965in">
        <draw:text-box>
          <text:p><text:span text:style-name="T10">¨</text:span></text:p>
        </draw:text-box>
      </draw:frame>
      <draw:frame text:anchor-type="page" text:anchor-page-number="12" draw:z-index="34" draw:style-name="gr1" draw:text-style-name="P2" svg:width="0.513in" svg:height="0.1622in" svg:x="1.8575in" svg:y="2.2138in">
        <draw:text-box>
          <text:p><text:span text:style-name="T3">q=0.10</text:span></text:p>
        </draw:text-box>
      </draw:frame>
      <draw:frame text:anchor-type="page" text:anchor-page-number="13" draw:z-index="33" draw:style-name="gr1" draw:text-style-name="P2" svg:width="4.1142in" svg:height="0.1622in" svg:x="2.1425in" svg:y="2.0457in">
        <draw:text-box>
          <text:p><text:span text:style-name="T3">W. Dai.</text:span><text:span text:style-name="T2"> b-money</text:span><text:span text:style-name="T3">. http://www.weidai.com/bmoney.txt. 1998.</text:span></text:p>
        </draw:text-box>
      </draw:frame>
      <draw:frame text:anchor-type="page" text:anchor-page-number="3" draw:z-index="32" draw:style-name="gr1" draw:text-style-name="P2" svg:width="0.3185in" svg:height="0.1622in" svg:x="4.339in" svg:y="1.7429in">
        <draw:text-box>
          <text:p><text:span text:style-name="T3">ettei</text:span></text:p>
        </draw:text-box>
      </draw:frame>
      <draw:frame text:anchor-type="page" text:anchor-page-number="8" draw:z-index="31" draw:style-name="gr1" draw:text-style-name="P2" svg:width="0.1016in" svg:height="0.2331in" svg:x="4.8016in" svg:y="1.6965in">
        <draw:text-box>
          <text:p><text:span text:style-name="T10">¨</text:span></text:p>
        </draw:text-box>
      </draw:frame>
      <draw:frame text:anchor-type="page" text:anchor-page-number="14" draw:z-index="30" draw:style-name="gr1" draw:text-style-name="P2" svg:width="0.0713in" svg:height="0.1622in" svg:x="5.2398in" svg:y="2.052in">
        <draw:text-box>
          <text:p><text:span text:style-name="T3">¨</text:span></text:p>
        </draw:text-box>
      </draw:frame>
      <draw:frame text:anchor-type="page" text:anchor-page-number="2" draw:z-index="29" draw:style-name="gr1" draw:text-style-name="P2" svg:width="0.0713in" svg:height="0.1622in" svg:x="2.9382in" svg:y="1.7492in">
        <draw:text-box>
          <text:p><text:span text:style-name="T3">¨</text:span></text:p>
        </draw:text-box>
      </draw:frame>
      <draw:frame text:anchor-type="page" text:anchor-page-number="5" draw:z-index="28" draw:style-name="gr1" draw:text-style-name="P2" svg:width="0.7752in" svg:height="0.2331in" svg:x="2.1937in" svg:y="1.6866in">
        <draw:text-box>
          <text:p><text:span text:style-name="T10">Verkko</text:span></text:p>
        </draw:text-box>
      </draw:frame>
      <draw:frame text:anchor-type="page" text:anchor-page-number="1" draw:z-index="27" draw:style-name="gr1" draw:text-style-name="P2" svg:width="0.1213in" svg:height="0.2795in" svg:x="3.452in" svg:y="2.239in">
        <draw:text-box>
          <text:p><text:span text:style-name="T8">¨</text:span></text:p>
        </draw:text-box>
      </draw:frame>
      <draw:frame text:anchor-type="page" text:anchor-page-number="4" draw:z-index="26" draw:style-name="gr1" draw:text-style-name="P2" svg:width="0.2441in" svg:height="0.2331in" svg:x="2.1937in" svg:y="1.6866in">
        <draw:text-box>
          <text:p><text:span text:style-name="T10">Ty</text:span></text:p>
        </draw:text-box>
      </draw:frame>
      <draw:frame text:anchor-type="page" text:anchor-page-number="6" draw:z-index="25" draw:style-name="gr1" draw:text-style-name="P2" svg:width="0.0713in" svg:height="0.1622in" svg:x="4.0654in" svg:y="1.7492in">
        <draw:text-box>
          <text:p><text:span text:style-name="T3">¨</text:span></text:p>
        </draw:text-box>
      </draw:frame>
      <draw:frame text:anchor-type="page" text:anchor-page-number="7" draw:z-index="24" draw:style-name="gr1" draw:text-style-name="P2" svg:width="4.1441in" svg:height="0.2331in" svg:x="2.1937in" svg:y="1.6866in">
        <draw:text-box>
          <text:p><text:span text:style-name="T10">Yksinkertaistettu maksunvarmennus</text:span></text:p>
        </draw:text-box>
      </draw:frame>
      <draw:frame text:anchor-type="page" text:anchor-page-number="3" draw:z-index="23" draw:style-name="gr1" draw:text-style-name="P2" svg:width="1.6815in" svg:height="0.1622in" svg:x="2.822in" svg:y="1.7429in">
        <draw:text-box>
          <text:p><text:span text:style-name="T3">muodostuu tietenkin se,</text:span></text:p>
        </draw:text-box>
      </draw:frame>
      <draw:frame text:anchor-type="page" text:anchor-page-number="14" draw:z-index="22" draw:style-name="gr1" draw:text-style-name="P2" svg:width="3.885in" svg:height="0.1622in" svg:x="1.8575in" svg:y="2.0457in">
        <draw:text-box>
          <text:p><text:span text:style-name="T3">Satoshi Nakamoto yhdistelee monien eri tieteenalojen k</text:span></text:p>
        </draw:text-box>
      </draw:frame>
      <draw:frame text:anchor-type="page" text:anchor-page-number="9" draw:z-index="21" draw:style-name="gr1" draw:text-style-name="P2" svg:width="0.0713in" svg:height="0.1622in" svg:x="3.9417in" svg:y="1.7492in">
        <draw:text-box>
          <text:p><text:span text:style-name="T3">¨</text:span></text:p>
        </draw:text-box>
      </draw:frame>
      <draw:frame text:anchor-type="page" text:anchor-page-number="13" draw:z-index="20" draw:style-name="gr1" draw:text-style-name="P2" svg:width="0.1976in" svg:height="0.1622in" svg:x="1.8575in" svg:y="2.0457in">
        <draw:text-box>
          <text:p><text:span text:style-name="T3">[1]</text:span></text:p>
        </draw:text-box>
      </draw:frame>
      <draw:frame text:anchor-type="page" text:anchor-page-number="10" draw:z-index="19" draw:style-name="gr1" draw:text-style-name="P2" svg:width="3.1713in" svg:height="0.1622in" svg:x="3.7311in" svg:y="1.7429in">
        <draw:text-box>
          <text:p><text:span text:style-name="T3">kuinka kauan uuden siirron vastaanottajan on</text:span></text:p>
        </draw:text-box>
      </draw:frame>
      <draw:frame text:anchor-type="page" text:anchor-page-number="12" draw:z-index="18" draw:style-name="gr1" draw:text-style-name="P2" svg:width="0.6843in" svg:height="0.1622in" svg:x="1.8575in" svg:y="2.048in">
        <draw:text-box>
          <text:p><text:span text:style-name="T3">P &lt; 0.001</text:span></text:p>
        </draw:text-box>
      </draw:frame>
      <draw:frame text:anchor-type="page" text:anchor-page-number="11" draw:z-index="17" draw:style-name="gr1" draw:text-style-name="P2" svg:width="1.3862in" svg:height="0.1622in" svg:x="1.8575in" svg:y="2.011in">
        <draw:text-box>
          <text:p><text:span text:style-name="T3">#include &lt;math.h&gt;</text:span></text:p>
        </draw:text-box>
      </draw:frame>
      <draw:frame text:anchor-type="page" text:anchor-page-number="15" draw:z-index="16" draw:style-name="gr1" draw:text-style-name="P2" svg:width="3.2205in" svg:height="0.1622in" svg:x="2.2035in" svg:y="1.9091in">
        <draw:text-box>
          <text:p><text:span text:style-name="T3">https://fi.wikipedia.org/wiki/Poissonin_jakauma</text:span></text:p>
        </draw:text-box>
      </draw:frame>
      <draw:frame text:anchor-type="page" text:anchor-page-number="8" draw:z-index="15" draw:style-name="gr1" draw:text-style-name="P2" svg:width="2.9358in" svg:height="0.2331in" svg:x="2.1937in" svg:y="1.6866in">
        <draw:text-box>
          <text:p><text:span text:style-name="T10">Arvon jakaminen ja yhdist</text:span></text:p>
        </draw:text-box>
      </draw:frame>
      <draw:frame text:anchor-type="page" text:anchor-page-number="3" draw:z-index="14" draw:style-name="gr1" draw:text-style-name="P2" svg:width="0.8189in" svg:height="0.1622in" svg:x="2.0654in" svg:y="1.7429in">
        <draw:text-box>
          <text:p><text:span text:style-name="T3">Ongelmaksi</text:span></text:p>
        </draw:text-box>
      </draw:frame>
      <draw:frame text:anchor-type="page" text:anchor-page-number="14" draw:z-index="13" draw:style-name="gr1" draw:text-style-name="P2" svg:width="1.5732in" svg:height="0.2331in" svg:x="1.8575in" svg:y="1.6866in">
        <draw:text-box>
          <text:p><text:span text:style-name="T10">Suomentajilta</text:span></text:p>
        </draw:text-box>
      </draw:frame>
      <draw:frame text:anchor-type="page" text:anchor-page-number="4" draw:z-index="12" draw:style-name="gr1" draw:text-style-name="P2" svg:width="0.1406in" svg:height="0.2331in" svg:x="1.8575in" svg:y="1.6866in">
        <draw:text-box>
          <text:p><text:span text:style-name="T10">4</text:span></text:p>
        </draw:text-box>
      </draw:frame>
      <draw:frame text:anchor-type="page" text:anchor-page-number="13" draw:z-index="11" draw:style-name="gr1" draw:text-style-name="P2" svg:width="0.8453in" svg:height="0.2331in" svg:x="1.8575in" svg:y="1.6866in">
        <draw:text-box>
          <text:p><text:span text:style-name="T10">Viitteet</text:span></text:p>
        </draw:text-box>
      </draw:frame>
      <draw:frame text:anchor-type="page" text:anchor-page-number="12" draw:z-index="10" draw:style-name="gr1" draw:text-style-name="P2" svg:width="2.1614in" svg:height="0.1622in" svg:x="1.8575in" svg:y="1.7429in">
        <draw:text-box>
          <text:p><text:span text:style-name="T3">Ratkaistaan P-arvo alle 0,1 %...</text:span></text:p>
        </draw:text-box>
      </draw:frame>
      <draw:frame text:anchor-type="page" text:anchor-page-number="15" draw:z-index="9" draw:style-name="gr1" draw:text-style-name="P2" svg:width="2.8516in" svg:height="0.1622in" svg:x="1.8575in" svg:y="1.7429in">
        <draw:text-box>
          <text:p><text:span text:style-name="T1">Poissonin jakauma</text:span><text:span text:style-name="T3"> Poisson distribution</text:span></text:p>
        </draw:text-box>
      </draw:frame>
      <draw:frame text:anchor-type="page" text:anchor-page-number="2" draw:z-index="8" draw:style-name="gr1" draw:text-style-name="P2" svg:width="1.2331in" svg:height="0.1622in" svg:x="1.8575in" svg:y="1.7429in">
        <draw:text-box>
          <text:p><text:span text:style-name="T3">rajoittaa pienimm</text:span></text:p>
        </draw:text-box>
      </draw:frame>
      <draw:frame text:anchor-type="page" text:anchor-page-number="6" draw:z-index="7" draw:style-name="gr1" draw:text-style-name="P2" svg:width="2.2921in" svg:height="0.1622in" svg:x="2.0654in" svg:y="1.7429in">
        <draw:text-box>
          <text:p><text:span text:style-name="T3">Kannustin voi osaltaan auttaa pit</text:span></text:p>
        </draw:text-box>
      </draw:frame>
      <draw:frame text:anchor-type="page" text:anchor-page-number="11" draw:z-index="6" draw:style-name="gr1" draw:text-style-name="P2" svg:width="1.6303in" svg:height="0.1622in" svg:x="1.8575in" svg:y="1.7429in">
        <draw:text-box>
          <text:p><text:span text:style-name="T3">Muutetaan C-koodiksi...</text:span></text:p>
        </draw:text-box>
      </draw:frame>
      <draw:frame text:anchor-type="page" text:anchor-page-number="1" draw:z-index="5" draw:style-name="gr1" draw:text-style-name="P2" svg:width="1.1287in" svg:height="0.2795in" svg:x="2.5083in" svg:y="2.2307in">
        <draw:text-box>
          <text:p><text:span text:style-name="T8">Bitcoin: S</text:span></text:p>
        </draw:text-box>
      </draw:frame>
      <draw:frame text:anchor-type="page" text:anchor-page-number="7" draw:z-index="4" draw:style-name="gr1" draw:text-style-name="P2" svg:width="0.1406in" svg:height="0.2331in" svg:x="1.8575in" svg:y="1.6866in">
        <draw:text-box>
          <text:p><text:span text:style-name="T10">8</text:span></text:p>
        </draw:text-box>
      </draw:frame>
      <draw:frame text:anchor-type="page" text:anchor-page-number="10" draw:z-index="3" draw:style-name="gr1" draw:text-style-name="P2" svg:width="1.828in" svg:height="0.1622in" svg:x="2.0654in" svg:y="1.7429in">
        <draw:text-box>
          <text:p><text:span text:style-name="T3">Tarkastellaan seuraavaksi,</text:span></text:p>
        </draw:text-box>
      </draw:frame>
      <draw:frame text:anchor-type="page" text:anchor-page-number="8" draw:z-index="2" draw:style-name="gr1" draw:text-style-name="P2" svg:width="0.1406in" svg:height="0.2331in" svg:x="1.8575in" svg:y="1.6866in">
        <draw:text-box>
          <text:p><text:span text:style-name="T10">9</text:span></text:p>
        </draw:text-box>
      </draw:frame>
      <draw:frame text:anchor-type="page" text:anchor-page-number="9" draw:z-index="1" draw:style-name="gr1" draw:text-style-name="P2" svg:width="2.1803in" svg:height="0.1622in" svg:x="2.0654in" svg:y="1.7429in">
        <draw:text-box>
          <text:p><text:span text:style-name="T3">Jokaisessa transaktiossa tulisi k</text:span></text:p>
        </draw:text-box>
      </draw:frame>
      <draw:frame text:anchor-type="page" text:anchor-page-number="5" draw:z-index="0" draw:style-name="gr1" draw:text-style-name="P2" svg:width="0.1406in" svg:height="0.2331in" svg:x="1.8575in" svg:y="1.6866in">
        <draw:text-box>
          <text:p><text:span text:style-name="T10">5</text:span></text:p>
        </draw:text-box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mputer Modern" svg:font-family="'Computer Modern'"/>
    <style:font-face style:name="DejaVuSans" svg:font-family="DejaVuSans"/>
    <style:font-face style:name="DejaVu Sans1" svg:font-family="'DejaVu Sans'" style:font-family-generic="swiss"/>
    <style:font-face style:name="Computer Modern1" svg:font-family="'Computer Modern'" style:font-pitch="variable"/>
    <style:font-face style:name="DejaVuSans1" svg:font-family="DejaVuSans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stroke-dash draw:name="stroke-dash102" draw:style="rect" draw:dots1="2" draw:dots1-length="0.0217in" draw:distance="0.0217in"/>
    <draw:stroke-dash draw:name="stroke-dash111" draw:style="rect" draw:dots1="2" draw:dots1-length="0.0161in" draw:distance="0.0161in"/>
    <draw:stroke-dash draw:name="stroke-dash114" draw:style="rect" draw:dots1="2" draw:dots1-length="0.0165in" draw:distance="0.0165in"/>
    <draw:stroke-dash draw:name="stroke-dash31" draw:style="rect" draw:dots1="2" draw:dots1-length="0.0142in" draw:distance="0.0142in"/>
    <draw:stroke-dash draw:name="stroke-dash86" draw:style="rect" draw:dots1="2" draw:dots1-length="0.0177in" draw:distance="0.0177in"/>
    <draw:stroke-dash draw:name="stroke-dash89" draw:style="rect" draw:dots1="2" draw:dots1-length="0.0181in" draw:distance="0.0181in"/>
    <draw:stroke-dash draw:name="stroke-dash94" draw:style="rect" draw:dots1="2" draw:dots1-length="0.0189in" draw:distance="0.0189in"/>
    <draw:stroke-dash draw:name="stroke-dash97" draw:style="rect" draw:dots1="2" draw:dots1-length="0.0209in" draw:distance="0.0209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-page3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document-statistic meta:table-count="0" meta:image-count="0" meta:object-count="0" meta:page-count="15" meta:paragraph-count="0" meta:word-count="0" meta:character-count="0" meta:non-whitespace-character-count="0"/>
    <meta:generator>LibreOffice/6.3.4.2$Linux_X86_64 LibreOffice_project/60da17e045e08f1793c57c00ba83cdfce946d0aa</meta:generator>
  </office:meta>
</office:document-meta>
</file>